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38.86pt"/>
    </style:style>
    <style:style style:name="co4" style:family="table-column">
      <style:table-column-properties fo:break-before="auto" style:column-width="51.19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56.61pt"/>
    </style:style>
    <style:style style:name="co8" style:family="table-column">
      <style:table-column-properties fo:break-before="auto" style:column-width="40.3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3.56pt"/>
    </style:style>
    <style:style style:name="co11" style:family="table-column">
      <style:table-column-properties fo:break-before="auto" style:column-width="48.84pt"/>
    </style:style>
    <style:style style:name="co12" style:family="table-column">
      <style:table-column-properties fo:break-before="auto" style:column-width="74.35pt"/>
    </style:style>
    <style:style style:name="co13" style:family="table-column">
      <style:table-column-properties fo:break-before="auto" style:column-width="45.81pt"/>
    </style:style>
    <style:style style:name="co14" style:family="table-column">
      <style:table-column-properties fo:break-before="auto" style:column-width="59.64pt"/>
    </style:style>
    <style:style style:name="co15" style:family="table-column">
      <style:table-column-properties fo:break-before="auto" style:column-width="65.11pt"/>
    </style:style>
    <style:style style:name="co16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2">
      <style:text-properties fo:font-weight="bold" style:font-weight-asian="bold" style:font-weight-complex="bold"/>
    </style:style>
    <style:style style:name="ce5" style:family="table-cell" style:parent-style-name="Default" style:data-style-name="N122"/>
  </office:automatic-styles>
  <office:body>
    <office:spreadsheet>
      <table:calculation-settings table:automatic-find-labels="false"/>
      <table:table table:name="fits.as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group</text:p>
          </table:table-cell>
          <table:table-cell table:style-name="ce4" office:value-type="string" calcext:value-type="string">
            <text:p>rhop0</text:p>
          </table:table-cell>
          <table:table-cell table:style-name="ce4" office:value-type="string" calcext:value-type="string">
            <text:p>etap</text:p>
          </table:table-cell>
          <table:table-cell table:style-name="ce4" office:value-type="string" calcext:value-type="string">
            <text:p>etap.hat</text:p>
          </table:table-cell>
          <table:table-cell table:style-name="ce4" office:value-type="string" calcext:value-type="string">
            <text:p>gammap</text:p>
          </table:table-cell>
          <table:table-cell table:style-name="ce4" office:value-type="string" calcext:value-type="string">
            <text:p>kappa</text:p>
          </table:table-cell>
          <table:table-cell table:style-name="ce4" office:value-type="string" calcext:value-type="string">
            <text:p>logFCinf</text:p>
          </table:table-cell>
          <table:table-cell table:style-name="ce4" office:value-type="string" calcext:value-type="string">
            <text:p>R2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AT5G51440</text:p>
          </table:table-cell>
          <table:table-cell office:value-type="string" calcext:value-type="string">
            <text:p>HSP23.5</text:p>
          </table:table-cell>
          <table:table-cell office:value-type="string" calcext:value-type="string">
            <text:p>L</text:p>
          </table:table-cell>
          <table:table-cell office:value-type="float" office:value="32.9514929394178" calcext:value-type="float">
            <text:p>32.9515</text:p>
          </table:table-cell>
          <table:table-cell office:value-type="float" office:value="-4.3172246437615" calcext:value-type="float">
            <text:p>-4.3172</text:p>
          </table:table-cell>
          <table:table-cell office:value-type="float" office:value="-0.131017573367581" calcext:value-type="float">
            <text:p>-0.1310</text:p>
          </table:table-cell>
          <table:table-cell office:value-type="float" office:value="4.99999106450538" calcext:value-type="float">
            <text:p>5.0000</text:p>
          </table:table-cell>
          <table:table-cell office:value-type="float" office:value="-32.7543933418953" calcext:value-type="float">
            <text:p>-32.7544</text:p>
          </table:table-cell>
          <table:table-cell office:value-type="float" office:value="-1.53570411156409" calcext:value-type="float">
            <text:p>-1.5357</text:p>
          </table:table-cell>
          <table:table-cell office:value-type="float" office:value="0.814752227800595" calcext:value-type="float">
            <text:p>0.814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9430</text:p>
          </table:table-cell>
          <table:table-cell office:value-type="string" calcext:value-type="string">
            <text:p>L</text:p>
          </table:table-cell>
          <table:table-cell office:value-type="float" office:value="44.0749963361212" calcext:value-type="float">
            <text:p>44.0750</text:p>
          </table:table-cell>
          <table:table-cell office:value-type="float" office:value="-5.48753924845411" calcext:value-type="float">
            <text:p>-5.4875</text:p>
          </table:table-cell>
          <table:table-cell office:value-type="float" office:value="-0.124504587739622" calcext:value-type="float">
            <text:p>-0.1245</text:p>
          </table:table-cell>
          <table:table-cell office:value-type="float" office:value="4.99998689097072" calcext:value-type="float">
            <text:p>5.0000</text:p>
          </table:table-cell>
          <table:table-cell office:value-type="float" office:value="-31.1261469349054" calcext:value-type="float">
            <text:p>-31.1261</text:p>
          </table:table-cell>
          <table:table-cell office:value-type="float" office:value="-1.40554535608647" calcext:value-type="float">
            <text:p>-1.4055</text:p>
          </table:table-cell>
          <table:table-cell office:value-type="float" office:value="0.838528530438306" calcext:value-type="float">
            <text:p>0.83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3470</text:p>
          </table:table-cell>
          <table:table-cell office:value-type="string" calcext:value-type="string">
            <text:p>CPN60B2</text:p>
          </table:table-cell>
          <table:table-cell office:value-type="string" calcext:value-type="string">
            <text:p>L</text:p>
          </table:table-cell>
          <table:table-cell office:value-type="float" office:value="155.158563725569" calcext:value-type="float">
            <text:p>155.1586</text:p>
          </table:table-cell>
          <table:table-cell office:value-type="float" office:value="-14.9511865725005" calcext:value-type="float">
            <text:p>-14.9512</text:p>
          </table:table-cell>
          <table:table-cell office:value-type="float" office:value="-0.0963606920140406" calcext:value-type="float">
            <text:p>-0.0964</text:p>
          </table:table-cell>
          <table:table-cell office:value-type="float" office:value="4.99999588462534" calcext:value-type="float">
            <text:p>5.0000</text:p>
          </table:table-cell>
          <table:table-cell office:value-type="float" office:value="-24.0901730035101" calcext:value-type="float">
            <text:p>-24.0902</text:p>
          </table:table-cell>
          <table:table-cell office:value-type="float" office:value="-0.948429816464973" calcext:value-type="float">
            <text:p>-0.9484</text:p>
          </table:table-cell>
          <table:table-cell office:value-type="float" office:value="0.855639264359689" calcext:value-type="float">
            <text:p>0.855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0480</text:p>
          </table:table-cell>
          <table:table-cell office:value-type="string" calcext:value-type="string">
            <text:p>L</text:p>
          </table:table-cell>
          <table:table-cell office:value-type="float" office:value="1.67235076629947" calcext:value-type="float">
            <text:p>1.6724</text:p>
          </table:table-cell>
          <table:table-cell office:value-type="float" office:value="-0.157952969613983" calcext:value-type="float">
            <text:p>-0.1580</text:p>
          </table:table-cell>
          <table:table-cell office:value-type="float" office:value="-0.0944496649847552" calcext:value-type="float">
            <text:p>-0.0944</text:p>
          </table:table-cell>
          <table:table-cell office:value-type="float" office:value="4.99998668117411" calcext:value-type="float">
            <text:p>5.0000</text:p>
          </table:table-cell>
          <table:table-cell office:value-type="float" office:value="-23.6124162461888" calcext:value-type="float">
            <text:p>-23.6124</text:p>
          </table:table-cell>
          <table:table-cell office:value-type="float" office:value="-0.922072281062174" calcext:value-type="float">
            <text:p>-0.9221</text:p>
          </table:table-cell>
          <table:table-cell office:value-type="float" office:value="0.846967670713532" calcext:value-type="float">
            <text:p>0.847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4240</text:p>
          </table:table-cell>
          <table:table-cell office:value-type="string" calcext:value-type="string">
            <text:p>L</text:p>
          </table:table-cell>
          <table:table-cell office:value-type="float" office:value="35.127634921383" calcext:value-type="float">
            <text:p>35.1276</text:p>
          </table:table-cell>
          <table:table-cell office:value-type="float" office:value="-3.24386843325265" calcext:value-type="float">
            <text:p>-3.2439</text:p>
          </table:table-cell>
          <table:table-cell office:value-type="float" office:value="-0.0923451988872164" calcext:value-type="float">
            <text:p>-0.0923</text:p>
          </table:table-cell>
          <table:table-cell office:value-type="float" office:value="4.99999651954007" calcext:value-type="float">
            <text:p>5.0000</text:p>
          </table:table-cell>
          <table:table-cell office:value-type="float" office:value="-23.0862997218041" calcext:value-type="float">
            <text:p>-23.0863</text:p>
          </table:table-cell>
          <table:table-cell office:value-type="float" office:value="-0.893588200200669" calcext:value-type="float">
            <text:p>-0.8936</text:p>
          </table:table-cell>
          <table:table-cell office:value-type="float" office:value="0.901791388932169" calcext:value-type="float">
            <text:p>0.90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52190</text:p>
          </table:table-cell>
          <table:table-cell office:value-type="string" calcext:value-type="string">
            <text:p>NPF1.2</text:p>
          </table:table-cell>
          <table:table-cell office:value-type="string" calcext:value-type="string">
            <text:p>L</text:p>
          </table:table-cell>
          <table:table-cell office:value-type="float" office:value="41.2703036923161" calcext:value-type="float">
            <text:p>41.2703</text:p>
          </table:table-cell>
          <table:table-cell office:value-type="float" office:value="-3.02370304764526" calcext:value-type="float">
            <text:p>-3.0237</text:p>
          </table:table-cell>
          <table:table-cell office:value-type="float" office:value="-0.0732658298370657" calcext:value-type="float">
            <text:p>-0.0733</text:p>
          </table:table-cell>
          <table:table-cell office:value-type="float" office:value="4.99999217605907" calcext:value-type="float">
            <text:p>5.0000</text:p>
          </table:table-cell>
          <table:table-cell office:value-type="float" office:value="-18.3164574592664" calcext:value-type="float">
            <text:p>-18.3165</text:p>
          </table:table-cell>
          <table:table-cell office:value-type="float" office:value="-0.658195747628538" calcext:value-type="float">
            <text:p>-0.6582</text:p>
          </table:table-cell>
          <table:table-cell office:value-type="float" office:value="0.804793134796273" calcext:value-type="float">
            <text:p>0.804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46920</text:p>
          </table:table-cell>
          <table:table-cell office:value-type="string" calcext:value-type="string">
            <text:p>L</text:p>
          </table:table-cell>
          <table:table-cell office:value-type="float" office:value="1.35154419408011" calcext:value-type="float">
            <text:p>1.3515</text:p>
          </table:table-cell>
          <table:table-cell office:value-type="float" office:value="-0.0960763424460038" calcext:value-type="float">
            <text:p>-0.0961</text:p>
          </table:table-cell>
          <table:table-cell office:value-type="float" office:value="-0.0710863491307403" calcext:value-type="float">
            <text:p>-0.0711</text:p>
          </table:table-cell>
          <table:table-cell office:value-type="float" office:value="4.99999946019985" calcext:value-type="float">
            <text:p>5.0000</text:p>
          </table:table-cell>
          <table:table-cell office:value-type="float" office:value="-17.7715872826851" calcext:value-type="float">
            <text:p>-17.7716</text:p>
          </table:table-cell>
          <table:table-cell office:value-type="float" office:value="-0.633595044850771" calcext:value-type="float">
            <text:p>-0.6336</text:p>
          </table:table-cell>
          <table:table-cell office:value-type="float" office:value="0.913541884632821" calcext:value-type="float">
            <text:p>0.91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5660</text:p>
          </table:table-cell>
          <table:table-cell office:value-type="string" calcext:value-type="string">
            <text:p>ATNFXL2</text:p>
          </table:table-cell>
          <table:table-cell office:value-type="string" calcext:value-type="string">
            <text:p>L</text:p>
          </table:table-cell>
          <table:table-cell office:value-type="float" office:value="9.77373662179461" calcext:value-type="float">
            <text:p>9.7737</text:p>
          </table:table-cell>
          <table:table-cell office:value-type="float" office:value="-0.648752550579844" calcext:value-type="float">
            <text:p>-0.6488</text:p>
          </table:table-cell>
          <table:table-cell office:value-type="float" office:value="-0.0663771263421587" calcext:value-type="float">
            <text:p>-0.0664</text:p>
          </table:table-cell>
          <table:table-cell office:value-type="float" office:value="4.99998694855638" calcext:value-type="float">
            <text:p>5.0000</text:p>
          </table:table-cell>
          <table:table-cell office:value-type="float" office:value="-16.5942815855397" calcext:value-type="float">
            <text:p>-16.5943</text:p>
          </table:table-cell>
          <table:table-cell office:value-type="float" office:value="-0.581834880183915" calcext:value-type="float">
            <text:p>-0.5818</text:p>
          </table:table-cell>
          <table:table-cell office:value-type="float" office:value="0.813635269580936" calcext:value-type="float">
            <text:p>0.81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1910</text:p>
          </table:table-cell>
          <table:table-cell office:value-type="string" calcext:value-type="string">
            <text:p>BON1</text:p>
          </table:table-cell>
          <table:table-cell office:value-type="string" calcext:value-type="string">
            <text:p>L</text:p>
          </table:table-cell>
          <table:table-cell office:value-type="float" office:value="3.87545917305783" calcext:value-type="float">
            <text:p>3.8755</text:p>
          </table:table-cell>
          <table:table-cell office:value-type="float" office:value="-0.172645668150764" calcext:value-type="float">
            <text:p>-0.1726</text:p>
          </table:table-cell>
          <table:table-cell office:value-type="float" office:value="-0.0445484419887574" calcext:value-type="float">
            <text:p>-0.0445</text:p>
          </table:table-cell>
          <table:table-cell office:value-type="float" office:value="1.81507940663055" calcext:value-type="float">
            <text:p>1.8151</text:p>
          </table:table-cell>
          <table:table-cell office:value-type="float" office:value="-11.1371104971893" calcext:value-type="float">
            <text:p>-11.1371</text:p>
          </table:table-cell>
          <table:table-cell office:value-type="float" office:value="-1.37178841682468" calcext:value-type="float">
            <text:p>-1.3718</text:p>
          </table:table-cell>
          <table:table-cell office:value-type="float" office:value="0.81109219226375" calcext:value-type="float">
            <text:p>0.81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8920</text:p>
          </table:table-cell>
          <table:table-cell office:value-type="string" calcext:value-type="string">
            <text:p>AVPL1</text:p>
          </table:table-cell>
          <table:table-cell office:value-type="string" calcext:value-type="string">
            <text:p>L</text:p>
          </table:table-cell>
          <table:table-cell office:value-type="float" office:value="16.8748865188601" calcext:value-type="float">
            <text:p>16.8749</text:p>
          </table:table-cell>
          <table:table-cell office:value-type="float" office:value="-0.536184693877319" calcext:value-type="float">
            <text:p>-0.5362</text:p>
          </table:table-cell>
          <table:table-cell office:value-type="float" office:value="-0.031774121460198" calcext:value-type="float">
            <text:p>-0.0318</text:p>
          </table:table-cell>
          <table:table-cell office:value-type="float" office:value="2.06785403572307" calcext:value-type="float">
            <text:p>2.0679</text:p>
          </table:table-cell>
          <table:table-cell office:value-type="float" office:value="-7.94353036504949" calcext:value-type="float">
            <text:p>-7.9435</text:p>
          </table:table-cell>
          <table:table-cell office:value-type="float" office:value="-0.699334261684454" calcext:value-type="float">
            <text:p>-0.6993</text:p>
          </table:table-cell>
          <table:table-cell office:value-type="float" office:value="0.872603796096733" calcext:value-type="float">
            <text:p>0.872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1490</text:p>
          </table:table-cell>
          <table:table-cell office:value-type="string" calcext:value-type="string">
            <text:p>L</text:p>
          </table:table-cell>
          <table:table-cell office:value-type="float" office:value="8.48517757507978" calcext:value-type="float">
            <text:p>8.4852</text:p>
          </table:table-cell>
          <table:table-cell office:value-type="float" office:value="-0.201283904898934" calcext:value-type="float">
            <text:p>-0.2013</text:p>
          </table:table-cell>
          <table:table-cell office:value-type="float" office:value="-0.0237218258684517" calcext:value-type="float">
            <text:p>-0.0237</text:p>
          </table:table-cell>
          <table:table-cell office:value-type="float" office:value="1.26725551264483" calcext:value-type="float">
            <text:p>1.2673</text:p>
          </table:table-cell>
          <table:table-cell office:value-type="float" office:value="-5.93045646711292" calcext:value-type="float">
            <text:p>-5.9305</text:p>
          </table:table-cell>
          <table:table-cell office:value-type="float" office:value="-0.910437795741609" calcext:value-type="float">
            <text:p>-0.9104</text:p>
          </table:table-cell>
          <table:table-cell office:value-type="float" office:value="0.805119326335579" calcext:value-type="float">
            <text:p>0.80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0950</text:p>
          </table:table-cell>
          <table:table-cell office:value-type="string" calcext:value-type="string">
            <text:p>PFP-ALPHA1</text:p>
          </table:table-cell>
          <table:table-cell office:value-type="string" calcext:value-type="string">
            <text:p>E</text:p>
          </table:table-cell>
          <table:table-cell office:value-type="float" office:value="22.6646415388965" calcext:value-type="float">
            <text:p>22.6646</text:p>
          </table:table-cell>
          <table:table-cell office:value-type="float" office:value="0.466631050187354" calcext:value-type="float">
            <text:p>0.4666</text:p>
          </table:table-cell>
          <table:table-cell office:value-type="float" office:value="0.0205885034354739" calcext:value-type="float">
            <text:p>0.0206</text:p>
          </table:table-cell>
          <table:table-cell office:value-type="float" office:value="0.450100283556452" calcext:value-type="float">
            <text:p>0.4501</text:p>
          </table:table-cell>
          <table:table-cell office:value-type="float" office:value="5.14712585886847" calcext:value-type="float">
            <text:p>5.1471</text:p>
          </table:table-cell>
          <table:table-cell office:value-type="float" office:value="1.10000267758299" calcext:value-type="float">
            <text:p>1.1000</text:p>
          </table:table-cell>
          <table:table-cell office:value-type="float" office:value="0.856053914066656" calcext:value-type="float">
            <text:p>0.856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2240</text:p>
          </table:table-cell>
          <table:table-cell office:value-type="string" calcext:value-type="string">
            <text:p>E</text:p>
          </table:table-cell>
          <table:table-cell office:value-type="float" office:value="58.4995575978131" calcext:value-type="float">
            <text:p>58.4996</text:p>
          </table:table-cell>
          <table:table-cell office:value-type="float" office:value="1.8288371069498" calcext:value-type="float">
            <text:p>1.8288</text:p>
          </table:table-cell>
          <table:table-cell office:value-type="float" office:value="0.0312624091881708" calcext:value-type="float">
            <text:p>0.0313</text:p>
          </table:table-cell>
          <table:table-cell office:value-type="float" office:value="1.01397276169272" calcext:value-type="float">
            <text:p>1.0140</text:p>
          </table:table-cell>
          <table:table-cell office:value-type="float" office:value="7.8156022970427" calcext:value-type="float">
            <text:p>7.8156</text:p>
          </table:table-cell>
          <table:table-cell office:value-type="float" office:value="0.824393263738684" calcext:value-type="float">
            <text:p>0.8244</text:p>
          </table:table-cell>
          <table:table-cell office:value-type="float" office:value="0.904976574747457" calcext:value-type="float">
            <text:p>0.905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8680</text:p>
          </table:table-cell>
          <table:table-cell office:value-type="string" calcext:value-type="string">
            <text:p>E</text:p>
          </table:table-cell>
          <table:table-cell office:value-type="float" office:value="11.9497171993525" calcext:value-type="float">
            <text:p>11.9497</text:p>
          </table:table-cell>
          <table:table-cell office:value-type="float" office:value="0.375858662834533" calcext:value-type="float">
            <text:p>0.3759</text:p>
          </table:table-cell>
          <table:table-cell office:value-type="float" office:value="0.0314533521224167" calcext:value-type="float">
            <text:p>0.0315</text:p>
          </table:table-cell>
          <table:table-cell office:value-type="float" office:value="1.84234930496335" calcext:value-type="float">
            <text:p>1.8423</text:p>
          </table:table-cell>
          <table:table-cell office:value-type="float" office:value="7.86333803060417" calcext:value-type="float">
            <text:p>7.8633</text:p>
          </table:table-cell>
          <table:table-cell office:value-type="float" office:value="0.512793614384444" calcext:value-type="float">
            <text:p>0.5128</text:p>
          </table:table-cell>
          <table:table-cell office:value-type="float" office:value="0.883601006123545" calcext:value-type="float">
            <text:p>0.8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6230</text:p>
          </table:table-cell>
          <table:table-cell office:value-type="string" calcext:value-type="string">
            <text:p>TBL9</text:p>
          </table:table-cell>
          <table:table-cell office:value-type="string" calcext:value-type="string">
            <text:p>L</text:p>
          </table:table-cell>
          <table:table-cell office:value-type="float" office:value="2.69294539930195" calcext:value-type="float">
            <text:p>2.6929</text:p>
          </table:table-cell>
          <table:table-cell office:value-type="float" office:value="0.102348710887578" calcext:value-type="float">
            <text:p>0.1023</text:p>
          </table:table-cell>
          <table:table-cell office:value-type="float" office:value="0.0380062332173941" calcext:value-type="float">
            <text:p>0.0380</text:p>
          </table:table-cell>
          <table:table-cell office:value-type="float" office:value="1.02469838758756" calcext:value-type="float">
            <text:p>1.0247</text:p>
          </table:table-cell>
          <table:table-cell office:value-type="float" office:value="9.50155830434852" calcext:value-type="float">
            <text:p>9.5016</text:p>
          </table:table-cell>
          <table:table-cell office:value-type="float" office:value="0.946546833188776" calcext:value-type="float">
            <text:p>0.9465</text:p>
          </table:table-cell>
          <table:table-cell office:value-type="float" office:value="0.85079525325934" calcext:value-type="float">
            <text:p>0.850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7330</text:p>
          </table:table-cell>
          <table:table-cell office:value-type="string" calcext:value-type="string">
            <text:p>L</text:p>
          </table:table-cell>
          <table:table-cell office:value-type="float" office:value="2.98035694375232" calcext:value-type="float">
            <text:p>2.9804</text:p>
          </table:table-cell>
          <table:table-cell office:value-type="float" office:value="0.113705399089738" calcext:value-type="float">
            <text:p>0.1137</text:p>
          </table:table-cell>
          <table:table-cell office:value-type="float" office:value="0.0381516044003042" calcext:value-type="float">
            <text:p>0.0382</text:p>
          </table:table-cell>
          <table:table-cell office:value-type="float" office:value="0.262812028018237" calcext:value-type="float">
            <text:p>0.2628</text:p>
          </table:table-cell>
          <table:table-cell office:value-type="float" office:value="9.53790110007605" calcext:value-type="float">
            <text:p>9.5379</text:p>
          </table:table-cell>
          <table:table-cell office:value-type="float" office:value="2.21075423512091" calcext:value-type="float">
            <text:p>2.2108</text:p>
          </table:table-cell>
          <table:table-cell office:value-type="float" office:value="0.807369952191846" calcext:value-type="float">
            <text:p>0.80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5600</text:p>
          </table:table-cell>
          <table:table-cell office:value-type="string" calcext:value-type="string">
            <text:p>TAF14B</text:p>
          </table:table-cell>
          <table:table-cell office:value-type="string" calcext:value-type="string">
            <text:p>E</text:p>
          </table:table-cell>
          <table:table-cell office:value-type="float" office:value="8.23262545653962" calcext:value-type="float">
            <text:p>8.2326</text:p>
          </table:table-cell>
          <table:table-cell office:value-type="float" office:value="0.371753805315109" calcext:value-type="float">
            <text:p>0.3718</text:p>
          </table:table-cell>
          <table:table-cell office:value-type="float" office:value="0.0451561664353144" calcext:value-type="float">
            <text:p>0.0452</text:p>
          </table:table-cell>
          <table:table-cell office:value-type="float" office:value="1.16818329293058" calcext:value-type="float">
            <text:p>1.1682</text:p>
          </table:table-cell>
          <table:table-cell office:value-type="float" office:value="11.2890416088286" calcext:value-type="float">
            <text:p>11.2890</text:p>
          </table:table-cell>
          <table:table-cell office:value-type="float" office:value="0.975539126510909" calcext:value-type="float">
            <text:p>0.9755</text:p>
          </table:table-cell>
          <table:table-cell office:value-type="float" office:value="0.815125292005895" calcext:value-type="float">
            <text:p>0.81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6310</text:p>
          </table:table-cell>
          <table:table-cell office:value-type="string" calcext:value-type="string">
            <text:p>PCMP-E13</text:p>
          </table:table-cell>
          <table:table-cell office:value-type="string" calcext:value-type="string">
            <text:p>E</text:p>
          </table:table-cell>
          <table:table-cell office:value-type="float" office:value="1.02380105047945" calcext:value-type="float">
            <text:p>1.0238</text:p>
          </table:table-cell>
          <table:table-cell office:value-type="float" office:value="0.0476278803675091" calcext:value-type="float">
            <text:p>0.0476</text:p>
          </table:table-cell>
          <table:table-cell office:value-type="float" office:value="0.0465206402603368" calcext:value-type="float">
            <text:p>0.0465</text:p>
          </table:table-cell>
          <table:table-cell office:value-type="float" office:value="1.18644282276652" calcext:value-type="float">
            <text:p>1.1864</text:p>
          </table:table-cell>
          <table:table-cell office:value-type="float" office:value="11.6301600650842" calcext:value-type="float">
            <text:p>11.6302</text:p>
          </table:table-cell>
          <table:table-cell office:value-type="float" office:value="0.985685911276593" calcext:value-type="float">
            <text:p>0.9857</text:p>
          </table:table-cell>
          <table:table-cell office:value-type="float" office:value="0.812570222092047" calcext:value-type="float">
            <text:p>0.81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9210</text:p>
          </table:table-cell>
          <table:table-cell office:value-type="string" calcext:value-type="string">
            <text:p>PAB2</text:p>
          </table:table-cell>
          <table:table-cell office:value-type="string" calcext:value-type="string">
            <text:p>E</text:p>
          </table:table-cell>
          <table:table-cell office:value-type="float" office:value="28.2191803993108" calcext:value-type="float">
            <text:p>28.2192</text:p>
          </table:table-cell>
          <table:table-cell office:value-type="float" office:value="1.45859823188193" calcext:value-type="float">
            <text:p>1.4586</text:p>
          </table:table-cell>
          <table:table-cell office:value-type="float" office:value="0.0516881855263787" calcext:value-type="float">
            <text:p>0.0517</text:p>
          </table:table-cell>
          <table:table-cell office:value-type="float" office:value="2.66009641194736" calcext:value-type="float">
            <text:p>2.6601</text:p>
          </table:table-cell>
          <table:table-cell office:value-type="float" office:value="12.9220463815947" calcext:value-type="float">
            <text:p>12.9220</text:p>
          </table:table-cell>
          <table:table-cell office:value-type="float" office:value="0.57121430701223" calcext:value-type="float">
            <text:p>0.5712</text:p>
          </table:table-cell>
          <table:table-cell office:value-type="float" office:value="0.836993475042743" calcext:value-type="float">
            <text:p>0.83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2560</text:p>
          </table:table-cell>
          <table:table-cell office:value-type="string" calcext:value-type="string">
            <text:p>UEV1D</text:p>
          </table:table-cell>
          <table:table-cell office:value-type="string" calcext:value-type="string">
            <text:p>E</text:p>
          </table:table-cell>
          <table:table-cell office:value-type="float" office:value="73.6545774796718" calcext:value-type="float">
            <text:p>73.6546</text:p>
          </table:table-cell>
          <table:table-cell office:value-type="float" office:value="4.37777219539117" calcext:value-type="float">
            <text:p>4.3778</text:p>
          </table:table-cell>
          <table:table-cell office:value-type="float" office:value="0.0594365258099458" calcext:value-type="float">
            <text:p>0.0594</text:p>
          </table:table-cell>
          <table:table-cell office:value-type="float" office:value="2.87576870871278" calcext:value-type="float">
            <text:p>2.8758</text:p>
          </table:table-cell>
          <table:table-cell office:value-type="float" office:value="14.8591314524864" calcext:value-type="float">
            <text:p>14.8591</text:p>
          </table:table-cell>
          <table:table-cell office:value-type="float" office:value="0.600936894110784" calcext:value-type="float">
            <text:p>0.6009</text:p>
          </table:table-cell>
          <table:table-cell office:value-type="float" office:value="0.815459805369717" calcext:value-type="float">
            <text:p>0.815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2330</text:p>
          </table:table-cell>
          <table:table-cell office:value-type="string" calcext:value-type="string">
            <text:p>L</text:p>
          </table:table-cell>
          <table:table-cell office:value-type="float" office:value="3.10389775209874" calcext:value-type="float">
            <text:p>3.1039</text:p>
          </table:table-cell>
          <table:table-cell office:value-type="float" office:value="0.184620630326496" calcext:value-type="float">
            <text:p>0.1846</text:p>
          </table:table-cell>
          <table:table-cell office:value-type="float" office:value="0.0594802551732454" calcext:value-type="float">
            <text:p>0.0595</text:p>
          </table:table-cell>
          <table:table-cell office:value-type="float" office:value="3.16083572922722" calcext:value-type="float">
            <text:p>3.1608</text:p>
          </table:table-cell>
          <table:table-cell office:value-type="float" office:value="14.8700637933113" calcext:value-type="float">
            <text:p>14.8701</text:p>
          </table:table-cell>
          <table:table-cell office:value-type="float" office:value="0.556255000553947" calcext:value-type="float">
            <text:p>0.5563</text:p>
          </table:table-cell>
          <table:table-cell office:value-type="float" office:value="0.896172879392522" calcext:value-type="float">
            <text:p>0.89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1880</text:p>
          </table:table-cell>
          <table:table-cell office:value-type="string" calcext:value-type="string">
            <text:p>GK-1</text:p>
          </table:table-cell>
          <table:table-cell office:value-type="string" calcext:value-type="string">
            <text:p>L</text:p>
          </table:table-cell>
          <table:table-cell office:value-type="float" office:value="2.91547772485676" calcext:value-type="float">
            <text:p>2.9155</text:p>
          </table:table-cell>
          <table:table-cell office:value-type="float" office:value="0.180632175063863" calcext:value-type="float">
            <text:p>0.1806</text:p>
          </table:table-cell>
          <table:table-cell office:value-type="float" office:value="0.0619562871373808" calcext:value-type="float">
            <text:p>0.0620</text:p>
          </table:table-cell>
          <table:table-cell office:value-type="float" office:value="1.32802339762038" calcext:value-type="float">
            <text:p>1.3280</text:p>
          </table:table-cell>
          <table:table-cell office:value-type="float" office:value="15.4890717843452" calcext:value-type="float">
            <text:p>15.4891</text:p>
          </table:table-cell>
          <table:table-cell office:value-type="float" office:value="1.11524984259778" calcext:value-type="float">
            <text:p>1.1152</text:p>
          </table:table-cell>
          <table:table-cell office:value-type="float" office:value="0.807557120453628" calcext:value-type="float">
            <text:p>0.807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1430</text:p>
          </table:table-cell>
          <table:table-cell office:value-type="string" calcext:value-type="string">
            <text:p>E</text:p>
          </table:table-cell>
          <table:table-cell office:value-type="float" office:value="9.15587818946053" calcext:value-type="float">
            <text:p>9.1559</text:p>
          </table:table-cell>
          <table:table-cell office:value-type="float" office:value="0.619477982596142" calcext:value-type="float">
            <text:p>0.6195</text:p>
          </table:table-cell>
          <table:table-cell office:value-type="float" office:value="0.0676590458913305" calcext:value-type="float">
            <text:p>0.0677</text:p>
          </table:table-cell>
          <table:table-cell office:value-type="float" office:value="1.4791945005271" calcext:value-type="float">
            <text:p>1.4792</text:p>
          </table:table-cell>
          <table:table-cell office:value-type="float" office:value="16.9147614728326" calcext:value-type="float">
            <text:p>16.9148</text:p>
          </table:table-cell>
          <table:table-cell office:value-type="float" office:value="1.09997625974147" calcext:value-type="float">
            <text:p>1.1000</text:p>
          </table:table-cell>
          <table:table-cell office:value-type="float" office:value="0.809583632442354" calcext:value-type="float">
            <text:p>0.809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08520</text:p>
          </table:table-cell>
          <table:table-cell office:value-type="string" calcext:value-type="string">
            <text:p>E</text:p>
          </table:table-cell>
          <table:table-cell office:value-type="float" office:value="42.1354933772629" calcext:value-type="float">
            <text:p>42.1355</text:p>
          </table:table-cell>
          <table:table-cell office:value-type="float" office:value="3.03001747685125" calcext:value-type="float">
            <text:p>3.0300</text:p>
          </table:table-cell>
          <table:table-cell office:value-type="float" office:value="0.0719112850945351" calcext:value-type="float">
            <text:p>0.0719</text:p>
          </table:table-cell>
          <table:table-cell office:value-type="float" office:value="1.73854577599218" calcext:value-type="float">
            <text:p>1.7385</text:p>
          </table:table-cell>
          <table:table-cell office:value-type="float" office:value="17.9778212736338" calcext:value-type="float">
            <text:p>17.9778</text:p>
          </table:table-cell>
          <table:table-cell office:value-type="float" office:value="1.02437099995455" calcext:value-type="float">
            <text:p>1.0244</text:p>
          </table:table-cell>
          <table:table-cell office:value-type="float" office:value="0.93903234864661" calcext:value-type="float">
            <text:p>0.939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5937</text:p>
          </table:table-cell>
          <table:table-cell office:value-type="string" calcext:value-type="string">
            <text:p>L</text:p>
          </table:table-cell>
          <table:table-cell office:value-type="float" office:value="9.63785152412515" calcext:value-type="float">
            <text:p>9.6379</text:p>
          </table:table-cell>
          <table:table-cell office:value-type="float" office:value="0.713230710091202" calcext:value-type="float">
            <text:p>0.7132</text:p>
          </table:table-cell>
          <table:table-cell office:value-type="float" office:value="0.0740030813201331" calcext:value-type="float">
            <text:p>0.0740</text:p>
          </table:table-cell>
          <table:table-cell office:value-type="float" office:value="1.54282230923886" calcext:value-type="float">
            <text:p>1.5428</text:p>
          </table:table-cell>
          <table:table-cell office:value-type="float" office:value="18.5007703300333" calcext:value-type="float">
            <text:p>18.5008</text:p>
          </table:table-cell>
          <table:table-cell office:value-type="float" office:value="1.13694671736245" calcext:value-type="float">
            <text:p>1.1369</text:p>
          </table:table-cell>
          <table:table-cell office:value-type="float" office:value="0.888389003912622" calcext:value-type="float">
            <text:p>0.888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9760</text:p>
          </table:table-cell>
          <table:table-cell office:value-type="string" calcext:value-type="string">
            <text:p>E</text:p>
          </table:table-cell>
          <table:table-cell office:value-type="float" office:value="22.657481316302" calcext:value-type="float">
            <text:p>22.6575</text:p>
          </table:table-cell>
          <table:table-cell office:value-type="float" office:value="1.72129832254678" calcext:value-type="float">
            <text:p>1.7213</text:p>
          </table:table-cell>
          <table:table-cell office:value-type="float" office:value="0.0759704178287599" calcext:value-type="float">
            <text:p>0.0760</text:p>
          </table:table-cell>
          <table:table-cell office:value-type="float" office:value="2.02288758840996" calcext:value-type="float">
            <text:p>2.0229</text:p>
          </table:table-cell>
          <table:table-cell office:value-type="float" office:value="18.99260445719" calcext:value-type="float">
            <text:p>18.9926</text:p>
          </table:table-cell>
          <table:table-cell office:value-type="float" office:value="0.955227836623846" calcext:value-type="float">
            <text:p>0.9552</text:p>
          </table:table-cell>
          <table:table-cell office:value-type="float" office:value="0.874165565771959" calcext:value-type="float">
            <text:p>0.874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09640</text:p>
          </table:table-cell>
          <table:table-cell office:value-type="string" calcext:value-type="string">
            <text:p>E</text:p>
          </table:table-cell>
          <table:table-cell office:value-type="float" office:value="109.351478565286" calcext:value-type="float">
            <text:p>109.3515</text:p>
          </table:table-cell>
          <table:table-cell office:value-type="float" office:value="8.52828250936399" calcext:value-type="float">
            <text:p>8.5283</text:p>
          </table:table-cell>
          <table:table-cell office:value-type="float" office:value="0.0779896405723707" calcext:value-type="float">
            <text:p>0.0780</text:p>
          </table:table-cell>
          <table:table-cell office:value-type="float" office:value="4.55248704434201" calcext:value-type="float">
            <text:p>4.5525</text:p>
          </table:table-cell>
          <table:table-cell office:value-type="float" office:value="19.4974101430927" calcext:value-type="float">
            <text:p>19.4974</text:p>
          </table:table-cell>
          <table:table-cell office:value-type="float" office:value="0.514279246365484" calcext:value-type="float">
            <text:p>0.5143</text:p>
          </table:table-cell>
          <table:table-cell office:value-type="float" office:value="0.880340132272385" calcext:value-type="float">
            <text:p>0.880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3650</text:p>
          </table:table-cell>
          <table:table-cell office:value-type="string" calcext:value-type="string">
            <text:p>E</text:p>
          </table:table-cell>
          <table:table-cell office:value-type="float" office:value="12.3599868957958" calcext:value-type="float">
            <text:p>12.3600</text:p>
          </table:table-cell>
          <table:table-cell office:value-type="float" office:value="0.973438759943644" calcext:value-type="float">
            <text:p>0.9734</text:p>
          </table:table-cell>
          <table:table-cell office:value-type="float" office:value="0.0787572647245084" calcext:value-type="float">
            <text:p>0.0788</text:p>
          </table:table-cell>
          <table:table-cell office:value-type="float" office:value="2.27501329017073" calcext:value-type="float">
            <text:p>2.2750</text:p>
          </table:table-cell>
          <table:table-cell office:value-type="float" office:value="19.6893161811271" calcext:value-type="float">
            <text:p>19.6893</text:p>
          </table:table-cell>
          <table:table-cell office:value-type="float" office:value="0.899530955116318" calcext:value-type="float">
            <text:p>0.8995</text:p>
          </table:table-cell>
          <table:table-cell office:value-type="float" office:value="0.869141808392363" calcext:value-type="float">
            <text:p>0.869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28919</text:p>
          </table:table-cell>
          <table:table-cell office:value-type="string" calcext:value-type="string">
            <text:p>E</text:p>
          </table:table-cell>
          <table:table-cell office:value-type="float" office:value="5.31439790588837" calcext:value-type="float">
            <text:p>5.3144</text:p>
          </table:table-cell>
          <table:table-cell office:value-type="float" office:value="0.42053939347597" calcext:value-type="float">
            <text:p>0.4205</text:p>
          </table:table-cell>
          <table:table-cell office:value-type="float" office:value="0.0791320862538371" calcext:value-type="float">
            <text:p>0.0791</text:p>
          </table:table-cell>
          <table:table-cell office:value-type="float" office:value="2.95846578420586" calcext:value-type="float">
            <text:p>2.9585</text:p>
          </table:table-cell>
          <table:table-cell office:value-type="float" office:value="19.7830215634593" calcext:value-type="float">
            <text:p>19.7830</text:p>
          </table:table-cell>
          <table:table-cell office:value-type="float" office:value="0.738717620981266" calcext:value-type="float">
            <text:p>0.7387</text:p>
          </table:table-cell>
          <table:table-cell office:value-type="float" office:value="0.821184229856043" calcext:value-type="float">
            <text:p>0.821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4140</text:p>
          </table:table-cell>
          <table:table-cell office:value-type="string" calcext:value-type="string">
            <text:p>L</text:p>
          </table:table-cell>
          <table:table-cell office:value-type="float" office:value="2.89210174791543" calcext:value-type="float">
            <text:p>2.8921</text:p>
          </table:table-cell>
          <table:table-cell office:value-type="float" office:value="0.241096093737079" calcext:value-type="float">
            <text:p>0.2411</text:p>
          </table:table-cell>
          <table:table-cell office:value-type="float" office:value="0.0833636278221736" calcext:value-type="float">
            <text:p>0.0834</text:p>
          </table:table-cell>
          <table:table-cell office:value-type="float" office:value="4.99999837281483" calcext:value-type="float">
            <text:p>5.0000</text:p>
          </table:table-cell>
          <table:table-cell office:value-type="float" office:value="20.8409069555434" calcext:value-type="float">
            <text:p>20.8409</text:p>
          </table:table-cell>
          <table:table-cell office:value-type="float" office:value="0.502654725851609" calcext:value-type="float">
            <text:p>0.5027</text:p>
          </table:table-cell>
          <table:table-cell office:value-type="float" office:value="0.816648449909813" calcext:value-type="float">
            <text:p>0.81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6910</text:p>
          </table:table-cell>
          <table:table-cell office:value-type="string" calcext:value-type="string">
            <text:p>RPL10B</text:p>
          </table:table-cell>
          <table:table-cell office:value-type="string" calcext:value-type="string">
            <text:p>E</text:p>
          </table:table-cell>
          <table:table-cell office:value-type="float" office:value="15.2020829532364" calcext:value-type="float">
            <text:p>15.2021</text:p>
          </table:table-cell>
          <table:table-cell office:value-type="float" office:value="1.34143748928215" calcext:value-type="float">
            <text:p>1.3414</text:p>
          </table:table-cell>
          <table:table-cell office:value-type="float" office:value="0.0882403742571717" calcext:value-type="float">
            <text:p>0.0882</text:p>
          </table:table-cell>
          <table:table-cell office:value-type="float" office:value="2.06711137309172" calcext:value-type="float">
            <text:p>2.0671</text:p>
          </table:table-cell>
          <table:table-cell office:value-type="float" office:value="22.0600935642929" calcext:value-type="float">
            <text:p>22.0601</text:p>
          </table:table-cell>
          <table:table-cell office:value-type="float" office:value="1.04767395714547" calcext:value-type="float">
            <text:p>1.0477</text:p>
          </table:table-cell>
          <table:table-cell office:value-type="float" office:value="0.859219706156195" calcext:value-type="float">
            <text:p>0.859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2320</text:p>
          </table:table-cell>
          <table:table-cell office:value-type="string" calcext:value-type="string">
            <text:p>L</text:p>
          </table:table-cell>
          <table:table-cell office:value-type="float" office:value="4.67544304564806" calcext:value-type="float">
            <text:p>4.6754</text:p>
          </table:table-cell>
          <table:table-cell office:value-type="float" office:value="0.417941525286053" calcext:value-type="float">
            <text:p>0.4179</text:p>
          </table:table-cell>
          <table:table-cell office:value-type="float" office:value="0.0893907852593939" calcext:value-type="float">
            <text:p>0.0894</text:p>
          </table:table-cell>
          <table:table-cell office:value-type="float" office:value="4.99999553148849" calcext:value-type="float">
            <text:p>5.0000</text:p>
          </table:table-cell>
          <table:table-cell office:value-type="float" office:value="22.3476963148485" calcext:value-type="float">
            <text:p>22.3477</text:p>
          </table:table-cell>
          <table:table-cell office:value-type="float" office:value="0.53301938277715" calcext:value-type="float">
            <text:p>0.5330</text:p>
          </table:table-cell>
          <table:table-cell office:value-type="float" office:value="0.860768709766994" calcext:value-type="float">
            <text:p>0.860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1000</text:p>
          </table:table-cell>
          <table:table-cell office:value-type="string" calcext:value-type="string">
            <text:p>L</text:p>
          </table:table-cell>
          <table:table-cell office:value-type="float" office:value="8.15944720578189" calcext:value-type="float">
            <text:p>8.1594</text:p>
          </table:table-cell>
          <table:table-cell office:value-type="float" office:value="0.752931777605347" calcext:value-type="float">
            <text:p>0.7529</text:p>
          </table:table-cell>
          <table:table-cell office:value-type="float" office:value="0.0922773024466424" calcext:value-type="float">
            <text:p>0.0923</text:p>
          </table:table-cell>
          <table:table-cell office:value-type="float" office:value="4.99999810113821" calcext:value-type="float">
            <text:p>5.0000</text:p>
          </table:table-cell>
          <table:table-cell office:value-type="float" office:value="23.0693256116606" calcext:value-type="float">
            <text:p>23.0693</text:p>
          </table:table-cell>
          <table:table-cell office:value-type="float" office:value="0.54733797024273" calcext:value-type="float">
            <text:p>0.5473</text:p>
          </table:table-cell>
          <table:table-cell office:value-type="float" office:value="0.821553831870522" calcext:value-type="float">
            <text:p>0.821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1230</text:p>
          </table:table-cell>
          <table:table-cell office:value-type="string" calcext:value-type="string">
            <text:p>E</text:p>
          </table:table-cell>
          <table:table-cell office:value-type="float" office:value="4.02538702982745" calcext:value-type="float">
            <text:p>4.0254</text:p>
          </table:table-cell>
          <table:table-cell office:value-type="float" office:value="0.37920118546566" calcext:value-type="float">
            <text:p>0.3792</text:p>
          </table:table-cell>
          <table:table-cell office:value-type="float" office:value="0.094202416477184" calcext:value-type="float">
            <text:p>0.0942</text:p>
          </table:table-cell>
          <table:table-cell office:value-type="float" office:value="3.96193003057595" calcext:value-type="float">
            <text:p>3.9619</text:p>
          </table:table-cell>
          <table:table-cell office:value-type="float" office:value="23.550604119296" calcext:value-type="float">
            <text:p>23.5506</text:p>
          </table:table-cell>
          <table:table-cell office:value-type="float" office:value="0.673033987623514" calcext:value-type="float">
            <text:p>0.6730</text:p>
          </table:table-cell>
          <table:table-cell office:value-type="float" office:value="0.817930426694889" calcext:value-type="float">
            <text:p>0.8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6760</text:p>
          </table:table-cell>
          <table:table-cell office:value-type="string" calcext:value-type="string">
            <text:p>ITPK1</text:p>
          </table:table-cell>
          <table:table-cell office:value-type="string" calcext:value-type="string">
            <text:p>L</text:p>
          </table:table-cell>
          <table:table-cell office:value-type="float" office:value="9.80879117653747" calcext:value-type="float">
            <text:p>9.8088</text:p>
          </table:table-cell>
          <table:table-cell office:value-type="float" office:value="0.928485955100406" calcext:value-type="float">
            <text:p>0.9285</text:p>
          </table:table-cell>
          <table:table-cell office:value-type="float" office:value="0.0946585505175536" calcext:value-type="float">
            <text:p>0.0947</text:p>
          </table:table-cell>
          <table:table-cell office:value-type="float" office:value="4.9999829466266" calcext:value-type="float">
            <text:p>5.0000</text:p>
          </table:table-cell>
          <table:table-cell office:value-type="float" office:value="23.6646376293884" calcext:value-type="float">
            <text:p>23.6646</text:p>
          </table:table-cell>
          <table:table-cell office:value-type="float" office:value="0.559045712215342" calcext:value-type="float">
            <text:p>0.5590</text:p>
          </table:table-cell>
          <table:table-cell office:value-type="float" office:value="0.820408698030224" calcext:value-type="float">
            <text:p>0.82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52740</text:p>
          </table:table-cell>
          <table:table-cell office:value-type="string" calcext:value-type="string">
            <text:p>HTA9</text:p>
          </table:table-cell>
          <table:table-cell office:value-type="string" calcext:value-type="string">
            <text:p>E</text:p>
          </table:table-cell>
          <table:table-cell office:value-type="float" office:value="115.249979217144" calcext:value-type="float">
            <text:p>115.2500</text:p>
          </table:table-cell>
          <table:table-cell office:value-type="float" office:value="11.1543197131951" calcext:value-type="float">
            <text:p>11.1543</text:p>
          </table:table-cell>
          <table:table-cell office:value-type="float" office:value="0.0967837025998857" calcext:value-type="float">
            <text:p>0.0968</text:p>
          </table:table-cell>
          <table:table-cell office:value-type="float" office:value="4.99999910829027" calcext:value-type="float">
            <text:p>5.0000</text:p>
          </table:table-cell>
          <table:table-cell office:value-type="float" office:value="24.1959256499714" calcext:value-type="float">
            <text:p>24.1959</text:p>
          </table:table-cell>
          <table:table-cell office:value-type="float" office:value="0.569411954759475" calcext:value-type="float">
            <text:p>0.5694</text:p>
          </table:table-cell>
          <table:table-cell office:value-type="float" office:value="0.800936142059092" calcext:value-type="float">
            <text:p>0.800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0695</text:p>
          </table:table-cell>
          <table:table-cell office:value-type="string" calcext:value-type="string">
            <text:p>E</text:p>
          </table:table-cell>
          <table:table-cell office:value-type="float" office:value="9.77424790104224" calcext:value-type="float">
            <text:p>9.7742</text:p>
          </table:table-cell>
          <table:table-cell office:value-type="float" office:value="0.951110324228468" calcext:value-type="float">
            <text:p>0.9511</text:p>
          </table:table-cell>
          <table:table-cell office:value-type="float" office:value="0.0973077758880097" calcext:value-type="float">
            <text:p>0.0973</text:p>
          </table:table-cell>
          <table:table-cell office:value-type="float" office:value="1.12743286057916" calcext:value-type="float">
            <text:p>1.1274</text:p>
          </table:table-cell>
          <table:table-cell office:value-type="float" office:value="24.3269439720024" calcext:value-type="float">
            <text:p>24.3269</text:p>
          </table:table-cell>
          <table:table-cell office:value-type="float" office:value="1.65888728913228" calcext:value-type="float">
            <text:p>1.6589</text:p>
          </table:table-cell>
          <table:table-cell office:value-type="float" office:value="0.851353594154628" calcext:value-type="float">
            <text:p>0.85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28626</text:p>
          </table:table-cell>
          <table:table-cell office:value-type="string" calcext:value-type="string">
            <text:p>SADHU1-3</text:p>
          </table:table-cell>
          <table:table-cell office:value-type="string" calcext:value-type="string">
            <text:p>E</text:p>
          </table:table-cell>
          <table:table-cell office:value-type="float" office:value="1.93400996199966" calcext:value-type="float">
            <text:p>1.9340</text:p>
          </table:table-cell>
          <table:table-cell office:value-type="float" office:value="0.199424397443248" calcext:value-type="float">
            <text:p>0.1994</text:p>
          </table:table-cell>
          <table:table-cell office:value-type="float" office:value="0.103114462366602" calcext:value-type="float">
            <text:p>0.1031</text:p>
          </table:table-cell>
          <table:table-cell office:value-type="float" office:value="2.27489110797343" calcext:value-type="float">
            <text:p>2.2749</text:p>
          </table:table-cell>
          <table:table-cell office:value-type="float" office:value="25.7786155916506" calcext:value-type="float">
            <text:p>25.7786</text:p>
          </table:table-cell>
          <table:table-cell office:value-type="float" office:value="1.09300584176136" calcext:value-type="float">
            <text:p>1.0930</text:p>
          </table:table-cell>
          <table:table-cell office:value-type="float" office:value="0.914148402009568" calcext:value-type="float">
            <text:p>0.91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5802</text:p>
          </table:table-cell>
          <table:table-cell office:value-type="string" calcext:value-type="string">
            <text:p>HSBP</text:p>
          </table:table-cell>
          <table:table-cell office:value-type="string" calcext:value-type="string">
            <text:p>E</text:p>
          </table:table-cell>
          <table:table-cell office:value-type="float" office:value="107.403521399142" calcext:value-type="float">
            <text:p>107.4035</text:p>
          </table:table-cell>
          <table:table-cell office:value-type="float" office:value="11.2024203127153" calcext:value-type="float">
            <text:p>11.2024</text:p>
          </table:table-cell>
          <table:table-cell office:value-type="float" office:value="0.104302169675461" calcext:value-type="float">
            <text:p>0.1043</text:p>
          </table:table-cell>
          <table:table-cell office:value-type="float" office:value="2.7306686676265" calcext:value-type="float">
            <text:p>2.7307</text:p>
          </table:table-cell>
          <table:table-cell office:value-type="float" office:value="26.0755424188652" calcext:value-type="float">
            <text:p>26.0755</text:p>
          </table:table-cell>
          <table:table-cell office:value-type="float" office:value="0.967105277931512" calcext:value-type="float">
            <text:p>0.9671</text:p>
          </table:table-cell>
          <table:table-cell office:value-type="float" office:value="0.844015319356982" calcext:value-type="float">
            <text:p>0.84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6090</text:p>
          </table:table-cell>
          <table:table-cell office:value-type="string" calcext:value-type="string">
            <text:p>FER3</text:p>
          </table:table-cell>
          <table:table-cell office:value-type="string" calcext:value-type="string">
            <text:p>E</text:p>
          </table:table-cell>
          <table:table-cell office:value-type="float" office:value="33.4917373890404" calcext:value-type="float">
            <text:p>33.4917</text:p>
          </table:table-cell>
          <table:table-cell office:value-type="float" office:value="3.63791054417882" calcext:value-type="float">
            <text:p>3.6379</text:p>
          </table:table-cell>
          <table:table-cell office:value-type="float" office:value="0.108621135473529" calcext:value-type="float">
            <text:p>0.1086</text:p>
          </table:table-cell>
          <table:table-cell office:value-type="float" office:value="3.59093099643384" calcext:value-type="float">
            <text:p>3.5909</text:p>
          </table:table-cell>
          <table:table-cell office:value-type="float" office:value="27.1552838683823" calcext:value-type="float">
            <text:p>27.1553</text:p>
          </table:table-cell>
          <table:table-cell office:value-type="float" office:value="0.812472334161207" calcext:value-type="float">
            <text:p>0.8125</text:p>
          </table:table-cell>
          <table:table-cell office:value-type="float" office:value="0.813437410446995" calcext:value-type="float">
            <text:p>0.81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4770</text:p>
          </table:table-cell>
          <table:table-cell office:value-type="string" calcext:value-type="string">
            <text:p>CLE41</text:p>
          </table:table-cell>
          <table:table-cell office:value-type="string" calcext:value-type="string">
            <text:p>E</text:p>
          </table:table-cell>
          <table:table-cell office:value-type="float" office:value="12.7551961981673" calcext:value-type="float">
            <text:p>12.7552</text:p>
          </table:table-cell>
          <table:table-cell office:value-type="float" office:value="1.3949839055225" calcext:value-type="float">
            <text:p>1.3950</text:p>
          </table:table-cell>
          <table:table-cell office:value-type="float" office:value="0.109365930860627" calcext:value-type="float">
            <text:p>0.1094</text:p>
          </table:table-cell>
          <table:table-cell office:value-type="float" office:value="4.999995258907" calcext:value-type="float">
            <text:p>5.0000</text:p>
          </table:table-cell>
          <table:table-cell office:value-type="float" office:value="27.3414827151567" calcext:value-type="float">
            <text:p>27.3415</text:p>
          </table:table-cell>
          <table:table-cell office:value-type="float" office:value="0.629314811342172" calcext:value-type="float">
            <text:p>0.6293</text:p>
          </table:table-cell>
          <table:table-cell office:value-type="float" office:value="0.811505582368316" calcext:value-type="float">
            <text:p>0.81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7550</text:p>
          </table:table-cell>
          <table:table-cell office:value-type="string" calcext:value-type="string">
            <text:p>PEX19-2</text:p>
          </table:table-cell>
          <table:table-cell office:value-type="string" calcext:value-type="string">
            <text:p>L</text:p>
          </table:table-cell>
          <table:table-cell office:value-type="float" office:value="7.17433614937366" calcext:value-type="float">
            <text:p>7.1743</text:p>
          </table:table-cell>
          <table:table-cell office:value-type="float" office:value="0.788334870535794" calcext:value-type="float">
            <text:p>0.7883</text:p>
          </table:table-cell>
          <table:table-cell office:value-type="float" office:value="0.109882622464605" calcext:value-type="float">
            <text:p>0.1099</text:p>
          </table:table-cell>
          <table:table-cell office:value-type="float" office:value="4.99999970846864" calcext:value-type="float">
            <text:p>5.0000</text:p>
          </table:table-cell>
          <table:table-cell office:value-type="float" office:value="27.4706556161513" calcext:value-type="float">
            <text:p>27.4707</text:p>
          </table:table-cell>
          <table:table-cell office:value-type="float" office:value="0.631721883857884" calcext:value-type="float">
            <text:p>0.6317</text:p>
          </table:table-cell>
          <table:table-cell office:value-type="float" office:value="0.84114755949322" calcext:value-type="float">
            <text:p>0.84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5990</text:p>
          </table:table-cell>
          <table:table-cell office:value-type="string" calcext:value-type="string">
            <text:p>CBL2</text:p>
          </table:table-cell>
          <table:table-cell office:value-type="string" calcext:value-type="string">
            <text:p>E</text:p>
          </table:table-cell>
          <table:table-cell office:value-type="float" office:value="7.3484037960607" calcext:value-type="float">
            <text:p>7.3484</text:p>
          </table:table-cell>
          <table:table-cell office:value-type="float" office:value="0.821523514813547" calcext:value-type="float">
            <text:p>0.8215</text:p>
          </table:table-cell>
          <table:table-cell office:value-type="float" office:value="0.111796185622508" calcext:value-type="float">
            <text:p>0.1118</text:p>
          </table:table-cell>
          <table:table-cell office:value-type="float" office:value="2.28608663227427" calcext:value-type="float">
            <text:p>2.2861</text:p>
          </table:table-cell>
          <table:table-cell office:value-type="float" office:value="27.9490464056271" calcext:value-type="float">
            <text:p>27.9490</text:p>
          </table:table-cell>
          <table:table-cell office:value-type="float" office:value="1.15222990998843" calcext:value-type="float">
            <text:p>1.1522</text:p>
          </table:table-cell>
          <table:table-cell office:value-type="float" office:value="0.817657446781382" calcext:value-type="float">
            <text:p>0.81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9980</text:p>
          </table:table-cell>
          <table:table-cell office:value-type="string" calcext:value-type="string">
            <text:p>FAD3</text:p>
          </table:table-cell>
          <table:table-cell office:value-type="string" calcext:value-type="string">
            <text:p>E</text:p>
          </table:table-cell>
          <table:table-cell office:value-type="float" office:value="43.5565312685583" calcext:value-type="float">
            <text:p>43.5565</text:p>
          </table:table-cell>
          <table:table-cell office:value-type="float" office:value="5.25222729608941" calcext:value-type="float">
            <text:p>5.2522</text:p>
          </table:table-cell>
          <table:table-cell office:value-type="float" office:value="0.120584149910964" calcext:value-type="float">
            <text:p>0.1206</text:p>
          </table:table-cell>
          <table:table-cell office:value-type="float" office:value="4.99999239704321" calcext:value-type="float">
            <text:p>5.0000</text:p>
          </table:table-cell>
          <table:table-cell office:value-type="float" office:value="30.1460374777409" calcext:value-type="float">
            <text:p>30.1460</text:p>
          </table:table-cell>
          <table:table-cell office:value-type="float" office:value="0.680703923729246" calcext:value-type="float">
            <text:p>0.6807</text:p>
          </table:table-cell>
          <table:table-cell office:value-type="float" office:value="0.837304645461044" calcext:value-type="float">
            <text:p>0.837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6930</text:p>
          </table:table-cell>
          <table:table-cell office:value-type="string" calcext:value-type="string">
            <text:p>E</text:p>
          </table:table-cell>
          <table:table-cell office:value-type="float" office:value="33.5104264865186" calcext:value-type="float">
            <text:p>33.5104</text:p>
          </table:table-cell>
          <table:table-cell office:value-type="float" office:value="4.16408642693618" calcext:value-type="float">
            <text:p>4.1641</text:p>
          </table:table-cell>
          <table:table-cell office:value-type="float" office:value="0.124262412136456" calcext:value-type="float">
            <text:p>0.1243</text:p>
          </table:table-cell>
          <table:table-cell office:value-type="float" office:value="3.27249232173538" calcext:value-type="float">
            <text:p>3.2725</text:p>
          </table:table-cell>
          <table:table-cell office:value-type="float" office:value="31.065603034114" calcext:value-type="float">
            <text:p>31.0656</text:p>
          </table:table-cell>
          <table:table-cell office:value-type="float" office:value="0.96295237316762" calcext:value-type="float">
            <text:p>0.9630</text:p>
          </table:table-cell>
          <table:table-cell office:value-type="float" office:value="0.81478660513382" calcext:value-type="float">
            <text:p>0.81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8880</text:p>
          </table:table-cell>
          <table:table-cell office:value-type="string" calcext:value-type="string">
            <text:p>HTA5</text:p>
          </table:table-cell>
          <table:table-cell office:value-type="string" calcext:value-type="string">
            <text:p>E</text:p>
          </table:table-cell>
          <table:table-cell office:value-type="float" office:value="106.589798933879" calcext:value-type="float">
            <text:p>106.5898</text:p>
          </table:table-cell>
          <table:table-cell office:value-type="float" office:value="14.0072230399314" calcext:value-type="float">
            <text:p>14.0072</text:p>
          </table:table-cell>
          <table:table-cell office:value-type="float" office:value="0.131412416385366" calcext:value-type="float">
            <text:p>0.1314</text:p>
          </table:table-cell>
          <table:table-cell office:value-type="float" office:value="4.03631706376703" calcext:value-type="float">
            <text:p>4.0363</text:p>
          </table:table-cell>
          <table:table-cell office:value-type="float" office:value="32.8531040963415" calcext:value-type="float">
            <text:p>32.8531</text:p>
          </table:table-cell>
          <table:table-cell office:value-type="float" office:value="0.859124864209206" calcext:value-type="float">
            <text:p>0.8591</text:p>
          </table:table-cell>
          <table:table-cell office:value-type="float" office:value="0.824168620832502" calcext:value-type="float">
            <text:p>0.824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46320</text:p>
          </table:table-cell>
          <table:table-cell office:value-type="string" calcext:value-type="string">
            <text:p>E</text:p>
          </table:table-cell>
          <table:table-cell office:value-type="float" office:value="75.0431026790337" calcext:value-type="float">
            <text:p>75.0431</text:p>
          </table:table-cell>
          <table:table-cell office:value-type="float" office:value="9.93942207438664" calcext:value-type="float">
            <text:p>9.9394</text:p>
          </table:table-cell>
          <table:table-cell office:value-type="float" office:value="0.132449508609718" calcext:value-type="float">
            <text:p>0.1324</text:p>
          </table:table-cell>
          <table:table-cell office:value-type="float" office:value="3.26375344067283" calcext:value-type="float">
            <text:p>3.2638</text:p>
          </table:table-cell>
          <table:table-cell office:value-type="float" office:value="33.1123771524295" calcext:value-type="float">
            <text:p>33.1124</text:p>
          </table:table-cell>
          <table:table-cell office:value-type="float" office:value="1.01045688038457" calcext:value-type="float">
            <text:p>1.0105</text:p>
          </table:table-cell>
          <table:table-cell office:value-type="float" office:value="0.832427590855832" calcext:value-type="float">
            <text:p>0.832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3230</text:p>
          </table:table-cell>
          <table:table-cell office:value-type="string" calcext:value-type="string">
            <text:p>E</text:p>
          </table:table-cell>
          <table:table-cell office:value-type="float" office:value="168.863684515182" calcext:value-type="float">
            <text:p>168.8637</text:p>
          </table:table-cell>
          <table:table-cell office:value-type="float" office:value="24.0458531920278" calcext:value-type="float">
            <text:p>24.0459</text:p>
          </table:table-cell>
          <table:table-cell office:value-type="float" office:value="0.142398013291401" calcext:value-type="float">
            <text:p>0.1424</text:p>
          </table:table-cell>
          <table:table-cell office:value-type="float" office:value="4.99999364429377" calcext:value-type="float">
            <text:p>5.0000</text:p>
          </table:table-cell>
          <table:table-cell office:value-type="float" office:value="35.5995033228501" calcext:value-type="float">
            <text:p>35.5995</text:p>
          </table:table-cell>
          <table:table-cell office:value-type="float" office:value="0.77567509343925" calcext:value-type="float">
            <text:p>0.7757</text:p>
          </table:table-cell>
          <table:table-cell office:value-type="float" office:value="0.859119434918199" calcext:value-type="float">
            <text:p>0.859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1670</text:p>
          </table:table-cell>
          <table:table-cell office:value-type="string" calcext:value-type="string">
            <text:p>E</text:p>
          </table:table-cell>
          <table:table-cell office:value-type="float" office:value="89.2539618585234" calcext:value-type="float">
            <text:p>89.2540</text:p>
          </table:table-cell>
          <table:table-cell office:value-type="float" office:value="12.7346748952429" calcext:value-type="float">
            <text:p>12.7347</text:p>
          </table:table-cell>
          <table:table-cell office:value-type="float" office:value="0.14267909939313" calcext:value-type="float">
            <text:p>0.1427</text:p>
          </table:table-cell>
          <table:table-cell office:value-type="float" office:value="3.80657486915808" calcext:value-type="float">
            <text:p>3.8066</text:p>
          </table:table-cell>
          <table:table-cell office:value-type="float" office:value="35.6697748482826" calcext:value-type="float">
            <text:p>35.6698</text:p>
          </table:table-cell>
          <table:table-cell office:value-type="float" office:value="0.953866379579716" calcext:value-type="float">
            <text:p>0.9539</text:p>
          </table:table-cell>
          <table:table-cell office:value-type="float" office:value="0.946913298514856" calcext:value-type="float">
            <text:p>0.94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2720</text:p>
          </table:table-cell>
          <table:table-cell office:value-type="string" calcext:value-type="string">
            <text:p>NUDT7</text:p>
          </table:table-cell>
          <table:table-cell office:value-type="string" calcext:value-type="string">
            <text:p>L</text:p>
          </table:table-cell>
          <table:table-cell office:value-type="float" office:value="10.8098389062594" calcext:value-type="float">
            <text:p>10.8098</text:p>
          </table:table-cell>
          <table:table-cell office:value-type="float" office:value="1.54633918768558" calcext:value-type="float">
            <text:p>1.5463</text:p>
          </table:table-cell>
          <table:table-cell office:value-type="float" office:value="0.143049235154667" calcext:value-type="float">
            <text:p>0.1430</text:p>
          </table:table-cell>
          <table:table-cell office:value-type="float" office:value="3.41770943947778" calcext:value-type="float">
            <text:p>3.4177</text:p>
          </table:table-cell>
          <table:table-cell office:value-type="float" office:value="35.7623087886667" calcext:value-type="float">
            <text:p>35.7623</text:p>
          </table:table-cell>
          <table:table-cell office:value-type="float" office:value="1.03307573524457" calcext:value-type="float">
            <text:p>1.0331</text:p>
          </table:table-cell>
          <table:table-cell office:value-type="float" office:value="0.806026641926806" calcext:value-type="float">
            <text:p>0.80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3930</text:p>
          </table:table-cell>
          <table:table-cell office:value-type="string" calcext:value-type="string">
            <text:p>SHM4</text:p>
          </table:table-cell>
          <table:table-cell office:value-type="string" calcext:value-type="string">
            <text:p>E</text:p>
          </table:table-cell>
          <table:table-cell office:value-type="float" office:value="151.496014870524" calcext:value-type="float">
            <text:p>151.4960</text:p>
          </table:table-cell>
          <table:table-cell office:value-type="float" office:value="22.1985873352084" calcext:value-type="float">
            <text:p>22.1986</text:p>
          </table:table-cell>
          <table:table-cell office:value-type="float" office:value="0.146529183319973" calcext:value-type="float">
            <text:p>0.1465</text:p>
          </table:table-cell>
          <table:table-cell office:value-type="float" office:value="3.71781521934013" calcext:value-type="float">
            <text:p>3.7178</text:p>
          </table:table-cell>
          <table:table-cell office:value-type="float" office:value="36.6322958299933" calcext:value-type="float">
            <text:p>36.6323</text:p>
          </table:table-cell>
          <table:table-cell office:value-type="float" office:value="0.989369979182134" calcext:value-type="float">
            <text:p>0.9894</text:p>
          </table:table-cell>
          <table:table-cell office:value-type="float" office:value="0.805277167698128" calcext:value-type="float">
            <text:p>0.80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5060</text:p>
          </table:table-cell>
          <table:table-cell office:value-type="string" calcext:value-type="string">
            <text:p>RABA1G</text:p>
          </table:table-cell>
          <table:table-cell office:value-type="string" calcext:value-type="string">
            <text:p>E</text:p>
          </table:table-cell>
          <table:table-cell office:value-type="float" office:value="4.16452574259481" calcext:value-type="float">
            <text:p>4.1645</text:p>
          </table:table-cell>
          <table:table-cell office:value-type="float" office:value="0.621854709747846" calcext:value-type="float">
            <text:p>0.6219</text:p>
          </table:table-cell>
          <table:table-cell office:value-type="float" office:value="0.149321855160483" calcext:value-type="float">
            <text:p>0.1493</text:p>
          </table:table-cell>
          <table:table-cell office:value-type="float" office:value="0.943197039481361" calcext:value-type="float">
            <text:p>0.9432</text:p>
          </table:table-cell>
          <table:table-cell office:value-type="float" office:value="37.3304637901208" calcext:value-type="float">
            <text:p>37.3305</text:p>
          </table:table-cell>
          <table:table-cell office:value-type="float" office:value="2.30971893519046" calcext:value-type="float">
            <text:p>2.3097</text:p>
          </table:table-cell>
          <table:table-cell office:value-type="float" office:value="0.819723442397856" calcext:value-type="float">
            <text:p>0.81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0400</text:p>
          </table:table-cell>
          <table:table-cell office:value-type="string" calcext:value-type="string">
            <text:p>HTR2</text:p>
          </table:table-cell>
          <table:table-cell office:value-type="string" calcext:value-type="string">
            <text:p>E</text:p>
          </table:table-cell>
          <table:table-cell office:value-type="float" office:value="110.8634178711" calcext:value-type="float">
            <text:p>110.8634</text:p>
          </table:table-cell>
          <table:table-cell office:value-type="float" office:value="16.8858040161242" calcext:value-type="float">
            <text:p>16.8858</text:p>
          </table:table-cell>
          <table:table-cell office:value-type="float" office:value="0.152311775519651" calcext:value-type="float">
            <text:p>0.1523</text:p>
          </table:table-cell>
          <table:table-cell office:value-type="float" office:value="3.47526468213486" calcext:value-type="float">
            <text:p>3.4753</text:p>
          </table:table-cell>
          <table:table-cell office:value-type="float" office:value="38.0779438799128" calcext:value-type="float">
            <text:p>38.0779</text:p>
          </table:table-cell>
          <table:table-cell office:value-type="float" office:value="1.06742168619111" calcext:value-type="float">
            <text:p>1.0674</text:p>
          </table:table-cell>
          <table:table-cell office:value-type="float" office:value="0.943129051829989" calcext:value-type="float">
            <text:p>0.94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4600</text:p>
          </table:table-cell>
          <table:table-cell office:value-type="string" calcext:value-type="string">
            <text:p>RPL18AC</text:p>
          </table:table-cell>
          <table:table-cell office:value-type="string" calcext:value-type="string">
            <text:p>E</text:p>
          </table:table-cell>
          <table:table-cell office:value-type="float" office:value="167.168663335429" calcext:value-type="float">
            <text:p>167.1687</text:p>
          </table:table-cell>
          <table:table-cell office:value-type="float" office:value="26.2220099610643" calcext:value-type="float">
            <text:p>26.2220</text:p>
          </table:table-cell>
          <table:table-cell office:value-type="float" office:value="0.156859601781041" calcext:value-type="float">
            <text:p>0.1569</text:p>
          </table:table-cell>
          <table:table-cell office:value-type="float" office:value="4.99999375422676" calcext:value-type="float">
            <text:p>5.0000</text:p>
          </table:table-cell>
          <table:table-cell office:value-type="float" office:value="39.2149004452603" calcext:value-type="float">
            <text:p>39.2149</text:p>
          </table:table-cell>
          <table:table-cell office:value-type="float" office:value="0.835357382775947" calcext:value-type="float">
            <text:p>0.8354</text:p>
          </table:table-cell>
          <table:table-cell office:value-type="float" office:value="0.846152897619156" calcext:value-type="float">
            <text:p>0.846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7670</text:p>
          </table:table-cell>
          <table:table-cell office:value-type="string" calcext:value-type="string">
            <text:p>E</text:p>
          </table:table-cell>
          <table:table-cell office:value-type="float" office:value="5.7148635561591" calcext:value-type="float">
            <text:p>5.7149</text:p>
          </table:table-cell>
          <table:table-cell office:value-type="float" office:value="0.911202166456077" calcext:value-type="float">
            <text:p>0.9112</text:p>
          </table:table-cell>
          <table:table-cell office:value-type="float" office:value="0.15944425575551" calcext:value-type="float">
            <text:p>0.1594</text:p>
          </table:table-cell>
          <table:table-cell office:value-type="float" office:value="2.39604153100963" calcext:value-type="float">
            <text:p>2.3960</text:p>
          </table:table-cell>
          <table:table-cell office:value-type="float" office:value="39.8610639388776" calcext:value-type="float">
            <text:p>39.8611</text:p>
          </table:table-cell>
          <table:table-cell office:value-type="float" office:value="1.41338913284071" calcext:value-type="float">
            <text:p>1.4134</text:p>
          </table:table-cell>
          <table:table-cell office:value-type="float" office:value="0.80929478051225" calcext:value-type="float">
            <text:p>0.80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5500</text:p>
          </table:table-cell>
          <table:table-cell office:value-type="string" calcext:value-type="string">
            <text:p>RS40</text:p>
          </table:table-cell>
          <table:table-cell office:value-type="string" calcext:value-type="string">
            <text:p>E</text:p>
          </table:table-cell>
          <table:table-cell office:value-type="float" office:value="8.23898740731228" calcext:value-type="float">
            <text:p>8.2390</text:p>
          </table:table-cell>
          <table:table-cell office:value-type="float" office:value="1.33082262915999" calcext:value-type="float">
            <text:p>1.3308</text:p>
          </table:table-cell>
          <table:table-cell office:value-type="float" office:value="0.161527450324643" calcext:value-type="float">
            <text:p>0.1615</text:p>
          </table:table-cell>
          <table:table-cell office:value-type="float" office:value="1.68482067611263" calcext:value-type="float">
            <text:p>1.6848</text:p>
          </table:table-cell>
          <table:table-cell office:value-type="float" office:value="40.3818625811608" calcext:value-type="float">
            <text:p>40.3819</text:p>
          </table:table-cell>
          <table:table-cell office:value-type="float" office:value="1.76417830858341" calcext:value-type="float">
            <text:p>1.7642</text:p>
          </table:table-cell>
          <table:table-cell office:value-type="float" office:value="0.810292892673509" calcext:value-type="float">
            <text:p>0.81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9870</text:p>
          </table:table-cell>
          <table:table-cell office:value-type="string" calcext:value-type="string">
            <text:p>HTA6</text:p>
          </table:table-cell>
          <table:table-cell office:value-type="string" calcext:value-type="string">
            <text:p>E</text:p>
          </table:table-cell>
          <table:table-cell office:value-type="float" office:value="30.2203809078297" calcext:value-type="float">
            <text:p>30.2204</text:p>
          </table:table-cell>
          <table:table-cell office:value-type="float" office:value="4.94499478872873" calcext:value-type="float">
            <text:p>4.9450</text:p>
          </table:table-cell>
          <table:table-cell office:value-type="float" office:value="0.163631120461739" calcext:value-type="float">
            <text:p>0.1636</text:p>
          </table:table-cell>
          <table:table-cell office:value-type="float" office:value="1.58572363828881" calcext:value-type="float">
            <text:p>1.5857</text:p>
          </table:table-cell>
          <table:table-cell office:value-type="float" office:value="40.9077801154349" calcext:value-type="float">
            <text:p>40.9078</text:p>
          </table:table-cell>
          <table:table-cell office:value-type="float" office:value="1.83986073198647" calcext:value-type="float">
            <text:p>1.8399</text:p>
          </table:table-cell>
          <table:table-cell office:value-type="float" office:value="0.842289227633191" calcext:value-type="float">
            <text:p>0.842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24570</text:p>
          </table:table-cell>
          <table:table-cell office:value-type="string" calcext:value-type="string">
            <text:p>E</text:p>
          </table:table-cell>
          <table:table-cell office:value-type="float" office:value="78.9069396976316" calcext:value-type="float">
            <text:p>78.9069</text:p>
          </table:table-cell>
          <table:table-cell office:value-type="float" office:value="15.1661891429073" calcext:value-type="float">
            <text:p>15.1662</text:p>
          </table:table-cell>
          <table:table-cell office:value-type="float" office:value="0.192203489338499" calcext:value-type="float">
            <text:p>0.1922</text:p>
          </table:table-cell>
          <table:table-cell office:value-type="float" office:value="4.99999891737732" calcext:value-type="float">
            <text:p>5.0000</text:p>
          </table:table-cell>
          <table:table-cell office:value-type="float" office:value="48.0508723346248" calcext:value-type="float">
            <text:p>48.0509</text:p>
          </table:table-cell>
          <table:table-cell office:value-type="float" office:value="0.971602523976621" calcext:value-type="float">
            <text:p>0.9716</text:p>
          </table:table-cell>
          <table:table-cell office:value-type="float" office:value="0.888355413100492" calcext:value-type="float">
            <text:p>0.88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2650</text:p>
          </table:table-cell>
          <table:table-cell office:value-type="string" calcext:value-type="string">
            <text:p>RPS10C</text:p>
          </table:table-cell>
          <table:table-cell office:value-type="string" calcext:value-type="string">
            <text:p>E</text:p>
          </table:table-cell>
          <table:table-cell office:value-type="float" office:value="212.379622843424" calcext:value-type="float">
            <text:p>212.3796</text:p>
          </table:table-cell>
          <table:table-cell office:value-type="float" office:value="41.4916622543054" calcext:value-type="float">
            <text:p>41.4917</text:p>
          </table:table-cell>
          <table:table-cell office:value-type="float" office:value="0.19536555201859" calcext:value-type="float">
            <text:p>0.1954</text:p>
          </table:table-cell>
          <table:table-cell office:value-type="float" office:value="4.99999765184633" calcext:value-type="float">
            <text:p>5.0000</text:p>
          </table:table-cell>
          <table:table-cell office:value-type="float" office:value="48.8413880046474" calcext:value-type="float">
            <text:p>48.8414</text:p>
          </table:table-cell>
          <table:table-cell office:value-type="float" office:value="0.983187510119744" calcext:value-type="float">
            <text:p>0.9832</text:p>
          </table:table-cell>
          <table:table-cell office:value-type="float" office:value="0.806983623720868" calcext:value-type="float">
            <text:p>0.80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0693</text:p>
          </table:table-cell>
          <table:table-cell office:value-type="string" calcext:value-type="string">
            <text:p>HMGB2</text:p>
          </table:table-cell>
          <table:table-cell office:value-type="string" calcext:value-type="string">
            <text:p>E</text:p>
          </table:table-cell>
          <table:table-cell office:value-type="float" office:value="51.3543998735088" calcext:value-type="float">
            <text:p>51.3544</text:p>
          </table:table-cell>
          <table:table-cell office:value-type="float" office:value="10.4390567099367" calcext:value-type="float">
            <text:p>10.4391</text:p>
          </table:table-cell>
          <table:table-cell office:value-type="float" office:value="0.203274826220328" calcext:value-type="float">
            <text:p>0.2033</text:p>
          </table:table-cell>
          <table:table-cell office:value-type="float" office:value="3.34818118361429" calcext:value-type="float">
            <text:p>3.3482</text:p>
          </table:table-cell>
          <table:table-cell office:value-type="float" office:value="50.818706555082" calcext:value-type="float">
            <text:p>50.8187</text:p>
          </table:table-cell>
          <table:table-cell office:value-type="float" office:value="1.33216390273482" calcext:value-type="float">
            <text:p>1.3322</text:p>
          </table:table-cell>
          <table:table-cell office:value-type="float" office:value="0.902298673207852" calcext:value-type="float">
            <text:p>0.902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4330</text:p>
          </table:table-cell>
          <table:table-cell office:value-type="string" calcext:value-type="string">
            <text:p>L</text:p>
          </table:table-cell>
          <table:table-cell office:value-type="float" office:value="0.828166035395853" calcext:value-type="float">
            <text:p>0.8282</text:p>
          </table:table-cell>
          <table:table-cell office:value-type="float" office:value="0.175443387723634" calcext:value-type="float">
            <text:p>0.1754</text:p>
          </table:table-cell>
          <table:table-cell office:value-type="float" office:value="0.211845668893889" calcext:value-type="float">
            <text:p>0.2118</text:p>
          </table:table-cell>
          <table:table-cell office:value-type="float" office:value="4.99998784942762" calcext:value-type="float">
            <text:p>5.0000</text:p>
          </table:table-cell>
          <table:table-cell office:value-type="float" office:value="52.9614172234722" calcext:value-type="float">
            <text:p>52.9614</text:p>
          </table:table-cell>
          <table:table-cell office:value-type="float" office:value="1.04210562031813" calcext:value-type="float">
            <text:p>1.0421</text:p>
          </table:table-cell>
          <table:table-cell office:value-type="float" office:value="0.868401110280746" calcext:value-type="float">
            <text:p>0.86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02100</text:p>
          </table:table-cell>
          <table:table-cell office:value-type="string" calcext:value-type="string">
            <text:p>PDF2.2</text:p>
          </table:table-cell>
          <table:table-cell office:value-type="string" calcext:value-type="string">
            <text:p>E</text:p>
          </table:table-cell>
          <table:table-cell office:value-type="float" office:value="845.034693558278" calcext:value-type="float">
            <text:p>845.0347</text:p>
          </table:table-cell>
          <table:table-cell office:value-type="float" office:value="201.801702340557" calcext:value-type="float">
            <text:p>201.8017</text:p>
          </table:table-cell>
          <table:table-cell office:value-type="float" office:value="0.238808777768412" calcext:value-type="float">
            <text:p>0.2388</text:p>
          </table:table-cell>
          <table:table-cell office:value-type="float" office:value="4.82147396210911" calcext:value-type="float">
            <text:p>4.8215</text:p>
          </table:table-cell>
          <table:table-cell office:value-type="float" office:value="59.7021944421029" calcext:value-type="float">
            <text:p>59.7022</text:p>
          </table:table-cell>
          <table:table-cell office:value-type="float" office:value="1.16237510469426" calcext:value-type="float">
            <text:p>1.1624</text:p>
          </table:table-cell>
          <table:table-cell office:value-type="float" office:value="0.824357539256665" calcext:value-type="float">
            <text:p>0.824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0960</text:p>
          </table:table-cell>
          <table:table-cell office:value-type="string" calcext:value-type="string">
            <text:p>E</text:p>
          </table:table-cell>
          <table:table-cell office:value-type="float" office:value="1.50524366371613" calcext:value-type="float">
            <text:p>1.5052</text:p>
          </table:table-cell>
          <table:table-cell office:value-type="float" office:value="0.387104109126888" calcext:value-type="float">
            <text:p>0.3871</text:p>
          </table:table-cell>
          <table:table-cell office:value-type="float" office:value="0.257170396034892" calcext:value-type="float">
            <text:p>0.2572</text:p>
          </table:table-cell>
          <table:table-cell office:value-type="float" office:value="1.6528451778026" calcext:value-type="float">
            <text:p>1.6528</text:p>
          </table:table-cell>
          <table:table-cell office:value-type="float" office:value="64.2925990087229" calcext:value-type="float">
            <text:p>64.2926</text:p>
          </table:table-cell>
          <table:table-cell office:value-type="float" office:value="2.28977951514849" calcext:value-type="float">
            <text:p>2.2898</text:p>
          </table:table-cell>
          <table:table-cell office:value-type="float" office:value="0.821353260640771" calcext:value-type="float">
            <text:p>0.82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8620</text:p>
          </table:table-cell>
          <table:table-cell office:value-type="string" calcext:value-type="string">
            <text:p>MYB4</text:p>
          </table:table-cell>
          <table:table-cell office:value-type="string" calcext:value-type="string">
            <text:p>L</text:p>
          </table:table-cell>
          <table:table-cell office:value-type="float" office:value="11.7654178941052" calcext:value-type="float">
            <text:p>11.7654</text:p>
          </table:table-cell>
          <table:table-cell office:value-type="float" office:value="3.04136975289577" calcext:value-type="float">
            <text:p>3.0414</text:p>
          </table:table-cell>
          <table:table-cell office:value-type="float" office:value="0.258500784270449" calcext:value-type="float">
            <text:p>0.2585</text:p>
          </table:table-cell>
          <table:table-cell office:value-type="float" office:value="4.99999471699044" calcext:value-type="float">
            <text:p>5.0000</text:p>
          </table:table-cell>
          <table:table-cell office:value-type="float" office:value="64.6251960676122" calcext:value-type="float">
            <text:p>64.6252</text:p>
          </table:table-cell>
          <table:table-cell office:value-type="float" office:value="1.19692506099271" calcext:value-type="float">
            <text:p>1.1969</text:p>
          </table:table-cell>
          <table:table-cell office:value-type="float" office:value="0.939072988661479" calcext:value-type="float">
            <text:p>0.93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3460</text:p>
          </table:table-cell>
          <table:table-cell office:value-type="string" calcext:value-type="string">
            <text:p>CP29A</text:p>
          </table:table-cell>
          <table:table-cell office:value-type="string" calcext:value-type="string">
            <text:p>E</text:p>
          </table:table-cell>
          <table:table-cell office:value-type="float" office:value="312.331147919414" calcext:value-type="float">
            <text:p>312.3311</text:p>
          </table:table-cell>
          <table:table-cell office:value-type="float" office:value="89.1268594715443" calcext:value-type="float">
            <text:p>89.1269</text:p>
          </table:table-cell>
          <table:table-cell office:value-type="float" office:value="0.285360137998597" calcext:value-type="float">
            <text:p>0.2854</text:p>
          </table:table-cell>
          <table:table-cell office:value-type="float" office:value="4.99999062555788" calcext:value-type="float">
            <text:p>5.0000</text:p>
          </table:table-cell>
          <table:table-cell office:value-type="float" office:value="71.3400344996493" calcext:value-type="float">
            <text:p>71.3400</text:p>
          </table:table-cell>
          <table:table-cell office:value-type="float" office:value="1.27905721697606" calcext:value-type="float">
            <text:p>1.2791</text:p>
          </table:table-cell>
          <table:table-cell office:value-type="float" office:value="0.885790507588449" calcext:value-type="float">
            <text:p>0.88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2900</text:p>
          </table:table-cell>
          <table:table-cell office:value-type="string" calcext:value-type="string">
            <text:p>COR27</text:p>
          </table:table-cell>
          <table:table-cell office:value-type="string" calcext:value-type="string">
            <text:p>E</text:p>
          </table:table-cell>
          <table:table-cell office:value-type="float" office:value="1.03664492690251" calcext:value-type="float">
            <text:p>1.0366</text:p>
          </table:table-cell>
          <table:table-cell office:value-type="float" office:value="0.2997333109943" calcext:value-type="float">
            <text:p>0.2997</text:p>
          </table:table-cell>
          <table:table-cell office:value-type="float" office:value="0.289137874710776" calcext:value-type="float">
            <text:p>0.2891</text:p>
          </table:table-cell>
          <table:table-cell office:value-type="float" office:value="3.69738660335461" calcext:value-type="float">
            <text:p>3.6974</text:p>
          </table:table-cell>
          <table:table-cell office:value-type="float" office:value="72.2844686776939" calcext:value-type="float">
            <text:p>72.2845</text:p>
          </table:table-cell>
          <table:table-cell office:value-type="float" office:value="1.56316553259422" calcext:value-type="float">
            <text:p>1.5632</text:p>
          </table:table-cell>
          <table:table-cell office:value-type="float" office:value="0.830917739699264" calcext:value-type="float">
            <text:p>0.83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20630</text:p>
          </table:table-cell>
          <table:table-cell office:value-type="string" calcext:value-type="string">
            <text:p>GER3</text:p>
          </table:table-cell>
          <table:table-cell office:value-type="string" calcext:value-type="string">
            <text:p>E</text:p>
          </table:table-cell>
          <table:table-cell office:value-type="float" office:value="411.849765167652" calcext:value-type="float">
            <text:p>411.8498</text:p>
          </table:table-cell>
          <table:table-cell office:value-type="float" office:value="169.007040342817" calcext:value-type="float">
            <text:p>169.0070</text:p>
          </table:table-cell>
          <table:table-cell office:value-type="float" office:value="0.410360900106423" calcext:value-type="float">
            <text:p>0.4104</text:p>
          </table:table-cell>
          <table:table-cell office:value-type="float" office:value="4.99999381537051" calcext:value-type="float">
            <text:p>5.0000</text:p>
          </table:table-cell>
          <table:table-cell office:value-type="float" office:value="102.590225026606" calcext:value-type="float">
            <text:p>102.5902</text:p>
          </table:table-cell>
          <table:table-cell office:value-type="float" office:value="1.60966374544576" calcext:value-type="float">
            <text:p>1.6097</text:p>
          </table:table-cell>
          <table:table-cell office:value-type="float" office:value="0.882117484229116" calcext:value-type="float">
            <text:p>0.88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8480</text:p>
          </table:table-cell>
          <table:table-cell office:value-type="string" calcext:value-type="string">
            <text:p>GRXC9</text:p>
          </table:table-cell>
          <table:table-cell office:value-type="string" calcext:value-type="string">
            <text:p>E</text:p>
          </table:table-cell>
          <table:table-cell office:value-type="float" office:value="0.460597398081641" calcext:value-type="float">
            <text:p>0.4606</text:p>
          </table:table-cell>
          <table:table-cell office:value-type="float" office:value="0.286598064245713" calcext:value-type="float">
            <text:p>0.2866</text:p>
          </table:table-cell>
          <table:table-cell office:value-type="float" office:value="0.622231183761298" calcext:value-type="float">
            <text:p>0.6222</text:p>
          </table:table-cell>
          <table:table-cell office:value-type="float" office:value="2.75330079654175" calcext:value-type="float">
            <text:p>2.7533</text:p>
          </table:table-cell>
          <table:table-cell office:value-type="float" office:value="155.557795940324" calcext:value-type="float">
            <text:p>155.5578</text:p>
          </table:table-cell>
          <table:table-cell office:value-type="float" office:value="2.73332519350389" calcext:value-type="float">
            <text:p>2.7333</text:p>
          </table:table-cell>
          <table:table-cell office:value-type="float" office:value="0.932618647964036" calcext:value-type="float">
            <text:p>0.93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55010</text:p>
          </table:table-cell>
          <table:table-cell office:value-type="string" calcext:value-type="string">
            <text:p>PDF1.5</text:p>
          </table:table-cell>
          <table:table-cell office:value-type="string" calcext:value-type="string">
            <text:p>L</text:p>
          </table:table-cell>
          <table:table-cell office:value-type="float" office:value="0.54742466154199" calcext:value-type="float">
            <text:p>0.5474</text:p>
          </table:table-cell>
          <table:table-cell office:value-type="float" office:value="0.420237110116149" calcext:value-type="float">
            <text:p>0.4202</text:p>
          </table:table-cell>
          <table:table-cell office:value-type="float" office:value="0.767661999246475" calcext:value-type="float">
            <text:p>0.7677</text:p>
          </table:table-cell>
          <table:table-cell office:value-type="float" office:value="0.801438929747439" calcext:value-type="float">
            <text:p>0.8014</text:p>
          </table:table-cell>
          <table:table-cell office:value-type="float" office:value="191.915499811619" calcext:value-type="float">
            <text:p>191.9155</text:p>
          </table:table-cell>
          <table:table-cell office:value-type="float" office:value="4.64075776782067" calcext:value-type="float">
            <text:p>4.6408</text:p>
          </table:table-cell>
          <table:table-cell office:value-type="float" office:value="0.812701249468803" calcext:value-type="float">
            <text:p>0.812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36640</text:p>
          </table:table-cell>
          <table:table-cell office:value-type="string" calcext:value-type="string">
            <text:p>L</text:p>
          </table:table-cell>
          <table:table-cell office:value-type="float" office:value="0.658" calcext:value-type="float">
            <text:p>0.6580</text:p>
          </table:table-cell>
          <table:table-cell office:value-type="float" office:value="1.13" calcext:value-type="float">
            <text:p>1.1300</text:p>
          </table:table-cell>
          <table:table-cell office:value-type="float" office:value="1.71" calcext:value-type="float">
            <text:p>1.7100</text:p>
          </table:table-cell>
          <table:table-cell office:value-type="float" office:value="4.936" calcext:value-type="float">
            <text:p>4.9360</text:p>
          </table:table-cell>
          <table:table-cell office:value-type="float" office:value="428" calcext:value-type="float">
            <text:p>428.0000</text:p>
          </table:table-cell>
          <table:table-cell office:value-type="float" office:value="3.27" calcext:value-type="float">
            <text:p>3.2700</text:p>
          </table:table-cell>
          <table:table-cell office:value-type="float" office:value="0.876" calcext:value-type="float">
            <text:p>0.876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6040</text:p>
          </table:table-cell>
          <table:table-cell office:value-type="string" calcext:value-type="string">
            <text:p>E</text:p>
          </table:table-cell>
          <table:table-cell office:value-type="float" office:value="0.343" calcext:value-type="float">
            <text:p>0.3430</text:p>
          </table:table-cell>
          <table:table-cell office:value-type="float" office:value="1.04" calcext:value-type="float">
            <text:p>1.0400</text:p>
          </table:table-cell>
          <table:table-cell office:value-type="float" office:value="3.02" calcext:value-type="float">
            <text:p>3.0200</text:p>
          </table:table-cell>
          <table:table-cell office:value-type="float" office:value="4.99999347657812" calcext:value-type="float">
            <text:p>5.0000</text:p>
          </table:table-cell>
          <table:table-cell office:value-type="float" office:value="756" calcext:value-type="float">
            <text:p>756.0000</text:p>
          </table:table-cell>
          <table:table-cell office:value-type="float" office:value="4.01" calcext:value-type="float">
            <text:p>4.0100</text:p>
          </table:table-cell>
          <table:table-cell office:value-type="float" office:value="0.8801" calcext:value-type="float">
            <text:p>0.8801</text:p>
          </table:table-cell>
          <table:table-cell table:number-columns-repeated="101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ts.kan" table:style-name="ta1">
        <table:table-column table:style-name="co1" table:default-cell-style-name="Default"/>
        <table:table-column table:style-name="co10" table:default-cell-style-name="Default"/>
        <table:table-column table:style-name="co3" table:default-cell-style-name="ce3"/>
        <table:table-column table:style-name="co4" table:default-cell-style-name="ce5"/>
        <table:table-column table:style-name="co11" table:default-cell-style-name="ce5"/>
        <table:table-column table:style-name="co5" table:default-cell-style-name="ce5"/>
        <table:table-column table:style-name="co6" table:default-cell-style-name="ce5"/>
        <table:table-column table:style-name="co11" table:default-cell-style-name="ce5"/>
        <table:table-column table:style-name="co4" table:default-cell-style-name="ce5"/>
        <table:table-column table:style-name="co8" table:default-cell-style-name="ce5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group</text:p>
          </table:table-cell>
          <table:table-cell table:style-name="ce4" office:value-type="string" calcext:value-type="string">
            <text:p>rhop0</text:p>
          </table:table-cell>
          <table:table-cell table:style-name="ce4" office:value-type="string" calcext:value-type="string">
            <text:p>etap</text:p>
          </table:table-cell>
          <table:table-cell table:style-name="ce4" office:value-type="string" calcext:value-type="string">
            <text:p>etap.hat</text:p>
          </table:table-cell>
          <table:table-cell table:style-name="ce4" office:value-type="string" calcext:value-type="string">
            <text:p>gammap</text:p>
          </table:table-cell>
          <table:table-cell table:style-name="ce4" office:value-type="string" calcext:value-type="string">
            <text:p>kappa</text:p>
          </table:table-cell>
          <table:table-cell table:style-name="ce4" office:value-type="string" calcext:value-type="string">
            <text:p>logFCinf</text:p>
          </table:table-cell>
          <table:table-cell table:style-name="ce4" office:value-type="string" calcext:value-type="string">
            <text:p>R2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AT4G13395</text:p>
          </table:table-cell>
          <table:table-cell office:value-type="string" calcext:value-type="string">
            <text:p>DVL10</text:p>
          </table:table-cell>
          <table:table-cell office:value-type="string" calcext:value-type="string">
            <text:p>L</text:p>
          </table:table-cell>
          <table:table-cell office:value-type="float" office:value="14.6052710205025" calcext:value-type="float">
            <text:p>14.6053</text:p>
          </table:table-cell>
          <table:table-cell office:value-type="float" office:value="-2.69894722400964" calcext:value-type="float">
            <text:p>-2.6989</text:p>
          </table:table-cell>
          <table:table-cell office:value-type="float" office:value="-0.184792683423739" calcext:value-type="float">
            <text:p>-0.1848</text:p>
          </table:table-cell>
          <table:table-cell office:value-type="float" office:value="4.9999923160338" calcext:value-type="float">
            <text:p>5.0000</text:p>
          </table:table-cell>
          <table:table-cell office:value-type="float" office:value="-46.1981708559348" calcext:value-type="float">
            <text:p>-46.1982</text:p>
          </table:table-cell>
          <table:table-cell office:value-type="float" office:value="-3.71718943352163" calcext:value-type="float">
            <text:p>-3.7172</text:p>
          </table:table-cell>
          <table:table-cell office:value-type="float" office:value="0.919765467176773" calcext:value-type="float">
            <text:p>0.919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7350</text:p>
          </table:table-cell>
          <table:table-cell office:value-type="string" calcext:value-type="string">
            <text:p>L</text:p>
          </table:table-cell>
          <table:table-cell office:value-type="float" office:value="4.4765500030065" calcext:value-type="float">
            <text:p>4.4766</text:p>
          </table:table-cell>
          <table:table-cell office:value-type="float" office:value="-0.81546696323033" calcext:value-type="float">
            <text:p>-0.8155</text:p>
          </table:table-cell>
          <table:table-cell office:value-type="float" office:value="-0.182164158265328" calcext:value-type="float">
            <text:p>-0.1822</text:p>
          </table:table-cell>
          <table:table-cell office:value-type="float" office:value="4.99999512851838" calcext:value-type="float">
            <text:p>5.0000</text:p>
          </table:table-cell>
          <table:table-cell office:value-type="float" office:value="-45.5410395663319" calcext:value-type="float">
            <text:p>-45.5410</text:p>
          </table:table-cell>
          <table:table-cell office:value-type="float" office:value="-3.48716314787269" calcext:value-type="float">
            <text:p>-3.4872</text:p>
          </table:table-cell>
          <table:table-cell office:value-type="float" office:value="0.976774796855543" calcext:value-type="float">
            <text:p>0.97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5340</text:p>
          </table:table-cell>
          <table:table-cell office:value-type="string" calcext:value-type="string">
            <text:p>CYP707A3</text:p>
          </table:table-cell>
          <table:table-cell office:value-type="string" calcext:value-type="string">
            <text:p>L</text:p>
          </table:table-cell>
          <table:table-cell office:value-type="float" office:value="5.14795567614744" calcext:value-type="float">
            <text:p>5.1480</text:p>
          </table:table-cell>
          <table:table-cell office:value-type="float" office:value="-0.923794466489599" calcext:value-type="float">
            <text:p>-0.9238</text:p>
          </table:table-cell>
          <table:table-cell office:value-type="float" office:value="-0.179448799602124" calcext:value-type="float">
            <text:p>-0.1794</text:p>
          </table:table-cell>
          <table:table-cell office:value-type="float" office:value="4.9999753439835" calcext:value-type="float">
            <text:p>5.0000</text:p>
          </table:table-cell>
          <table:table-cell office:value-type="float" office:value="-44.862199900531" calcext:value-type="float">
            <text:p>-44.8622</text:p>
          </table:table-cell>
          <table:table-cell office:value-type="float" office:value="-3.28276755209587" calcext:value-type="float">
            <text:p>-3.2828</text:p>
          </table:table-cell>
          <table:table-cell office:value-type="float" office:value="0.912206727470121" calcext:value-type="float">
            <text:p>0.9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4840</text:p>
          </table:table-cell>
          <table:table-cell office:value-type="string" calcext:value-type="string">
            <text:p>ERF13</text:p>
          </table:table-cell>
          <table:table-cell office:value-type="string" calcext:value-type="string">
            <text:p>L</text:p>
          </table:table-cell>
          <table:table-cell office:value-type="float" office:value="2.78907077566262" calcext:value-type="float">
            <text:p>2.7891</text:p>
          </table:table-cell>
          <table:table-cell office:value-type="float" office:value="-0.469486618319634" calcext:value-type="float">
            <text:p>-0.4695</text:p>
          </table:table-cell>
          <table:table-cell office:value-type="float" office:value="-0.168330837071746" calcext:value-type="float">
            <text:p>-0.1683</text:p>
          </table:table-cell>
          <table:table-cell office:value-type="float" office:value="4.31100314242563" calcext:value-type="float">
            <text:p>4.3110</text:p>
          </table:table-cell>
          <table:table-cell office:value-type="float" office:value="-42.0827092679366" calcext:value-type="float">
            <text:p>-42.0827</text:p>
          </table:table-cell>
          <table:table-cell office:value-type="float" office:value="-5.39106304398182" calcext:value-type="float">
            <text:p>-5.3911</text:p>
          </table:table-cell>
          <table:table-cell office:value-type="float" office:value="0.921270029180813" calcext:value-type="float">
            <text:p>0.92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6110</text:p>
          </table:table-cell>
          <table:table-cell office:value-type="string" calcext:value-type="string">
            <text:p>SAUR9</text:p>
          </table:table-cell>
          <table:table-cell office:value-type="string" calcext:value-type="string">
            <text:p>L</text:p>
          </table:table-cell>
          <table:table-cell office:value-type="float" office:value="2.42823726454162" calcext:value-type="float">
            <text:p>2.4282</text:p>
          </table:table-cell>
          <table:table-cell office:value-type="float" office:value="-0.407512242213896" calcext:value-type="float">
            <text:p>-0.4075</text:p>
          </table:table-cell>
          <table:table-cell office:value-type="float" office:value="-0.167822250389038" calcext:value-type="float">
            <text:p>-0.1678</text:p>
          </table:table-cell>
          <table:table-cell office:value-type="float" office:value="4.99999778857307" calcext:value-type="float">
            <text:p>5.0000</text:p>
          </table:table-cell>
          <table:table-cell office:value-type="float" office:value="-41.9555625972595" calcext:value-type="float">
            <text:p>-41.9556</text:p>
          </table:table-cell>
          <table:table-cell office:value-type="float" office:value="-2.63586798979568" calcext:value-type="float">
            <text:p>-2.6359</text:p>
          </table:table-cell>
          <table:table-cell office:value-type="float" office:value="0.818761350840771" calcext:value-type="float">
            <text:p>0.81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44260</text:p>
          </table:table-cell>
          <table:table-cell office:value-type="string" calcext:value-type="string">
            <text:p>CAF1-9</text:p>
          </table:table-cell>
          <table:table-cell office:value-type="string" calcext:value-type="string">
            <text:p>L</text:p>
          </table:table-cell>
          <table:table-cell office:value-type="float" office:value="13.5463215785109" calcext:value-type="float">
            <text:p>13.5463</text:p>
          </table:table-cell>
          <table:table-cell office:value-type="float" office:value="-2.22790679174031" calcext:value-type="float">
            <text:p>-2.2279</text:p>
          </table:table-cell>
          <table:table-cell office:value-type="float" office:value="-0.164465813012628" calcext:value-type="float">
            <text:p>-0.1645</text:p>
          </table:table-cell>
          <table:table-cell office:value-type="float" office:value="4.99999472637084" calcext:value-type="float">
            <text:p>5.0000</text:p>
          </table:table-cell>
          <table:table-cell office:value-type="float" office:value="-41.1164532531571" calcext:value-type="float">
            <text:p>-41.1165</text:p>
          </table:table-cell>
          <table:table-cell office:value-type="float" office:value="-2.49272744647694" calcext:value-type="float">
            <text:p>-2.4927</text:p>
          </table:table-cell>
          <table:table-cell office:value-type="float" office:value="0.915090890738571" calcext:value-type="float">
            <text:p>0.91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1190</text:p>
          </table:table-cell>
          <table:table-cell office:value-type="string" calcext:value-type="string">
            <text:p>ERF105</text:p>
          </table:table-cell>
          <table:table-cell office:value-type="string" calcext:value-type="string">
            <text:p>L</text:p>
          </table:table-cell>
          <table:table-cell office:value-type="float" office:value="19.8956690013081" calcext:value-type="float">
            <text:p>19.8957</text:p>
          </table:table-cell>
          <table:table-cell office:value-type="float" office:value="-3.27091193693047" calcext:value-type="float">
            <text:p>-3.2709</text:p>
          </table:table-cell>
          <table:table-cell office:value-type="float" office:value="-0.164403214423974" calcext:value-type="float">
            <text:p>-0.1644</text:p>
          </table:table-cell>
          <table:table-cell office:value-type="float" office:value="4.9999988383636" calcext:value-type="float">
            <text:p>5.0000</text:p>
          </table:table-cell>
          <table:table-cell office:value-type="float" office:value="-41.1008036059936" calcext:value-type="float">
            <text:p>-41.1008</text:p>
          </table:table-cell>
          <table:table-cell office:value-type="float" office:value="-2.49018267257675" calcext:value-type="float">
            <text:p>-2.4902</text:p>
          </table:table-cell>
          <table:table-cell office:value-type="float" office:value="0.824205334142659" calcext:value-type="float">
            <text:p>0.824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07135</text:p>
          </table:table-cell>
          <table:table-cell office:value-type="string" calcext:value-type="string">
            <text:p>L</text:p>
          </table:table-cell>
          <table:table-cell office:value-type="float" office:value="10.648833699002" calcext:value-type="float">
            <text:p>10.6488</text:p>
          </table:table-cell>
          <table:table-cell office:value-type="float" office:value="-1.60304571894539" calcext:value-type="float">
            <text:p>-1.6030</text:p>
          </table:table-cell>
          <table:table-cell office:value-type="float" office:value="-0.150537210389118" calcext:value-type="float">
            <text:p>-0.1505</text:p>
          </table:table-cell>
          <table:table-cell office:value-type="float" office:value="4.99999005599752" calcext:value-type="float">
            <text:p>5.0000</text:p>
          </table:table-cell>
          <table:table-cell office:value-type="float" office:value="-37.6343025972795" calcext:value-type="float">
            <text:p>-37.6343</text:p>
          </table:table-cell>
          <table:table-cell office:value-type="float" office:value="-2.01559321989435" calcext:value-type="float">
            <text:p>-2.0156</text:p>
          </table:table-cell>
          <table:table-cell office:value-type="float" office:value="0.859753844904153" calcext:value-type="float">
            <text:p>0.859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0985</text:p>
          </table:table-cell>
          <table:table-cell office:value-type="string" calcext:value-type="string">
            <text:p>L</text:p>
          </table:table-cell>
          <table:table-cell office:value-type="float" office:value="44.190150598339" calcext:value-type="float">
            <text:p>44.1902</text:p>
          </table:table-cell>
          <table:table-cell office:value-type="float" office:value="-6.29955213217636" calcext:value-type="float">
            <text:p>-6.2996</text:p>
          </table:table-cell>
          <table:table-cell office:value-type="float" office:value="-0.142555570571266" calcext:value-type="float">
            <text:p>-0.1426</text:p>
          </table:table-cell>
          <table:table-cell office:value-type="float" office:value="4.9999951576453" calcext:value-type="float">
            <text:p>5.0000</text:p>
          </table:table-cell>
          <table:table-cell office:value-type="float" office:value="-35.6388926428164" calcext:value-type="float">
            <text:p>-35.6389</text:p>
          </table:table-cell>
          <table:table-cell office:value-type="float" office:value="-1.79976456537122" calcext:value-type="float">
            <text:p>-1.7998</text:p>
          </table:table-cell>
          <table:table-cell office:value-type="float" office:value="0.832354451353808" calcext:value-type="float">
            <text:p>0.83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4770</text:p>
          </table:table-cell>
          <table:table-cell office:value-type="string" calcext:value-type="string">
            <text:p>SAUR1</text:p>
          </table:table-cell>
          <table:table-cell office:value-type="string" calcext:value-type="string">
            <text:p>L</text:p>
          </table:table-cell>
          <table:table-cell office:value-type="float" office:value="22.4631506667723" calcext:value-type="float">
            <text:p>22.4632</text:p>
          </table:table-cell>
          <table:table-cell office:value-type="float" office:value="-3.15518223978706" calcext:value-type="float">
            <text:p>-3.1552</text:p>
          </table:table-cell>
          <table:table-cell office:value-type="float" office:value="-0.14046036046289" calcext:value-type="float">
            <text:p>-0.1405</text:p>
          </table:table-cell>
          <table:table-cell office:value-type="float" office:value="4.58466989932341" calcext:value-type="float">
            <text:p>4.5847</text:p>
          </table:table-cell>
          <table:table-cell office:value-type="float" office:value="-35.1150901157226" calcext:value-type="float">
            <text:p>-35.1151</text:p>
          </table:table-cell>
          <table:table-cell office:value-type="float" office:value="-2.09495148168026" calcext:value-type="float">
            <text:p>-2.0950</text:p>
          </table:table-cell>
          <table:table-cell office:value-type="float" office:value="0.931969026066189" calcext:value-type="float">
            <text:p>0.93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1590</text:p>
          </table:table-cell>
          <table:table-cell office:value-type="string" calcext:value-type="string">
            <text:p>ERF107</text:p>
          </table:table-cell>
          <table:table-cell office:value-type="string" calcext:value-type="string">
            <text:p>L</text:p>
          </table:table-cell>
          <table:table-cell office:value-type="float" office:value="36.4996498918838" calcext:value-type="float">
            <text:p>36.4996</text:p>
          </table:table-cell>
          <table:table-cell office:value-type="float" office:value="-5.09614805074005" calcext:value-type="float">
            <text:p>-5.0961</text:p>
          </table:table-cell>
          <table:table-cell office:value-type="float" office:value="-0.139621833793898" calcext:value-type="float">
            <text:p>-0.1396</text:p>
          </table:table-cell>
          <table:table-cell office:value-type="float" office:value="4.99999642470734" calcext:value-type="float">
            <text:p>5.0000</text:p>
          </table:table-cell>
          <table:table-cell office:value-type="float" office:value="-34.9054584484744" calcext:value-type="float">
            <text:p>-34.9055</text:p>
          </table:table-cell>
          <table:table-cell office:value-type="float" office:value="-1.72790354018239" calcext:value-type="float">
            <text:p>-1.7279</text:p>
          </table:table-cell>
          <table:table-cell office:value-type="float" office:value="0.886916901500711" calcext:value-type="float">
            <text:p>0.88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1600</text:p>
          </table:table-cell>
          <table:table-cell office:value-type="string" calcext:value-type="string">
            <text:p>ERF104</text:p>
          </table:table-cell>
          <table:table-cell office:value-type="string" calcext:value-type="string">
            <text:p>L</text:p>
          </table:table-cell>
          <table:table-cell office:value-type="float" office:value="12.1914833455857" calcext:value-type="float">
            <text:p>12.1915</text:p>
          </table:table-cell>
          <table:table-cell office:value-type="float" office:value="-1.64690394448892" calcext:value-type="float">
            <text:p>-1.6469</text:p>
          </table:table-cell>
          <table:table-cell office:value-type="float" office:value="-0.135086428599785" calcext:value-type="float">
            <text:p>-0.1351</text:p>
          </table:table-cell>
          <table:table-cell office:value-type="float" office:value="4.99999240304104" calcext:value-type="float">
            <text:p>5.0000</text:p>
          </table:table-cell>
          <table:table-cell office:value-type="float" office:value="-33.7716071499462" calcext:value-type="float">
            <text:p>-33.7716</text:p>
          </table:table-cell>
          <table:table-cell office:value-type="float" office:value="-1.62341252430706" calcext:value-type="float">
            <text:p>-1.6234</text:p>
          </table:table-cell>
          <table:table-cell office:value-type="float" office:value="0.825356754618243" calcext:value-type="float">
            <text:p>0.82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8570</text:p>
          </table:table-cell>
          <table:table-cell office:value-type="string" calcext:value-type="string">
            <text:p>FKBP65</text:p>
          </table:table-cell>
          <table:table-cell office:value-type="string" calcext:value-type="string">
            <text:p>L</text:p>
          </table:table-cell>
          <table:table-cell office:value-type="float" office:value="13.0277421725642" calcext:value-type="float">
            <text:p>13.0277</text:p>
          </table:table-cell>
          <table:table-cell office:value-type="float" office:value="-1.75977023965478" calcext:value-type="float">
            <text:p>-1.7598</text:p>
          </table:table-cell>
          <table:table-cell office:value-type="float" office:value="-0.135078681811863" calcext:value-type="float">
            <text:p>-0.1351</text:p>
          </table:table-cell>
          <table:table-cell office:value-type="float" office:value="4.99999477878756" calcext:value-type="float">
            <text:p>5.0000</text:p>
          </table:table-cell>
          <table:table-cell office:value-type="float" office:value="-33.7696704529657" calcext:value-type="float">
            <text:p>-33.7697</text:p>
          </table:table-cell>
          <table:table-cell office:value-type="float" office:value="-1.62323893621102" calcext:value-type="float">
            <text:p>-1.6232</text:p>
          </table:table-cell>
          <table:table-cell office:value-type="float" office:value="0.929936402281473" calcext:value-type="float">
            <text:p>0.929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7280</text:p>
          </table:table-cell>
          <table:table-cell office:value-type="string" calcext:value-type="string">
            <text:p>L</text:p>
          </table:table-cell>
          <table:table-cell office:value-type="float" office:value="59.3096626030022" calcext:value-type="float">
            <text:p>59.3097</text:p>
          </table:table-cell>
          <table:table-cell office:value-type="float" office:value="-7.92602451375701" calcext:value-type="float">
            <text:p>-7.9260</text:p>
          </table:table-cell>
          <table:table-cell office:value-type="float" office:value="-0.133637997012578" calcext:value-type="float">
            <text:p>-0.1336</text:p>
          </table:table-cell>
          <table:table-cell office:value-type="float" office:value="4.9999951032152" calcext:value-type="float">
            <text:p>5.0000</text:p>
          </table:table-cell>
          <table:table-cell office:value-type="float" office:value="-33.4094992531445" calcext:value-type="float">
            <text:p>-33.4095</text:p>
          </table:table-cell>
          <table:table-cell office:value-type="float" office:value="-1.59157350873195" calcext:value-type="float">
            <text:p>-1.5916</text:p>
          </table:table-cell>
          <table:table-cell office:value-type="float" office:value="0.813261826551275" calcext:value-type="float">
            <text:p>0.81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4510</text:p>
          </table:table-cell>
          <table:table-cell office:value-type="string" calcext:value-type="string">
            <text:p>TIN1</text:p>
          </table:table-cell>
          <table:table-cell office:value-type="string" calcext:value-type="string">
            <text:p>L</text:p>
          </table:table-cell>
          <table:table-cell office:value-type="float" office:value="2.08965841698871" calcext:value-type="float">
            <text:p>2.0897</text:p>
          </table:table-cell>
          <table:table-cell office:value-type="float" office:value="-0.278087618150406" calcext:value-type="float">
            <text:p>-0.2781</text:p>
          </table:table-cell>
          <table:table-cell office:value-type="float" office:value="-0.133078026480108" calcext:value-type="float">
            <text:p>-0.1331</text:p>
          </table:table-cell>
          <table:table-cell office:value-type="float" office:value="4.99999408421013" calcext:value-type="float">
            <text:p>5.0000</text:p>
          </table:table-cell>
          <table:table-cell office:value-type="float" office:value="-33.2695066200271" calcext:value-type="float">
            <text:p>-33.2695</text:p>
          </table:table-cell>
          <table:table-cell office:value-type="float" office:value="-1.57945149834779" calcext:value-type="float">
            <text:p>-1.5795</text:p>
          </table:table-cell>
          <table:table-cell office:value-type="float" office:value="0.840866843308406" calcext:value-type="float">
            <text:p>0.84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7560</text:p>
          </table:table-cell>
          <table:table-cell office:value-type="string" calcext:value-type="string">
            <text:p>XTH22</text:p>
          </table:table-cell>
          <table:table-cell office:value-type="string" calcext:value-type="string">
            <text:p>L</text:p>
          </table:table-cell>
          <table:table-cell office:value-type="float" office:value="30.5549938567482" calcext:value-type="float">
            <text:p>30.5550</text:p>
          </table:table-cell>
          <table:table-cell office:value-type="float" office:value="-3.99117912478859" calcext:value-type="float">
            <text:p>-3.9912</text:p>
          </table:table-cell>
          <table:table-cell office:value-type="float" office:value="-0.130622808942478" calcext:value-type="float">
            <text:p>-0.1306</text:p>
          </table:table-cell>
          <table:table-cell office:value-type="float" office:value="4.99999480782011" calcext:value-type="float">
            <text:p>5.0000</text:p>
          </table:table-cell>
          <table:table-cell office:value-type="float" office:value="-32.6557022356194" calcext:value-type="float">
            <text:p>-32.6557</text:p>
          </table:table-cell>
          <table:table-cell office:value-type="float" office:value="-1.52746948559533" calcext:value-type="float">
            <text:p>-1.5275</text:p>
          </table:table-cell>
          <table:table-cell office:value-type="float" office:value="0.872442891739688" calcext:value-type="float">
            <text:p>0.87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8670</text:p>
          </table:table-cell>
          <table:table-cell office:value-type="string" calcext:value-type="string">
            <text:p>ARAB-1</text:p>
          </table:table-cell>
          <table:table-cell office:value-type="string" calcext:value-type="string">
            <text:p>L</text:p>
          </table:table-cell>
          <table:table-cell office:value-type="float" office:value="72.4120172979496" calcext:value-type="float">
            <text:p>72.4120</text:p>
          </table:table-cell>
          <table:table-cell office:value-type="float" office:value="-9.37587810319393" calcext:value-type="float">
            <text:p>-9.3759</text:p>
          </table:table-cell>
          <table:table-cell office:value-type="float" office:value="-0.129479587132831" calcext:value-type="float">
            <text:p>-0.1295</text:p>
          </table:table-cell>
          <table:table-cell office:value-type="float" office:value="4.99999497483967" calcext:value-type="float">
            <text:p>5.0000</text:p>
          </table:table-cell>
          <table:table-cell office:value-type="float" office:value="-32.3698967832077" calcext:value-type="float">
            <text:p>-32.3699</text:p>
          </table:table-cell>
          <table:table-cell office:value-type="float" office:value="-1.5038898360423" calcext:value-type="float">
            <text:p>-1.5039</text:p>
          </table:table-cell>
          <table:table-cell office:value-type="float" office:value="0.841368822076071" calcext:value-type="float">
            <text:p>0.841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59080</text:p>
          </table:table-cell>
          <table:table-cell office:value-type="string" calcext:value-type="string">
            <text:p>L</text:p>
          </table:table-cell>
          <table:table-cell office:value-type="float" office:value="8.46381209873453" calcext:value-type="float">
            <text:p>8.4638</text:p>
          </table:table-cell>
          <table:table-cell office:value-type="float" office:value="-1.07987758854686" calcext:value-type="float">
            <text:p>-1.0799</text:p>
          </table:table-cell>
          <table:table-cell office:value-type="float" office:value="-0.127587613707577" calcext:value-type="float">
            <text:p>-0.1276</text:p>
          </table:table-cell>
          <table:table-cell office:value-type="float" office:value="4.99997203219771" calcext:value-type="float">
            <text:p>5.0000</text:p>
          </table:table-cell>
          <table:table-cell office:value-type="float" office:value="-31.8969034268942" calcext:value-type="float">
            <text:p>-31.8969</text:p>
          </table:table-cell>
          <table:table-cell office:value-type="float" office:value="-1.46570581922584" calcext:value-type="float">
            <text:p>-1.4657</text:p>
          </table:table-cell>
          <table:table-cell office:value-type="float" office:value="0.803610973368502" calcext:value-type="float">
            <text:p>0.80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25190</text:p>
          </table:table-cell>
          <table:table-cell office:value-type="string" calcext:value-type="string">
            <text:p>ERF003</text:p>
          </table:table-cell>
          <table:table-cell office:value-type="string" calcext:value-type="string">
            <text:p>L</text:p>
          </table:table-cell>
          <table:table-cell office:value-type="float" office:value="10.1833417612181" calcext:value-type="float">
            <text:p>10.1833</text:p>
          </table:table-cell>
          <table:table-cell office:value-type="float" office:value="-1.26970612880588" calcext:value-type="float">
            <text:p>-1.2697</text:p>
          </table:table-cell>
          <table:table-cell office:value-type="float" office:value="-0.124684623042054" calcext:value-type="float">
            <text:p>-0.1247</text:p>
          </table:table-cell>
          <table:table-cell office:value-type="float" office:value="4.64999329484423" calcext:value-type="float">
            <text:p>4.6500</text:p>
          </table:table-cell>
          <table:table-cell office:value-type="float" office:value="-31.1711557605135" calcext:value-type="float">
            <text:p>-31.1712</text:p>
          </table:table-cell>
          <table:table-cell office:value-type="float" office:value="-1.6009860214368" calcext:value-type="float">
            <text:p>-1.6010</text:p>
          </table:table-cell>
          <table:table-cell office:value-type="float" office:value="0.926378302335141" calcext:value-type="float">
            <text:p>0.92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2400</text:p>
          </table:table-cell>
          <table:table-cell office:value-type="string" calcext:value-type="string">
            <text:p>HOP3</text:p>
          </table:table-cell>
          <table:table-cell office:value-type="string" calcext:value-type="string">
            <text:p>L</text:p>
          </table:table-cell>
          <table:table-cell office:value-type="float" office:value="14.8578823372535" calcext:value-type="float">
            <text:p>14.8579</text:p>
          </table:table-cell>
          <table:table-cell office:value-type="float" office:value="-1.82690838245998" calcext:value-type="float">
            <text:p>-1.8269</text:p>
          </table:table-cell>
          <table:table-cell office:value-type="float" office:value="-0.122958867286176" calcext:value-type="float">
            <text:p>-0.1230</text:p>
          </table:table-cell>
          <table:table-cell office:value-type="float" office:value="4.99999032321348" calcext:value-type="float">
            <text:p>5.0000</text:p>
          </table:table-cell>
          <table:table-cell office:value-type="float" office:value="-30.7397168215441" calcext:value-type="float">
            <text:p>-30.7397</text:p>
          </table:table-cell>
          <table:table-cell office:value-type="float" office:value="-1.37630363631572" calcext:value-type="float">
            <text:p>-1.3763</text:p>
          </table:table-cell>
          <table:table-cell office:value-type="float" office:value="0.802139918562599" calcext:value-type="float">
            <text:p>0.802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0800</text:p>
          </table:table-cell>
          <table:table-cell office:value-type="string" calcext:value-type="string">
            <text:p>L</text:p>
          </table:table-cell>
          <table:table-cell office:value-type="float" office:value="12.2914500248845" calcext:value-type="float">
            <text:p>12.2915</text:p>
          </table:table-cell>
          <table:table-cell office:value-type="float" office:value="-1.50072129305758" calcext:value-type="float">
            <text:p>-1.5007</text:p>
          </table:table-cell>
          <table:table-cell office:value-type="float" office:value="-0.122094731705316" calcext:value-type="float">
            <text:p>-0.1221</text:p>
          </table:table-cell>
          <table:table-cell office:value-type="float" office:value="4.99999589608286" calcext:value-type="float">
            <text:p>5.0000</text:p>
          </table:table-cell>
          <table:table-cell office:value-type="float" office:value="-30.523682926329" calcext:value-type="float">
            <text:p>-30.5237</text:p>
          </table:table-cell>
          <table:table-cell office:value-type="float" office:value="-1.36020905776979" calcext:value-type="float">
            <text:p>-1.3602</text:p>
          </table:table-cell>
          <table:table-cell office:value-type="float" office:value="0.882574542223109" calcext:value-type="float">
            <text:p>0.88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0000</text:p>
          </table:table-cell>
          <table:table-cell office:value-type="string" calcext:value-type="string">
            <text:p>HSPRO2</text:p>
          </table:table-cell>
          <table:table-cell office:value-type="string" calcext:value-type="string">
            <text:p>L</text:p>
          </table:table-cell>
          <table:table-cell office:value-type="float" office:value="8.2868035954462" calcext:value-type="float">
            <text:p>8.2868</text:p>
          </table:table-cell>
          <table:table-cell office:value-type="float" office:value="-1.01061235529998" calcext:value-type="float">
            <text:p>-1.0106</text:p>
          </table:table-cell>
          <table:table-cell office:value-type="float" office:value="-0.121954423519261" calcext:value-type="float">
            <text:p>-0.1220</text:p>
          </table:table-cell>
          <table:table-cell office:value-type="float" office:value="4.99999565023966" calcext:value-type="float">
            <text:p>5.0000</text:p>
          </table:table-cell>
          <table:table-cell office:value-type="float" office:value="-30.4886058798153" calcext:value-type="float">
            <text:p>-30.4886</text:p>
          </table:table-cell>
          <table:table-cell office:value-type="float" office:value="-1.35761319158974" calcext:value-type="float">
            <text:p>-1.3576</text:p>
          </table:table-cell>
          <table:table-cell office:value-type="float" office:value="0.826756411555702" calcext:value-type="float">
            <text:p>0.826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6750</text:p>
          </table:table-cell>
          <table:table-cell office:value-type="string" calcext:value-type="string">
            <text:p>L</text:p>
          </table:table-cell>
          <table:table-cell office:value-type="float" office:value="43.3543737489847" calcext:value-type="float">
            <text:p>43.3544</text:p>
          </table:table-cell>
          <table:table-cell office:value-type="float" office:value="-5.10973062168004" calcext:value-type="float">
            <text:p>-5.1097</text:p>
          </table:table-cell>
          <table:table-cell office:value-type="float" office:value="-0.117859633984442" calcext:value-type="float">
            <text:p>-0.1179</text:p>
          </table:table-cell>
          <table:table-cell office:value-type="float" office:value="4.50649473372996" calcext:value-type="float">
            <text:p>4.5065</text:p>
          </table:table-cell>
          <table:table-cell office:value-type="float" office:value="-29.4649084961105" calcext:value-type="float">
            <text:p>-29.4649</text:p>
          </table:table-cell>
          <table:table-cell office:value-type="float" office:value="-1.53045608363328" calcext:value-type="float">
            <text:p>-1.5305</text:p>
          </table:table-cell>
          <table:table-cell office:value-type="float" office:value="0.892029806593759" calcext:value-type="float">
            <text:p>0.892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9850</text:p>
          </table:table-cell>
          <table:table-cell office:value-type="string" calcext:value-type="string">
            <text:p>L</text:p>
          </table:table-cell>
          <table:table-cell office:value-type="float" office:value="11.7675898567875" calcext:value-type="float">
            <text:p>11.7676</text:p>
          </table:table-cell>
          <table:table-cell office:value-type="float" office:value="-1.38479862379052" calcext:value-type="float">
            <text:p>-1.3848</text:p>
          </table:table-cell>
          <table:table-cell office:value-type="float" office:value="-0.117679035439171" calcext:value-type="float">
            <text:p>-0.1177</text:p>
          </table:table-cell>
          <table:table-cell office:value-type="float" office:value="3.14668704778505" calcext:value-type="float">
            <text:p>3.1467</text:p>
          </table:table-cell>
          <table:table-cell office:value-type="float" office:value="-29.4197588597927" calcext:value-type="float">
            <text:p>-29.4198</text:p>
          </table:table-cell>
          <table:table-cell office:value-type="float" office:value="-3.94217203117398" calcext:value-type="float">
            <text:p>-3.9422</text:p>
          </table:table-cell>
          <table:table-cell office:value-type="float" office:value="0.908848851327463" calcext:value-type="float">
            <text:p>0.908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25210</text:p>
          </table:table-cell>
          <table:table-cell office:value-type="string" calcext:value-type="string">
            <text:p>L</text:p>
          </table:table-cell>
          <table:table-cell office:value-type="float" office:value="5.5345611810877" calcext:value-type="float">
            <text:p>5.5346</text:p>
          </table:table-cell>
          <table:table-cell office:value-type="float" office:value="-0.645836466540783" calcext:value-type="float">
            <text:p>-0.6458</text:p>
          </table:table-cell>
          <table:table-cell office:value-type="float" office:value="-0.116691539836562" calcext:value-type="float">
            <text:p>-0.1167</text:p>
          </table:table-cell>
          <table:table-cell office:value-type="float" office:value="4.99999636614023" calcext:value-type="float">
            <text:p>5.0000</text:p>
          </table:table-cell>
          <table:table-cell office:value-type="float" office:value="-29.1728849591404" calcext:value-type="float">
            <text:p>-29.1729</text:p>
          </table:table-cell>
          <table:table-cell office:value-type="float" office:value="-1.26346655156467" calcext:value-type="float">
            <text:p>-1.2635</text:p>
          </table:table-cell>
          <table:table-cell office:value-type="float" office:value="0.895646601936128" calcext:value-type="float">
            <text:p>0.89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8773</text:p>
          </table:table-cell>
          <table:table-cell office:value-type="string" calcext:value-type="string">
            <text:p>ATL77</text:p>
          </table:table-cell>
          <table:table-cell office:value-type="string" calcext:value-type="string">
            <text:p>L</text:p>
          </table:table-cell>
          <table:table-cell office:value-type="float" office:value="3.10206960215968" calcext:value-type="float">
            <text:p>3.1021</text:p>
          </table:table-cell>
          <table:table-cell office:value-type="float" office:value="-0.360096582576777" calcext:value-type="float">
            <text:p>-0.3601</text:p>
          </table:table-cell>
          <table:table-cell office:value-type="float" office:value="-0.11608268954574" calcext:value-type="float">
            <text:p>-0.1161</text:p>
          </table:table-cell>
          <table:table-cell office:value-type="float" office:value="4.99998629383192" calcext:value-type="float">
            <text:p>5.0000</text:p>
          </table:table-cell>
          <table:table-cell office:value-type="float" office:value="-29.0206723864349" calcext:value-type="float">
            <text:p>-29.0207</text:p>
          </table:table-cell>
          <table:table-cell office:value-type="float" office:value="-1.25296512518215" calcext:value-type="float">
            <text:p>-1.2530</text:p>
          </table:table-cell>
          <table:table-cell office:value-type="float" office:value="0.838822061031639" calcext:value-type="float">
            <text:p>0.838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2190</text:p>
          </table:table-cell>
          <table:table-cell office:value-type="string" calcext:value-type="string">
            <text:p>L</text:p>
          </table:table-cell>
          <table:table-cell office:value-type="float" office:value="18.7256662700659" calcext:value-type="float">
            <text:p>18.7257</text:p>
          </table:table-cell>
          <table:table-cell office:value-type="float" office:value="-2.17355807112359" calcext:value-type="float">
            <text:p>-2.1736</text:p>
          </table:table-cell>
          <table:table-cell office:value-type="float" office:value="-0.116073737498898" calcext:value-type="float">
            <text:p>-0.1161</text:p>
          </table:table-cell>
          <table:table-cell office:value-type="float" office:value="4.99999074286011" calcext:value-type="float">
            <text:p>5.0000</text:p>
          </table:table-cell>
          <table:table-cell office:value-type="float" office:value="-29.0184343747245" calcext:value-type="float">
            <text:p>-29.0184</text:p>
          </table:table-cell>
          <table:table-cell office:value-type="float" office:value="-1.25280945455483" calcext:value-type="float">
            <text:p>-1.2528</text:p>
          </table:table-cell>
          <table:table-cell office:value-type="float" office:value="0.918285162554677" calcext:value-type="float">
            <text:p>0.91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4972</text:p>
          </table:table-cell>
          <table:table-cell office:value-type="string" calcext:value-type="string">
            <text:p>TPD1</text:p>
          </table:table-cell>
          <table:table-cell office:value-type="string" calcext:value-type="string">
            <text:p>L</text:p>
          </table:table-cell>
          <table:table-cell office:value-type="float" office:value="11.6195476632495" calcext:value-type="float">
            <text:p>11.6195</text:p>
          </table:table-cell>
          <table:table-cell office:value-type="float" office:value="-1.34195246770017" calcext:value-type="float">
            <text:p>-1.3420</text:p>
          </table:table-cell>
          <table:table-cell office:value-type="float" office:value="-0.11549093876903" calcext:value-type="float">
            <text:p>-0.1155</text:p>
          </table:table-cell>
          <table:table-cell office:value-type="float" office:value="4.9999975085618" calcext:value-type="float">
            <text:p>5.0000</text:p>
          </table:table-cell>
          <table:table-cell office:value-type="float" office:value="-28.8727346922575" calcext:value-type="float">
            <text:p>-28.8727</text:p>
          </table:table-cell>
          <table:table-cell office:value-type="float" office:value="-1.24282303896988" calcext:value-type="float">
            <text:p>-1.2428</text:p>
          </table:table-cell>
          <table:table-cell office:value-type="float" office:value="0.811222794804234" calcext:value-type="float">
            <text:p>0.81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47420</text:p>
          </table:table-cell>
          <table:table-cell office:value-type="string" calcext:value-type="string">
            <text:p>ATPS3</text:p>
          </table:table-cell>
          <table:table-cell office:value-type="string" calcext:value-type="string">
            <text:p>L</text:p>
          </table:table-cell>
          <table:table-cell office:value-type="float" office:value="13.1121482745946" calcext:value-type="float">
            <text:p>13.1121</text:p>
          </table:table-cell>
          <table:table-cell office:value-type="float" office:value="-1.50003416256772" calcext:value-type="float">
            <text:p>-1.5000</text:p>
          </table:table-cell>
          <table:table-cell office:value-type="float" office:value="-0.114400335563174" calcext:value-type="float">
            <text:p>-0.1144</text:p>
          </table:table-cell>
          <table:table-cell office:value-type="float" office:value="4.99999025288708" calcext:value-type="float">
            <text:p>5.0000</text:p>
          </table:table-cell>
          <table:table-cell office:value-type="float" office:value="-28.6000838907936" calcext:value-type="float">
            <text:p>-28.6001</text:p>
          </table:table-cell>
          <table:table-cell office:value-type="float" office:value="-1.22432671252073" calcext:value-type="float">
            <text:p>-1.2243</text:p>
          </table:table-cell>
          <table:table-cell office:value-type="float" office:value="0.80836661741901" calcext:value-type="float">
            <text:p>0.80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7190</text:p>
          </table:table-cell>
          <table:table-cell office:value-type="string" calcext:value-type="string">
            <text:p>ERF010</text:p>
          </table:table-cell>
          <table:table-cell office:value-type="string" calcext:value-type="string">
            <text:p>L</text:p>
          </table:table-cell>
          <table:table-cell office:value-type="float" office:value="6.52571504541994" calcext:value-type="float">
            <text:p>6.5257</text:p>
          </table:table-cell>
          <table:table-cell office:value-type="float" office:value="-0.746053903762312" calcext:value-type="float">
            <text:p>-0.7461</text:p>
          </table:table-cell>
          <table:table-cell office:value-type="float" office:value="-0.114325234640138" calcext:value-type="float">
            <text:p>-0.1143</text:p>
          </table:table-cell>
          <table:table-cell office:value-type="float" office:value="4.94939039254147" calcext:value-type="float">
            <text:p>4.9494</text:p>
          </table:table-cell>
          <table:table-cell office:value-type="float" office:value="-28.5813086600344" calcext:value-type="float">
            <text:p>-28.5813</text:p>
          </table:table-cell>
          <table:table-cell office:value-type="float" office:value="-1.2428787296554" calcext:value-type="float">
            <text:p>-1.2429</text:p>
          </table:table-cell>
          <table:table-cell office:value-type="float" office:value="0.855751694104094" calcext:value-type="float">
            <text:p>0.855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2050</text:p>
          </table:table-cell>
          <table:table-cell office:value-type="string" calcext:value-type="string">
            <text:p>L</text:p>
          </table:table-cell>
          <table:table-cell office:value-type="float" office:value="18.8718901550282" calcext:value-type="float">
            <text:p>18.8719</text:p>
          </table:table-cell>
          <table:table-cell office:value-type="float" office:value="-2.15544974127208" calcext:value-type="float">
            <text:p>-2.1554</text:p>
          </table:table-cell>
          <table:table-cell office:value-type="float" office:value="-0.114214830817982" calcext:value-type="float">
            <text:p>-0.1142</text:p>
          </table:table-cell>
          <table:table-cell office:value-type="float" office:value="4.4695507240273" calcext:value-type="float">
            <text:p>4.4696</text:p>
          </table:table-cell>
          <table:table-cell office:value-type="float" office:value="-28.5537077044954" calcext:value-type="float">
            <text:p>-28.5537</text:p>
          </table:table-cell>
          <table:table-cell office:value-type="float" office:value="-1.4693283965337" calcext:value-type="float">
            <text:p>-1.4693</text:p>
          </table:table-cell>
          <table:table-cell office:value-type="float" office:value="0.898201631764903" calcext:value-type="float">
            <text:p>0.898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1070</text:p>
          </table:table-cell>
          <table:table-cell office:value-type="string" calcext:value-type="string">
            <text:p>L</text:p>
          </table:table-cell>
          <table:table-cell office:value-type="float" office:value="26.3933933080816" calcext:value-type="float">
            <text:p>26.3934</text:p>
          </table:table-cell>
          <table:table-cell office:value-type="float" office:value="-2.99456579944969" calcext:value-type="float">
            <text:p>-2.9946</text:p>
          </table:table-cell>
          <table:table-cell office:value-type="float" office:value="-0.113458916195242" calcext:value-type="float">
            <text:p>-0.1135</text:p>
          </table:table-cell>
          <table:table-cell office:value-type="float" office:value="4.63620948047598" calcext:value-type="float">
            <text:p>4.6362</text:p>
          </table:table-cell>
          <table:table-cell office:value-type="float" office:value="-28.3647290488104" calcext:value-type="float">
            <text:p>-28.3647</text:p>
          </table:table-cell>
          <table:table-cell office:value-type="float" office:value="-1.36515999675423" calcext:value-type="float">
            <text:p>-1.3652</text:p>
          </table:table-cell>
          <table:table-cell office:value-type="float" office:value="0.917099429142798" calcext:value-type="float">
            <text:p>0.917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5550</text:p>
          </table:table-cell>
          <table:table-cell office:value-type="string" calcext:value-type="string">
            <text:p>L</text:p>
          </table:table-cell>
          <table:table-cell office:value-type="float" office:value="34.2867415183225" calcext:value-type="float">
            <text:p>34.2867</text:p>
          </table:table-cell>
          <table:table-cell office:value-type="float" office:value="-3.86691098423261" calcext:value-type="float">
            <text:p>-3.8669</text:p>
          </table:table-cell>
          <table:table-cell office:value-type="float" office:value="-0.112781524665042" calcext:value-type="float">
            <text:p>-0.1128</text:p>
          </table:table-cell>
          <table:table-cell office:value-type="float" office:value="4.63988956220907" calcext:value-type="float">
            <text:p>4.6399</text:p>
          </table:table-cell>
          <table:table-cell office:value-type="float" office:value="-28.1953811662605" calcext:value-type="float">
            <text:p>-28.1954</text:p>
          </table:table-cell>
          <table:table-cell office:value-type="float" office:value="-1.3498734562195" calcext:value-type="float">
            <text:p>-1.3499</text:p>
          </table:table-cell>
          <table:table-cell office:value-type="float" office:value="0.944351209377727" calcext:value-type="float">
            <text:p>0.944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6070</text:p>
          </table:table-cell>
          <table:table-cell office:value-type="string" calcext:value-type="string">
            <text:p>L</text:p>
          </table:table-cell>
          <table:table-cell office:value-type="float" office:value="14.8604111694036" calcext:value-type="float">
            <text:p>14.8604</text:p>
          </table:table-cell>
          <table:table-cell office:value-type="float" office:value="-1.67284741286491" calcext:value-type="float">
            <text:p>-1.6728</text:p>
          </table:table-cell>
          <table:table-cell office:value-type="float" office:value="-0.112570735344738" calcext:value-type="float">
            <text:p>-0.1126</text:p>
          </table:table-cell>
          <table:table-cell office:value-type="float" office:value="4.99999514804404" calcext:value-type="float">
            <text:p>5.0000</text:p>
          </table:table-cell>
          <table:table-cell office:value-type="float" office:value="-28.1426838361844" calcext:value-type="float">
            <text:p>-28.1427</text:p>
          </table:table-cell>
          <table:table-cell office:value-type="float" office:value="-1.19381363252876" calcext:value-type="float">
            <text:p>-1.1938</text:p>
          </table:table-cell>
          <table:table-cell office:value-type="float" office:value="0.856729689005014" calcext:value-type="float">
            <text:p>0.85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4130</text:p>
          </table:table-cell>
          <table:table-cell office:value-type="string" calcext:value-type="string">
            <text:p>XTH15</text:p>
          </table:table-cell>
          <table:table-cell office:value-type="string" calcext:value-type="string">
            <text:p>L</text:p>
          </table:table-cell>
          <table:table-cell office:value-type="float" office:value="178.929731257485" calcext:value-type="float">
            <text:p>178.9297</text:p>
          </table:table-cell>
          <table:table-cell office:value-type="float" office:value="-19.8596178093782" calcext:value-type="float">
            <text:p>-19.8596</text:p>
          </table:table-cell>
          <table:table-cell office:value-type="float" office:value="-0.110991156527249" calcext:value-type="float">
            <text:p>-0.1110</text:p>
          </table:table-cell>
          <table:table-cell office:value-type="float" office:value="4.62739237037303" calcext:value-type="float">
            <text:p>4.6274</text:p>
          </table:table-cell>
          <table:table-cell office:value-type="float" office:value="-27.7477891318124" calcext:value-type="float">
            <text:p>-27.7478</text:p>
          </table:table-cell>
          <table:table-cell office:value-type="float" office:value="-1.32063753616768" calcext:value-type="float">
            <text:p>-1.3206</text:p>
          </table:table-cell>
          <table:table-cell office:value-type="float" office:value="0.800900595132149" calcext:value-type="float">
            <text:p>0.80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35290</text:p>
          </table:table-cell>
          <table:table-cell office:value-type="string" calcext:value-type="string">
            <text:p>SAUR79</text:p>
          </table:table-cell>
          <table:table-cell office:value-type="string" calcext:value-type="string">
            <text:p>L</text:p>
          </table:table-cell>
          <table:table-cell office:value-type="float" office:value="8.00513180723491" calcext:value-type="float">
            <text:p>8.0051</text:p>
          </table:table-cell>
          <table:table-cell office:value-type="float" office:value="-0.883847761332975" calcext:value-type="float">
            <text:p>-0.8838</text:p>
          </table:table-cell>
          <table:table-cell office:value-type="float" office:value="-0.110410144719187" calcext:value-type="float">
            <text:p>-0.1104</text:p>
          </table:table-cell>
          <table:table-cell office:value-type="float" office:value="3.72862957153381" calcext:value-type="float">
            <text:p>3.7286</text:p>
          </table:table-cell>
          <table:table-cell office:value-type="float" office:value="-27.6025361797968" calcext:value-type="float">
            <text:p>-27.6025</text:p>
          </table:table-cell>
          <table:table-cell office:value-type="float" office:value="-1.94500631640174" calcext:value-type="float">
            <text:p>-1.9450</text:p>
          </table:table-cell>
          <table:table-cell office:value-type="float" office:value="0.892458521695113" calcext:value-type="float">
            <text:p>0.892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4148</text:p>
          </table:table-cell>
          <table:table-cell office:value-type="string" calcext:value-type="string">
            <text:p>L</text:p>
          </table:table-cell>
          <table:table-cell office:value-type="float" office:value="5.19920713402133" calcext:value-type="float">
            <text:p>5.1992</text:p>
          </table:table-cell>
          <table:table-cell office:value-type="float" office:value="-0.572830290998083" calcext:value-type="float">
            <text:p>-0.5728</text:p>
          </table:table-cell>
          <table:table-cell office:value-type="float" office:value="-0.110176470417909" calcext:value-type="float">
            <text:p>-0.1102</text:p>
          </table:table-cell>
          <table:table-cell office:value-type="float" office:value="4.99998988225132" calcext:value-type="float">
            <text:p>5.0000</text:p>
          </table:table-cell>
          <table:table-cell office:value-type="float" office:value="-27.5441176044772" calcext:value-type="float">
            <text:p>-27.5441</text:p>
          </table:table-cell>
          <table:table-cell office:value-type="float" office:value="-1.15483826236272" calcext:value-type="float">
            <text:p>-1.1548</text:p>
          </table:table-cell>
          <table:table-cell office:value-type="float" office:value="0.868139645628784" calcext:value-type="float">
            <text:p>0.86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9770</text:p>
          </table:table-cell>
          <table:table-cell office:value-type="string" calcext:value-type="string">
            <text:p>PUP14</text:p>
          </table:table-cell>
          <table:table-cell office:value-type="string" calcext:value-type="string">
            <text:p>L</text:p>
          </table:table-cell>
          <table:table-cell office:value-type="float" office:value="43.0424287698401" calcext:value-type="float">
            <text:p>43.0424</text:p>
          </table:table-cell>
          <table:table-cell office:value-type="float" office:value="-4.73890783152731" calcext:value-type="float">
            <text:p>-4.7389</text:p>
          </table:table-cell>
          <table:table-cell office:value-type="float" office:value="-0.110098522945059" calcext:value-type="float">
            <text:p>-0.1101</text:p>
          </table:table-cell>
          <table:table-cell office:value-type="float" office:value="4.99999205503424" calcext:value-type="float">
            <text:p>5.0000</text:p>
          </table:table-cell>
          <table:table-cell office:value-type="float" office:value="-27.5246307362648" calcext:value-type="float">
            <text:p>-27.5246</text:p>
          </table:table-cell>
          <table:table-cell office:value-type="float" office:value="-1.1535860833479" calcext:value-type="float">
            <text:p>-1.1536</text:p>
          </table:table-cell>
          <table:table-cell office:value-type="float" office:value="0.892052132343708" calcext:value-type="float">
            <text:p>0.89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5560</text:p>
          </table:table-cell>
          <table:table-cell office:value-type="string" calcext:value-type="string">
            <text:p>TEM1</text:p>
          </table:table-cell>
          <table:table-cell office:value-type="string" calcext:value-type="string">
            <text:p>L</text:p>
          </table:table-cell>
          <table:table-cell office:value-type="float" office:value="33.2082993075067" calcext:value-type="float">
            <text:p>33.2083</text:p>
          </table:table-cell>
          <table:table-cell office:value-type="float" office:value="-3.64010296003973" calcext:value-type="float">
            <text:p>-3.6401</text:p>
          </table:table-cell>
          <table:table-cell office:value-type="float" office:value="-0.109614254145707" calcext:value-type="float">
            <text:p>-0.1096</text:p>
          </table:table-cell>
          <table:table-cell office:value-type="float" office:value="4.99999066247701" calcext:value-type="float">
            <text:p>5.0000</text:p>
          </table:table-cell>
          <table:table-cell office:value-type="float" office:value="-27.4035635364266" calcext:value-type="float">
            <text:p>-27.4036</text:p>
          </table:table-cell>
          <table:table-cell office:value-type="float" office:value="-1.14583608973918" calcext:value-type="float">
            <text:p>-1.1458</text:p>
          </table:table-cell>
          <table:table-cell office:value-type="float" office:value="0.830043515945181" calcext:value-type="float">
            <text:p>0.83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1330</text:p>
          </table:table-cell>
          <table:table-cell office:value-type="string" calcext:value-type="string">
            <text:p>BHLH87</text:p>
          </table:table-cell>
          <table:table-cell office:value-type="string" calcext:value-type="string">
            <text:p>L</text:p>
          </table:table-cell>
          <table:table-cell office:value-type="float" office:value="2.05187900446855" calcext:value-type="float">
            <text:p>2.0519</text:p>
          </table:table-cell>
          <table:table-cell office:value-type="float" office:value="-0.224245916903793" calcext:value-type="float">
            <text:p>-0.2242</text:p>
          </table:table-cell>
          <table:table-cell office:value-type="float" office:value="-0.109288080055127" calcext:value-type="float">
            <text:p>-0.1093</text:p>
          </table:table-cell>
          <table:table-cell office:value-type="float" office:value="2.96130696623374" calcext:value-type="float">
            <text:p>2.9613</text:p>
          </table:table-cell>
          <table:table-cell office:value-type="float" office:value="-27.3220200137817" calcext:value-type="float">
            <text:p>-27.3220</text:p>
          </table:table-cell>
          <table:table-cell office:value-type="float" office:value="-3.69215341840197" calcext:value-type="float">
            <text:p>-3.6922</text:p>
          </table:table-cell>
          <table:table-cell office:value-type="float" office:value="0.950133989231825" calcext:value-type="float">
            <text:p>0.95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3500</text:p>
          </table:table-cell>
          <table:table-cell office:value-type="string" calcext:value-type="string">
            <text:p>MKK9</text:p>
          </table:table-cell>
          <table:table-cell office:value-type="string" calcext:value-type="string">
            <text:p>L</text:p>
          </table:table-cell>
          <table:table-cell office:value-type="float" office:value="9.40914402305704" calcext:value-type="float">
            <text:p>9.4091</text:p>
          </table:table-cell>
          <table:table-cell office:value-type="float" office:value="-1.02785446908299" calcext:value-type="float">
            <text:p>-1.0279</text:p>
          </table:table-cell>
          <table:table-cell office:value-type="float" office:value="-0.109239954937903" calcext:value-type="float">
            <text:p>-0.1092</text:p>
          </table:table-cell>
          <table:table-cell office:value-type="float" office:value="3.96017312676981" calcext:value-type="float">
            <text:p>3.9602</text:p>
          </table:table-cell>
          <table:table-cell office:value-type="float" office:value="-27.3099887344757" calcext:value-type="float">
            <text:p>-27.3100</text:p>
          </table:table-cell>
          <table:table-cell office:value-type="float" office:value="-1.68787404873197" calcext:value-type="float">
            <text:p>-1.6879</text:p>
          </table:table-cell>
          <table:table-cell office:value-type="float" office:value="0.874394111999937" calcext:value-type="float">
            <text:p>0.87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6350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L</text:p>
          </table:table-cell>
          <table:table-cell office:value-type="float" office:value="2.37859904292593" calcext:value-type="float">
            <text:p>2.3786</text:p>
          </table:table-cell>
          <table:table-cell office:value-type="float" office:value="-0.252289754482235" calcext:value-type="float">
            <text:p>-0.2523</text:p>
          </table:table-cell>
          <table:table-cell office:value-type="float" office:value="-0.106066533253075" calcext:value-type="float">
            <text:p>-0.1061</text:p>
          </table:table-cell>
          <table:table-cell office:value-type="float" office:value="4.46906179919128" calcext:value-type="float">
            <text:p>4.4691</text:p>
          </table:table-cell>
          <table:table-cell office:value-type="float" office:value="-26.5166333132687" calcext:value-type="float">
            <text:p>-26.5166</text:p>
          </table:table-cell>
          <table:table-cell office:value-type="float" office:value="-1.29809722706107" calcext:value-type="float">
            <text:p>-1.2981</text:p>
          </table:table-cell>
          <table:table-cell office:value-type="float" office:value="0.853522259505788" calcext:value-type="float">
            <text:p>0.85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37770</text:p>
          </table:table-cell>
          <table:table-cell office:value-type="string" calcext:value-type="string">
            <text:p>CML24</text:p>
          </table:table-cell>
          <table:table-cell office:value-type="string" calcext:value-type="string">
            <text:p>L</text:p>
          </table:table-cell>
          <table:table-cell office:value-type="float" office:value="109.338906165638" calcext:value-type="float">
            <text:p>109.3389</text:p>
          </table:table-cell>
          <table:table-cell office:value-type="float" office:value="-11.5215035656843" calcext:value-type="float">
            <text:p>-11.5215</text:p>
          </table:table-cell>
          <table:table-cell office:value-type="float" office:value="-0.105374234750715" calcext:value-type="float">
            <text:p>-0.1054</text:p>
          </table:table-cell>
          <table:table-cell office:value-type="float" office:value="4.99999608454416" calcext:value-type="float">
            <text:p>5.0000</text:p>
          </table:table-cell>
          <table:table-cell office:value-type="float" office:value="-26.3435586876787" calcext:value-type="float">
            <text:p>-26.3436</text:p>
          </table:table-cell>
          <table:table-cell office:value-type="float" office:value="-1.07969629059562" calcext:value-type="float">
            <text:p>-1.0797</text:p>
          </table:table-cell>
          <table:table-cell office:value-type="float" office:value="0.88613890300155" calcext:value-type="float">
            <text:p>0.88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0060</text:p>
          </table:table-cell>
          <table:table-cell office:value-type="string" calcext:value-type="string">
            <text:p>MYB77</text:p>
          </table:table-cell>
          <table:table-cell office:value-type="string" calcext:value-type="string">
            <text:p>L</text:p>
          </table:table-cell>
          <table:table-cell office:value-type="float" office:value="15.6177312635428" calcext:value-type="float">
            <text:p>15.6177</text:p>
          </table:table-cell>
          <table:table-cell office:value-type="float" office:value="-1.61409447369393" calcext:value-type="float">
            <text:p>-1.6141</text:p>
          </table:table-cell>
          <table:table-cell office:value-type="float" office:value="-0.103350124704847" calcext:value-type="float">
            <text:p>-0.1034</text:p>
          </table:table-cell>
          <table:table-cell office:value-type="float" office:value="3.64967203593996" calcext:value-type="float">
            <text:p>3.6497</text:p>
          </table:table-cell>
          <table:table-cell office:value-type="float" office:value="-25.8375311762117" calcext:value-type="float">
            <text:p>-25.8375</text:p>
          </table:table-cell>
          <table:table-cell office:value-type="float" office:value="-1.77566912724044" calcext:value-type="float">
            <text:p>-1.7757</text:p>
          </table:table-cell>
          <table:table-cell office:value-type="float" office:value="0.913737131030935" calcext:value-type="float">
            <text:p>0.913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0460</text:p>
          </table:table-cell>
          <table:table-cell office:value-type="string" calcext:value-type="string">
            <text:p>L</text:p>
          </table:table-cell>
          <table:table-cell office:value-type="float" office:value="2.59135029739341" calcext:value-type="float">
            <text:p>2.5914</text:p>
          </table:table-cell>
          <table:table-cell office:value-type="float" office:value="-0.262893471501401" calcext:value-type="float">
            <text:p>-0.2629</text:p>
          </table:table-cell>
          <table:table-cell office:value-type="float" office:value="-0.101450379659531" calcext:value-type="float">
            <text:p>-0.1015</text:p>
          </table:table-cell>
          <table:table-cell office:value-type="float" office:value="3.82510589851089" calcext:value-type="float">
            <text:p>3.8251</text:p>
          </table:table-cell>
          <table:table-cell office:value-type="float" office:value="-25.3625949148828" calcext:value-type="float">
            <text:p>-25.3626</text:p>
          </table:table-cell>
          <table:table-cell office:value-type="float" office:value="-1.56941934285505" calcext:value-type="float">
            <text:p>-1.5694</text:p>
          </table:table-cell>
          <table:table-cell office:value-type="float" office:value="0.89445047208819" calcext:value-type="float">
            <text:p>0.89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8950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L</text:p>
          </table:table-cell>
          <table:table-cell office:value-type="float" office:value="48.702101988817" calcext:value-type="float">
            <text:p>48.7021</text:p>
          </table:table-cell>
          <table:table-cell office:value-type="float" office:value="-4.92846266996506" calcext:value-type="float">
            <text:p>-4.9285</text:p>
          </table:table-cell>
          <table:table-cell office:value-type="float" office:value="-0.101196097677606" calcext:value-type="float">
            <text:p>-0.1012</text:p>
          </table:table-cell>
          <table:table-cell office:value-type="float" office:value="4.018508652956" calcext:value-type="float">
            <text:p>4.0185</text:p>
          </table:table-cell>
          <table:table-cell office:value-type="float" office:value="-25.2990244194015" calcext:value-type="float">
            <text:p>-25.2990</text:p>
          </table:table-cell>
          <table:table-cell office:value-type="float" office:value="-1.43269802789043" calcext:value-type="float">
            <text:p>-1.4327</text:p>
          </table:table-cell>
          <table:table-cell office:value-type="float" office:value="0.949289401954895" calcext:value-type="float">
            <text:p>0.949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9760</text:p>
          </table:table-cell>
          <table:table-cell office:value-type="string" calcext:value-type="string">
            <text:p>L</text:p>
          </table:table-cell>
          <table:table-cell office:value-type="float" office:value="20.3888162032006" calcext:value-type="float">
            <text:p>20.3888</text:p>
          </table:table-cell>
          <table:table-cell office:value-type="float" office:value="-2.04804101857784" calcext:value-type="float">
            <text:p>-2.0480</text:p>
          </table:table-cell>
          <table:table-cell office:value-type="float" office:value="-0.100449236393447" calcext:value-type="float">
            <text:p>-0.1004</text:p>
          </table:table-cell>
          <table:table-cell office:value-type="float" office:value="4.99999184405871" calcext:value-type="float">
            <text:p>5.0000</text:p>
          </table:table-cell>
          <table:table-cell office:value-type="float" office:value="-25.1123090983618" calcext:value-type="float">
            <text:p>-25.1123</text:p>
          </table:table-cell>
          <table:table-cell office:value-type="float" office:value="-1.00649808722403" calcext:value-type="float">
            <text:p>-1.0065</text:p>
          </table:table-cell>
          <table:table-cell office:value-type="float" office:value="0.831216765472035" calcext:value-type="float">
            <text:p>0.83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3090</text:p>
          </table:table-cell>
          <table:table-cell office:value-type="string" calcext:value-type="string">
            <text:p>PP2A11</text:p>
          </table:table-cell>
          <table:table-cell office:value-type="string" calcext:value-type="string">
            <text:p>L</text:p>
          </table:table-cell>
          <table:table-cell office:value-type="float" office:value="9.61340283353613" calcext:value-type="float">
            <text:p>9.6134</text:p>
          </table:table-cell>
          <table:table-cell office:value-type="float" office:value="-0.953428057812654" calcext:value-type="float">
            <text:p>-0.9534</text:p>
          </table:table-cell>
          <table:table-cell office:value-type="float" office:value="-0.0991769589105996" calcext:value-type="float">
            <text:p>-0.0992</text:p>
          </table:table-cell>
          <table:table-cell office:value-type="float" office:value="4.68735499559285" calcext:value-type="float">
            <text:p>4.6874</text:p>
          </table:table-cell>
          <table:table-cell office:value-type="float" office:value="-24.7942397276499" calcext:value-type="float">
            <text:p>-24.7942</text:p>
          </table:table-cell>
          <table:table-cell office:value-type="float" office:value="-1.08607895897492" calcext:value-type="float">
            <text:p>-1.0861</text:p>
          </table:table-cell>
          <table:table-cell office:value-type="float" office:value="0.963836366684454" calcext:value-type="float">
            <text:p>0.963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8170</text:p>
          </table:table-cell>
          <table:table-cell office:value-type="string" calcext:value-type="string">
            <text:p>L</text:p>
          </table:table-cell>
          <table:table-cell office:value-type="float" office:value="17.7996548647771" calcext:value-type="float">
            <text:p>17.7997</text:p>
          </table:table-cell>
          <table:table-cell office:value-type="float" office:value="-1.75079993817518" calcext:value-type="float">
            <text:p>-1.7508</text:p>
          </table:table-cell>
          <table:table-cell office:value-type="float" office:value="-0.098361454279642" calcext:value-type="float">
            <text:p>-0.0984</text:p>
          </table:table-cell>
          <table:table-cell office:value-type="float" office:value="4.99999546183771" calcext:value-type="float">
            <text:p>5.0000</text:p>
          </table:table-cell>
          <table:table-cell office:value-type="float" office:value="-24.5903635699105" calcext:value-type="float">
            <text:p>-24.5904</text:p>
          </table:table-cell>
          <table:table-cell office:value-type="float" office:value="-0.976553629149445" calcext:value-type="float">
            <text:p>-0.9766</text:p>
          </table:table-cell>
          <table:table-cell office:value-type="float" office:value="0.871475030910811" calcext:value-type="float">
            <text:p>0.871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1000</text:p>
          </table:table-cell>
          <table:table-cell office:value-type="string" calcext:value-type="string">
            <text:p>L</text:p>
          </table:table-cell>
          <table:table-cell office:value-type="float" office:value="8.19701590552746" calcext:value-type="float">
            <text:p>8.1970</text:p>
          </table:table-cell>
          <table:table-cell office:value-type="float" office:value="-0.796264941571275" calcext:value-type="float">
            <text:p>-0.7963</text:p>
          </table:table-cell>
          <table:table-cell office:value-type="float" office:value="-0.0971408315841296" calcext:value-type="float">
            <text:p>-0.0971</text:p>
          </table:table-cell>
          <table:table-cell office:value-type="float" office:value="4.44000731976995" calcext:value-type="float">
            <text:p>4.4400</text:p>
          </table:table-cell>
          <table:table-cell office:value-type="float" office:value="-24.2852078960324" calcext:value-type="float">
            <text:p>-24.2852</text:p>
          </table:table-cell>
          <table:table-cell office:value-type="float" office:value="-1.14229997794548" calcext:value-type="float">
            <text:p>-1.1423</text:p>
          </table:table-cell>
          <table:table-cell office:value-type="float" office:value="0.928087451784992" calcext:value-type="float">
            <text:p>0.92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7580</text:p>
          </table:table-cell>
          <table:table-cell office:value-type="string" calcext:value-type="string">
            <text:p>ERF106</text:p>
          </table:table-cell>
          <table:table-cell office:value-type="string" calcext:value-type="string">
            <text:p>L</text:p>
          </table:table-cell>
          <table:table-cell office:value-type="float" office:value="32.2047223101085" calcext:value-type="float">
            <text:p>32.2047</text:p>
          </table:table-cell>
          <table:table-cell office:value-type="float" office:value="-3.11028578690216" calcext:value-type="float">
            <text:p>-3.1103</text:p>
          </table:table-cell>
          <table:table-cell office:value-type="float" office:value="-0.0965785625149108" calcext:value-type="float">
            <text:p>-0.0966</text:p>
          </table:table-cell>
          <table:table-cell office:value-type="float" office:value="4.99998970379708" calcext:value-type="float">
            <text:p>5.0000</text:p>
          </table:table-cell>
          <table:table-cell office:value-type="float" office:value="-24.1446406287277" calcext:value-type="float">
            <text:p>-24.1446</text:p>
          </table:table-cell>
          <table:table-cell office:value-type="float" office:value="-0.951467511780437" calcext:value-type="float">
            <text:p>-0.9515</text:p>
          </table:table-cell>
          <table:table-cell office:value-type="float" office:value="0.830790279899448" calcext:value-type="float">
            <text:p>0.830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53500</text:p>
          </table:table-cell>
          <table:table-cell office:value-type="string" calcext:value-type="string">
            <text:p>L</text:p>
          </table:table-cell>
          <table:table-cell office:value-type="float" office:value="2.52368271837275" calcext:value-type="float">
            <text:p>2.5237</text:p>
          </table:table-cell>
          <table:table-cell office:value-type="float" office:value="-0.237275515020542" calcext:value-type="float">
            <text:p>-0.2373</text:p>
          </table:table-cell>
          <table:table-cell office:value-type="float" office:value="-0.094019550592927" calcext:value-type="float">
            <text:p>-0.0940</text:p>
          </table:table-cell>
          <table:table-cell office:value-type="float" office:value="4.9999852431432" calcext:value-type="float">
            <text:p>5.0000</text:p>
          </table:table-cell>
          <table:table-cell office:value-type="float" office:value="-23.5048876482317" calcext:value-type="float">
            <text:p>-23.5049</text:p>
          </table:table-cell>
          <table:table-cell office:value-type="float" office:value="-0.916205627183237" calcext:value-type="float">
            <text:p>-0.9162</text:p>
          </table:table-cell>
          <table:table-cell office:value-type="float" office:value="0.843524721583157" calcext:value-type="float">
            <text:p>0.843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8660</text:p>
          </table:table-cell>
          <table:table-cell office:value-type="string" calcext:value-type="string">
            <text:p>L</text:p>
          </table:table-cell>
          <table:table-cell office:value-type="float" office:value="81.064553921154" calcext:value-type="float">
            <text:p>81.0646</text:p>
          </table:table-cell>
          <table:table-cell office:value-type="float" office:value="-7.60231643374179" calcext:value-type="float">
            <text:p>-7.6023</text:p>
          </table:table-cell>
          <table:table-cell office:value-type="float" office:value="-0.0937810185341432" calcext:value-type="float">
            <text:p>-0.0938</text:p>
          </table:table-cell>
          <table:table-cell office:value-type="float" office:value="3.28408924757566" calcext:value-type="float">
            <text:p>3.2841</text:p>
          </table:table-cell>
          <table:table-cell office:value-type="float" office:value="-23.4452546335358" calcext:value-type="float">
            <text:p>-23.4453</text:p>
          </table:table-cell>
          <table:table-cell office:value-type="float" office:value="-1.80543032355668" calcext:value-type="float">
            <text:p>-1.8054</text:p>
          </table:table-cell>
          <table:table-cell office:value-type="float" office:value="0.831072880747084" calcext:value-type="float">
            <text:p>0.83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9070</text:p>
          </table:table-cell>
          <table:table-cell office:value-type="string" calcext:value-type="string">
            <text:p>SRC2</text:p>
          </table:table-cell>
          <table:table-cell office:value-type="string" calcext:value-type="string">
            <text:p>L</text:p>
          </table:table-cell>
          <table:table-cell office:value-type="float" office:value="99.5612297685404" calcext:value-type="float">
            <text:p>99.5612</text:p>
          </table:table-cell>
          <table:table-cell office:value-type="float" office:value="-9.31918568387448" calcext:value-type="float">
            <text:p>-9.3192</text:p>
          </table:table-cell>
          <table:table-cell office:value-type="float" office:value="-0.0936025569947226" calcext:value-type="float">
            <text:p>-0.0936</text:p>
          </table:table-cell>
          <table:table-cell office:value-type="float" office:value="4.32318255089284" calcext:value-type="float">
            <text:p>4.3232</text:p>
          </table:table-cell>
          <table:table-cell office:value-type="float" office:value="-23.4006392486807" calcext:value-type="float">
            <text:p>-23.4006</text:p>
          </table:table-cell>
          <table:table-cell office:value-type="float" office:value="-1.1243227776633" calcext:value-type="float">
            <text:p>-1.1243</text:p>
          </table:table-cell>
          <table:table-cell office:value-type="float" office:value="0.921302850845124" calcext:value-type="float">
            <text:p>0.921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42760</text:p>
          </table:table-cell>
          <table:table-cell office:value-type="string" calcext:value-type="string">
            <text:p>L</text:p>
          </table:table-cell>
          <table:table-cell office:value-type="float" office:value="5.43805791345175" calcext:value-type="float">
            <text:p>5.4381</text:p>
          </table:table-cell>
          <table:table-cell office:value-type="float" office:value="-0.508122365312945" calcext:value-type="float">
            <text:p>-0.5081</text:p>
          </table:table-cell>
          <table:table-cell office:value-type="float" office:value="-0.0934382041162229" calcext:value-type="float">
            <text:p>-0.0934</text:p>
          </table:table-cell>
          <table:table-cell office:value-type="float" office:value="4.99999565613799" calcext:value-type="float">
            <text:p>5.0000</text:p>
          </table:table-cell>
          <table:table-cell office:value-type="float" office:value="-23.3595510290557" calcext:value-type="float">
            <text:p>-23.3596</text:p>
          </table:table-cell>
          <table:table-cell office:value-type="float" office:value="-0.908310797579234" calcext:value-type="float">
            <text:p>-0.9083</text:p>
          </table:table-cell>
          <table:table-cell office:value-type="float" office:value="0.952554965495744" calcext:value-type="float">
            <text:p>0.95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3160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L</text:p>
          </table:table-cell>
          <table:table-cell office:value-type="float" office:value="40.7543691794095" calcext:value-type="float">
            <text:p>40.7544</text:p>
          </table:table-cell>
          <table:table-cell office:value-type="float" office:value="-3.78559456623418" calcext:value-type="float">
            <text:p>-3.7856</text:p>
          </table:table-cell>
          <table:table-cell office:value-type="float" office:value="-0.0928880667878622" calcext:value-type="float">
            <text:p>-0.0929</text:p>
          </table:table-cell>
          <table:table-cell office:value-type="float" office:value="3.87036548112488" calcext:value-type="float">
            <text:p>3.8704</text:p>
          </table:table-cell>
          <table:table-cell office:value-type="float" office:value="-23.2220166969655" calcext:value-type="float">
            <text:p>-23.2220</text:p>
          </table:table-cell>
          <table:table-cell office:value-type="float" office:value="-1.32191167610973" calcext:value-type="float">
            <text:p>-1.3219</text:p>
          </table:table-cell>
          <table:table-cell office:value-type="float" office:value="0.906498426495127" calcext:value-type="float">
            <text:p>0.906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9780</text:p>
          </table:table-cell>
          <table:table-cell office:value-type="string" calcext:value-type="string">
            <text:p>L</text:p>
          </table:table-cell>
          <table:table-cell office:value-type="float" office:value="5.38117302317621" calcext:value-type="float">
            <text:p>5.3812</text:p>
          </table:table-cell>
          <table:table-cell office:value-type="float" office:value="-0.499037239097684" calcext:value-type="float">
            <text:p>-0.4990</text:p>
          </table:table-cell>
          <table:table-cell office:value-type="float" office:value="-0.092737631172307" calcext:value-type="float">
            <text:p>-0.0927</text:p>
          </table:table-cell>
          <table:table-cell office:value-type="float" office:value="3.74603612900904" calcext:value-type="float">
            <text:p>3.7460</text:p>
          </table:table-cell>
          <table:table-cell office:value-type="float" office:value="-23.1844077930768" calcext:value-type="float">
            <text:p>-23.1844</text:p>
          </table:table-cell>
          <table:table-cell office:value-type="float" office:value="-1.39177770683808" calcext:value-type="float">
            <text:p>-1.3918</text:p>
          </table:table-cell>
          <table:table-cell office:value-type="float" office:value="0.810123457726937" calcext:value-type="float">
            <text:p>0.810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6180</text:p>
          </table:table-cell>
          <table:table-cell office:value-type="string" calcext:value-type="string">
            <text:p>L</text:p>
          </table:table-cell>
          <table:table-cell office:value-type="float" office:value="37.8141762619223" calcext:value-type="float">
            <text:p>37.8142</text:p>
          </table:table-cell>
          <table:table-cell office:value-type="float" office:value="-3.48398847984552" calcext:value-type="float">
            <text:p>-3.4840</text:p>
          </table:table-cell>
          <table:table-cell office:value-type="float" office:value="-0.0921344539072714" calcext:value-type="float">
            <text:p>-0.0921</text:p>
          </table:table-cell>
          <table:table-cell office:value-type="float" office:value="4.28389078265279" calcext:value-type="float">
            <text:p>4.2839</text:p>
          </table:table-cell>
          <table:table-cell office:value-type="float" office:value="-23.0336134768178" calcext:value-type="float">
            <text:p>-23.0336</text:p>
          </table:table-cell>
          <table:table-cell office:value-type="float" office:value="-1.11303555621285" calcext:value-type="float">
            <text:p>-1.1130</text:p>
          </table:table-cell>
          <table:table-cell office:value-type="float" office:value="0.828230650138174" calcext:value-type="float">
            <text:p>0.82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1910</text:p>
          </table:table-cell>
          <table:table-cell office:value-type="string" calcext:value-type="string">
            <text:p>ERF012</text:p>
          </table:table-cell>
          <table:table-cell office:value-type="string" calcext:value-type="string">
            <text:p>L</text:p>
          </table:table-cell>
          <table:table-cell office:value-type="float" office:value="6.72362354988203" calcext:value-type="float">
            <text:p>6.7236</text:p>
          </table:table-cell>
          <table:table-cell office:value-type="float" office:value="-0.612845003076466" calcext:value-type="float">
            <text:p>-0.6128</text:p>
          </table:table-cell>
          <table:table-cell office:value-type="float" office:value="-0.0911480243546976" calcext:value-type="float">
            <text:p>-0.0911</text:p>
          </table:table-cell>
          <table:table-cell office:value-type="float" office:value="3.00472888142403" calcext:value-type="float">
            <text:p>3.0047</text:p>
          </table:table-cell>
          <table:table-cell office:value-type="float" office:value="-22.7870060886744" calcext:value-type="float">
            <text:p>-22.7870</text:p>
          </table:table-cell>
          <table:table-cell office:value-type="float" office:value="-2.0491371865378" calcext:value-type="float">
            <text:p>-2.0491</text:p>
          </table:table-cell>
          <table:table-cell office:value-type="float" office:value="0.918631307657112" calcext:value-type="float">
            <text:p>0.91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1320</text:p>
          </table:table-cell>
          <table:table-cell office:value-type="string" calcext:value-type="string">
            <text:p>HSA32</text:p>
          </table:table-cell>
          <table:table-cell office:value-type="string" calcext:value-type="string">
            <text:p>L</text:p>
          </table:table-cell>
          <table:table-cell office:value-type="float" office:value="6.27268625340236" calcext:value-type="float">
            <text:p>6.2727</text:p>
          </table:table-cell>
          <table:table-cell office:value-type="float" office:value="-0.559717569161748" calcext:value-type="float">
            <text:p>-0.5597</text:p>
          </table:table-cell>
          <table:table-cell office:value-type="float" office:value="-0.089230920621632" calcext:value-type="float">
            <text:p>-0.0892</text:p>
          </table:table-cell>
          <table:table-cell office:value-type="float" office:value="4.99999388694857" calcext:value-type="float">
            <text:p>5.0000</text:p>
          </table:table-cell>
          <table:table-cell office:value-type="float" office:value="-22.307730155408" calcext:value-type="float">
            <text:p>-22.3077</text:p>
          </table:table-cell>
          <table:table-cell office:value-type="float" office:value="-0.852446204241096" calcext:value-type="float">
            <text:p>-0.8524</text:p>
          </table:table-cell>
          <table:table-cell office:value-type="float" office:value="0.885612309223229" calcext:value-type="float">
            <text:p>0.885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7540</text:p>
          </table:table-cell>
          <table:table-cell office:value-type="string" calcext:value-type="string">
            <text:p>L</text:p>
          </table:table-cell>
          <table:table-cell office:value-type="float" office:value="2.50929036774614" calcext:value-type="float">
            <text:p>2.5093</text:p>
          </table:table-cell>
          <table:table-cell office:value-type="float" office:value="-0.223447768632749" calcext:value-type="float">
            <text:p>-0.2234</text:p>
          </table:table-cell>
          <table:table-cell office:value-type="float" office:value="-0.0890481912754686" calcext:value-type="float">
            <text:p>-0.0890</text:p>
          </table:table-cell>
          <table:table-cell office:value-type="float" office:value="4.99997435200323" calcext:value-type="float">
            <text:p>5.0000</text:p>
          </table:table-cell>
          <table:table-cell office:value-type="float" office:value="-22.2620478188671" calcext:value-type="float">
            <text:p>-22.2620</text:p>
          </table:table-cell>
          <table:table-cell office:value-type="float" office:value="-0.850072753139439" calcext:value-type="float">
            <text:p>-0.8501</text:p>
          </table:table-cell>
          <table:table-cell office:value-type="float" office:value="0.866973838236077" calcext:value-type="float">
            <text:p>0.86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28770</text:p>
          </table:table-cell>
          <table:table-cell office:value-type="string" calcext:value-type="string">
            <text:p>BZIP63</text:p>
          </table:table-cell>
          <table:table-cell office:value-type="string" calcext:value-type="string">
            <text:p>L</text:p>
          </table:table-cell>
          <table:table-cell office:value-type="float" office:value="19.6570244147988" calcext:value-type="float">
            <text:p>19.6570</text:p>
          </table:table-cell>
          <table:table-cell office:value-type="float" office:value="-1.74668635102216" calcext:value-type="float">
            <text:p>-1.7467</text:p>
          </table:table-cell>
          <table:table-cell office:value-type="float" office:value="-0.0888581259382862" calcext:value-type="float">
            <text:p>-0.0889</text:p>
          </table:table-cell>
          <table:table-cell office:value-type="float" office:value="4.99996597943415" calcext:value-type="float">
            <text:p>5.0000</text:p>
          </table:table-cell>
          <table:table-cell office:value-type="float" office:value="-22.2145314845716" calcext:value-type="float">
            <text:p>-22.2145</text:p>
          </table:table-cell>
          <table:table-cell office:value-type="float" office:value="-0.847605376025539" calcext:value-type="float">
            <text:p>-0.8476</text:p>
          </table:table-cell>
          <table:table-cell office:value-type="float" office:value="0.836463581304723" calcext:value-type="float">
            <text:p>0.83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3470</text:p>
          </table:table-cell>
          <table:table-cell office:value-type="string" calcext:value-type="string">
            <text:p>CPN60B2</text:p>
          </table:table-cell>
          <table:table-cell office:value-type="string" calcext:value-type="string">
            <text:p>L</text:p>
          </table:table-cell>
          <table:table-cell office:value-type="float" office:value="143.164478129115" calcext:value-type="float">
            <text:p>143.1645</text:p>
          </table:table-cell>
          <table:table-cell office:value-type="float" office:value="-12.7156907948305" calcext:value-type="float">
            <text:p>-12.7157</text:p>
          </table:table-cell>
          <table:table-cell office:value-type="float" office:value="-0.0888187556089345" calcext:value-type="float">
            <text:p>-0.0888</text:p>
          </table:table-cell>
          <table:table-cell office:value-type="float" office:value="4.99999690431451" calcext:value-type="float">
            <text:p>5.0000</text:p>
          </table:table-cell>
          <table:table-cell office:value-type="float" office:value="-22.2046889022336" calcext:value-type="float">
            <text:p>-22.2047</text:p>
          </table:table-cell>
          <table:table-cell office:value-type="float" office:value="-0.847087278978687" calcext:value-type="float">
            <text:p>-0.8471</text:p>
          </table:table-cell>
          <table:table-cell office:value-type="float" office:value="0.818361399917017" calcext:value-type="float">
            <text:p>0.81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02810</text:p>
          </table:table-cell>
          <table:table-cell office:value-type="string" calcext:value-type="string">
            <text:p>UTR1</text:p>
          </table:table-cell>
          <table:table-cell office:value-type="string" calcext:value-type="string">
            <text:p>L</text:p>
          </table:table-cell>
          <table:table-cell office:value-type="float" office:value="9.04095393774977" calcext:value-type="float">
            <text:p>9.0410</text:p>
          </table:table-cell>
          <table:table-cell office:value-type="float" office:value="-0.798610202252713" calcext:value-type="float">
            <text:p>-0.7986</text:p>
          </table:table-cell>
          <table:table-cell office:value-type="float" office:value="-0.0883325153243156" calcext:value-type="float">
            <text:p>-0.0883</text:p>
          </table:table-cell>
          <table:table-cell office:value-type="float" office:value="4.99999293530664" calcext:value-type="float">
            <text:p>5.0000</text:p>
          </table:table-cell>
          <table:table-cell office:value-type="float" office:value="-22.0831288310789" calcext:value-type="float">
            <text:p>-22.0831</text:p>
          </table:table-cell>
          <table:table-cell office:value-type="float" office:value="-0.8407924492669" calcext:value-type="float">
            <text:p>-0.8408</text:p>
          </table:table-cell>
          <table:table-cell office:value-type="float" office:value="0.885476782842025" calcext:value-type="float">
            <text:p>0.8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0330</text:p>
          </table:table-cell>
          <table:table-cell office:value-type="string" calcext:value-type="string">
            <text:p>PYL6</text:p>
          </table:table-cell>
          <table:table-cell office:value-type="string" calcext:value-type="string">
            <text:p>L</text:p>
          </table:table-cell>
          <table:table-cell office:value-type="float" office:value="27.6370298478781" calcext:value-type="float">
            <text:p>27.6370</text:p>
          </table:table-cell>
          <table:table-cell office:value-type="float" office:value="-2.42780434098263" calcext:value-type="float">
            <text:p>-2.4278</text:p>
          </table:table-cell>
          <table:table-cell office:value-type="float" office:value="-0.087846065743893" calcext:value-type="float">
            <text:p>-0.0878</text:p>
          </table:table-cell>
          <table:table-cell office:value-type="float" office:value="4.18673068707161" calcext:value-type="float">
            <text:p>4.1867</text:p>
          </table:table-cell>
          <table:table-cell office:value-type="float" office:value="-21.9615164359733" calcext:value-type="float">
            <text:p>-21.9615</text:p>
          </table:table-cell>
          <table:table-cell office:value-type="float" office:value="-1.07263595896221" calcext:value-type="float">
            <text:p>-1.0726</text:p>
          </table:table-cell>
          <table:table-cell office:value-type="float" office:value="0.91193014027772" calcext:value-type="float">
            <text:p>0.911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1090</text:p>
          </table:table-cell>
          <table:table-cell office:value-type="string" calcext:value-type="string">
            <text:p>L</text:p>
          </table:table-cell>
          <table:table-cell office:value-type="float" office:value="36.0114954064068" calcext:value-type="float">
            <text:p>36.0115</text:p>
          </table:table-cell>
          <table:table-cell office:value-type="float" office:value="-3.15142629474031" calcext:value-type="float">
            <text:p>-3.1514</text:p>
          </table:table-cell>
          <table:table-cell office:value-type="float" office:value="-0.0875116753463017" calcext:value-type="float">
            <text:p>-0.0875</text:p>
          </table:table-cell>
          <table:table-cell office:value-type="float" office:value="4.04466014838298" calcext:value-type="float">
            <text:p>4.0447</text:p>
          </table:table-cell>
          <table:table-cell office:value-type="float" office:value="-21.8779188365754" calcext:value-type="float">
            <text:p>-21.8779</text:p>
          </table:table-cell>
          <table:table-cell office:value-type="float" office:value="-1.12314701854244" calcext:value-type="float">
            <text:p>-1.1231</text:p>
          </table:table-cell>
          <table:table-cell office:value-type="float" office:value="0.907485868553336" calcext:value-type="float">
            <text:p>0.907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27500</text:p>
          </table:table-cell>
          <table:table-cell office:value-type="string" calcext:value-type="string">
            <text:p>L</text:p>
          </table:table-cell>
          <table:table-cell office:value-type="float" office:value="11.4944480847396" calcext:value-type="float">
            <text:p>11.4944</text:p>
          </table:table-cell>
          <table:table-cell office:value-type="float" office:value="-0.979213348549033" calcext:value-type="float">
            <text:p>-0.9792</text:p>
          </table:table-cell>
          <table:table-cell office:value-type="float" office:value="-0.0851901145083314" calcext:value-type="float">
            <text:p>-0.0852</text:p>
          </table:table-cell>
          <table:table-cell office:value-type="float" office:value="4.99998580732636" calcext:value-type="float">
            <text:p>5.0000</text:p>
          </table:table-cell>
          <table:table-cell office:value-type="float" office:value="-21.2975286270829" calcext:value-type="float">
            <text:p>-21.2975</text:p>
          </table:table-cell>
          <table:table-cell office:value-type="float" office:value="-0.800756170712567" calcext:value-type="float">
            <text:p>-0.8008</text:p>
          </table:table-cell>
          <table:table-cell office:value-type="float" office:value="0.812140385912958" calcext:value-type="float">
            <text:p>0.812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5620</text:p>
          </table:table-cell>
          <table:table-cell office:value-type="string" calcext:value-type="string">
            <text:p>L</text:p>
          </table:table-cell>
          <table:table-cell office:value-type="float" office:value="7.92362595829011" calcext:value-type="float">
            <text:p>7.9236</text:p>
          </table:table-cell>
          <table:table-cell office:value-type="float" office:value="-0.673583750372058" calcext:value-type="float">
            <text:p>-0.6736</text:p>
          </table:table-cell>
          <table:table-cell office:value-type="float" office:value="-0.0850095340085204" calcext:value-type="float">
            <text:p>-0.0850</text:p>
          </table:table-cell>
          <table:table-cell office:value-type="float" office:value="3.15613587126471" calcext:value-type="float">
            <text:p>3.1561</text:p>
          </table:table-cell>
          <table:table-cell office:value-type="float" office:value="-21.2523835021301" calcext:value-type="float">
            <text:p>-21.2524</text:p>
          </table:table-cell>
          <table:table-cell office:value-type="float" office:value="-1.61425838941165" calcext:value-type="float">
            <text:p>-1.6143</text:p>
          </table:table-cell>
          <table:table-cell office:value-type="float" office:value="0.902129513533018" calcext:value-type="float">
            <text:p>0.90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2430</text:p>
          </table:table-cell>
          <table:table-cell office:value-type="string" calcext:value-type="string">
            <text:p>SAUR78</text:p>
          </table:table-cell>
          <table:table-cell office:value-type="string" calcext:value-type="string">
            <text:p>L</text:p>
          </table:table-cell>
          <table:table-cell office:value-type="float" office:value="103.314489783019" calcext:value-type="float">
            <text:p>103.3145</text:p>
          </table:table-cell>
          <table:table-cell office:value-type="float" office:value="-8.70924728348727" calcext:value-type="float">
            <text:p>-8.7092</text:p>
          </table:table-cell>
          <table:table-cell office:value-type="float" office:value="-0.0842984106273806" calcext:value-type="float">
            <text:p>-0.0843</text:p>
          </table:table-cell>
          <table:table-cell office:value-type="float" office:value="3.97099676389577" calcext:value-type="float">
            <text:p>3.9710</text:p>
          </table:table-cell>
          <table:table-cell office:value-type="float" office:value="-21.0746026568451" calcext:value-type="float">
            <text:p>-21.0746</text:p>
          </table:table-cell>
          <table:table-cell office:value-type="float" office:value="-1.09145810997712" calcext:value-type="float">
            <text:p>-1.0915</text:p>
          </table:table-cell>
          <table:table-cell office:value-type="float" office:value="0.824482099314177" calcext:value-type="float">
            <text:p>0.824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1830</text:p>
          </table:table-cell>
          <table:table-cell office:value-type="string" calcext:value-type="string">
            <text:p>L</text:p>
          </table:table-cell>
          <table:table-cell office:value-type="float" office:value="14.9646728780635" calcext:value-type="float">
            <text:p>14.9647</text:p>
          </table:table-cell>
          <table:table-cell office:value-type="float" office:value="-1.24960230798546" calcext:value-type="float">
            <text:p>-1.2496</text:p>
          </table:table-cell>
          <table:table-cell office:value-type="float" office:value="-0.0835034830475471" calcext:value-type="float">
            <text:p>-0.0835</text:p>
          </table:table-cell>
          <table:table-cell office:value-type="float" office:value="2.88828534031663" calcext:value-type="float">
            <text:p>2.8883</text:p>
          </table:table-cell>
          <table:table-cell office:value-type="float" office:value="-20.8758707618868" calcext:value-type="float">
            <text:p>-20.8759</text:p>
          </table:table-cell>
          <table:table-cell office:value-type="float" office:value="-1.85088269278003" calcext:value-type="float">
            <text:p>-1.8509</text:p>
          </table:table-cell>
          <table:table-cell office:value-type="float" office:value="0.954072372448676" calcext:value-type="float">
            <text:p>0.95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5440</text:p>
          </table:table-cell>
          <table:table-cell office:value-type="string" calcext:value-type="string">
            <text:p>PYL5</text:p>
          </table:table-cell>
          <table:table-cell office:value-type="string" calcext:value-type="string">
            <text:p>L</text:p>
          </table:table-cell>
          <table:table-cell office:value-type="float" office:value="67.6004223755762" calcext:value-type="float">
            <text:p>67.6004</text:p>
          </table:table-cell>
          <table:table-cell office:value-type="float" office:value="-5.63483428564982" calcext:value-type="float">
            <text:p>-5.6348</text:p>
          </table:table-cell>
          <table:table-cell office:value-type="float" office:value="-0.0833550159545404" calcext:value-type="float">
            <text:p>-0.0834</text:p>
          </table:table-cell>
          <table:table-cell office:value-type="float" office:value="3.89409652056196" calcext:value-type="float">
            <text:p>3.8941</text:p>
          </table:table-cell>
          <table:table-cell office:value-type="float" office:value="-20.8387539886351" calcext:value-type="float">
            <text:p>-20.8388</text:p>
          </table:table-cell>
          <table:table-cell office:value-type="float" office:value="-1.1051227078781" calcext:value-type="float">
            <text:p>-1.1051</text:p>
          </table:table-cell>
          <table:table-cell office:value-type="float" office:value="0.952375362456796" calcext:value-type="float">
            <text:p>0.952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09575</text:p>
          </table:table-cell>
          <table:table-cell office:value-type="string" calcext:value-type="string">
            <text:p>L</text:p>
          </table:table-cell>
          <table:table-cell office:value-type="float" office:value="4.32264320582305" calcext:value-type="float">
            <text:p>4.3226</text:p>
          </table:table-cell>
          <table:table-cell office:value-type="float" office:value="-0.352855500807985" calcext:value-type="float">
            <text:p>-0.3529</text:p>
          </table:table-cell>
          <table:table-cell office:value-type="float" office:value="-0.0816295687630781" calcext:value-type="float">
            <text:p>-0.0816</text:p>
          </table:table-cell>
          <table:table-cell office:value-type="float" office:value="4.99999539756034" calcext:value-type="float">
            <text:p>5.0000</text:p>
          </table:table-cell>
          <table:table-cell office:value-type="float" office:value="-20.4073921907695" calcext:value-type="float">
            <text:p>-20.4074</text:p>
          </table:table-cell>
          <table:table-cell office:value-type="float" office:value="-0.756692172963708" calcext:value-type="float">
            <text:p>-0.7567</text:p>
          </table:table-cell>
          <table:table-cell office:value-type="float" office:value="0.908329266800631" calcext:value-type="float">
            <text:p>0.90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4080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L</text:p>
          </table:table-cell>
          <table:table-cell office:value-type="float" office:value="34.8557511126098" calcext:value-type="float">
            <text:p>34.8558</text:p>
          </table:table-cell>
          <table:table-cell office:value-type="float" office:value="-2.7612182405544" calcext:value-type="float">
            <text:p>-2.7612</text:p>
          </table:table-cell>
          <table:table-cell office:value-type="float" office:value="-0.079218440355327" calcext:value-type="float">
            <text:p>-0.0792</text:p>
          </table:table-cell>
          <table:table-cell office:value-type="float" office:value="3.13059608361441" calcext:value-type="float">
            <text:p>3.1306</text:p>
          </table:table-cell>
          <table:table-cell office:value-type="float" office:value="-19.8046100888317" calcext:value-type="float">
            <text:p>-19.8046</text:p>
          </table:table-cell>
          <table:table-cell office:value-type="float" office:value="-1.44463407597641" calcext:value-type="float">
            <text:p>-1.4446</text:p>
          </table:table-cell>
          <table:table-cell office:value-type="float" office:value="0.844058460989386" calcext:value-type="float">
            <text:p>0.844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8010</text:p>
          </table:table-cell>
          <table:table-cell office:value-type="string" calcext:value-type="string">
            <text:p>L</text:p>
          </table:table-cell>
          <table:table-cell office:value-type="float" office:value="6.12671538563589" calcext:value-type="float">
            <text:p>6.1267</text:p>
          </table:table-cell>
          <table:table-cell office:value-type="float" office:value="-0.47879009745918" calcext:value-type="float">
            <text:p>-0.4788</text:p>
          </table:table-cell>
          <table:table-cell office:value-type="float" office:value="-0.0781479254906643" calcext:value-type="float">
            <text:p>-0.0781</text:p>
          </table:table-cell>
          <table:table-cell office:value-type="float" office:value="3.37772530986553" calcext:value-type="float">
            <text:p>3.3777</text:p>
          </table:table-cell>
          <table:table-cell office:value-type="float" office:value="-19.5369813726661" calcext:value-type="float">
            <text:p>-19.5370</text:p>
          </table:table-cell>
          <table:table-cell office:value-type="float" office:value="-1.24607533180052" calcext:value-type="float">
            <text:p>-1.2461</text:p>
          </table:table-cell>
          <table:table-cell office:value-type="float" office:value="0.921420304693321" calcext:value-type="float">
            <text:p>0.92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9780</text:p>
          </table:table-cell>
          <table:table-cell office:value-type="string" calcext:value-type="string">
            <text:p>ERF060</text:p>
          </table:table-cell>
          <table:table-cell office:value-type="string" calcext:value-type="string">
            <text:p>L</text:p>
          </table:table-cell>
          <table:table-cell office:value-type="float" office:value="6.76288563205004" calcext:value-type="float">
            <text:p>6.7629</text:p>
          </table:table-cell>
          <table:table-cell office:value-type="float" office:value="-0.524166295905813" calcext:value-type="float">
            <text:p>-0.5242</text:p>
          </table:table-cell>
          <table:table-cell office:value-type="float" office:value="-0.0775063078727419" calcext:value-type="float">
            <text:p>-0.0775</text:p>
          </table:table-cell>
          <table:table-cell office:value-type="float" office:value="3.24110641342504" calcext:value-type="float">
            <text:p>3.2411</text:p>
          </table:table-cell>
          <table:table-cell office:value-type="float" office:value="-19.3765769681855" calcext:value-type="float">
            <text:p>-19.3766</text:p>
          </table:table-cell>
          <table:table-cell office:value-type="float" office:value="-1.3141525665937" calcext:value-type="float">
            <text:p>-1.3142</text:p>
          </table:table-cell>
          <table:table-cell office:value-type="float" office:value="0.95497420725255" calcext:value-type="float">
            <text:p>0.95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6140</text:p>
          </table:table-cell>
          <table:table-cell office:value-type="string" calcext:value-type="string">
            <text:p>LUL4</text:p>
          </table:table-cell>
          <table:table-cell office:value-type="string" calcext:value-type="string">
            <text:p>L</text:p>
          </table:table-cell>
          <table:table-cell office:value-type="float" office:value="5.63907695886512" calcext:value-type="float">
            <text:p>5.6391</text:p>
          </table:table-cell>
          <table:table-cell office:value-type="float" office:value="-0.421995146649155" calcext:value-type="float">
            <text:p>-0.4220</text:p>
          </table:table-cell>
          <table:table-cell office:value-type="float" office:value="-0.0748340818413096" calcext:value-type="float">
            <text:p>-0.0748</text:p>
          </table:table-cell>
          <table:table-cell office:value-type="float" office:value="3.4299980241736" calcext:value-type="float">
            <text:p>3.4300</text:p>
          </table:table-cell>
          <table:table-cell office:value-type="float" office:value="-18.7085204603274" calcext:value-type="float">
            <text:p>-18.7085</text:p>
          </table:table-cell>
          <table:table-cell office:value-type="float" office:value="-1.13745173579407" calcext:value-type="float">
            <text:p>-1.1375</text:p>
          </table:table-cell>
          <table:table-cell office:value-type="float" office:value="0.880611690405928" calcext:value-type="float">
            <text:p>0.88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0270</text:p>
          </table:table-cell>
          <table:table-cell office:value-type="string" calcext:value-type="string">
            <text:p>XTH24</text:p>
          </table:table-cell>
          <table:table-cell office:value-type="string" calcext:value-type="string">
            <text:p>L</text:p>
          </table:table-cell>
          <table:table-cell office:value-type="float" office:value="46.7766374231995" calcext:value-type="float">
            <text:p>46.7766</text:p>
          </table:table-cell>
          <table:table-cell office:value-type="float" office:value="-3.48288697084371" calcext:value-type="float">
            <text:p>-3.4829</text:p>
          </table:table-cell>
          <table:table-cell office:value-type="float" office:value="-0.0744578311462022" calcext:value-type="float">
            <text:p>-0.0745</text:p>
          </table:table-cell>
          <table:table-cell office:value-type="float" office:value="2.34030255387976" calcext:value-type="float">
            <text:p>2.3403</text:p>
          </table:table-cell>
          <table:table-cell office:value-type="float" office:value="-18.6144577865506" calcext:value-type="float">
            <text:p>-18.6145</text:p>
          </table:table-cell>
          <table:table-cell office:value-type="float" office:value="-2.28902893383224" calcext:value-type="float">
            <text:p>-2.2890</text:p>
          </table:table-cell>
          <table:table-cell office:value-type="float" office:value="0.902106835183145" calcext:value-type="float">
            <text:p>0.902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8030</text:p>
          </table:table-cell>
          <table:table-cell office:value-type="string" calcext:value-type="string">
            <text:p>L</text:p>
          </table:table-cell>
          <table:table-cell office:value-type="float" office:value="110.651291386056" calcext:value-type="float">
            <text:p>110.6513</text:p>
          </table:table-cell>
          <table:table-cell office:value-type="float" office:value="-8.144025082084" calcext:value-type="float">
            <text:p>-8.1440</text:p>
          </table:table-cell>
          <table:table-cell office:value-type="float" office:value="-0.0736008136919973" calcext:value-type="float">
            <text:p>-0.0736</text:p>
          </table:table-cell>
          <table:table-cell office:value-type="float" office:value="4.99999949306707" calcext:value-type="float">
            <text:p>5.0000</text:p>
          </table:table-cell>
          <table:table-cell office:value-type="float" office:value="-18.4002034229993" calcext:value-type="float">
            <text:p>-18.4002</text:p>
          </table:table-cell>
          <table:table-cell office:value-type="float" office:value="-0.662012908944193" calcext:value-type="float">
            <text:p>-0.6620</text:p>
          </table:table-cell>
          <table:table-cell office:value-type="float" office:value="0.916203672072226" calcext:value-type="float">
            <text:p>0.91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3960</text:p>
          </table:table-cell>
          <table:table-cell office:value-type="string" calcext:value-type="string">
            <text:p>NPF5.7</text:p>
          </table:table-cell>
          <table:table-cell office:value-type="string" calcext:value-type="string">
            <text:p>L</text:p>
          </table:table-cell>
          <table:table-cell office:value-type="float" office:value="2.19034481201871" calcext:value-type="float">
            <text:p>2.1903</text:p>
          </table:table-cell>
          <table:table-cell office:value-type="float" office:value="-0.158315111140071" calcext:value-type="float">
            <text:p>-0.1583</text:p>
          </table:table-cell>
          <table:table-cell office:value-type="float" office:value="-0.0722786249321912" calcext:value-type="float">
            <text:p>-0.0723</text:p>
          </table:table-cell>
          <table:table-cell office:value-type="float" office:value="4.99999760094069" calcext:value-type="float">
            <text:p>5.0000</text:p>
          </table:table-cell>
          <table:table-cell office:value-type="float" office:value="-18.0696562330478" calcext:value-type="float">
            <text:p>-18.0697</text:p>
          </table:table-cell>
          <table:table-cell office:value-type="float" office:value="-0.647000401355576" calcext:value-type="float">
            <text:p>-0.6470</text:p>
          </table:table-cell>
          <table:table-cell office:value-type="float" office:value="0.863592795275072" calcext:value-type="float">
            <text:p>0.863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8970</text:p>
          </table:table-cell>
          <table:table-cell office:value-type="string" calcext:value-type="string">
            <text:p>L</text:p>
          </table:table-cell>
          <table:table-cell office:value-type="float" office:value="55.7317104315857" calcext:value-type="float">
            <text:p>55.7317</text:p>
          </table:table-cell>
          <table:table-cell office:value-type="float" office:value="-3.94924283905761" calcext:value-type="float">
            <text:p>-3.9492</text:p>
          </table:table-cell>
          <table:table-cell office:value-type="float" office:value="-0.0708616837429663" calcext:value-type="float">
            <text:p>-0.0709</text:p>
          </table:table-cell>
          <table:table-cell office:value-type="float" office:value="3.28106174739068" calcext:value-type="float">
            <text:p>3.2811</text:p>
          </table:table-cell>
          <table:table-cell office:value-type="float" office:value="-17.7154209357416" calcext:value-type="float">
            <text:p>-17.7154</text:p>
          </table:table-cell>
          <table:table-cell office:value-type="float" office:value="-1.1200732039293" calcext:value-type="float">
            <text:p>-1.1201</text:p>
          </table:table-cell>
          <table:table-cell office:value-type="float" office:value="0.852863117358718" calcext:value-type="float">
            <text:p>0.85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4130</text:p>
          </table:table-cell>
          <table:table-cell office:value-type="string" calcext:value-type="string">
            <text:p>TPR2</text:p>
          </table:table-cell>
          <table:table-cell office:value-type="string" calcext:value-type="string">
            <text:p>L</text:p>
          </table:table-cell>
          <table:table-cell office:value-type="float" office:value="6.98390818041713" calcext:value-type="float">
            <text:p>6.9839</text:p>
          </table:table-cell>
          <table:table-cell office:value-type="float" office:value="-0.492527178456071" calcext:value-type="float">
            <text:p>-0.4925</text:p>
          </table:table-cell>
          <table:table-cell office:value-type="float" office:value="-0.0705231463147119" calcext:value-type="float">
            <text:p>-0.0705</text:p>
          </table:table-cell>
          <table:table-cell office:value-type="float" office:value="4.99998781987031" calcext:value-type="float">
            <text:p>5.0000</text:p>
          </table:table-cell>
          <table:table-cell office:value-type="float" office:value="-17.630786578678" calcext:value-type="float">
            <text:p>-17.6308</text:p>
          </table:table-cell>
          <table:table-cell office:value-type="float" office:value="-0.627307700950714" calcext:value-type="float">
            <text:p>-0.6273</text:p>
          </table:table-cell>
          <table:table-cell office:value-type="float" office:value="0.821964103922186" calcext:value-type="float">
            <text:p>0.82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7790</text:p>
          </table:table-cell>
          <table:table-cell office:value-type="string" calcext:value-type="string">
            <text:p>PAP17</text:p>
          </table:table-cell>
          <table:table-cell office:value-type="string" calcext:value-type="string">
            <text:p>L</text:p>
          </table:table-cell>
          <table:table-cell office:value-type="float" office:value="24.6113800541284" calcext:value-type="float">
            <text:p>24.6114</text:p>
          </table:table-cell>
          <table:table-cell office:value-type="float" office:value="-1.72601004550163" calcext:value-type="float">
            <text:p>-1.7260</text:p>
          </table:table-cell>
          <table:table-cell office:value-type="float" office:value="-0.0701305673109581" calcext:value-type="float">
            <text:p>-0.0701</text:p>
          </table:table-cell>
          <table:table-cell office:value-type="float" office:value="2.69580435816547" calcext:value-type="float">
            <text:p>2.6958</text:p>
          </table:table-cell>
          <table:table-cell office:value-type="float" office:value="-17.5326418277395" calcext:value-type="float">
            <text:p>-17.5326</text:p>
          </table:table-cell>
          <table:table-cell office:value-type="float" office:value="-1.51608978093268" calcext:value-type="float">
            <text:p>-1.5161</text:p>
          </table:table-cell>
          <table:table-cell office:value-type="float" office:value="0.831167388727826" calcext:value-type="float">
            <text:p>0.831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20110</text:p>
          </table:table-cell>
          <table:table-cell office:value-type="string" calcext:value-type="string">
            <text:p>L</text:p>
          </table:table-cell>
          <table:table-cell office:value-type="float" office:value="4.2479266512611" calcext:value-type="float">
            <text:p>4.2479</text:p>
          </table:table-cell>
          <table:table-cell office:value-type="float" office:value="-0.297172481867759" calcext:value-type="float">
            <text:p>-0.2972</text:p>
          </table:table-cell>
          <table:table-cell office:value-type="float" office:value="-0.069957065237823" calcext:value-type="float">
            <text:p>-0.0700</text:p>
          </table:table-cell>
          <table:table-cell office:value-type="float" office:value="2.98217702896955" calcext:value-type="float">
            <text:p>2.9822</text:p>
          </table:table-cell>
          <table:table-cell office:value-type="float" office:value="-17.4892663094557" calcext:value-type="float">
            <text:p>-17.4893</text:p>
          </table:table-cell>
          <table:table-cell office:value-type="float" office:value="-1.27390014894552" calcext:value-type="float">
            <text:p>-1.2739</text:p>
          </table:table-cell>
          <table:table-cell office:value-type="float" office:value="0.829261259473499" calcext:value-type="float">
            <text:p>0.82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1800</text:p>
          </table:table-cell>
          <table:table-cell office:value-type="string" calcext:value-type="string">
            <text:p>WRKY18</text:p>
          </table:table-cell>
          <table:table-cell office:value-type="string" calcext:value-type="string">
            <text:p>L</text:p>
          </table:table-cell>
          <table:table-cell office:value-type="float" office:value="9.30135476388577" calcext:value-type="float">
            <text:p>9.3014</text:p>
          </table:table-cell>
          <table:table-cell office:value-type="float" office:value="-0.644665558683153" calcext:value-type="float">
            <text:p>-0.6447</text:p>
          </table:table-cell>
          <table:table-cell office:value-type="float" office:value="-0.0693087808225728" calcext:value-type="float">
            <text:p>-0.0693</text:p>
          </table:table-cell>
          <table:table-cell office:value-type="float" office:value="1.82268150112626" calcext:value-type="float">
            <text:p>1.8227</text:p>
          </table:table-cell>
          <table:table-cell office:value-type="float" office:value="-17.3271952056432" calcext:value-type="float">
            <text:p>-17.3272</text:p>
          </table:table-cell>
          <table:table-cell office:value-type="float" office:value="-4.34060325068565" calcext:value-type="float">
            <text:p>-4.3406</text:p>
          </table:table-cell>
          <table:table-cell office:value-type="float" office:value="0.836788439035209" calcext:value-type="float">
            <text:p>0.83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6780</text:p>
          </table:table-cell>
          <table:table-cell office:value-type="string" calcext:value-type="string">
            <text:p>AR192</text:p>
          </table:table-cell>
          <table:table-cell office:value-type="string" calcext:value-type="string">
            <text:p>L</text:p>
          </table:table-cell>
          <table:table-cell office:value-type="float" office:value="17.5185394938368" calcext:value-type="float">
            <text:p>17.5185</text:p>
          </table:table-cell>
          <table:table-cell office:value-type="float" office:value="-1.20605781156249" calcext:value-type="float">
            <text:p>-1.2061</text:p>
          </table:table-cell>
          <table:table-cell office:value-type="float" office:value="-0.0688446552286388" calcext:value-type="float">
            <text:p>-0.0688</text:p>
          </table:table-cell>
          <table:table-cell office:value-type="float" office:value="4.99999438324615" calcext:value-type="float">
            <text:p>5.0000</text:p>
          </table:table-cell>
          <table:table-cell office:value-type="float" office:value="-17.2111638071597" calcext:value-type="float">
            <text:p>-17.2112</text:p>
          </table:table-cell>
          <table:table-cell office:value-type="float" office:value="-0.608724249971326" calcext:value-type="float">
            <text:p>-0.6087</text:p>
          </table:table-cell>
          <table:table-cell office:value-type="float" office:value="0.881539350034288" calcext:value-type="float">
            <text:p>0.881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1530</text:p>
          </table:table-cell>
          <table:table-cell office:value-type="string" calcext:value-type="string">
            <text:p>L</text:p>
          </table:table-cell>
          <table:table-cell office:value-type="float" office:value="3.25279859311581" calcext:value-type="float">
            <text:p>3.2528</text:p>
          </table:table-cell>
          <table:table-cell office:value-type="float" office:value="-0.222984239341321" calcext:value-type="float">
            <text:p>-0.2230</text:p>
          </table:table-cell>
          <table:table-cell office:value-type="float" office:value="-0.0685515050987916" calcext:value-type="float">
            <text:p>-0.0686</text:p>
          </table:table-cell>
          <table:table-cell office:value-type="float" office:value="2.984351599621" calcext:value-type="float">
            <text:p>2.9844</text:p>
          </table:table-cell>
          <table:table-cell office:value-type="float" office:value="-17.1378762746979" calcext:value-type="float">
            <text:p>-17.1379</text:p>
          </table:table-cell>
          <table:table-cell office:value-type="float" office:value="-1.23194849980091" calcext:value-type="float">
            <text:p>-1.2319</text:p>
          </table:table-cell>
          <table:table-cell office:value-type="float" office:value="0.821920076795497" calcext:value-type="float">
            <text:p>0.821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8780</text:p>
          </table:table-cell>
          <table:table-cell office:value-type="string" calcext:value-type="string">
            <text:p>L</text:p>
          </table:table-cell>
          <table:table-cell office:value-type="float" office:value="2.91633057387346" calcext:value-type="float">
            <text:p>2.9163</text:p>
          </table:table-cell>
          <table:table-cell office:value-type="float" office:value="-0.199917490902714" calcext:value-type="float">
            <text:p>-0.1999</text:p>
          </table:table-cell>
          <table:table-cell office:value-type="float" office:value="-0.0685510389987046" calcext:value-type="float">
            <text:p>-0.0686</text:p>
          </table:table-cell>
          <table:table-cell office:value-type="float" office:value="3.89856312816272" calcext:value-type="float">
            <text:p>3.8986</text:p>
          </table:table-cell>
          <table:table-cell office:value-type="float" office:value="-17.1377597496761" calcext:value-type="float">
            <text:p>-17.1378</text:p>
          </table:table-cell>
          <table:table-cell office:value-type="float" office:value="-0.835449759786624" calcext:value-type="float">
            <text:p>-0.8354</text:p>
          </table:table-cell>
          <table:table-cell office:value-type="float" office:value="0.848810389438908" calcext:value-type="float">
            <text:p>0.8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4360</text:p>
          </table:table-cell>
          <table:table-cell office:value-type="string" calcext:value-type="string">
            <text:p>UTR3</text:p>
          </table:table-cell>
          <table:table-cell office:value-type="string" calcext:value-type="string">
            <text:p>L</text:p>
          </table:table-cell>
          <table:table-cell office:value-type="float" office:value="9.3789327466591" calcext:value-type="float">
            <text:p>9.3789</text:p>
          </table:table-cell>
          <table:table-cell office:value-type="float" office:value="-0.642225609729597" calcext:value-type="float">
            <text:p>-0.6422</text:p>
          </table:table-cell>
          <table:table-cell office:value-type="float" office:value="-0.0684753401135504" calcext:value-type="float">
            <text:p>-0.0685</text:p>
          </table:table-cell>
          <table:table-cell office:value-type="float" office:value="4.61754540393383" calcext:value-type="float">
            <text:p>4.6175</text:p>
          </table:table-cell>
          <table:table-cell office:value-type="float" office:value="-17.1188350283876" calcext:value-type="float">
            <text:p>-17.1188</text:p>
          </table:table-cell>
          <table:table-cell office:value-type="float" office:value="-0.668259304491011" calcext:value-type="float">
            <text:p>-0.6683</text:p>
          </table:table-cell>
          <table:table-cell office:value-type="float" office:value="0.859406676778648" calcext:value-type="float">
            <text:p>0.859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7640</text:p>
          </table:table-cell>
          <table:table-cell office:value-type="string" calcext:value-type="string">
            <text:p>L</text:p>
          </table:table-cell>
          <table:table-cell office:value-type="float" office:value="6.11890880463273" calcext:value-type="float">
            <text:p>6.1189</text:p>
          </table:table-cell>
          <table:table-cell office:value-type="float" office:value="-0.400083938922296" calcext:value-type="float">
            <text:p>-0.4001</text:p>
          </table:table-cell>
          <table:table-cell office:value-type="float" office:value="-0.0653848507464902" calcext:value-type="float">
            <text:p>-0.0654</text:p>
          </table:table-cell>
          <table:table-cell office:value-type="float" office:value="3.07080990358249" calcext:value-type="float">
            <text:p>3.0708</text:p>
          </table:table-cell>
          <table:table-cell office:value-type="float" office:value="-16.3462126866226" calcext:value-type="float">
            <text:p>-16.3462</text:p>
          </table:table-cell>
          <table:table-cell office:value-type="float" office:value="-1.09637395490922" calcext:value-type="float">
            <text:p>-1.0964</text:p>
          </table:table-cell>
          <table:table-cell office:value-type="float" office:value="0.82492219436153" calcext:value-type="float">
            <text:p>0.82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0960</text:p>
          </table:table-cell>
          <table:table-cell office:value-type="string" calcext:value-type="string">
            <text:p>IRT3</text:p>
          </table:table-cell>
          <table:table-cell office:value-type="string" calcext:value-type="string">
            <text:p>L</text:p>
          </table:table-cell>
          <table:table-cell office:value-type="float" office:value="23.3570173377624" calcext:value-type="float">
            <text:p>23.3570</text:p>
          </table:table-cell>
          <table:table-cell office:value-type="float" office:value="-1.5268431135665" calcext:value-type="float">
            <text:p>-1.5268</text:p>
          </table:table-cell>
          <table:table-cell office:value-type="float" office:value="-0.0653697812304989" calcext:value-type="float">
            <text:p>-0.0654</text:p>
          </table:table-cell>
          <table:table-cell office:value-type="float" office:value="3.01474131870152" calcext:value-type="float">
            <text:p>3.0147</text:p>
          </table:table-cell>
          <table:table-cell office:value-type="float" office:value="-16.3424453076247" calcext:value-type="float">
            <text:p>-16.3424</text:p>
          </table:table-cell>
          <table:table-cell office:value-type="float" office:value="-1.1268466851591" calcext:value-type="float">
            <text:p>-1.1268</text:p>
          </table:table-cell>
          <table:table-cell office:value-type="float" office:value="0.896147620489898" calcext:value-type="float">
            <text:p>0.89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9140</text:p>
          </table:table-cell>
          <table:table-cell office:value-type="string" calcext:value-type="string">
            <text:p>SR30</text:p>
          </table:table-cell>
          <table:table-cell office:value-type="string" calcext:value-type="string">
            <text:p>L</text:p>
          </table:table-cell>
          <table:table-cell office:value-type="float" office:value="49.2079772280662" calcext:value-type="float">
            <text:p>49.2080</text:p>
          </table:table-cell>
          <table:table-cell office:value-type="float" office:value="-3.20014167626415" calcext:value-type="float">
            <text:p>-3.2001</text:p>
          </table:table-cell>
          <table:table-cell office:value-type="float" office:value="-0.0650329856362988" calcext:value-type="float">
            <text:p>-0.0650</text:p>
          </table:table-cell>
          <table:table-cell office:value-type="float" office:value="4.99999455130604" calcext:value-type="float">
            <text:p>5.0000</text:p>
          </table:table-cell>
          <table:table-cell office:value-type="float" office:value="-16.2582464090747" calcext:value-type="float">
            <text:p>-16.2582</text:p>
          </table:table-cell>
          <table:table-cell office:value-type="float" office:value="-0.567393898620896" calcext:value-type="float">
            <text:p>-0.5674</text:p>
          </table:table-cell>
          <table:table-cell office:value-type="float" office:value="0.841882993541113" calcext:value-type="float">
            <text:p>0.841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43630</text:p>
          </table:table-cell>
          <table:table-cell office:value-type="string" calcext:value-type="string">
            <text:p>L</text:p>
          </table:table-cell>
          <table:table-cell office:value-type="float" office:value="45.6611475078193" calcext:value-type="float">
            <text:p>45.6611</text:p>
          </table:table-cell>
          <table:table-cell office:value-type="float" office:value="-2.9664180225647" calcext:value-type="float">
            <text:p>-2.9664</text:p>
          </table:table-cell>
          <table:table-cell office:value-type="float" office:value="-0.0649659105053528" calcext:value-type="float">
            <text:p>-0.0650</text:p>
          </table:table-cell>
          <table:table-cell office:value-type="float" office:value="4.99999341777264" calcext:value-type="float">
            <text:p>5.0000</text:p>
          </table:table-cell>
          <table:table-cell office:value-type="float" office:value="-16.2414776263382" calcext:value-type="float">
            <text:p>-16.2415</text:p>
          </table:table-cell>
          <table:table-cell office:value-type="float" office:value="-0.566677250633007" calcext:value-type="float">
            <text:p>-0.5667</text:p>
          </table:table-cell>
          <table:table-cell office:value-type="float" office:value="0.82574785617774" calcext:value-type="float">
            <text:p>0.825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2050</text:p>
          </table:table-cell>
          <table:table-cell office:value-type="string" calcext:value-type="string">
            <text:p>L</text:p>
          </table:table-cell>
          <table:table-cell office:value-type="float" office:value="39.5352073935393" calcext:value-type="float">
            <text:p>39.5352</text:p>
          </table:table-cell>
          <table:table-cell office:value-type="float" office:value="-2.52644488719594" calcext:value-type="float">
            <text:p>-2.5264</text:p>
          </table:table-cell>
          <table:table-cell office:value-type="float" office:value="-0.0639036710253555" calcext:value-type="float">
            <text:p>-0.0639</text:p>
          </table:table-cell>
          <table:table-cell office:value-type="float" office:value="4.81836720357545" calcext:value-type="float">
            <text:p>4.8184</text:p>
          </table:table-cell>
          <table:table-cell office:value-type="float" office:value="-15.9759177563389" calcext:value-type="float">
            <text:p>-15.9759</text:p>
          </table:table-cell>
          <table:table-cell office:value-type="float" office:value="-0.581136273549063" calcext:value-type="float">
            <text:p>-0.5811</text:p>
          </table:table-cell>
          <table:table-cell office:value-type="float" office:value="0.916879125399557" calcext:value-type="float">
            <text:p>0.916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67130</text:p>
          </table:table-cell>
          <table:table-cell office:value-type="string" calcext:value-type="string">
            <text:p>L</text:p>
          </table:table-cell>
          <table:table-cell office:value-type="float" office:value="9.54794428720499" calcext:value-type="float">
            <text:p>9.5479</text:p>
          </table:table-cell>
          <table:table-cell office:value-type="float" office:value="-0.606022842505114" calcext:value-type="float">
            <text:p>-0.6060</text:p>
          </table:table-cell>
          <table:table-cell office:value-type="float" office:value="-0.0634715520195517" calcext:value-type="float">
            <text:p>-0.0635</text:p>
          </table:table-cell>
          <table:table-cell office:value-type="float" office:value="4.99999495079555" calcext:value-type="float">
            <text:p>5.0000</text:p>
          </table:table-cell>
          <table:table-cell office:value-type="float" office:value="-15.8678880048879" calcext:value-type="float">
            <text:p>-15.8679</text:p>
          </table:table-cell>
          <table:table-cell office:value-type="float" office:value="-0.550799085249894" calcext:value-type="float">
            <text:p>-0.5508</text:p>
          </table:table-cell>
          <table:table-cell office:value-type="float" office:value="0.872571272991692" calcext:value-type="float">
            <text:p>0.87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57980</text:p>
          </table:table-cell>
          <table:table-cell office:value-type="string" calcext:value-type="string">
            <text:p>PUP22</text:p>
          </table:table-cell>
          <table:table-cell office:value-type="string" calcext:value-type="string">
            <text:p>L</text:p>
          </table:table-cell>
          <table:table-cell office:value-type="float" office:value="2.16489013430237" calcext:value-type="float">
            <text:p>2.1649</text:p>
          </table:table-cell>
          <table:table-cell office:value-type="float" office:value="-0.13405790890719" calcext:value-type="float">
            <text:p>-0.1341</text:p>
          </table:table-cell>
          <table:table-cell office:value-type="float" office:value="-0.061923654592472" calcext:value-type="float">
            <text:p>-0.0619</text:p>
          </table:table-cell>
          <table:table-cell office:value-type="float" office:value="1.56304958952834" calcext:value-type="float">
            <text:p>1.5630</text:p>
          </table:table-cell>
          <table:table-cell office:value-type="float" office:value="-15.480913648118" calcext:value-type="float">
            <text:p>-15.4809</text:p>
          </table:table-cell>
          <table:table-cell office:value-type="float" office:value="-6.7072807776314" calcext:value-type="float">
            <text:p>-6.7073</text:p>
          </table:table-cell>
          <table:table-cell office:value-type="float" office:value="0.887706837609722" calcext:value-type="float">
            <text:p>0.887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23790</text:p>
          </table:table-cell>
          <table:table-cell office:value-type="string" calcext:value-type="string">
            <text:p>L</text:p>
          </table:table-cell>
          <table:table-cell office:value-type="float" office:value="7.75606424360256" calcext:value-type="float">
            <text:p>7.7561</text:p>
          </table:table-cell>
          <table:table-cell office:value-type="float" office:value="-0.478548120117265" calcext:value-type="float">
            <text:p>-0.4785</text:p>
          </table:table-cell>
          <table:table-cell office:value-type="float" office:value="-0.0616998654326498" calcext:value-type="float">
            <text:p>-0.0617</text:p>
          </table:table-cell>
          <table:table-cell office:value-type="float" office:value="4.99999853792433" calcext:value-type="float">
            <text:p>5.0000</text:p>
          </table:table-cell>
          <table:table-cell office:value-type="float" office:value="-15.4249663581625" calcext:value-type="float">
            <text:p>-15.4250</text:p>
          </table:table-cell>
          <table:table-cell office:value-type="float" office:value="-0.532197627962038" calcext:value-type="float">
            <text:p>-0.5322</text:p>
          </table:table-cell>
          <table:table-cell office:value-type="float" office:value="0.926627154183507" calcext:value-type="float">
            <text:p>0.926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40270</text:p>
          </table:table-cell>
          <table:table-cell office:value-type="string" calcext:value-type="string">
            <text:p>L</text:p>
          </table:table-cell>
          <table:table-cell office:value-type="float" office:value="6.46749115204302" calcext:value-type="float">
            <text:p>6.4675</text:p>
          </table:table-cell>
          <table:table-cell office:value-type="float" office:value="-0.389476008478819" calcext:value-type="float">
            <text:p>-0.3895</text:p>
          </table:table-cell>
          <table:table-cell office:value-type="float" office:value="-0.0602205707472499" calcext:value-type="float">
            <text:p>-0.0602</text:p>
          </table:table-cell>
          <table:table-cell office:value-type="float" office:value="2.60197192410279" calcext:value-type="float">
            <text:p>2.6020</text:p>
          </table:table-cell>
          <table:table-cell office:value-type="float" office:value="-15.0551426868125" calcext:value-type="float">
            <text:p>-15.0551</text:p>
          </table:table-cell>
          <table:table-cell office:value-type="float" office:value="-1.24675529810072" calcext:value-type="float">
            <text:p>-1.2468</text:p>
          </table:table-cell>
          <table:table-cell office:value-type="float" office:value="0.850030135996052" calcext:value-type="float">
            <text:p>0.85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8010</text:p>
          </table:table-cell>
          <table:table-cell office:value-type="string" calcext:value-type="string">
            <text:p>IP5P2</text:p>
          </table:table-cell>
          <table:table-cell office:value-type="string" calcext:value-type="string">
            <text:p>L</text:p>
          </table:table-cell>
          <table:table-cell office:value-type="float" office:value="6.7574799803665" calcext:value-type="float">
            <text:p>6.7575</text:p>
          </table:table-cell>
          <table:table-cell office:value-type="float" office:value="-0.403155861641352" calcext:value-type="float">
            <text:p>-0.4032</text:p>
          </table:table-cell>
          <table:table-cell office:value-type="float" office:value="-0.0596606816169193" calcext:value-type="float">
            <text:p>-0.0597</text:p>
          </table:table-cell>
          <table:table-cell office:value-type="float" office:value="1.79252821606515" calcext:value-type="float">
            <text:p>1.7925</text:p>
          </table:table-cell>
          <table:table-cell office:value-type="float" office:value="-14.9151704042298" calcext:value-type="float">
            <text:p>-14.9152</text:p>
          </table:table-cell>
          <table:table-cell office:value-type="float" office:value="-2.57410687243883" calcext:value-type="float">
            <text:p>-2.5741</text:p>
          </table:table-cell>
          <table:table-cell office:value-type="float" office:value="0.854172592373228" calcext:value-type="float">
            <text:p>0.85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7770</text:p>
          </table:table-cell>
          <table:table-cell office:value-type="string" calcext:value-type="string">
            <text:p>Hsp89.1</text:p>
          </table:table-cell>
          <table:table-cell office:value-type="string" calcext:value-type="string">
            <text:p>L</text:p>
          </table:table-cell>
          <table:table-cell office:value-type="float" office:value="25.2795000032362" calcext:value-type="float">
            <text:p>25.2795</text:p>
          </table:table-cell>
          <table:table-cell office:value-type="float" office:value="-1.47393086968304" calcext:value-type="float">
            <text:p>-1.4739</text:p>
          </table:table-cell>
          <table:table-cell office:value-type="float" office:value="-0.0583053806243932" calcext:value-type="float">
            <text:p>-0.0583</text:p>
          </table:table-cell>
          <table:table-cell office:value-type="float" office:value="3.85245062996725" calcext:value-type="float">
            <text:p>3.8525</text:p>
          </table:table-cell>
          <table:table-cell office:value-type="float" office:value="-14.5763451560983" calcext:value-type="float">
            <text:p>-14.5763</text:p>
          </table:table-cell>
          <table:table-cell office:value-type="float" office:value="-0.685861585328863" calcext:value-type="float">
            <text:p>-0.6859</text:p>
          </table:table-cell>
          <table:table-cell office:value-type="float" office:value="0.885596820661794" calcext:value-type="float">
            <text:p>0.88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6770</text:p>
          </table:table-cell>
          <table:table-cell office:value-type="string" calcext:value-type="string">
            <text:p>UGT72C1</text:p>
          </table:table-cell>
          <table:table-cell office:value-type="string" calcext:value-type="string">
            <text:p>L</text:p>
          </table:table-cell>
          <table:table-cell office:value-type="float" office:value="1.62729591033352" calcext:value-type="float">
            <text:p>1.6273</text:p>
          </table:table-cell>
          <table:table-cell office:value-type="float" office:value="-0.0932769810323948" calcext:value-type="float">
            <text:p>-0.0933</text:p>
          </table:table-cell>
          <table:table-cell office:value-type="float" office:value="-0.0573202331795188" calcext:value-type="float">
            <text:p>-0.0573</text:p>
          </table:table-cell>
          <table:table-cell office:value-type="float" office:value="1.51293096273061" calcext:value-type="float">
            <text:p>1.5129</text:p>
          </table:table-cell>
          <table:table-cell office:value-type="float" office:value="-14.3300582948797" calcext:value-type="float">
            <text:p>-14.3301</text:p>
          </table:table-cell>
          <table:table-cell office:value-type="float" office:value="-4.24255310241586" calcext:value-type="float">
            <text:p>-4.2426</text:p>
          </table:table-cell>
          <table:table-cell office:value-type="float" office:value="0.948336044360879" calcext:value-type="float">
            <text:p>0.94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1940</text:p>
          </table:table-cell>
          <table:table-cell office:value-type="string" calcext:value-type="string">
            <text:p>ZFP8</text:p>
          </table:table-cell>
          <table:table-cell office:value-type="string" calcext:value-type="string">
            <text:p>L</text:p>
          </table:table-cell>
          <table:table-cell office:value-type="float" office:value="25.5182734304095" calcext:value-type="float">
            <text:p>25.5183</text:p>
          </table:table-cell>
          <table:table-cell office:value-type="float" office:value="-1.4605822083527" calcext:value-type="float">
            <text:p>-1.4606</text:p>
          </table:table-cell>
          <table:table-cell office:value-type="float" office:value="-0.0572367175363894" calcext:value-type="float">
            <text:p>-0.0572</text:p>
          </table:table-cell>
          <table:table-cell office:value-type="float" office:value="2.2008445502791" calcext:value-type="float">
            <text:p>2.2008</text:p>
          </table:table-cell>
          <table:table-cell office:value-type="float" office:value="-14.3091793840973" calcext:value-type="float">
            <text:p>-14.3092</text:p>
          </table:table-cell>
          <table:table-cell office:value-type="float" office:value="-1.51526440643951" calcext:value-type="float">
            <text:p>-1.5153</text:p>
          </table:table-cell>
          <table:table-cell office:value-type="float" office:value="0.875109111599333" calcext:value-type="float">
            <text:p>0.875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2710</text:p>
          </table:table-cell>
          <table:table-cell office:value-type="string" calcext:value-type="string">
            <text:p>L</text:p>
          </table:table-cell>
          <table:table-cell office:value-type="float" office:value="18.0042150864945" calcext:value-type="float">
            <text:p>18.0042</text:p>
          </table:table-cell>
          <table:table-cell office:value-type="float" office:value="-1.01784339737323" calcext:value-type="float">
            <text:p>-1.0178</text:p>
          </table:table-cell>
          <table:table-cell office:value-type="float" office:value="-0.0565336168493536" calcext:value-type="float">
            <text:p>-0.0565</text:p>
          </table:table-cell>
          <table:table-cell office:value-type="float" office:value="1.75353554197652" calcext:value-type="float">
            <text:p>1.7535</text:p>
          </table:table-cell>
          <table:table-cell office:value-type="float" office:value="-14.1334042123384" calcext:value-type="float">
            <text:p>-14.1334</text:p>
          </table:table-cell>
          <table:table-cell office:value-type="float" office:value="-2.36583231814327" calcext:value-type="float">
            <text:p>-2.3658</text:p>
          </table:table-cell>
          <table:table-cell office:value-type="float" office:value="0.946136930509349" calcext:value-type="float">
            <text:p>0.946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30070</text:p>
          </table:table-cell>
          <table:table-cell office:value-type="string" calcext:value-type="string">
            <text:p>L</text:p>
          </table:table-cell>
          <table:table-cell office:value-type="float" office:value="13.742402675861" calcext:value-type="float">
            <text:p>13.7424</text:p>
          </table:table-cell>
          <table:table-cell office:value-type="float" office:value="-0.758751633643141" calcext:value-type="float">
            <text:p>-0.7588</text:p>
          </table:table-cell>
          <table:table-cell office:value-type="float" office:value="-0.055212443670852" calcext:value-type="float">
            <text:p>-0.0552</text:p>
          </table:table-cell>
          <table:table-cell office:value-type="float" office:value="4.10954200547733" calcext:value-type="float">
            <text:p>4.1095</text:p>
          </table:table-cell>
          <table:table-cell office:value-type="float" office:value="-13.803110917713" calcext:value-type="float">
            <text:p>-13.8031</text:p>
          </table:table-cell>
          <table:table-cell office:value-type="float" office:value="-0.590483156638863" calcext:value-type="float">
            <text:p>-0.5905</text:p>
          </table:table-cell>
          <table:table-cell office:value-type="float" office:value="0.843735006288748" calcext:value-type="float">
            <text:p>0.84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2900</text:p>
          </table:table-cell>
          <table:table-cell office:value-type="string" calcext:value-type="string">
            <text:p>MAKR6</text:p>
          </table:table-cell>
          <table:table-cell office:value-type="string" calcext:value-type="string">
            <text:p>L</text:p>
          </table:table-cell>
          <table:table-cell office:value-type="float" office:value="4.85847705363368" calcext:value-type="float">
            <text:p>4.8585</text:p>
          </table:table-cell>
          <table:table-cell office:value-type="float" office:value="-0.26637884498924" calcext:value-type="float">
            <text:p>-0.2664</text:p>
          </table:table-cell>
          <table:table-cell office:value-type="float" office:value="-0.0548276429112728" calcext:value-type="float">
            <text:p>-0.0548</text:p>
          </table:table-cell>
          <table:table-cell office:value-type="float" office:value="0.899290460000418" calcext:value-type="float">
            <text:p>0.8993</text:p>
          </table:table-cell>
          <table:table-cell office:value-type="float" office:value="-13.7069107278182" calcext:value-type="float">
            <text:p>-13.7069</text:p>
          </table:table-cell>
          <table:table-cell office:value-type="string" calcext:value-type="string">
            <text:p>NA</text:p>
          </table:table-cell>
          <table:table-cell office:value-type="float" office:value="0.910579179752151" calcext:value-type="float">
            <text:p>0.910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4760</text:p>
          </table:table-cell>
          <table:table-cell office:value-type="string" calcext:value-type="string">
            <text:p>L</text:p>
          </table:table-cell>
          <table:table-cell office:value-type="float" office:value="6.43209991302262" calcext:value-type="float">
            <text:p>6.4321</text:p>
          </table:table-cell>
          <table:table-cell office:value-type="float" office:value="-0.346026916729052" calcext:value-type="float">
            <text:p>-0.3460</text:p>
          </table:table-cell>
          <table:table-cell office:value-type="float" office:value="-0.0537968814863208" calcext:value-type="float">
            <text:p>-0.0538</text:p>
          </table:table-cell>
          <table:table-cell office:value-type="float" office:value="3.28770531205296" calcext:value-type="float">
            <text:p>3.2877</text:p>
          </table:table-cell>
          <table:table-cell office:value-type="float" office:value="-13.4492203715802" calcext:value-type="float">
            <text:p>-13.4492</text:p>
          </table:table-cell>
          <table:table-cell office:value-type="float" office:value="-0.758956019665411" calcext:value-type="float">
            <text:p>-0.7590</text:p>
          </table:table-cell>
          <table:table-cell office:value-type="float" office:value="0.811757350524612" calcext:value-type="float">
            <text:p>0.81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8240</text:p>
          </table:table-cell>
          <table:table-cell office:value-type="string" calcext:value-type="string">
            <text:p>QUA2</text:p>
          </table:table-cell>
          <table:table-cell office:value-type="string" calcext:value-type="string">
            <text:p>L</text:p>
          </table:table-cell>
          <table:table-cell office:value-type="float" office:value="13.1710574914309" calcext:value-type="float">
            <text:p>13.1711</text:p>
          </table:table-cell>
          <table:table-cell office:value-type="float" office:value="-0.707170434300279" calcext:value-type="float">
            <text:p>-0.7072</text:p>
          </table:table-cell>
          <table:table-cell office:value-type="float" office:value="-0.0536912419340943" calcext:value-type="float">
            <text:p>-0.0537</text:p>
          </table:table-cell>
          <table:table-cell office:value-type="float" office:value="4.18917328437878" calcext:value-type="float">
            <text:p>4.1892</text:p>
          </table:table-cell>
          <table:table-cell office:value-type="float" office:value="-13.4228104835236" calcext:value-type="float">
            <text:p>-13.4228</text:p>
          </table:table-cell>
          <table:table-cell office:value-type="float" office:value="-0.557277678758817" calcext:value-type="float">
            <text:p>-0.5573</text:p>
          </table:table-cell>
          <table:table-cell office:value-type="float" office:value="0.833770110477655" calcext:value-type="float">
            <text:p>0.83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1740</text:p>
          </table:table-cell>
          <table:table-cell office:value-type="string" calcext:value-type="string">
            <text:p>APO4</text:p>
          </table:table-cell>
          <table:table-cell office:value-type="string" calcext:value-type="string">
            <text:p>L</text:p>
          </table:table-cell>
          <table:table-cell office:value-type="float" office:value="2.55483516315793" calcext:value-type="float">
            <text:p>2.5548</text:p>
          </table:table-cell>
          <table:table-cell office:value-type="float" office:value="-0.135061424654127" calcext:value-type="float">
            <text:p>-0.1351</text:p>
          </table:table-cell>
          <table:table-cell office:value-type="float" office:value="-0.052865024954167" calcext:value-type="float">
            <text:p>-0.0529</text:p>
          </table:table-cell>
          <table:table-cell office:value-type="float" office:value="2.91222372628927" calcext:value-type="float">
            <text:p>2.9122</text:p>
          </table:table-cell>
          <table:table-cell office:value-type="float" office:value="-13.2162562385418" calcext:value-type="float">
            <text:p>-13.2163</text:p>
          </table:table-cell>
          <table:table-cell office:value-type="float" office:value="-0.872551837294045" calcext:value-type="float">
            <text:p>-0.8726</text:p>
          </table:table-cell>
          <table:table-cell office:value-type="float" office:value="0.850326060354594" calcext:value-type="float">
            <text:p>0.85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4440</text:p>
          </table:table-cell>
          <table:table-cell office:value-type="string" calcext:value-type="string">
            <text:p>ZHD4</text:p>
          </table:table-cell>
          <table:table-cell office:value-type="string" calcext:value-type="string">
            <text:p>L</text:p>
          </table:table-cell>
          <table:table-cell office:value-type="float" office:value="13.0611534208685" calcext:value-type="float">
            <text:p>13.0612</text:p>
          </table:table-cell>
          <table:table-cell office:value-type="float" office:value="-0.686929742446092" calcext:value-type="float">
            <text:p>-0.6869</text:p>
          </table:table-cell>
          <table:table-cell office:value-type="float" office:value="-0.0525933445777116" calcext:value-type="float">
            <text:p>-0.0526</text:p>
          </table:table-cell>
          <table:table-cell office:value-type="float" office:value="4.27963360534748" calcext:value-type="float">
            <text:p>4.2796</text:p>
          </table:table-cell>
          <table:table-cell office:value-type="float" office:value="-13.1483361444279" calcext:value-type="float">
            <text:p>-13.1483</text:p>
          </table:table-cell>
          <table:table-cell office:value-type="float" office:value="-0.529552505608327" calcext:value-type="float">
            <text:p>-0.5296</text:p>
          </table:table-cell>
          <table:table-cell office:value-type="float" office:value="0.8453262113478" calcext:value-type="float">
            <text:p>0.84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7630</text:p>
          </table:table-cell>
          <table:table-cell office:value-type="string" calcext:value-type="string">
            <text:p>LYM3</text:p>
          </table:table-cell>
          <table:table-cell office:value-type="string" calcext:value-type="string">
            <text:p>L</text:p>
          </table:table-cell>
          <table:table-cell office:value-type="float" office:value="8.64204509634528" calcext:value-type="float">
            <text:p>8.6420</text:p>
          </table:table-cell>
          <table:table-cell office:value-type="float" office:value="-0.448266537872546" calcext:value-type="float">
            <text:p>-0.4483</text:p>
          </table:table-cell>
          <table:table-cell office:value-type="float" office:value="-0.0518704233633447" calcext:value-type="float">
            <text:p>-0.0519</text:p>
          </table:table-cell>
          <table:table-cell office:value-type="float" office:value="4.36537984255402" calcext:value-type="float">
            <text:p>4.3654</text:p>
          </table:table-cell>
          <table:table-cell office:value-type="float" office:value="-12.9676058408362" calcext:value-type="float">
            <text:p>-12.9676</text:p>
          </table:table-cell>
          <table:table-cell office:value-type="float" office:value="-0.50851753849783" calcext:value-type="float">
            <text:p>-0.5085</text:p>
          </table:table-cell>
          <table:table-cell office:value-type="float" office:value="0.843440920996729" calcext:value-type="float">
            <text:p>0.84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5990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L</text:p>
          </table:table-cell>
          <table:table-cell office:value-type="float" office:value="8.29862314478854" calcext:value-type="float">
            <text:p>8.2986</text:p>
          </table:table-cell>
          <table:table-cell office:value-type="float" office:value="-0.423401375808613" calcext:value-type="float">
            <text:p>-0.4234</text:p>
          </table:table-cell>
          <table:table-cell office:value-type="float" office:value="-0.051020677577642" calcext:value-type="float">
            <text:p>-0.0510</text:p>
          </table:table-cell>
          <table:table-cell office:value-type="float" office:value="1.06682847957388" calcext:value-type="float">
            <text:p>1.0668</text:p>
          </table:table-cell>
          <table:table-cell office:value-type="float" office:value="-12.7551693944105" calcext:value-type="float">
            <text:p>-12.7552</text:p>
          </table:table-cell>
          <table:table-cell office:value-type="string" calcext:value-type="string">
            <text:p>NA</text:p>
          </table:table-cell>
          <table:table-cell office:value-type="float" office:value="0.957581160601195" calcext:value-type="float">
            <text:p>0.95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8650</text:p>
          </table:table-cell>
          <table:table-cell office:value-type="string" calcext:value-type="string">
            <text:p>MIEL1</text:p>
          </table:table-cell>
          <table:table-cell office:value-type="string" calcext:value-type="string">
            <text:p>L</text:p>
          </table:table-cell>
          <table:table-cell office:value-type="float" office:value="34.4126760902858" calcext:value-type="float">
            <text:p>34.4127</text:p>
          </table:table-cell>
          <table:table-cell office:value-type="float" office:value="-1.75132343262686" calcext:value-type="float">
            <text:p>-1.7513</text:p>
          </table:table-cell>
          <table:table-cell office:value-type="float" office:value="-0.0508918117275173" calcext:value-type="float">
            <text:p>-0.0509</text:p>
          </table:table-cell>
          <table:table-cell office:value-type="float" office:value="3.64514547478984" calcext:value-type="float">
            <text:p>3.6451</text:p>
          </table:table-cell>
          <table:table-cell office:value-type="float" office:value="-12.7229529318793" calcext:value-type="float">
            <text:p>-12.7230</text:p>
          </table:table-cell>
          <table:table-cell office:value-type="float" office:value="-0.6193553787995" calcext:value-type="float">
            <text:p>-0.6194</text:p>
          </table:table-cell>
          <table:table-cell office:value-type="float" office:value="0.834334645430232" calcext:value-type="float">
            <text:p>0.834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01490</text:p>
          </table:table-cell>
          <table:table-cell office:value-type="string" calcext:value-type="string">
            <text:p>L</text:p>
          </table:table-cell>
          <table:table-cell office:value-type="float" office:value="71.2264749223254" calcext:value-type="float">
            <text:p>71.2265</text:p>
          </table:table-cell>
          <table:table-cell office:value-type="float" office:value="-3.58763063545834" calcext:value-type="float">
            <text:p>-3.5876</text:p>
          </table:table-cell>
          <table:table-cell office:value-type="float" office:value="-0.0503693414474149" calcext:value-type="float">
            <text:p>-0.0504</text:p>
          </table:table-cell>
          <table:table-cell office:value-type="float" office:value="1.91846960600253" calcext:value-type="float">
            <text:p>1.9185</text:p>
          </table:table-cell>
          <table:table-cell office:value-type="float" office:value="-12.5923353618537" calcext:value-type="float">
            <text:p>-12.5923</text:p>
          </table:table-cell>
          <table:table-cell office:value-type="float" office:value="-1.54108882251213" calcext:value-type="float">
            <text:p>-1.5411</text:p>
          </table:table-cell>
          <table:table-cell office:value-type="float" office:value="0.852479889369625" calcext:value-type="float">
            <text:p>0.85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9530</text:p>
          </table:table-cell>
          <table:table-cell office:value-type="string" calcext:value-type="string">
            <text:p>PIF3</text:p>
          </table:table-cell>
          <table:table-cell office:value-type="string" calcext:value-type="string">
            <text:p>L</text:p>
          </table:table-cell>
          <table:table-cell office:value-type="float" office:value="17.5691588523193" calcext:value-type="float">
            <text:p>17.5692</text:p>
          </table:table-cell>
          <table:table-cell office:value-type="float" office:value="-0.884640483603139" calcext:value-type="float">
            <text:p>-0.8846</text:p>
          </table:table-cell>
          <table:table-cell office:value-type="float" office:value="-0.050351897381038" calcext:value-type="float">
            <text:p>-0.0504</text:p>
          </table:table-cell>
          <table:table-cell office:value-type="float" office:value="2.4869108229096" calcext:value-type="float">
            <text:p>2.4869</text:p>
          </table:table-cell>
          <table:table-cell office:value-type="float" office:value="-12.5879743452595" calcext:value-type="float">
            <text:p>-12.5880</text:p>
          </table:table-cell>
          <table:table-cell office:value-type="float" office:value="-1.01791100850291" calcext:value-type="float">
            <text:p>-1.0179</text:p>
          </table:table-cell>
          <table:table-cell office:value-type="float" office:value="0.827043647632741" calcext:value-type="float">
            <text:p>0.827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6050</text:p>
          </table:table-cell>
          <table:table-cell office:value-type="string" calcext:value-type="string">
            <text:p>L</text:p>
          </table:table-cell>
          <table:table-cell office:value-type="float" office:value="19.3139941881476" calcext:value-type="float">
            <text:p>19.3140</text:p>
          </table:table-cell>
          <table:table-cell office:value-type="float" office:value="-0.965484009557003" calcext:value-type="float">
            <text:p>-0.9655</text:p>
          </table:table-cell>
          <table:table-cell office:value-type="float" office:value="-0.0499888319397698" calcext:value-type="float">
            <text:p>-0.0500</text:p>
          </table:table-cell>
          <table:table-cell office:value-type="float" office:value="4.04393396974379" calcext:value-type="float">
            <text:p>4.0439</text:p>
          </table:table-cell>
          <table:table-cell office:value-type="float" office:value="-12.4972079849425" calcext:value-type="float">
            <text:p>-12.4972</text:p>
          </table:table-cell>
          <table:table-cell office:value-type="float" office:value="-0.533317352260838" calcext:value-type="float">
            <text:p>-0.5333</text:p>
          </table:table-cell>
          <table:table-cell office:value-type="float" office:value="0.811362003001499" calcext:value-type="float">
            <text:p>0.811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0490</text:p>
          </table:table-cell>
          <table:table-cell office:value-type="string" calcext:value-type="string">
            <text:p>L</text:p>
          </table:table-cell>
          <table:table-cell office:value-type="float" office:value="7.42180595700208" calcext:value-type="float">
            <text:p>7.4218</text:p>
          </table:table-cell>
          <table:table-cell office:value-type="float" office:value="-0.370702063146567" calcext:value-type="float">
            <text:p>-0.3707</text:p>
          </table:table-cell>
          <table:table-cell office:value-type="float" office:value="-0.0499476899954288" calcext:value-type="float">
            <text:p>-0.0499</text:p>
          </table:table-cell>
          <table:table-cell office:value-type="float" office:value="1.5766093255617" calcext:value-type="float">
            <text:p>1.5766</text:p>
          </table:table-cell>
          <table:table-cell office:value-type="float" office:value="-12.4869224988572" calcext:value-type="float">
            <text:p>-12.4869</text:p>
          </table:table-cell>
          <table:table-cell office:value-type="float" office:value="-2.26542227866128" calcext:value-type="float">
            <text:p>-2.2654</text:p>
          </table:table-cell>
          <table:table-cell office:value-type="float" office:value="0.952443831124717" calcext:value-type="float">
            <text:p>0.952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7340</text:p>
          </table:table-cell>
          <table:table-cell office:value-type="string" calcext:value-type="string">
            <text:p>L</text:p>
          </table:table-cell>
          <table:table-cell office:value-type="float" office:value="25.8062326269686" calcext:value-type="float">
            <text:p>25.8062</text:p>
          </table:table-cell>
          <table:table-cell office:value-type="float" office:value="-1.27442590613597" calcext:value-type="float">
            <text:p>-1.2744</text:p>
          </table:table-cell>
          <table:table-cell office:value-type="float" office:value="-0.0493844229244117" calcext:value-type="float">
            <text:p>-0.0494</text:p>
          </table:table-cell>
          <table:table-cell office:value-type="float" office:value="2.91244501983006" calcext:value-type="float">
            <text:p>2.9124</text:p>
          </table:table-cell>
          <table:table-cell office:value-type="float" office:value="-12.3461057311029" calcext:value-type="float">
            <text:p>-12.3461</text:p>
          </table:table-cell>
          <table:table-cell office:value-type="float" office:value="-0.795630444390925" calcext:value-type="float">
            <text:p>-0.7956</text:p>
          </table:table-cell>
          <table:table-cell office:value-type="float" office:value="0.977833030950038" calcext:value-type="float">
            <text:p>0.977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6360</text:p>
          </table:table-cell>
          <table:table-cell office:value-type="string" calcext:value-type="string">
            <text:p>L</text:p>
          </table:table-cell>
          <table:table-cell office:value-type="float" office:value="5.46412350529659" calcext:value-type="float">
            <text:p>5.4641</text:p>
          </table:table-cell>
          <table:table-cell office:value-type="float" office:value="-0.266425540420714" calcext:value-type="float">
            <text:p>-0.2664</text:p>
          </table:table-cell>
          <table:table-cell office:value-type="float" office:value="-0.0487590626680486" calcext:value-type="float">
            <text:p>-0.0488</text:p>
          </table:table-cell>
          <table:table-cell office:value-type="float" office:value="1.81192391682449" calcext:value-type="float">
            <text:p>1.8119</text:p>
          </table:table-cell>
          <table:table-cell office:value-type="float" office:value="-12.1897656670122" calcext:value-type="float">
            <text:p>-12.1898</text:p>
          </table:table-cell>
          <table:table-cell office:value-type="float" office:value="-1.61154646388717" calcext:value-type="float">
            <text:p>-1.6115</text:p>
          </table:table-cell>
          <table:table-cell office:value-type="float" office:value="0.820770054634345" calcext:value-type="float">
            <text:p>0.82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4590</text:p>
          </table:table-cell>
          <table:table-cell office:value-type="string" calcext:value-type="string">
            <text:p>CRLK1</text:p>
          </table:table-cell>
          <table:table-cell office:value-type="string" calcext:value-type="string">
            <text:p>L</text:p>
          </table:table-cell>
          <table:table-cell office:value-type="float" office:value="4.34132705642355" calcext:value-type="float">
            <text:p>4.3413</text:p>
          </table:table-cell>
          <table:table-cell office:value-type="float" office:value="-0.209268617416634" calcext:value-type="float">
            <text:p>-0.2093</text:p>
          </table:table-cell>
          <table:table-cell office:value-type="float" office:value="-0.0482038359922674" calcext:value-type="float">
            <text:p>-0.0482</text:p>
          </table:table-cell>
          <table:table-cell office:value-type="float" office:value="2.32867568119064" calcext:value-type="float">
            <text:p>2.3287</text:p>
          </table:table-cell>
          <table:table-cell office:value-type="float" office:value="-12.0509589980668" calcext:value-type="float">
            <text:p>-12.0510</text:p>
          </table:table-cell>
          <table:table-cell office:value-type="float" office:value="-1.05140715805869" calcext:value-type="float">
            <text:p>-1.0514</text:p>
          </table:table-cell>
          <table:table-cell office:value-type="float" office:value="0.841216094977497" calcext:value-type="float">
            <text:p>0.84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0090</text:p>
          </table:table-cell>
          <table:table-cell office:value-type="string" calcext:value-type="string">
            <text:p>GATL9</text:p>
          </table:table-cell>
          <table:table-cell office:value-type="string" calcext:value-type="string">
            <text:p>L</text:p>
          </table:table-cell>
          <table:table-cell office:value-type="float" office:value="11.509261521792" calcext:value-type="float">
            <text:p>11.5093</text:p>
          </table:table-cell>
          <table:table-cell office:value-type="float" office:value="-0.551662165183352" calcext:value-type="float">
            <text:p>-0.5517</text:p>
          </table:table-cell>
          <table:table-cell office:value-type="float" office:value="-0.0479320210196649" calcext:value-type="float">
            <text:p>-0.0479</text:p>
          </table:table-cell>
          <table:table-cell office:value-type="float" office:value="1.50552216601279" calcext:value-type="float">
            <text:p>1.5055</text:p>
          </table:table-cell>
          <table:table-cell office:value-type="float" office:value="-11.9830052549162" calcext:value-type="float">
            <text:p>-11.9830</text:p>
          </table:table-cell>
          <table:table-cell office:value-type="float" office:value="-2.29291220183345" calcext:value-type="float">
            <text:p>-2.2929</text:p>
          </table:table-cell>
          <table:table-cell office:value-type="float" office:value="0.950932944979665" calcext:value-type="float">
            <text:p>0.95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6240</text:p>
          </table:table-cell>
          <table:table-cell office:value-type="string" calcext:value-type="string">
            <text:p>KAT1</text:p>
          </table:table-cell>
          <table:table-cell office:value-type="string" calcext:value-type="string">
            <text:p>L</text:p>
          </table:table-cell>
          <table:table-cell office:value-type="float" office:value="2.34663973940408" calcext:value-type="float">
            <text:p>2.3466</text:p>
          </table:table-cell>
          <table:table-cell office:value-type="float" office:value="-0.112254471103837" calcext:value-type="float">
            <text:p>-0.1123</text:p>
          </table:table-cell>
          <table:table-cell office:value-type="float" office:value="-0.0478362610241756" calcext:value-type="float">
            <text:p>-0.0478</text:p>
          </table:table-cell>
          <table:table-cell office:value-type="float" office:value="1.67689774279565" calcext:value-type="float">
            <text:p>1.6769</text:p>
          </table:table-cell>
          <table:table-cell office:value-type="float" office:value="-11.9590652560439" calcext:value-type="float">
            <text:p>-11.9591</text:p>
          </table:table-cell>
          <table:table-cell office:value-type="float" office:value="-1.80171226004852" calcext:value-type="float">
            <text:p>-1.8017</text:p>
          </table:table-cell>
          <table:table-cell office:value-type="float" office:value="0.884026387839426" calcext:value-type="float">
            <text:p>0.8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52190</text:p>
          </table:table-cell>
          <table:table-cell office:value-type="string" calcext:value-type="string">
            <text:p>NPF1.2</text:p>
          </table:table-cell>
          <table:table-cell office:value-type="string" calcext:value-type="string">
            <text:p>L</text:p>
          </table:table-cell>
          <table:table-cell office:value-type="float" office:value="47.8765838175091" calcext:value-type="float">
            <text:p>47.8766</text:p>
          </table:table-cell>
          <table:table-cell office:value-type="float" office:value="-2.24185682920958" calcext:value-type="float">
            <text:p>-2.2419</text:p>
          </table:table-cell>
          <table:table-cell office:value-type="float" office:value="-0.0468257475878992" calcext:value-type="float">
            <text:p>-0.0468</text:p>
          </table:table-cell>
          <table:table-cell office:value-type="float" office:value="2.2215417634812" calcext:value-type="float">
            <text:p>2.2215</text:p>
          </table:table-cell>
          <table:table-cell office:value-type="float" office:value="-11.7064368969748" calcext:value-type="float">
            <text:p>-11.7064</text:p>
          </table:table-cell>
          <table:table-cell office:value-type="float" office:value="-1.07993851366708" calcext:value-type="float">
            <text:p>-1.0799</text:p>
          </table:table-cell>
          <table:table-cell office:value-type="float" office:value="0.812706539446248" calcext:value-type="float">
            <text:p>0.81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8830</text:p>
          </table:table-cell>
          <table:table-cell office:value-type="string" calcext:value-type="string">
            <text:p>OFP5</text:p>
          </table:table-cell>
          <table:table-cell office:value-type="string" calcext:value-type="string">
            <text:p>L</text:p>
          </table:table-cell>
          <table:table-cell office:value-type="float" office:value="1.66989618744638" calcext:value-type="float">
            <text:p>1.6699</text:p>
          </table:table-cell>
          <table:table-cell office:value-type="float" office:value="-0.0764607221113653" calcext:value-type="float">
            <text:p>-0.0765</text:p>
          </table:table-cell>
          <table:table-cell office:value-type="float" office:value="-0.0457877098505684" calcext:value-type="float">
            <text:p>-0.0458</text:p>
          </table:table-cell>
          <table:table-cell office:value-type="float" office:value="0.813177424924802" calcext:value-type="float">
            <text:p>0.8132</text:p>
          </table:table-cell>
          <table:table-cell office:value-type="float" office:value="-11.4469274626421" calcext:value-type="float">
            <text:p>-11.4469</text:p>
          </table:table-cell>
          <table:table-cell office:value-type="string" calcext:value-type="string">
            <text:p>NA</text:p>
          </table:table-cell>
          <table:table-cell office:value-type="float" office:value="0.860797587513621" calcext:value-type="float">
            <text:p>0.86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02450</text:p>
          </table:table-cell>
          <table:table-cell office:value-type="string" calcext:value-type="string">
            <text:p>ANAC034</text:p>
          </table:table-cell>
          <table:table-cell office:value-type="string" calcext:value-type="string">
            <text:p>L</text:p>
          </table:table-cell>
          <table:table-cell office:value-type="float" office:value="6.58914846351898" calcext:value-type="float">
            <text:p>6.5891</text:p>
          </table:table-cell>
          <table:table-cell office:value-type="float" office:value="-0.301538089832794" calcext:value-type="float">
            <text:p>-0.3015</text:p>
          </table:table-cell>
          <table:table-cell office:value-type="float" office:value="-0.045762831343423" calcext:value-type="float">
            <text:p>-0.0458</text:p>
          </table:table-cell>
          <table:table-cell office:value-type="float" office:value="1.14928069544421" calcext:value-type="float">
            <text:p>1.1493</text:p>
          </table:table-cell>
          <table:table-cell office:value-type="float" office:value="-11.4407078358557" calcext:value-type="float">
            <text:p>-11.4407</text:p>
          </table:table-cell>
          <table:table-cell office:value-type="float" office:value="-7.7852565182283" calcext:value-type="float">
            <text:p>-7.7853</text:p>
          </table:table-cell>
          <table:table-cell office:value-type="float" office:value="0.844423447532992" calcext:value-type="float">
            <text:p>0.84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5120</text:p>
          </table:table-cell>
          <table:table-cell office:value-type="string" calcext:value-type="string">
            <text:p>GID1A</text:p>
          </table:table-cell>
          <table:table-cell office:value-type="string" calcext:value-type="string">
            <text:p>L</text:p>
          </table:table-cell>
          <table:table-cell office:value-type="float" office:value="7.65764058145583" calcext:value-type="float">
            <text:p>7.6576</text:p>
          </table:table-cell>
          <table:table-cell office:value-type="float" office:value="-0.350233800063355" calcext:value-type="float">
            <text:p>-0.3502</text:p>
          </table:table-cell>
          <table:table-cell office:value-type="float" office:value="-0.0457365158808185" calcext:value-type="float">
            <text:p>-0.0457</text:p>
          </table:table-cell>
          <table:table-cell office:value-type="float" office:value="1.43769307176297" calcext:value-type="float">
            <text:p>1.4377</text:p>
          </table:table-cell>
          <table:table-cell office:value-type="float" office:value="-11.4341289702046" calcext:value-type="float">
            <text:p>-11.4341</text:p>
          </table:table-cell>
          <table:table-cell office:value-type="float" office:value="-2.2884934543082" calcext:value-type="float">
            <text:p>-2.2885</text:p>
          </table:table-cell>
          <table:table-cell office:value-type="float" office:value="0.883052912666478" calcext:value-type="float">
            <text:p>0.88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2450</text:p>
          </table:table-cell>
          <table:table-cell office:value-type="string" calcext:value-type="string">
            <text:p>TIFY11B</text:p>
          </table:table-cell>
          <table:table-cell office:value-type="string" calcext:value-type="string">
            <text:p>L</text:p>
          </table:table-cell>
          <table:table-cell office:value-type="float" office:value="17.9746870214986" calcext:value-type="float">
            <text:p>17.9747</text:p>
          </table:table-cell>
          <table:table-cell office:value-type="float" office:value="-0.819876518471791" calcext:value-type="float">
            <text:p>-0.8199</text:p>
          </table:table-cell>
          <table:table-cell office:value-type="float" office:value="-0.045612839739083" calcext:value-type="float">
            <text:p>-0.0456</text:p>
          </table:table-cell>
          <table:table-cell office:value-type="float" office:value="1.12774157879216" calcext:value-type="float">
            <text:p>1.1277</text:p>
          </table:table-cell>
          <table:table-cell office:value-type="float" office:value="-11.4032099347707" calcext:value-type="float">
            <text:p>-11.4032</text:p>
          </table:table-cell>
          <table:table-cell office:value-type="string" calcext:value-type="string">
            <text:p>NA</text:p>
          </table:table-cell>
          <table:table-cell office:value-type="float" office:value="0.913260887016278" calcext:value-type="float">
            <text:p>0.91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5110</text:p>
          </table:table-cell>
          <table:table-cell office:value-type="string" calcext:value-type="string">
            <text:p>SDF2</text:p>
          </table:table-cell>
          <table:table-cell office:value-type="string" calcext:value-type="string">
            <text:p>L</text:p>
          </table:table-cell>
          <table:table-cell office:value-type="float" office:value="52.7254827411943" calcext:value-type="float">
            <text:p>52.7255</text:p>
          </table:table-cell>
          <table:table-cell office:value-type="float" office:value="-2.37021949018302" calcext:value-type="float">
            <text:p>-2.3702</text:p>
          </table:table-cell>
          <table:table-cell office:value-type="float" office:value="-0.0449539647046451" calcext:value-type="float">
            <text:p>-0.0450</text:p>
          </table:table-cell>
          <table:table-cell office:value-type="float" office:value="3.58791897624683" calcext:value-type="float">
            <text:p>3.5879</text:p>
          </table:table-cell>
          <table:table-cell office:value-type="float" office:value="-11.2384911761613" calcext:value-type="float">
            <text:p>-11.2385</text:p>
          </table:table-cell>
          <table:table-cell office:value-type="float" office:value="-0.542104152801492" calcext:value-type="float">
            <text:p>-0.5421</text:p>
          </table:table-cell>
          <table:table-cell office:value-type="float" office:value="0.819326136357388" calcext:value-type="float">
            <text:p>0.81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3000</text:p>
          </table:table-cell>
          <table:table-cell office:value-type="string" calcext:value-type="string">
            <text:p>CIPK7</text:p>
          </table:table-cell>
          <table:table-cell office:value-type="string" calcext:value-type="string">
            <text:p>L</text:p>
          </table:table-cell>
          <table:table-cell office:value-type="float" office:value="101.651389031771" calcext:value-type="float">
            <text:p>101.6514</text:p>
          </table:table-cell>
          <table:table-cell office:value-type="float" office:value="-4.56521639394794" calcext:value-type="float">
            <text:p>-4.5652</text:p>
          </table:table-cell>
          <table:table-cell office:value-type="float" office:value="-0.044910516594329" calcext:value-type="float">
            <text:p>-0.0449</text:p>
          </table:table-cell>
          <table:table-cell office:value-type="float" office:value="2.22381770049845" calcext:value-type="float">
            <text:p>2.2238</text:p>
          </table:table-cell>
          <table:table-cell office:value-type="float" office:value="-11.2276291485822" calcext:value-type="float">
            <text:p>-11.2276</text:p>
          </table:table-cell>
          <table:table-cell office:value-type="float" office:value="-1.01415227119109" calcext:value-type="float">
            <text:p>-1.0142</text:p>
          </table:table-cell>
          <table:table-cell office:value-type="float" office:value="0.808198984409398" calcext:value-type="float">
            <text:p>0.80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7300</text:p>
          </table:table-cell>
          <table:table-cell office:value-type="string" calcext:value-type="string">
            <text:p>MYB44</text:p>
          </table:table-cell>
          <table:table-cell office:value-type="string" calcext:value-type="string">
            <text:p>L</text:p>
          </table:table-cell>
          <table:table-cell office:value-type="float" office:value="50.7527936507023" calcext:value-type="float">
            <text:p>50.7528</text:p>
          </table:table-cell>
          <table:table-cell office:value-type="float" office:value="-2.27480687557314" calcext:value-type="float">
            <text:p>-2.2748</text:p>
          </table:table-cell>
          <table:table-cell office:value-type="float" office:value="-0.0448213135069789" calcext:value-type="float">
            <text:p>-0.0448</text:p>
          </table:table-cell>
          <table:table-cell office:value-type="float" office:value="1.64650609392874" calcext:value-type="float">
            <text:p>1.6465</text:p>
          </table:table-cell>
          <table:table-cell office:value-type="float" office:value="-11.2053283767447" calcext:value-type="float">
            <text:p>-11.2053</text:p>
          </table:table-cell>
          <table:table-cell office:value-type="float" office:value="-1.64634650061866" calcext:value-type="float">
            <text:p>-1.6463</text:p>
          </table:table-cell>
          <table:table-cell office:value-type="float" office:value="0.913129824915326" calcext:value-type="float">
            <text:p>0.91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1460</text:p>
          </table:table-cell>
          <table:table-cell office:value-type="string" calcext:value-type="string">
            <text:p>CRK30</text:p>
          </table:table-cell>
          <table:table-cell office:value-type="string" calcext:value-type="string">
            <text:p>L</text:p>
          </table:table-cell>
          <table:table-cell office:value-type="float" office:value="9.29811062260135" calcext:value-type="float">
            <text:p>9.2981</text:p>
          </table:table-cell>
          <table:table-cell office:value-type="float" office:value="-0.415669387881384" calcext:value-type="float">
            <text:p>-0.4157</text:p>
          </table:table-cell>
          <table:table-cell office:value-type="float" office:value="-0.044704715264518" calcext:value-type="float">
            <text:p>-0.0447</text:p>
          </table:table-cell>
          <table:table-cell office:value-type="float" office:value="0.730991253460953" calcext:value-type="float">
            <text:p>0.7310</text:p>
          </table:table-cell>
          <table:table-cell office:value-type="float" office:value="-11.1761788161295" calcext:value-type="float">
            <text:p>-11.1762</text:p>
          </table:table-cell>
          <table:table-cell office:value-type="string" calcext:value-type="string">
            <text:p>NA</text:p>
          </table:table-cell>
          <table:table-cell office:value-type="float" office:value="0.810347475620316" calcext:value-type="float">
            <text:p>0.81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2800</text:p>
          </table:table-cell>
          <table:table-cell office:value-type="string" calcext:value-type="string">
            <text:p>ERF043</text:p>
          </table:table-cell>
          <table:table-cell office:value-type="string" calcext:value-type="string">
            <text:p>L</text:p>
          </table:table-cell>
          <table:table-cell office:value-type="float" office:value="3.76956399797318" calcext:value-type="float">
            <text:p>3.7696</text:p>
          </table:table-cell>
          <table:table-cell office:value-type="float" office:value="-0.168482557135312" calcext:value-type="float">
            <text:p>-0.1685</text:p>
          </table:table-cell>
          <table:table-cell office:value-type="float" office:value="-0.0446955025106092" calcext:value-type="float">
            <text:p>-0.0447</text:p>
          </table:table-cell>
          <table:table-cell office:value-type="float" office:value="1.2611042227872" calcext:value-type="float">
            <text:p>1.2611</text:p>
          </table:table-cell>
          <table:table-cell office:value-type="float" office:value="-11.1738756276523" calcext:value-type="float">
            <text:p>-11.1739</text:p>
          </table:table-cell>
          <table:table-cell office:value-type="float" office:value="-3.13338829309136" calcext:value-type="float">
            <text:p>-3.1334</text:p>
          </table:table-cell>
          <table:table-cell office:value-type="float" office:value="0.8133993311338" calcext:value-type="float">
            <text:p>0.813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3400</text:p>
          </table:table-cell>
          <table:table-cell office:value-type="string" calcext:value-type="string">
            <text:p>L</text:p>
          </table:table-cell>
          <table:table-cell office:value-type="float" office:value="3.210129308163" calcext:value-type="float">
            <text:p>3.2101</text:p>
          </table:table-cell>
          <table:table-cell office:value-type="float" office:value="-0.142052897429204" calcext:value-type="float">
            <text:p>-0.1421</text:p>
          </table:table-cell>
          <table:table-cell office:value-type="float" office:value="-0.0442514564967771" calcext:value-type="float">
            <text:p>-0.0443</text:p>
          </table:table-cell>
          <table:table-cell office:value-type="float" office:value="2.38926491477918" calcext:value-type="float">
            <text:p>2.3893</text:p>
          </table:table-cell>
          <table:table-cell office:value-type="float" office:value="-11.0628641241943" calcext:value-type="float">
            <text:p>-11.0629</text:p>
          </table:table-cell>
          <table:table-cell office:value-type="float" office:value="-0.897069827740882" calcext:value-type="float">
            <text:p>-0.8971</text:p>
          </table:table-cell>
          <table:table-cell office:value-type="float" office:value="0.824073684156903" calcext:value-type="float">
            <text:p>0.82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1420</text:p>
          </table:table-cell>
          <table:table-cell office:value-type="string" calcext:value-type="string">
            <text:p>LBO1</text:p>
          </table:table-cell>
          <table:table-cell office:value-type="string" calcext:value-type="string">
            <text:p>L</text:p>
          </table:table-cell>
          <table:table-cell office:value-type="float" office:value="8.72770536549389" calcext:value-type="float">
            <text:p>8.7277</text:p>
          </table:table-cell>
          <table:table-cell office:value-type="float" office:value="-0.38107337092116" calcext:value-type="float">
            <text:p>-0.3811</text:p>
          </table:table-cell>
          <table:table-cell office:value-type="float" office:value="-0.043662492598316" calcext:value-type="float">
            <text:p>-0.0437</text:p>
          </table:table-cell>
          <table:table-cell office:value-type="float" office:value="1.89075354509096" calcext:value-type="float">
            <text:p>1.8908</text:p>
          </table:table-cell>
          <table:table-cell office:value-type="float" office:value="-10.915623149579" calcext:value-type="float">
            <text:p>-10.9156</text:p>
          </table:table-cell>
          <table:table-cell office:value-type="float" office:value="-1.24234866689791" calcext:value-type="float">
            <text:p>-1.2423</text:p>
          </table:table-cell>
          <table:table-cell office:value-type="float" office:value="0.869712456600818" calcext:value-type="float">
            <text:p>0.86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49530</text:p>
          </table:table-cell>
          <table:table-cell office:value-type="string" calcext:value-type="string">
            <text:p>NAC062</text:p>
          </table:table-cell>
          <table:table-cell office:value-type="string" calcext:value-type="string">
            <text:p>L</text:p>
          </table:table-cell>
          <table:table-cell office:value-type="float" office:value="10.4117610029932" calcext:value-type="float">
            <text:p>10.4118</text:p>
          </table:table-cell>
          <table:table-cell office:value-type="float" office:value="-0.441441889042088" calcext:value-type="float">
            <text:p>-0.4414</text:p>
          </table:table-cell>
          <table:table-cell office:value-type="float" office:value="-0.0423983886025795" calcext:value-type="float">
            <text:p>-0.0424</text:p>
          </table:table-cell>
          <table:table-cell office:value-type="float" office:value="1.71252574890006" calcext:value-type="float">
            <text:p>1.7125</text:p>
          </table:table-cell>
          <table:table-cell office:value-type="float" office:value="-10.5995971506449" calcext:value-type="float">
            <text:p>-10.5996</text:p>
          </table:table-cell>
          <table:table-cell office:value-type="float" office:value="-1.39192987806872" calcext:value-type="float">
            <text:p>-1.3919</text:p>
          </table:table-cell>
          <table:table-cell office:value-type="float" office:value="0.846729459962835" calcext:value-type="float">
            <text:p>0.846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1970</text:p>
          </table:table-cell>
          <table:table-cell office:value-type="string" calcext:value-type="string">
            <text:p>L</text:p>
          </table:table-cell>
          <table:table-cell office:value-type="float" office:value="17.2077266492944" calcext:value-type="float">
            <text:p>17.2077</text:p>
          </table:table-cell>
          <table:table-cell office:value-type="float" office:value="-0.725475912465157" calcext:value-type="float">
            <text:p>-0.7255</text:p>
          </table:table-cell>
          <table:table-cell office:value-type="float" office:value="-0.042159892892935" calcext:value-type="float">
            <text:p>-0.0422</text:p>
          </table:table-cell>
          <table:table-cell office:value-type="float" office:value="1.81367587426893" calcext:value-type="float">
            <text:p>1.8137</text:p>
          </table:table-cell>
          <table:table-cell office:value-type="float" office:value="-10.5399732232338" calcext:value-type="float">
            <text:p>-10.5400</text:p>
          </table:table-cell>
          <table:table-cell office:value-type="float" office:value="-1.25545565668823" calcext:value-type="float">
            <text:p>-1.2555</text:p>
          </table:table-cell>
          <table:table-cell office:value-type="float" office:value="0.815360745016799" calcext:value-type="float">
            <text:p>0.8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4090</text:p>
          </table:table-cell>
          <table:table-cell office:value-type="string" calcext:value-type="string">
            <text:p>FLN1</text:p>
          </table:table-cell>
          <table:table-cell office:value-type="string" calcext:value-type="string">
            <text:p>L</text:p>
          </table:table-cell>
          <table:table-cell office:value-type="float" office:value="29.6917512485348" calcext:value-type="float">
            <text:p>29.6918</text:p>
          </table:table-cell>
          <table:table-cell office:value-type="float" office:value="-1.22923842231002" calcext:value-type="float">
            <text:p>-1.2292</text:p>
          </table:table-cell>
          <table:table-cell office:value-type="float" office:value="-0.0413999973265532" calcext:value-type="float">
            <text:p>-0.0414</text:p>
          </table:table-cell>
          <table:table-cell office:value-type="float" office:value="3.19152137194428" calcext:value-type="float">
            <text:p>3.1915</text:p>
          </table:table-cell>
          <table:table-cell office:value-type="float" office:value="-10.3499993316383" calcext:value-type="float">
            <text:p>-10.3500</text:p>
          </table:table-cell>
          <table:table-cell office:value-type="float" office:value="-0.565538250287009" calcext:value-type="float">
            <text:p>-0.5655</text:p>
          </table:table-cell>
          <table:table-cell office:value-type="float" office:value="0.845275984631308" calcext:value-type="float">
            <text:p>0.84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9730</text:p>
          </table:table-cell>
          <table:table-cell office:value-type="string" calcext:value-type="string">
            <text:p>PME53</text:p>
          </table:table-cell>
          <table:table-cell office:value-type="string" calcext:value-type="string">
            <text:p>L</text:p>
          </table:table-cell>
          <table:table-cell office:value-type="float" office:value="8.54004146102765" calcext:value-type="float">
            <text:p>8.5400</text:p>
          </table:table-cell>
          <table:table-cell office:value-type="float" office:value="-0.349259697360248" calcext:value-type="float">
            <text:p>-0.3493</text:p>
          </table:table-cell>
          <table:table-cell office:value-type="float" office:value="-0.0408967215152396" calcext:value-type="float">
            <text:p>-0.0409</text:p>
          </table:table-cell>
          <table:table-cell office:value-type="float" office:value="1.94543002914269" calcext:value-type="float">
            <text:p>1.9454</text:p>
          </table:table-cell>
          <table:table-cell office:value-type="float" office:value="-10.2241803788099" calcext:value-type="float">
            <text:p>-10.2242</text:p>
          </table:table-cell>
          <table:table-cell office:value-type="float" office:value="-1.07566779634407" calcext:value-type="float">
            <text:p>-1.0757</text:p>
          </table:table-cell>
          <table:table-cell office:value-type="float" office:value="0.861608344071217" calcext:value-type="float">
            <text:p>0.86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01180</text:p>
          </table:table-cell>
          <table:table-cell office:value-type="string" calcext:value-type="string">
            <text:p>LPP1</text:p>
          </table:table-cell>
          <table:table-cell office:value-type="string" calcext:value-type="string">
            <text:p>L</text:p>
          </table:table-cell>
          <table:table-cell office:value-type="float" office:value="6.90137144134716" calcext:value-type="float">
            <text:p>6.9014</text:p>
          </table:table-cell>
          <table:table-cell office:value-type="float" office:value="-0.282218312177104" calcext:value-type="float">
            <text:p>-0.2822</text:p>
          </table:table-cell>
          <table:table-cell office:value-type="float" office:value="-0.0408930767711316" calcext:value-type="float">
            <text:p>-0.0409</text:p>
          </table:table-cell>
          <table:table-cell office:value-type="float" office:value="1.88100457627973" calcext:value-type="float">
            <text:p>1.8810</text:p>
          </table:table-cell>
          <table:table-cell office:value-type="float" office:value="-10.2232691927829" calcext:value-type="float">
            <text:p>-10.2233</text:p>
          </table:table-cell>
          <table:table-cell office:value-type="float" office:value="-1.13131480068159" calcext:value-type="float">
            <text:p>-1.1313</text:p>
          </table:table-cell>
          <table:table-cell office:value-type="float" office:value="0.805408137744744" calcext:value-type="float">
            <text:p>0.80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3730</text:p>
          </table:table-cell>
          <table:table-cell office:value-type="string" calcext:value-type="string">
            <text:p>SIGD</text:p>
          </table:table-cell>
          <table:table-cell office:value-type="string" calcext:value-type="string">
            <text:p>L</text:p>
          </table:table-cell>
          <table:table-cell office:value-type="float" office:value="6.22127743630426" calcext:value-type="float">
            <text:p>6.2213</text:p>
          </table:table-cell>
          <table:table-cell office:value-type="float" office:value="-0.252350469914543" calcext:value-type="float">
            <text:p>-0.2524</text:p>
          </table:table-cell>
          <table:table-cell office:value-type="float" office:value="-0.0405624845537272" calcext:value-type="float">
            <text:p>-0.0406</text:p>
          </table:table-cell>
          <table:table-cell office:value-type="float" office:value="2.38913323509431" calcext:value-type="float">
            <text:p>2.3891</text:p>
          </table:table-cell>
          <table:table-cell office:value-type="float" office:value="-10.1406211384318" calcext:value-type="float">
            <text:p>-10.1406</text:p>
          </table:table-cell>
          <table:table-cell office:value-type="float" office:value="-0.796981071540065" calcext:value-type="float">
            <text:p>-0.7970</text:p>
          </table:table-cell>
          <table:table-cell office:value-type="float" office:value="0.802501027378808" calcext:value-type="float">
            <text:p>0.802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9360</text:p>
          </table:table-cell>
          <table:table-cell office:value-type="string" calcext:value-type="string">
            <text:p>L</text:p>
          </table:table-cell>
          <table:table-cell office:value-type="float" office:value="4.54752542066243" calcext:value-type="float">
            <text:p>4.5475</text:p>
          </table:table-cell>
          <table:table-cell office:value-type="float" office:value="-0.183704102058687" calcext:value-type="float">
            <text:p>-0.1837</text:p>
          </table:table-cell>
          <table:table-cell office:value-type="float" office:value="-0.0403964981094986" calcext:value-type="float">
            <text:p>-0.0404</text:p>
          </table:table-cell>
          <table:table-cell office:value-type="float" office:value="1.81703962800079" calcext:value-type="float">
            <text:p>1.8170</text:p>
          </table:table-cell>
          <table:table-cell office:value-type="float" office:value="-10.0991245273746" calcext:value-type="float">
            <text:p>-10.0991</text:p>
          </table:table-cell>
          <table:table-cell office:value-type="float" office:value="-1.17072196854401" calcext:value-type="float">
            <text:p>-1.1707</text:p>
          </table:table-cell>
          <table:table-cell office:value-type="float" office:value="0.940127631440859" calcext:value-type="float">
            <text:p>0.94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7450</text:p>
          </table:table-cell>
          <table:table-cell office:value-type="string" calcext:value-type="string">
            <text:p>AGP18</text:p>
          </table:table-cell>
          <table:table-cell office:value-type="string" calcext:value-type="string">
            <text:p>L</text:p>
          </table:table-cell>
          <table:table-cell office:value-type="float" office:value="112.350285016563" calcext:value-type="float">
            <text:p>112.3503</text:p>
          </table:table-cell>
          <table:table-cell office:value-type="float" office:value="-4.53779501113917" calcext:value-type="float">
            <text:p>-4.5378</text:p>
          </table:table-cell>
          <table:table-cell office:value-type="float" office:value="-0.0403897062697278" calcext:value-type="float">
            <text:p>-0.0404</text:p>
          </table:table-cell>
          <table:table-cell office:value-type="float" office:value="2.05903296004901" calcext:value-type="float">
            <text:p>2.0590</text:p>
          </table:table-cell>
          <table:table-cell office:value-type="float" office:value="-10.0974265674319" calcext:value-type="float">
            <text:p>-10.0974</text:p>
          </table:table-cell>
          <table:table-cell office:value-type="float" office:value="-0.972553045856828" calcext:value-type="float">
            <text:p>-0.9726</text:p>
          </table:table-cell>
          <table:table-cell office:value-type="float" office:value="0.897288057963092" calcext:value-type="float">
            <text:p>0.897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4870</text:p>
          </table:table-cell>
          <table:table-cell office:value-type="string" calcext:value-type="string">
            <text:p>L</text:p>
          </table:table-cell>
          <table:table-cell office:value-type="float" office:value="4.16808921306776" calcext:value-type="float">
            <text:p>4.1681</text:p>
          </table:table-cell>
          <table:table-cell office:value-type="float" office:value="-0.167787177348181" calcext:value-type="float">
            <text:p>-0.1678</text:p>
          </table:table-cell>
          <table:table-cell office:value-type="float" office:value="-0.0402551789971616" calcext:value-type="float">
            <text:p>-0.0403</text:p>
          </table:table-cell>
          <table:table-cell office:value-type="float" office:value="0.575507054218203" calcext:value-type="float">
            <text:p>0.5755</text:p>
          </table:table-cell>
          <table:table-cell office:value-type="float" office:value="-10.0637947492904" calcext:value-type="float">
            <text:p>-10.0638</text:p>
          </table:table-cell>
          <table:table-cell office:value-type="string" calcext:value-type="string">
            <text:p>NA</text:p>
          </table:table-cell>
          <table:table-cell office:value-type="float" office:value="0.970605529554372" calcext:value-type="float">
            <text:p>0.97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5560</text:p>
          </table:table-cell>
          <table:table-cell office:value-type="string" calcext:value-type="string">
            <text:p>AHL15</text:p>
          </table:table-cell>
          <table:table-cell office:value-type="string" calcext:value-type="string">
            <text:p>L</text:p>
          </table:table-cell>
          <table:table-cell office:value-type="float" office:value="8.57037128040116" calcext:value-type="float">
            <text:p>8.5704</text:p>
          </table:table-cell>
          <table:table-cell office:value-type="float" office:value="-0.342402016283139" calcext:value-type="float">
            <text:p>-0.3424</text:p>
          </table:table-cell>
          <table:table-cell office:value-type="float" office:value="-0.0399518299826926" calcext:value-type="float">
            <text:p>-0.0400</text:p>
          </table:table-cell>
          <table:table-cell office:value-type="float" office:value="2.18984818847213" calcext:value-type="float">
            <text:p>2.1898</text:p>
          </table:table-cell>
          <table:table-cell office:value-type="float" office:value="-9.98795749567315" calcext:value-type="float">
            <text:p>-9.9880</text:p>
          </table:table-cell>
          <table:table-cell office:value-type="float" office:value="-0.878593925593504" calcext:value-type="float">
            <text:p>-0.8786</text:p>
          </table:table-cell>
          <table:table-cell office:value-type="float" office:value="0.837065226758697" calcext:value-type="float">
            <text:p>0.83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8790</text:p>
          </table:table-cell>
          <table:table-cell office:value-type="string" calcext:value-type="string">
            <text:p>GAUT15</text:p>
          </table:table-cell>
          <table:table-cell office:value-type="string" calcext:value-type="string">
            <text:p>L</text:p>
          </table:table-cell>
          <table:table-cell office:value-type="float" office:value="3.26627914612882" calcext:value-type="float">
            <text:p>3.2663</text:p>
          </table:table-cell>
          <table:table-cell office:value-type="float" office:value="-0.130093869756816" calcext:value-type="float">
            <text:p>-0.1301</text:p>
          </table:table-cell>
          <table:table-cell office:value-type="float" office:value="-0.0398293789160681" calcext:value-type="float">
            <text:p>-0.0398</text:p>
          </table:table-cell>
          <table:table-cell office:value-type="float" office:value="1.45205691626023" calcext:value-type="float">
            <text:p>1.4521</text:p>
          </table:table-cell>
          <table:table-cell office:value-type="float" office:value="-9.95734472901704" calcext:value-type="float">
            <text:p>-9.9573</text:p>
          </table:table-cell>
          <table:table-cell office:value-type="float" office:value="-1.66997248686975" calcext:value-type="float">
            <text:p>-1.6700</text:p>
          </table:table-cell>
          <table:table-cell office:value-type="float" office:value="0.874900903673016" calcext:value-type="float">
            <text:p>0.87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4090</text:p>
          </table:table-cell>
          <table:table-cell office:value-type="string" calcext:value-type="string">
            <text:p>GFAT</text:p>
          </table:table-cell>
          <table:table-cell office:value-type="string" calcext:value-type="string">
            <text:p>L</text:p>
          </table:table-cell>
          <table:table-cell office:value-type="float" office:value="1.58607047456191" calcext:value-type="float">
            <text:p>1.5861</text:p>
          </table:table-cell>
          <table:table-cell office:value-type="float" office:value="-0.0621374506541433" calcext:value-type="float">
            <text:p>-0.0621</text:p>
          </table:table-cell>
          <table:table-cell office:value-type="float" office:value="-0.0391769796176972" calcext:value-type="float">
            <text:p>-0.0392</text:p>
          </table:table-cell>
          <table:table-cell office:value-type="float" office:value="2.36119083526118" calcext:value-type="float">
            <text:p>2.3612</text:p>
          </table:table-cell>
          <table:table-cell office:value-type="float" office:value="-9.7942449044243" calcext:value-type="float">
            <text:p>-9.7942</text:p>
          </table:table-cell>
          <table:table-cell office:value-type="float" office:value="-0.773000969031585" calcext:value-type="float">
            <text:p>-0.7730</text:p>
          </table:table-cell>
          <table:table-cell office:value-type="float" office:value="0.866891073877359" calcext:value-type="float">
            <text:p>0.86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8080</text:p>
          </table:table-cell>
          <table:table-cell office:value-type="string" calcext:value-type="string">
            <text:p>UGT86A2</text:p>
          </table:table-cell>
          <table:table-cell office:value-type="string" calcext:value-type="string">
            <text:p>L</text:p>
          </table:table-cell>
          <table:table-cell office:value-type="float" office:value="11.6031670325424" calcext:value-type="float">
            <text:p>11.6032</text:p>
          </table:table-cell>
          <table:table-cell office:value-type="float" office:value="-0.449417671007043" calcext:value-type="float">
            <text:p>-0.4494</text:p>
          </table:table-cell>
          <table:table-cell office:value-type="float" office:value="-0.0387323279710271" calcext:value-type="float">
            <text:p>-0.0387</text:p>
          </table:table-cell>
          <table:table-cell office:value-type="float" office:value="2.58049207317631" calcext:value-type="float">
            <text:p>2.5805</text:p>
          </table:table-cell>
          <table:table-cell office:value-type="float" office:value="-9.68308199275677" calcext:value-type="float">
            <text:p>-9.6831</text:p>
          </table:table-cell>
          <table:table-cell office:value-type="float" office:value="-0.67862990242612" calcext:value-type="float">
            <text:p>-0.6786</text:p>
          </table:table-cell>
          <table:table-cell office:value-type="float" office:value="0.863599066375261" calcext:value-type="float">
            <text:p>0.863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0590</text:p>
          </table:table-cell>
          <table:table-cell office:value-type="string" calcext:value-type="string">
            <text:p>L</text:p>
          </table:table-cell>
          <table:table-cell office:value-type="float" office:value="2.1544480775832" calcext:value-type="float">
            <text:p>2.1544</text:p>
          </table:table-cell>
          <table:table-cell office:value-type="float" office:value="-0.0832097626606873" calcext:value-type="float">
            <text:p>-0.0832</text:p>
          </table:table-cell>
          <table:table-cell office:value-type="float" office:value="-0.0386223105242015" calcext:value-type="float">
            <text:p>-0.0386</text:p>
          </table:table-cell>
          <table:table-cell office:value-type="float" office:value="1.07066633804947" calcext:value-type="float">
            <text:p>1.0707</text:p>
          </table:table-cell>
          <table:table-cell office:value-type="float" office:value="-9.65557763105037" calcext:value-type="float">
            <text:p>-9.6556</text:p>
          </table:table-cell>
          <table:table-cell office:value-type="float" office:value="-3.34855667249038" calcext:value-type="float">
            <text:p>-3.3486</text:p>
          </table:table-cell>
          <table:table-cell office:value-type="float" office:value="0.912745221440893" calcext:value-type="float">
            <text:p>0.91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1670</text:p>
          </table:table-cell>
          <table:table-cell office:value-type="string" calcext:value-type="string">
            <text:p>PATL6</text:p>
          </table:table-cell>
          <table:table-cell office:value-type="string" calcext:value-type="string">
            <text:p>L</text:p>
          </table:table-cell>
          <table:table-cell office:value-type="float" office:value="28.2000798004563" calcext:value-type="float">
            <text:p>28.2001</text:p>
          </table:table-cell>
          <table:table-cell office:value-type="float" office:value="-1.07685056692802" calcext:value-type="float">
            <text:p>-1.0769</text:p>
          </table:table-cell>
          <table:table-cell office:value-type="float" office:value="-0.0381860822574907" calcext:value-type="float">
            <text:p>-0.0382</text:p>
          </table:table-cell>
          <table:table-cell office:value-type="float" office:value="2.34142104055551" calcext:value-type="float">
            <text:p>2.3414</text:p>
          </table:table-cell>
          <table:table-cell office:value-type="float" office:value="-9.54652056437267" calcext:value-type="float">
            <text:p>-9.5465</text:p>
          </table:table-cell>
          <table:table-cell office:value-type="float" office:value="-0.7556569117214" calcext:value-type="float">
            <text:p>-0.7557</text:p>
          </table:table-cell>
          <table:table-cell office:value-type="float" office:value="0.865500032189206" calcext:value-type="float">
            <text:p>0.865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26190</text:p>
          </table:table-cell>
          <table:table-cell office:value-type="string" calcext:value-type="string">
            <text:p>L</text:p>
          </table:table-cell>
          <table:table-cell office:value-type="float" office:value="7.84843122771773" calcext:value-type="float">
            <text:p>7.8484</text:p>
          </table:table-cell>
          <table:table-cell office:value-type="float" office:value="-0.294652850859368" calcext:value-type="float">
            <text:p>-0.2947</text:p>
          </table:table-cell>
          <table:table-cell office:value-type="float" office:value="-0.0375428977218739" calcext:value-type="float">
            <text:p>-0.0375</text:p>
          </table:table-cell>
          <table:table-cell office:value-type="float" office:value="2.0339786018094" calcext:value-type="float">
            <text:p>2.0340</text:p>
          </table:table-cell>
          <table:table-cell office:value-type="float" office:value="-9.38572443046848" calcext:value-type="float">
            <text:p>-9.3857</text:p>
          </table:table-cell>
          <table:table-cell office:value-type="float" office:value="-0.892838604755676" calcext:value-type="float">
            <text:p>-0.8928</text:p>
          </table:table-cell>
          <table:table-cell office:value-type="float" office:value="0.837679844246884" calcext:value-type="float">
            <text:p>0.83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5750</text:p>
          </table:table-cell>
          <table:table-cell office:value-type="string" calcext:value-type="string">
            <text:p>ABCG4</text:p>
          </table:table-cell>
          <table:table-cell office:value-type="string" calcext:value-type="string">
            <text:p>L</text:p>
          </table:table-cell>
          <table:table-cell office:value-type="float" office:value="3.48104934665175" calcext:value-type="float">
            <text:p>3.4810</text:p>
          </table:table-cell>
          <table:table-cell office:value-type="float" office:value="-0.130348316449704" calcext:value-type="float">
            <text:p>-0.1303</text:p>
          </table:table-cell>
          <table:table-cell office:value-type="float" office:value="-0.0374451217059245" calcext:value-type="float">
            <text:p>-0.0374</text:p>
          </table:table-cell>
          <table:table-cell office:value-type="float" office:value="0.380196879297052" calcext:value-type="float">
            <text:p>0.3802</text:p>
          </table:table-cell>
          <table:table-cell office:value-type="float" office:value="-9.36128042648111" calcext:value-type="float">
            <text:p>-9.3613</text:p>
          </table:table-cell>
          <table:table-cell office:value-type="string" calcext:value-type="string">
            <text:p>NA</text:p>
          </table:table-cell>
          <table:table-cell office:value-type="float" office:value="0.949505614546339" calcext:value-type="float">
            <text:p>0.9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6000</text:p>
          </table:table-cell>
          <table:table-cell office:value-type="string" calcext:value-type="string">
            <text:p>NIK1</text:p>
          </table:table-cell>
          <table:table-cell office:value-type="string" calcext:value-type="string">
            <text:p>L</text:p>
          </table:table-cell>
          <table:table-cell office:value-type="float" office:value="7.06968883761517" calcext:value-type="float">
            <text:p>7.0697</text:p>
          </table:table-cell>
          <table:table-cell office:value-type="float" office:value="-0.25906635832884" calcext:value-type="float">
            <text:p>-0.2591</text:p>
          </table:table-cell>
          <table:table-cell office:value-type="float" office:value="-0.0366446620607182" calcext:value-type="float">
            <text:p>-0.0366</text:p>
          </table:table-cell>
          <table:table-cell office:value-type="float" office:value="2.86930158531864" calcext:value-type="float">
            <text:p>2.8693</text:p>
          </table:table-cell>
          <table:table-cell office:value-type="float" office:value="-9.16116551517955" calcext:value-type="float">
            <text:p>-9.1612</text:p>
          </table:table-cell>
          <table:table-cell office:value-type="float" office:value="-0.554870985707554" calcext:value-type="float">
            <text:p>-0.5549</text:p>
          </table:table-cell>
          <table:table-cell office:value-type="float" office:value="0.812710075371961" calcext:value-type="float">
            <text:p>0.812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42450</text:p>
          </table:table-cell>
          <table:table-cell office:value-type="string" calcext:value-type="string">
            <text:p>L</text:p>
          </table:table-cell>
          <table:table-cell office:value-type="float" office:value="1.70509817452133" calcext:value-type="float">
            <text:p>1.7051</text:p>
          </table:table-cell>
          <table:table-cell office:value-type="float" office:value="-0.0623172443919269" calcext:value-type="float">
            <text:p>-0.0623</text:p>
          </table:table-cell>
          <table:table-cell office:value-type="float" office:value="-0.0365475990316049" calcext:value-type="float">
            <text:p>-0.0365</text:p>
          </table:table-cell>
          <table:table-cell office:value-type="float" office:value="2.10589023565974" calcext:value-type="float">
            <text:p>2.1059</text:p>
          </table:table-cell>
          <table:table-cell office:value-type="float" office:value="-9.13689975790121" calcext:value-type="float">
            <text:p>-9.1369</text:p>
          </table:table-cell>
          <table:table-cell office:value-type="float" office:value="-0.820803648506062" calcext:value-type="float">
            <text:p>-0.8208</text:p>
          </table:table-cell>
          <table:table-cell office:value-type="float" office:value="0.849327238289833" calcext:value-type="float">
            <text:p>0.849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7100</text:p>
          </table:table-cell>
          <table:table-cell office:value-type="string" calcext:value-type="string">
            <text:p>L</text:p>
          </table:table-cell>
          <table:table-cell office:value-type="float" office:value="13.0575362142583" calcext:value-type="float">
            <text:p>13.0575</text:p>
          </table:table-cell>
          <table:table-cell office:value-type="float" office:value="-0.476963758377891" calcext:value-type="float">
            <text:p>-0.4770</text:p>
          </table:table-cell>
          <table:table-cell office:value-type="float" office:value="-0.0365278526171779" calcext:value-type="float">
            <text:p>-0.0365</text:p>
          </table:table-cell>
          <table:table-cell office:value-type="float" office:value="1.58719907787034" calcext:value-type="float">
            <text:p>1.5872</text:p>
          </table:table-cell>
          <table:table-cell office:value-type="float" office:value="-9.13196315429447" calcext:value-type="float">
            <text:p>-9.1320</text:p>
          </table:table-cell>
          <table:table-cell office:value-type="float" office:value="-1.23565668315749" calcext:value-type="float">
            <text:p>-1.2357</text:p>
          </table:table-cell>
          <table:table-cell office:value-type="float" office:value="0.878596216386623" calcext:value-type="float">
            <text:p>0.87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3710</text:p>
          </table:table-cell>
          <table:table-cell office:value-type="string" calcext:value-type="string">
            <text:p>CYP78A5</text:p>
          </table:table-cell>
          <table:table-cell office:value-type="string" calcext:value-type="string">
            <text:p>L</text:p>
          </table:table-cell>
          <table:table-cell office:value-type="float" office:value="2.33878522794589" calcext:value-type="float">
            <text:p>2.3388</text:p>
          </table:table-cell>
          <table:table-cell office:value-type="float" office:value="-0.0840186024672478" calcext:value-type="float">
            <text:p>-0.0840</text:p>
          </table:table-cell>
          <table:table-cell office:value-type="float" office:value="-0.035924035034649" calcext:value-type="float">
            <text:p>-0.0359</text:p>
          </table:table-cell>
          <table:table-cell office:value-type="float" office:value="0.932611414082723" calcext:value-type="float">
            <text:p>0.9326</text:p>
          </table:table-cell>
          <table:table-cell office:value-type="float" office:value="-8.98100875866225" calcext:value-type="float">
            <text:p>-8.9810</text:p>
          </table:table-cell>
          <table:table-cell office:value-type="float" office:value="-4.75616720777958" calcext:value-type="float">
            <text:p>-4.7562</text:p>
          </table:table-cell>
          <table:table-cell office:value-type="float" office:value="0.821501760270978" calcext:value-type="float">
            <text:p>0.82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7440</text:p>
          </table:table-cell>
          <table:table-cell office:value-type="string" calcext:value-type="string">
            <text:p>NPY3</text:p>
          </table:table-cell>
          <table:table-cell office:value-type="string" calcext:value-type="string">
            <text:p>L</text:p>
          </table:table-cell>
          <table:table-cell office:value-type="float" office:value="3.75713309040796" calcext:value-type="float">
            <text:p>3.7571</text:p>
          </table:table-cell>
          <table:table-cell office:value-type="float" office:value="-0.134807742058296" calcext:value-type="float">
            <text:p>-0.1348</text:p>
          </table:table-cell>
          <table:table-cell office:value-type="float" office:value="-0.0358804808917903" calcext:value-type="float">
            <text:p>-0.0359</text:p>
          </table:table-cell>
          <table:table-cell office:value-type="float" office:value="1.97006383231859" calcext:value-type="float">
            <text:p>1.9701</text:p>
          </table:table-cell>
          <table:table-cell office:value-type="float" office:value="-8.97012022294759" calcext:value-type="float">
            <text:p>-8.9701</text:p>
          </table:table-cell>
          <table:table-cell office:value-type="float" office:value="-0.876522640169319" calcext:value-type="float">
            <text:p>-0.8765</text:p>
          </table:table-cell>
          <table:table-cell office:value-type="float" office:value="0.866287653735764" calcext:value-type="float">
            <text:p>0.86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6945</text:p>
          </table:table-cell>
          <table:table-cell office:value-type="string" calcext:value-type="string">
            <text:p>PRE6</text:p>
          </table:table-cell>
          <table:table-cell office:value-type="string" calcext:value-type="string">
            <text:p>L</text:p>
          </table:table-cell>
          <table:table-cell office:value-type="float" office:value="12.0643229395396" calcext:value-type="float">
            <text:p>12.0643</text:p>
          </table:table-cell>
          <table:table-cell office:value-type="float" office:value="-0.430312858093446" calcext:value-type="float">
            <text:p>-0.4303</text:p>
          </table:table-cell>
          <table:table-cell office:value-type="float" office:value="-0.0356682144741947" calcext:value-type="float">
            <text:p>-0.0357</text:p>
          </table:table-cell>
          <table:table-cell office:value-type="float" office:value="0.488736897618145" calcext:value-type="float">
            <text:p>0.4887</text:p>
          </table:table-cell>
          <table:table-cell office:value-type="float" office:value="-8.91705361854868" calcext:value-type="float">
            <text:p>-8.9171</text:p>
          </table:table-cell>
          <table:table-cell office:value-type="string" calcext:value-type="string">
            <text:p>NA</text:p>
          </table:table-cell>
          <table:table-cell office:value-type="float" office:value="0.854354840192403" calcext:value-type="float">
            <text:p>0.85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7350</text:p>
          </table:table-cell>
          <table:table-cell office:value-type="string" calcext:value-type="string">
            <text:p>SR45A</text:p>
          </table:table-cell>
          <table:table-cell office:value-type="string" calcext:value-type="string">
            <text:p>L</text:p>
          </table:table-cell>
          <table:table-cell office:value-type="float" office:value="24.1509763061804" calcext:value-type="float">
            <text:p>24.1510</text:p>
          </table:table-cell>
          <table:table-cell office:value-type="float" office:value="-0.85739450886635" calcext:value-type="float">
            <text:p>-0.8574</text:p>
          </table:table-cell>
          <table:table-cell office:value-type="float" office:value="-0.0355014430057197" calcext:value-type="float">
            <text:p>-0.0355</text:p>
          </table:table-cell>
          <table:table-cell office:value-type="float" office:value="1.42079683435677" calcext:value-type="float">
            <text:p>1.4208</text:p>
          </table:table-cell>
          <table:table-cell office:value-type="float" office:value="-8.87536075142992" calcext:value-type="float">
            <text:p>-8.8754</text:p>
          </table:table-cell>
          <table:table-cell office:value-type="float" office:value="-1.41378719819138" calcext:value-type="float">
            <text:p>-1.4138</text:p>
          </table:table-cell>
          <table:table-cell office:value-type="float" office:value="0.88778822024059" calcext:value-type="float">
            <text:p>0.887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4530</text:p>
          </table:table-cell>
          <table:table-cell office:value-type="string" calcext:value-type="string">
            <text:p>L</text:p>
          </table:table-cell>
          <table:table-cell office:value-type="float" office:value="14.9562418637379" calcext:value-type="float">
            <text:p>14.9562</text:p>
          </table:table-cell>
          <table:table-cell office:value-type="float" office:value="-0.524091556658193" calcext:value-type="float">
            <text:p>-0.5241</text:p>
          </table:table-cell>
          <table:table-cell office:value-type="float" office:value="-0.0350416609622286" calcext:value-type="float">
            <text:p>-0.0350</text:p>
          </table:table-cell>
          <table:table-cell office:value-type="float" office:value="0.677092245622001" calcext:value-type="float">
            <text:p>0.6771</text:p>
          </table:table-cell>
          <table:table-cell office:value-type="float" office:value="-8.76041524055714" calcext:value-type="float">
            <text:p>-8.7604</text:p>
          </table:table-cell>
          <table:table-cell office:value-type="string" calcext:value-type="string">
            <text:p>NA</text:p>
          </table:table-cell>
          <table:table-cell office:value-type="float" office:value="0.86880459098586" calcext:value-type="float">
            <text:p>0.86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7630</text:p>
          </table:table-cell>
          <table:table-cell office:value-type="string" calcext:value-type="string">
            <text:p>CIPK21</text:p>
          </table:table-cell>
          <table:table-cell office:value-type="string" calcext:value-type="string">
            <text:p>L</text:p>
          </table:table-cell>
          <table:table-cell office:value-type="float" office:value="6.99520248047034" calcext:value-type="float">
            <text:p>6.9952</text:p>
          </table:table-cell>
          <table:table-cell office:value-type="float" office:value="-0.239477139399935" calcext:value-type="float">
            <text:p>-0.2395</text:p>
          </table:table-cell>
          <table:table-cell office:value-type="float" office:value="-0.0342344828571471" calcext:value-type="float">
            <text:p>-0.0342</text:p>
          </table:table-cell>
          <table:table-cell office:value-type="float" office:value="1.27061577851542" calcext:value-type="float">
            <text:p>1.2706</text:p>
          </table:table-cell>
          <table:table-cell office:value-type="float" office:value="-8.55862071428678" calcext:value-type="float">
            <text:p>-8.5586</text:p>
          </table:table-cell>
          <table:table-cell office:value-type="float" office:value="-1.61520105853679" calcext:value-type="float">
            <text:p>-1.6152</text:p>
          </table:table-cell>
          <table:table-cell office:value-type="float" office:value="0.874825744482954" calcext:value-type="float">
            <text:p>0.87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9230</text:p>
          </table:table-cell>
          <table:table-cell office:value-type="string" calcext:value-type="string">
            <text:p>PCMP-E27</text:p>
          </table:table-cell>
          <table:table-cell office:value-type="string" calcext:value-type="string">
            <text:p>L</text:p>
          </table:table-cell>
          <table:table-cell office:value-type="float" office:value="4.00339351895591" calcext:value-type="float">
            <text:p>4.0034</text:p>
          </table:table-cell>
          <table:table-cell office:value-type="float" office:value="-0.134514346728845" calcext:value-type="float">
            <text:p>-0.1345</text:p>
          </table:table-cell>
          <table:table-cell office:value-type="float" office:value="-0.0336000810542168" calcext:value-type="float">
            <text:p>-0.0336</text:p>
          </table:table-cell>
          <table:table-cell office:value-type="float" office:value="1.14550487374537" calcext:value-type="float">
            <text:p>1.1455</text:p>
          </table:table-cell>
          <table:table-cell office:value-type="float" office:value="-8.40002026355419" calcext:value-type="float">
            <text:p>-8.4000</text:p>
          </table:table-cell>
          <table:table-cell office:value-type="float" office:value="-1.90672586522171" calcext:value-type="float">
            <text:p>-1.9067</text:p>
          </table:table-cell>
          <table:table-cell office:value-type="float" office:value="0.838401878619355" calcext:value-type="float">
            <text:p>0.838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1530</text:p>
          </table:table-cell>
          <table:table-cell office:value-type="string" calcext:value-type="string">
            <text:p>L</text:p>
          </table:table-cell>
          <table:table-cell office:value-type="float" office:value="3.27150710743761" calcext:value-type="float">
            <text:p>3.2715</text:p>
          </table:table-cell>
          <table:table-cell office:value-type="float" office:value="-0.108042484264047" calcext:value-type="float">
            <text:p>-0.1080</text:p>
          </table:table-cell>
          <table:table-cell office:value-type="float" office:value="-0.0330252940665841" calcext:value-type="float">
            <text:p>-0.0330</text:p>
          </table:table-cell>
          <table:table-cell office:value-type="float" office:value="1.70266857004995" calcext:value-type="float">
            <text:p>1.7027</text:p>
          </table:table-cell>
          <table:table-cell office:value-type="float" office:value="-8.25632351664603" calcext:value-type="float">
            <text:p>-8.2563</text:p>
          </table:table-cell>
          <table:table-cell office:value-type="float" office:value="-0.9570893100469" calcext:value-type="float">
            <text:p>-0.9571</text:p>
          </table:table-cell>
          <table:table-cell office:value-type="float" office:value="0.845338297847622" calcext:value-type="float">
            <text:p>0.84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49940</text:p>
          </table:table-cell>
          <table:table-cell office:value-type="string" calcext:value-type="string">
            <text:p>LBD38</text:p>
          </table:table-cell>
          <table:table-cell office:value-type="string" calcext:value-type="string">
            <text:p>L</text:p>
          </table:table-cell>
          <table:table-cell office:value-type="float" office:value="58.7448793138735" calcext:value-type="float">
            <text:p>58.7449</text:p>
          </table:table-cell>
          <table:table-cell office:value-type="float" office:value="-1.91993473623111" calcext:value-type="float">
            <text:p>-1.9199</text:p>
          </table:table-cell>
          <table:table-cell office:value-type="float" office:value="-0.032682588825707" calcext:value-type="float">
            <text:p>-0.0327</text:p>
          </table:table-cell>
          <table:table-cell office:value-type="float" office:value="1.28806902692879" calcext:value-type="float">
            <text:p>1.2881</text:p>
          </table:table-cell>
          <table:table-cell office:value-type="float" office:value="-8.17064720642675" calcext:value-type="float">
            <text:p>-8.1706</text:p>
          </table:table-cell>
          <table:table-cell office:value-type="float" office:value="-1.4513977535319" calcext:value-type="float">
            <text:p>-1.4514</text:p>
          </table:table-cell>
          <table:table-cell office:value-type="float" office:value="0.941477605057802" calcext:value-type="float">
            <text:p>0.94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8120</text:p>
          </table:table-cell>
          <table:table-cell office:value-type="string" calcext:value-type="string">
            <text:p>BZIP61</text:p>
          </table:table-cell>
          <table:table-cell office:value-type="string" calcext:value-type="string">
            <text:p>L</text:p>
          </table:table-cell>
          <table:table-cell office:value-type="float" office:value="24.2916325199867" calcext:value-type="float">
            <text:p>24.2916</text:p>
          </table:table-cell>
          <table:table-cell office:value-type="float" office:value="-0.792378702069302" calcext:value-type="float">
            <text:p>-0.7924</text:p>
          </table:table-cell>
          <table:table-cell office:value-type="float" office:value="-0.0326194092314441" calcext:value-type="float">
            <text:p>-0.0326</text:p>
          </table:table-cell>
          <table:table-cell office:value-type="float" office:value="2.64275573607231" calcext:value-type="float">
            <text:p>2.6428</text:p>
          </table:table-cell>
          <table:table-cell office:value-type="float" office:value="-8.15485230786103" calcext:value-type="float">
            <text:p>-8.1549</text:p>
          </table:table-cell>
          <table:table-cell office:value-type="float" office:value="-0.53235286278814" calcext:value-type="float">
            <text:p>-0.5324</text:p>
          </table:table-cell>
          <table:table-cell office:value-type="float" office:value="0.842850300683913" calcext:value-type="float">
            <text:p>0.84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7240</text:p>
          </table:table-cell>
          <table:table-cell office:value-type="string" calcext:value-type="string">
            <text:p>IQD24</text:p>
          </table:table-cell>
          <table:table-cell office:value-type="string" calcext:value-type="string">
            <text:p>L</text:p>
          </table:table-cell>
          <table:table-cell office:value-type="float" office:value="6.1843321552118" calcext:value-type="float">
            <text:p>6.1843</text:p>
          </table:table-cell>
          <table:table-cell office:value-type="float" office:value="-0.201138076506489" calcext:value-type="float">
            <text:p>-0.2011</text:p>
          </table:table-cell>
          <table:table-cell office:value-type="float" office:value="-0.0325238152573971" calcext:value-type="float">
            <text:p>-0.0325</text:p>
          </table:table-cell>
          <table:table-cell office:value-type="float" office:value="0.277869564839581" calcext:value-type="float">
            <text:p>0.2779</text:p>
          </table:table-cell>
          <table:table-cell office:value-type="float" office:value="-8.13095381434927" calcext:value-type="float">
            <text:p>-8.1310</text:p>
          </table:table-cell>
          <table:table-cell office:value-type="string" calcext:value-type="string">
            <text:p>NA</text:p>
          </table:table-cell>
          <table:table-cell office:value-type="float" office:value="0.882539192671737" calcext:value-type="float">
            <text:p>0.882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23100</text:p>
          </table:table-cell>
          <table:table-cell office:value-type="string" calcext:value-type="string">
            <text:p>L</text:p>
          </table:table-cell>
          <table:table-cell office:value-type="float" office:value="4.64180462538782" calcext:value-type="float">
            <text:p>4.6418</text:p>
          </table:table-cell>
          <table:table-cell office:value-type="float" office:value="-0.149723910120437" calcext:value-type="float">
            <text:p>-0.1497</text:p>
          </table:table-cell>
          <table:table-cell office:value-type="float" office:value="-0.032255538999108" calcext:value-type="float">
            <text:p>-0.0323</text:p>
          </table:table-cell>
          <table:table-cell office:value-type="float" office:value="2.4051331625996" calcext:value-type="float">
            <text:p>2.4051</text:p>
          </table:table-cell>
          <table:table-cell office:value-type="float" office:value="-8.063884749777" calcext:value-type="float">
            <text:p>-8.0639</text:p>
          </table:table-cell>
          <table:table-cell office:value-type="float" office:value="-0.589177207193095" calcext:value-type="float">
            <text:p>-0.5892</text:p>
          </table:table-cell>
          <table:table-cell office:value-type="float" office:value="0.802004700700296" calcext:value-type="float">
            <text:p>0.80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0230</text:p>
          </table:table-cell>
          <table:table-cell office:value-type="string" calcext:value-type="string">
            <text:p>AXY4</text:p>
          </table:table-cell>
          <table:table-cell office:value-type="string" calcext:value-type="string">
            <text:p>L</text:p>
          </table:table-cell>
          <table:table-cell office:value-type="float" office:value="12.248830445952" calcext:value-type="float">
            <text:p>12.2488</text:p>
          </table:table-cell>
          <table:table-cell office:value-type="float" office:value="-0.392357209298278" calcext:value-type="float">
            <text:p>-0.3924</text:p>
          </table:table-cell>
          <table:table-cell office:value-type="float" office:value="-0.0320322181803035" calcext:value-type="float">
            <text:p>-0.0320</text:p>
          </table:table-cell>
          <table:table-cell office:value-type="float" office:value="2.59564055758449" calcext:value-type="float">
            <text:p>2.5956</text:p>
          </table:table-cell>
          <table:table-cell office:value-type="float" office:value="-8.00805454507587" calcext:value-type="float">
            <text:p>-8.0081</text:p>
          </table:table-cell>
          <table:table-cell office:value-type="float" office:value="-0.532239308424494" calcext:value-type="float">
            <text:p>-0.5322</text:p>
          </table:table-cell>
          <table:table-cell office:value-type="float" office:value="0.849495990573593" calcext:value-type="float">
            <text:p>0.8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8510</text:p>
          </table:table-cell>
          <table:table-cell office:value-type="string" calcext:value-type="string">
            <text:p>DOF2.1</text:p>
          </table:table-cell>
          <table:table-cell office:value-type="string" calcext:value-type="string">
            <text:p>L</text:p>
          </table:table-cell>
          <table:table-cell office:value-type="float" office:value="11.9860430661614" calcext:value-type="float">
            <text:p>11.9860</text:p>
          </table:table-cell>
          <table:table-cell office:value-type="float" office:value="-0.368597901179249" calcext:value-type="float">
            <text:p>-0.3686</text:p>
          </table:table-cell>
          <table:table-cell office:value-type="float" office:value="-0.0307522590353326" calcext:value-type="float">
            <text:p>-0.0308</text:p>
          </table:table-cell>
          <table:table-cell office:value-type="float" office:value="2.01440199798311" calcext:value-type="float">
            <text:p>2.0144</text:p>
          </table:table-cell>
          <table:table-cell office:value-type="float" office:value="-7.68806475883314" calcext:value-type="float">
            <text:p>-7.6881</text:p>
          </table:table-cell>
          <table:table-cell office:value-type="float" office:value="-0.693515956037851" calcext:value-type="float">
            <text:p>-0.6935</text:p>
          </table:table-cell>
          <table:table-cell office:value-type="float" office:value="0.847138319516279" calcext:value-type="float">
            <text:p>0.84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9900</text:p>
          </table:table-cell>
          <table:table-cell office:value-type="string" calcext:value-type="string">
            <text:p>ARGOS</text:p>
          </table:table-cell>
          <table:table-cell office:value-type="string" calcext:value-type="string">
            <text:p>L</text:p>
          </table:table-cell>
          <table:table-cell office:value-type="float" office:value="10.7838435789731" calcext:value-type="float">
            <text:p>10.7838</text:p>
          </table:table-cell>
          <table:table-cell office:value-type="float" office:value="-0.329962462119545" calcext:value-type="float">
            <text:p>-0.3300</text:p>
          </table:table-cell>
          <table:table-cell office:value-type="float" office:value="-0.0305978531405001" calcext:value-type="float">
            <text:p>-0.0306</text:p>
          </table:table-cell>
          <table:table-cell office:value-type="float" office:value="0.857275185639366" calcext:value-type="float">
            <text:p>0.8573</text:p>
          </table:table-cell>
          <table:table-cell office:value-type="float" office:value="-7.64946328512503" calcext:value-type="float">
            <text:p>-7.6495</text:p>
          </table:table-cell>
          <table:table-cell office:value-type="float" office:value="-3.214904850527" calcext:value-type="float">
            <text:p>-3.2149</text:p>
          </table:table-cell>
          <table:table-cell office:value-type="float" office:value="0.801236990360717" calcext:value-type="float">
            <text:p>0.801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5570</text:p>
          </table:table-cell>
          <table:table-cell office:value-type="string" calcext:value-type="string">
            <text:p>L</text:p>
          </table:table-cell>
          <table:table-cell office:value-type="float" office:value="4.48355125518458" calcext:value-type="float">
            <text:p>4.4836</text:p>
          </table:table-cell>
          <table:table-cell office:value-type="float" office:value="-0.13491312130468" calcext:value-type="float">
            <text:p>-0.1349</text:p>
          </table:table-cell>
          <table:table-cell office:value-type="float" office:value="-0.0300906833949255" calcext:value-type="float">
            <text:p>-0.0301</text:p>
          </table:table-cell>
          <table:table-cell office:value-type="float" office:value="0.722188364817387" calcext:value-type="float">
            <text:p>0.7222</text:p>
          </table:table-cell>
          <table:table-cell office:value-type="float" office:value="-7.52267084873138" calcext:value-type="float">
            <text:p>-7.5227</text:p>
          </table:table-cell>
          <table:table-cell office:value-type="string" calcext:value-type="string">
            <text:p>NA</text:p>
          </table:table-cell>
          <table:table-cell office:value-type="float" office:value="0.833203499179667" calcext:value-type="float">
            <text:p>0.83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3740</text:p>
          </table:table-cell>
          <table:table-cell office:value-type="string" calcext:value-type="string">
            <text:p>ZIF1</text:p>
          </table:table-cell>
          <table:table-cell office:value-type="string" calcext:value-type="string">
            <text:p>L</text:p>
          </table:table-cell>
          <table:table-cell office:value-type="float" office:value="36.4728029341346" calcext:value-type="float">
            <text:p>36.4728</text:p>
          </table:table-cell>
          <table:table-cell office:value-type="float" office:value="-1.0927669472833" calcext:value-type="float">
            <text:p>-1.0928</text:p>
          </table:table-cell>
          <table:table-cell office:value-type="float" office:value="-0.0299611452746503" calcext:value-type="float">
            <text:p>-0.0300</text:p>
          </table:table-cell>
          <table:table-cell office:value-type="float" office:value="1.20517495408425" calcext:value-type="float">
            <text:p>1.2052</text:p>
          </table:table-cell>
          <table:table-cell office:value-type="float" office:value="-7.49028631866257" calcext:value-type="float">
            <text:p>-7.4903</text:p>
          </table:table-cell>
          <table:table-cell office:value-type="float" office:value="-1.40167400610717" calcext:value-type="float">
            <text:p>-1.4017</text:p>
          </table:table-cell>
          <table:table-cell office:value-type="float" office:value="0.803603265140072" calcext:value-type="float">
            <text:p>0.80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02070</text:p>
          </table:table-cell>
          <table:table-cell office:value-type="string" calcext:value-type="string">
            <text:p>IDD5</text:p>
          </table:table-cell>
          <table:table-cell office:value-type="string" calcext:value-type="string">
            <text:p>L</text:p>
          </table:table-cell>
          <table:table-cell office:value-type="float" office:value="16.1726383651872" calcext:value-type="float">
            <text:p>16.1726</text:p>
          </table:table-cell>
          <table:table-cell office:value-type="float" office:value="-0.481504710670779" calcext:value-type="float">
            <text:p>-0.4815</text:p>
          </table:table-cell>
          <table:table-cell office:value-type="float" office:value="-0.029772798958224" calcext:value-type="float">
            <text:p>-0.0298</text:p>
          </table:table-cell>
          <table:table-cell office:value-type="float" office:value="1.09438218640991" calcext:value-type="float">
            <text:p>1.0944</text:p>
          </table:table-cell>
          <table:table-cell office:value-type="float" office:value="-7.443199739556" calcext:value-type="float">
            <text:p>-7.4432</text:p>
          </table:table-cell>
          <table:table-cell office:value-type="float" office:value="-1.64443340910659" calcext:value-type="float">
            <text:p>-1.6444</text:p>
          </table:table-cell>
          <table:table-cell office:value-type="float" office:value="0.926647221916253" calcext:value-type="float">
            <text:p>0.926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4000</text:p>
          </table:table-cell>
          <table:table-cell office:value-type="string" calcext:value-type="string">
            <text:p>L</text:p>
          </table:table-cell>
          <table:table-cell office:value-type="float" office:value="2.97375219757846" calcext:value-type="float">
            <text:p>2.9738</text:p>
          </table:table-cell>
          <table:table-cell office:value-type="float" office:value="-0.0850744660802763" calcext:value-type="float">
            <text:p>-0.0851</text:p>
          </table:table-cell>
          <table:table-cell office:value-type="float" office:value="-0.0286084584147774" calcext:value-type="float">
            <text:p>-0.0286</text:p>
          </table:table-cell>
          <table:table-cell office:value-type="float" office:value="0.394862850324669" calcext:value-type="float">
            <text:p>0.3949</text:p>
          </table:table-cell>
          <table:table-cell office:value-type="float" office:value="-7.15211460369436" calcext:value-type="float">
            <text:p>-7.1521</text:p>
          </table:table-cell>
          <table:table-cell office:value-type="string" calcext:value-type="string">
            <text:p>NA</text:p>
          </table:table-cell>
          <table:table-cell office:value-type="float" office:value="0.953220317033397" calcext:value-type="float">
            <text:p>0.95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9330</text:p>
          </table:table-cell>
          <table:table-cell office:value-type="string" calcext:value-type="string">
            <text:p>DER1</text:p>
          </table:table-cell>
          <table:table-cell office:value-type="string" calcext:value-type="string">
            <text:p>L</text:p>
          </table:table-cell>
          <table:table-cell office:value-type="float" office:value="25.0850054153175" calcext:value-type="float">
            <text:p>25.0850</text:p>
          </table:table-cell>
          <table:table-cell office:value-type="float" office:value="-0.704100387393183" calcext:value-type="float">
            <text:p>-0.7041</text:p>
          </table:table-cell>
          <table:table-cell office:value-type="float" office:value="-0.0280685762564453" calcext:value-type="float">
            <text:p>-0.0281</text:p>
          </table:table-cell>
          <table:table-cell office:value-type="float" office:value="1.92150488590273" calcext:value-type="float">
            <text:p>1.9215</text:p>
          </table:table-cell>
          <table:table-cell office:value-type="float" office:value="-7.01714406411133" calcext:value-type="float">
            <text:p>-7.0171</text:p>
          </table:table-cell>
          <table:table-cell office:value-type="float" office:value="-0.655603284041435" calcext:value-type="float">
            <text:p>-0.6556</text:p>
          </table:table-cell>
          <table:table-cell office:value-type="float" office:value="0.85723879901187" calcext:value-type="float">
            <text:p>0.857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3530</text:p>
          </table:table-cell>
          <table:table-cell office:value-type="string" calcext:value-type="string">
            <text:p>L</text:p>
          </table:table-cell>
          <table:table-cell office:value-type="float" office:value="3.86312603374851" calcext:value-type="float">
            <text:p>3.8631</text:p>
          </table:table-cell>
          <table:table-cell office:value-type="float" office:value="-0.108057823177556" calcext:value-type="float">
            <text:p>-0.1081</text:p>
          </table:table-cell>
          <table:table-cell office:value-type="float" office:value="-0.0279716018150989" calcext:value-type="float">
            <text:p>-0.0280</text:p>
          </table:table-cell>
          <table:table-cell office:value-type="float" office:value="0.359684471883431" calcext:value-type="float">
            <text:p>0.3597</text:p>
          </table:table-cell>
          <table:table-cell office:value-type="float" office:value="-6.99290045377472" calcext:value-type="float">
            <text:p>-6.9929</text:p>
          </table:table-cell>
          <table:table-cell office:value-type="string" calcext:value-type="string">
            <text:p>NA</text:p>
          </table:table-cell>
          <table:table-cell office:value-type="float" office:value="0.91719483857691" calcext:value-type="float">
            <text:p>0.91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4380</text:p>
          </table:table-cell>
          <table:table-cell office:value-type="string" calcext:value-type="string">
            <text:p>THE1</text:p>
          </table:table-cell>
          <table:table-cell office:value-type="string" calcext:value-type="string">
            <text:p>L</text:p>
          </table:table-cell>
          <table:table-cell office:value-type="float" office:value="6.99370280726282" calcext:value-type="float">
            <text:p>6.9937</text:p>
          </table:table-cell>
          <table:table-cell office:value-type="float" office:value="-0.184046039835156" calcext:value-type="float">
            <text:p>-0.1840</text:p>
          </table:table-cell>
          <table:table-cell office:value-type="float" office:value="-0.0263159652200303" calcext:value-type="float">
            <text:p>-0.0263</text:p>
          </table:table-cell>
          <table:table-cell office:value-type="float" office:value="0.931978797158279" calcext:value-type="float">
            <text:p>0.9320</text:p>
          </table:table-cell>
          <table:table-cell office:value-type="float" office:value="-6.57899130500756" calcext:value-type="float">
            <text:p>-6.5790</text:p>
          </table:table-cell>
          <table:table-cell office:value-type="float" office:value="-1.76570183154486" calcext:value-type="float">
            <text:p>-1.7657</text:p>
          </table:table-cell>
          <table:table-cell office:value-type="float" office:value="0.86530289788504" calcext:value-type="float">
            <text:p>0.86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8050</text:p>
          </table:table-cell>
          <table:table-cell office:value-type="string" calcext:value-type="string">
            <text:p>UMAMIT41</text:p>
          </table:table-cell>
          <table:table-cell office:value-type="string" calcext:value-type="string">
            <text:p>L</text:p>
          </table:table-cell>
          <table:table-cell office:value-type="float" office:value="15.3970992739619" calcext:value-type="float">
            <text:p>15.3971</text:p>
          </table:table-cell>
          <table:table-cell office:value-type="float" office:value="-0.400840241863169" calcext:value-type="float">
            <text:p>-0.4008</text:p>
          </table:table-cell>
          <table:table-cell office:value-type="float" office:value="-0.0260334907719294" calcext:value-type="float">
            <text:p>-0.0260</text:p>
          </table:table-cell>
          <table:table-cell office:value-type="float" office:value="0.895949910815132" calcext:value-type="float">
            <text:p>0.8959</text:p>
          </table:table-cell>
          <table:table-cell office:value-type="float" office:value="-6.50837269298236" calcext:value-type="float">
            <text:p>-6.5084</text:p>
          </table:table-cell>
          <table:table-cell office:value-type="float" office:value="-1.86997318675776" calcext:value-type="float">
            <text:p>-1.8700</text:p>
          </table:table-cell>
          <table:table-cell office:value-type="float" office:value="0.8475321877336" calcext:value-type="float">
            <text:p>0.84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1270</text:p>
          </table:table-cell>
          <table:table-cell office:value-type="string" calcext:value-type="string">
            <text:p>BHLH72</text:p>
          </table:table-cell>
          <table:table-cell office:value-type="string" calcext:value-type="string">
            <text:p>L</text:p>
          </table:table-cell>
          <table:table-cell office:value-type="float" office:value="5.48281862039196" calcext:value-type="float">
            <text:p>5.4828</text:p>
          </table:table-cell>
          <table:table-cell office:value-type="float" office:value="-0.141618121214429" calcext:value-type="float">
            <text:p>-0.1416</text:p>
          </table:table-cell>
          <table:table-cell office:value-type="float" office:value="-0.0258294375611326" calcext:value-type="float">
            <text:p>-0.0258</text:p>
          </table:table-cell>
          <table:table-cell office:value-type="float" office:value="0.4919786679598" calcext:value-type="float">
            <text:p>0.4920</text:p>
          </table:table-cell>
          <table:table-cell office:value-type="float" office:value="-6.45735939028314" calcext:value-type="float">
            <text:p>-6.4574</text:p>
          </table:table-cell>
          <table:table-cell office:value-type="string" calcext:value-type="string">
            <text:p>NA</text:p>
          </table:table-cell>
          <table:table-cell office:value-type="float" office:value="0.861423217897751" calcext:value-type="float">
            <text:p>0.86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2010</text:p>
          </table:table-cell>
          <table:table-cell office:value-type="string" calcext:value-type="string">
            <text:p>TCP22</text:p>
          </table:table-cell>
          <table:table-cell office:value-type="string" calcext:value-type="string">
            <text:p>L</text:p>
          </table:table-cell>
          <table:table-cell office:value-type="float" office:value="15.6330453082156" calcext:value-type="float">
            <text:p>15.6330</text:p>
          </table:table-cell>
          <table:table-cell office:value-type="float" office:value="-0.397206830317063" calcext:value-type="float">
            <text:p>-0.3972</text:p>
          </table:table-cell>
          <table:table-cell office:value-type="float" office:value="-0.0254081544885128" calcext:value-type="float">
            <text:p>-0.0254</text:p>
          </table:table-cell>
          <table:table-cell office:value-type="float" office:value="0.217833197166334" calcext:value-type="float">
            <text:p>0.2178</text:p>
          </table:table-cell>
          <table:table-cell office:value-type="float" office:value="-6.35203862212821" calcext:value-type="float">
            <text:p>-6.3520</text:p>
          </table:table-cell>
          <table:table-cell office:value-type="string" calcext:value-type="string">
            <text:p>NA</text:p>
          </table:table-cell>
          <table:table-cell office:value-type="float" office:value="0.967813785233195" calcext:value-type="float">
            <text:p>0.96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9500</text:p>
          </table:table-cell>
          <table:table-cell office:value-type="string" calcext:value-type="string">
            <text:p>UGT79B7</text:p>
          </table:table-cell>
          <table:table-cell office:value-type="string" calcext:value-type="string">
            <text:p>L</text:p>
          </table:table-cell>
          <table:table-cell office:value-type="float" office:value="4.09493323873103" calcext:value-type="float">
            <text:p>4.0949</text:p>
          </table:table-cell>
          <table:table-cell office:value-type="float" office:value="-0.0997150047637461" calcext:value-type="float">
            <text:p>-0.0997</text:p>
          </table:table-cell>
          <table:table-cell office:value-type="float" office:value="-0.0243508255081215" calcext:value-type="float">
            <text:p>-0.0244</text:p>
          </table:table-cell>
          <table:table-cell office:value-type="float" office:value="0.559581807318483" calcext:value-type="float">
            <text:p>0.5596</text:p>
          </table:table-cell>
          <table:table-cell office:value-type="float" office:value="-6.08770637703037" calcext:value-type="float">
            <text:p>-6.0877</text:p>
          </table:table-cell>
          <table:table-cell office:value-type="string" calcext:value-type="string">
            <text:p>NA</text:p>
          </table:table-cell>
          <table:table-cell office:value-type="float" office:value="0.947152949206784" calcext:value-type="float">
            <text:p>0.947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4450</text:p>
          </table:table-cell>
          <table:table-cell office:value-type="string" calcext:value-type="string">
            <text:p>L</text:p>
          </table:table-cell>
          <table:table-cell office:value-type="float" office:value="5.50627823570324" calcext:value-type="float">
            <text:p>5.5063</text:p>
          </table:table-cell>
          <table:table-cell office:value-type="float" office:value="-0.132160396414193" calcext:value-type="float">
            <text:p>-0.1322</text:p>
          </table:table-cell>
          <table:table-cell office:value-type="float" office:value="-0.0240017650320051" calcext:value-type="float">
            <text:p>-0.0240</text:p>
          </table:table-cell>
          <table:table-cell office:value-type="float" office:value="0.420450622030543" calcext:value-type="float">
            <text:p>0.4205</text:p>
          </table:table-cell>
          <table:table-cell office:value-type="float" office:value="-6.00044125800127" calcext:value-type="float">
            <text:p>-6.0004</text:p>
          </table:table-cell>
          <table:table-cell office:value-type="string" calcext:value-type="string">
            <text:p>NA</text:p>
          </table:table-cell>
          <table:table-cell office:value-type="float" office:value="0.937556795444879" calcext:value-type="float">
            <text:p>0.937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0700</text:p>
          </table:table-cell>
          <table:table-cell office:value-type="string" calcext:value-type="string">
            <text:p>L</text:p>
          </table:table-cell>
          <table:table-cell office:value-type="float" office:value="1.43388081858742" calcext:value-type="float">
            <text:p>1.4339</text:p>
          </table:table-cell>
          <table:table-cell office:value-type="float" office:value="-0.0337572584735216" calcext:value-type="float">
            <text:p>-0.0338</text:p>
          </table:table-cell>
          <table:table-cell office:value-type="float" office:value="-0.0235425832021224" calcext:value-type="float">
            <text:p>-0.0235</text:p>
          </table:table-cell>
          <table:table-cell office:value-type="float" office:value="0.5382734697128" calcext:value-type="float">
            <text:p>0.5383</text:p>
          </table:table-cell>
          <table:table-cell office:value-type="float" office:value="-5.88564580053059" calcext:value-type="float">
            <text:p>-5.8856</text:p>
          </table:table-cell>
          <table:table-cell office:value-type="string" calcext:value-type="string">
            <text:p>NA</text:p>
          </table:table-cell>
          <table:table-cell office:value-type="float" office:value="0.841257027731866" calcext:value-type="float">
            <text:p>0.84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5910</text:p>
          </table:table-cell>
          <table:table-cell office:value-type="string" calcext:value-type="string">
            <text:p>PAE12</text:p>
          </table:table-cell>
          <table:table-cell office:value-type="string" calcext:value-type="string">
            <text:p>L</text:p>
          </table:table-cell>
          <table:table-cell office:value-type="float" office:value="28.2413334127994" calcext:value-type="float">
            <text:p>28.2413</text:p>
          </table:table-cell>
          <table:table-cell office:value-type="float" office:value="-0.664114579593155" calcext:value-type="float">
            <text:p>-0.6641</text:p>
          </table:table-cell>
          <table:table-cell office:value-type="float" office:value="-0.0235156948818914" calcext:value-type="float">
            <text:p>-0.0235</text:p>
          </table:table-cell>
          <table:table-cell office:value-type="float" office:value="1.49229818173968" calcext:value-type="float">
            <text:p>1.4923</text:p>
          </table:table-cell>
          <table:table-cell office:value-type="float" office:value="-5.87892372047285" calcext:value-type="float">
            <text:p>-5.8789</text:p>
          </table:table-cell>
          <table:table-cell office:value-type="float" office:value="-0.72249366997686" calcext:value-type="float">
            <text:p>-0.7225</text:p>
          </table:table-cell>
          <table:table-cell office:value-type="float" office:value="0.89660116779751" calcext:value-type="float">
            <text:p>0.89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8930</text:p>
          </table:table-cell>
          <table:table-cell office:value-type="string" calcext:value-type="string">
            <text:p>APK1B</text:p>
          </table:table-cell>
          <table:table-cell office:value-type="string" calcext:value-type="string">
            <text:p>L</text:p>
          </table:table-cell>
          <table:table-cell office:value-type="float" office:value="9.32402007518007" calcext:value-type="float">
            <text:p>9.3240</text:p>
          </table:table-cell>
          <table:table-cell office:value-type="float" office:value="-0.218828608305732" calcext:value-type="float">
            <text:p>-0.2188</text:p>
          </table:table-cell>
          <table:table-cell office:value-type="float" office:value="-0.0234693411791594" calcext:value-type="float">
            <text:p>-0.0235</text:p>
          </table:table-cell>
          <table:table-cell office:value-type="float" office:value="0.0501175057147744" calcext:value-type="float">
            <text:p>0.0501</text:p>
          </table:table-cell>
          <table:table-cell office:value-type="float" office:value="-5.86733529478984" calcext:value-type="float">
            <text:p>-5.8673</text:p>
          </table:table-cell>
          <table:table-cell office:value-type="string" calcext:value-type="string">
            <text:p>NA</text:p>
          </table:table-cell>
          <table:table-cell office:value-type="float" office:value="0.929876734967063" calcext:value-type="float">
            <text:p>0.92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5550</text:p>
          </table:table-cell>
          <table:table-cell office:value-type="string" calcext:value-type="string">
            <text:p>GA3OX1</text:p>
          </table:table-cell>
          <table:table-cell office:value-type="string" calcext:value-type="string">
            <text:p>L</text:p>
          </table:table-cell>
          <table:table-cell office:value-type="float" office:value="9.50200856944943" calcext:value-type="float">
            <text:p>9.5020</text:p>
          </table:table-cell>
          <table:table-cell office:value-type="float" office:value="-0.222341414120326" calcext:value-type="float">
            <text:p>-0.2223</text:p>
          </table:table-cell>
          <table:table-cell office:value-type="float" office:value="-0.023399412081693" calcext:value-type="float">
            <text:p>-0.0234</text:p>
          </table:table-cell>
          <table:table-cell office:value-type="float" office:value="0.453505031343189" calcext:value-type="float">
            <text:p>0.4535</text:p>
          </table:table-cell>
          <table:table-cell office:value-type="float" office:value="-5.84985302042326" calcext:value-type="float">
            <text:p>-5.8499</text:p>
          </table:table-cell>
          <table:table-cell office:value-type="string" calcext:value-type="string">
            <text:p>NA</text:p>
          </table:table-cell>
          <table:table-cell office:value-type="float" office:value="0.898955962672991" calcext:value-type="float">
            <text:p>0.899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09160</text:p>
          </table:table-cell>
          <table:table-cell office:value-type="string" calcext:value-type="string">
            <text:p>L</text:p>
          </table:table-cell>
          <table:table-cell office:value-type="float" office:value="11.9264316799547" calcext:value-type="float">
            <text:p>11.9264</text:p>
          </table:table-cell>
          <table:table-cell office:value-type="float" office:value="-0.273740496869242" calcext:value-type="float">
            <text:p>-0.2737</text:p>
          </table:table-cell>
          <table:table-cell office:value-type="float" office:value="-0.0229524223351173" calcext:value-type="float">
            <text:p>-0.0230</text:p>
          </table:table-cell>
          <table:table-cell office:value-type="float" office:value="0.788652645159848" calcext:value-type="float">
            <text:p>0.7887</text:p>
          </table:table-cell>
          <table:table-cell office:value-type="float" office:value="-5.73810558377932" calcext:value-type="float">
            <text:p>-5.7381</text:p>
          </table:table-cell>
          <table:table-cell office:value-type="float" office:value="-1.87611337859243" calcext:value-type="float">
            <text:p>-1.8761</text:p>
          </table:table-cell>
          <table:table-cell office:value-type="float" office:value="0.898516129925543" calcext:value-type="float">
            <text:p>0.898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09710</text:p>
          </table:table-cell>
          <table:table-cell office:value-type="string" calcext:value-type="string">
            <text:p>L</text:p>
          </table:table-cell>
          <table:table-cell office:value-type="float" office:value="1.80428998873472" calcext:value-type="float">
            <text:p>1.8043</text:p>
          </table:table-cell>
          <table:table-cell office:value-type="float" office:value="-0.0393321713504698" calcext:value-type="float">
            <text:p>-0.0393</text:p>
          </table:table-cell>
          <table:table-cell office:value-type="float" office:value="-0.0217992515593637" calcext:value-type="float">
            <text:p>-0.0218</text:p>
          </table:table-cell>
          <table:table-cell office:value-type="float" office:value="0.291795055292812" calcext:value-type="float">
            <text:p>0.2918</text:p>
          </table:table-cell>
          <table:table-cell office:value-type="float" office:value="-5.44981288984094" calcext:value-type="float">
            <text:p>-5.4498</text:p>
          </table:table-cell>
          <table:table-cell office:value-type="string" calcext:value-type="string">
            <text:p>NA</text:p>
          </table:table-cell>
          <table:table-cell office:value-type="float" office:value="0.808532082452471" calcext:value-type="float">
            <text:p>0.80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2760</text:p>
          </table:table-cell>
          <table:table-cell office:value-type="string" calcext:value-type="string">
            <text:p>TCX3</text:p>
          </table:table-cell>
          <table:table-cell office:value-type="string" calcext:value-type="string">
            <text:p>L</text:p>
          </table:table-cell>
          <table:table-cell office:value-type="float" office:value="3.23768315131611" calcext:value-type="float">
            <text:p>3.2377</text:p>
          </table:table-cell>
          <table:table-cell office:value-type="float" office:value="-0.0687068056216637" calcext:value-type="float">
            <text:p>-0.0687</text:p>
          </table:table-cell>
          <table:table-cell office:value-type="float" office:value="-0.0212209788328838" calcext:value-type="float">
            <text:p>-0.0212</text:p>
          </table:table-cell>
          <table:table-cell office:value-type="float" office:value="0.677029215519861" calcext:value-type="float">
            <text:p>0.6770</text:p>
          </table:table-cell>
          <table:table-cell office:value-type="float" office:value="-5.30524470822095" calcext:value-type="float">
            <text:p>-5.3052</text:p>
          </table:table-cell>
          <table:table-cell office:value-type="float" office:value="-2.20827070259926" calcext:value-type="float">
            <text:p>-2.2083</text:p>
          </table:table-cell>
          <table:table-cell office:value-type="float" office:value="0.875383984635726" calcext:value-type="float">
            <text:p>0.87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9340</text:p>
          </table:table-cell>
          <table:table-cell office:value-type="string" calcext:value-type="string">
            <text:p>PUB17</text:p>
          </table:table-cell>
          <table:table-cell office:value-type="string" calcext:value-type="string">
            <text:p>L</text:p>
          </table:table-cell>
          <table:table-cell office:value-type="float" office:value="8.70773547301018" calcext:value-type="float">
            <text:p>8.7077</text:p>
          </table:table-cell>
          <table:table-cell office:value-type="float" office:value="-0.178156773765076" calcext:value-type="float">
            <text:p>-0.1782</text:p>
          </table:table-cell>
          <table:table-cell office:value-type="float" office:value="-0.0204595987461122" calcext:value-type="float">
            <text:p>-0.0205</text:p>
          </table:table-cell>
          <table:table-cell office:value-type="float" office:value="0.958340792819824" calcext:value-type="float">
            <text:p>0.9583</text:p>
          </table:table-cell>
          <table:table-cell office:value-type="float" office:value="-5.11489968652805" calcext:value-type="float">
            <text:p>-5.1149</text:p>
          </table:table-cell>
          <table:table-cell office:value-type="float" office:value="-1.10074549464367" calcext:value-type="float">
            <text:p>-1.1007</text:p>
          </table:table-cell>
          <table:table-cell office:value-type="float" office:value="0.841584813156426" calcext:value-type="float">
            <text:p>0.841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0990</text:p>
          </table:table-cell>
          <table:table-cell office:value-type="string" calcext:value-type="string">
            <text:p>L</text:p>
          </table:table-cell>
          <table:table-cell office:value-type="float" office:value="6.77203482572701" calcext:value-type="float">
            <text:p>6.7720</text:p>
          </table:table-cell>
          <table:table-cell office:value-type="float" office:value="-0.135779057224287" calcext:value-type="float">
            <text:p>-0.1358</text:p>
          </table:table-cell>
          <table:table-cell office:value-type="float" office:value="-0.0200499644078116" calcext:value-type="float">
            <text:p>-0.0200</text:p>
          </table:table-cell>
          <table:table-cell office:value-type="float" office:value="0.210462503512057" calcext:value-type="float">
            <text:p>0.2105</text:p>
          </table:table-cell>
          <table:table-cell office:value-type="float" office:value="-5.01249110195291" calcext:value-type="float">
            <text:p>-5.0125</text:p>
          </table:table-cell>
          <table:table-cell office:value-type="string" calcext:value-type="string">
            <text:p>NA</text:p>
          </table:table-cell>
          <table:table-cell office:value-type="float" office:value="0.863698324702217" calcext:value-type="float">
            <text:p>0.86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4500</text:p>
          </table:table-cell>
          <table:table-cell office:value-type="string" calcext:value-type="string">
            <text:p>FQR1</text:p>
          </table:table-cell>
          <table:table-cell office:value-type="string" calcext:value-type="string">
            <text:p>L</text:p>
          </table:table-cell>
          <table:table-cell office:value-type="float" office:value="116.782758198045" calcext:value-type="float">
            <text:p>116.7828</text:p>
          </table:table-cell>
          <table:table-cell office:value-type="float" office:value="3.09393377988518" calcext:value-type="float">
            <text:p>3.0939</text:p>
          </table:table-cell>
          <table:table-cell office:value-type="float" office:value="0.0264930699327922" calcext:value-type="float">
            <text:p>0.0265</text:p>
          </table:table-cell>
          <table:table-cell office:value-type="float" office:value="0.125136688792483" calcext:value-type="float">
            <text:p>0.1251</text:p>
          </table:table-cell>
          <table:table-cell office:value-type="float" office:value="6.62326748319806" calcext:value-type="float">
            <text:p>6.6233</text:p>
          </table:table-cell>
          <table:table-cell office:value-type="float" office:value="2.65370810406673" calcext:value-type="float">
            <text:p>2.6537</text:p>
          </table:table-cell>
          <table:table-cell office:value-type="float" office:value="0.871831973516765" calcext:value-type="float">
            <text:p>0.87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4622</text:p>
          </table:table-cell>
          <table:table-cell office:value-type="string" calcext:value-type="string">
            <text:p>CPuORF60</text:p>
          </table:table-cell>
          <table:table-cell office:value-type="string" calcext:value-type="string">
            <text:p>L</text:p>
          </table:table-cell>
          <table:table-cell office:value-type="float" office:value="5.24851111864849" calcext:value-type="float">
            <text:p>5.2485</text:p>
          </table:table-cell>
          <table:table-cell office:value-type="float" office:value="0.150976529143476" calcext:value-type="float">
            <text:p>0.1510</text:p>
          </table:table-cell>
          <table:table-cell office:value-type="float" office:value="0.0287655919422637" calcext:value-type="float">
            <text:p>0.0288</text:p>
          </table:table-cell>
          <table:table-cell office:value-type="float" office:value="0.110346834881169" calcext:value-type="float">
            <text:p>0.1103</text:p>
          </table:table-cell>
          <table:table-cell office:value-type="float" office:value="7.19139798556593" calcext:value-type="float">
            <text:p>7.1914</text:p>
          </table:table-cell>
          <table:table-cell office:value-type="float" office:value="2.9101734845485" calcext:value-type="float">
            <text:p>2.9102</text:p>
          </table:table-cell>
          <table:table-cell office:value-type="float" office:value="0.818631689862998" calcext:value-type="float">
            <text:p>0.818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6060</text:p>
          </table:table-cell>
          <table:table-cell office:value-type="string" calcext:value-type="string">
            <text:p>L</text:p>
          </table:table-cell>
          <table:table-cell office:value-type="float" office:value="6.03876627772256" calcext:value-type="float">
            <text:p>6.0388</text:p>
          </table:table-cell>
          <table:table-cell office:value-type="float" office:value="0.175047029152254" calcext:value-type="float">
            <text:p>0.1750</text:p>
          </table:table-cell>
          <table:table-cell office:value-type="float" office:value="0.0289872171072451" calcext:value-type="float">
            <text:p>0.0290</text:p>
          </table:table-cell>
          <table:table-cell office:value-type="float" office:value="0.241829472740028" calcext:value-type="float">
            <text:p>0.2418</text:p>
          </table:table-cell>
          <table:table-cell office:value-type="float" office:value="7.24680427681127" calcext:value-type="float">
            <text:p>7.2468</text:p>
          </table:table-cell>
          <table:table-cell office:value-type="float" office:value="1.99879442831811" calcext:value-type="float">
            <text:p>1.9988</text:p>
          </table:table-cell>
          <table:table-cell office:value-type="float" office:value="0.822630396978718" calcext:value-type="float">
            <text:p>0.822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20880</text:p>
          </table:table-cell>
          <table:table-cell office:value-type="string" calcext:value-type="string">
            <text:p>E</text:p>
          </table:table-cell>
          <table:table-cell office:value-type="float" office:value="3.79674151671537" calcext:value-type="float">
            <text:p>3.7967</text:p>
          </table:table-cell>
          <table:table-cell office:value-type="float" office:value="0.159850140828287" calcext:value-type="float">
            <text:p>0.1599</text:p>
          </table:table-cell>
          <table:table-cell office:value-type="float" office:value="0.0421019287524678" calcext:value-type="float">
            <text:p>0.0421</text:p>
          </table:table-cell>
          <table:table-cell office:value-type="float" office:value="1.26212098532543" calcext:value-type="float">
            <text:p>1.2621</text:p>
          </table:table-cell>
          <table:table-cell office:value-type="float" office:value="10.5254821881169" calcext:value-type="float">
            <text:p>10.5255</text:p>
          </table:table-cell>
          <table:table-cell office:value-type="float" office:value="0.874955816749612" calcext:value-type="float">
            <text:p>0.8750</text:p>
          </table:table-cell>
          <table:table-cell office:value-type="float" office:value="0.813257125040664" calcext:value-type="float">
            <text:p>0.81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5120</text:p>
          </table:table-cell>
          <table:table-cell office:value-type="string" calcext:value-type="string">
            <text:p>CHI1</text:p>
          </table:table-cell>
          <table:table-cell office:value-type="string" calcext:value-type="string">
            <text:p>E</text:p>
          </table:table-cell>
          <table:table-cell office:value-type="float" office:value="11.6234992986184" calcext:value-type="float">
            <text:p>11.6235</text:p>
          </table:table-cell>
          <table:table-cell office:value-type="float" office:value="0.519570082686745" calcext:value-type="float">
            <text:p>0.5196</text:p>
          </table:table-cell>
          <table:table-cell office:value-type="float" office:value="0.044699971096355" calcext:value-type="float">
            <text:p>0.0447</text:p>
          </table:table-cell>
          <table:table-cell office:value-type="float" office:value="1.10347832095125" calcext:value-type="float">
            <text:p>1.1035</text:p>
          </table:table-cell>
          <table:table-cell office:value-type="float" office:value="11.1749927740887" calcext:value-type="float">
            <text:p>11.1750</text:p>
          </table:table-cell>
          <table:table-cell office:value-type="float" office:value="1.00913655481701" calcext:value-type="float">
            <text:p>1.0091</text:p>
          </table:table-cell>
          <table:table-cell office:value-type="float" office:value="0.835148415199761" calcext:value-type="float">
            <text:p>0.83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1900</text:p>
          </table:table-cell>
          <table:table-cell office:value-type="string" calcext:value-type="string">
            <text:p>ANT1</text:p>
          </table:table-cell>
          <table:table-cell office:value-type="string" calcext:value-type="string">
            <text:p>L</text:p>
          </table:table-cell>
          <table:table-cell office:value-type="float" office:value="3.58508340662879" calcext:value-type="float">
            <text:p>3.5851</text:p>
          </table:table-cell>
          <table:table-cell office:value-type="float" office:value="0.176313287828872" calcext:value-type="float">
            <text:p>0.1763</text:p>
          </table:table-cell>
          <table:table-cell office:value-type="float" office:value="0.0491796892375978" calcext:value-type="float">
            <text:p>0.0492</text:p>
          </table:table-cell>
          <table:table-cell office:value-type="float" office:value="0.72754553028249" calcext:value-type="float">
            <text:p>0.7275</text:p>
          </table:table-cell>
          <table:table-cell office:value-type="float" office:value="12.2949223093994" calcext:value-type="float">
            <text:p>12.2949</text:p>
          </table:table-cell>
          <table:table-cell office:value-type="float" office:value="1.42756215239337" calcext:value-type="float">
            <text:p>1.4276</text:p>
          </table:table-cell>
          <table:table-cell office:value-type="float" office:value="0.849609018451245" calcext:value-type="float">
            <text:p>0.84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3670</text:p>
          </table:table-cell>
          <table:table-cell office:value-type="string" calcext:value-type="string">
            <text:p>TRM28</text:p>
          </table:table-cell>
          <table:table-cell office:value-type="string" calcext:value-type="string">
            <text:p>L</text:p>
          </table:table-cell>
          <table:table-cell office:value-type="float" office:value="4.61271151258285" calcext:value-type="float">
            <text:p>4.6127</text:p>
          </table:table-cell>
          <table:table-cell office:value-type="float" office:value="0.232516058492857" calcext:value-type="float">
            <text:p>0.2325</text:p>
          </table:table-cell>
          <table:table-cell office:value-type="float" office:value="0.0504076740673214" calcext:value-type="float">
            <text:p>0.0504</text:p>
          </table:table-cell>
          <table:table-cell office:value-type="float" office:value="0.343664546489166" calcext:value-type="float">
            <text:p>0.3437</text:p>
          </table:table-cell>
          <table:table-cell office:value-type="float" office:value="12.6019185168303" calcext:value-type="float">
            <text:p>12.6019</text:p>
          </table:table-cell>
          <table:table-cell office:value-type="float" office:value="2.22247204382333" calcext:value-type="float">
            <text:p>2.2225</text:p>
          </table:table-cell>
          <table:table-cell office:value-type="float" office:value="0.889114551974806" calcext:value-type="float">
            <text:p>0.88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2380</text:p>
          </table:table-cell>
          <table:table-cell office:value-type="string" calcext:value-type="string">
            <text:p>TIC</text:p>
          </table:table-cell>
          <table:table-cell office:value-type="string" calcext:value-type="string">
            <text:p>L</text:p>
          </table:table-cell>
          <table:table-cell office:value-type="float" office:value="10.2871417938868" calcext:value-type="float">
            <text:p>10.2871</text:p>
          </table:table-cell>
          <table:table-cell office:value-type="float" office:value="0.559201096805929" calcext:value-type="float">
            <text:p>0.5592</text:p>
          </table:table-cell>
          <table:table-cell office:value-type="float" office:value="0.0543592290268845" calcext:value-type="float">
            <text:p>0.0544</text:p>
          </table:table-cell>
          <table:table-cell office:value-type="float" office:value="0.928315944041924" calcext:value-type="float">
            <text:p>0.9283</text:p>
          </table:table-cell>
          <table:table-cell office:value-type="float" office:value="13.5898072567211" calcext:value-type="float">
            <text:p>13.5898</text:p>
          </table:table-cell>
          <table:table-cell office:value-type="float" office:value="1.30095569764586" calcext:value-type="float">
            <text:p>1.3010</text:p>
          </table:table-cell>
          <table:table-cell office:value-type="float" office:value="0.872919339747217" calcext:value-type="float">
            <text:p>0.87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2270</text:p>
          </table:table-cell>
          <table:table-cell office:value-type="string" calcext:value-type="string">
            <text:p>ABCI20</text:p>
          </table:table-cell>
          <table:table-cell office:value-type="string" calcext:value-type="string">
            <text:p>L</text:p>
          </table:table-cell>
          <table:table-cell office:value-type="float" office:value="17.9090718814897" calcext:value-type="float">
            <text:p>17.9091</text:p>
          </table:table-cell>
          <table:table-cell office:value-type="float" office:value="0.98563516528534" calcext:value-type="float">
            <text:p>0.9856</text:p>
          </table:table-cell>
          <table:table-cell office:value-type="float" office:value="0.0550355245546846" calcext:value-type="float">
            <text:p>0.0550</text:p>
          </table:table-cell>
          <table:table-cell office:value-type="float" office:value="0.488911926306685" calcext:value-type="float">
            <text:p>0.4889</text:p>
          </table:table-cell>
          <table:table-cell office:value-type="float" office:value="13.7588811386712" calcext:value-type="float">
            <text:p>13.7589</text:p>
          </table:table-cell>
          <table:table-cell office:value-type="float" office:value="1.93137443729113" calcext:value-type="float">
            <text:p>1.9314</text:p>
          </table:table-cell>
          <table:table-cell office:value-type="float" office:value="0.847354865048139" calcext:value-type="float">
            <text:p>0.84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7550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E</text:p>
          </table:table-cell>
          <table:table-cell office:value-type="float" office:value="1.63320228326711" calcext:value-type="float">
            <text:p>1.6332</text:p>
          </table:table-cell>
          <table:table-cell office:value-type="float" office:value="0.0911924762874623" calcext:value-type="float">
            <text:p>0.0912</text:p>
          </table:table-cell>
          <table:table-cell office:value-type="float" office:value="0.0558366083747066" calcext:value-type="float">
            <text:p>0.0558</text:p>
          </table:table-cell>
          <table:table-cell office:value-type="float" office:value="1.41471217484261" calcext:value-type="float">
            <text:p>1.4147</text:p>
          </table:table-cell>
          <table:table-cell office:value-type="float" office:value="13.9591520936767" calcext:value-type="float">
            <text:p>13.9592</text:p>
          </table:table-cell>
          <table:table-cell office:value-type="float" office:value="0.990383638108848" calcext:value-type="float">
            <text:p>0.9904</text:p>
          </table:table-cell>
          <table:table-cell office:value-type="float" office:value="0.883150018871242" calcext:value-type="float">
            <text:p>0.883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6565</text:p>
          </table:table-cell>
          <table:table-cell office:value-type="string" calcext:value-type="string">
            <text:p>E</text:p>
          </table:table-cell>
          <table:table-cell office:value-type="float" office:value="4.03401350679351" calcext:value-type="float">
            <text:p>4.0340</text:p>
          </table:table-cell>
          <table:table-cell office:value-type="float" office:value="0.225564023714858" calcext:value-type="float">
            <text:p>0.2256</text:p>
          </table:table-cell>
          <table:table-cell office:value-type="float" office:value="0.0559155350707167" calcext:value-type="float">
            <text:p>0.0559</text:p>
          </table:table-cell>
          <table:table-cell office:value-type="float" office:value="0.182067690059736" calcext:value-type="float">
            <text:p>0.1821</text:p>
          </table:table-cell>
          <table:table-cell office:value-type="float" office:value="13.9788837676792" calcext:value-type="float">
            <text:p>13.9789</text:p>
          </table:table-cell>
          <table:table-cell office:value-type="float" office:value="3.11733761471558" calcext:value-type="float">
            <text:p>3.1173</text:p>
          </table:table-cell>
          <table:table-cell office:value-type="float" office:value="0.805428277526694" calcext:value-type="float">
            <text:p>0.80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7850</text:p>
          </table:table-cell>
          <table:table-cell office:value-type="string" calcext:value-type="string">
            <text:p>ARF17</text:p>
          </table:table-cell>
          <table:table-cell office:value-type="string" calcext:value-type="string">
            <text:p>E</text:p>
          </table:table-cell>
          <table:table-cell office:value-type="float" office:value="1.76317134332284" calcext:value-type="float">
            <text:p>1.7632</text:p>
          </table:table-cell>
          <table:table-cell office:value-type="float" office:value="0.0996489437926813" calcext:value-type="float">
            <text:p>0.0996</text:p>
          </table:table-cell>
          <table:table-cell office:value-type="float" office:value="0.0565168803191214" calcext:value-type="float">
            <text:p>0.0565</text:p>
          </table:table-cell>
          <table:table-cell office:value-type="float" office:value="2.05151848788675" calcext:value-type="float">
            <text:p>2.0515</text:p>
          </table:table-cell>
          <table:table-cell office:value-type="float" office:value="14.1292200797804" calcext:value-type="float">
            <text:p>14.1292</text:p>
          </table:table-cell>
          <table:table-cell office:value-type="float" office:value="0.75593022159989" calcext:value-type="float">
            <text:p>0.7559</text:p>
          </table:table-cell>
          <table:table-cell office:value-type="float" office:value="0.835864600448774" calcext:value-type="float">
            <text:p>0.83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5760</text:p>
          </table:table-cell>
          <table:table-cell office:value-type="string" calcext:value-type="string">
            <text:p>SRT1</text:p>
          </table:table-cell>
          <table:table-cell office:value-type="string" calcext:value-type="string">
            <text:p>L</text:p>
          </table:table-cell>
          <table:table-cell office:value-type="float" office:value="1.98244790777645" calcext:value-type="float">
            <text:p>1.9824</text:p>
          </table:table-cell>
          <table:table-cell office:value-type="float" office:value="0.113723245298265" calcext:value-type="float">
            <text:p>0.1137</text:p>
          </table:table-cell>
          <table:table-cell office:value-type="float" office:value="0.0573650610702899" calcext:value-type="float">
            <text:p>0.0574</text:p>
          </table:table-cell>
          <table:table-cell office:value-type="float" office:value="2.33841228858256" calcext:value-type="float">
            <text:p>2.3384</text:p>
          </table:table-cell>
          <table:table-cell office:value-type="float" office:value="14.3412652675725" calcext:value-type="float">
            <text:p>14.3413</text:p>
          </table:table-cell>
          <table:table-cell office:value-type="float" office:value="0.690006428819872" calcext:value-type="float">
            <text:p>0.6900</text:p>
          </table:table-cell>
          <table:table-cell office:value-type="float" office:value="0.911358114038176" calcext:value-type="float">
            <text:p>0.9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3430</text:p>
          </table:table-cell>
          <table:table-cell office:value-type="string" calcext:value-type="string">
            <text:p>TIC32</text:p>
          </table:table-cell>
          <table:table-cell office:value-type="string" calcext:value-type="string">
            <text:p>E</text:p>
          </table:table-cell>
          <table:table-cell office:value-type="float" office:value="10.498265026376" calcext:value-type="float">
            <text:p>10.4983</text:p>
          </table:table-cell>
          <table:table-cell office:value-type="float" office:value="0.624424829250181" calcext:value-type="float">
            <text:p>0.6244</text:p>
          </table:table-cell>
          <table:table-cell office:value-type="float" office:value="0.05947885938118" calcext:value-type="float">
            <text:p>0.0595</text:p>
          </table:table-cell>
          <table:table-cell office:value-type="float" office:value="0.204885796936111" calcext:value-type="float">
            <text:p>0.2049</text:p>
          </table:table-cell>
          <table:table-cell office:value-type="float" office:value="14.869714845295" calcext:value-type="float">
            <text:p>14.8697</text:p>
          </table:table-cell>
          <table:table-cell office:value-type="float" office:value="3.04571599078989" calcext:value-type="float">
            <text:p>3.0457</text:p>
          </table:table-cell>
          <table:table-cell office:value-type="float" office:value="0.808468463895675" calcext:value-type="float">
            <text:p>0.80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2100</text:p>
          </table:table-cell>
          <table:table-cell office:value-type="string" calcext:value-type="string">
            <text:p>BAG2</text:p>
          </table:table-cell>
          <table:table-cell office:value-type="string" calcext:value-type="string">
            <text:p>L</text:p>
          </table:table-cell>
          <table:table-cell office:value-type="float" office:value="4.11270705415861" calcext:value-type="float">
            <text:p>4.1127</text:p>
          </table:table-cell>
          <table:table-cell office:value-type="float" office:value="0.249552480234723" calcext:value-type="float">
            <text:p>0.2496</text:p>
          </table:table-cell>
          <table:table-cell office:value-type="float" office:value="0.0606783991537606" calcext:value-type="float">
            <text:p>0.0607</text:p>
          </table:table-cell>
          <table:table-cell office:value-type="float" office:value="1.20376996998384" calcext:value-type="float">
            <text:p>1.2038</text:p>
          </table:table-cell>
          <table:table-cell office:value-type="float" office:value="15.1695997884402" calcext:value-type="float">
            <text:p>15.1696</text:p>
          </table:table-cell>
          <table:table-cell office:value-type="float" office:value="1.17643403437511" calcext:value-type="float">
            <text:p>1.1764</text:p>
          </table:table-cell>
          <table:table-cell office:value-type="float" office:value="0.829738918412492" calcext:value-type="float">
            <text:p>0.82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10410</text:p>
          </table:table-cell>
          <table:table-cell office:value-type="string" calcext:value-type="string">
            <text:p>SADHU1-1</text:p>
          </table:table-cell>
          <table:table-cell office:value-type="string" calcext:value-type="string">
            <text:p>E</text:p>
          </table:table-cell>
          <table:table-cell office:value-type="float" office:value="75.4142671400669" calcext:value-type="float">
            <text:p>75.4143</text:p>
          </table:table-cell>
          <table:table-cell office:value-type="float" office:value="4.68937264935272" calcext:value-type="float">
            <text:p>4.6894</text:p>
          </table:table-cell>
          <table:table-cell office:value-type="float" office:value="0.0621815052666778" calcext:value-type="float">
            <text:p>0.0622</text:p>
          </table:table-cell>
          <table:table-cell office:value-type="float" office:value="0.478931944358058" calcext:value-type="float">
            <text:p>0.4789</text:p>
          </table:table-cell>
          <table:table-cell office:value-type="float" office:value="15.5453763166695" calcext:value-type="float">
            <text:p>15.5454</text:p>
          </table:table-cell>
          <table:table-cell office:value-type="float" office:value="2.08605083548144" calcext:value-type="float">
            <text:p>2.0861</text:p>
          </table:table-cell>
          <table:table-cell office:value-type="float" office:value="0.886035812769016" calcext:value-type="float">
            <text:p>0.886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27920</text:p>
          </table:table-cell>
          <table:table-cell office:value-type="string" calcext:value-type="string">
            <text:p>L</text:p>
          </table:table-cell>
          <table:table-cell office:value-type="float" office:value="2.09607473917853" calcext:value-type="float">
            <text:p>2.0961</text:p>
          </table:table-cell>
          <table:table-cell office:value-type="float" office:value="0.131130047701989" calcext:value-type="float">
            <text:p>0.1311</text:p>
          </table:table-cell>
          <table:table-cell office:value-type="float" office:value="0.0625598149011519" calcext:value-type="float">
            <text:p>0.0626</text:p>
          </table:table-cell>
          <table:table-cell office:value-type="float" office:value="1.0760479115094" calcext:value-type="float">
            <text:p>1.0760</text:p>
          </table:table-cell>
          <table:table-cell office:value-type="float" office:value="15.639953725288" calcext:value-type="float">
            <text:p>15.6400</text:p>
          </table:table-cell>
          <table:table-cell office:value-type="float" office:value="1.29481926709193" calcext:value-type="float">
            <text:p>1.2948</text:p>
          </table:table-cell>
          <table:table-cell office:value-type="float" office:value="0.830269292200678" calcext:value-type="float">
            <text:p>0.830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3910</text:p>
          </table:table-cell>
          <table:table-cell office:value-type="string" calcext:value-type="string">
            <text:p>L</text:p>
          </table:table-cell>
          <table:table-cell office:value-type="float" office:value="18.3768420668229" calcext:value-type="float">
            <text:p>18.3768</text:p>
          </table:table-cell>
          <table:table-cell office:value-type="float" office:value="1.15021971090139" calcext:value-type="float">
            <text:p>1.1502</text:p>
          </table:table-cell>
          <table:table-cell office:value-type="float" office:value="0.0625907164418616" calcext:value-type="float">
            <text:p>0.0626</text:p>
          </table:table-cell>
          <table:table-cell office:value-type="float" office:value="0.918714592926758" calcext:value-type="float">
            <text:p>0.9187</text:p>
          </table:table-cell>
          <table:table-cell office:value-type="float" office:value="15.6476791104654" calcext:value-type="float">
            <text:p>15.6477</text:p>
          </table:table-cell>
          <table:table-cell office:value-type="float" office:value="1.43467593323941" calcext:value-type="float">
            <text:p>1.4347</text:p>
          </table:table-cell>
          <table:table-cell office:value-type="float" office:value="0.840228220225615" calcext:value-type="float">
            <text:p>0.84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2430</text:p>
          </table:table-cell>
          <table:table-cell office:value-type="string" calcext:value-type="string">
            <text:p>ATHB-6</text:p>
          </table:table-cell>
          <table:table-cell office:value-type="string" calcext:value-type="string">
            <text:p>L</text:p>
          </table:table-cell>
          <table:table-cell office:value-type="float" office:value="68.3068643228148" calcext:value-type="float">
            <text:p>68.3069</text:p>
          </table:table-cell>
          <table:table-cell office:value-type="float" office:value="4.3100543000307" calcext:value-type="float">
            <text:p>4.3101</text:p>
          </table:table-cell>
          <table:table-cell office:value-type="float" office:value="0.0630984066207694" calcext:value-type="float">
            <text:p>0.0631</text:p>
          </table:table-cell>
          <table:table-cell office:value-type="float" office:value="2.54371017240439" calcext:value-type="float">
            <text:p>2.5437</text:p>
          </table:table-cell>
          <table:table-cell office:value-type="float" office:value="15.7746016551924" calcext:value-type="float">
            <text:p>15.7746</text:p>
          </table:table-cell>
          <table:table-cell office:value-type="float" office:value="0.696119794053224" calcext:value-type="float">
            <text:p>0.6961</text:p>
          </table:table-cell>
          <table:table-cell office:value-type="float" office:value="0.887205347804201" calcext:value-type="float">
            <text:p>0.887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55630</text:p>
          </table:table-cell>
          <table:table-cell office:value-type="string" calcext:value-type="string">
            <text:p>L</text:p>
          </table:table-cell>
          <table:table-cell office:value-type="float" office:value="1.20639899920005" calcext:value-type="float">
            <text:p>1.2064</text:p>
          </table:table-cell>
          <table:table-cell office:value-type="float" office:value="0.0850732413454324" calcext:value-type="float">
            <text:p>0.0851</text:p>
          </table:table-cell>
          <table:table-cell office:value-type="float" office:value="0.0705183288462967" calcext:value-type="float">
            <text:p>0.0705</text:p>
          </table:table-cell>
          <table:table-cell office:value-type="float" office:value="3.90400613796372" calcext:value-type="float">
            <text:p>3.9040</text:p>
          </table:table-cell>
          <table:table-cell office:value-type="float" office:value="17.6295822115742" calcext:value-type="float">
            <text:p>17.6296</text:p>
          </table:table-cell>
          <table:table-cell office:value-type="float" office:value="0.537620807886484" calcext:value-type="float">
            <text:p>0.5376</text:p>
          </table:table-cell>
          <table:table-cell office:value-type="float" office:value="0.80726268560132" calcext:value-type="float">
            <text:p>0.80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36180</text:p>
          </table:table-cell>
          <table:table-cell office:value-type="string" calcext:value-type="string">
            <text:p>SCPL1</text:p>
          </table:table-cell>
          <table:table-cell office:value-type="string" calcext:value-type="string">
            <text:p>L</text:p>
          </table:table-cell>
          <table:table-cell office:value-type="float" office:value="2.42721757652436" calcext:value-type="float">
            <text:p>2.4272</text:p>
          </table:table-cell>
          <table:table-cell office:value-type="float" office:value="0.171997064570334" calcext:value-type="float">
            <text:p>0.1720</text:p>
          </table:table-cell>
          <table:table-cell office:value-type="float" office:value="0.0708618239394194" calcext:value-type="float">
            <text:p>0.0709</text:p>
          </table:table-cell>
          <table:table-cell office:value-type="float" office:value="0.750298700601146" calcext:value-type="float">
            <text:p>0.7503</text:p>
          </table:table-cell>
          <table:table-cell office:value-type="float" office:value="17.7154559848548" calcext:value-type="float">
            <text:p>17.7155</text:p>
          </table:table-cell>
          <table:table-cell office:value-type="float" office:value="1.74894224030396" calcext:value-type="float">
            <text:p>1.7489</text:p>
          </table:table-cell>
          <table:table-cell office:value-type="float" office:value="0.829625073795303" calcext:value-type="float">
            <text:p>0.829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0680</text:p>
          </table:table-cell>
          <table:table-cell office:value-type="string" calcext:value-type="string">
            <text:p>L</text:p>
          </table:table-cell>
          <table:table-cell office:value-type="float" office:value="0.767262866572927" calcext:value-type="float">
            <text:p>0.7673</text:p>
          </table:table-cell>
          <table:table-cell office:value-type="float" office:value="0.0568137328740355" calcext:value-type="float">
            <text:p>0.0568</text:p>
          </table:table-cell>
          <table:table-cell office:value-type="float" office:value="0.0740472859423015" calcext:value-type="float">
            <text:p>0.0740</text:p>
          </table:table-cell>
          <table:table-cell office:value-type="float" office:value="1.05963594817553" calcext:value-type="float">
            <text:p>1.0596</text:p>
          </table:table-cell>
          <table:table-cell office:value-type="float" office:value="18.5118214855754" calcext:value-type="float">
            <text:p>18.5118</text:p>
          </table:table-cell>
          <table:table-cell office:value-type="float" office:value="1.45785599205471" calcext:value-type="float">
            <text:p>1.4579</text:p>
          </table:table-cell>
          <table:table-cell office:value-type="float" office:value="0.842209749141345" calcext:value-type="float">
            <text:p>0.84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8860</text:p>
          </table:table-cell>
          <table:table-cell office:value-type="string" calcext:value-type="string">
            <text:p>NSH3</text:p>
          </table:table-cell>
          <table:table-cell office:value-type="string" calcext:value-type="string">
            <text:p>L</text:p>
          </table:table-cell>
          <table:table-cell office:value-type="float" office:value="1.83707401849634" calcext:value-type="float">
            <text:p>1.8371</text:p>
          </table:table-cell>
          <table:table-cell office:value-type="float" office:value="0.136167523845655" calcext:value-type="float">
            <text:p>0.1362</text:p>
          </table:table-cell>
          <table:table-cell office:value-type="float" office:value="0.0741219583286628" calcext:value-type="float">
            <text:p>0.0741</text:p>
          </table:table-cell>
          <table:table-cell office:value-type="float" office:value="2.79954165822858" calcext:value-type="float">
            <text:p>2.7995</text:p>
          </table:table-cell>
          <table:table-cell office:value-type="float" office:value="18.5304895821657" calcext:value-type="float">
            <text:p>18.5305</text:p>
          </table:table-cell>
          <table:table-cell office:value-type="float" office:value="0.732843601236621" calcext:value-type="float">
            <text:p>0.7328</text:p>
          </table:table-cell>
          <table:table-cell office:value-type="float" office:value="0.827404871196802" calcext:value-type="float">
            <text:p>0.82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9410</text:p>
          </table:table-cell>
          <table:table-cell office:value-type="string" calcext:value-type="string">
            <text:p>OCT5</text:p>
          </table:table-cell>
          <table:table-cell office:value-type="string" calcext:value-type="string">
            <text:p>E</text:p>
          </table:table-cell>
          <table:table-cell office:value-type="float" office:value="1.41576298485755" calcext:value-type="float">
            <text:p>1.4158</text:p>
          </table:table-cell>
          <table:table-cell office:value-type="float" office:value="0.10808385977805" calcext:value-type="float">
            <text:p>0.1081</text:p>
          </table:table-cell>
          <table:table-cell office:value-type="float" office:value="0.0763431880435304" calcext:value-type="float">
            <text:p>0.0763</text:p>
          </table:table-cell>
          <table:table-cell office:value-type="float" office:value="1.11037272795523" calcext:value-type="float">
            <text:p>1.1104</text:p>
          </table:table-cell>
          <table:table-cell office:value-type="float" office:value="19.0857970108826" calcext:value-type="float">
            <text:p>19.0858</text:p>
          </table:table-cell>
          <table:table-cell office:value-type="float" office:value="1.44300398465568" calcext:value-type="float">
            <text:p>1.4430</text:p>
          </table:table-cell>
          <table:table-cell office:value-type="float" office:value="0.858807264095905" calcext:value-type="float">
            <text:p>0.8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5680</text:p>
          </table:table-cell>
          <table:table-cell office:value-type="string" calcext:value-type="string">
            <text:p>TCP9</text:p>
          </table:table-cell>
          <table:table-cell office:value-type="string" calcext:value-type="string">
            <text:p>E</text:p>
          </table:table-cell>
          <table:table-cell office:value-type="float" office:value="2.82364005665398" calcext:value-type="float">
            <text:p>2.8236</text:p>
          </table:table-cell>
          <table:table-cell office:value-type="float" office:value="0.2216944558823" calcext:value-type="float">
            <text:p>0.2217</text:p>
          </table:table-cell>
          <table:table-cell office:value-type="float" office:value="0.0785137097626417" calcext:value-type="float">
            <text:p>0.0785</text:p>
          </table:table-cell>
          <table:table-cell office:value-type="float" office:value="1.08068579267156" calcext:value-type="float">
            <text:p>1.0807</text:p>
          </table:table-cell>
          <table:table-cell office:value-type="float" office:value="19.6284274406604" calcext:value-type="float">
            <text:p>19.6284</text:p>
          </table:table-cell>
          <table:table-cell office:value-type="float" office:value="1.49379776966481" calcext:value-type="float">
            <text:p>1.4938</text:p>
          </table:table-cell>
          <table:table-cell office:value-type="float" office:value="0.861418659243405" calcext:value-type="float">
            <text:p>0.86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2030</text:p>
          </table:table-cell>
          <table:table-cell office:value-type="string" calcext:value-type="string">
            <text:p>BASS5</text:p>
          </table:table-cell>
          <table:table-cell office:value-type="string" calcext:value-type="string">
            <text:p>E</text:p>
          </table:table-cell>
          <table:table-cell office:value-type="float" office:value="14.9270767884124" calcext:value-type="float">
            <text:p>14.9271</text:p>
          </table:table-cell>
          <table:table-cell office:value-type="float" office:value="1.23221164239422" calcext:value-type="float">
            <text:p>1.2322</text:p>
          </table:table-cell>
          <table:table-cell office:value-type="float" office:value="0.082548757527044" calcext:value-type="float">
            <text:p>0.0825</text:p>
          </table:table-cell>
          <table:table-cell office:value-type="float" office:value="2.20186490823396" calcext:value-type="float">
            <text:p>2.2019</text:p>
          </table:table-cell>
          <table:table-cell office:value-type="float" office:value="20.637189381761" calcext:value-type="float">
            <text:p>20.6372</text:p>
          </table:table-cell>
          <table:table-cell office:value-type="float" office:value="0.954017264664973" calcext:value-type="float">
            <text:p>0.9540</text:p>
          </table:table-cell>
          <table:table-cell office:value-type="float" office:value="0.814433432969382" calcext:value-type="float">
            <text:p>0.81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5560</text:p>
          </table:table-cell>
          <table:table-cell office:value-type="string" calcext:value-type="string">
            <text:p>WNK11</text:p>
          </table:table-cell>
          <table:table-cell office:value-type="string" calcext:value-type="string">
            <text:p>E</text:p>
          </table:table-cell>
          <table:table-cell office:value-type="float" office:value="0.950988693872795" calcext:value-type="float">
            <text:p>0.9510</text:p>
          </table:table-cell>
          <table:table-cell office:value-type="float" office:value="0.0804592286144014" calcext:value-type="float">
            <text:p>0.0805</text:p>
          </table:table-cell>
          <table:table-cell office:value-type="float" office:value="0.0846058729539046" calcext:value-type="float">
            <text:p>0.0846</text:p>
          </table:table-cell>
          <table:table-cell office:value-type="float" office:value="1.34184267647445" calcext:value-type="float">
            <text:p>1.3418</text:p>
          </table:table-cell>
          <table:table-cell office:value-type="float" office:value="21.1514682384762" calcext:value-type="float">
            <text:p>21.1515</text:p>
          </table:table-cell>
          <table:table-cell office:value-type="float" office:value="1.36530068825423" calcext:value-type="float">
            <text:p>1.3653</text:p>
          </table:table-cell>
          <table:table-cell office:value-type="float" office:value="0.816064509491116" calcext:value-type="float">
            <text:p>0.816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60200</text:p>
          </table:table-cell>
          <table:table-cell office:value-type="string" calcext:value-type="string">
            <text:p>L</text:p>
          </table:table-cell>
          <table:table-cell office:value-type="float" office:value="2.82864118976943" calcext:value-type="float">
            <text:p>2.8286</text:p>
          </table:table-cell>
          <table:table-cell office:value-type="float" office:value="0.247631740528049" calcext:value-type="float">
            <text:p>0.2476</text:p>
          </table:table-cell>
          <table:table-cell office:value-type="float" office:value="0.0875444158218718" calcext:value-type="float">
            <text:p>0.0875</text:p>
          </table:table-cell>
          <table:table-cell office:value-type="float" office:value="2.83991484425622" calcext:value-type="float">
            <text:p>2.8399</text:p>
          </table:table-cell>
          <table:table-cell office:value-type="float" office:value="21.8861039554679" calcext:value-type="float">
            <text:p>21.8861</text:p>
          </table:table-cell>
          <table:table-cell office:value-type="float" office:value="0.82428767938117" calcext:value-type="float">
            <text:p>0.8243</text:p>
          </table:table-cell>
          <table:table-cell office:value-type="float" office:value="0.834251197618109" calcext:value-type="float">
            <text:p>0.834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50410</text:p>
          </table:table-cell>
          <table:table-cell office:value-type="string" calcext:value-type="string">
            <text:p>E</text:p>
          </table:table-cell>
          <table:table-cell office:value-type="float" office:value="1.49976587058877" calcext:value-type="float">
            <text:p>1.4998</text:p>
          </table:table-cell>
          <table:table-cell office:value-type="float" office:value="0.132251227370923" calcext:value-type="float">
            <text:p>0.1323</text:p>
          </table:table-cell>
          <table:table-cell office:value-type="float" office:value="0.088181248796524" calcext:value-type="float">
            <text:p>0.0882</text:p>
          </table:table-cell>
          <table:table-cell office:value-type="float" office:value="4.73625943989172" calcext:value-type="float">
            <text:p>4.7363</text:p>
          </table:table-cell>
          <table:table-cell office:value-type="float" office:value="22.045312199131" calcext:value-type="float">
            <text:p>22.0453</text:p>
          </table:table-cell>
          <table:table-cell office:value-type="float" office:value="0.551351906506499" calcext:value-type="float">
            <text:p>0.5514</text:p>
          </table:table-cell>
          <table:table-cell office:value-type="float" office:value="0.830391157870639" calcext:value-type="float">
            <text:p>0.83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3760</text:p>
          </table:table-cell>
          <table:table-cell office:value-type="string" calcext:value-type="string">
            <text:p>JP630</text:p>
          </table:table-cell>
          <table:table-cell office:value-type="string" calcext:value-type="string">
            <text:p>L</text:p>
          </table:table-cell>
          <table:table-cell office:value-type="float" office:value="0.824950463374693" calcext:value-type="float">
            <text:p>0.8250</text:p>
          </table:table-cell>
          <table:table-cell office:value-type="float" office:value="0.0755994032928413" calcext:value-type="float">
            <text:p>0.0756</text:p>
          </table:table-cell>
          <table:table-cell office:value-type="float" office:value="0.091641142891878" calcext:value-type="float">
            <text:p>0.0916</text:p>
          </table:table-cell>
          <table:table-cell office:value-type="float" office:value="1.48456674212129" calcext:value-type="float">
            <text:p>1.4846</text:p>
          </table:table-cell>
          <table:table-cell office:value-type="float" office:value="22.9102857229695" calcext:value-type="float">
            <text:p>22.9103</text:p>
          </table:table-cell>
          <table:table-cell office:value-type="float" office:value="1.3466621838656" calcext:value-type="float">
            <text:p>1.3467</text:p>
          </table:table-cell>
          <table:table-cell office:value-type="float" office:value="0.825958951330691" calcext:value-type="float">
            <text:p>0.826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4300</text:p>
          </table:table-cell>
          <table:table-cell office:value-type="string" calcext:value-type="string">
            <text:p>E</text:p>
          </table:table-cell>
          <table:table-cell office:value-type="float" office:value="1.37674839800339" calcext:value-type="float">
            <text:p>1.3767</text:p>
          </table:table-cell>
          <table:table-cell office:value-type="float" office:value="0.134370709803982" calcext:value-type="float">
            <text:p>0.1344</text:p>
          </table:table-cell>
          <table:table-cell office:value-type="float" office:value="0.097600048054424" calcext:value-type="float">
            <text:p>0.0976</text:p>
          </table:table-cell>
          <table:table-cell office:value-type="float" office:value="0.700825047560426" calcext:value-type="float">
            <text:p>0.7008</text:p>
          </table:table-cell>
          <table:table-cell office:value-type="float" office:value="24.400012013606" calcext:value-type="float">
            <text:p>24.4000</text:p>
          </table:table-cell>
          <table:table-cell office:value-type="float" office:value="2.1640178920008" calcext:value-type="float">
            <text:p>2.1640</text:p>
          </table:table-cell>
          <table:table-cell office:value-type="float" office:value="0.826699323863541" calcext:value-type="float">
            <text:p>0.826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03420</text:p>
          </table:table-cell>
          <table:table-cell office:value-type="string" calcext:value-type="string">
            <text:p>L</text:p>
          </table:table-cell>
          <table:table-cell office:value-type="float" office:value="11.3461394600735" calcext:value-type="float">
            <text:p>11.3461</text:p>
          </table:table-cell>
          <table:table-cell office:value-type="float" office:value="1.12048829520188" calcext:value-type="float">
            <text:p>1.1205</text:p>
          </table:table-cell>
          <table:table-cell office:value-type="float" office:value="0.0987550258081012" calcext:value-type="float">
            <text:p>0.0988</text:p>
          </table:table-cell>
          <table:table-cell office:value-type="float" office:value="0.184511875101071" calcext:value-type="float">
            <text:p>0.1845</text:p>
          </table:table-cell>
          <table:table-cell office:value-type="float" office:value="24.6887564520253" calcext:value-type="float">
            <text:p>24.6888</text:p>
          </table:table-cell>
          <table:table-cell office:value-type="float" office:value="3.84604981720104" calcext:value-type="float">
            <text:p>3.8460</text:p>
          </table:table-cell>
          <table:table-cell office:value-type="float" office:value="0.905686311427378" calcext:value-type="float">
            <text:p>0.905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7565</text:p>
          </table:table-cell>
          <table:table-cell office:value-type="string" calcext:value-type="string">
            <text:p>L</text:p>
          </table:table-cell>
          <table:table-cell office:value-type="float" office:value="0.739447296391622" calcext:value-type="float">
            <text:p>0.7394</text:p>
          </table:table-cell>
          <table:table-cell office:value-type="float" office:value="0.0737482735883832" calcext:value-type="float">
            <text:p>0.0737</text:p>
          </table:table-cell>
          <table:table-cell office:value-type="float" office:value="0.0997343204150753" calcext:value-type="float">
            <text:p>0.0997</text:p>
          </table:table-cell>
          <table:table-cell office:value-type="float" office:value="0.988260687226818" calcext:value-type="float">
            <text:p>0.9883</text:p>
          </table:table-cell>
          <table:table-cell office:value-type="float" office:value="24.9335801037688" calcext:value-type="float">
            <text:p>24.9336</text:p>
          </table:table-cell>
          <table:table-cell office:value-type="float" office:value="1.81679465273481" calcext:value-type="float">
            <text:p>1.8168</text:p>
          </table:table-cell>
          <table:table-cell office:value-type="float" office:value="0.824370331868242" calcext:value-type="float">
            <text:p>0.82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6000</text:p>
          </table:table-cell>
          <table:table-cell office:value-type="string" calcext:value-type="string">
            <text:p>UGT89C1</text:p>
          </table:table-cell>
          <table:table-cell office:value-type="string" calcext:value-type="string">
            <text:p>L</text:p>
          </table:table-cell>
          <table:table-cell office:value-type="float" office:value="5.96829953023901" calcext:value-type="float">
            <text:p>5.9683</text:p>
          </table:table-cell>
          <table:table-cell office:value-type="float" office:value="0.598170971072839" calcext:value-type="float">
            <text:p>0.5982</text:p>
          </table:table-cell>
          <table:table-cell office:value-type="float" office:value="0.100224690138647" calcext:value-type="float">
            <text:p>0.1002</text:p>
          </table:table-cell>
          <table:table-cell office:value-type="float" office:value="4.99999849117919" calcext:value-type="float">
            <text:p>5.0000</text:p>
          </table:table-cell>
          <table:table-cell office:value-type="float" office:value="25.0561725346619" calcext:value-type="float">
            <text:p>25.0562</text:p>
          </table:table-cell>
          <table:table-cell office:value-type="float" office:value="0.586042772779605" calcext:value-type="float">
            <text:p>0.5860</text:p>
          </table:table-cell>
          <table:table-cell office:value-type="float" office:value="0.841395129569843" calcext:value-type="float">
            <text:p>0.84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7050</text:p>
          </table:table-cell>
          <table:table-cell office:value-type="string" calcext:value-type="string">
            <text:p>ABI2</text:p>
          </table:table-cell>
          <table:table-cell office:value-type="string" calcext:value-type="string">
            <text:p>L</text:p>
          </table:table-cell>
          <table:table-cell office:value-type="float" office:value="1.18240629104448" calcext:value-type="float">
            <text:p>1.1824</text:p>
          </table:table-cell>
          <table:table-cell office:value-type="float" office:value="0.124795467396055" calcext:value-type="float">
            <text:p>0.1248</text:p>
          </table:table-cell>
          <table:table-cell office:value-type="float" office:value="0.105543642943422" calcext:value-type="float">
            <text:p>0.1055</text:p>
          </table:table-cell>
          <table:table-cell office:value-type="float" office:value="0.758228979929842" calcext:value-type="float">
            <text:p>0.7582</text:p>
          </table:table-cell>
          <table:table-cell office:value-type="float" office:value="26.3859107358555" calcext:value-type="float">
            <text:p>26.3859</text:p>
          </table:table-cell>
          <table:table-cell office:value-type="float" office:value="2.16347929022091" calcext:value-type="float">
            <text:p>2.1635</text:p>
          </table:table-cell>
          <table:table-cell office:value-type="float" office:value="0.872762444193905" calcext:value-type="float">
            <text:p>0.87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39660</text:p>
          </table:table-cell>
          <table:table-cell office:value-type="string" calcext:value-type="string">
            <text:p>CDF2</text:p>
          </table:table-cell>
          <table:table-cell office:value-type="string" calcext:value-type="string">
            <text:p>L</text:p>
          </table:table-cell>
          <table:table-cell office:value-type="float" office:value="2.3405566108851" calcext:value-type="float">
            <text:p>2.3406</text:p>
          </table:table-cell>
          <table:table-cell office:value-type="float" office:value="0.255714952742489" calcext:value-type="float">
            <text:p>0.2557</text:p>
          </table:table-cell>
          <table:table-cell office:value-type="float" office:value="0.109253906337172" calcext:value-type="float">
            <text:p>0.1093</text:p>
          </table:table-cell>
          <table:table-cell office:value-type="float" office:value="3.96696096647603" calcext:value-type="float">
            <text:p>3.9670</text:p>
          </table:table-cell>
          <table:table-cell office:value-type="float" office:value="27.3134765842929" calcext:value-type="float">
            <text:p>27.3135</text:p>
          </table:table-cell>
          <table:table-cell office:value-type="float" office:value="0.755762647889512" calcext:value-type="float">
            <text:p>0.7558</text:p>
          </table:table-cell>
          <table:table-cell office:value-type="float" office:value="0.847951876637711" calcext:value-type="float">
            <text:p>0.84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59870</text:p>
          </table:table-cell>
          <table:table-cell office:value-type="string" calcext:value-type="string">
            <text:p>ABCG36</text:p>
          </table:table-cell>
          <table:table-cell office:value-type="string" calcext:value-type="string">
            <text:p>E</text:p>
          </table:table-cell>
          <table:table-cell office:value-type="float" office:value="27.5231562660603" calcext:value-type="float">
            <text:p>27.5232</text:p>
          </table:table-cell>
          <table:table-cell office:value-type="float" office:value="3.06483894359238" calcext:value-type="float">
            <text:p>3.0648</text:p>
          </table:table-cell>
          <table:table-cell office:value-type="float" office:value="0.111354922886215" calcext:value-type="float">
            <text:p>0.1114</text:p>
          </table:table-cell>
          <table:table-cell office:value-type="float" office:value="1.95950074433992" calcext:value-type="float">
            <text:p>1.9595</text:p>
          </table:table-cell>
          <table:table-cell office:value-type="float" office:value="27.8387307215537" calcext:value-type="float">
            <text:p>27.8387</text:p>
          </table:table-cell>
          <table:table-cell office:value-type="float" office:value="1.2754274480536" calcext:value-type="float">
            <text:p>1.2754</text:p>
          </table:table-cell>
          <table:table-cell office:value-type="float" office:value="0.813576771242931" calcext:value-type="float">
            <text:p>0.81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0740</text:p>
          </table:table-cell>
          <table:table-cell office:value-type="string" calcext:value-type="string">
            <text:p>UGT72E1</text:p>
          </table:table-cell>
          <table:table-cell office:value-type="string" calcext:value-type="string">
            <text:p>L</text:p>
          </table:table-cell>
          <table:table-cell office:value-type="float" office:value="25.5647190723666" calcext:value-type="float">
            <text:p>25.5647</text:p>
          </table:table-cell>
          <table:table-cell office:value-type="float" office:value="2.92425085402726" calcext:value-type="float">
            <text:p>2.9243</text:p>
          </table:table-cell>
          <table:table-cell office:value-type="float" office:value="0.114386191600601" calcext:value-type="float">
            <text:p>0.1144</text:p>
          </table:table-cell>
          <table:table-cell office:value-type="float" office:value="4.9999985477486" calcext:value-type="float">
            <text:p>5.0000</text:p>
          </table:table-cell>
          <table:table-cell office:value-type="float" office:value="28.5965479001502" calcext:value-type="float">
            <text:p>28.5965</text:p>
          </table:table-cell>
          <table:table-cell office:value-type="float" office:value="0.652538005722086" calcext:value-type="float">
            <text:p>0.6525</text:p>
          </table:table-cell>
          <table:table-cell office:value-type="float" office:value="0.853508682183239" calcext:value-type="float">
            <text:p>0.85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8430</text:p>
          </table:table-cell>
          <table:table-cell office:value-type="string" calcext:value-type="string">
            <text:p>RABA1E</text:p>
          </table:table-cell>
          <table:table-cell office:value-type="string" calcext:value-type="string">
            <text:p>L</text:p>
          </table:table-cell>
          <table:table-cell office:value-type="float" office:value="4.29246498991335" calcext:value-type="float">
            <text:p>4.2925</text:p>
          </table:table-cell>
          <table:table-cell office:value-type="float" office:value="0.495593009249839" calcext:value-type="float">
            <text:p>0.4956</text:p>
          </table:table-cell>
          <table:table-cell office:value-type="float" office:value="0.115456505857219" calcext:value-type="float">
            <text:p>0.1155</text:p>
          </table:table-cell>
          <table:table-cell office:value-type="float" office:value="1.69003760034946" calcext:value-type="float">
            <text:p>1.6900</text:p>
          </table:table-cell>
          <table:table-cell office:value-type="float" office:value="28.8641264643048" calcext:value-type="float">
            <text:p>28.8641</text:p>
          </table:table-cell>
          <table:table-cell office:value-type="float" office:value="1.43717365207707" calcext:value-type="float">
            <text:p>1.4372</text:p>
          </table:table-cell>
          <table:table-cell office:value-type="float" office:value="0.87974019279637" calcext:value-type="float">
            <text:p>0.87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7460</text:p>
          </table:table-cell>
          <table:table-cell office:value-type="string" calcext:value-type="string">
            <text:p>MRSA2</text:p>
          </table:table-cell>
          <table:table-cell office:value-type="string" calcext:value-type="string">
            <text:p>L</text:p>
          </table:table-cell>
          <table:table-cell office:value-type="float" office:value="22.4322841117217" calcext:value-type="float">
            <text:p>22.4323</text:p>
          </table:table-cell>
          <table:table-cell office:value-type="float" office:value="2.68755588382141" calcext:value-type="float">
            <text:p>2.6876</text:p>
          </table:table-cell>
          <table:table-cell office:value-type="float" office:value="0.119807500227633" calcext:value-type="float">
            <text:p>0.1198</text:p>
          </table:table-cell>
          <table:table-cell office:value-type="float" office:value="3.01274388317691" calcext:value-type="float">
            <text:p>3.0127</text:p>
          </table:table-cell>
          <table:table-cell office:value-type="float" office:value="29.9518750569081" calcext:value-type="float">
            <text:p>29.9519</text:p>
          </table:table-cell>
          <table:table-cell office:value-type="float" office:value="0.995790304255209" calcext:value-type="float">
            <text:p>0.9958</text:p>
          </table:table-cell>
          <table:table-cell office:value-type="float" office:value="0.848670273067133" calcext:value-type="float">
            <text:p>0.84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1850</text:p>
          </table:table-cell>
          <table:table-cell office:value-type="string" calcext:value-type="string">
            <text:p>PLDGAMMA1</text:p>
          </table:table-cell>
          <table:table-cell office:value-type="string" calcext:value-type="string">
            <text:p>L</text:p>
          </table:table-cell>
          <table:table-cell office:value-type="float" office:value="4.62845884656073" calcext:value-type="float">
            <text:p>4.6285</text:p>
          </table:table-cell>
          <table:table-cell office:value-type="float" office:value="0.55784942086176" calcext:value-type="float">
            <text:p>0.5578</text:p>
          </table:table-cell>
          <table:table-cell office:value-type="float" office:value="0.120525954611497" calcext:value-type="float">
            <text:p>0.1205</text:p>
          </table:table-cell>
          <table:table-cell office:value-type="float" office:value="4.59625739165687" calcext:value-type="float">
            <text:p>4.5963</text:p>
          </table:table-cell>
          <table:table-cell office:value-type="float" office:value="30.1314886528742" calcext:value-type="float">
            <text:p>30.1315</text:p>
          </table:table-cell>
          <table:table-cell office:value-type="float" office:value="0.727324296653692" calcext:value-type="float">
            <text:p>0.7273</text:p>
          </table:table-cell>
          <table:table-cell office:value-type="float" office:value="0.828175486127426" calcext:value-type="float">
            <text:p>0.828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6800</text:p>
          </table:table-cell>
          <table:table-cell office:value-type="string" calcext:value-type="string">
            <text:p>L</text:p>
          </table:table-cell>
          <table:table-cell office:value-type="float" office:value="2.59931954113135" calcext:value-type="float">
            <text:p>2.5993</text:p>
          </table:table-cell>
          <table:table-cell office:value-type="float" office:value="0.316859181880483" calcext:value-type="float">
            <text:p>0.3169</text:p>
          </table:table-cell>
          <table:table-cell office:value-type="float" office:value="0.121900819374662" calcext:value-type="float">
            <text:p>0.1219</text:p>
          </table:table-cell>
          <table:table-cell office:value-type="float" office:value="2.79104067212527" calcext:value-type="float">
            <text:p>2.7910</text:p>
          </table:table-cell>
          <table:table-cell office:value-type="float" office:value="30.4752048436656" calcext:value-type="float">
            <text:p>30.4752</text:p>
          </table:table-cell>
          <table:table-cell office:value-type="float" office:value="1.06480972991544" calcext:value-type="float">
            <text:p>1.0648</text:p>
          </table:table-cell>
          <table:table-cell office:value-type="float" office:value="0.808853094492374" calcext:value-type="float">
            <text:p>0.80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7680</text:p>
          </table:table-cell>
          <table:table-cell office:value-type="string" calcext:value-type="string">
            <text:p>ANAC080</text:p>
          </table:table-cell>
          <table:table-cell office:value-type="string" calcext:value-type="string">
            <text:p>E</text:p>
          </table:table-cell>
          <table:table-cell office:value-type="float" office:value="1.8087355428081" calcext:value-type="float">
            <text:p>1.8087</text:p>
          </table:table-cell>
          <table:table-cell office:value-type="float" office:value="0.223617910855569" calcext:value-type="float">
            <text:p>0.2236</text:p>
          </table:table-cell>
          <table:table-cell office:value-type="float" office:value="0.123632175938998" calcext:value-type="float">
            <text:p>0.1236</text:p>
          </table:table-cell>
          <table:table-cell office:value-type="float" office:value="0.667316088750222" calcext:value-type="float">
            <text:p>0.6673</text:p>
          </table:table-cell>
          <table:table-cell office:value-type="float" office:value="30.9080439847494" calcext:value-type="float">
            <text:p>30.9080</text:p>
          </table:table-cell>
          <table:table-cell office:value-type="float" office:value="2.49356912878508" calcext:value-type="float">
            <text:p>2.4936</text:p>
          </table:table-cell>
          <table:table-cell office:value-type="float" office:value="0.840001534620442" calcext:value-type="float">
            <text:p>0.84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16720</text:p>
          </table:table-cell>
          <table:table-cell office:value-type="string" calcext:value-type="string">
            <text:p>MYB7</text:p>
          </table:table-cell>
          <table:table-cell office:value-type="string" calcext:value-type="string">
            <text:p>L</text:p>
          </table:table-cell>
          <table:table-cell office:value-type="float" office:value="7.48277737579408" calcext:value-type="float">
            <text:p>7.4828</text:p>
          </table:table-cell>
          <table:table-cell office:value-type="float" office:value="1.01189432918608" calcext:value-type="float">
            <text:p>1.0119</text:p>
          </table:table-cell>
          <table:table-cell office:value-type="float" office:value="0.13522977877966" calcext:value-type="float">
            <text:p>0.1352</text:p>
          </table:table-cell>
          <table:table-cell office:value-type="float" office:value="1.28817651763679" calcext:value-type="float">
            <text:p>1.2882</text:p>
          </table:table-cell>
          <table:table-cell office:value-type="float" office:value="33.8074446949149" calcext:value-type="float">
            <text:p>33.8074</text:p>
          </table:table-cell>
          <table:table-cell office:value-type="float" office:value="1.85775887566986" calcext:value-type="float">
            <text:p>1.8578</text:p>
          </table:table-cell>
          <table:table-cell office:value-type="float" office:value="0.905611845719793" calcext:value-type="float">
            <text:p>0.905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6560</text:p>
          </table:table-cell>
          <table:table-cell office:value-type="string" calcext:value-type="string">
            <text:p>L</text:p>
          </table:table-cell>
          <table:table-cell office:value-type="float" office:value="6.57447267181939" calcext:value-type="float">
            <text:p>6.5745</text:p>
          </table:table-cell>
          <table:table-cell office:value-type="float" office:value="0.893911577468989" calcext:value-type="float">
            <text:p>0.8939</text:p>
          </table:table-cell>
          <table:table-cell office:value-type="float" office:value="0.135967038284397" calcext:value-type="float">
            <text:p>0.1360</text:p>
          </table:table-cell>
          <table:table-cell office:value-type="float" office:value="1.16562871466126" calcext:value-type="float">
            <text:p>1.1656</text:p>
          </table:table-cell>
          <table:table-cell office:value-type="float" office:value="33.9917595710993" calcext:value-type="float">
            <text:p>33.9918</text:p>
          </table:table-cell>
          <table:table-cell office:value-type="float" office:value="1.96944480553466" calcext:value-type="float">
            <text:p>1.9694</text:p>
          </table:table-cell>
          <table:table-cell office:value-type="float" office:value="0.883877996637855" calcext:value-type="float">
            <text:p>0.88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3650</text:p>
          </table:table-cell>
          <table:table-cell office:value-type="string" calcext:value-type="string">
            <text:p>DIR7</text:p>
          </table:table-cell>
          <table:table-cell office:value-type="string" calcext:value-type="string">
            <text:p>L</text:p>
          </table:table-cell>
          <table:table-cell office:value-type="float" office:value="11.6523679370173" calcext:value-type="float">
            <text:p>11.6524</text:p>
          </table:table-cell>
          <table:table-cell office:value-type="float" office:value="1.61871199358371" calcext:value-type="float">
            <text:p>1.6187</text:p>
          </table:table-cell>
          <table:table-cell office:value-type="float" office:value="0.138916999731992" calcext:value-type="float">
            <text:p>0.1389</text:p>
          </table:table-cell>
          <table:table-cell office:value-type="float" office:value="0.557423346141496" calcext:value-type="float">
            <text:p>0.5574</text:p>
          </table:table-cell>
          <table:table-cell office:value-type="float" office:value="34.7292499329981" calcext:value-type="float">
            <text:p>34.7292</text:p>
          </table:table-cell>
          <table:table-cell office:value-type="float" office:value="2.85405920287026" calcext:value-type="float">
            <text:p>2.8541</text:p>
          </table:table-cell>
          <table:table-cell office:value-type="float" office:value="0.852310013340082" calcext:value-type="float">
            <text:p>0.852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4585</text:p>
          </table:table-cell>
          <table:table-cell office:value-type="string" calcext:value-type="string">
            <text:p>L</text:p>
          </table:table-cell>
          <table:table-cell office:value-type="float" office:value="18.0856584885946" calcext:value-type="float">
            <text:p>18.0857</text:p>
          </table:table-cell>
          <table:table-cell office:value-type="float" office:value="2.51673111618203" calcext:value-type="float">
            <text:p>2.5167</text:p>
          </table:table-cell>
          <table:table-cell office:value-type="float" office:value="0.139156178237533" calcext:value-type="float">
            <text:p>0.1392</text:p>
          </table:table-cell>
          <table:table-cell office:value-type="float" office:value="0.606917805904676" calcext:value-type="float">
            <text:p>0.6069</text:p>
          </table:table-cell>
          <table:table-cell office:value-type="float" office:value="34.7890445593834" calcext:value-type="float">
            <text:p>34.7890</text:p>
          </table:table-cell>
          <table:table-cell office:value-type="float" office:value="2.75105339398095" calcext:value-type="float">
            <text:p>2.7511</text:p>
          </table:table-cell>
          <table:table-cell office:value-type="float" office:value="0.803620200160469" calcext:value-type="float">
            <text:p>0.803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4340</text:p>
          </table:table-cell>
          <table:table-cell office:value-type="string" calcext:value-type="string">
            <text:p>L</text:p>
          </table:table-cell>
          <table:table-cell office:value-type="float" office:value="4.28458097774382" calcext:value-type="float">
            <text:p>4.2846</text:p>
          </table:table-cell>
          <table:table-cell office:value-type="float" office:value="0.728971626039537" calcext:value-type="float">
            <text:p>0.7290</text:p>
          </table:table-cell>
          <table:table-cell office:value-type="float" office:value="0.170138370549224" calcext:value-type="float">
            <text:p>0.1701</text:p>
          </table:table-cell>
          <table:table-cell office:value-type="float" office:value="0.0276647112014592" calcext:value-type="float">
            <text:p>0.0277</text:p>
          </table:table-cell>
          <table:table-cell office:value-type="float" office:value="42.5345926373061" calcext:value-type="float">
            <text:p>42.5346</text:p>
          </table:table-cell>
          <table:table-cell office:value-type="float" office:value="7.27379894097943" calcext:value-type="float">
            <text:p>7.2738</text:p>
          </table:table-cell>
          <table:table-cell office:value-type="float" office:value="0.975614442632912" calcext:value-type="float">
            <text:p>0.97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61890</text:p>
          </table:table-cell>
          <table:table-cell office:value-type="string" calcext:value-type="string">
            <text:p>ATHB-12</text:p>
          </table:table-cell>
          <table:table-cell office:value-type="string" calcext:value-type="string">
            <text:p>L</text:p>
          </table:table-cell>
          <table:table-cell office:value-type="float" office:value="6.61444418611986" calcext:value-type="float">
            <text:p>6.6144</text:p>
          </table:table-cell>
          <table:table-cell office:value-type="float" office:value="1.17309849206744" calcext:value-type="float">
            <text:p>1.1731</text:p>
          </table:table-cell>
          <table:table-cell office:value-type="float" office:value="0.177354054106185" calcext:value-type="float">
            <text:p>0.1774</text:p>
          </table:table-cell>
          <table:table-cell office:value-type="float" office:value="1.04546562972466" calcext:value-type="float">
            <text:p>1.0455</text:p>
          </table:table-cell>
          <table:table-cell office:value-type="float" office:value="44.3385135265463" calcext:value-type="float">
            <text:p>44.3385</text:p>
          </table:table-cell>
          <table:table-cell office:value-type="float" office:value="2.3898504337013" calcext:value-type="float">
            <text:p>2.3899</text:p>
          </table:table-cell>
          <table:table-cell office:value-type="float" office:value="0.922168988726072" calcext:value-type="float">
            <text:p>0.92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7390</text:p>
          </table:table-cell>
          <table:table-cell office:value-type="string" calcext:value-type="string">
            <text:p>YDK1</text:p>
          </table:table-cell>
          <table:table-cell office:value-type="string" calcext:value-type="string">
            <text:p>L</text:p>
          </table:table-cell>
          <table:table-cell office:value-type="float" office:value="1.02034266302743" calcext:value-type="float">
            <text:p>1.0203</text:p>
          </table:table-cell>
          <table:table-cell office:value-type="float" office:value="0.18367750676753" calcext:value-type="float">
            <text:p>0.1837</text:p>
          </table:table-cell>
          <table:table-cell office:value-type="float" office:value="0.18001551186985" calcext:value-type="float">
            <text:p>0.1800</text:p>
          </table:table-cell>
          <table:table-cell office:value-type="float" office:value="1.47150429035624" calcext:value-type="float">
            <text:p>1.4715</text:p>
          </table:table-cell>
          <table:table-cell office:value-type="float" office:value="45.0038779674626" calcext:value-type="float">
            <text:p>45.0039</text:p>
          </table:table-cell>
          <table:table-cell office:value-type="float" office:value="2.02089634736985" calcext:value-type="float">
            <text:p>2.0209</text:p>
          </table:table-cell>
          <table:table-cell office:value-type="float" office:value="0.853261265582855" calcext:value-type="float">
            <text:p>0.85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04430</text:p>
          </table:table-cell>
          <table:table-cell office:value-type="string" calcext:value-type="string">
            <text:p>NUDT5</text:p>
          </table:table-cell>
          <table:table-cell office:value-type="string" calcext:value-type="string">
            <text:p>L</text:p>
          </table:table-cell>
          <table:table-cell office:value-type="float" office:value="1.63263242960064" calcext:value-type="float">
            <text:p>1.6326</text:p>
          </table:table-cell>
          <table:table-cell office:value-type="float" office:value="0.298490355381125" calcext:value-type="float">
            <text:p>0.2985</text:p>
          </table:table-cell>
          <table:table-cell office:value-type="float" office:value="0.182827653040152" calcext:value-type="float">
            <text:p>0.1828</text:p>
          </table:table-cell>
          <table:table-cell office:value-type="float" office:value="4.99999778904275" calcext:value-type="float">
            <text:p>5.0000</text:p>
          </table:table-cell>
          <table:table-cell office:value-type="float" office:value="45.706913260038" calcext:value-type="float">
            <text:p>45.7069</text:p>
          </table:table-cell>
          <table:table-cell office:value-type="float" office:value="0.93669534938774" calcext:value-type="float">
            <text:p>0.9367</text:p>
          </table:table-cell>
          <table:table-cell office:value-type="float" office:value="0.853416390744518" calcext:value-type="float">
            <text:p>0.85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1720</text:p>
          </table:table-cell>
          <table:table-cell office:value-type="string" calcext:value-type="string">
            <text:p>NAC002</text:p>
          </table:table-cell>
          <table:table-cell office:value-type="string" calcext:value-type="string">
            <text:p>L</text:p>
          </table:table-cell>
          <table:table-cell office:value-type="float" office:value="11.8882927155117" calcext:value-type="float">
            <text:p>11.8883</text:p>
          </table:table-cell>
          <table:table-cell office:value-type="float" office:value="2.18299503604419" calcext:value-type="float">
            <text:p>2.1830</text:p>
          </table:table-cell>
          <table:table-cell office:value-type="float" office:value="0.183625612885174" calcext:value-type="float">
            <text:p>0.1836</text:p>
          </table:table-cell>
          <table:table-cell office:value-type="float" office:value="2.47678423268942" calcext:value-type="float">
            <text:p>2.4768</text:p>
          </table:table-cell>
          <table:table-cell office:value-type="float" office:value="45.9064032212935" calcext:value-type="float">
            <text:p>45.9064</text:p>
          </table:table-cell>
          <table:table-cell office:value-type="float" office:value="1.51271638491446" calcext:value-type="float">
            <text:p>1.5127</text:p>
          </table:table-cell>
          <table:table-cell office:value-type="float" office:value="0.833327765913659" calcext:value-type="float">
            <text:p>0.83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59730</text:p>
          </table:table-cell>
          <table:table-cell office:value-type="string" calcext:value-type="string">
            <text:p>TRX7</text:p>
          </table:table-cell>
          <table:table-cell office:value-type="string" calcext:value-type="string">
            <text:p>L</text:p>
          </table:table-cell>
          <table:table-cell office:value-type="float" office:value="1.66835584039162" calcext:value-type="float">
            <text:p>1.6684</text:p>
          </table:table-cell>
          <table:table-cell office:value-type="float" office:value="0.324443021410045" calcext:value-type="float">
            <text:p>0.3244</text:p>
          </table:table-cell>
          <table:table-cell office:value-type="float" office:value="0.194468717976788" calcext:value-type="float">
            <text:p>0.1945</text:p>
          </table:table-cell>
          <table:table-cell office:value-type="float" office:value="1.64268047667188" calcext:value-type="float">
            <text:p>1.6427</text:p>
          </table:table-cell>
          <table:table-cell office:value-type="float" office:value="48.6171794941971" calcext:value-type="float">
            <text:p>48.6172</text:p>
          </table:table-cell>
          <table:table-cell office:value-type="float" office:value="1.98536374812795" calcext:value-type="float">
            <text:p>1.9854</text:p>
          </table:table-cell>
          <table:table-cell office:value-type="float" office:value="0.896941251589356" calcext:value-type="float">
            <text:p>0.89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8620</text:p>
          </table:table-cell>
          <table:table-cell office:value-type="string" calcext:value-type="string">
            <text:p>MYB4</text:p>
          </table:table-cell>
          <table:table-cell office:value-type="string" calcext:value-type="string">
            <text:p>L</text:p>
          </table:table-cell>
          <table:table-cell office:value-type="float" office:value="9.34530296629436" calcext:value-type="float">
            <text:p>9.3453</text:p>
          </table:table-cell>
          <table:table-cell office:value-type="float" office:value="2.41422663812167" calcext:value-type="float">
            <text:p>2.4142</text:p>
          </table:table-cell>
          <table:table-cell office:value-type="float" office:value="0.258335834250537" calcext:value-type="float">
            <text:p>0.2583</text:p>
          </table:table-cell>
          <table:table-cell office:value-type="float" office:value="2.36799035190462" calcext:value-type="float">
            <text:p>2.3680</text:p>
          </table:table-cell>
          <table:table-cell office:value-type="float" office:value="64.5839585626343" calcext:value-type="float">
            <text:p>64.5840</text:p>
          </table:table-cell>
          <table:table-cell office:value-type="float" office:value="1.89815967250287" calcext:value-type="float">
            <text:p>1.8982</text:p>
          </table:table-cell>
          <table:table-cell office:value-type="float" office:value="0.88967965588732" calcext:value-type="float">
            <text:p>0.889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26690</text:p>
          </table:table-cell>
          <table:table-cell office:value-type="string" calcext:value-type="string">
            <text:p>L</text:p>
          </table:table-cell>
          <table:table-cell office:value-type="float" office:value="0.575868356052745" calcext:value-type="float">
            <text:p>0.5759</text:p>
          </table:table-cell>
          <table:table-cell office:value-type="float" office:value="0.178940865721523" calcext:value-type="float">
            <text:p>0.1789</text:p>
          </table:table-cell>
          <table:table-cell office:value-type="float" office:value="0.310732242604998" calcext:value-type="float">
            <text:p>0.3107</text:p>
          </table:table-cell>
          <table:table-cell office:value-type="float" office:value="0.615365976018513" calcext:value-type="float">
            <text:p>0.6154</text:p>
          </table:table-cell>
          <table:table-cell office:value-type="float" office:value="77.6830606512495" calcext:value-type="float">
            <text:p>77.6831</text:p>
          </table:table-cell>
          <table:table-cell office:value-type="float" office:value="3.76806569808736" calcext:value-type="float">
            <text:p>3.7681</text:p>
          </table:table-cell>
          <table:table-cell office:value-type="float" office:value="0.915621299363464" calcext:value-type="float">
            <text:p>0.9156</text:p>
          </table:table-cell>
          <table:table-cell table:number-columns-repeated="1014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ts.rev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ce3"/>
        <table:table-column table:style-name="co4" table:default-cell-style-name="ce5"/>
        <table:table-column table:style-name="co13" table:default-cell-style-name="ce5"/>
        <table:table-column table:style-name="co5" table:default-cell-style-name="ce5"/>
        <table:table-column table:style-name="co6" table:default-cell-style-name="ce5"/>
        <table:table-column table:style-name="co14" table:default-cell-style-name="ce5"/>
        <table:table-column table:style-name="co4" table:default-cell-style-name="ce5"/>
        <table:table-column table:style-name="co8" table:default-cell-style-name="ce5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group</text:p>
          </table:table-cell>
          <table:table-cell table:style-name="ce4" office:value-type="string" calcext:value-type="string">
            <text:p>rhop0</text:p>
          </table:table-cell>
          <table:table-cell table:style-name="ce4" office:value-type="string" calcext:value-type="string">
            <text:p>etap</text:p>
          </table:table-cell>
          <table:table-cell table:style-name="ce4" office:value-type="string" calcext:value-type="string">
            <text:p>etap.hat</text:p>
          </table:table-cell>
          <table:table-cell table:style-name="ce4" office:value-type="string" calcext:value-type="string">
            <text:p>gammap</text:p>
          </table:table-cell>
          <table:table-cell table:style-name="ce4" office:value-type="string" calcext:value-type="string">
            <text:p>kappa</text:p>
          </table:table-cell>
          <table:table-cell table:style-name="ce4" office:value-type="string" calcext:value-type="string">
            <text:p>logFCinf</text:p>
          </table:table-cell>
          <table:table-cell table:style-name="ce4" office:value-type="string" calcext:value-type="string">
            <text:p>R2</text:p>
          </table:table-cell>
          <table:table-cell table:style-name="ce1" table:number-columns-repeated="1014"/>
        </table:table-row>
        <table:table-row table:style-name="ro1">
          <table:table-cell table:number-columns-repeated="2" office:value-type="string" calcext:value-type="string">
            <text:p>AT5G24640</text:p>
          </table:table-cell>
          <table:table-cell office:value-type="string" calcext:value-type="string">
            <text:p>L</text:p>
          </table:table-cell>
          <table:table-cell office:value-type="float" office:value="2.61370171759156" calcext:value-type="float">
            <text:p>2.6137</text:p>
          </table:table-cell>
          <table:table-cell office:value-type="float" office:value="-0.391852723147951" calcext:value-type="float">
            <text:p>-0.3919</text:p>
          </table:table-cell>
          <table:table-cell office:value-type="float" office:value="-0.149922510480282" calcext:value-type="float">
            <text:p>-0.1499</text:p>
          </table:table-cell>
          <table:table-cell office:value-type="float" office:value="4.9999820781032" calcext:value-type="float">
            <text:p>5.0000</text:p>
          </table:table-cell>
          <table:table-cell office:value-type="float" office:value="-37.4806276200705" calcext:value-type="float">
            <text:p>-37.4806</text:p>
          </table:table-cell>
          <table:table-cell office:value-type="float" office:value="-1.99778133749462" calcext:value-type="float">
            <text:p>-1.9978</text:p>
          </table:table-cell>
          <table:table-cell office:value-type="float" office:value="0.807497130147276" calcext:value-type="float">
            <text:p>0.80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4070</text:p>
          </table:table-cell>
          <table:table-cell office:value-type="string" calcext:value-type="string">
            <text:p>anac047</text:p>
          </table:table-cell>
          <table:table-cell office:value-type="string" calcext:value-type="string">
            <text:p>L</text:p>
          </table:table-cell>
          <table:table-cell office:value-type="float" office:value="3.27032769660094" calcext:value-type="float">
            <text:p>3.2703</text:p>
          </table:table-cell>
          <table:table-cell office:value-type="float" office:value="-0.455669992770435" calcext:value-type="float">
            <text:p>-0.4557</text:p>
          </table:table-cell>
          <table:table-cell office:value-type="float" office:value="-0.139334658494328" calcext:value-type="float">
            <text:p>-0.1393</text:p>
          </table:table-cell>
          <table:table-cell office:value-type="float" office:value="4.48420032358423" calcext:value-type="float">
            <text:p>4.4842</text:p>
          </table:table-cell>
          <table:table-cell office:value-type="float" office:value="-34.8336646235821" calcext:value-type="float">
            <text:p>-34.8337</text:p>
          </table:table-cell>
          <table:table-cell office:value-type="float" office:value="-2.16364822322553" calcext:value-type="float">
            <text:p>-2.1636</text:p>
          </table:table-cell>
          <table:table-cell office:value-type="float" office:value="0.873421715256087" calcext:value-type="float">
            <text:p>0.873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54300</text:p>
          </table:table-cell>
          <table:table-cell office:value-type="string" calcext:value-type="string">
            <text:p>L</text:p>
          </table:table-cell>
          <table:table-cell office:value-type="float" office:value="5.16962014624086" calcext:value-type="float">
            <text:p>5.1696</text:p>
          </table:table-cell>
          <table:table-cell office:value-type="float" office:value="-0.708162963185432" calcext:value-type="float">
            <text:p>-0.7082</text:p>
          </table:table-cell>
          <table:table-cell office:value-type="float" office:value="-0.136985492773658" calcext:value-type="float">
            <text:p>-0.1370</text:p>
          </table:table-cell>
          <table:table-cell office:value-type="float" office:value="4.59808883626628" calcext:value-type="float">
            <text:p>4.5981</text:p>
          </table:table-cell>
          <table:table-cell office:value-type="float" office:value="-34.2463731934144" calcext:value-type="float">
            <text:p>-34.2464</text:p>
          </table:table-cell>
          <table:table-cell office:value-type="float" office:value="-1.97027610378768" calcext:value-type="float">
            <text:p>-1.9703</text:p>
          </table:table-cell>
          <table:table-cell office:value-type="float" office:value="0.85432593066577" calcext:value-type="float">
            <text:p>0.85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8570</text:p>
          </table:table-cell>
          <table:table-cell office:value-type="string" calcext:value-type="string">
            <text:p>FKBP65</text:p>
          </table:table-cell>
          <table:table-cell office:value-type="string" calcext:value-type="string">
            <text:p>L</text:p>
          </table:table-cell>
          <table:table-cell office:value-type="float" office:value="8.74181416081633" calcext:value-type="float">
            <text:p>8.7418</text:p>
          </table:table-cell>
          <table:table-cell office:value-type="float" office:value="-1.10707312978964" calcext:value-type="float">
            <text:p>-1.1071</text:p>
          </table:table-cell>
          <table:table-cell office:value-type="float" office:value="-0.126641119271547" calcext:value-type="float">
            <text:p>-0.1266</text:p>
          </table:table-cell>
          <table:table-cell office:value-type="float" office:value="4.99999813099787" calcext:value-type="float">
            <text:p>5.0000</text:p>
          </table:table-cell>
          <table:table-cell office:value-type="float" office:value="-31.6602798178868" calcext:value-type="float">
            <text:p>-31.6603</text:p>
          </table:table-cell>
          <table:table-cell office:value-type="float" office:value="-1.4469573986472" calcext:value-type="float">
            <text:p>-1.4470</text:p>
          </table:table-cell>
          <table:table-cell office:value-type="float" office:value="0.882548835319324" calcext:value-type="float">
            <text:p>0.88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2640</text:p>
          </table:table-cell>
          <table:table-cell office:value-type="string" calcext:value-type="string">
            <text:p>HSP81-1</text:p>
          </table:table-cell>
          <table:table-cell office:value-type="string" calcext:value-type="string">
            <text:p>L</text:p>
          </table:table-cell>
          <table:table-cell office:value-type="float" office:value="23.7049702496008" calcext:value-type="float">
            <text:p>23.7050</text:p>
          </table:table-cell>
          <table:table-cell office:value-type="float" office:value="-2.98067067838056" calcext:value-type="float">
            <text:p>-2.9807</text:p>
          </table:table-cell>
          <table:table-cell office:value-type="float" office:value="-0.125740325636171" calcext:value-type="float">
            <text:p>-0.1257</text:p>
          </table:table-cell>
          <table:table-cell office:value-type="float" office:value="4.99999696782868" calcext:value-type="float">
            <text:p>5.0000</text:p>
          </table:table-cell>
          <table:table-cell office:value-type="float" office:value="-31.4350814090428" calcext:value-type="float">
            <text:p>-31.4351</text:p>
          </table:table-cell>
          <table:table-cell office:value-type="float" office:value="-1.42935058747143" calcext:value-type="float">
            <text:p>-1.4294</text:p>
          </table:table-cell>
          <table:table-cell office:value-type="float" office:value="0.961785867565264" calcext:value-type="float">
            <text:p>0.96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9220</text:p>
          </table:table-cell>
          <table:table-cell office:value-type="string" calcext:value-type="string">
            <text:p>HAI1</text:p>
          </table:table-cell>
          <table:table-cell office:value-type="string" calcext:value-type="string">
            <text:p>L</text:p>
          </table:table-cell>
          <table:table-cell office:value-type="float" office:value="1.99227543577348" calcext:value-type="float">
            <text:p>1.9923</text:p>
          </table:table-cell>
          <table:table-cell office:value-type="float" office:value="-0.239427747018452" calcext:value-type="float">
            <text:p>-0.2394</text:p>
          </table:table-cell>
          <table:table-cell office:value-type="float" office:value="-0.120178034984152" calcext:value-type="float">
            <text:p>-0.1202</text:p>
          </table:table-cell>
          <table:table-cell office:value-type="float" office:value="3.26555689544247" calcext:value-type="float">
            <text:p>3.2656</text:p>
          </table:table-cell>
          <table:table-cell office:value-type="float" office:value="-30.044508746038" calcext:value-type="float">
            <text:p>-30.0445</text:p>
          </table:table-cell>
          <table:table-cell office:value-type="float" office:value="-3.64462141416104" calcext:value-type="float">
            <text:p>-3.6446</text:p>
          </table:table-cell>
          <table:table-cell office:value-type="float" office:value="0.943400376606606" calcext:value-type="float">
            <text:p>0.94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8790</text:p>
          </table:table-cell>
          <table:table-cell office:value-type="string" calcext:value-type="string">
            <text:p>BHLH23</text:p>
          </table:table-cell>
          <table:table-cell office:value-type="string" calcext:value-type="string">
            <text:p>L</text:p>
          </table:table-cell>
          <table:table-cell office:value-type="float" office:value="1.91522075756112" calcext:value-type="float">
            <text:p>1.9152</text:p>
          </table:table-cell>
          <table:table-cell office:value-type="float" office:value="-0.196139101304399" calcext:value-type="float">
            <text:p>-0.1961</text:p>
          </table:table-cell>
          <table:table-cell office:value-type="float" office:value="-0.102410701497496" calcext:value-type="float">
            <text:p>-0.1024</text:p>
          </table:table-cell>
          <table:table-cell office:value-type="float" office:value="4.9999894848957" calcext:value-type="float">
            <text:p>5.0000</text:p>
          </table:table-cell>
          <table:table-cell office:value-type="float" office:value="-25.6026753743739" calcext:value-type="float">
            <text:p>-25.6027</text:p>
          </table:table-cell>
          <table:table-cell office:value-type="float" office:value="-1.0352083261443" calcext:value-type="float">
            <text:p>-1.0352</text:p>
          </table:table-cell>
          <table:table-cell office:value-type="float" office:value="0.837970186177667" calcext:value-type="float">
            <text:p>0.838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1761</text:p>
          </table:table-cell>
          <table:table-cell office:value-type="string" calcext:value-type="string">
            <text:p>L</text:p>
          </table:table-cell>
          <table:table-cell office:value-type="float" office:value="5.62057036192166" calcext:value-type="float">
            <text:p>5.6206</text:p>
          </table:table-cell>
          <table:table-cell office:value-type="float" office:value="-0.566990285540624" calcext:value-type="float">
            <text:p>-0.5670</text:p>
          </table:table-cell>
          <table:table-cell office:value-type="float" office:value="-0.100877713297903" calcext:value-type="float">
            <text:p>-0.1009</text:p>
          </table:table-cell>
          <table:table-cell office:value-type="float" office:value="2.68251792981386" calcext:value-type="float">
            <text:p>2.6825</text:p>
          </table:table-cell>
          <table:table-cell office:value-type="float" office:value="-25.2194283244757" calcext:value-type="float">
            <text:p>-25.2194</text:p>
          </table:table-cell>
          <table:table-cell office:value-type="float" office:value="-4.06226773756471" calcext:value-type="float">
            <text:p>-4.0623</text:p>
          </table:table-cell>
          <table:table-cell office:value-type="float" office:value="0.847789284418577" calcext:value-type="float">
            <text:p>0.847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1015</text:p>
          </table:table-cell>
          <table:table-cell office:value-type="string" calcext:value-type="string">
            <text:p>L</text:p>
          </table:table-cell>
          <table:table-cell office:value-type="float" office:value="1.59704973548653" calcext:value-type="float">
            <text:p>1.5970</text:p>
          </table:table-cell>
          <table:table-cell office:value-type="float" office:value="-0.14570269387657" calcext:value-type="float">
            <text:p>-0.1457</text:p>
          </table:table-cell>
          <table:table-cell office:value-type="float" office:value="-0.0912324085086693" calcext:value-type="float">
            <text:p>-0.0912</text:p>
          </table:table-cell>
          <table:table-cell office:value-type="float" office:value="4.99999727397883" calcext:value-type="float">
            <text:p>5.0000</text:p>
          </table:table-cell>
          <table:table-cell office:value-type="float" office:value="-22.8081021271673" calcext:value-type="float">
            <text:p>-22.8081</text:p>
          </table:table-cell>
          <table:table-cell office:value-type="float" office:value="-0.878751906106937" calcext:value-type="float">
            <text:p>-0.8788</text:p>
          </table:table-cell>
          <table:table-cell office:value-type="float" office:value="0.886608903435236" calcext:value-type="float">
            <text:p>0.886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1400</text:p>
          </table:table-cell>
          <table:table-cell office:value-type="string" calcext:value-type="string">
            <text:p>L</text:p>
          </table:table-cell>
          <table:table-cell office:value-type="float" office:value="14.6515035621594" calcext:value-type="float">
            <text:p>14.6515</text:p>
          </table:table-cell>
          <table:table-cell office:value-type="float" office:value="-1.32031347861948" calcext:value-type="float">
            <text:p>-1.3203</text:p>
          </table:table-cell>
          <table:table-cell office:value-type="float" office:value="-0.0901145382805258" calcext:value-type="float">
            <text:p>-0.0901</text:p>
          </table:table-cell>
          <table:table-cell office:value-type="float" office:value="3.99109628792529" calcext:value-type="float">
            <text:p>3.9911</text:p>
          </table:table-cell>
          <table:table-cell office:value-type="float" office:value="-22.5286345701315" calcext:value-type="float">
            <text:p>-22.5286</text:p>
          </table:table-cell>
          <table:table-cell office:value-type="float" office:value="-1.19916374563793" calcext:value-type="float">
            <text:p>-1.1992</text:p>
          </table:table-cell>
          <table:table-cell office:value-type="float" office:value="0.851385460316762" calcext:value-type="float">
            <text:p>0.85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48250</text:p>
          </table:table-cell>
          <table:table-cell office:value-type="string" calcext:value-type="string">
            <text:p>BIR6</text:p>
          </table:table-cell>
          <table:table-cell office:value-type="string" calcext:value-type="string">
            <text:p>L</text:p>
          </table:table-cell>
          <table:table-cell office:value-type="float" office:value="1.674978668829" calcext:value-type="float">
            <text:p>1.6750</text:p>
          </table:table-cell>
          <table:table-cell office:value-type="float" office:value="-0.149399492080949" calcext:value-type="float">
            <text:p>-0.1494</text:p>
          </table:table-cell>
          <table:table-cell office:value-type="float" office:value="-0.0891948625145151" calcext:value-type="float">
            <text:p>-0.0892</text:p>
          </table:table-cell>
          <table:table-cell office:value-type="float" office:value="4.52964779249952" calcext:value-type="float">
            <text:p>4.5296</text:p>
          </table:table-cell>
          <table:table-cell office:value-type="float" office:value="-22.2987156286288" calcext:value-type="float">
            <text:p>-22.2987</text:p>
          </table:table-cell>
          <table:table-cell office:value-type="float" office:value="-0.977905383940135" calcext:value-type="float">
            <text:p>-0.9779</text:p>
          </table:table-cell>
          <table:table-cell office:value-type="float" office:value="0.821442272427651" calcext:value-type="float">
            <text:p>0.821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48745</text:p>
          </table:table-cell>
          <table:table-cell office:value-type="string" calcext:value-type="string">
            <text:p>L</text:p>
          </table:table-cell>
          <table:table-cell office:value-type="float" office:value="5.17158932424826" calcext:value-type="float">
            <text:p>5.1716</text:p>
          </table:table-cell>
          <table:table-cell office:value-type="float" office:value="-0.460245268231101" calcext:value-type="float">
            <text:p>-0.4602</text:p>
          </table:table-cell>
          <table:table-cell office:value-type="float" office:value="-0.0889949374118181" calcext:value-type="float">
            <text:p>-0.0890</text:p>
          </table:table-cell>
          <table:table-cell office:value-type="float" office:value="3.97214680420258" calcext:value-type="float">
            <text:p>3.9721</text:p>
          </table:table-cell>
          <table:table-cell office:value-type="float" office:value="-22.2487343529545" calcext:value-type="float">
            <text:p>-22.2487</text:p>
          </table:table-cell>
          <table:table-cell office:value-type="float" office:value="-1.18481360140757" calcext:value-type="float">
            <text:p>-1.1848</text:p>
          </table:table-cell>
          <table:table-cell office:value-type="float" office:value="0.985947182621049" calcext:value-type="float">
            <text:p>0.98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8050</text:p>
          </table:table-cell>
          <table:table-cell office:value-type="string" calcext:value-type="string">
            <text:p>UMAMIT41</text:p>
          </table:table-cell>
          <table:table-cell office:value-type="string" calcext:value-type="string">
            <text:p>L</text:p>
          </table:table-cell>
          <table:table-cell office:value-type="float" office:value="15.3490001953804" calcext:value-type="float">
            <text:p>15.3490</text:p>
          </table:table-cell>
          <table:table-cell office:value-type="float" office:value="-1.28946836425712" calcext:value-type="float">
            <text:p>-1.2895</text:p>
          </table:table-cell>
          <table:table-cell office:value-type="float" office:value="-0.0840099255875452" calcext:value-type="float">
            <text:p>-0.0840</text:p>
          </table:table-cell>
          <table:table-cell office:value-type="float" office:value="4.99999875050048" calcext:value-type="float">
            <text:p>5.0000</text:p>
          </table:table-cell>
          <table:table-cell office:value-type="float" office:value="-21.0024813968863" calcext:value-type="float">
            <text:p>-21.0025</text:p>
          </table:table-cell>
          <table:table-cell office:value-type="float" office:value="-0.78599890584751" calcext:value-type="float">
            <text:p>-0.7860</text:p>
          </table:table-cell>
          <table:table-cell office:value-type="float" office:value="0.858453652370365" calcext:value-type="float">
            <text:p>0.85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9300</text:p>
          </table:table-cell>
          <table:table-cell office:value-type="string" calcext:value-type="string">
            <text:p>GATA16</text:p>
          </table:table-cell>
          <table:table-cell office:value-type="string" calcext:value-type="string">
            <text:p>L</text:p>
          </table:table-cell>
          <table:table-cell office:value-type="float" office:value="5.54482926593042" calcext:value-type="float">
            <text:p>5.5448</text:p>
          </table:table-cell>
          <table:table-cell office:value-type="float" office:value="-0.457452885842863" calcext:value-type="float">
            <text:p>-0.4575</text:p>
          </table:table-cell>
          <table:table-cell office:value-type="float" office:value="-0.0825008064096097" calcext:value-type="float">
            <text:p>-0.0825</text:p>
          </table:table-cell>
          <table:table-cell office:value-type="float" office:value="4.45714276818102" calcext:value-type="float">
            <text:p>4.4571</text:p>
          </table:table-cell>
          <table:table-cell office:value-type="float" office:value="-20.6252016024024" calcext:value-type="float">
            <text:p>-20.6252</text:p>
          </table:table-cell>
          <table:table-cell office:value-type="float" office:value="-0.896320867704811" calcext:value-type="float">
            <text:p>-0.8963</text:p>
          </table:table-cell>
          <table:table-cell office:value-type="float" office:value="0.801706805197262" calcext:value-type="float">
            <text:p>0.8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39610</text:p>
          </table:table-cell>
          <table:table-cell office:value-type="string" calcext:value-type="string">
            <text:p>ATNAC2</text:p>
          </table:table-cell>
          <table:table-cell office:value-type="string" calcext:value-type="string">
            <text:p>L</text:p>
          </table:table-cell>
          <table:table-cell office:value-type="float" office:value="4.63044752509729" calcext:value-type="float">
            <text:p>4.6304</text:p>
          </table:table-cell>
          <table:table-cell office:value-type="float" office:value="-0.381537225754434" calcext:value-type="float">
            <text:p>-0.3815</text:p>
          </table:table-cell>
          <table:table-cell office:value-type="float" office:value="-0.0823974839767604" calcext:value-type="float">
            <text:p>-0.0824</text:p>
          </table:table-cell>
          <table:table-cell office:value-type="float" office:value="2.53789903797655" calcext:value-type="float">
            <text:p>2.5379</text:p>
          </table:table-cell>
          <table:table-cell office:value-type="float" office:value="-20.5993709941901" calcext:value-type="float">
            <text:p>-20.5994</text:p>
          </table:table-cell>
          <table:table-cell office:value-type="float" office:value="-2.4086670353486" calcext:value-type="float">
            <text:p>-2.4087</text:p>
          </table:table-cell>
          <table:table-cell office:value-type="float" office:value="0.917799175870889" calcext:value-type="float">
            <text:p>0.91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40060</text:p>
          </table:table-cell>
          <table:table-cell office:value-type="string" calcext:value-type="string">
            <text:p>ATHB-16</text:p>
          </table:table-cell>
          <table:table-cell office:value-type="string" calcext:value-type="string">
            <text:p>L</text:p>
          </table:table-cell>
          <table:table-cell office:value-type="float" office:value="24.6974498588719" calcext:value-type="float">
            <text:p>24.6974</text:p>
          </table:table-cell>
          <table:table-cell office:value-type="float" office:value="-2.03048647208823" calcext:value-type="float">
            <text:p>-2.0305</text:p>
          </table:table-cell>
          <table:table-cell office:value-type="float" office:value="-0.0822144182371458" calcext:value-type="float">
            <text:p>-0.0822</text:p>
          </table:table-cell>
          <table:table-cell office:value-type="float" office:value="3.33721121009363" calcext:value-type="float">
            <text:p>3.3372</text:p>
          </table:table-cell>
          <table:table-cell office:value-type="float" office:value="-20.5536045592864" calcext:value-type="float">
            <text:p>-20.5536</text:p>
          </table:table-cell>
          <table:table-cell office:value-type="float" office:value="-1.38041469790743" calcext:value-type="float">
            <text:p>-1.3804</text:p>
          </table:table-cell>
          <table:table-cell office:value-type="float" office:value="0.920931111924946" calcext:value-type="float">
            <text:p>0.920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1740</text:p>
          </table:table-cell>
          <table:table-cell office:value-type="string" calcext:value-type="string">
            <text:p>L</text:p>
          </table:table-cell>
          <table:table-cell office:value-type="float" office:value="44.8601060046188" calcext:value-type="float">
            <text:p>44.8601</text:p>
          </table:table-cell>
          <table:table-cell office:value-type="float" office:value="-3.58279201299532" calcext:value-type="float">
            <text:p>-3.5828</text:p>
          </table:table-cell>
          <table:table-cell office:value-type="float" office:value="-0.0798658837905205" calcext:value-type="float">
            <text:p>-0.0799</text:p>
          </table:table-cell>
          <table:table-cell office:value-type="float" office:value="2.6326864148227" calcext:value-type="float">
            <text:p>2.6327</text:p>
          </table:table-cell>
          <table:table-cell office:value-type="float" office:value="-19.9664709476301" calcext:value-type="float">
            <text:p>-19.9665</text:p>
          </table:table-cell>
          <table:table-cell office:value-type="float" office:value="-2.04934782794515" calcext:value-type="float">
            <text:p>-2.0493</text:p>
          </table:table-cell>
          <table:table-cell office:value-type="float" office:value="0.868350384067814" calcext:value-type="float">
            <text:p>0.86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2430</text:p>
          </table:table-cell>
          <table:table-cell office:value-type="string" calcext:value-type="string">
            <text:p>ATHB-6</text:p>
          </table:table-cell>
          <table:table-cell office:value-type="string" calcext:value-type="string">
            <text:p>L</text:p>
          </table:table-cell>
          <table:table-cell office:value-type="float" office:value="76.2295858929346" calcext:value-type="float">
            <text:p>76.2296</text:p>
          </table:table-cell>
          <table:table-cell office:value-type="float" office:value="-5.97735213336451" calcext:value-type="float">
            <text:p>-5.9774</text:p>
          </table:table-cell>
          <table:table-cell office:value-type="float" office:value="-0.0784124964519652" calcext:value-type="float">
            <text:p>-0.0784</text:p>
          </table:table-cell>
          <table:table-cell office:value-type="float" office:value="2.68320786291323" calcext:value-type="float">
            <text:p>2.6832</text:p>
          </table:table-cell>
          <table:table-cell office:value-type="float" office:value="-19.6031241129913" calcext:value-type="float">
            <text:p>-19.6031</text:p>
          </table:table-cell>
          <table:table-cell office:value-type="float" office:value="-1.89209990337546" calcext:value-type="float">
            <text:p>-1.8921</text:p>
          </table:table-cell>
          <table:table-cell office:value-type="float" office:value="0.946145463820115" calcext:value-type="float">
            <text:p>0.94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6440</text:p>
          </table:table-cell>
          <table:table-cell office:value-type="string" calcext:value-type="string">
            <text:p>PME12</text:p>
          </table:table-cell>
          <table:table-cell office:value-type="string" calcext:value-type="string">
            <text:p>L</text:p>
          </table:table-cell>
          <table:table-cell office:value-type="float" office:value="15.1460214386533" calcext:value-type="float">
            <text:p>15.1460</text:p>
          </table:table-cell>
          <table:table-cell office:value-type="float" office:value="-1.18703800827301" calcext:value-type="float">
            <text:p>-1.1870</text:p>
          </table:table-cell>
          <table:table-cell office:value-type="float" office:value="-0.0783729253970044" calcext:value-type="float">
            <text:p>-0.0784</text:p>
          </table:table-cell>
          <table:table-cell office:value-type="float" office:value="4.99999933030736" calcext:value-type="float">
            <text:p>5.0000</text:p>
          </table:table-cell>
          <table:table-cell office:value-type="float" office:value="-19.5932313492511" calcext:value-type="float">
            <text:p>-19.5932</text:p>
          </table:table-cell>
          <table:table-cell office:value-type="float" office:value="-0.717535711129355" calcext:value-type="float">
            <text:p>-0.7175</text:p>
          </table:table-cell>
          <table:table-cell office:value-type="float" office:value="0.825502986280026" calcext:value-type="float">
            <text:p>0.82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6510</text:p>
          </table:table-cell>
          <table:table-cell office:value-type="string" calcext:value-type="string">
            <text:p>AIB</text:p>
          </table:table-cell>
          <table:table-cell office:value-type="string" calcext:value-type="string">
            <text:p>L</text:p>
          </table:table-cell>
          <table:table-cell office:value-type="float" office:value="6.26532448136703" calcext:value-type="float">
            <text:p>6.2653</text:p>
          </table:table-cell>
          <table:table-cell office:value-type="float" office:value="-0.488321635202175" calcext:value-type="float">
            <text:p>-0.4883</text:p>
          </table:table-cell>
          <table:table-cell office:value-type="float" office:value="-0.0779403583412855" calcext:value-type="float">
            <text:p>-0.0779</text:p>
          </table:table-cell>
          <table:table-cell office:value-type="float" office:value="2.94834876717711" calcext:value-type="float">
            <text:p>2.9483</text:p>
          </table:table-cell>
          <table:table-cell office:value-type="float" office:value="-19.4850895853214" calcext:value-type="float">
            <text:p>-19.4851</text:p>
          </table:table-cell>
          <table:table-cell office:value-type="float" office:value="-1.56013832013617" calcext:value-type="float">
            <text:p>-1.5601</text:p>
          </table:table-cell>
          <table:table-cell office:value-type="float" office:value="0.958574283040999" calcext:value-type="float">
            <text:p>0.95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7770</text:p>
          </table:table-cell>
          <table:table-cell office:value-type="string" calcext:value-type="string">
            <text:p>Hsp89.1</text:p>
          </table:table-cell>
          <table:table-cell office:value-type="string" calcext:value-type="string">
            <text:p>L</text:p>
          </table:table-cell>
          <table:table-cell office:value-type="float" office:value="25.7008069587603" calcext:value-type="float">
            <text:p>25.7008</text:p>
          </table:table-cell>
          <table:table-cell office:value-type="float" office:value="-2.00165982449613" calcext:value-type="float">
            <text:p>-2.0017</text:p>
          </table:table-cell>
          <table:table-cell office:value-type="float" office:value="-0.0778831508173267" calcext:value-type="float">
            <text:p>-0.0779</text:p>
          </table:table-cell>
          <table:table-cell office:value-type="float" office:value="4.99999630425345" calcext:value-type="float">
            <text:p>5.0000</text:p>
          </table:table-cell>
          <table:table-cell office:value-type="float" office:value="-19.4707877043317" calcext:value-type="float">
            <text:p>-19.4708</text:p>
          </table:table-cell>
          <table:table-cell office:value-type="float" office:value="-0.71173840889183" calcext:value-type="float">
            <text:p>-0.7117</text:p>
          </table:table-cell>
          <table:table-cell office:value-type="float" office:value="0.894601957514158" calcext:value-type="float">
            <text:p>0.89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2020</text:p>
          </table:table-cell>
          <table:table-cell office:value-type="string" calcext:value-type="string">
            <text:p>HSFB2A</text:p>
          </table:table-cell>
          <table:table-cell office:value-type="string" calcext:value-type="string">
            <text:p>L</text:p>
          </table:table-cell>
          <table:table-cell office:value-type="float" office:value="4.01823749798221" calcext:value-type="float">
            <text:p>4.0182</text:p>
          </table:table-cell>
          <table:table-cell office:value-type="float" office:value="-0.309973277273706" calcext:value-type="float">
            <text:p>-0.3100</text:p>
          </table:table-cell>
          <table:table-cell office:value-type="float" office:value="-0.0771416018663309" calcext:value-type="float">
            <text:p>-0.0771</text:p>
          </table:table-cell>
          <table:table-cell office:value-type="float" office:value="4.11758530649613" calcext:value-type="float">
            <text:p>4.1176</text:p>
          </table:table-cell>
          <table:table-cell office:value-type="float" office:value="-19.2854004665827" calcext:value-type="float">
            <text:p>-19.2854</text:p>
          </table:table-cell>
          <table:table-cell office:value-type="float" office:value="-0.911496756021977" calcext:value-type="float">
            <text:p>-0.9115</text:p>
          </table:table-cell>
          <table:table-cell office:value-type="float" office:value="0.923886632181151" calcext:value-type="float">
            <text:p>0.923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3360</text:p>
          </table:table-cell>
          <table:table-cell office:value-type="string" calcext:value-type="string">
            <text:p>L</text:p>
          </table:table-cell>
          <table:table-cell office:value-type="float" office:value="34.7972858632976" calcext:value-type="float">
            <text:p>34.7973</text:p>
          </table:table-cell>
          <table:table-cell office:value-type="float" office:value="-2.65077483823014" calcext:value-type="float">
            <text:p>-2.6508</text:p>
          </table:table-cell>
          <table:table-cell office:value-type="float" office:value="-0.0761776320326766" calcext:value-type="float">
            <text:p>-0.0762</text:p>
          </table:table-cell>
          <table:table-cell office:value-type="float" office:value="3.1470763764985" calcext:value-type="float">
            <text:p>3.1471</text:p>
          </table:table-cell>
          <table:table-cell office:value-type="float" office:value="-19.0444080081691" calcext:value-type="float">
            <text:p>-19.0444</text:p>
          </table:table-cell>
          <table:table-cell office:value-type="float" office:value="-1.3406089286633" calcext:value-type="float">
            <text:p>-1.3406</text:p>
          </table:table-cell>
          <table:table-cell office:value-type="float" office:value="0.941121438547258" calcext:value-type="float">
            <text:p>0.94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4520</text:p>
          </table:table-cell>
          <table:table-cell office:value-type="string" calcext:value-type="string">
            <text:p>MIOX1</text:p>
          </table:table-cell>
          <table:table-cell office:value-type="string" calcext:value-type="string">
            <text:p>L</text:p>
          </table:table-cell>
          <table:table-cell office:value-type="float" office:value="7.91967526157291" calcext:value-type="float">
            <text:p>7.9197</text:p>
          </table:table-cell>
          <table:table-cell office:value-type="float" office:value="-0.599030169359618" calcext:value-type="float">
            <text:p>-0.5990</text:p>
          </table:table-cell>
          <table:table-cell office:value-type="float" office:value="-0.0756382237370483" calcext:value-type="float">
            <text:p>-0.0756</text:p>
          </table:table-cell>
          <table:table-cell office:value-type="float" office:value="3.76413614505294" calcext:value-type="float">
            <text:p>3.7641</text:p>
          </table:table-cell>
          <table:table-cell office:value-type="float" office:value="-18.9095559342621" calcext:value-type="float">
            <text:p>-18.9096</text:p>
          </table:table-cell>
          <table:table-cell office:value-type="float" office:value="-1.00682884546451" calcext:value-type="float">
            <text:p>-1.0068</text:p>
          </table:table-cell>
          <table:table-cell office:value-type="float" office:value="0.811031032578592" calcext:value-type="float">
            <text:p>0.81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9170</text:p>
          </table:table-cell>
          <table:table-cell office:value-type="string" calcext:value-type="string">
            <text:p>SCAR3</text:p>
          </table:table-cell>
          <table:table-cell office:value-type="string" calcext:value-type="string">
            <text:p>L</text:p>
          </table:table-cell>
          <table:table-cell office:value-type="float" office:value="2.02737158479259" calcext:value-type="float">
            <text:p>2.0274</text:p>
          </table:table-cell>
          <table:table-cell office:value-type="float" office:value="-0.148626964546391" calcext:value-type="float">
            <text:p>-0.1486</text:p>
          </table:table-cell>
          <table:table-cell office:value-type="float" office:value="-0.0733101744452023" calcext:value-type="float">
            <text:p>-0.0733</text:p>
          </table:table-cell>
          <table:table-cell office:value-type="float" office:value="4.32933674451158" calcext:value-type="float">
            <text:p>4.3293</text:p>
          </table:table-cell>
          <table:table-cell office:value-type="float" office:value="-18.3275436113006" calcext:value-type="float">
            <text:p>-18.3275</text:p>
          </table:table-cell>
          <table:table-cell office:value-type="float" office:value="-0.79419150646149" calcext:value-type="float">
            <text:p>-0.7942</text:p>
          </table:table-cell>
          <table:table-cell office:value-type="float" office:value="0.93863065800176" calcext:value-type="float">
            <text:p>0.938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4005</text:p>
          </table:table-cell>
          <table:table-cell office:value-type="string" calcext:value-type="string">
            <text:p>L</text:p>
          </table:table-cell>
          <table:table-cell office:value-type="float" office:value="6.77229423897116" calcext:value-type="float">
            <text:p>6.7723</text:p>
          </table:table-cell>
          <table:table-cell office:value-type="float" office:value="-0.482776752481257" calcext:value-type="float">
            <text:p>-0.4828</text:p>
          </table:table-cell>
          <table:table-cell office:value-type="float" office:value="-0.0712870314616749" calcext:value-type="float">
            <text:p>-0.0713</text:p>
          </table:table-cell>
          <table:table-cell office:value-type="float" office:value="2.02929467353486" calcext:value-type="float">
            <text:p>2.0293</text:p>
          </table:table-cell>
          <table:table-cell office:value-type="float" office:value="-17.8217578654187" calcext:value-type="float">
            <text:p>-17.8218</text:p>
          </table:table-cell>
          <table:table-cell office:value-type="float" office:value="-3.03770119040508" calcext:value-type="float">
            <text:p>-3.0377</text:p>
          </table:table-cell>
          <table:table-cell office:value-type="float" office:value="0.849580798231248" calcext:value-type="float">
            <text:p>0.849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4600</text:p>
          </table:table-cell>
          <table:table-cell office:value-type="string" calcext:value-type="string">
            <text:p>L</text:p>
          </table:table-cell>
          <table:table-cell office:value-type="float" office:value="3.56878433946525" calcext:value-type="float">
            <text:p>3.5688</text:p>
          </table:table-cell>
          <table:table-cell office:value-type="float" office:value="-0.252695684099057" calcext:value-type="float">
            <text:p>-0.2527</text:p>
          </table:table-cell>
          <table:table-cell office:value-type="float" office:value="-0.0708072161449019" calcext:value-type="float">
            <text:p>-0.0708</text:p>
          </table:table-cell>
          <table:table-cell office:value-type="float" office:value="4.99999889498198" calcext:value-type="float">
            <text:p>5.0000</text:p>
          </table:table-cell>
          <table:table-cell office:value-type="float" office:value="-17.7018040362255" calcext:value-type="float">
            <text:p>-17.7018</text:p>
          </table:table-cell>
          <table:table-cell office:value-type="float" office:value="-0.630474685112931" calcext:value-type="float">
            <text:p>-0.6305</text:p>
          </table:table-cell>
          <table:table-cell office:value-type="float" office:value="0.83918171808352" calcext:value-type="float">
            <text:p>0.839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49320</text:p>
          </table:table-cell>
          <table:table-cell office:value-type="string" calcext:value-type="string">
            <text:p>L</text:p>
          </table:table-cell>
          <table:table-cell office:value-type="float" office:value="6.99909507986944" calcext:value-type="float">
            <text:p>6.9991</text:p>
          </table:table-cell>
          <table:table-cell office:value-type="float" office:value="-0.492907628389032" calcext:value-type="float">
            <text:p>-0.4929</text:p>
          </table:table-cell>
          <table:table-cell office:value-type="float" office:value="-0.0704244795597528" calcext:value-type="float">
            <text:p>-0.0704</text:p>
          </table:table-cell>
          <table:table-cell office:value-type="float" office:value="4.52799490054189" calcext:value-type="float">
            <text:p>4.5280</text:p>
          </table:table-cell>
          <table:table-cell office:value-type="float" office:value="-17.6061198899382" calcext:value-type="float">
            <text:p>-17.6061</text:p>
          </table:table-cell>
          <table:table-cell office:value-type="float" office:value="-0.71035005577771" calcext:value-type="float">
            <text:p>-0.7104</text:p>
          </table:table-cell>
          <table:table-cell office:value-type="float" office:value="0.849166495317663" calcext:value-type="float">
            <text:p>0.84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5580</text:p>
          </table:table-cell>
          <table:table-cell office:value-type="string" calcext:value-type="string">
            <text:p>SAUR51</text:p>
          </table:table-cell>
          <table:table-cell office:value-type="string" calcext:value-type="string">
            <text:p>L</text:p>
          </table:table-cell>
          <table:table-cell office:value-type="float" office:value="6.33132973260657" calcext:value-type="float">
            <text:p>6.3313</text:p>
          </table:table-cell>
          <table:table-cell office:value-type="float" office:value="-0.444141716743677" calcext:value-type="float">
            <text:p>-0.4441</text:p>
          </table:table-cell>
          <table:table-cell office:value-type="float" office:value="-0.0701498319470444" calcext:value-type="float">
            <text:p>-0.0701</text:p>
          </table:table-cell>
          <table:table-cell office:value-type="float" office:value="1.9570204565104" calcext:value-type="float">
            <text:p>1.9570</text:p>
          </table:table-cell>
          <table:table-cell office:value-type="float" office:value="-17.5374579867611" calcext:value-type="float">
            <text:p>-17.5375</text:p>
          </table:table-cell>
          <table:table-cell office:value-type="float" office:value="-3.26715656504467" calcext:value-type="float">
            <text:p>-3.2672</text:p>
          </table:table-cell>
          <table:table-cell office:value-type="float" office:value="0.828258595774029" calcext:value-type="float">
            <text:p>0.82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5380</text:p>
          </table:table-cell>
          <table:table-cell office:value-type="string" calcext:value-type="string">
            <text:p>BBD1</text:p>
          </table:table-cell>
          <table:table-cell office:value-type="string" calcext:value-type="string">
            <text:p>L</text:p>
          </table:table-cell>
          <table:table-cell office:value-type="float" office:value="65.9043405823972" calcext:value-type="float">
            <text:p>65.9043</text:p>
          </table:table-cell>
          <table:table-cell office:value-type="float" office:value="-4.35125091995842" calcext:value-type="float">
            <text:p>-4.3513</text:p>
          </table:table-cell>
          <table:table-cell office:value-type="float" office:value="-0.0660237380649952" calcext:value-type="float">
            <text:p>-0.0660</text:p>
          </table:table-cell>
          <table:table-cell office:value-type="float" office:value="4.99999529173427" calcext:value-type="float">
            <text:p>5.0000</text:p>
          </table:table-cell>
          <table:table-cell office:value-type="float" office:value="-16.5059345162488" calcext:value-type="float">
            <text:p>-16.5059</text:p>
          </table:table-cell>
          <table:table-cell office:value-type="float" office:value="-0.578023264487604" calcext:value-type="float">
            <text:p>-0.5780</text:p>
          </table:table-cell>
          <table:table-cell office:value-type="float" office:value="0.893860117744338" calcext:value-type="float">
            <text:p>0.89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9590</text:p>
          </table:table-cell>
          <table:table-cell office:value-type="string" calcext:value-type="string">
            <text:p>HSP70-10</text:p>
          </table:table-cell>
          <table:table-cell office:value-type="string" calcext:value-type="string">
            <text:p>L</text:p>
          </table:table-cell>
          <table:table-cell office:value-type="float" office:value="25.9841846019031" calcext:value-type="float">
            <text:p>25.9842</text:p>
          </table:table-cell>
          <table:table-cell office:value-type="float" office:value="-1.67542508346562" calcext:value-type="float">
            <text:p>-1.6754</text:p>
          </table:table-cell>
          <table:table-cell office:value-type="float" office:value="-0.064478647651807" calcext:value-type="float">
            <text:p>-0.0645</text:p>
          </table:table-cell>
          <table:table-cell office:value-type="float" office:value="4.99998679166859" calcext:value-type="float">
            <text:p>5.0000</text:p>
          </table:table-cell>
          <table:table-cell office:value-type="float" office:value="-16.1196619129518" calcext:value-type="float">
            <text:p>-16.1197</text:p>
          </table:table-cell>
          <table:table-cell office:value-type="float" office:value="-0.561481636966391" calcext:value-type="float">
            <text:p>-0.5615</text:p>
          </table:table-cell>
          <table:table-cell office:value-type="float" office:value="0.943296875480768" calcext:value-type="float">
            <text:p>0.94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7240</text:p>
          </table:table-cell>
          <table:table-cell office:value-type="string" calcext:value-type="string">
            <text:p>ORP4C</text:p>
          </table:table-cell>
          <table:table-cell office:value-type="string" calcext:value-type="string">
            <text:p>L</text:p>
          </table:table-cell>
          <table:table-cell office:value-type="float" office:value="2.17789653783104" calcext:value-type="float">
            <text:p>2.1779</text:p>
          </table:table-cell>
          <table:table-cell office:value-type="float" office:value="-0.139143201848012" calcext:value-type="float">
            <text:p>-0.1391</text:p>
          </table:table-cell>
          <table:table-cell office:value-type="float" office:value="-0.0638888025353973" calcext:value-type="float">
            <text:p>-0.0639</text:p>
          </table:table-cell>
          <table:table-cell office:value-type="float" office:value="1.9138183744302" calcext:value-type="float">
            <text:p>1.9138</text:p>
          </table:table-cell>
          <table:table-cell office:value-type="float" office:value="-15.9722006338493" calcext:value-type="float">
            <text:p>-15.9722</text:p>
          </table:table-cell>
          <table:table-cell office:value-type="float" office:value="-2.59572845711684" calcext:value-type="float">
            <text:p>-2.5957</text:p>
          </table:table-cell>
          <table:table-cell office:value-type="float" office:value="0.864253613615942" calcext:value-type="float">
            <text:p>0.864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5640</text:p>
          </table:table-cell>
          <table:table-cell office:value-type="string" calcext:value-type="string">
            <text:p>L</text:p>
          </table:table-cell>
          <table:table-cell office:value-type="float" office:value="10.3062645531274" calcext:value-type="float">
            <text:p>10.3063</text:p>
          </table:table-cell>
          <table:table-cell office:value-type="float" office:value="-0.631040249947638" calcext:value-type="float">
            <text:p>-0.6310</text:p>
          </table:table-cell>
          <table:table-cell office:value-type="float" office:value="-0.0612288037721826" calcext:value-type="float">
            <text:p>-0.0612</text:p>
          </table:table-cell>
          <table:table-cell office:value-type="float" office:value="4.99999293597225" calcext:value-type="float">
            <text:p>5.0000</text:p>
          </table:table-cell>
          <table:table-cell office:value-type="float" office:value="-15.3072009430456" calcext:value-type="float">
            <text:p>-15.3072</text:p>
          </table:table-cell>
          <table:table-cell office:value-type="float" office:value="-0.527292750507563" calcext:value-type="float">
            <text:p>-0.5273</text:p>
          </table:table-cell>
          <table:table-cell office:value-type="float" office:value="0.906367071332703" calcext:value-type="float">
            <text:p>0.906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3940</text:p>
          </table:table-cell>
          <table:table-cell office:value-type="string" calcext:value-type="string">
            <text:p>L</text:p>
          </table:table-cell>
          <table:table-cell office:value-type="float" office:value="2.3997018576283" calcext:value-type="float">
            <text:p>2.3997</text:p>
          </table:table-cell>
          <table:table-cell office:value-type="float" office:value="-0.145375766409917" calcext:value-type="float">
            <text:p>-0.1454</text:p>
          </table:table-cell>
          <table:table-cell office:value-type="float" office:value="-0.0605807617091217" calcext:value-type="float">
            <text:p>-0.0606</text:p>
          </table:table-cell>
          <table:table-cell office:value-type="float" office:value="3.70901575351371" calcext:value-type="float">
            <text:p>3.7090</text:p>
          </table:table-cell>
          <table:table-cell office:value-type="float" office:value="-15.1451904272804" calcext:value-type="float">
            <text:p>-15.1452</text:p>
          </table:table-cell>
          <table:table-cell office:value-type="float" office:value="-0.757146287674337" calcext:value-type="float">
            <text:p>-0.7571</text:p>
          </table:table-cell>
          <table:table-cell office:value-type="float" office:value="0.800507538339474" calcext:value-type="float">
            <text:p>0.800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3175</text:p>
          </table:table-cell>
          <table:table-cell office:value-type="string" calcext:value-type="string">
            <text:p>L</text:p>
          </table:table-cell>
          <table:table-cell office:value-type="float" office:value="2.42775560626612" calcext:value-type="float">
            <text:p>2.4278</text:p>
          </table:table-cell>
          <table:table-cell office:value-type="float" office:value="-0.139613539018417" calcext:value-type="float">
            <text:p>-0.1396</text:p>
          </table:table-cell>
          <table:table-cell office:value-type="float" office:value="-0.057507246058075" calcext:value-type="float">
            <text:p>-0.0575</text:p>
          </table:table-cell>
          <table:table-cell office:value-type="float" office:value="1.34876956873758" calcext:value-type="float">
            <text:p>1.3488</text:p>
          </table:table-cell>
          <table:table-cell office:value-type="float" office:value="-14.3768115145187" calcext:value-type="float">
            <text:p>-14.3768</text:p>
          </table:table-cell>
          <table:table-cell office:value-type="string" calcext:value-type="string">
            <text:p>NA</text:p>
          </table:table-cell>
          <table:table-cell office:value-type="float" office:value="0.863319027377115" calcext:value-type="float">
            <text:p>0.863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44820</text:p>
          </table:table-cell>
          <table:table-cell office:value-type="string" calcext:value-type="string">
            <text:p>L</text:p>
          </table:table-cell>
          <table:table-cell office:value-type="float" office:value="1.28445519899598" calcext:value-type="float">
            <text:p>1.2845</text:p>
          </table:table-cell>
          <table:table-cell office:value-type="float" office:value="-0.0672606152738928" calcext:value-type="float">
            <text:p>-0.0673</text:p>
          </table:table-cell>
          <table:table-cell office:value-type="float" office:value="-0.0523650924738117" calcext:value-type="float">
            <text:p>-0.0524</text:p>
          </table:table-cell>
          <table:table-cell office:value-type="float" office:value="3.22279262530291" calcext:value-type="float">
            <text:p>3.2228</text:p>
          </table:table-cell>
          <table:table-cell office:value-type="float" office:value="-13.0912731184529" calcext:value-type="float">
            <text:p>-13.0913</text:p>
          </table:table-cell>
          <table:table-cell office:value-type="float" office:value="-0.751972824617454" calcext:value-type="float">
            <text:p>-0.7520</text:p>
          </table:table-cell>
          <table:table-cell office:value-type="float" office:value="0.849707787771953" calcext:value-type="float">
            <text:p>0.849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9430</text:p>
          </table:table-cell>
          <table:table-cell office:value-type="string" calcext:value-type="string">
            <text:p>L</text:p>
          </table:table-cell>
          <table:table-cell office:value-type="float" office:value="17.0644847082508" calcext:value-type="float">
            <text:p>17.0645</text:p>
          </table:table-cell>
          <table:table-cell office:value-type="float" office:value="-0.886882639769866" calcext:value-type="float">
            <text:p>-0.8869</text:p>
          </table:table-cell>
          <table:table-cell office:value-type="float" office:value="-0.0519724243030351" calcext:value-type="float">
            <text:p>-0.0520</text:p>
          </table:table-cell>
          <table:table-cell office:value-type="float" office:value="1.6936787884194" calcext:value-type="float">
            <text:p>1.6937</text:p>
          </table:table-cell>
          <table:table-cell office:value-type="float" office:value="-12.9931060757588" calcext:value-type="float">
            <text:p>-12.9931</text:p>
          </table:table-cell>
          <table:table-cell office:value-type="float" office:value="-2.10254522961452" calcext:value-type="float">
            <text:p>-2.1025</text:p>
          </table:table-cell>
          <table:table-cell office:value-type="float" office:value="0.800417011168766" calcext:value-type="float">
            <text:p>0.80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2165</text:p>
          </table:table-cell>
          <table:table-cell office:value-type="string" calcext:value-type="string">
            <text:p>AGL42</text:p>
          </table:table-cell>
          <table:table-cell office:value-type="string" calcext:value-type="string">
            <text:p>L</text:p>
          </table:table-cell>
          <table:table-cell office:value-type="float" office:value="3.23840038088549" calcext:value-type="float">
            <text:p>3.2384</text:p>
          </table:table-cell>
          <table:table-cell office:value-type="float" office:value="-0.167089374393817" calcext:value-type="float">
            <text:p>-0.1671</text:p>
          </table:table-cell>
          <table:table-cell office:value-type="float" office:value="-0.0515962681390646" calcext:value-type="float">
            <text:p>-0.0516</text:p>
          </table:table-cell>
          <table:table-cell office:value-type="float" office:value="3.10708015212555" calcext:value-type="float">
            <text:p>3.1071</text:p>
          </table:table-cell>
          <table:table-cell office:value-type="float" office:value="-12.8990670347661" calcext:value-type="float">
            <text:p>-12.8991</text:p>
          </table:table-cell>
          <table:table-cell office:value-type="float" office:value="-0.773863327632727" calcext:value-type="float">
            <text:p>-0.7739</text:p>
          </table:table-cell>
          <table:table-cell office:value-type="float" office:value="0.84600073994068" calcext:value-type="float">
            <text:p>0.84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7480</text:p>
          </table:table-cell>
          <table:table-cell office:value-type="string" calcext:value-type="string">
            <text:p>BT4</text:p>
          </table:table-cell>
          <table:table-cell office:value-type="string" calcext:value-type="string">
            <text:p>L</text:p>
          </table:table-cell>
          <table:table-cell office:value-type="float" office:value="69.7915304815589" calcext:value-type="float">
            <text:p>69.7915</text:p>
          </table:table-cell>
          <table:table-cell office:value-type="float" office:value="-3.59569267617051" calcext:value-type="float">
            <text:p>-3.5957</text:p>
          </table:table-cell>
          <table:table-cell office:value-type="float" office:value="-0.0515204732058512" calcext:value-type="float">
            <text:p>-0.0515</text:p>
          </table:table-cell>
          <table:table-cell office:value-type="float" office:value="1.95661216404929" calcext:value-type="float">
            <text:p>1.9566</text:p>
          </table:table-cell>
          <table:table-cell office:value-type="float" office:value="-12.8801183014628" calcext:value-type="float">
            <text:p>-12.8801</text:p>
          </table:table-cell>
          <table:table-cell office:value-type="float" office:value="-1.54914183547069" calcext:value-type="float">
            <text:p>-1.5491</text:p>
          </table:table-cell>
          <table:table-cell office:value-type="float" office:value="0.897473780963479" calcext:value-type="float">
            <text:p>0.89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4620</text:p>
          </table:table-cell>
          <table:table-cell office:value-type="string" calcext:value-type="string">
            <text:p>DOF1.8</text:p>
          </table:table-cell>
          <table:table-cell office:value-type="string" calcext:value-type="string">
            <text:p>L</text:p>
          </table:table-cell>
          <table:table-cell office:value-type="float" office:value="2.95057378348836" calcext:value-type="float">
            <text:p>2.9506</text:p>
          </table:table-cell>
          <table:table-cell office:value-type="float" office:value="-0.141087667848704" calcext:value-type="float">
            <text:p>-0.1411</text:p>
          </table:table-cell>
          <table:table-cell office:value-type="float" office:value="-0.0478170275348616" calcext:value-type="float">
            <text:p>-0.0478</text:p>
          </table:table-cell>
          <table:table-cell office:value-type="float" office:value="2.95356341190464" calcext:value-type="float">
            <text:p>2.9536</text:p>
          </table:table-cell>
          <table:table-cell office:value-type="float" office:value="-11.9542568837154" calcext:value-type="float">
            <text:p>-11.9543</text:p>
          </table:table-cell>
          <table:table-cell office:value-type="float" office:value="-0.748408498145642" calcext:value-type="float">
            <text:p>-0.7484</text:p>
          </table:table-cell>
          <table:table-cell office:value-type="float" office:value="0.82038240426068" calcext:value-type="float">
            <text:p>0.82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2490</text:p>
          </table:table-cell>
          <table:table-cell office:value-type="string" calcext:value-type="string">
            <text:p>MED37D</text:p>
          </table:table-cell>
          <table:table-cell office:value-type="string" calcext:value-type="string">
            <text:p>L</text:p>
          </table:table-cell>
          <table:table-cell office:value-type="float" office:value="22.2524468574666" calcext:value-type="float">
            <text:p>22.2524</text:p>
          </table:table-cell>
          <table:table-cell office:value-type="float" office:value="-1.05440890471901" calcext:value-type="float">
            <text:p>-1.0544</text:p>
          </table:table-cell>
          <table:table-cell office:value-type="float" office:value="-0.0473839533905104" calcext:value-type="float">
            <text:p>-0.0474</text:p>
          </table:table-cell>
          <table:table-cell office:value-type="float" office:value="3.23378655394682" calcext:value-type="float">
            <text:p>3.2338</text:p>
          </table:table-cell>
          <table:table-cell office:value-type="float" office:value="-11.8459883476276" calcext:value-type="float">
            <text:p>-11.8460</text:p>
          </table:table-cell>
          <table:table-cell office:value-type="float" office:value="-0.658172306044812" calcext:value-type="float">
            <text:p>-0.6582</text:p>
          </table:table-cell>
          <table:table-cell office:value-type="float" office:value="0.83448741576441" calcext:value-type="float">
            <text:p>0.834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49470</text:p>
          </table:table-cell>
          <table:table-cell office:value-type="string" calcext:value-type="string">
            <text:p>L</text:p>
          </table:table-cell>
          <table:table-cell office:value-type="float" office:value="13.0381152732883" calcext:value-type="float">
            <text:p>13.0381</text:p>
          </table:table-cell>
          <table:table-cell office:value-type="float" office:value="-0.616136903096614" calcext:value-type="float">
            <text:p>-0.6161</text:p>
          </table:table-cell>
          <table:table-cell office:value-type="float" office:value="-0.0472565927039255" calcext:value-type="float">
            <text:p>-0.0473</text:p>
          </table:table-cell>
          <table:table-cell office:value-type="float" office:value="1.79144706991218" calcext:value-type="float">
            <text:p>1.7914</text:p>
          </table:table-cell>
          <table:table-cell office:value-type="float" office:value="-11.8141481759814" calcext:value-type="float">
            <text:p>-11.8141</text:p>
          </table:table-cell>
          <table:table-cell office:value-type="float" office:value="-1.55416799344072" calcext:value-type="float">
            <text:p>-1.5542</text:p>
          </table:table-cell>
          <table:table-cell office:value-type="float" office:value="0.862015995979954" calcext:value-type="float">
            <text:p>0.862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07280</text:p>
          </table:table-cell>
          <table:table-cell office:value-type="string" calcext:value-type="string">
            <text:p>L</text:p>
          </table:table-cell>
          <table:table-cell office:value-type="float" office:value="14.1130050482547" calcext:value-type="float">
            <text:p>14.1130</text:p>
          </table:table-cell>
          <table:table-cell office:value-type="float" office:value="-0.612969857280758" calcext:value-type="float">
            <text:p>-0.6130</text:p>
          </table:table-cell>
          <table:table-cell office:value-type="float" office:value="-0.0434329793821311" calcext:value-type="float">
            <text:p>-0.0434</text:p>
          </table:table-cell>
          <table:table-cell office:value-type="float" office:value="1.01674115116966" calcext:value-type="float">
            <text:p>1.0167</text:p>
          </table:table-cell>
          <table:table-cell office:value-type="float" office:value="-10.8582448455328" calcext:value-type="float">
            <text:p>-10.8582</text:p>
          </table:table-cell>
          <table:table-cell office:value-type="string" calcext:value-type="string">
            <text:p>NA</text:p>
          </table:table-cell>
          <table:table-cell office:value-type="float" office:value="0.869787219221356" calcext:value-type="float">
            <text:p>0.86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3420</text:p>
          </table:table-cell>
          <table:table-cell office:value-type="string" calcext:value-type="string">
            <text:p>PER47</text:p>
          </table:table-cell>
          <table:table-cell office:value-type="string" calcext:value-type="string">
            <text:p>L</text:p>
          </table:table-cell>
          <table:table-cell office:value-type="float" office:value="7.94138010668399" calcext:value-type="float">
            <text:p>7.9414</text:p>
          </table:table-cell>
          <table:table-cell office:value-type="float" office:value="-0.344547205217037" calcext:value-type="float">
            <text:p>-0.3445</text:p>
          </table:table-cell>
          <table:table-cell office:value-type="float" office:value="-0.0433863132841411" calcext:value-type="float">
            <text:p>-0.0434</text:p>
          </table:table-cell>
          <table:table-cell office:value-type="float" office:value="3.27863948954155" calcext:value-type="float">
            <text:p>3.2786</text:p>
          </table:table-cell>
          <table:table-cell office:value-type="float" office:value="-10.8465783210353" calcext:value-type="float">
            <text:p>-10.8466</text:p>
          </table:table-cell>
          <table:table-cell office:value-type="float" office:value="-0.579545811265546" calcext:value-type="float">
            <text:p>-0.5795</text:p>
          </table:table-cell>
          <table:table-cell office:value-type="float" office:value="0.856984575542554" calcext:value-type="float">
            <text:p>0.85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0900</text:p>
          </table:table-cell>
          <table:table-cell office:value-type="string" calcext:value-type="string">
            <text:p>UMAMIT11</text:p>
          </table:table-cell>
          <table:table-cell office:value-type="string" calcext:value-type="string">
            <text:p>L</text:p>
          </table:table-cell>
          <table:table-cell office:value-type="float" office:value="9.37839356961535" calcext:value-type="float">
            <text:p>9.3784</text:p>
          </table:table-cell>
          <table:table-cell office:value-type="float" office:value="-0.401649205643479" calcext:value-type="float">
            <text:p>-0.4016</text:p>
          </table:table-cell>
          <table:table-cell office:value-type="float" office:value="-0.0428270793566145" calcext:value-type="float">
            <text:p>-0.0428</text:p>
          </table:table-cell>
          <table:table-cell office:value-type="float" office:value="3.0941910220945" calcext:value-type="float">
            <text:p>3.0942</text:p>
          </table:table-cell>
          <table:table-cell office:value-type="float" office:value="-10.7067698391536" calcext:value-type="float">
            <text:p>-10.7068</text:p>
          </table:table-cell>
          <table:table-cell office:value-type="float" office:value="-0.612699407571027" calcext:value-type="float">
            <text:p>-0.6127</text:p>
          </table:table-cell>
          <table:table-cell office:value-type="float" office:value="0.859864559021896" calcext:value-type="float">
            <text:p>0.859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3565</text:p>
          </table:table-cell>
          <table:table-cell office:value-type="string" calcext:value-type="string">
            <text:p>L</text:p>
          </table:table-cell>
          <table:table-cell office:value-type="float" office:value="7.94313905307382" calcext:value-type="float">
            <text:p>7.9431</text:p>
          </table:table-cell>
          <table:table-cell office:value-type="float" office:value="-0.330862219735945" calcext:value-type="float">
            <text:p>-0.3309</text:p>
          </table:table-cell>
          <table:table-cell office:value-type="float" office:value="-0.0416538370441732" calcext:value-type="float">
            <text:p>-0.0417</text:p>
          </table:table-cell>
          <table:table-cell office:value-type="float" office:value="1.97901397969054" calcext:value-type="float">
            <text:p>1.9790</text:p>
          </table:table-cell>
          <table:table-cell office:value-type="float" office:value="-10.4134592610433" calcext:value-type="float">
            <text:p>-10.4135</text:p>
          </table:table-cell>
          <table:table-cell office:value-type="float" office:value="-1.07763261772645" calcext:value-type="float">
            <text:p>-1.0776</text:p>
          </table:table-cell>
          <table:table-cell office:value-type="float" office:value="0.858846382655757" calcext:value-type="float">
            <text:p>0.858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5080</text:p>
          </table:table-cell>
          <table:table-cell office:value-type="string" calcext:value-type="string">
            <text:p>L</text:p>
          </table:table-cell>
          <table:table-cell office:value-type="float" office:value="5.65746083569438" calcext:value-type="float">
            <text:p>5.6575</text:p>
          </table:table-cell>
          <table:table-cell office:value-type="float" office:value="-0.23306073110731" calcext:value-type="float">
            <text:p>-0.2331</text:p>
          </table:table-cell>
          <table:table-cell office:value-type="float" office:value="-0.0411952884652544" calcext:value-type="float">
            <text:p>-0.0412</text:p>
          </table:table-cell>
          <table:table-cell office:value-type="float" office:value="2.83679102382717" calcext:value-type="float">
            <text:p>2.8368</text:p>
          </table:table-cell>
          <table:table-cell office:value-type="float" office:value="-10.2988221163136" calcext:value-type="float">
            <text:p>-10.2988</text:p>
          </table:table-cell>
          <table:table-cell office:value-type="float" office:value="-0.650736175664538" calcext:value-type="float">
            <text:p>-0.6507</text:p>
          </table:table-cell>
          <table:table-cell office:value-type="float" office:value="0.807455528727202" calcext:value-type="float">
            <text:p>0.807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37540</text:p>
          </table:table-cell>
          <table:table-cell office:value-type="string" calcext:value-type="string">
            <text:p>L</text:p>
          </table:table-cell>
          <table:table-cell office:value-type="float" office:value="6.13249835747193" calcext:value-type="float">
            <text:p>6.1325</text:p>
          </table:table-cell>
          <table:table-cell office:value-type="float" office:value="-0.251374828208353" calcext:value-type="float">
            <text:p>-0.2514</text:p>
          </table:table-cell>
          <table:table-cell office:value-type="float" office:value="-0.0409906066916551" calcext:value-type="float">
            <text:p>-0.0410</text:p>
          </table:table-cell>
          <table:table-cell office:value-type="float" office:value="1.53530983717163" calcext:value-type="float">
            <text:p>1.5353</text:p>
          </table:table-cell>
          <table:table-cell office:value-type="float" office:value="-10.2476516729138" calcext:value-type="float">
            <text:p>-10.2477</text:p>
          </table:table-cell>
          <table:table-cell office:value-type="float" office:value="-1.58842073207726" calcext:value-type="float">
            <text:p>-1.5884</text:p>
          </table:table-cell>
          <table:table-cell office:value-type="float" office:value="0.823666669468843" calcext:value-type="float">
            <text:p>0.82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1270</text:p>
          </table:table-cell>
          <table:table-cell office:value-type="string" calcext:value-type="string">
            <text:p>WAK2</text:p>
          </table:table-cell>
          <table:table-cell office:value-type="string" calcext:value-type="string">
            <text:p>L</text:p>
          </table:table-cell>
          <table:table-cell office:value-type="float" office:value="11.952517474678" calcext:value-type="float">
            <text:p>11.9525</text:p>
          </table:table-cell>
          <table:table-cell office:value-type="float" office:value="-0.488853815201769" calcext:value-type="float">
            <text:p>-0.4889</text:p>
          </table:table-cell>
          <table:table-cell office:value-type="float" office:value="-0.0408996528335917" calcext:value-type="float">
            <text:p>-0.0409</text:p>
          </table:table-cell>
          <table:table-cell office:value-type="float" office:value="2.49248292446339" calcext:value-type="float">
            <text:p>2.4925</text:p>
          </table:table-cell>
          <table:table-cell office:value-type="float" office:value="-10.2249132083979" calcext:value-type="float">
            <text:p>-10.2249</text:p>
          </table:table-cell>
          <table:table-cell office:value-type="float" office:value="-0.761775706399386" calcext:value-type="float">
            <text:p>-0.7618</text:p>
          </table:table-cell>
          <table:table-cell office:value-type="float" office:value="0.80038635109694" calcext:value-type="float">
            <text:p>0.80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6680</text:p>
          </table:table-cell>
          <table:table-cell office:value-type="string" calcext:value-type="string">
            <text:p>ATHB-7</text:p>
          </table:table-cell>
          <table:table-cell office:value-type="string" calcext:value-type="string">
            <text:p>L</text:p>
          </table:table-cell>
          <table:table-cell office:value-type="float" office:value="14.7234920811396" calcext:value-type="float">
            <text:p>14.7235</text:p>
          </table:table-cell>
          <table:table-cell office:value-type="float" office:value="-0.592103950411076" calcext:value-type="float">
            <text:p>-0.5921</text:p>
          </table:table-cell>
          <table:table-cell office:value-type="float" office:value="-0.0402149128174249" calcext:value-type="float">
            <text:p>-0.0402</text:p>
          </table:table-cell>
          <table:table-cell office:value-type="float" office:value="1.15503302239759" calcext:value-type="float">
            <text:p>1.1550</text:p>
          </table:table-cell>
          <table:table-cell office:value-type="float" office:value="-10.0537282043562" calcext:value-type="float">
            <text:p>-10.0537</text:p>
          </table:table-cell>
          <table:table-cell office:value-type="float" office:value="-2.94817156667014" calcext:value-type="float">
            <text:p>-2.9482</text:p>
          </table:table-cell>
          <table:table-cell office:value-type="float" office:value="0.88954099794398" calcext:value-type="float">
            <text:p>0.88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47420</text:p>
          </table:table-cell>
          <table:table-cell office:value-type="string" calcext:value-type="string">
            <text:p>ATPS3</text:p>
          </table:table-cell>
          <table:table-cell office:value-type="string" calcext:value-type="string">
            <text:p>L</text:p>
          </table:table-cell>
          <table:table-cell office:value-type="float" office:value="20.7965073697916" calcext:value-type="float">
            <text:p>20.7965</text:p>
          </table:table-cell>
          <table:table-cell office:value-type="float" office:value="-0.830156921072048" calcext:value-type="float">
            <text:p>-0.8302</text:p>
          </table:table-cell>
          <table:table-cell office:value-type="float" office:value="-0.0399180932793508" calcext:value-type="float">
            <text:p>-0.0399</text:p>
          </table:table-cell>
          <table:table-cell office:value-type="float" office:value="2.15310533567945" calcext:value-type="float">
            <text:p>2.1531</text:p>
          </table:table-cell>
          <table:table-cell office:value-type="float" office:value="-9.97952331983771" calcext:value-type="float">
            <text:p>-9.9795</text:p>
          </table:table-cell>
          <table:table-cell office:value-type="float" office:value="-0.898334947884627" calcext:value-type="float">
            <text:p>-0.8983</text:p>
          </table:table-cell>
          <table:table-cell office:value-type="float" office:value="0.865198429210119" calcext:value-type="float">
            <text:p>0.86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9500</text:p>
          </table:table-cell>
          <table:table-cell office:value-type="string" calcext:value-type="string">
            <text:p>UGT79B7</text:p>
          </table:table-cell>
          <table:table-cell office:value-type="string" calcext:value-type="string">
            <text:p>L</text:p>
          </table:table-cell>
          <table:table-cell office:value-type="float" office:value="3.60103894263088" calcext:value-type="float">
            <text:p>3.6010</text:p>
          </table:table-cell>
          <table:table-cell office:value-type="float" office:value="-0.139798134936027" calcext:value-type="float">
            <text:p>-0.1398</text:p>
          </table:table-cell>
          <table:table-cell office:value-type="float" office:value="-0.0388216115302246" calcext:value-type="float">
            <text:p>-0.0388</text:p>
          </table:table-cell>
          <table:table-cell office:value-type="float" office:value="1.24196025166988" calcext:value-type="float">
            <text:p>1.2420</text:p>
          </table:table-cell>
          <table:table-cell office:value-type="float" office:value="-9.70540288255615" calcext:value-type="float">
            <text:p>-9.7054</text:p>
          </table:table-cell>
          <table:table-cell office:value-type="float" office:value="-2.19402025902629" calcext:value-type="float">
            <text:p>-2.1940</text:p>
          </table:table-cell>
          <table:table-cell office:value-type="float" office:value="0.871920547517067" calcext:value-type="float">
            <text:p>0.87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0380</text:p>
          </table:table-cell>
          <table:table-cell office:value-type="string" calcext:value-type="string">
            <text:p>CRK42</text:p>
          </table:table-cell>
          <table:table-cell office:value-type="string" calcext:value-type="string">
            <text:p>L</text:p>
          </table:table-cell>
          <table:table-cell office:value-type="float" office:value="1.64469557295631" calcext:value-type="float">
            <text:p>1.6447</text:p>
          </table:table-cell>
          <table:table-cell office:value-type="float" office:value="-0.0580318665571312" calcext:value-type="float">
            <text:p>-0.0580</text:p>
          </table:table-cell>
          <table:table-cell office:value-type="float" office:value="-0.0352842602067811" calcext:value-type="float">
            <text:p>-0.0353</text:p>
          </table:table-cell>
          <table:table-cell office:value-type="float" office:value="1.78215594821169" calcext:value-type="float">
            <text:p>1.7822</text:p>
          </table:table-cell>
          <table:table-cell office:value-type="float" office:value="-8.82106505169528" calcext:value-type="float">
            <text:p>-8.8211</text:p>
          </table:table-cell>
          <table:table-cell office:value-type="float" office:value="-0.985547424641675" calcext:value-type="float">
            <text:p>-0.9855</text:p>
          </table:table-cell>
          <table:table-cell office:value-type="float" office:value="0.929340839955726" calcext:value-type="float">
            <text:p>0.929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4746</text:p>
          </table:table-cell>
          <table:table-cell office:value-type="string" calcext:value-type="string">
            <text:p>L</text:p>
          </table:table-cell>
          <table:table-cell office:value-type="float" office:value="13.4623051221519" calcext:value-type="float">
            <text:p>13.4623</text:p>
          </table:table-cell>
          <table:table-cell office:value-type="float" office:value="-0.470892504583681" calcext:value-type="float">
            <text:p>-0.4709</text:p>
          </table:table-cell>
          <table:table-cell office:value-type="float" office:value="-0.0349785939563084" calcext:value-type="float">
            <text:p>-0.0350</text:p>
          </table:table-cell>
          <table:table-cell office:value-type="float" office:value="1.26642519683335" calcext:value-type="float">
            <text:p>1.2664</text:p>
          </table:table-cell>
          <table:table-cell office:value-type="float" office:value="-8.7446484890771" calcext:value-type="float">
            <text:p>-8.7446</text:p>
          </table:table-cell>
          <table:table-cell office:value-type="float" office:value="-1.69198224599834" calcext:value-type="float">
            <text:p>-1.6920</text:p>
          </table:table-cell>
          <table:table-cell office:value-type="float" office:value="0.832627238637605" calcext:value-type="float">
            <text:p>0.83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8100</text:p>
          </table:table-cell>
          <table:table-cell office:value-type="string" calcext:value-type="string">
            <text:p>UMAMIT45</text:p>
          </table:table-cell>
          <table:table-cell office:value-type="string" calcext:value-type="string">
            <text:p>L</text:p>
          </table:table-cell>
          <table:table-cell office:value-type="float" office:value="6.09522297953525" calcext:value-type="float">
            <text:p>6.0952</text:p>
          </table:table-cell>
          <table:table-cell office:value-type="float" office:value="-0.207496685874089" calcext:value-type="float">
            <text:p>-0.2075</text:p>
          </table:table-cell>
          <table:table-cell office:value-type="float" office:value="-0.0340425094489176" calcext:value-type="float">
            <text:p>-0.0340</text:p>
          </table:table-cell>
          <table:table-cell office:value-type="float" office:value="1.64638763299785" calcext:value-type="float">
            <text:p>1.6464</text:p>
          </table:table-cell>
          <table:table-cell office:value-type="float" office:value="-8.51062736222941" calcext:value-type="float">
            <text:p>-8.5106</text:p>
          </table:table-cell>
          <table:table-cell office:value-type="float" office:value="-1.04968781170578" calcext:value-type="float">
            <text:p>-1.0497</text:p>
          </table:table-cell>
          <table:table-cell office:value-type="float" office:value="0.907159995814612" calcext:value-type="float">
            <text:p>0.90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4810</text:p>
          </table:table-cell>
          <table:table-cell office:value-type="string" calcext:value-type="string">
            <text:p>MSL5</text:p>
          </table:table-cell>
          <table:table-cell office:value-type="string" calcext:value-type="string">
            <text:p>L</text:p>
          </table:table-cell>
          <table:table-cell office:value-type="float" office:value="2.8827985118433" calcext:value-type="float">
            <text:p>2.8828</text:p>
          </table:table-cell>
          <table:table-cell office:value-type="float" office:value="-0.0951909857708091" calcext:value-type="float">
            <text:p>-0.0952</text:p>
          </table:table-cell>
          <table:table-cell office:value-type="float" office:value="-0.0330203395692552" calcext:value-type="float">
            <text:p>-0.0330</text:p>
          </table:table-cell>
          <table:table-cell office:value-type="float" office:value="1.70356733878274" calcext:value-type="float">
            <text:p>1.7036</text:p>
          </table:table-cell>
          <table:table-cell office:value-type="float" office:value="-8.25508489231379" calcext:value-type="float">
            <text:p>-8.2551</text:p>
          </table:table-cell>
          <table:table-cell office:value-type="float" office:value="-0.956169434658335" calcext:value-type="float">
            <text:p>-0.9562</text:p>
          </table:table-cell>
          <table:table-cell office:value-type="float" office:value="0.810068775892531" calcext:value-type="float">
            <text:p>0.810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47540</text:p>
          </table:table-cell>
          <table:table-cell office:value-type="string" calcext:value-type="string">
            <text:p>L</text:p>
          </table:table-cell>
          <table:table-cell office:value-type="float" office:value="19.2957765005584" calcext:value-type="float">
            <text:p>19.2958</text:p>
          </table:table-cell>
          <table:table-cell office:value-type="float" office:value="-0.630762543000161" calcext:value-type="float">
            <text:p>-0.6308</text:p>
          </table:table-cell>
          <table:table-cell office:value-type="float" office:value="-0.0326891505497022" calcext:value-type="float">
            <text:p>-0.0327</text:p>
          </table:table-cell>
          <table:table-cell office:value-type="float" office:value="0.835312540079845" calcext:value-type="float">
            <text:p>0.8353</text:p>
          </table:table-cell>
          <table:table-cell office:value-type="float" office:value="-8.17228763742555" calcext:value-type="float">
            <text:p>-8.1723</text:p>
          </table:table-cell>
          <table:table-cell office:value-type="float" office:value="-5.52954821204329" calcext:value-type="float">
            <text:p>-5.5295</text:p>
          </table:table-cell>
          <table:table-cell office:value-type="float" office:value="0.918792847878292" calcext:value-type="float">
            <text:p>0.918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0010</text:p>
          </table:table-cell>
          <table:table-cell office:value-type="string" calcext:value-type="string">
            <text:p>L</text:p>
          </table:table-cell>
          <table:table-cell office:value-type="float" office:value="1.33845689390393" calcext:value-type="float">
            <text:p>1.3385</text:p>
          </table:table-cell>
          <table:table-cell office:value-type="float" office:value="-0.0423379244917661" calcext:value-type="float">
            <text:p>-0.0423</text:p>
          </table:table-cell>
          <table:table-cell office:value-type="float" office:value="-0.0316318924311992" calcext:value-type="float">
            <text:p>-0.0316</text:p>
          </table:table-cell>
          <table:table-cell office:value-type="float" office:value="1.41775106123696" calcext:value-type="float">
            <text:p>1.4178</text:p>
          </table:table-cell>
          <table:table-cell office:value-type="float" office:value="-7.90797310779981" calcext:value-type="float">
            <text:p>-7.9080</text:p>
          </table:table-cell>
          <table:table-cell office:value-type="float" office:value="-1.17717330983726" calcext:value-type="float">
            <text:p>-1.1772</text:p>
          </table:table-cell>
          <table:table-cell office:value-type="float" office:value="0.825480337597183" calcext:value-type="float">
            <text:p>0.82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9780</text:p>
          </table:table-cell>
          <table:table-cell office:value-type="string" calcext:value-type="string">
            <text:p>ERF060</text:p>
          </table:table-cell>
          <table:table-cell office:value-type="string" calcext:value-type="string">
            <text:p>L</text:p>
          </table:table-cell>
          <table:table-cell office:value-type="float" office:value="9.07810494248638" calcext:value-type="float">
            <text:p>9.0781</text:p>
          </table:table-cell>
          <table:table-cell office:value-type="float" office:value="-0.272466008710901" calcext:value-type="float">
            <text:p>-0.2725</text:p>
          </table:table-cell>
          <table:table-cell office:value-type="float" office:value="-0.030013533709633" calcext:value-type="float">
            <text:p>-0.0300</text:p>
          </table:table-cell>
          <table:table-cell office:value-type="float" office:value="1.1800123787938" calcext:value-type="float">
            <text:p>1.1800</text:p>
          </table:table-cell>
          <table:table-cell office:value-type="float" office:value="-7.50338342740825" calcext:value-type="float">
            <text:p>-7.5034</text:p>
          </table:table-cell>
          <table:table-cell office:value-type="float" office:value="-1.45748748709392" calcext:value-type="float">
            <text:p>-1.4575</text:p>
          </table:table-cell>
          <table:table-cell office:value-type="float" office:value="0.932952734037827" calcext:value-type="float">
            <text:p>0.93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5970</text:p>
          </table:table-cell>
          <table:table-cell office:value-type="string" calcext:value-type="string">
            <text:p>CYP86A8</text:p>
          </table:table-cell>
          <table:table-cell office:value-type="string" calcext:value-type="string">
            <text:p>L</text:p>
          </table:table-cell>
          <table:table-cell office:value-type="float" office:value="6.45497729850671" calcext:value-type="float">
            <text:p>6.4550</text:p>
          </table:table-cell>
          <table:table-cell office:value-type="float" office:value="-0.188157959725194" calcext:value-type="float">
            <text:p>-0.1882</text:p>
          </table:table-cell>
          <table:table-cell office:value-type="float" office:value="-0.029149282952354" calcext:value-type="float">
            <text:p>-0.0291</text:p>
          </table:table-cell>
          <table:table-cell office:value-type="float" office:value="2.47149800412224" calcext:value-type="float">
            <text:p>2.4715</text:p>
          </table:table-cell>
          <table:table-cell office:value-type="float" office:value="-7.28732073808851" calcext:value-type="float">
            <text:p>-7.2873</text:p>
          </table:table-cell>
          <table:table-cell office:value-type="float" office:value="-0.504006926316568" calcext:value-type="float">
            <text:p>-0.5040</text:p>
          </table:table-cell>
          <table:table-cell office:value-type="float" office:value="0.804154072616294" calcext:value-type="float">
            <text:p>0.80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2370</text:p>
          </table:table-cell>
          <table:table-cell office:value-type="string" calcext:value-type="string">
            <text:p>UGT85A5</text:p>
          </table:table-cell>
          <table:table-cell office:value-type="string" calcext:value-type="string">
            <text:p>L</text:p>
          </table:table-cell>
          <table:table-cell office:value-type="float" office:value="3.3254722945518" calcext:value-type="float">
            <text:p>3.3255</text:p>
          </table:table-cell>
          <table:table-cell office:value-type="float" office:value="-0.0955607016808059" calcext:value-type="float">
            <text:p>-0.0956</text:p>
          </table:table-cell>
          <table:table-cell office:value-type="float" office:value="-0.0287359788976035" calcext:value-type="float">
            <text:p>-0.0287</text:p>
          </table:table-cell>
          <table:table-cell office:value-type="float" office:value="0.628622077797655" calcext:value-type="float">
            <text:p>0.6286</text:p>
          </table:table-cell>
          <table:table-cell office:value-type="float" office:value="-7.18399472440089" calcext:value-type="float">
            <text:p>-7.1840</text:p>
          </table:table-cell>
          <table:table-cell office:value-type="string" calcext:value-type="string">
            <text:p>NA</text:p>
          </table:table-cell>
          <table:table-cell office:value-type="float" office:value="0.966993218389273" calcext:value-type="float">
            <text:p>0.96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31050</text:p>
          </table:table-cell>
          <table:table-cell office:value-type="string" calcext:value-type="string">
            <text:p>BHLH111</text:p>
          </table:table-cell>
          <table:table-cell office:value-type="string" calcext:value-type="string">
            <text:p>L</text:p>
          </table:table-cell>
          <table:table-cell office:value-type="float" office:value="1.83934154939877" calcext:value-type="float">
            <text:p>1.8393</text:p>
          </table:table-cell>
          <table:table-cell office:value-type="float" office:value="-0.0526037615604063" calcext:value-type="float">
            <text:p>-0.0526</text:p>
          </table:table-cell>
          <table:table-cell office:value-type="float" office:value="-0.0285992351869619" calcext:value-type="float">
            <text:p>-0.0286</text:p>
          </table:table-cell>
          <table:table-cell office:value-type="float" office:value="0.158262203455846" calcext:value-type="float">
            <text:p>0.1583</text:p>
          </table:table-cell>
          <table:table-cell office:value-type="float" office:value="-7.14980879674047" calcext:value-type="float">
            <text:p>-7.1498</text:p>
          </table:table-cell>
          <table:table-cell office:value-type="string" calcext:value-type="string">
            <text:p>NA</text:p>
          </table:table-cell>
          <table:table-cell office:value-type="float" office:value="0.910846092985143" calcext:value-type="float">
            <text:p>0.91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4230</text:p>
          </table:table-cell>
          <table:table-cell office:value-type="string" calcext:value-type="string">
            <text:p>MYB49</text:p>
          </table:table-cell>
          <table:table-cell office:value-type="string" calcext:value-type="string">
            <text:p>L</text:p>
          </table:table-cell>
          <table:table-cell office:value-type="float" office:value="1.54980549893692" calcext:value-type="float">
            <text:p>1.5498</text:p>
          </table:table-cell>
          <table:table-cell office:value-type="float" office:value="-0.0435930913729378" calcext:value-type="float">
            <text:p>-0.0436</text:p>
          </table:table-cell>
          <table:table-cell office:value-type="float" office:value="-0.0281281047220701" calcext:value-type="float">
            <text:p>-0.0281</text:p>
          </table:table-cell>
          <table:table-cell office:value-type="float" office:value="0.426001233862963" calcext:value-type="float">
            <text:p>0.4260</text:p>
          </table:table-cell>
          <table:table-cell office:value-type="float" office:value="-7.03202618051751" calcext:value-type="float">
            <text:p>-7.0320</text:p>
          </table:table-cell>
          <table:table-cell office:value-type="string" calcext:value-type="string">
            <text:p>NA</text:p>
          </table:table-cell>
          <table:table-cell office:value-type="float" office:value="0.907813836149671" calcext:value-type="float">
            <text:p>0.90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45260</text:p>
          </table:table-cell>
          <table:table-cell office:value-type="string" calcext:value-type="string">
            <text:p>IDD9</text:p>
          </table:table-cell>
          <table:table-cell office:value-type="string" calcext:value-type="string">
            <text:p>L</text:p>
          </table:table-cell>
          <table:table-cell office:value-type="float" office:value="4.36551110000324" calcext:value-type="float">
            <text:p>4.3655</text:p>
          </table:table-cell>
          <table:table-cell office:value-type="float" office:value="-0.120287632279659" calcext:value-type="float">
            <text:p>-0.1203</text:p>
          </table:table-cell>
          <table:table-cell office:value-type="float" office:value="-0.0275540777526759" calcext:value-type="float">
            <text:p>-0.0276</text:p>
          </table:table-cell>
          <table:table-cell office:value-type="float" office:value="0.472840996306896" calcext:value-type="float">
            <text:p>0.4728</text:p>
          </table:table-cell>
          <table:table-cell office:value-type="float" office:value="-6.88851943816898" calcext:value-type="float">
            <text:p>-6.8885</text:p>
          </table:table-cell>
          <table:table-cell office:value-type="string" calcext:value-type="string">
            <text:p>NA</text:p>
          </table:table-cell>
          <table:table-cell office:value-type="float" office:value="0.879831939229219" calcext:value-type="float">
            <text:p>0.87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15080</text:p>
          </table:table-cell>
          <table:table-cell office:value-type="string" calcext:value-type="string">
            <text:p>AtRLP19</text:p>
          </table:table-cell>
          <table:table-cell office:value-type="string" calcext:value-type="string">
            <text:p>L</text:p>
          </table:table-cell>
          <table:table-cell office:value-type="float" office:value="2.36297669604763" calcext:value-type="float">
            <text:p>2.3630</text:p>
          </table:table-cell>
          <table:table-cell office:value-type="float" office:value="-0.0613465791601061" calcext:value-type="float">
            <text:p>-0.0613</text:p>
          </table:table-cell>
          <table:table-cell office:value-type="float" office:value="-0.0259615675697165" calcext:value-type="float">
            <text:p>-0.0260</text:p>
          </table:table-cell>
          <table:table-cell office:value-type="float" office:value="0.211075753520757" calcext:value-type="float">
            <text:p>0.2111</text:p>
          </table:table-cell>
          <table:table-cell office:value-type="float" office:value="-6.49039189242912" calcext:value-type="float">
            <text:p>-6.4904</text:p>
          </table:table-cell>
          <table:table-cell office:value-type="string" calcext:value-type="string">
            <text:p>NA</text:p>
          </table:table-cell>
          <table:table-cell office:value-type="float" office:value="0.88456975844093" calcext:value-type="float">
            <text:p>0.884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25625</text:p>
          </table:table-cell>
          <table:table-cell office:value-type="string" calcext:value-type="string">
            <text:p>L</text:p>
          </table:table-cell>
          <table:table-cell office:value-type="float" office:value="12.1775036047627" calcext:value-type="float">
            <text:p>12.1775</text:p>
          </table:table-cell>
          <table:table-cell office:value-type="float" office:value="-0.3028080485503" calcext:value-type="float">
            <text:p>-0.3028</text:p>
          </table:table-cell>
          <table:table-cell office:value-type="float" office:value="-0.0248661842671819" calcext:value-type="float">
            <text:p>-0.0249</text:p>
          </table:table-cell>
          <table:table-cell office:value-type="float" office:value="0.716070512403917" calcext:value-type="float">
            <text:p>0.7161</text:p>
          </table:table-cell>
          <table:table-cell office:value-type="float" office:value="-6.21654606679547" calcext:value-type="float">
            <text:p>-6.2165</text:p>
          </table:table-cell>
          <table:table-cell office:value-type="float" office:value="-2.92299983054828" calcext:value-type="float">
            <text:p>-2.9230</text:p>
          </table:table-cell>
          <table:table-cell office:value-type="float" office:value="0.814779553798489" calcext:value-type="float">
            <text:p>0.81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3760</text:p>
          </table:table-cell>
          <table:table-cell office:value-type="string" calcext:value-type="string">
            <text:p>KCS19</text:p>
          </table:table-cell>
          <table:table-cell office:value-type="string" calcext:value-type="string">
            <text:p>L</text:p>
          </table:table-cell>
          <table:table-cell office:value-type="float" office:value="30.8484796232629" calcext:value-type="float">
            <text:p>30.8485</text:p>
          </table:table-cell>
          <table:table-cell office:value-type="float" office:value="-0.744177788841517" calcext:value-type="float">
            <text:p>-0.7442</text:p>
          </table:table-cell>
          <table:table-cell office:value-type="float" office:value="-0.024123645571185" calcext:value-type="float">
            <text:p>-0.0241</text:p>
          </table:table-cell>
          <table:table-cell office:value-type="float" office:value="0.98791149010212" calcext:value-type="float">
            <text:p>0.9879</text:p>
          </table:table-cell>
          <table:table-cell office:value-type="float" office:value="-6.03091139279625" calcext:value-type="float">
            <text:p>-6.0309</text:p>
          </table:table-cell>
          <table:table-cell office:value-type="float" office:value="-1.36019669575867" calcext:value-type="float">
            <text:p>-1.3602</text:p>
          </table:table-cell>
          <table:table-cell office:value-type="float" office:value="0.891197431204903" calcext:value-type="float">
            <text:p>0.89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60030</text:p>
          </table:table-cell>
          <table:table-cell office:value-type="string" calcext:value-type="string">
            <text:p>SPL12</text:p>
          </table:table-cell>
          <table:table-cell office:value-type="string" calcext:value-type="string">
            <text:p>L</text:p>
          </table:table-cell>
          <table:table-cell office:value-type="float" office:value="6.5585755690368" calcext:value-type="float">
            <text:p>6.5586</text:p>
          </table:table-cell>
          <table:table-cell office:value-type="float" office:value="-0.158142305069267" calcext:value-type="float">
            <text:p>-0.1581</text:p>
          </table:table-cell>
          <table:table-cell office:value-type="float" office:value="-0.0241122944158577" calcext:value-type="float">
            <text:p>-0.0241</text:p>
          </table:table-cell>
          <table:table-cell office:value-type="float" office:value="0.795804232962076" calcext:value-type="float">
            <text:p>0.7958</text:p>
          </table:table-cell>
          <table:table-cell office:value-type="float" office:value="-6.02807360396442" calcext:value-type="float">
            <text:p>-6.0281</text:p>
          </table:table-cell>
          <table:table-cell office:value-type="float" office:value="-2.04383610348355" calcext:value-type="float">
            <text:p>-2.0438</text:p>
          </table:table-cell>
          <table:table-cell office:value-type="float" office:value="0.806970549254627" calcext:value-type="float">
            <text:p>0.80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16920</text:p>
          </table:table-cell>
          <table:table-cell office:value-type="string" calcext:value-type="string">
            <text:p>UBC23</text:p>
          </table:table-cell>
          <table:table-cell office:value-type="string" calcext:value-type="string">
            <text:p>L</text:p>
          </table:table-cell>
          <table:table-cell office:value-type="float" office:value="2.79048318482269" calcext:value-type="float">
            <text:p>2.7905</text:p>
          </table:table-cell>
          <table:table-cell office:value-type="float" office:value="-0.065305163069988" calcext:value-type="float">
            <text:p>-0.0653</text:p>
          </table:table-cell>
          <table:table-cell office:value-type="float" office:value="-0.0234028154784016" calcext:value-type="float">
            <text:p>-0.0234</text:p>
          </table:table-cell>
          <table:table-cell office:value-type="float" office:value="1.54348917263835" calcext:value-type="float">
            <text:p>1.5435</text:p>
          </table:table-cell>
          <table:table-cell office:value-type="float" office:value="-5.85070386960041" calcext:value-type="float">
            <text:p>-5.8507</text:p>
          </table:table-cell>
          <table:table-cell office:value-type="float" office:value="-0.687467271335703" calcext:value-type="float">
            <text:p>-0.6875</text:p>
          </table:table-cell>
          <table:table-cell office:value-type="float" office:value="0.857081673629888" calcext:value-type="float">
            <text:p>0.85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7940</text:p>
          </table:table-cell>
          <table:table-cell office:value-type="string" calcext:value-type="string">
            <text:p>MTM1</text:p>
          </table:table-cell>
          <table:table-cell office:value-type="string" calcext:value-type="string">
            <text:p>L</text:p>
          </table:table-cell>
          <table:table-cell office:value-type="float" office:value="2.38665813273312" calcext:value-type="float">
            <text:p>2.3867</text:p>
          </table:table-cell>
          <table:table-cell office:value-type="float" office:value="-0.051522255138959" calcext:value-type="float">
            <text:p>-0.0515</text:p>
          </table:table-cell>
          <table:table-cell office:value-type="float" office:value="-0.0215876142595913" calcext:value-type="float">
            <text:p>-0.0216</text:p>
          </table:table-cell>
          <table:table-cell office:value-type="float" office:value="0.660953112081934" calcext:value-type="float">
            <text:p>0.6610</text:p>
          </table:table-cell>
          <table:table-cell office:value-type="float" office:value="-5.39690356489781" calcext:value-type="float">
            <text:p>-5.3969</text:p>
          </table:table-cell>
          <table:table-cell office:value-type="float" office:value="-2.44641141885384" calcext:value-type="float">
            <text:p>-2.4464</text:p>
          </table:table-cell>
          <table:table-cell office:value-type="float" office:value="0.939959140864602" calcext:value-type="float">
            <text:p>0.94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33480</text:p>
          </table:table-cell>
          <table:table-cell office:value-type="string" calcext:value-type="string">
            <text:p>ANAC041</text:p>
          </table:table-cell>
          <table:table-cell office:value-type="string" calcext:value-type="string">
            <text:p>L</text:p>
          </table:table-cell>
          <table:table-cell office:value-type="float" office:value="7.09681667686398" calcext:value-type="float">
            <text:p>7.0968</text:p>
          </table:table-cell>
          <table:table-cell office:value-type="float" office:value="-0.152965341327283" calcext:value-type="float">
            <text:p>-0.1530</text:p>
          </table:table-cell>
          <table:table-cell office:value-type="float" office:value="-0.0215540781581633" calcext:value-type="float">
            <text:p>-0.0216</text:p>
          </table:table-cell>
          <table:table-cell office:value-type="float" office:value="0.671579692367808" calcext:value-type="float">
            <text:p>0.6716</text:p>
          </table:table-cell>
          <table:table-cell office:value-type="float" office:value="-5.38851953954083" calcext:value-type="float">
            <text:p>-5.3885</text:p>
          </table:table-cell>
          <table:table-cell office:value-type="float" office:value="-2.33908869866953" calcext:value-type="float">
            <text:p>-2.3391</text:p>
          </table:table-cell>
          <table:table-cell office:value-type="float" office:value="0.841837813763577" calcext:value-type="float">
            <text:p>0.84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6975</text:p>
          </table:table-cell>
          <table:table-cell office:value-type="string" calcext:value-type="string">
            <text:p>COPT6</text:p>
          </table:table-cell>
          <table:table-cell office:value-type="string" calcext:value-type="string">
            <text:p>L</text:p>
          </table:table-cell>
          <table:table-cell office:value-type="float" office:value="35.2338468159392" calcext:value-type="float">
            <text:p>35.2338</text:p>
          </table:table-cell>
          <table:table-cell office:value-type="float" office:value="0.760975565480911" calcext:value-type="float">
            <text:p>0.7610</text:p>
          </table:table-cell>
          <table:table-cell office:value-type="float" office:value="0.0215978564434428" calcext:value-type="float">
            <text:p>0.0216</text:p>
          </table:table-cell>
          <table:table-cell office:value-type="float" office:value="0.964773233188166" calcext:value-type="float">
            <text:p>0.9648</text:p>
          </table:table-cell>
          <table:table-cell office:value-type="float" office:value="5.39946411086071" calcext:value-type="float">
            <text:p>5.3995</text:p>
          </table:table-cell>
          <table:table-cell office:value-type="float" office:value="0.641232926010822" calcext:value-type="float">
            <text:p>0.6412</text:p>
          </table:table-cell>
          <table:table-cell office:value-type="float" office:value="0.945540882383131" calcext:value-type="float">
            <text:p>0.945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9130</text:p>
          </table:table-cell>
          <table:table-cell office:value-type="string" calcext:value-type="string">
            <text:p>L</text:p>
          </table:table-cell>
          <table:table-cell office:value-type="float" office:value="11.4896209167112" calcext:value-type="float">
            <text:p>11.4896</text:p>
          </table:table-cell>
          <table:table-cell office:value-type="float" office:value="0.273327240092466" calcext:value-type="float">
            <text:p>0.2733</text:p>
          </table:table-cell>
          <table:table-cell office:value-type="float" office:value="0.023789056407851" calcext:value-type="float">
            <text:p>0.0238</text:p>
          </table:table-cell>
          <table:table-cell office:value-type="float" office:value="0.937945471667584" calcext:value-type="float">
            <text:p>0.9379</text:p>
          </table:table-cell>
          <table:table-cell office:value-type="float" office:value="5.94726410196274" calcext:value-type="float">
            <text:p>5.9473</text:p>
          </table:table-cell>
          <table:table-cell office:value-type="float" office:value="0.70847291650469" calcext:value-type="float">
            <text:p>0.7085</text:p>
          </table:table-cell>
          <table:table-cell office:value-type="float" office:value="0.807477461560291" calcext:value-type="float">
            <text:p>0.807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3510</text:p>
          </table:table-cell>
          <table:table-cell office:value-type="string" calcext:value-type="string">
            <text:p>L</text:p>
          </table:table-cell>
          <table:table-cell office:value-type="float" office:value="9.90841273727425" calcext:value-type="float">
            <text:p>9.9084</text:p>
          </table:table-cell>
          <table:table-cell office:value-type="float" office:value="0.292144489462105" calcext:value-type="float">
            <text:p>0.2921</text:p>
          </table:table-cell>
          <table:table-cell office:value-type="float" office:value="0.029484489313116" calcext:value-type="float">
            <text:p>0.0295</text:p>
          </table:table-cell>
          <table:table-cell office:value-type="float" office:value="1.34465860782749" calcext:value-type="float">
            <text:p>1.3447</text:p>
          </table:table-cell>
          <table:table-cell office:value-type="float" office:value="7.37112232827899" calcext:value-type="float">
            <text:p>7.3711</text:p>
          </table:table-cell>
          <table:table-cell office:value-type="float" office:value="0.630571330023986" calcext:value-type="float">
            <text:p>0.6306</text:p>
          </table:table-cell>
          <table:table-cell office:value-type="float" office:value="0.803281003197923" calcext:value-type="float">
            <text:p>0.803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66580</text:p>
          </table:table-cell>
          <table:table-cell office:value-type="string" calcext:value-type="string">
            <text:p>L</text:p>
          </table:table-cell>
          <table:table-cell office:value-type="float" office:value="9.76156819847908" calcext:value-type="float">
            <text:p>9.7616</text:p>
          </table:table-cell>
          <table:table-cell office:value-type="float" office:value="0.296141744435815" calcext:value-type="float">
            <text:p>0.2961</text:p>
          </table:table-cell>
          <table:table-cell office:value-type="float" office:value="0.0303375173347614" calcext:value-type="float">
            <text:p>0.0303</text:p>
          </table:table-cell>
          <table:table-cell office:value-type="float" office:value="0.309560586551217" calcext:value-type="float">
            <text:p>0.3096</text:p>
          </table:table-cell>
          <table:table-cell office:value-type="float" office:value="7.58437933369035" calcext:value-type="float">
            <text:p>7.5844</text:p>
          </table:table-cell>
          <table:table-cell office:value-type="float" office:value="1.78661594422958" calcext:value-type="float">
            <text:p>1.7866</text:p>
          </table:table-cell>
          <table:table-cell office:value-type="float" office:value="0.863616836996581" calcext:value-type="float">
            <text:p>0.863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9370</text:p>
          </table:table-cell>
          <table:table-cell office:value-type="string" calcext:value-type="string">
            <text:p>L</text:p>
          </table:table-cell>
          <table:table-cell office:value-type="float" office:value="10.9930083101316" calcext:value-type="float">
            <text:p>10.9930</text:p>
          </table:table-cell>
          <table:table-cell office:value-type="float" office:value="0.35453374232052" calcext:value-type="float">
            <text:p>0.3545</text:p>
          </table:table-cell>
          <table:table-cell office:value-type="float" office:value="0.0322508391077779" calcext:value-type="float">
            <text:p>0.0323</text:p>
          </table:table-cell>
          <table:table-cell office:value-type="float" office:value="0.39130692261995" calcext:value-type="float">
            <text:p>0.3913</text:p>
          </table:table-cell>
          <table:table-cell office:value-type="float" office:value="8.06270977694448" calcext:value-type="float">
            <text:p>8.0627</text:p>
          </table:table-cell>
          <table:table-cell office:value-type="float" office:value="1.61374696543371" calcext:value-type="float">
            <text:p>1.6137</text:p>
          </table:table-cell>
          <table:table-cell office:value-type="float" office:value="0.82131561744442" calcext:value-type="float">
            <text:p>0.821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61820</text:p>
          </table:table-cell>
          <table:table-cell office:value-type="string" calcext:value-type="string">
            <text:p>L</text:p>
          </table:table-cell>
          <table:table-cell office:value-type="float" office:value="9.98472297939809" calcext:value-type="float">
            <text:p>9.9847</text:p>
          </table:table-cell>
          <table:table-cell office:value-type="float" office:value="0.329282826274553" calcext:value-type="float">
            <text:p>0.3293</text:p>
          </table:table-cell>
          <table:table-cell office:value-type="float" office:value="0.0329786642006971" calcext:value-type="float">
            <text:p>0.0330</text:p>
          </table:table-cell>
          <table:table-cell office:value-type="float" office:value="0.253861567906443" calcext:value-type="float">
            <text:p>0.2539</text:p>
          </table:table-cell>
          <table:table-cell office:value-type="float" office:value="8.24466605017427" calcext:value-type="float">
            <text:p>8.2447</text:p>
          </table:table-cell>
          <table:table-cell office:value-type="float" office:value="2.0866824003234" calcext:value-type="float">
            <text:p>2.0867</text:p>
          </table:table-cell>
          <table:table-cell office:value-type="float" office:value="0.952509419631163" calcext:value-type="float">
            <text:p>0.952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6265</text:p>
          </table:table-cell>
          <table:table-cell office:value-type="string" calcext:value-type="string">
            <text:p>L</text:p>
          </table:table-cell>
          <table:table-cell office:value-type="float" office:value="6.51554241797865" calcext:value-type="float">
            <text:p>6.5155</text:p>
          </table:table-cell>
          <table:table-cell office:value-type="float" office:value="0.22585750578662" calcext:value-type="float">
            <text:p>0.2259</text:p>
          </table:table-cell>
          <table:table-cell office:value-type="float" office:value="0.0346644210562425" calcext:value-type="float">
            <text:p>0.0347</text:p>
          </table:table-cell>
          <table:table-cell office:value-type="float" office:value="0.649347876211643" calcext:value-type="float">
            <text:p>0.6493</text:p>
          </table:table-cell>
          <table:table-cell office:value-type="float" office:value="8.66610526406062" calcext:value-type="float">
            <text:p>8.6661</text:p>
          </table:table-cell>
          <table:table-cell office:value-type="float" office:value="1.22316667914745" calcext:value-type="float">
            <text:p>1.2232</text:p>
          </table:table-cell>
          <table:table-cell office:value-type="float" office:value="0.900091407192513" calcext:value-type="float">
            <text:p>0.900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6770</text:p>
          </table:table-cell>
          <table:table-cell office:value-type="string" calcext:value-type="string">
            <text:p>L</text:p>
          </table:table-cell>
          <table:table-cell office:value-type="float" office:value="6.22115209645988" calcext:value-type="float">
            <text:p>6.2212</text:p>
          </table:table-cell>
          <table:table-cell office:value-type="float" office:value="0.216868822181589" calcext:value-type="float">
            <text:p>0.2169</text:p>
          </table:table-cell>
          <table:table-cell office:value-type="float" office:value="0.0348599132152703" calcext:value-type="float">
            <text:p>0.0349</text:p>
          </table:table-cell>
          <table:table-cell office:value-type="float" office:value="0.234002283660349" calcext:value-type="float">
            <text:p>0.2340</text:p>
          </table:table-cell>
          <table:table-cell office:value-type="float" office:value="8.71497830381758" calcext:value-type="float">
            <text:p>8.7150</text:p>
          </table:table-cell>
          <table:table-cell office:value-type="float" office:value="2.24010465953229" calcext:value-type="float">
            <text:p>2.2401</text:p>
          </table:table-cell>
          <table:table-cell office:value-type="float" office:value="0.886216575632092" calcext:value-type="float">
            <text:p>0.88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4840</text:p>
          </table:table-cell>
          <table:table-cell office:value-type="string" calcext:value-type="string">
            <text:p>MAP70.4</text:p>
          </table:table-cell>
          <table:table-cell office:value-type="string" calcext:value-type="string">
            <text:p>E</text:p>
          </table:table-cell>
          <table:table-cell office:value-type="float" office:value="4.89000960061607" calcext:value-type="float">
            <text:p>4.8900</text:p>
          </table:table-cell>
          <table:table-cell office:value-type="float" office:value="0.173336551665112" calcext:value-type="float">
            <text:p>0.1733</text:p>
          </table:table-cell>
          <table:table-cell office:value-type="float" office:value="0.0354470779859562" calcext:value-type="float">
            <text:p>0.0354</text:p>
          </table:table-cell>
          <table:table-cell office:value-type="float" office:value="1.55023820325819" calcext:value-type="float">
            <text:p>1.5502</text:p>
          </table:table-cell>
          <table:table-cell office:value-type="float" office:value="8.86176949648905" calcext:value-type="float">
            <text:p>8.8618</text:p>
          </table:table-cell>
          <table:table-cell office:value-type="float" office:value="0.652270071032392" calcext:value-type="float">
            <text:p>0.6523</text:p>
          </table:table-cell>
          <table:table-cell office:value-type="float" office:value="0.825115138869021" calcext:value-type="float">
            <text:p>0.825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2915</text:p>
          </table:table-cell>
          <table:table-cell office:value-type="string" calcext:value-type="string">
            <text:p>L</text:p>
          </table:table-cell>
          <table:table-cell office:value-type="float" office:value="1.30727530521929" calcext:value-type="float">
            <text:p>1.3073</text:p>
          </table:table-cell>
          <table:table-cell office:value-type="float" office:value="0.0466706547427916" calcext:value-type="float">
            <text:p>0.0467</text:p>
          </table:table-cell>
          <table:table-cell office:value-type="float" office:value="0.0357007086085535" calcext:value-type="float">
            <text:p>0.0357</text:p>
          </table:table-cell>
          <table:table-cell office:value-type="float" office:value="0.095373678560008" calcext:value-type="float">
            <text:p>0.0954</text:p>
          </table:table-cell>
          <table:table-cell office:value-type="float" office:value="8.92517715213838" calcext:value-type="float">
            <text:p>8.9252</text:p>
          </table:table-cell>
          <table:table-cell office:value-type="float" office:value="3.37268937627565" calcext:value-type="float">
            <text:p>3.3727</text:p>
          </table:table-cell>
          <table:table-cell office:value-type="float" office:value="0.835252007466652" calcext:value-type="float">
            <text:p>0.83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0180</text:p>
          </table:table-cell>
          <table:table-cell office:value-type="string" calcext:value-type="string">
            <text:p>PIF1</text:p>
          </table:table-cell>
          <table:table-cell office:value-type="string" calcext:value-type="string">
            <text:p>L</text:p>
          </table:table-cell>
          <table:table-cell office:value-type="float" office:value="6.6994498471206" calcext:value-type="float">
            <text:p>6.6994</text:p>
          </table:table-cell>
          <table:table-cell office:value-type="float" office:value="0.23994691416971" calcext:value-type="float">
            <text:p>0.2399</text:p>
          </table:table-cell>
          <table:table-cell office:value-type="float" office:value="0.035815913193654" calcext:value-type="float">
            <text:p>0.0358</text:p>
          </table:table-cell>
          <table:table-cell office:value-type="float" office:value="0.496635989471887" calcext:value-type="float">
            <text:p>0.4966</text:p>
          </table:table-cell>
          <table:table-cell office:value-type="float" office:value="8.95397829841351" calcext:value-type="float">
            <text:p>8.9540</text:p>
          </table:table-cell>
          <table:table-cell office:value-type="float" office:value="1.48693354425893" calcext:value-type="float">
            <text:p>1.4869</text:p>
          </table:table-cell>
          <table:table-cell office:value-type="float" office:value="0.890262611061204" calcext:value-type="float">
            <text:p>0.890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62650</text:p>
          </table:table-cell>
          <table:table-cell office:value-type="string" calcext:value-type="string">
            <text:p>L</text:p>
          </table:table-cell>
          <table:table-cell office:value-type="float" office:value="54.0125172553194" calcext:value-type="float">
            <text:p>54.0125</text:p>
          </table:table-cell>
          <table:table-cell office:value-type="float" office:value="1.94187494031526" calcext:value-type="float">
            <text:p>1.9419</text:p>
          </table:table-cell>
          <table:table-cell office:value-type="float" office:value="0.0359523132598309" calcext:value-type="float">
            <text:p>0.0360</text:p>
          </table:table-cell>
          <table:table-cell office:value-type="float" office:value="1.78792539337896" calcext:value-type="float">
            <text:p>1.7879</text:p>
          </table:table-cell>
          <table:table-cell office:value-type="float" office:value="8.98807831495771" calcext:value-type="float">
            <text:p>8.9881</text:p>
          </table:table-cell>
          <table:table-cell office:value-type="float" office:value="0.587566541291422" calcext:value-type="float">
            <text:p>0.5876</text:p>
          </table:table-cell>
          <table:table-cell office:value-type="float" office:value="0.865745373314205" calcext:value-type="float">
            <text:p>0.865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64460</text:p>
          </table:table-cell>
          <table:table-cell office:value-type="string" calcext:value-type="string">
            <text:p>E</text:p>
          </table:table-cell>
          <table:table-cell office:value-type="float" office:value="23.6792372728676" calcext:value-type="float">
            <text:p>23.6792</text:p>
          </table:table-cell>
          <table:table-cell office:value-type="float" office:value="0.853674870080958" calcext:value-type="float">
            <text:p>0.8537</text:p>
          </table:table-cell>
          <table:table-cell office:value-type="float" office:value="0.0360516202546408" calcext:value-type="float">
            <text:p>0.0361</text:p>
          </table:table-cell>
          <table:table-cell office:value-type="float" office:value="0.34592319029184" calcext:value-type="float">
            <text:p>0.3459</text:p>
          </table:table-cell>
          <table:table-cell office:value-type="float" office:value="9.01290506366019" calcext:value-type="float">
            <text:p>9.0129</text:p>
          </table:table-cell>
          <table:table-cell office:value-type="float" office:value="1.85018503795356" calcext:value-type="float">
            <text:p>1.8502</text:p>
          </table:table-cell>
          <table:table-cell office:value-type="float" office:value="0.851257131011606" calcext:value-type="float">
            <text:p>0.85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6720</text:p>
          </table:table-cell>
          <table:table-cell office:value-type="string" calcext:value-type="string">
            <text:p>MYOB3</text:p>
          </table:table-cell>
          <table:table-cell office:value-type="string" calcext:value-type="string">
            <text:p>L</text:p>
          </table:table-cell>
          <table:table-cell office:value-type="float" office:value="1.9780270088976" calcext:value-type="float">
            <text:p>1.9780</text:p>
          </table:table-cell>
          <table:table-cell office:value-type="float" office:value="0.0720390406966021" calcext:value-type="float">
            <text:p>0.0720</text:p>
          </table:table-cell>
          <table:table-cell office:value-type="float" office:value="0.036419644611805" calcext:value-type="float">
            <text:p>0.0364</text:p>
          </table:table-cell>
          <table:table-cell office:value-type="float" office:value="0.395315613306738" calcext:value-type="float">
            <text:p>0.3953</text:p>
          </table:table-cell>
          <table:table-cell office:value-type="float" office:value="9.10491115295125" calcext:value-type="float">
            <text:p>9.1049</text:p>
          </table:table-cell>
          <table:table-cell office:value-type="float" office:value="1.72386453876711" calcext:value-type="float">
            <text:p>1.7239</text:p>
          </table:table-cell>
          <table:table-cell office:value-type="float" office:value="0.917990909844476" calcext:value-type="float">
            <text:p>0.91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2140</text:p>
          </table:table-cell>
          <table:table-cell office:value-type="string" calcext:value-type="string">
            <text:p>AFP4</text:p>
          </table:table-cell>
          <table:table-cell office:value-type="string" calcext:value-type="string">
            <text:p>L</text:p>
          </table:table-cell>
          <table:table-cell office:value-type="float" office:value="7.47958244921275" calcext:value-type="float">
            <text:p>7.4796</text:p>
          </table:table-cell>
          <table:table-cell office:value-type="float" office:value="0.274681594222174" calcext:value-type="float">
            <text:p>0.2747</text:p>
          </table:table-cell>
          <table:table-cell office:value-type="float" office:value="0.0367241882935704" calcext:value-type="float">
            <text:p>0.0367</text:p>
          </table:table-cell>
          <table:table-cell office:value-type="float" office:value="2.13790436428669" calcext:value-type="float">
            <text:p>2.1379</text:p>
          </table:table-cell>
          <table:table-cell office:value-type="float" office:value="9.1810470733926" calcext:value-type="float">
            <text:p>9.1810</text:p>
          </table:table-cell>
          <table:table-cell office:value-type="float" office:value="0.515451508096093" calcext:value-type="float">
            <text:p>0.5155</text:p>
          </table:table-cell>
          <table:table-cell office:value-type="float" office:value="0.84524314892784" calcext:value-type="float">
            <text:p>0.845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6660</text:p>
          </table:table-cell>
          <table:table-cell office:value-type="string" calcext:value-type="string">
            <text:p>L</text:p>
          </table:table-cell>
          <table:table-cell office:value-type="float" office:value="302.600790282495" calcext:value-type="float">
            <text:p>302.6008</text:p>
          </table:table-cell>
          <table:table-cell office:value-type="float" office:value="11.2110472231986" calcext:value-type="float">
            <text:p>11.2110</text:p>
          </table:table-cell>
          <table:table-cell office:value-type="float" office:value="0.0370489687509819" calcext:value-type="float">
            <text:p>0.0370</text:p>
          </table:table-cell>
          <table:table-cell office:value-type="float" office:value="0.099190888825037" calcext:value-type="float">
            <text:p>0.0992</text:p>
          </table:table-cell>
          <table:table-cell office:value-type="float" office:value="9.26224218774547" calcext:value-type="float">
            <text:p>9.2622</text:p>
          </table:table-cell>
          <table:table-cell office:value-type="float" office:value="3.3698566402235" calcext:value-type="float">
            <text:p>3.3699</text:p>
          </table:table-cell>
          <table:table-cell office:value-type="float" office:value="0.820770224445168" calcext:value-type="float">
            <text:p>0.820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3770</text:p>
          </table:table-cell>
          <table:table-cell office:value-type="string" calcext:value-type="string">
            <text:p>E</text:p>
          </table:table-cell>
          <table:table-cell office:value-type="float" office:value="9.24915382593583" calcext:value-type="float">
            <text:p>9.2492</text:p>
          </table:table-cell>
          <table:table-cell office:value-type="float" office:value="0.365115269333247" calcext:value-type="float">
            <text:p>0.3651</text:p>
          </table:table-cell>
          <table:table-cell office:value-type="float" office:value="0.0394755321626737" calcext:value-type="float">
            <text:p>0.0395</text:p>
          </table:table-cell>
          <table:table-cell office:value-type="float" office:value="0.824506919063132" calcext:value-type="float">
            <text:p>0.8245</text:p>
          </table:table-cell>
          <table:table-cell office:value-type="float" office:value="9.86888304066843" calcext:value-type="float">
            <text:p>9.8689</text:p>
          </table:table-cell>
          <table:table-cell office:value-type="float" office:value="1.13549785255277" calcext:value-type="float">
            <text:p>1.1355</text:p>
          </table:table-cell>
          <table:table-cell office:value-type="float" office:value="0.814638518905722" calcext:value-type="float">
            <text:p>0.81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5840</text:p>
          </table:table-cell>
          <table:table-cell office:value-type="string" calcext:value-type="string">
            <text:p>ARAC5</text:p>
          </table:table-cell>
          <table:table-cell office:value-type="string" calcext:value-type="string">
            <text:p>E</text:p>
          </table:table-cell>
          <table:table-cell office:value-type="float" office:value="22.5053997769783" calcext:value-type="float">
            <text:p>22.5054</text:p>
          </table:table-cell>
          <table:table-cell office:value-type="float" office:value="0.91644607711039" calcext:value-type="float">
            <text:p>0.9164</text:p>
          </table:table-cell>
          <table:table-cell office:value-type="float" office:value="0.0407211640847127" calcext:value-type="float">
            <text:p>0.0407</text:p>
          </table:table-cell>
          <table:table-cell office:value-type="float" office:value="2.0003846165301" calcext:value-type="float">
            <text:p>2.0004</text:p>
          </table:table-cell>
          <table:table-cell office:value-type="float" office:value="10.1802910211782" calcext:value-type="float">
            <text:p>10.1803</text:p>
          </table:table-cell>
          <table:table-cell office:value-type="float" office:value="0.593513146797721" calcext:value-type="float">
            <text:p>0.5935</text:p>
          </table:table-cell>
          <table:table-cell office:value-type="float" office:value="0.815257627505411" calcext:value-type="float">
            <text:p>0.815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3000</text:p>
          </table:table-cell>
          <table:table-cell office:value-type="string" calcext:value-type="string">
            <text:p>L</text:p>
          </table:table-cell>
          <table:table-cell office:value-type="float" office:value="0.834961360434111" calcext:value-type="float">
            <text:p>0.8350</text:p>
          </table:table-cell>
          <table:table-cell office:value-type="float" office:value="0.0342426033117958" calcext:value-type="float">
            <text:p>0.0342</text:p>
          </table:table-cell>
          <table:table-cell office:value-type="float" office:value="0.0410110035439154" calcext:value-type="float">
            <text:p>0.0410</text:p>
          </table:table-cell>
          <table:table-cell office:value-type="float" office:value="0.793246826454726" calcext:value-type="float">
            <text:p>0.7932</text:p>
          </table:table-cell>
          <table:table-cell office:value-type="float" office:value="10.2527508859789" calcext:value-type="float">
            <text:p>10.2528</text:p>
          </table:table-cell>
          <table:table-cell office:value-type="float" office:value="1.19692456237979" calcext:value-type="float">
            <text:p>1.1969</text:p>
          </table:table-cell>
          <table:table-cell office:value-type="float" office:value="0.854343007061628" calcext:value-type="float">
            <text:p>0.854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27440</text:p>
          </table:table-cell>
          <table:table-cell office:value-type="string" calcext:value-type="string">
            <text:p>L</text:p>
          </table:table-cell>
          <table:table-cell office:value-type="float" office:value="2.67243043766652" calcext:value-type="float">
            <text:p>2.6724</text:p>
          </table:table-cell>
          <table:table-cell office:value-type="float" office:value="0.117016892778274" calcext:value-type="float">
            <text:p>0.1170</text:p>
          </table:table-cell>
          <table:table-cell office:value-type="float" office:value="0.0437866936137913" calcext:value-type="float">
            <text:p>0.0438</text:p>
          </table:table-cell>
          <table:table-cell office:value-type="float" office:value="1.90968188751976" calcext:value-type="float">
            <text:p>1.9097</text:p>
          </table:table-cell>
          <table:table-cell office:value-type="float" office:value="10.9466734034478" calcext:value-type="float">
            <text:p>10.9467</text:p>
          </table:table-cell>
          <table:table-cell office:value-type="float" office:value="0.653720186686336" calcext:value-type="float">
            <text:p>0.6537</text:p>
          </table:table-cell>
          <table:table-cell office:value-type="float" office:value="0.863719294494553" calcext:value-type="float">
            <text:p>0.863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5070</text:p>
          </table:table-cell>
          <table:table-cell office:value-type="string" calcext:value-type="string">
            <text:p>E</text:p>
          </table:table-cell>
          <table:table-cell office:value-type="float" office:value="22.9282107155743" calcext:value-type="float">
            <text:p>22.9282</text:p>
          </table:table-cell>
          <table:table-cell office:value-type="float" office:value="1.03502682447814" calcext:value-type="float">
            <text:p>1.0350</text:p>
          </table:table-cell>
          <table:table-cell office:value-type="float" office:value="0.045142067007221" calcext:value-type="float">
            <text:p>0.0451</text:p>
          </table:table-cell>
          <table:table-cell office:value-type="float" office:value="0.84684129559325" calcext:value-type="float">
            <text:p>0.8468</text:p>
          </table:table-cell>
          <table:table-cell office:value-type="float" office:value="11.2855167518053" calcext:value-type="float">
            <text:p>11.2855</text:p>
          </table:table-cell>
          <table:table-cell office:value-type="float" office:value="1.22197615330073" calcext:value-type="float">
            <text:p>1.2220</text:p>
          </table:table-cell>
          <table:table-cell office:value-type="float" office:value="0.933325276071509" calcext:value-type="float">
            <text:p>0.933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8430</text:p>
          </table:table-cell>
          <table:table-cell office:value-type="string" calcext:value-type="string">
            <text:p>E</text:p>
          </table:table-cell>
          <table:table-cell office:value-type="float" office:value="4.56998864398961" calcext:value-type="float">
            <text:p>4.5700</text:p>
          </table:table-cell>
          <table:table-cell office:value-type="float" office:value="0.21047259603734" calcext:value-type="float">
            <text:p>0.2105</text:p>
          </table:table-cell>
          <table:table-cell office:value-type="float" office:value="0.0460553870990798" calcext:value-type="float">
            <text:p>0.0461</text:p>
          </table:table-cell>
          <table:table-cell office:value-type="float" office:value="0.236537078561366" calcext:value-type="float">
            <text:p>0.2365</text:p>
          </table:table-cell>
          <table:table-cell office:value-type="float" office:value="11.5138467747699" calcext:value-type="float">
            <text:p>11.5138</text:p>
          </table:table-cell>
          <table:table-cell office:value-type="float" office:value="2.55278798117384" calcext:value-type="float">
            <text:p>2.5528</text:p>
          </table:table-cell>
          <table:table-cell office:value-type="float" office:value="0.832234955049846" calcext:value-type="float">
            <text:p>0.832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3370</text:p>
          </table:table-cell>
          <table:table-cell office:value-type="string" calcext:value-type="string">
            <text:p>E</text:p>
          </table:table-cell>
          <table:table-cell office:value-type="float" office:value="2.84851327822846" calcext:value-type="float">
            <text:p>2.8485</text:p>
          </table:table-cell>
          <table:table-cell office:value-type="float" office:value="0.136638339517445" calcext:value-type="float">
            <text:p>0.1366</text:p>
          </table:table-cell>
          <table:table-cell office:value-type="float" office:value="0.0479683000117249" calcext:value-type="float">
            <text:p>0.0480</text:p>
          </table:table-cell>
          <table:table-cell office:value-type="float" office:value="0.973022900629553" calcext:value-type="float">
            <text:p>0.9730</text:p>
          </table:table-cell>
          <table:table-cell office:value-type="float" office:value="11.9920750029312" calcext:value-type="float">
            <text:p>11.9921</text:p>
          </table:table-cell>
          <table:table-cell office:value-type="float" office:value="1.15863146776226" calcext:value-type="float">
            <text:p>1.1586</text:p>
          </table:table-cell>
          <table:table-cell office:value-type="float" office:value="0.843668430966165" calcext:value-type="float">
            <text:p>0.84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2310</text:p>
          </table:table-cell>
          <table:table-cell office:value-type="string" calcext:value-type="string">
            <text:p>CYP706A5</text:p>
          </table:table-cell>
          <table:table-cell office:value-type="string" calcext:value-type="string">
            <text:p>L</text:p>
          </table:table-cell>
          <table:table-cell office:value-type="float" office:value="4.87875171105989" calcext:value-type="float">
            <text:p>4.8788</text:p>
          </table:table-cell>
          <table:table-cell office:value-type="float" office:value="0.235794888503499" calcext:value-type="float">
            <text:p>0.2358</text:p>
          </table:table-cell>
          <table:table-cell office:value-type="float" office:value="0.0483309876108193" calcext:value-type="float">
            <text:p>0.0483</text:p>
          </table:table-cell>
          <table:table-cell office:value-type="float" office:value="1.16775716218422" calcext:value-type="float">
            <text:p>1.1678</text:p>
          </table:table-cell>
          <table:table-cell office:value-type="float" office:value="12.0827469027048" calcext:value-type="float">
            <text:p>12.0827</text:p>
          </table:table-cell>
          <table:table-cell office:value-type="float" office:value="1.02481388303547" calcext:value-type="float">
            <text:p>1.0248</text:p>
          </table:table-cell>
          <table:table-cell office:value-type="float" office:value="0.884102694586501" calcext:value-type="float">
            <text:p>0.884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5115</text:p>
          </table:table-cell>
          <table:table-cell office:value-type="string" calcext:value-type="string">
            <text:p>L</text:p>
          </table:table-cell>
          <table:table-cell office:value-type="float" office:value="1.54231098149472" calcext:value-type="float">
            <text:p>1.5423</text:p>
          </table:table-cell>
          <table:table-cell office:value-type="float" office:value="0.0762015390486507" calcext:value-type="float">
            <text:p>0.0762</text:p>
          </table:table-cell>
          <table:table-cell office:value-type="float" office:value="0.0494073763092839" calcext:value-type="float">
            <text:p>0.0494</text:p>
          </table:table-cell>
          <table:table-cell office:value-type="float" office:value="1.15946701476782" calcext:value-type="float">
            <text:p>1.1595</text:p>
          </table:table-cell>
          <table:table-cell office:value-type="float" office:value="12.351844077321" calcext:value-type="float">
            <text:p>12.3518</text:p>
          </table:table-cell>
          <table:table-cell office:value-type="float" office:value="1.04635388741139" calcext:value-type="float">
            <text:p>1.0464</text:p>
          </table:table-cell>
          <table:table-cell office:value-type="float" office:value="0.90531763050034" calcext:value-type="float">
            <text:p>0.905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19460</text:p>
          </table:table-cell>
          <table:table-cell office:value-type="string" calcext:value-type="string">
            <text:p>E</text:p>
          </table:table-cell>
          <table:table-cell office:value-type="float" office:value="13.0180352268032" calcext:value-type="float">
            <text:p>13.0180</text:p>
          </table:table-cell>
          <table:table-cell office:value-type="float" office:value="0.643852605607359" calcext:value-type="float">
            <text:p>0.6439</text:p>
          </table:table-cell>
          <table:table-cell office:value-type="float" office:value="0.0494585084761265" calcext:value-type="float">
            <text:p>0.0495</text:p>
          </table:table-cell>
          <table:table-cell office:value-type="float" office:value="0.461593504814862" calcext:value-type="float">
            <text:p>0.4616</text:p>
          </table:table-cell>
          <table:table-cell office:value-type="float" office:value="12.3646271190316" calcext:value-type="float">
            <text:p>12.3646</text:p>
          </table:table-cell>
          <table:table-cell office:value-type="float" office:value="1.87918939352664" calcext:value-type="float">
            <text:p>1.8792</text:p>
          </table:table-cell>
          <table:table-cell office:value-type="float" office:value="0.824997106640716" calcext:value-type="float">
            <text:p>0.825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62770</text:p>
          </table:table-cell>
          <table:table-cell office:value-type="string" calcext:value-type="string">
            <text:p>L</text:p>
          </table:table-cell>
          <table:table-cell office:value-type="float" office:value="6.07872970979313" calcext:value-type="float">
            <text:p>6.0787</text:p>
          </table:table-cell>
          <table:table-cell office:value-type="float" office:value="0.313247813561345" calcext:value-type="float">
            <text:p>0.3132</text:p>
          </table:table-cell>
          <table:table-cell office:value-type="float" office:value="0.0515317884683517" calcext:value-type="float">
            <text:p>0.0515</text:p>
          </table:table-cell>
          <table:table-cell office:value-type="float" office:value="0.515964424144565" calcext:value-type="float">
            <text:p>0.5160</text:p>
          </table:table-cell>
          <table:table-cell office:value-type="float" office:value="12.8829471170879" calcext:value-type="float">
            <text:p>12.8829</text:p>
          </table:table-cell>
          <table:table-cell office:value-type="float" office:value="1.80606305979399" calcext:value-type="float">
            <text:p>1.8061</text:p>
          </table:table-cell>
          <table:table-cell office:value-type="float" office:value="0.948961482269327" calcext:value-type="float">
            <text:p>0.94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4550</text:p>
          </table:table-cell>
          <table:table-cell office:value-type="string" calcext:value-type="string">
            <text:p>IAA12</text:p>
          </table:table-cell>
          <table:table-cell office:value-type="string" calcext:value-type="string">
            <text:p>L</text:p>
          </table:table-cell>
          <table:table-cell office:value-type="float" office:value="7.71040289433611" calcext:value-type="float">
            <text:p>7.7104</text:p>
          </table:table-cell>
          <table:table-cell office:value-type="float" office:value="0.401952798653673" calcext:value-type="float">
            <text:p>0.4020</text:p>
          </table:table-cell>
          <table:table-cell office:value-type="float" office:value="0.0521312315532744" calcext:value-type="float">
            <text:p>0.0521</text:p>
          </table:table-cell>
          <table:table-cell office:value-type="float" office:value="2.27991339318489" calcext:value-type="float">
            <text:p>2.2799</text:p>
          </table:table-cell>
          <table:table-cell office:value-type="float" office:value="13.0328078883186" calcext:value-type="float">
            <text:p>13.0328</text:p>
          </table:table-cell>
          <table:table-cell office:value-type="float" office:value="0.652267206888286" calcext:value-type="float">
            <text:p>0.6523</text:p>
          </table:table-cell>
          <table:table-cell office:value-type="float" office:value="0.809980907747847" calcext:value-type="float">
            <text:p>0.8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01940</text:p>
          </table:table-cell>
          <table:table-cell office:value-type="string" calcext:value-type="string">
            <text:p>SGR5</text:p>
          </table:table-cell>
          <table:table-cell office:value-type="string" calcext:value-type="string">
            <text:p>L</text:p>
          </table:table-cell>
          <table:table-cell office:value-type="float" office:value="1.61268129533836" calcext:value-type="float">
            <text:p>1.6127</text:p>
          </table:table-cell>
          <table:table-cell office:value-type="float" office:value="0.0898319762224704" calcext:value-type="float">
            <text:p>0.0898</text:p>
          </table:table-cell>
          <table:table-cell office:value-type="float" office:value="0.0557034898849141" calcext:value-type="float">
            <text:p>0.0557</text:p>
          </table:table-cell>
          <table:table-cell office:value-type="float" office:value="0.350801685354197" calcext:value-type="float">
            <text:p>0.3508</text:p>
          </table:table-cell>
          <table:table-cell office:value-type="float" office:value="13.9258724712285" calcext:value-type="float">
            <text:p>13.9259</text:p>
          </table:table-cell>
          <table:table-cell office:value-type="float" office:value="2.31316687203202" calcext:value-type="float">
            <text:p>2.3132</text:p>
          </table:table-cell>
          <table:table-cell office:value-type="float" office:value="0.816746849744712" calcext:value-type="float">
            <text:p>0.816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27290</text:p>
          </table:table-cell>
          <table:table-cell office:value-type="string" calcext:value-type="string">
            <text:p>E</text:p>
          </table:table-cell>
          <table:table-cell office:value-type="float" office:value="4.47480397986377" calcext:value-type="float">
            <text:p>4.4748</text:p>
          </table:table-cell>
          <table:table-cell office:value-type="float" office:value="0.249960707060441" calcext:value-type="float">
            <text:p>0.2500</text:p>
          </table:table-cell>
          <table:table-cell office:value-type="float" office:value="0.0558595880814539" calcext:value-type="float">
            <text:p>0.0559</text:p>
          </table:table-cell>
          <table:table-cell office:value-type="float" office:value="0.32774720339496" calcext:value-type="float">
            <text:p>0.3277</text:p>
          </table:table-cell>
          <table:table-cell office:value-type="float" office:value="13.9648970203635" calcext:value-type="float">
            <text:p>13.9649</text:p>
          </table:table-cell>
          <table:table-cell office:value-type="float" office:value="2.39530263502796" calcext:value-type="float">
            <text:p>2.3953</text:p>
          </table:table-cell>
          <table:table-cell office:value-type="float" office:value="0.8243299208273" calcext:value-type="float">
            <text:p>0.8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6150</text:p>
          </table:table-cell>
          <table:table-cell office:value-type="string" calcext:value-type="string">
            <text:p>CYCB1-2</text:p>
          </table:table-cell>
          <table:table-cell office:value-type="string" calcext:value-type="string">
            <text:p>E</text:p>
          </table:table-cell>
          <table:table-cell office:value-type="float" office:value="14.7698920455101" calcext:value-type="float">
            <text:p>14.7699</text:p>
          </table:table-cell>
          <table:table-cell office:value-type="float" office:value="0.842068364084525" calcext:value-type="float">
            <text:p>0.8421</text:p>
          </table:table-cell>
          <table:table-cell office:value-type="float" office:value="0.0570124928123969" calcext:value-type="float">
            <text:p>0.0570</text:p>
          </table:table-cell>
          <table:table-cell office:value-type="float" office:value="1.06676514647098" calcext:value-type="float">
            <text:p>1.0668</text:p>
          </table:table-cell>
          <table:table-cell office:value-type="float" office:value="14.2531232030992" calcext:value-type="float">
            <text:p>14.2531</text:p>
          </table:table-cell>
          <table:table-cell office:value-type="float" office:value="1.22410632075619" calcext:value-type="float">
            <text:p>1.2241</text:p>
          </table:table-cell>
          <table:table-cell office:value-type="float" office:value="0.86666366783544" calcext:value-type="float">
            <text:p>0.866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8660</text:p>
          </table:table-cell>
          <table:table-cell office:value-type="string" calcext:value-type="string">
            <text:p>L</text:p>
          </table:table-cell>
          <table:table-cell office:value-type="float" office:value="56.3244368787134" calcext:value-type="float">
            <text:p>56.3244</text:p>
          </table:table-cell>
          <table:table-cell office:value-type="float" office:value="3.2145554780756" calcext:value-type="float">
            <text:p>3.2146</text:p>
          </table:table-cell>
          <table:table-cell office:value-type="float" office:value="0.057072128124382" calcext:value-type="float">
            <text:p>0.0571</text:p>
          </table:table-cell>
          <table:table-cell office:value-type="float" office:value="3.27145123232508" calcext:value-type="float">
            <text:p>3.2715</text:p>
          </table:table-cell>
          <table:table-cell office:value-type="float" office:value="14.2680320310955" calcext:value-type="float">
            <text:p>14.2680</text:p>
          </table:table-cell>
          <table:table-cell office:value-type="float" office:value="0.522194080527383" calcext:value-type="float">
            <text:p>0.5222</text:p>
          </table:table-cell>
          <table:table-cell office:value-type="float" office:value="0.90150088159149" calcext:value-type="float">
            <text:p>0.9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4430</text:p>
          </table:table-cell>
          <table:table-cell office:value-type="string" calcext:value-type="string">
            <text:p>HCF101</text:p>
          </table:table-cell>
          <table:table-cell office:value-type="string" calcext:value-type="string">
            <text:p>E</text:p>
          </table:table-cell>
          <table:table-cell office:value-type="float" office:value="15.1783579309072" calcext:value-type="float">
            <text:p>15.1784</text:p>
          </table:table-cell>
          <table:table-cell office:value-type="float" office:value="0.891388704502026" calcext:value-type="float">
            <text:p>0.8914</text:p>
          </table:table-cell>
          <table:table-cell office:value-type="float" office:value="0.0587276112844143" calcext:value-type="float">
            <text:p>0.0587</text:p>
          </table:table-cell>
          <table:table-cell office:value-type="float" office:value="1.2962867283149" calcext:value-type="float">
            <text:p>1.2963</text:p>
          </table:table-cell>
          <table:table-cell office:value-type="float" office:value="14.6819028211036" calcext:value-type="float">
            <text:p>14.6819</text:p>
          </table:table-cell>
          <table:table-cell office:value-type="float" office:value="1.09262170800214" calcext:value-type="float">
            <text:p>1.0926</text:p>
          </table:table-cell>
          <table:table-cell office:value-type="float" office:value="0.96251305392483" calcext:value-type="float">
            <text:p>0.962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9080</text:p>
          </table:table-cell>
          <table:table-cell office:value-type="string" calcext:value-type="string">
            <text:p>L</text:p>
          </table:table-cell>
          <table:table-cell office:value-type="float" office:value="4.20207767288346" calcext:value-type="float">
            <text:p>4.2021</text:p>
          </table:table-cell>
          <table:table-cell office:value-type="float" office:value="0.255132590760344" calcext:value-type="float">
            <text:p>0.2551</text:p>
          </table:table-cell>
          <table:table-cell office:value-type="float" office:value="0.060715819797132" calcext:value-type="float">
            <text:p>0.0607</text:p>
          </table:table-cell>
          <table:table-cell office:value-type="float" office:value="0.619086651612123" calcext:value-type="float">
            <text:p>0.6191</text:p>
          </table:table-cell>
          <table:table-cell office:value-type="float" office:value="15.178954949283" calcext:value-type="float">
            <text:p>15.1790</text:p>
          </table:table-cell>
          <table:table-cell office:value-type="float" office:value="1.78736159684981" calcext:value-type="float">
            <text:p>1.7874</text:p>
          </table:table-cell>
          <table:table-cell office:value-type="float" office:value="0.920012687577789" calcext:value-type="float">
            <text:p>0.9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1760</text:p>
          </table:table-cell>
          <table:table-cell office:value-type="string" calcext:value-type="string">
            <text:p>UGT71B2</text:p>
          </table:table-cell>
          <table:table-cell office:value-type="string" calcext:value-type="string">
            <text:p>E</text:p>
          </table:table-cell>
          <table:table-cell office:value-type="float" office:value="6.55983369241089" calcext:value-type="float">
            <text:p>6.5598</text:p>
          </table:table-cell>
          <table:table-cell office:value-type="float" office:value="0.413423317053604" calcext:value-type="float">
            <text:p>0.4134</text:p>
          </table:table-cell>
          <table:table-cell office:value-type="float" office:value="0.0630234448674966" calcext:value-type="float">
            <text:p>0.0630</text:p>
          </table:table-cell>
          <table:table-cell office:value-type="float" office:value="1.28312329131712" calcext:value-type="float">
            <text:p>1.2831</text:p>
          </table:table-cell>
          <table:table-cell office:value-type="float" office:value="15.7558612168742" calcext:value-type="float">
            <text:p>15.7559</text:p>
          </table:table-cell>
          <table:table-cell office:value-type="float" office:value="1.15570417672594" calcext:value-type="float">
            <text:p>1.1557</text:p>
          </table:table-cell>
          <table:table-cell office:value-type="float" office:value="0.818305314984619" calcext:value-type="float">
            <text:p>0.81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3140</text:p>
          </table:table-cell>
          <table:table-cell office:value-type="string" calcext:value-type="string">
            <text:p>BHLH129</text:p>
          </table:table-cell>
          <table:table-cell office:value-type="string" calcext:value-type="string">
            <text:p>L</text:p>
          </table:table-cell>
          <table:table-cell office:value-type="float" office:value="6.21512200254064" calcext:value-type="float">
            <text:p>6.2151</text:p>
          </table:table-cell>
          <table:table-cell office:value-type="float" office:value="0.393193121521206" calcext:value-type="float">
            <text:p>0.3932</text:p>
          </table:table-cell>
          <table:table-cell office:value-type="float" office:value="0.0632639425839871" calcext:value-type="float">
            <text:p>0.0633</text:p>
          </table:table-cell>
          <table:table-cell office:value-type="float" office:value="0.274683702580348" calcext:value-type="float">
            <text:p>0.2747</text:p>
          </table:table-cell>
          <table:table-cell office:value-type="float" office:value="15.8159856459968" calcext:value-type="float">
            <text:p>15.8160</text:p>
          </table:table-cell>
          <table:table-cell office:value-type="float" office:value="2.75657288337157" calcext:value-type="float">
            <text:p>2.7566</text:p>
          </table:table-cell>
          <table:table-cell office:value-type="float" office:value="0.931589581297828" calcext:value-type="float">
            <text:p>0.93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8890</text:p>
          </table:table-cell>
          <table:table-cell office:value-type="string" calcext:value-type="string">
            <text:p>BEH3</text:p>
          </table:table-cell>
          <table:table-cell office:value-type="string" calcext:value-type="string">
            <text:p>L</text:p>
          </table:table-cell>
          <table:table-cell office:value-type="float" office:value="3.05338344712533" calcext:value-type="float">
            <text:p>3.0534</text:p>
          </table:table-cell>
          <table:table-cell office:value-type="float" office:value="0.193744788339894" calcext:value-type="float">
            <text:p>0.1937</text:p>
          </table:table-cell>
          <table:table-cell office:value-type="float" office:value="0.0634524918651469" calcext:value-type="float">
            <text:p>0.0635</text:p>
          </table:table-cell>
          <table:table-cell office:value-type="float" office:value="2.07915459777627" calcext:value-type="float">
            <text:p>2.0792</text:p>
          </table:table-cell>
          <table:table-cell office:value-type="float" office:value="15.8631229662867" calcext:value-type="float">
            <text:p>15.8631</text:p>
          </table:table-cell>
          <table:table-cell office:value-type="float" office:value="0.817999940206612" calcext:value-type="float">
            <text:p>0.8180</text:p>
          </table:table-cell>
          <table:table-cell office:value-type="float" office:value="0.823387065667921" calcext:value-type="float">
            <text:p>0.82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35460</text:p>
          </table:table-cell>
          <table:table-cell office:value-type="string" calcext:value-type="string">
            <text:p>BHLH80</text:p>
          </table:table-cell>
          <table:table-cell office:value-type="string" calcext:value-type="string">
            <text:p>E</text:p>
          </table:table-cell>
          <table:table-cell office:value-type="float" office:value="4.12953630698011" calcext:value-type="float">
            <text:p>4.1295</text:p>
          </table:table-cell>
          <table:table-cell office:value-type="float" office:value="0.270576313681515" calcext:value-type="float">
            <text:p>0.2706</text:p>
          </table:table-cell>
          <table:table-cell office:value-type="float" office:value="0.0655222023896878" calcext:value-type="float">
            <text:p>0.0655</text:p>
          </table:table-cell>
          <table:table-cell office:value-type="float" office:value="2.42991425726861" calcext:value-type="float">
            <text:p>2.4299</text:p>
          </table:table-cell>
          <table:table-cell office:value-type="float" office:value="16.3805505974219" calcext:value-type="float">
            <text:p>16.3806</text:p>
          </table:table-cell>
          <table:table-cell office:value-type="float" office:value="0.743403390261127" calcext:value-type="float">
            <text:p>0.7434</text:p>
          </table:table-cell>
          <table:table-cell office:value-type="float" office:value="0.91819083139579" calcext:value-type="float">
            <text:p>0.918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38520</text:p>
          </table:table-cell>
          <table:table-cell office:value-type="string" calcext:value-type="string">
            <text:p>L</text:p>
          </table:table-cell>
          <table:table-cell office:value-type="float" office:value="28.8436582632008" calcext:value-type="float">
            <text:p>28.8437</text:p>
          </table:table-cell>
          <table:table-cell office:value-type="float" office:value="1.91618804597551" calcext:value-type="float">
            <text:p>1.9162</text:p>
          </table:table-cell>
          <table:table-cell office:value-type="float" office:value="0.0664335996665242" calcext:value-type="float">
            <text:p>0.0664</text:p>
          </table:table-cell>
          <table:table-cell office:value-type="float" office:value="2.5135216496787" calcext:value-type="float">
            <text:p>2.5135</text:p>
          </table:table-cell>
          <table:table-cell office:value-type="float" office:value="16.6083999166311" calcext:value-type="float">
            <text:p>16.6084</text:p>
          </table:table-cell>
          <table:table-cell office:value-type="float" office:value="0.731845476818412" calcext:value-type="float">
            <text:p>0.7318</text:p>
          </table:table-cell>
          <table:table-cell office:value-type="float" office:value="0.801750547948259" calcext:value-type="float">
            <text:p>0.801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9160</text:p>
          </table:table-cell>
          <table:table-cell office:value-type="string" calcext:value-type="string">
            <text:p>L</text:p>
          </table:table-cell>
          <table:table-cell office:value-type="float" office:value="7.20367781945264" calcext:value-type="float">
            <text:p>7.2037</text:p>
          </table:table-cell>
          <table:table-cell office:value-type="float" office:value="0.51227762355932" calcext:value-type="float">
            <text:p>0.5123</text:p>
          </table:table-cell>
          <table:table-cell office:value-type="float" office:value="0.0711133446551395" calcext:value-type="float">
            <text:p>0.0711</text:p>
          </table:table-cell>
          <table:table-cell office:value-type="float" office:value="0.479781859381539" calcext:value-type="float">
            <text:p>0.4798</text:p>
          </table:table-cell>
          <table:table-cell office:value-type="float" office:value="17.7783361637849" calcext:value-type="float">
            <text:p>17.7783</text:p>
          </table:table-cell>
          <table:table-cell office:value-type="float" office:value="2.23434926735604" calcext:value-type="float">
            <text:p>2.2343</text:p>
          </table:table-cell>
          <table:table-cell office:value-type="float" office:value="0.847369210896835" calcext:value-type="float">
            <text:p>0.84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7610</text:p>
          </table:table-cell>
          <table:table-cell office:value-type="string" calcext:value-type="string">
            <text:p>ATL79</text:p>
          </table:table-cell>
          <table:table-cell office:value-type="string" calcext:value-type="string">
            <text:p>L</text:p>
          </table:table-cell>
          <table:table-cell office:value-type="float" office:value="7.6880581762667" calcext:value-type="float">
            <text:p>7.6881</text:p>
          </table:table-cell>
          <table:table-cell office:value-type="float" office:value="0.57353359613294" calcext:value-type="float">
            <text:p>0.5735</text:p>
          </table:table-cell>
          <table:table-cell office:value-type="float" office:value="0.0746005796240536" calcext:value-type="float">
            <text:p>0.0746</text:p>
          </table:table-cell>
          <table:table-cell office:value-type="float" office:value="0.290892798682478" calcext:value-type="float">
            <text:p>0.2909</text:p>
          </table:table-cell>
          <table:table-cell office:value-type="float" office:value="18.6501449060134" calcext:value-type="float">
            <text:p>18.6501</text:p>
          </table:table-cell>
          <table:table-cell office:value-type="float" office:value="2.88973565229572" calcext:value-type="float">
            <text:p>2.8897</text:p>
          </table:table-cell>
          <table:table-cell office:value-type="float" office:value="0.881482539553184" calcext:value-type="float">
            <text:p>0.88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30110</text:p>
          </table:table-cell>
          <table:table-cell office:value-type="string" calcext:value-type="string">
            <text:p>NUDT25</text:p>
          </table:table-cell>
          <table:table-cell office:value-type="string" calcext:value-type="string">
            <text:p>L</text:p>
          </table:table-cell>
          <table:table-cell office:value-type="float" office:value="21.7369899529257" calcext:value-type="float">
            <text:p>21.7370</text:p>
          </table:table-cell>
          <table:table-cell office:value-type="float" office:value="1.68173688682823" calcext:value-type="float">
            <text:p>1.6817</text:p>
          </table:table-cell>
          <table:table-cell office:value-type="float" office:value="0.077367514567116" calcext:value-type="float">
            <text:p>0.0774</text:p>
          </table:table-cell>
          <table:table-cell office:value-type="float" office:value="1.13349206753677" calcext:value-type="float">
            <text:p>1.1335</text:p>
          </table:table-cell>
          <table:table-cell office:value-type="float" office:value="19.341878641779" calcext:value-type="float">
            <text:p>19.3419</text:p>
          </table:table-cell>
          <table:table-cell office:value-type="float" office:value="1.43637367144192" calcext:value-type="float">
            <text:p>1.4364</text:p>
          </table:table-cell>
          <table:table-cell office:value-type="float" office:value="0.885492464439405" calcext:value-type="float">
            <text:p>0.885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5936</text:p>
          </table:table-cell>
          <table:table-cell office:value-type="string" calcext:value-type="string">
            <text:p>L</text:p>
          </table:table-cell>
          <table:table-cell office:value-type="float" office:value="1.11025713048489" calcext:value-type="float">
            <text:p>1.1103</text:p>
          </table:table-cell>
          <table:table-cell office:value-type="float" office:value="0.0865617115841107" calcext:value-type="float">
            <text:p>0.0866</text:p>
          </table:table-cell>
          <table:table-cell office:value-type="float" office:value="0.0779654633213712" calcext:value-type="float">
            <text:p>0.0780</text:p>
          </table:table-cell>
          <table:table-cell office:value-type="float" office:value="0.217435736838527" calcext:value-type="float">
            <text:p>0.2174</text:p>
          </table:table-cell>
          <table:table-cell office:value-type="float" office:value="19.4913658303428" calcext:value-type="float">
            <text:p>19.4914</text:p>
          </table:table-cell>
          <table:table-cell office:value-type="float" office:value="3.31675341401028" calcext:value-type="float">
            <text:p>3.3168</text:p>
          </table:table-cell>
          <table:table-cell office:value-type="float" office:value="0.840146788213488" calcext:value-type="float">
            <text:p>0.840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6170</text:p>
          </table:table-cell>
          <table:table-cell office:value-type="string" calcext:value-type="string">
            <text:p>L</text:p>
          </table:table-cell>
          <table:table-cell office:value-type="float" office:value="34.7069319661796" calcext:value-type="float">
            <text:p>34.7069</text:p>
          </table:table-cell>
          <table:table-cell office:value-type="float" office:value="2.70618257936352" calcext:value-type="float">
            <text:p>2.7062</text:p>
          </table:table-cell>
          <table:table-cell office:value-type="float" office:value="0.0779723941603531" calcext:value-type="float">
            <text:p>0.0780</text:p>
          </table:table-cell>
          <table:table-cell office:value-type="float" office:value="0.80007422310479" calcext:value-type="float">
            <text:p>0.8001</text:p>
          </table:table-cell>
          <table:table-cell office:value-type="float" office:value="19.4930985400883" calcext:value-type="float">
            <text:p>19.4931</text:p>
          </table:table-cell>
          <table:table-cell office:value-type="float" office:value="1.78090270867731" calcext:value-type="float">
            <text:p>1.7809</text:p>
          </table:table-cell>
          <table:table-cell office:value-type="float" office:value="0.8483906914409" calcext:value-type="float">
            <text:p>0.848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5710</text:p>
          </table:table-cell>
          <table:table-cell office:value-type="string" calcext:value-type="string">
            <text:p>E</text:p>
          </table:table-cell>
          <table:table-cell office:value-type="float" office:value="6.20756660955592" calcext:value-type="float">
            <text:p>6.2076</text:p>
          </table:table-cell>
          <table:table-cell office:value-type="float" office:value="0.484478795539276" calcext:value-type="float">
            <text:p>0.4845</text:p>
          </table:table-cell>
          <table:table-cell office:value-type="float" office:value="0.078046491646738" calcext:value-type="float">
            <text:p>0.0780</text:p>
          </table:table-cell>
          <table:table-cell office:value-type="float" office:value="1.28217279019515" calcext:value-type="float">
            <text:p>1.2822</text:p>
          </table:table-cell>
          <table:table-cell office:value-type="float" office:value="19.5116229116845" calcext:value-type="float">
            <text:p>19.5116</text:p>
          </table:table-cell>
          <table:table-cell office:value-type="float" office:value="1.33443232873293" calcext:value-type="float">
            <text:p>1.3344</text:p>
          </table:table-cell>
          <table:table-cell office:value-type="float" office:value="0.891150286619166" calcext:value-type="float">
            <text:p>0.89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0630</text:p>
          </table:table-cell>
          <table:table-cell office:value-type="string" calcext:value-type="string">
            <text:p>KRP2</text:p>
          </table:table-cell>
          <table:table-cell office:value-type="string" calcext:value-type="string">
            <text:p>L</text:p>
          </table:table-cell>
          <table:table-cell office:value-type="float" office:value="11.9482247422372" calcext:value-type="float">
            <text:p>11.9482</text:p>
          </table:table-cell>
          <table:table-cell office:value-type="float" office:value="0.934184840900077" calcext:value-type="float">
            <text:p>0.9342</text:p>
          </table:table-cell>
          <table:table-cell office:value-type="float" office:value="0.078186078773503" calcext:value-type="float">
            <text:p>0.0782</text:p>
          </table:table-cell>
          <table:table-cell office:value-type="float" office:value="0.435646443120738" calcext:value-type="float">
            <text:p>0.4356</text:p>
          </table:table-cell>
          <table:table-cell office:value-type="float" office:value="19.5465196933757" calcext:value-type="float">
            <text:p>19.5465</text:p>
          </table:table-cell>
          <table:table-cell office:value-type="float" office:value="2.45596107080087" calcext:value-type="float">
            <text:p>2.4560</text:p>
          </table:table-cell>
          <table:table-cell office:value-type="float" office:value="0.921028523894529" calcext:value-type="float">
            <text:p>0.921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21560</text:p>
          </table:table-cell>
          <table:table-cell office:value-type="string" calcext:value-type="string">
            <text:p>L</text:p>
          </table:table-cell>
          <table:table-cell office:value-type="float" office:value="8.57253121718104" calcext:value-type="float">
            <text:p>8.5725</text:p>
          </table:table-cell>
          <table:table-cell office:value-type="float" office:value="0.684151676431619" calcext:value-type="float">
            <text:p>0.6842</text:p>
          </table:table-cell>
          <table:table-cell office:value-type="float" office:value="0.0798074289960524" calcext:value-type="float">
            <text:p>0.0798</text:p>
          </table:table-cell>
          <table:table-cell office:value-type="float" office:value="1.24513951908792" calcext:value-type="float">
            <text:p>1.2451</text:p>
          </table:table-cell>
          <table:table-cell office:value-type="float" office:value="19.9518572490131" calcext:value-type="float">
            <text:p>19.9519</text:p>
          </table:table-cell>
          <table:table-cell office:value-type="float" office:value="1.37983122253821" calcext:value-type="float">
            <text:p>1.3798</text:p>
          </table:table-cell>
          <table:table-cell office:value-type="float" office:value="0.843497205855518" calcext:value-type="float">
            <text:p>0.843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6700</text:p>
          </table:table-cell>
          <table:table-cell office:value-type="string" calcext:value-type="string">
            <text:p>L</text:p>
          </table:table-cell>
          <table:table-cell office:value-type="float" office:value="8.17381048312007" calcext:value-type="float">
            <text:p>8.1738</text:p>
          </table:table-cell>
          <table:table-cell office:value-type="float" office:value="0.706278021803678" calcext:value-type="float">
            <text:p>0.7063</text:p>
          </table:table-cell>
          <table:table-cell office:value-type="float" office:value="0.086407437909434" calcext:value-type="float">
            <text:p>0.0864</text:p>
          </table:table-cell>
          <table:table-cell office:value-type="float" office:value="4.99999305985311" calcext:value-type="float">
            <text:p>5.0000</text:p>
          </table:table-cell>
          <table:table-cell office:value-type="float" office:value="21.6018594773585" calcext:value-type="float">
            <text:p>21.6019</text:p>
          </table:table-cell>
          <table:table-cell office:value-type="float" office:value="0.518069563560936" calcext:value-type="float">
            <text:p>0.5181</text:p>
          </table:table-cell>
          <table:table-cell office:value-type="float" office:value="0.821550491783081" calcext:value-type="float">
            <text:p>0.821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09812</text:p>
          </table:table-cell>
          <table:table-cell office:value-type="string" calcext:value-type="string">
            <text:p>E</text:p>
          </table:table-cell>
          <table:table-cell office:value-type="float" office:value="3.03518524627067" calcext:value-type="float">
            <text:p>3.0352</text:p>
          </table:table-cell>
          <table:table-cell office:value-type="float" office:value="0.266075690104475" calcext:value-type="float">
            <text:p>0.2661</text:p>
          </table:table-cell>
          <table:table-cell office:value-type="float" office:value="0.0876637399418706" calcext:value-type="float">
            <text:p>0.0877</text:p>
          </table:table-cell>
          <table:table-cell office:value-type="float" office:value="2.01115117201274" calcext:value-type="float">
            <text:p>2.0112</text:p>
          </table:table-cell>
          <table:table-cell office:value-type="float" office:value="21.9159349854676" calcext:value-type="float">
            <text:p>21.9159</text:p>
          </table:table-cell>
          <table:table-cell office:value-type="float" office:value="1.06331028242547" calcext:value-type="float">
            <text:p>1.0633</text:p>
          </table:table-cell>
          <table:table-cell office:value-type="float" office:value="0.815149069248139" calcext:value-type="float">
            <text:p>0.815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48970</text:p>
          </table:table-cell>
          <table:table-cell office:value-type="string" calcext:value-type="string">
            <text:p>L</text:p>
          </table:table-cell>
          <table:table-cell office:value-type="float" office:value="5.14613365892318" calcext:value-type="float">
            <text:p>5.1461</text:p>
          </table:table-cell>
          <table:table-cell office:value-type="float" office:value="0.47005788412644" calcext:value-type="float">
            <text:p>0.4701</text:p>
          </table:table-cell>
          <table:table-cell office:value-type="float" office:value="0.0913419501476375" calcext:value-type="float">
            <text:p>0.0913</text:p>
          </table:table-cell>
          <table:table-cell office:value-type="float" office:value="2.24915364086272" calcext:value-type="float">
            <text:p>2.2492</text:p>
          </table:table-cell>
          <table:table-cell office:value-type="float" office:value="22.8354875369094" calcext:value-type="float">
            <text:p>22.8355</text:p>
          </table:table-cell>
          <table:table-cell office:value-type="float" office:value="1.01098922499506" calcext:value-type="float">
            <text:p>1.0110</text:p>
          </table:table-cell>
          <table:table-cell office:value-type="float" office:value="0.893578886065646" calcext:value-type="float">
            <text:p>0.89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5550</text:p>
          </table:table-cell>
          <table:table-cell office:value-type="string" calcext:value-type="string">
            <text:p>GA3OX1</text:p>
          </table:table-cell>
          <table:table-cell office:value-type="string" calcext:value-type="string">
            <text:p>L</text:p>
          </table:table-cell>
          <table:table-cell office:value-type="float" office:value="9.06074945248274" calcext:value-type="float">
            <text:p>9.0607</text:p>
          </table:table-cell>
          <table:table-cell office:value-type="float" office:value="0.832546764279734" calcext:value-type="float">
            <text:p>0.8325</text:p>
          </table:table-cell>
          <table:table-cell office:value-type="float" office:value="0.091884978019297" calcext:value-type="float">
            <text:p>0.0919</text:p>
          </table:table-cell>
          <table:table-cell office:value-type="float" office:value="0.670426989886866" calcext:value-type="float">
            <text:p>0.6704</text:p>
          </table:table-cell>
          <table:table-cell office:value-type="float" office:value="22.9712445048243" calcext:value-type="float">
            <text:p>22.9712</text:p>
          </table:table-cell>
          <table:table-cell office:value-type="float" office:value="2.14612090317912" calcext:value-type="float">
            <text:p>2.1461</text:p>
          </table:table-cell>
          <table:table-cell office:value-type="float" office:value="0.981685409731827" calcext:value-type="float">
            <text:p>0.981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2580</text:p>
          </table:table-cell>
          <table:table-cell office:value-type="string" calcext:value-type="string">
            <text:p>L</text:p>
          </table:table-cell>
          <table:table-cell office:value-type="float" office:value="5.63590412410654" calcext:value-type="float">
            <text:p>5.6359</text:p>
          </table:table-cell>
          <table:table-cell office:value-type="float" office:value="0.525155209982474" calcext:value-type="float">
            <text:p>0.5252</text:p>
          </table:table-cell>
          <table:table-cell office:value-type="float" office:value="0.0931802951963323" calcext:value-type="float">
            <text:p>0.0932</text:p>
          </table:table-cell>
          <table:table-cell office:value-type="float" office:value="0.502875834638573" calcext:value-type="float">
            <text:p>0.5029</text:p>
          </table:table-cell>
          <table:table-cell office:value-type="float" office:value="23.2950737990831" calcext:value-type="float">
            <text:p>23.2951</text:p>
          </table:table-cell>
          <table:table-cell office:value-type="float" office:value="2.493742339299" calcext:value-type="float">
            <text:p>2.4937</text:p>
          </table:table-cell>
          <table:table-cell office:value-type="float" office:value="0.812665979322998" calcext:value-type="float">
            <text:p>0.81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39705</text:p>
          </table:table-cell>
          <table:table-cell office:value-type="string" calcext:value-type="string">
            <text:p>RTFL8</text:p>
          </table:table-cell>
          <table:table-cell office:value-type="string" calcext:value-type="string">
            <text:p>L</text:p>
          </table:table-cell>
          <table:table-cell office:value-type="float" office:value="16.8091808925863" calcext:value-type="float">
            <text:p>16.8092</text:p>
          </table:table-cell>
          <table:table-cell office:value-type="float" office:value="1.59504649638183" calcext:value-type="float">
            <text:p>1.5950</text:p>
          </table:table-cell>
          <table:table-cell office:value-type="float" office:value="0.0948913874253877" calcext:value-type="float">
            <text:p>0.0949</text:p>
          </table:table-cell>
          <table:table-cell office:value-type="float" office:value="2.23764359006354" calcext:value-type="float">
            <text:p>2.2376</text:p>
          </table:table-cell>
          <table:table-cell office:value-type="float" office:value="23.7228468563469" calcext:value-type="float">
            <text:p>23.7228</text:p>
          </table:table-cell>
          <table:table-cell office:value-type="float" office:value="1.04276404103512" calcext:value-type="float">
            <text:p>1.0428</text:p>
          </table:table-cell>
          <table:table-cell office:value-type="float" office:value="0.857779533604154" calcext:value-type="float">
            <text:p>0.85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26660</text:p>
          </table:table-cell>
          <table:table-cell office:value-type="string" calcext:value-type="string">
            <text:p>MYB86</text:p>
          </table:table-cell>
          <table:table-cell office:value-type="string" calcext:value-type="string">
            <text:p>L</text:p>
          </table:table-cell>
          <table:table-cell office:value-type="float" office:value="2.41976124395761" calcext:value-type="float">
            <text:p>2.4198</text:p>
          </table:table-cell>
          <table:table-cell office:value-type="float" office:value="0.232971150766306" calcext:value-type="float">
            <text:p>0.2330</text:p>
          </table:table-cell>
          <table:table-cell office:value-type="float" office:value="0.0962785693621872" calcext:value-type="float">
            <text:p>0.0963</text:p>
          </table:table-cell>
          <table:table-cell office:value-type="float" office:value="0.409750203070674" calcext:value-type="float">
            <text:p>0.4098</text:p>
          </table:table-cell>
          <table:table-cell office:value-type="float" office:value="24.0696423405468" calcext:value-type="float">
            <text:p>24.0696</text:p>
          </table:table-cell>
          <table:table-cell office:value-type="float" office:value="2.78119673903571" calcext:value-type="float">
            <text:p>2.7812</text:p>
          </table:table-cell>
          <table:table-cell office:value-type="float" office:value="0.816576947783354" calcext:value-type="float">
            <text:p>0.816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06690</text:p>
          </table:table-cell>
          <table:table-cell office:value-type="string" calcext:value-type="string">
            <text:p>E</text:p>
          </table:table-cell>
          <table:table-cell office:value-type="float" office:value="4.65914634701171" calcext:value-type="float">
            <text:p>4.6591</text:p>
          </table:table-cell>
          <table:table-cell office:value-type="float" office:value="0.454888878970523" calcext:value-type="float">
            <text:p>0.4549</text:p>
          </table:table-cell>
          <table:table-cell office:value-type="float" office:value="0.0976335244893693" calcext:value-type="float">
            <text:p>0.0976</text:p>
          </table:table-cell>
          <table:table-cell office:value-type="float" office:value="1.83597565776956" calcext:value-type="float">
            <text:p>1.8360</text:p>
          </table:table-cell>
          <table:table-cell office:value-type="float" office:value="24.4083811223423" calcext:value-type="float">
            <text:p>24.4084</text:p>
          </table:table-cell>
          <table:table-cell office:value-type="float" office:value="1.21998945678045" calcext:value-type="float">
            <text:p>1.2200</text:p>
          </table:table-cell>
          <table:table-cell office:value-type="float" office:value="0.884373531484315" calcext:value-type="float">
            <text:p>0.88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25620</text:p>
          </table:table-cell>
          <table:table-cell office:value-type="string" calcext:value-type="string">
            <text:p>YUC6</text:p>
          </table:table-cell>
          <table:table-cell office:value-type="string" calcext:value-type="string">
            <text:p>E</text:p>
          </table:table-cell>
          <table:table-cell office:value-type="float" office:value="1.2980518610429" calcext:value-type="float">
            <text:p>1.2981</text:p>
          </table:table-cell>
          <table:table-cell office:value-type="float" office:value="0.128117784130251" calcext:value-type="float">
            <text:p>0.1281</text:p>
          </table:table-cell>
          <table:table-cell office:value-type="float" office:value="0.0987000504181068" calcext:value-type="float">
            <text:p>0.0987</text:p>
          </table:table-cell>
          <table:table-cell office:value-type="float" office:value="1.14898043378977" calcext:value-type="float">
            <text:p>1.1490</text:p>
          </table:table-cell>
          <table:table-cell office:value-type="float" office:value="24.6750126045267" calcext:value-type="float">
            <text:p>24.6750</text:p>
          </table:table-cell>
          <table:table-cell office:value-type="float" office:value="1.65423261884587" calcext:value-type="float">
            <text:p>1.6542</text:p>
          </table:table-cell>
          <table:table-cell office:value-type="float" office:value="0.878878294123525" calcext:value-type="float">
            <text:p>0.87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1820</text:p>
          </table:table-cell>
          <table:table-cell office:value-type="string" calcext:value-type="string">
            <text:p>NPY1</text:p>
          </table:table-cell>
          <table:table-cell office:value-type="string" calcext:value-type="string">
            <text:p>L</text:p>
          </table:table-cell>
          <table:table-cell office:value-type="float" office:value="2.52962454993489" calcext:value-type="float">
            <text:p>2.5296</text:p>
          </table:table-cell>
          <table:table-cell office:value-type="float" office:value="0.258102756362347" calcext:value-type="float">
            <text:p>0.2581</text:p>
          </table:table-cell>
          <table:table-cell office:value-type="float" office:value="0.102032041224849" calcext:value-type="float">
            <text:p>0.1020</text:p>
          </table:table-cell>
          <table:table-cell office:value-type="float" office:value="4.99999774263951" calcext:value-type="float">
            <text:p>5.0000</text:p>
          </table:table-cell>
          <table:table-cell office:value-type="float" office:value="25.5080103062123" calcext:value-type="float">
            <text:p>25.5080</text:p>
          </table:table-cell>
          <table:table-cell office:value-type="float" office:value="0.594701826750158" calcext:value-type="float">
            <text:p>0.5947</text:p>
          </table:table-cell>
          <table:table-cell office:value-type="float" office:value="0.849858931212823" calcext:value-type="float">
            <text:p>0.84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80730</text:p>
          </table:table-cell>
          <table:table-cell office:value-type="string" calcext:value-type="string">
            <text:p>ZFP1</text:p>
          </table:table-cell>
          <table:table-cell office:value-type="string" calcext:value-type="string">
            <text:p>L</text:p>
          </table:table-cell>
          <table:table-cell office:value-type="float" office:value="0.75472310554598" calcext:value-type="float">
            <text:p>0.7547</text:p>
          </table:table-cell>
          <table:table-cell office:value-type="float" office:value="0.077681735954226" calcext:value-type="float">
            <text:p>0.0777</text:p>
          </table:table-cell>
          <table:table-cell office:value-type="float" office:value="0.102927464898573" calcext:value-type="float">
            <text:p>0.1029</text:p>
          </table:table-cell>
          <table:table-cell office:value-type="float" office:value="0.279480031009605" calcext:value-type="float">
            <text:p>0.2795</text:p>
          </table:table-cell>
          <table:table-cell office:value-type="float" office:value="25.7318662246433" calcext:value-type="float">
            <text:p>25.7319</text:p>
          </table:table-cell>
          <table:table-cell office:value-type="float" office:value="3.35149406099929" calcext:value-type="float">
            <text:p>3.3515</text:p>
          </table:table-cell>
          <table:table-cell office:value-type="float" office:value="0.955686125257863" calcext:value-type="float">
            <text:p>0.95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8930</text:p>
          </table:table-cell>
          <table:table-cell office:value-type="string" calcext:value-type="string">
            <text:p>APK1B</text:p>
          </table:table-cell>
          <table:table-cell office:value-type="string" calcext:value-type="string">
            <text:p>L</text:p>
          </table:table-cell>
          <table:table-cell office:value-type="float" office:value="5.61943686155891" calcext:value-type="float">
            <text:p>5.6194</text:p>
          </table:table-cell>
          <table:table-cell office:value-type="float" office:value="0.595466423523182" calcext:value-type="float">
            <text:p>0.5955</text:p>
          </table:table-cell>
          <table:table-cell office:value-type="float" office:value="0.105965497645611" calcext:value-type="float">
            <text:p>0.1060</text:p>
          </table:table-cell>
          <table:table-cell office:value-type="float" office:value="1.59743142956697" calcext:value-type="float">
            <text:p>1.5974</text:p>
          </table:table-cell>
          <table:table-cell office:value-type="float" office:value="26.4913744114028" calcext:value-type="float">
            <text:p>26.4914</text:p>
          </table:table-cell>
          <table:table-cell office:value-type="float" office:value="1.41054364353832" calcext:value-type="float">
            <text:p>1.4105</text:p>
          </table:table-cell>
          <table:table-cell office:value-type="float" office:value="0.893947680061045" calcext:value-type="float">
            <text:p>0.89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8070</text:p>
          </table:table-cell>
          <table:table-cell office:value-type="string" calcext:value-type="string">
            <text:p>XTH20</text:p>
          </table:table-cell>
          <table:table-cell office:value-type="string" calcext:value-type="string">
            <text:p>E</text:p>
          </table:table-cell>
          <table:table-cell office:value-type="float" office:value="2.67115893290288" calcext:value-type="float">
            <text:p>2.6712</text:p>
          </table:table-cell>
          <table:table-cell office:value-type="float" office:value="0.283256260759621" calcext:value-type="float">
            <text:p>0.2833</text:p>
          </table:table-cell>
          <table:table-cell office:value-type="float" office:value="0.106042458676089" calcext:value-type="float">
            <text:p>0.1060</text:p>
          </table:table-cell>
          <table:table-cell office:value-type="float" office:value="1.19144960665537" calcext:value-type="float">
            <text:p>1.1914</text:p>
          </table:table-cell>
          <table:table-cell office:value-type="float" office:value="26.5106146690223" calcext:value-type="float">
            <text:p>26.5106</text:p>
          </table:table-cell>
          <table:table-cell office:value-type="float" office:value="1.68933148471823" calcext:value-type="float">
            <text:p>1.6893</text:p>
          </table:table-cell>
          <table:table-cell office:value-type="float" office:value="0.832891601482328" calcext:value-type="float">
            <text:p>0.832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2710</text:p>
          </table:table-cell>
          <table:table-cell office:value-type="string" calcext:value-type="string">
            <text:p>L</text:p>
          </table:table-cell>
          <table:table-cell office:value-type="float" office:value="21.5348345057248" calcext:value-type="float">
            <text:p>21.5348</text:p>
          </table:table-cell>
          <table:table-cell office:value-type="float" office:value="2.30165949123524" calcext:value-type="float">
            <text:p>2.3017</text:p>
          </table:table-cell>
          <table:table-cell office:value-type="float" office:value="0.106880760593882" calcext:value-type="float">
            <text:p>0.1069</text:p>
          </table:table-cell>
          <table:table-cell office:value-type="float" office:value="4.99998773677006" calcext:value-type="float">
            <text:p>5.0000</text:p>
          </table:table-cell>
          <table:table-cell office:value-type="float" office:value="26.7201901484705" calcext:value-type="float">
            <text:p>26.7202</text:p>
          </table:table-cell>
          <table:table-cell office:value-type="float" office:value="0.61767943351265" calcext:value-type="float">
            <text:p>0.6177</text:p>
          </table:table-cell>
          <table:table-cell office:value-type="float" office:value="0.858750007685831" calcext:value-type="float">
            <text:p>0.858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9190</text:p>
          </table:table-cell>
          <table:table-cell office:value-type="string" calcext:value-type="string">
            <text:p>L</text:p>
          </table:table-cell>
          <table:table-cell office:value-type="float" office:value="4.14344598742599" calcext:value-type="float">
            <text:p>4.1434</text:p>
          </table:table-cell>
          <table:table-cell office:value-type="float" office:value="0.444847813640702" calcext:value-type="float">
            <text:p>0.4448</text:p>
          </table:table-cell>
          <table:table-cell office:value-type="float" office:value="0.107361798606925" calcext:value-type="float">
            <text:p>0.1074</text:p>
          </table:table-cell>
          <table:table-cell office:value-type="float" office:value="1.80695420838705" calcext:value-type="float">
            <text:p>1.8070</text:p>
          </table:table-cell>
          <table:table-cell office:value-type="float" office:value="26.8404496517314" calcext:value-type="float">
            <text:p>26.8404</text:p>
          </table:table-cell>
          <table:table-cell office:value-type="float" office:value="1.31347651056663" calcext:value-type="float">
            <text:p>1.3135</text:p>
          </table:table-cell>
          <table:table-cell office:value-type="float" office:value="0.992541954497536" calcext:value-type="float">
            <text:p>0.99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35960</text:p>
          </table:table-cell>
          <table:table-cell office:value-type="string" calcext:value-type="string">
            <text:p>NHL12</text:p>
          </table:table-cell>
          <table:table-cell office:value-type="string" calcext:value-type="string">
            <text:p>E</text:p>
          </table:table-cell>
          <table:table-cell office:value-type="float" office:value="14.1623821959255" calcext:value-type="float">
            <text:p>14.1624</text:p>
          </table:table-cell>
          <table:table-cell office:value-type="float" office:value="1.54786647727047" calcext:value-type="float">
            <text:p>1.5479</text:p>
          </table:table-cell>
          <table:table-cell office:value-type="float" office:value="0.109294217304473" calcext:value-type="float">
            <text:p>0.1093</text:p>
          </table:table-cell>
          <table:table-cell office:value-type="float" office:value="2.11966967486022" calcext:value-type="float">
            <text:p>2.1197</text:p>
          </table:table-cell>
          <table:table-cell office:value-type="float" office:value="27.3235543261181" calcext:value-type="float">
            <text:p>27.3236</text:p>
          </table:table-cell>
          <table:table-cell office:value-type="float" office:value="1.19474756034552" calcext:value-type="float">
            <text:p>1.1947</text:p>
          </table:table-cell>
          <table:table-cell office:value-type="float" office:value="0.852364762665555" calcext:value-type="float">
            <text:p>0.8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1750</text:p>
          </table:table-cell>
          <table:table-cell office:value-type="string" calcext:value-type="string">
            <text:p>HGPT</text:p>
          </table:table-cell>
          <table:table-cell office:value-type="string" calcext:value-type="string">
            <text:p>L</text:p>
          </table:table-cell>
          <table:table-cell office:value-type="float" office:value="4.73627473691206" calcext:value-type="float">
            <text:p>4.7363</text:p>
          </table:table-cell>
          <table:table-cell office:value-type="float" office:value="0.524868925350137" calcext:value-type="float">
            <text:p>0.5249</text:p>
          </table:table-cell>
          <table:table-cell office:value-type="float" office:value="0.110818935662575" calcext:value-type="float">
            <text:p>0.1108</text:p>
          </table:table-cell>
          <table:table-cell office:value-type="float" office:value="4.9999973549558" calcext:value-type="float">
            <text:p>5.0000</text:p>
          </table:table-cell>
          <table:table-cell office:value-type="float" office:value="27.7047339156438" calcext:value-type="float">
            <text:p>27.7047</text:p>
          </table:table-cell>
          <table:table-cell office:value-type="float" office:value="0.636074670174371" calcext:value-type="float">
            <text:p>0.6361</text:p>
          </table:table-cell>
          <table:table-cell office:value-type="float" office:value="0.818376946017388" calcext:value-type="float">
            <text:p>0.818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0600</text:p>
          </table:table-cell>
          <table:table-cell office:value-type="string" calcext:value-type="string">
            <text:p>E</text:p>
          </table:table-cell>
          <table:table-cell office:value-type="float" office:value="1.11495767408525" calcext:value-type="float">
            <text:p>1.1150</text:p>
          </table:table-cell>
          <table:table-cell office:value-type="float" office:value="0.125182189035416" calcext:value-type="float">
            <text:p>0.1252</text:p>
          </table:table-cell>
          <table:table-cell office:value-type="float" office:value="0.112275283578025" calcext:value-type="float">
            <text:p>0.1123</text:p>
          </table:table-cell>
          <table:table-cell office:value-type="float" office:value="0.964248661758063" calcext:value-type="float">
            <text:p>0.9642</text:p>
          </table:table-cell>
          <table:table-cell office:value-type="float" office:value="28.0688208945061" calcext:value-type="float">
            <text:p>28.0688</text:p>
          </table:table-cell>
          <table:table-cell office:value-type="float" office:value="1.96752002820992" calcext:value-type="float">
            <text:p>1.9675</text:p>
          </table:table-cell>
          <table:table-cell office:value-type="float" office:value="0.892849685044751" calcext:value-type="float">
            <text:p>0.892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6140</text:p>
          </table:table-cell>
          <table:table-cell office:value-type="string" calcext:value-type="string">
            <text:p>L</text:p>
          </table:table-cell>
          <table:table-cell office:value-type="float" office:value="18.4600752333555" calcext:value-type="float">
            <text:p>18.4601</text:p>
          </table:table-cell>
          <table:table-cell office:value-type="float" office:value="2.1873493478333" calcext:value-type="float">
            <text:p>2.1873</text:p>
          </table:table-cell>
          <table:table-cell office:value-type="float" office:value="0.1184908143755" calcext:value-type="float">
            <text:p>0.1185</text:p>
          </table:table-cell>
          <table:table-cell office:value-type="float" office:value="4.99998511754477" calcext:value-type="float">
            <text:p>5.0000</text:p>
          </table:table-cell>
          <table:table-cell office:value-type="float" office:value="29.622703593875" calcext:value-type="float">
            <text:p>29.6227</text:p>
          </table:table-cell>
          <table:table-cell office:value-type="float" office:value="0.671253361773447" calcext:value-type="float">
            <text:p>0.6713</text:p>
          </table:table-cell>
          <table:table-cell office:value-type="float" office:value="0.892324085921163" calcext:value-type="float">
            <text:p>0.89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0560</text:p>
          </table:table-cell>
          <table:table-cell office:value-type="string" calcext:value-type="string">
            <text:p>TAA1</text:p>
          </table:table-cell>
          <table:table-cell office:value-type="string" calcext:value-type="string">
            <text:p>L</text:p>
          </table:table-cell>
          <table:table-cell office:value-type="float" office:value="6.5800343973575" calcext:value-type="float">
            <text:p>6.5800</text:p>
          </table:table-cell>
          <table:table-cell office:value-type="float" office:value="0.788650301233949" calcext:value-type="float">
            <text:p>0.7887</text:p>
          </table:table-cell>
          <table:table-cell office:value-type="float" office:value="0.119855042330883" calcext:value-type="float">
            <text:p>0.1199</text:p>
          </table:table-cell>
          <table:table-cell office:value-type="float" office:value="1.41329943312575" calcext:value-type="float">
            <text:p>1.4133</text:p>
          </table:table-cell>
          <table:table-cell office:value-type="float" office:value="29.9637605827207" calcext:value-type="float">
            <text:p>29.9638</text:p>
          </table:table-cell>
          <table:table-cell office:value-type="float" office:value="1.64160533239543" calcext:value-type="float">
            <text:p>1.6416</text:p>
          </table:table-cell>
          <table:table-cell office:value-type="float" office:value="0.973394742330783" calcext:value-type="float">
            <text:p>0.97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2910</text:p>
          </table:table-cell>
          <table:table-cell office:value-type="string" calcext:value-type="string">
            <text:p>GRF4</text:p>
          </table:table-cell>
          <table:table-cell office:value-type="string" calcext:value-type="string">
            <text:p>L</text:p>
          </table:table-cell>
          <table:table-cell office:value-type="float" office:value="3.59088278358621" calcext:value-type="float">
            <text:p>3.5909</text:p>
          </table:table-cell>
          <table:table-cell office:value-type="float" office:value="0.44698425332849" calcext:value-type="float">
            <text:p>0.4470</text:p>
          </table:table-cell>
          <table:table-cell office:value-type="float" office:value="0.124477539442846" calcext:value-type="float">
            <text:p>0.1245</text:p>
          </table:table-cell>
          <table:table-cell office:value-type="float" office:value="1.80702675731073" calcext:value-type="float">
            <text:p>1.8070</text:p>
          </table:table-cell>
          <table:table-cell office:value-type="float" office:value="31.1193848607116" calcext:value-type="float">
            <text:p>31.1194</text:p>
          </table:table-cell>
          <table:table-cell office:value-type="float" office:value="1.44473699236839" calcext:value-type="float">
            <text:p>1.4447</text:p>
          </table:table-cell>
          <table:table-cell office:value-type="float" office:value="0.826418960683281" calcext:value-type="float">
            <text:p>0.82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7460</text:p>
          </table:table-cell>
          <table:table-cell office:value-type="string" calcext:value-type="string">
            <text:p>HAT1</text:p>
          </table:table-cell>
          <table:table-cell office:value-type="string" calcext:value-type="string">
            <text:p>E</text:p>
          </table:table-cell>
          <table:table-cell office:value-type="float" office:value="9.6158166786924" calcext:value-type="float">
            <text:p>9.6158</text:p>
          </table:table-cell>
          <table:table-cell office:value-type="float" office:value="1.2147008021942" calcext:value-type="float">
            <text:p>1.2147</text:p>
          </table:table-cell>
          <table:table-cell office:value-type="float" office:value="0.126323207147433" calcext:value-type="float">
            <text:p>0.1263</text:p>
          </table:table-cell>
          <table:table-cell office:value-type="float" office:value="0.8280298379093" calcext:value-type="float">
            <text:p>0.8280</text:p>
          </table:table-cell>
          <table:table-cell office:value-type="float" office:value="31.5808017868583" calcext:value-type="float">
            <text:p>31.5808</text:p>
          </table:table-cell>
          <table:table-cell office:value-type="float" office:value="2.26722686805913" calcext:value-type="float">
            <text:p>2.2672</text:p>
          </table:table-cell>
          <table:table-cell office:value-type="float" office:value="0.817122878863416" calcext:value-type="float">
            <text:p>0.81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3980</text:p>
          </table:table-cell>
          <table:table-cell office:value-type="string" calcext:value-type="string">
            <text:p>ATL47</text:p>
          </table:table-cell>
          <table:table-cell office:value-type="string" calcext:value-type="string">
            <text:p>L</text:p>
          </table:table-cell>
          <table:table-cell office:value-type="float" office:value="2.32491575180171" calcext:value-type="float">
            <text:p>2.3249</text:p>
          </table:table-cell>
          <table:table-cell office:value-type="float" office:value="0.302080390608844" calcext:value-type="float">
            <text:p>0.3021</text:p>
          </table:table-cell>
          <table:table-cell office:value-type="float" office:value="0.129931757903375" calcext:value-type="float">
            <text:p>0.1299</text:p>
          </table:table-cell>
          <table:table-cell office:value-type="float" office:value="2.10921126330912" calcext:value-type="float">
            <text:p>2.1092</text:p>
          </table:table-cell>
          <table:table-cell office:value-type="float" office:value="32.4829394758438" calcext:value-type="float">
            <text:p>32.4829</text:p>
          </table:table-cell>
          <table:table-cell office:value-type="float" office:value="1.34485774219202" calcext:value-type="float">
            <text:p>1.3449</text:p>
          </table:table-cell>
          <table:table-cell office:value-type="float" office:value="0.842713258570717" calcext:value-type="float">
            <text:p>0.842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31355</text:p>
          </table:table-cell>
          <table:table-cell office:value-type="string" calcext:value-type="string">
            <text:p>L</text:p>
          </table:table-cell>
          <table:table-cell office:value-type="float" office:value="1.34439713167972" calcext:value-type="float">
            <text:p>1.3444</text:p>
          </table:table-cell>
          <table:table-cell office:value-type="float" office:value="0.176180501993747" calcext:value-type="float">
            <text:p>0.1762</text:p>
          </table:table-cell>
          <table:table-cell office:value-type="float" office:value="0.131047960340129" calcext:value-type="float">
            <text:p>0.1310</text:p>
          </table:table-cell>
          <table:table-cell office:value-type="float" office:value="3.02786244056361" calcext:value-type="float">
            <text:p>3.0279</text:p>
          </table:table-cell>
          <table:table-cell office:value-type="float" office:value="32.7619900850322" calcext:value-type="float">
            <text:p>32.7620</text:p>
          </table:table-cell>
          <table:table-cell office:value-type="float" office:value="1.05798193414522" calcext:value-type="float">
            <text:p>1.0580</text:p>
          </table:table-cell>
          <table:table-cell office:value-type="float" office:value="0.906565455062025" calcext:value-type="float">
            <text:p>0.906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7600</text:p>
          </table:table-cell>
          <table:table-cell office:value-type="string" calcext:value-type="string">
            <text:p>E</text:p>
          </table:table-cell>
          <table:table-cell office:value-type="float" office:value="2.45256786180577" calcext:value-type="float">
            <text:p>2.4526</text:p>
          </table:table-cell>
          <table:table-cell office:value-type="float" office:value="0.327783272058116" calcext:value-type="float">
            <text:p>0.3278</text:p>
          </table:table-cell>
          <table:table-cell office:value-type="float" office:value="0.133649012189525" calcext:value-type="float">
            <text:p>0.1336</text:p>
          </table:table-cell>
          <table:table-cell office:value-type="float" office:value="0.0322655356378362" calcext:value-type="float">
            <text:p>0.0323</text:p>
          </table:table-cell>
          <table:table-cell office:value-type="float" office:value="33.4122530473812" calcext:value-type="float">
            <text:p>33.4123</text:p>
          </table:table-cell>
          <table:table-cell office:value-type="float" office:value="6.70810445868731" calcext:value-type="float">
            <text:p>6.7081</text:p>
          </table:table-cell>
          <table:table-cell office:value-type="float" office:value="0.807637026378304" calcext:value-type="float">
            <text:p>0.807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5760</text:p>
          </table:table-cell>
          <table:table-cell office:value-type="string" calcext:value-type="string">
            <text:p>L</text:p>
          </table:table-cell>
          <table:table-cell office:value-type="float" office:value="1.74750932916295" calcext:value-type="float">
            <text:p>1.7475</text:p>
          </table:table-cell>
          <table:table-cell office:value-type="float" office:value="0.235031831565867" calcext:value-type="float">
            <text:p>0.2350</text:p>
          </table:table-cell>
          <table:table-cell office:value-type="float" office:value="0.134495322939676" calcext:value-type="float">
            <text:p>0.1345</text:p>
          </table:table-cell>
          <table:table-cell office:value-type="float" office:value="0.35844017670923" calcext:value-type="float">
            <text:p>0.3584</text:p>
          </table:table-cell>
          <table:table-cell office:value-type="float" office:value="33.6238307349191" calcext:value-type="float">
            <text:p>33.6238</text:p>
          </table:table-cell>
          <table:table-cell office:value-type="float" office:value="3.37581760009349" calcext:value-type="float">
            <text:p>3.3758</text:p>
          </table:table-cell>
          <table:table-cell office:value-type="float" office:value="0.978243102241095" calcext:value-type="float">
            <text:p>0.97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5440</text:p>
          </table:table-cell>
          <table:table-cell office:value-type="string" calcext:value-type="string">
            <text:p>CYP74B2</text:p>
          </table:table-cell>
          <table:table-cell office:value-type="string" calcext:value-type="string">
            <text:p>L</text:p>
          </table:table-cell>
          <table:table-cell office:value-type="float" office:value="1.85903504621624" calcext:value-type="float">
            <text:p>1.8590</text:p>
          </table:table-cell>
          <table:table-cell office:value-type="float" office:value="0.253208883254979" calcext:value-type="float">
            <text:p>0.2532</text:p>
          </table:table-cell>
          <table:table-cell office:value-type="float" office:value="0.136204470039628" calcext:value-type="float">
            <text:p>0.1362</text:p>
          </table:table-cell>
          <table:table-cell office:value-type="float" office:value="4.99998737802154" calcext:value-type="float">
            <text:p>5.0000</text:p>
          </table:table-cell>
          <table:table-cell office:value-type="float" office:value="34.0511175099071" calcext:value-type="float">
            <text:p>34.0511</text:p>
          </table:table-cell>
          <table:table-cell office:value-type="float" office:value="0.749340381632707" calcext:value-type="float">
            <text:p>0.7493</text:p>
          </table:table-cell>
          <table:table-cell office:value-type="float" office:value="0.867372891296929" calcext:value-type="float">
            <text:p>0.867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28140</text:p>
          </table:table-cell>
          <table:table-cell office:value-type="string" calcext:value-type="string">
            <text:p>L</text:p>
          </table:table-cell>
          <table:table-cell office:value-type="float" office:value="2.67035021407193" calcext:value-type="float">
            <text:p>2.6704</text:p>
          </table:table-cell>
          <table:table-cell office:value-type="float" office:value="0.37430292877285" calcext:value-type="float">
            <text:p>0.3743</text:p>
          </table:table-cell>
          <table:table-cell office:value-type="float" office:value="0.140169977256312" calcext:value-type="float">
            <text:p>0.1402</text:p>
          </table:table-cell>
          <table:table-cell office:value-type="float" office:value="1.01005987160675" calcext:value-type="float">
            <text:p>1.0101</text:p>
          </table:table-cell>
          <table:table-cell office:value-type="float" office:value="35.042494314078" calcext:value-type="float">
            <text:p>35.0425</text:p>
          </table:table-cell>
          <table:table-cell office:value-type="float" office:value="2.16006445810094" calcext:value-type="float">
            <text:p>2.1601</text:p>
          </table:table-cell>
          <table:table-cell office:value-type="float" office:value="0.805067620417358" calcext:value-type="float">
            <text:p>0.80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0750</text:p>
          </table:table-cell>
          <table:table-cell office:value-type="string" calcext:value-type="string">
            <text:p>WRKY54</text:p>
          </table:table-cell>
          <table:table-cell office:value-type="string" calcext:value-type="string">
            <text:p>E</text:p>
          </table:table-cell>
          <table:table-cell office:value-type="float" office:value="1.62687742201673" calcext:value-type="float">
            <text:p>1.6269</text:p>
          </table:table-cell>
          <table:table-cell office:value-type="float" office:value="0.235689454524219" calcext:value-type="float">
            <text:p>0.2357</text:p>
          </table:table-cell>
          <table:table-cell office:value-type="float" office:value="0.144872288062152" calcext:value-type="float">
            <text:p>0.1449</text:p>
          </table:table-cell>
          <table:table-cell office:value-type="float" office:value="2.85372400660675" calcext:value-type="float">
            <text:p>2.8537</text:p>
          </table:table-cell>
          <table:table-cell office:value-type="float" office:value="36.218072015538" calcext:value-type="float">
            <text:p>36.2181</text:p>
          </table:table-cell>
          <table:table-cell office:value-type="float" office:value="1.18215273286192" calcext:value-type="float">
            <text:p>1.1822</text:p>
          </table:table-cell>
          <table:table-cell office:value-type="float" office:value="0.808275201326388" calcext:value-type="float">
            <text:p>0.80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6520</text:p>
          </table:table-cell>
          <table:table-cell office:value-type="string" calcext:value-type="string">
            <text:p>PCMP-H61</text:p>
          </table:table-cell>
          <table:table-cell office:value-type="string" calcext:value-type="string">
            <text:p>E</text:p>
          </table:table-cell>
          <table:table-cell office:value-type="float" office:value="1.46774339871711" calcext:value-type="float">
            <text:p>1.4677</text:p>
          </table:table-cell>
          <table:table-cell office:value-type="float" office:value="0.214656271800297" calcext:value-type="float">
            <text:p>0.2147</text:p>
          </table:table-cell>
          <table:table-cell office:value-type="float" office:value="0.146249182239837" calcext:value-type="float">
            <text:p>0.1462</text:p>
          </table:table-cell>
          <table:table-cell office:value-type="float" office:value="2.15533405588844" calcext:value-type="float">
            <text:p>2.1553</text:p>
          </table:table-cell>
          <table:table-cell office:value-type="float" office:value="36.5622955599593" calcext:value-type="float">
            <text:p>36.5623</text:p>
          </table:table-cell>
          <table:table-cell office:value-type="float" office:value="1.43101488521973" calcext:value-type="float">
            <text:p>1.4310</text:p>
          </table:table-cell>
          <table:table-cell office:value-type="float" office:value="0.894126155847671" calcext:value-type="float">
            <text:p>0.894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67350</text:p>
          </table:table-cell>
          <table:table-cell office:value-type="string" calcext:value-type="string">
            <text:p>L</text:p>
          </table:table-cell>
          <table:table-cell office:value-type="float" office:value="4.44235244813313" calcext:value-type="float">
            <text:p>4.4424</text:p>
          </table:table-cell>
          <table:table-cell office:value-type="float" office:value="0.684903176884549" calcext:value-type="float">
            <text:p>0.6849</text:p>
          </table:table-cell>
          <table:table-cell office:value-type="float" office:value="0.154175785213165" calcext:value-type="float">
            <text:p>0.1542</text:p>
          </table:table-cell>
          <table:table-cell office:value-type="float" office:value="4.0242630022583" calcext:value-type="float">
            <text:p>4.0243</text:p>
          </table:table-cell>
          <table:table-cell office:value-type="float" office:value="38.5439463032912" calcext:value-type="float">
            <text:p>38.5439</text:p>
          </table:table-cell>
          <table:table-cell office:value-type="float" office:value="0.969225249600541" calcext:value-type="float">
            <text:p>0.9692</text:p>
          </table:table-cell>
          <table:table-cell office:value-type="float" office:value="0.876523805122938" calcext:value-type="float">
            <text:p>0.87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3510</text:p>
          </table:table-cell>
          <table:table-cell office:value-type="string" calcext:value-type="string">
            <text:p>RMA1</text:p>
          </table:table-cell>
          <table:table-cell office:value-type="string" calcext:value-type="string">
            <text:p>E</text:p>
          </table:table-cell>
          <table:table-cell office:value-type="float" office:value="4.43464558897291" calcext:value-type="float">
            <text:p>4.4346</text:p>
          </table:table-cell>
          <table:table-cell office:value-type="float" office:value="0.68908440343861" calcext:value-type="float">
            <text:p>0.6891</text:p>
          </table:table-cell>
          <table:table-cell office:value-type="float" office:value="0.155386578163556" calcext:value-type="float">
            <text:p>0.1554</text:p>
          </table:table-cell>
          <table:table-cell office:value-type="float" office:value="0.789111048384693" calcext:value-type="float">
            <text:p>0.7891</text:p>
          </table:table-cell>
          <table:table-cell office:value-type="float" office:value="38.8466445408891" calcext:value-type="float">
            <text:p>38.8466</text:p>
          </table:table-cell>
          <table:table-cell office:value-type="float" office:value="2.56628819393905" calcext:value-type="float">
            <text:p>2.5663</text:p>
          </table:table-cell>
          <table:table-cell office:value-type="float" office:value="0.894660273369815" calcext:value-type="float">
            <text:p>0.894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25240</text:p>
          </table:table-cell>
          <table:table-cell office:value-type="string" calcext:value-type="string">
            <text:p>E</text:p>
          </table:table-cell>
          <table:table-cell office:value-type="float" office:value="4.36518560165672" calcext:value-type="float">
            <text:p>4.3652</text:p>
          </table:table-cell>
          <table:table-cell office:value-type="float" office:value="0.697263547382841" calcext:value-type="float">
            <text:p>0.6973</text:p>
          </table:table-cell>
          <table:table-cell office:value-type="float" office:value="0.159732852394228" calcext:value-type="float">
            <text:p>0.1597</text:p>
          </table:table-cell>
          <table:table-cell office:value-type="float" office:value="0.05699059464903" calcext:value-type="float">
            <text:p>0.0570</text:p>
          </table:table-cell>
          <table:table-cell office:value-type="float" office:value="39.9332130985569" calcext:value-type="float">
            <text:p>39.9332</text:p>
          </table:table-cell>
          <table:table-cell office:value-type="float" office:value="6.1511653543576" calcext:value-type="float">
            <text:p>6.1512</text:p>
          </table:table-cell>
          <table:table-cell office:value-type="float" office:value="0.807551098257353" calcext:value-type="float">
            <text:p>0.80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1440</text:p>
          </table:table-cell>
          <table:table-cell office:value-type="string" calcext:value-type="string">
            <text:p>PNSL3</text:p>
          </table:table-cell>
          <table:table-cell office:value-type="string" calcext:value-type="string">
            <text:p>E</text:p>
          </table:table-cell>
          <table:table-cell office:value-type="float" office:value="7.53107215163291" calcext:value-type="float">
            <text:p>7.5311</text:p>
          </table:table-cell>
          <table:table-cell office:value-type="float" office:value="1.20737361522685" calcext:value-type="float">
            <text:p>1.2074</text:p>
          </table:table-cell>
          <table:table-cell office:value-type="float" office:value="0.160318954714179" calcext:value-type="float">
            <text:p>0.1603</text:p>
          </table:table-cell>
          <table:table-cell office:value-type="float" office:value="1.00142036730853" calcext:value-type="float">
            <text:p>1.0014</text:p>
          </table:table-cell>
          <table:table-cell office:value-type="float" office:value="40.0797386785447" calcext:value-type="float">
            <text:p>40.0797</text:p>
          </table:table-cell>
          <table:table-cell office:value-type="float" office:value="2.32258845199335" calcext:value-type="float">
            <text:p>2.3226</text:p>
          </table:table-cell>
          <table:table-cell office:value-type="float" office:value="0.916509941941335" calcext:value-type="float">
            <text:p>0.91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60390</text:p>
          </table:table-cell>
          <table:table-cell office:value-type="string" calcext:value-type="string">
            <text:p>HAT3</text:p>
          </table:table-cell>
          <table:table-cell office:value-type="string" calcext:value-type="string">
            <text:p>L</text:p>
          </table:table-cell>
          <table:table-cell office:value-type="float" office:value="3.80539888673363" calcext:value-type="float">
            <text:p>3.8054</text:p>
          </table:table-cell>
          <table:table-cell office:value-type="float" office:value="0.672711903732467" calcext:value-type="float">
            <text:p>0.6727</text:p>
          </table:table-cell>
          <table:table-cell office:value-type="float" office:value="0.176778288887842" calcext:value-type="float">
            <text:p>0.1768</text:p>
          </table:table-cell>
          <table:table-cell office:value-type="float" office:value="1.48559746035847" calcext:value-type="float">
            <text:p>1.4856</text:p>
          </table:table-cell>
          <table:table-cell office:value-type="float" office:value="44.1945722219604" calcext:value-type="float">
            <text:p>44.1946</text:p>
          </table:table-cell>
          <table:table-cell office:value-type="float" office:value="1.99090716537887" calcext:value-type="float">
            <text:p>1.9909</text:p>
          </table:table-cell>
          <table:table-cell office:value-type="float" office:value="0.892687511869719" calcext:value-type="float">
            <text:p>0.89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1805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E</text:p>
          </table:table-cell>
          <table:table-cell office:value-type="float" office:value="3.09765490424024" calcext:value-type="float">
            <text:p>3.0977</text:p>
          </table:table-cell>
          <table:table-cell office:value-type="float" office:value="0.550166611264032" calcext:value-type="float">
            <text:p>0.5502</text:p>
          </table:table-cell>
          <table:table-cell office:value-type="float" office:value="0.17760745734166" calcext:value-type="float">
            <text:p>0.1776</text:p>
          </table:table-cell>
          <table:table-cell office:value-type="float" office:value="4.999998815575" calcext:value-type="float">
            <text:p>5.0000</text:p>
          </table:table-cell>
          <table:table-cell office:value-type="float" office:value="44.4018643354151" calcext:value-type="float">
            <text:p>44.4019</text:p>
          </table:table-cell>
          <table:table-cell office:value-type="float" office:value="0.916887417401701" calcext:value-type="float">
            <text:p>0.9169</text:p>
          </table:table-cell>
          <table:table-cell office:value-type="float" office:value="0.849917484202478" calcext:value-type="float">
            <text:p>0.849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1170</text:p>
          </table:table-cell>
          <table:table-cell office:value-type="string" calcext:value-type="string">
            <text:p>L</text:p>
          </table:table-cell>
          <table:table-cell office:value-type="float" office:value="3.40847431171745" calcext:value-type="float">
            <text:p>3.4085</text:p>
          </table:table-cell>
          <table:table-cell office:value-type="float" office:value="0.615689457341239" calcext:value-type="float">
            <text:p>0.6157</text:p>
          </table:table-cell>
          <table:table-cell office:value-type="float" office:value="0.180634911997036" calcext:value-type="float">
            <text:p>0.1806</text:p>
          </table:table-cell>
          <table:table-cell office:value-type="float" office:value="3.83787528971166" calcext:value-type="float">
            <text:p>3.8379</text:p>
          </table:table-cell>
          <table:table-cell office:value-type="float" office:value="45.158727999259" calcext:value-type="float">
            <text:p>45.1587</text:p>
          </table:table-cell>
          <table:table-cell office:value-type="float" office:value="1.12211580668237" calcext:value-type="float">
            <text:p>1.1221</text:p>
          </table:table-cell>
          <table:table-cell office:value-type="float" office:value="0.84781797778119" calcext:value-type="float">
            <text:p>0.847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52770</text:p>
          </table:table-cell>
          <table:table-cell office:value-type="string" calcext:value-type="string">
            <text:p>L</text:p>
          </table:table-cell>
          <table:table-cell office:value-type="float" office:value="0.718078305659272" calcext:value-type="float">
            <text:p>0.7181</text:p>
          </table:table-cell>
          <table:table-cell office:value-type="float" office:value="0.133911179549772" calcext:value-type="float">
            <text:p>0.1339</text:p>
          </table:table-cell>
          <table:table-cell office:value-type="float" office:value="0.186485482842749" calcext:value-type="float">
            <text:p>0.1865</text:p>
          </table:table-cell>
          <table:table-cell office:value-type="float" office:value="1.39974528139592" calcext:value-type="float">
            <text:p>1.3997</text:p>
          </table:table-cell>
          <table:table-cell office:value-type="float" office:value="46.6213707106872" calcext:value-type="float">
            <text:p>46.6214</text:p>
          </table:table-cell>
          <table:table-cell office:value-type="float" office:value="2.11460153625073" calcext:value-type="float">
            <text:p>2.1146</text:p>
          </table:table-cell>
          <table:table-cell office:value-type="float" office:value="0.942821801605817" calcext:value-type="float">
            <text:p>0.94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1940</text:p>
          </table:table-cell>
          <table:table-cell office:value-type="string" calcext:value-type="string">
            <text:p>ZFP8</text:p>
          </table:table-cell>
          <table:table-cell office:value-type="string" calcext:value-type="string">
            <text:p>L</text:p>
          </table:table-cell>
          <table:table-cell office:value-type="float" office:value="26.2160736137599" calcext:value-type="float">
            <text:p>26.2161</text:p>
          </table:table-cell>
          <table:table-cell office:value-type="float" office:value="4.97389937092305" calcext:value-type="float">
            <text:p>4.9739</text:p>
          </table:table-cell>
          <table:table-cell office:value-type="float" office:value="0.1897270904943" calcext:value-type="float">
            <text:p>0.1897</text:p>
          </table:table-cell>
          <table:table-cell office:value-type="float" office:value="3.47549538387056" calcext:value-type="float">
            <text:p>3.4755</text:p>
          </table:table-cell>
          <table:table-cell office:value-type="float" office:value="47.431772623575" calcext:value-type="float">
            <text:p>47.4318</text:p>
          </table:table-cell>
          <table:table-cell office:value-type="float" office:value="1.24168678202893" calcext:value-type="float">
            <text:p>1.2417</text:p>
          </table:table-cell>
          <table:table-cell office:value-type="float" office:value="0.91980821405518" calcext:value-type="float">
            <text:p>0.9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8620</text:p>
          </table:table-cell>
          <table:table-cell office:value-type="string" calcext:value-type="string">
            <text:p>MYB4</text:p>
          </table:table-cell>
          <table:table-cell office:value-type="string" calcext:value-type="string">
            <text:p>L</text:p>
          </table:table-cell>
          <table:table-cell office:value-type="float" office:value="11.6440752639009" calcext:value-type="float">
            <text:p>11.6441</text:p>
          </table:table-cell>
          <table:table-cell office:value-type="float" office:value="2.22198228139903" calcext:value-type="float">
            <text:p>2.2220</text:p>
          </table:table-cell>
          <table:table-cell office:value-type="float" office:value="0.19082513905485" calcext:value-type="float">
            <text:p>0.1908</text:p>
          </table:table-cell>
          <table:table-cell office:value-type="float" office:value="2.74945341045309" calcext:value-type="float">
            <text:p>2.7495</text:p>
          </table:table-cell>
          <table:table-cell office:value-type="float" office:value="47.7062847637126" calcext:value-type="float">
            <text:p>47.7063</text:p>
          </table:table-cell>
          <table:table-cell office:value-type="float" office:value="1.45160353131224" calcext:value-type="float">
            <text:p>1.4516</text:p>
          </table:table-cell>
          <table:table-cell office:value-type="float" office:value="0.840559239069278" calcext:value-type="float">
            <text:p>0.840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8180</text:p>
          </table:table-cell>
          <table:table-cell office:value-type="string" calcext:value-type="string">
            <text:p>L</text:p>
          </table:table-cell>
          <table:table-cell office:value-type="float" office:value="14.0002635200939" calcext:value-type="float">
            <text:p>14.0003</text:p>
          </table:table-cell>
          <table:table-cell office:value-type="float" office:value="2.82497900944584" calcext:value-type="float">
            <text:p>2.8250</text:p>
          </table:table-cell>
          <table:table-cell office:value-type="float" office:value="0.201780416875103" calcext:value-type="float">
            <text:p>0.2018</text:p>
          </table:table-cell>
          <table:table-cell office:value-type="float" office:value="3.82016676523081" calcext:value-type="float">
            <text:p>3.8202</text:p>
          </table:table-cell>
          <table:table-cell office:value-type="float" office:value="50.4451042187758" calcext:value-type="float">
            <text:p>50.4451</text:p>
          </table:table-cell>
          <table:table-cell office:value-type="float" office:value="1.21443247649682" calcext:value-type="float">
            <text:p>1.2144</text:p>
          </table:table-cell>
          <table:table-cell office:value-type="float" office:value="0.930013215872432" calcext:value-type="float">
            <text:p>0.93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8840</text:p>
          </table:table-cell>
          <table:table-cell office:value-type="string" calcext:value-type="string">
            <text:p>SAUR14</text:p>
          </table:table-cell>
          <table:table-cell office:value-type="string" calcext:value-type="string">
            <text:p>E</text:p>
          </table:table-cell>
          <table:table-cell office:value-type="float" office:value="32.2141318760646" calcext:value-type="float">
            <text:p>32.2141</text:p>
          </table:table-cell>
          <table:table-cell office:value-type="float" office:value="6.61685198911994" calcext:value-type="float">
            <text:p>6.6169</text:p>
          </table:table-cell>
          <table:table-cell office:value-type="float" office:value="0.205402151284925" calcext:value-type="float">
            <text:p>0.2054</text:p>
          </table:table-cell>
          <table:table-cell office:value-type="float" office:value="1.07261758042819" calcext:value-type="float">
            <text:p>1.0726</text:p>
          </table:table-cell>
          <table:table-cell office:value-type="float" office:value="51.3505378212312" calcext:value-type="float">
            <text:p>51.3505</text:p>
          </table:table-cell>
          <table:table-cell office:value-type="float" office:value="2.53291637775438" calcext:value-type="float">
            <text:p>2.5329</text:p>
          </table:table-cell>
          <table:table-cell office:value-type="float" office:value="0.864612001651952" calcext:value-type="float">
            <text:p>0.86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3830</text:p>
          </table:table-cell>
          <table:table-cell office:value-type="string" calcext:value-type="string">
            <text:p>VQ33</text:p>
          </table:table-cell>
          <table:table-cell office:value-type="string" calcext:value-type="string">
            <text:p>L</text:p>
          </table:table-cell>
          <table:table-cell office:value-type="float" office:value="3.64895664132702" calcext:value-type="float">
            <text:p>3.6490</text:p>
          </table:table-cell>
          <table:table-cell office:value-type="float" office:value="0.816179283332148" calcext:value-type="float">
            <text:p>0.8162</text:p>
          </table:table-cell>
          <table:table-cell office:value-type="float" office:value="0.223674700348132" calcext:value-type="float">
            <text:p>0.2237</text:p>
          </table:table-cell>
          <table:table-cell office:value-type="float" office:value="2.8321622284664" calcext:value-type="float">
            <text:p>2.8322</text:p>
          </table:table-cell>
          <table:table-cell office:value-type="float" office:value="55.9186750870329" calcext:value-type="float">
            <text:p>55.9187</text:p>
          </table:table-cell>
          <table:table-cell office:value-type="float" office:value="1.57260662265762" calcext:value-type="float">
            <text:p>1.5726</text:p>
          </table:table-cell>
          <table:table-cell office:value-type="float" office:value="0.927356286427374" calcext:value-type="float">
            <text:p>0.92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6780</text:p>
          </table:table-cell>
          <table:table-cell office:value-type="string" calcext:value-type="string">
            <text:p>HAT4</text:p>
          </table:table-cell>
          <table:table-cell office:value-type="string" calcext:value-type="string">
            <text:p>E</text:p>
          </table:table-cell>
          <table:table-cell office:value-type="float" office:value="5.90099088510584" calcext:value-type="float">
            <text:p>5.9010</text:p>
          </table:table-cell>
          <table:table-cell office:value-type="float" office:value="1.33113885979022" calcext:value-type="float">
            <text:p>1.3311</text:p>
          </table:table-cell>
          <table:table-cell office:value-type="float" office:value="0.225578870685942" calcext:value-type="float">
            <text:p>0.2256</text:p>
          </table:table-cell>
          <table:table-cell office:value-type="float" office:value="1.00512496652715" calcext:value-type="float">
            <text:p>1.0051</text:p>
          </table:table-cell>
          <table:table-cell office:value-type="float" office:value="56.3947176714856" calcext:value-type="float">
            <text:p>56.3947</text:p>
          </table:table-cell>
          <table:table-cell office:value-type="float" office:value="2.72480676186541" calcext:value-type="float">
            <text:p>2.7248</text:p>
          </table:table-cell>
          <table:table-cell office:value-type="float" office:value="0.844977503162496" calcext:value-type="float">
            <text:p>0.845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9320</text:p>
          </table:table-cell>
          <table:table-cell office:value-type="string" calcext:value-type="string">
            <text:p>E</text:p>
          </table:table-cell>
          <table:table-cell office:value-type="float" office:value="7.09676518574319" calcext:value-type="float">
            <text:p>7.0968</text:p>
          </table:table-cell>
          <table:table-cell office:value-type="float" office:value="1.60815482417018" calcext:value-type="float">
            <text:p>1.6082</text:p>
          </table:table-cell>
          <table:table-cell office:value-type="float" office:value="0.226603921939087" calcext:value-type="float">
            <text:p>0.2266</text:p>
          </table:table-cell>
          <table:table-cell office:value-type="float" office:value="4.64499080285454" calcext:value-type="float">
            <text:p>4.6450</text:p>
          </table:table-cell>
          <table:table-cell office:value-type="float" office:value="56.6509804847717" calcext:value-type="float">
            <text:p>56.6510</text:p>
          </table:table-cell>
          <table:table-cell office:value-type="float" office:value="1.15030912059613" calcext:value-type="float">
            <text:p>1.1503</text:p>
          </table:table-cell>
          <table:table-cell office:value-type="float" office:value="0.83611681886891" calcext:value-type="float">
            <text:p>0.83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2020</text:p>
          </table:table-cell>
          <table:table-cell office:value-type="string" calcext:value-type="string">
            <text:p>ERF025</text:p>
          </table:table-cell>
          <table:table-cell office:value-type="string" calcext:value-type="string">
            <text:p>E</text:p>
          </table:table-cell>
          <table:table-cell office:value-type="float" office:value="0.642356592524458" calcext:value-type="float">
            <text:p>0.6424</text:p>
          </table:table-cell>
          <table:table-cell office:value-type="float" office:value="0.155219688532198" calcext:value-type="float">
            <text:p>0.1552</text:p>
          </table:table-cell>
          <table:table-cell office:value-type="float" office:value="0.241640998689195" calcext:value-type="float">
            <text:p>0.2416</text:p>
          </table:table-cell>
          <table:table-cell office:value-type="float" office:value="1.32747481411301" calcext:value-type="float">
            <text:p>1.3275</text:p>
          </table:table-cell>
          <table:table-cell office:value-type="float" office:value="60.4102496722988" calcext:value-type="float">
            <text:p>60.4102</text:p>
          </table:table-cell>
          <table:table-cell office:value-type="float" office:value="2.47268642869994" calcext:value-type="float">
            <text:p>2.4727</text:p>
          </table:table-cell>
          <table:table-cell office:value-type="float" office:value="0.93319625313662" calcext:value-type="float">
            <text:p>0.933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7400</text:p>
          </table:table-cell>
          <table:table-cell office:value-type="string" calcext:value-type="string">
            <text:p>E</text:p>
          </table:table-cell>
          <table:table-cell office:value-type="float" office:value="1.14647452229051" calcext:value-type="float">
            <text:p>1.1465</text:p>
          </table:table-cell>
          <table:table-cell office:value-type="float" office:value="0.277584851374716" calcext:value-type="float">
            <text:p>0.2776</text:p>
          </table:table-cell>
          <table:table-cell office:value-type="float" office:value="0.242120383818156" calcext:value-type="float">
            <text:p>0.2421</text:p>
          </table:table-cell>
          <table:table-cell office:value-type="float" office:value="4.9999963256048" calcext:value-type="float">
            <text:p>5.0000</text:p>
          </table:table-cell>
          <table:table-cell office:value-type="float" office:value="60.5300959545389" calcext:value-type="float">
            <text:p>60.5301</text:p>
          </table:table-cell>
          <table:table-cell office:value-type="float" office:value="1.14443983142229" calcext:value-type="float">
            <text:p>1.1444</text:p>
          </table:table-cell>
          <table:table-cell office:value-type="float" office:value="0.836818395065619" calcext:value-type="float">
            <text:p>0.83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8485</text:p>
          </table:table-cell>
          <table:table-cell office:value-type="string" calcext:value-type="string">
            <text:p>DIR1</text:p>
          </table:table-cell>
          <table:table-cell office:value-type="string" calcext:value-type="string">
            <text:p>L</text:p>
          </table:table-cell>
          <table:table-cell office:value-type="float" office:value="254.183263328808" calcext:value-type="float">
            <text:p>254.1833</text:p>
          </table:table-cell>
          <table:table-cell office:value-type="float" office:value="61.9346895301207" calcext:value-type="float">
            <text:p>61.9347</text:p>
          </table:table-cell>
          <table:table-cell office:value-type="float" office:value="0.24366155630791" calcext:value-type="float">
            <text:p>0.2437</text:p>
          </table:table-cell>
          <table:table-cell office:value-type="float" office:value="4.85175372686875" calcext:value-type="float">
            <text:p>4.8518</text:p>
          </table:table-cell>
          <table:table-cell office:value-type="float" office:value="60.9153890769776" calcext:value-type="float">
            <text:p>60.9154</text:p>
          </table:table-cell>
          <table:table-cell office:value-type="float" office:value="1.17346865693896" calcext:value-type="float">
            <text:p>1.1735</text:p>
          </table:table-cell>
          <table:table-cell office:value-type="float" office:value="0.807370421456172" calcext:value-type="float">
            <text:p>0.807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4630</text:p>
          </table:table-cell>
          <table:table-cell office:value-type="string" calcext:value-type="string">
            <text:p>L</text:p>
          </table:table-cell>
          <table:table-cell office:value-type="float" office:value="5.28394568809397" calcext:value-type="float">
            <text:p>5.2839</text:p>
          </table:table-cell>
          <table:table-cell office:value-type="float" office:value="1.33874856725052" calcext:value-type="float">
            <text:p>1.3387</text:p>
          </table:table-cell>
          <table:table-cell office:value-type="float" office:value="0.253361530620394" calcext:value-type="float">
            <text:p>0.2534</text:p>
          </table:table-cell>
          <table:table-cell office:value-type="float" office:value="4.99999465744438" calcext:value-type="float">
            <text:p>5.0000</text:p>
          </table:table-cell>
          <table:table-cell office:value-type="float" office:value="63.3403826550985" calcext:value-type="float">
            <text:p>63.3404</text:p>
          </table:table-cell>
          <table:table-cell office:value-type="float" office:value="1.18066283982483" calcext:value-type="float">
            <text:p>1.1807</text:p>
          </table:table-cell>
          <table:table-cell office:value-type="float" office:value="0.870745281582967" calcext:value-type="float">
            <text:p>0.870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20670</text:p>
          </table:table-cell>
          <table:table-cell office:value-type="string" calcext:value-type="string">
            <text:p>L</text:p>
          </table:table-cell>
          <table:table-cell office:value-type="float" office:value="3.18945781192764" calcext:value-type="float">
            <text:p>3.1895</text:p>
          </table:table-cell>
          <table:table-cell office:value-type="float" office:value="0.809737544819901" calcext:value-type="float">
            <text:p>0.8097</text:p>
          </table:table-cell>
          <table:table-cell office:value-type="float" office:value="0.253879371531964" calcext:value-type="float">
            <text:p>0.2539</text:p>
          </table:table-cell>
          <table:table-cell office:value-type="float" office:value="1.80388735081655" calcext:value-type="float">
            <text:p>1.8039</text:p>
          </table:table-cell>
          <table:table-cell office:value-type="float" office:value="63.469842882991" calcext:value-type="float">
            <text:p>63.4698</text:p>
          </table:table-cell>
          <table:table-cell office:value-type="float" office:value="2.17584509876349" calcext:value-type="float">
            <text:p>2.1758</text:p>
          </table:table-cell>
          <table:table-cell office:value-type="float" office:value="0.845723519340717" calcext:value-type="float">
            <text:p>0.84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1870</text:p>
          </table:table-cell>
          <table:table-cell office:value-type="string" calcext:value-type="string">
            <text:p>CYCU1-1</text:p>
          </table:table-cell>
          <table:table-cell office:value-type="string" calcext:value-type="string">
            <text:p>E</text:p>
          </table:table-cell>
          <table:table-cell office:value-type="float" office:value="2.5492598879163" calcext:value-type="float">
            <text:p>2.5493</text:p>
          </table:table-cell>
          <table:table-cell office:value-type="float" office:value="0.657793643196202" calcext:value-type="float">
            <text:p>0.6578</text:p>
          </table:table-cell>
          <table:table-cell office:value-type="float" office:value="0.258033183008997" calcext:value-type="float">
            <text:p>0.2580</text:p>
          </table:table-cell>
          <table:table-cell office:value-type="float" office:value="3.12279777826382" calcext:value-type="float">
            <text:p>3.1228</text:p>
          </table:table-cell>
          <table:table-cell office:value-type="float" office:value="64.5082957522493" calcext:value-type="float">
            <text:p>64.5083</text:p>
          </table:table-cell>
          <table:table-cell office:value-type="float" office:value="1.6162265029193" calcext:value-type="float">
            <text:p>1.6162</text:p>
          </table:table-cell>
          <table:table-cell office:value-type="float" office:value="0.829776580869665" calcext:value-type="float">
            <text:p>0.82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5390</text:p>
          </table:table-cell>
          <table:table-cell office:value-type="string" calcext:value-type="string">
            <text:p>PP2A5</text:p>
          </table:table-cell>
          <table:table-cell office:value-type="string" calcext:value-type="string">
            <text:p>L</text:p>
          </table:table-cell>
          <table:table-cell office:value-type="float" office:value="1.40925150421852" calcext:value-type="float">
            <text:p>1.4093</text:p>
          </table:table-cell>
          <table:table-cell office:value-type="float" office:value="0.368849324537928" calcext:value-type="float">
            <text:p>0.3688</text:p>
          </table:table-cell>
          <table:table-cell office:value-type="float" office:value="0.261734206728747" calcext:value-type="float">
            <text:p>0.2617</text:p>
          </table:table-cell>
          <table:table-cell office:value-type="float" office:value="4.99999295602823" calcext:value-type="float">
            <text:p>5.0000</text:p>
          </table:table-cell>
          <table:table-cell office:value-type="float" office:value="65.4335516821867" calcext:value-type="float">
            <text:p>65.4336</text:p>
          </table:table-cell>
          <table:table-cell office:value-type="float" office:value="1.20706376785508" calcext:value-type="float">
            <text:p>1.2071</text:p>
          </table:table-cell>
          <table:table-cell office:value-type="float" office:value="0.879346103387083" calcext:value-type="float">
            <text:p>0.87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7580</text:p>
          </table:table-cell>
          <table:table-cell office:value-type="string" calcext:value-type="string">
            <text:p>HLS1</text:p>
          </table:table-cell>
          <table:table-cell office:value-type="string" calcext:value-type="string">
            <text:p>L</text:p>
          </table:table-cell>
          <table:table-cell office:value-type="float" office:value="0.560982614756875" calcext:value-type="float">
            <text:p>0.5610</text:p>
          </table:table-cell>
          <table:table-cell office:value-type="float" office:value="0.152861670268768" calcext:value-type="float">
            <text:p>0.1529</text:p>
          </table:table-cell>
          <table:table-cell office:value-type="float" office:value="0.272489140033363" calcext:value-type="float">
            <text:p>0.2725</text:p>
          </table:table-cell>
          <table:table-cell office:value-type="float" office:value="3.11386659079054" calcext:value-type="float">
            <text:p>3.1139</text:p>
          </table:table-cell>
          <table:table-cell office:value-type="float" office:value="68.1222850083407" calcext:value-type="float">
            <text:p>68.1223</text:p>
          </table:table-cell>
          <table:table-cell office:value-type="float" office:value="1.67251914015379" calcext:value-type="float">
            <text:p>1.6725</text:p>
          </table:table-cell>
          <table:table-cell office:value-type="float" office:value="0.945084227001081" calcext:value-type="float">
            <text:p>0.945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3995</text:p>
          </table:table-cell>
          <table:table-cell office:value-type="string" calcext:value-type="string">
            <text:p>L</text:p>
          </table:table-cell>
          <table:table-cell office:value-type="float" office:value="7.18540965068916" calcext:value-type="float">
            <text:p>7.1854</text:p>
          </table:table-cell>
          <table:table-cell office:value-type="float" office:value="1.96550571058933" calcext:value-type="float">
            <text:p>1.9655</text:p>
          </table:table-cell>
          <table:table-cell office:value-type="float" office:value="0.273541218405108" calcext:value-type="float">
            <text:p>0.2735</text:p>
          </table:table-cell>
          <table:table-cell office:value-type="float" office:value="1.5036873506203" calcext:value-type="float">
            <text:p>1.5037</text:p>
          </table:table-cell>
          <table:table-cell office:value-type="float" office:value="68.385304601277" calcext:value-type="float">
            <text:p>68.3853</text:p>
          </table:table-cell>
          <table:table-cell office:value-type="float" office:value="2.47192635025073" calcext:value-type="float">
            <text:p>2.4719</text:p>
          </table:table-cell>
          <table:table-cell office:value-type="float" office:value="0.884888745242149" calcext:value-type="float">
            <text:p>0.88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8305</text:p>
          </table:table-cell>
          <table:table-cell office:value-type="string" calcext:value-type="string">
            <text:p>LOG1</text:p>
          </table:table-cell>
          <table:table-cell office:value-type="string" calcext:value-type="string">
            <text:p>L</text:p>
          </table:table-cell>
          <table:table-cell office:value-type="float" office:value="10.0950992907743" calcext:value-type="float">
            <text:p>10.0951</text:p>
          </table:table-cell>
          <table:table-cell office:value-type="float" office:value="3.10750063434617" calcext:value-type="float">
            <text:p>3.1075</text:p>
          </table:table-cell>
          <table:table-cell office:value-type="float" office:value="0.307822691470311" calcext:value-type="float">
            <text:p>0.3078</text:p>
          </table:table-cell>
          <table:table-cell office:value-type="float" office:value="4.99999204493265" calcext:value-type="float">
            <text:p>5.0000</text:p>
          </table:table-cell>
          <table:table-cell office:value-type="float" office:value="76.9556728675777" calcext:value-type="float">
            <text:p>76.9557</text:p>
          </table:table-cell>
          <table:table-cell office:value-type="float" office:value="1.34432625294022" calcext:value-type="float">
            <text:p>1.3443</text:p>
          </table:table-cell>
          <table:table-cell office:value-type="float" office:value="0.914463464556657" calcext:value-type="float">
            <text:p>0.914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3890</text:p>
          </table:table-cell>
          <table:table-cell office:value-type="string" calcext:value-type="string">
            <text:p>E</text:p>
          </table:table-cell>
          <table:table-cell office:value-type="float" office:value="1.24343972098539" calcext:value-type="float">
            <text:p>1.2434</text:p>
          </table:table-cell>
          <table:table-cell office:value-type="float" office:value="0.424666177439245" calcext:value-type="float">
            <text:p>0.4247</text:p>
          </table:table-cell>
          <table:table-cell office:value-type="float" office:value="0.34152534318488" calcext:value-type="float">
            <text:p>0.3415</text:p>
          </table:table-cell>
          <table:table-cell office:value-type="float" office:value="0.845141578776207" calcext:value-type="float">
            <text:p>0.8451</text:p>
          </table:table-cell>
          <table:table-cell office:value-type="float" office:value="85.3813357962199" calcext:value-type="float">
            <text:p>85.3813</text:p>
          </table:table-cell>
          <table:table-cell office:value-type="float" office:value="3.47282662384983" calcext:value-type="float">
            <text:p>3.4728</text:p>
          </table:table-cell>
          <table:table-cell office:value-type="float" office:value="0.945388582991486" calcext:value-type="float">
            <text:p>0.945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6070</text:p>
          </table:table-cell>
          <table:table-cell office:value-type="string" calcext:value-type="string">
            <text:p>L</text:p>
          </table:table-cell>
          <table:table-cell office:value-type="float" office:value="7.98346184327299" calcext:value-type="float">
            <text:p>7.9835</text:p>
          </table:table-cell>
          <table:table-cell office:value-type="float" office:value="2.82433874724961" calcext:value-type="float">
            <text:p>2.8243</text:p>
          </table:table-cell>
          <table:table-cell office:value-type="float" office:value="0.353773688995513" calcext:value-type="float">
            <text:p>0.3538</text:p>
          </table:table-cell>
          <table:table-cell office:value-type="float" office:value="4.99999930808398" calcext:value-type="float">
            <text:p>5.0000</text:p>
          </table:table-cell>
          <table:table-cell office:value-type="float" office:value="88.4434222488783" calcext:value-type="float">
            <text:p>88.4434</text:p>
          </table:table-cell>
          <table:table-cell office:value-type="float" office:value="1.46929663726388" calcext:value-type="float">
            <text:p>1.4693</text:p>
          </table:table-cell>
          <table:table-cell office:value-type="float" office:value="0.834669573543019" calcext:value-type="float">
            <text:p>0.83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7370</text:p>
          </table:table-cell>
          <table:table-cell office:value-type="string" calcext:value-type="string">
            <text:p>HAT2</text:p>
          </table:table-cell>
          <table:table-cell office:value-type="string" calcext:value-type="string">
            <text:p>L</text:p>
          </table:table-cell>
          <table:table-cell office:value-type="float" office:value="9.17835524596553" calcext:value-type="float">
            <text:p>9.1784</text:p>
          </table:table-cell>
          <table:table-cell office:value-type="float" office:value="3.35413249944355" calcext:value-type="float">
            <text:p>3.3541</text:p>
          </table:table-cell>
          <table:table-cell office:value-type="float" office:value="0.36543938533191" calcext:value-type="float">
            <text:p>0.3654</text:p>
          </table:table-cell>
          <table:table-cell office:value-type="float" office:value="3.8511498179974" calcext:value-type="float">
            <text:p>3.8511</text:p>
          </table:table-cell>
          <table:table-cell office:value-type="float" office:value="91.3598463329774" calcext:value-type="float">
            <text:p>91.3598</text:p>
          </table:table-cell>
          <table:table-cell office:value-type="float" office:value="1.75372198890818" calcext:value-type="float">
            <text:p>1.7537</text:p>
          </table:table-cell>
          <table:table-cell office:value-type="float" office:value="0.976816766272924" calcext:value-type="float">
            <text:p>0.97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5710</text:p>
          </table:table-cell>
          <table:table-cell office:value-type="string" calcext:value-type="string">
            <text:p>UGT76F2</text:p>
          </table:table-cell>
          <table:table-cell office:value-type="string" calcext:value-type="string">
            <text:p>E</text:p>
          </table:table-cell>
          <table:table-cell office:value-type="float" office:value="1.0060974709044" calcext:value-type="float">
            <text:p>1.0061</text:p>
          </table:table-cell>
          <table:table-cell office:value-type="float" office:value="0.437597907155401" calcext:value-type="float">
            <text:p>0.4376</text:p>
          </table:table-cell>
          <table:table-cell office:value-type="float" office:value="0.434945837565854" calcext:value-type="float">
            <text:p>0.4349</text:p>
          </table:table-cell>
          <table:table-cell office:value-type="float" office:value="3.87407727845387" calcext:value-type="float">
            <text:p>3.8741</text:p>
          </table:table-cell>
          <table:table-cell office:value-type="float" office:value="108.736459391463" calcext:value-type="float">
            <text:p>108.7365</text:p>
          </table:table-cell>
          <table:table-cell office:value-type="float" office:value="1.92856760796773" calcext:value-type="float">
            <text:p>1.9286</text:p>
          </table:table-cell>
          <table:table-cell office:value-type="float" office:value="0.839901464655786" calcext:value-type="float">
            <text:p>0.83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8830</text:p>
          </table:table-cell>
          <table:table-cell office:value-type="string" calcext:value-type="string">
            <text:p>OFP5</text:p>
          </table:table-cell>
          <table:table-cell office:value-type="string" calcext:value-type="string">
            <text:p>L</text:p>
          </table:table-cell>
          <table:table-cell office:value-type="float" office:value="0.845294757328633" calcext:value-type="float">
            <text:p>0.8453</text:p>
          </table:table-cell>
          <table:table-cell office:value-type="float" office:value="0.376744611842005" calcext:value-type="float">
            <text:p>0.3767</text:p>
          </table:table-cell>
          <table:table-cell office:value-type="float" office:value="0.445696141583349" calcext:value-type="float">
            <text:p>0.4457</text:p>
          </table:table-cell>
          <table:table-cell office:value-type="float" office:value="2.19997863811071" calcext:value-type="float">
            <text:p>2.2000</text:p>
          </table:table-cell>
          <table:table-cell office:value-type="float" office:value="111.424035395837" calcext:value-type="float">
            <text:p>111.4240</text:p>
          </table:table-cell>
          <table:table-cell office:value-type="float" office:value="2.60045485110613" calcext:value-type="float">
            <text:p>2.6005</text:p>
          </table:table-cell>
          <table:table-cell office:value-type="float" office:value="0.868557104608989" calcext:value-type="float">
            <text:p>0.86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49200</text:p>
          </table:table-cell>
          <table:table-cell office:value-type="string" calcext:value-type="string">
            <text:p>ATL75</text:p>
          </table:table-cell>
          <table:table-cell office:value-type="string" calcext:value-type="string">
            <text:p>E</text:p>
          </table:table-cell>
          <table:table-cell office:value-type="float" office:value="2.3238715384793" calcext:value-type="float">
            <text:p>2.3239</text:p>
          </table:table-cell>
          <table:table-cell office:value-type="float" office:value="1.21732046951381" calcext:value-type="float">
            <text:p>1.2173</text:p>
          </table:table-cell>
          <table:table-cell office:value-type="float" office:value="0.523832944014797" calcext:value-type="float">
            <text:p>0.5238</text:p>
          </table:table-cell>
          <table:table-cell office:value-type="float" office:value="0.626810027811341" calcext:value-type="float">
            <text:p>0.6268</text:p>
          </table:table-cell>
          <table:table-cell office:value-type="float" office:value="130.958236003699" calcext:value-type="float">
            <text:p>130.9582</text:p>
          </table:table-cell>
          <table:table-cell office:value-type="float" office:value="4.45238531735196" calcext:value-type="float">
            <text:p>4.4524</text:p>
          </table:table-cell>
          <table:table-cell office:value-type="float" office:value="0.945510743981049" calcext:value-type="float">
            <text:p>0.945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18969</text:p>
          </table:table-cell>
          <table:table-cell office:value-type="string" calcext:value-type="string">
            <text:p>L</text:p>
          </table:table-cell>
          <table:table-cell office:value-type="float" office:value="1.8656286060339" calcext:value-type="float">
            <text:p>1.8656</text:p>
          </table:table-cell>
          <table:table-cell office:value-type="float" office:value="1.02739612317643" calcext:value-type="float">
            <text:p>1.0274</text:p>
          </table:table-cell>
          <table:table-cell office:value-type="float" office:value="0.550697025042163" calcext:value-type="float">
            <text:p>0.5507</text:p>
          </table:table-cell>
          <table:table-cell office:value-type="float" office:value="1.83701530154616" calcext:value-type="float">
            <text:p>1.8370</text:p>
          </table:table-cell>
          <table:table-cell office:value-type="float" office:value="137.674256260541" calcext:value-type="float">
            <text:p>137.6743</text:p>
          </table:table-cell>
          <table:table-cell office:value-type="float" office:value="3.08652112098942" calcext:value-type="float">
            <text:p>3.0865</text:p>
          </table:table-cell>
          <table:table-cell office:value-type="float" office:value="0.810684811724592" calcext:value-type="float">
            <text:p>0.810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8220</text:p>
          </table:table-cell>
          <table:table-cell office:value-type="string" calcext:value-type="string">
            <text:p>E</text:p>
          </table:table-cell>
          <table:table-cell office:value-type="float" office:value="5.99886055237386" calcext:value-type="float">
            <text:p>5.9989</text:p>
          </table:table-cell>
          <table:table-cell office:value-type="float" office:value="3.43504218468243" calcext:value-type="float">
            <text:p>3.4350</text:p>
          </table:table-cell>
          <table:table-cell office:value-type="float" office:value="0.572615775061336" calcext:value-type="float">
            <text:p>0.5726</text:p>
          </table:table-cell>
          <table:table-cell office:value-type="float" office:value="3.12343743022756" calcext:value-type="float">
            <text:p>3.1234</text:p>
          </table:table-cell>
          <table:table-cell office:value-type="float" office:value="143.153943765334" calcext:value-type="float">
            <text:p>143.1539</text:p>
          </table:table-cell>
          <table:table-cell office:value-type="float" office:value="2.48109686528977" calcext:value-type="float">
            <text:p>2.4811</text:p>
          </table:table-cell>
          <table:table-cell office:value-type="float" office:value="0.81828329274684" calcext:value-type="float">
            <text:p>0.81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3890</text:p>
          </table:table-cell>
          <table:table-cell office:value-type="string" calcext:value-type="string">
            <text:p>YUC5</text:p>
          </table:table-cell>
          <table:table-cell office:value-type="string" calcext:value-type="string">
            <text:p>L</text:p>
          </table:table-cell>
          <table:table-cell office:value-type="float" office:value="0.333057388127924" calcext:value-type="float">
            <text:p>0.3331</text:p>
          </table:table-cell>
          <table:table-cell office:value-type="float" office:value="0.233591348690026" calcext:value-type="float">
            <text:p>0.2336</text:p>
          </table:table-cell>
          <table:table-cell office:value-type="float" office:value="0.701354652430966" calcext:value-type="float">
            <text:p>0.7014</text:p>
          </table:table-cell>
          <table:table-cell office:value-type="float" office:value="3.96302435252526" calcext:value-type="float">
            <text:p>3.9630</text:p>
          </table:table-cell>
          <table:table-cell office:value-type="float" office:value="175.338663107742" calcext:value-type="float">
            <text:p>175.3387</text:p>
          </table:table-cell>
          <table:table-cell office:value-type="float" office:value="2.43945426400747" calcext:value-type="float">
            <text:p>2.4395</text:p>
          </table:table-cell>
          <table:table-cell office:value-type="float" office:value="0.898921865445495" calcext:value-type="float">
            <text:p>0.898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16367</text:p>
          </table:table-cell>
          <table:table-cell office:value-type="string" calcext:value-type="string">
            <text:p>E</text:p>
          </table:table-cell>
          <table:table-cell office:value-type="float" office:value="1.15389012057724" calcext:value-type="float">
            <text:p>1.1539</text:p>
          </table:table-cell>
          <table:table-cell office:value-type="float" office:value="1.23566616740273" calcext:value-type="float">
            <text:p>1.2357</text:p>
          </table:table-cell>
          <table:table-cell office:value-type="float" office:value="1.07086987345431" calcext:value-type="float">
            <text:p>1.0709</text:p>
          </table:table-cell>
          <table:table-cell office:value-type="float" office:value="4.25531123323856" calcext:value-type="float">
            <text:p>4.2553</text:p>
          </table:table-cell>
          <table:table-cell office:value-type="float" office:value="267.717468363579" calcext:value-type="float">
            <text:p>267.7175</text:p>
          </table:table-cell>
          <table:table-cell office:value-type="float" office:value="2.86619035005451" calcext:value-type="float">
            <text:p>2.8662</text:p>
          </table:table-cell>
          <table:table-cell office:value-type="float" office:value="0.852843952434772" calcext:value-type="float">
            <text:p>0.852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18938</text:p>
          </table:table-cell>
          <table:table-cell office:value-type="string" calcext:value-type="string">
            <text:p>L</text:p>
          </table:table-cell>
          <table:table-cell office:value-type="float" office:value="0.194" calcext:value-type="float">
            <text:p>0.1940</text:p>
          </table:table-cell>
          <table:table-cell office:value-type="float" office:value="0.315" calcext:value-type="float">
            <text:p>0.3150</text:p>
          </table:table-cell>
          <table:table-cell office:value-type="float" office:value="1.63" calcext:value-type="float">
            <text:p>1.6300</text:p>
          </table:table-cell>
          <table:table-cell office:value-type="float" office:value="4.9999916004802" calcext:value-type="float">
            <text:p>5.0000</text:p>
          </table:table-cell>
          <table:table-cell office:value-type="float" office:value="407" calcext:value-type="float">
            <text:p>407.0000</text:p>
          </table:table-cell>
          <table:table-cell office:value-type="float" office:value="3.19" calcext:value-type="float">
            <text:p>3.1900</text:p>
          </table:table-cell>
          <table:table-cell office:value-type="float" office:value="0.8555" calcext:value-type="float">
            <text:p>0.8555</text:p>
          </table:table-cell>
          <table:table-cell table:number-columns-repeated="1014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ts.stm" table:style-name="ta1">
        <table:table-column table:style-name="co1" table:default-cell-style-name="Default"/>
        <table:table-column table:style-name="co15" table:default-cell-style-name="Default"/>
        <table:table-column table:style-name="co3" table:default-cell-style-name="ce3"/>
        <table:table-column table:style-name="co4" table:default-cell-style-name="ce5"/>
        <table:table-column table:style-name="co11" table:default-cell-style-name="ce5"/>
        <table:table-column table:style-name="co5" table:default-cell-style-name="ce5"/>
        <table:table-column table:style-name="co6" table:default-cell-style-name="ce5"/>
        <table:table-column table:style-name="co4" table:number-columns-repeated="2" table:default-cell-style-name="ce5"/>
        <table:table-column table:style-name="co8" table:default-cell-style-name="ce5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group</text:p>
          </table:table-cell>
          <table:table-cell table:style-name="ce4" office:value-type="string" calcext:value-type="string">
            <text:p>rhop0</text:p>
          </table:table-cell>
          <table:table-cell table:style-name="ce4" office:value-type="string" calcext:value-type="string">
            <text:p>etap</text:p>
          </table:table-cell>
          <table:table-cell table:style-name="ce4" office:value-type="string" calcext:value-type="string">
            <text:p>etap.hat</text:p>
          </table:table-cell>
          <table:table-cell table:style-name="ce4" office:value-type="string" calcext:value-type="string">
            <text:p>gammap</text:p>
          </table:table-cell>
          <table:table-cell table:style-name="ce4" office:value-type="string" calcext:value-type="string">
            <text:p>kappa</text:p>
          </table:table-cell>
          <table:table-cell table:style-name="ce4" office:value-type="string" calcext:value-type="string">
            <text:p>logFCinf</text:p>
          </table:table-cell>
          <table:table-cell table:style-name="ce4" office:value-type="string" calcext:value-type="string">
            <text:p>R2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AT5G42600</text:p>
          </table:table-cell>
          <table:table-cell office:value-type="string" calcext:value-type="string">
            <text:p>MRN1</text:p>
          </table:table-cell>
          <table:table-cell office:value-type="string" calcext:value-type="string">
            <text:p>L</text:p>
          </table:table-cell>
          <table:table-cell office:value-type="float" office:value="28.87371856235" calcext:value-type="float">
            <text:p>28.8737</text:p>
          </table:table-cell>
          <table:table-cell office:value-type="float" office:value="-4.77121147539749" calcext:value-type="float">
            <text:p>-4.7712</text:p>
          </table:table-cell>
          <table:table-cell office:value-type="float" office:value="-0.165244094386198" calcext:value-type="float">
            <text:p>-0.1652</text:p>
          </table:table-cell>
          <table:table-cell office:value-type="float" office:value="4.99999267945073" calcext:value-type="float">
            <text:p>5.0000</text:p>
          </table:table-cell>
          <table:table-cell office:value-type="float" office:value="-41.3110235965495" calcext:value-type="float">
            <text:p>-41.3110</text:p>
          </table:table-cell>
          <table:table-cell office:value-type="float" office:value="-2.52468000066892" calcext:value-type="float">
            <text:p>-2.5247</text:p>
          </table:table-cell>
          <table:table-cell office:value-type="float" office:value="0.871485132555155" calcext:value-type="float">
            <text:p>0.87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2580</text:p>
          </table:table-cell>
          <table:table-cell office:value-type="string" calcext:value-type="string">
            <text:p>MED37C</text:p>
          </table:table-cell>
          <table:table-cell office:value-type="string" calcext:value-type="string">
            <text:p>L</text:p>
          </table:table-cell>
          <table:table-cell office:value-type="float" office:value="270.601085519143" calcext:value-type="float">
            <text:p>270.6011</text:p>
          </table:table-cell>
          <table:table-cell office:value-type="float" office:value="-44.5215304383015" calcext:value-type="float">
            <text:p>-44.5215</text:p>
          </table:table-cell>
          <table:table-cell office:value-type="float" office:value="-0.164528277308599" calcext:value-type="float">
            <text:p>-0.1645</text:p>
          </table:table-cell>
          <table:table-cell office:value-type="float" office:value="4.99999063304876" calcext:value-type="float">
            <text:p>5.0000</text:p>
          </table:table-cell>
          <table:table-cell office:value-type="float" office:value="-41.1320693271497" calcext:value-type="float">
            <text:p>-41.1321</text:p>
          </table:table-cell>
          <table:table-cell office:value-type="float" office:value="-2.49527123427381" calcext:value-type="float">
            <text:p>-2.4953</text:p>
          </table:table-cell>
          <table:table-cell office:value-type="float" office:value="0.810673733947322" calcext:value-type="float">
            <text:p>0.81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8860</text:p>
          </table:table-cell>
          <table:table-cell office:value-type="string" calcext:value-type="string">
            <text:p>CYP710A4</text:p>
          </table:table-cell>
          <table:table-cell office:value-type="string" calcext:value-type="string">
            <text:p>L</text:p>
          </table:table-cell>
          <table:table-cell office:value-type="float" office:value="20.5595487297522" calcext:value-type="float">
            <text:p>20.5595</text:p>
          </table:table-cell>
          <table:table-cell office:value-type="float" office:value="-3.36648956399939" calcext:value-type="float">
            <text:p>-3.3665</text:p>
          </table:table-cell>
          <table:table-cell office:value-type="float" office:value="-0.163743358779449" calcext:value-type="float">
            <text:p>-0.1637</text:p>
          </table:table-cell>
          <table:table-cell office:value-type="float" office:value="4.99999612500127" calcext:value-type="float">
            <text:p>5.0000</text:p>
          </table:table-cell>
          <table:table-cell office:value-type="float" office:value="-40.9358396948623" calcext:value-type="float">
            <text:p>-40.9358</text:p>
          </table:table-cell>
          <table:table-cell office:value-type="float" office:value="-2.46368786301689" calcext:value-type="float">
            <text:p>-2.4637</text:p>
          </table:table-cell>
          <table:table-cell office:value-type="float" office:value="0.83120052590838" calcext:value-type="float">
            <text:p>0.83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49640</text:p>
          </table:table-cell>
          <table:table-cell office:value-type="string" calcext:value-type="string">
            <text:p>CXE3</text:p>
          </table:table-cell>
          <table:table-cell office:value-type="string" calcext:value-type="string">
            <text:p>L</text:p>
          </table:table-cell>
          <table:table-cell office:value-type="float" office:value="2.09760169523845" calcext:value-type="float">
            <text:p>2.0976</text:p>
          </table:table-cell>
          <table:table-cell office:value-type="float" office:value="-0.342841831231942" calcext:value-type="float">
            <text:p>-0.3428</text:p>
          </table:table-cell>
          <table:table-cell office:value-type="float" office:value="-0.163444676846988" calcext:value-type="float">
            <text:p>-0.1634</text:p>
          </table:table-cell>
          <table:table-cell office:value-type="float" office:value="4.99999486725046" calcext:value-type="float">
            <text:p>5.0000</text:p>
          </table:table-cell>
          <table:table-cell office:value-type="float" office:value="-40.8611692117471" calcext:value-type="float">
            <text:p>-40.8612</text:p>
          </table:table-cell>
          <table:table-cell office:value-type="float" office:value="-2.45185321127052" calcext:value-type="float">
            <text:p>-2.4519</text:p>
          </table:table-cell>
          <table:table-cell office:value-type="float" office:value="0.910555519673146" calcext:value-type="float">
            <text:p>0.91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22500</text:p>
          </table:table-cell>
          <table:table-cell office:value-type="string" calcext:value-type="string">
            <text:p>FAR1</text:p>
          </table:table-cell>
          <table:table-cell office:value-type="string" calcext:value-type="string">
            <text:p>L</text:p>
          </table:table-cell>
          <table:table-cell office:value-type="float" office:value="31.7620852732743" calcext:value-type="float">
            <text:p>31.7621</text:p>
          </table:table-cell>
          <table:table-cell office:value-type="float" office:value="-4.92250593798855" calcext:value-type="float">
            <text:p>-4.9225</text:p>
          </table:table-cell>
          <table:table-cell office:value-type="float" office:value="-0.15498056552762" calcext:value-type="float">
            <text:p>-0.1550</text:p>
          </table:table-cell>
          <table:table-cell office:value-type="float" office:value="4.99999850244899" calcext:value-type="float">
            <text:p>5.0000</text:p>
          </table:table-cell>
          <table:table-cell office:value-type="float" office:value="-38.7451413819051" calcext:value-type="float">
            <text:p>-38.7451</text:p>
          </table:table-cell>
          <table:table-cell office:value-type="float" office:value="-2.15138164843088" calcext:value-type="float">
            <text:p>-2.1514</text:p>
          </table:table-cell>
          <table:table-cell office:value-type="float" office:value="0.867205799109687" calcext:value-type="float">
            <text:p>0.867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0720</text:p>
          </table:table-cell>
          <table:table-cell office:value-type="string" calcext:value-type="string">
            <text:p>L</text:p>
          </table:table-cell>
          <table:table-cell office:value-type="float" office:value="2.5324642503286" calcext:value-type="float">
            <text:p>2.5325</text:p>
          </table:table-cell>
          <table:table-cell office:value-type="float" office:value="-0.391017532619823" calcext:value-type="float">
            <text:p>-0.3910</text:p>
          </table:table-cell>
          <table:table-cell office:value-type="float" office:value="-0.154401995040636" calcext:value-type="float">
            <text:p>-0.1544</text:p>
          </table:table-cell>
          <table:table-cell office:value-type="float" office:value="4.99999054203554" calcext:value-type="float">
            <text:p>5.0000</text:p>
          </table:table-cell>
          <table:table-cell office:value-type="float" office:value="-38.600498760159" calcext:value-type="float">
            <text:p>-38.6005</text:p>
          </table:table-cell>
          <table:table-cell office:value-type="float" office:value="-2.13296663191267" calcext:value-type="float">
            <text:p>-2.1330</text:p>
          </table:table-cell>
          <table:table-cell office:value-type="float" office:value="0.95561109310287" calcext:value-type="float">
            <text:p>0.95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2730</text:p>
          </table:table-cell>
          <table:table-cell office:value-type="string" calcext:value-type="string">
            <text:p>NPF4.7</text:p>
          </table:table-cell>
          <table:table-cell office:value-type="string" calcext:value-type="string">
            <text:p>L</text:p>
          </table:table-cell>
          <table:table-cell office:value-type="float" office:value="2.19858844382546" calcext:value-type="float">
            <text:p>2.1986</text:p>
          </table:table-cell>
          <table:table-cell office:value-type="float" office:value="-0.324099193573538" calcext:value-type="float">
            <text:p>-0.3241</text:p>
          </table:table-cell>
          <table:table-cell office:value-type="float" office:value="-0.14741239747882" calcext:value-type="float">
            <text:p>-0.1474</text:p>
          </table:table-cell>
          <table:table-cell office:value-type="float" office:value="4.74489821467552" calcext:value-type="float">
            <text:p>4.7449</text:p>
          </table:table-cell>
          <table:table-cell office:value-type="float" office:value="-36.853099369705" calcext:value-type="float">
            <text:p>-36.8531</text:p>
          </table:table-cell>
          <table:table-cell office:value-type="float" office:value="-2.16287335128485" calcext:value-type="float">
            <text:p>-2.1629</text:p>
          </table:table-cell>
          <table:table-cell office:value-type="float" office:value="0.922419040276965" calcext:value-type="float">
            <text:p>0.92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0520</text:p>
          </table:table-cell>
          <table:table-cell office:value-type="string" calcext:value-type="string">
            <text:p>FLA6</text:p>
          </table:table-cell>
          <table:table-cell office:value-type="string" calcext:value-type="string">
            <text:p>L</text:p>
          </table:table-cell>
          <table:table-cell office:value-type="float" office:value="7.24382173888074" calcext:value-type="float">
            <text:p>7.2438</text:p>
          </table:table-cell>
          <table:table-cell office:value-type="float" office:value="-1.06220393109656" calcext:value-type="float">
            <text:p>-1.0622</text:p>
          </table:table-cell>
          <table:table-cell office:value-type="float" office:value="-0.146635846295782" calcext:value-type="float">
            <text:p>-0.1466</text:p>
          </table:table-cell>
          <table:table-cell office:value-type="float" office:value="4.99998154554401" calcext:value-type="float">
            <text:p>5.0000</text:p>
          </table:table-cell>
          <table:table-cell office:value-type="float" office:value="-36.6589615739455" calcext:value-type="float">
            <text:p>-36.6590</text:p>
          </table:table-cell>
          <table:table-cell office:value-type="float" office:value="-1.90607176085795" calcext:value-type="float">
            <text:p>-1.9061</text:p>
          </table:table-cell>
          <table:table-cell office:value-type="float" office:value="0.889219019362936" calcext:value-type="float">
            <text:p>0.889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2610</text:p>
          </table:table-cell>
          <table:table-cell office:value-type="string" calcext:value-type="string">
            <text:p>L</text:p>
          </table:table-cell>
          <table:table-cell office:value-type="float" office:value="30.7253260125099" calcext:value-type="float">
            <text:p>30.7253</text:p>
          </table:table-cell>
          <table:table-cell office:value-type="float" office:value="-4.47135634827861" calcext:value-type="float">
            <text:p>-4.4714</text:p>
          </table:table-cell>
          <table:table-cell office:value-type="float" office:value="-0.145526734084386" calcext:value-type="float">
            <text:p>-0.1455</text:p>
          </table:table-cell>
          <table:table-cell office:value-type="float" office:value="4.7923669697284" calcext:value-type="float">
            <text:p>4.7924</text:p>
          </table:table-cell>
          <table:table-cell office:value-type="float" office:value="-36.3816835210966" calcext:value-type="float">
            <text:p>-36.3817</text:p>
          </table:table-cell>
          <table:table-cell office:value-type="float" office:value="-2.05384687678164" calcext:value-type="float">
            <text:p>-2.0538</text:p>
          </table:table-cell>
          <table:table-cell office:value-type="float" office:value="0.800399010683094" calcext:value-type="float">
            <text:p>0.80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2580</text:p>
          </table:table-cell>
          <table:table-cell office:value-type="string" calcext:value-type="string">
            <text:p>CYP705A12</text:p>
          </table:table-cell>
          <table:table-cell office:value-type="string" calcext:value-type="string">
            <text:p>L</text:p>
          </table:table-cell>
          <table:table-cell office:value-type="float" office:value="6.4320747103037" calcext:value-type="float">
            <text:p>6.4321</text:p>
          </table:table-cell>
          <table:table-cell office:value-type="float" office:value="-0.916878706659863" calcext:value-type="float">
            <text:p>-0.9169</text:p>
          </table:table-cell>
          <table:table-cell office:value-type="float" office:value="-0.142547894412839" calcext:value-type="float">
            <text:p>-0.1425</text:p>
          </table:table-cell>
          <table:table-cell office:value-type="float" office:value="4.99999583771817" calcext:value-type="float">
            <text:p>5.0000</text:p>
          </table:table-cell>
          <table:table-cell office:value-type="float" office:value="-35.6369736032098" calcext:value-type="float">
            <text:p>-35.6370</text:p>
          </table:table-cell>
          <table:table-cell office:value-type="float" office:value="-1.79957130692149" calcext:value-type="float">
            <text:p>-1.7996</text:p>
          </table:table-cell>
          <table:table-cell office:value-type="float" office:value="0.964999750180245" calcext:value-type="float">
            <text:p>0.96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7990</text:p>
          </table:table-cell>
          <table:table-cell office:value-type="string" calcext:value-type="string">
            <text:p>CYP705A5</text:p>
          </table:table-cell>
          <table:table-cell office:value-type="string" calcext:value-type="string">
            <text:p>L</text:p>
          </table:table-cell>
          <table:table-cell office:value-type="float" office:value="61.935017631476" calcext:value-type="float">
            <text:p>61.9350</text:p>
          </table:table-cell>
          <table:table-cell office:value-type="float" office:value="-7.75089559942963" calcext:value-type="float">
            <text:p>-7.7509</text:p>
          </table:table-cell>
          <table:table-cell office:value-type="float" office:value="-0.12514561060673" calcext:value-type="float">
            <text:p>-0.1251</text:p>
          </table:table-cell>
          <table:table-cell office:value-type="float" office:value="4.05518092632163" calcext:value-type="float">
            <text:p>4.0552</text:p>
          </table:table-cell>
          <table:table-cell office:value-type="float" office:value="-31.2864026516824" calcext:value-type="float">
            <text:p>-31.2864</text:p>
          </table:table-cell>
          <table:table-cell office:value-type="float" office:value="-2.12984008799561" calcext:value-type="float">
            <text:p>-2.1298</text:p>
          </table:table-cell>
          <table:table-cell office:value-type="float" office:value="0.913519501140233" calcext:value-type="float">
            <text:p>0.91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54970</text:p>
          </table:table-cell>
          <table:table-cell office:value-type="string" calcext:value-type="string">
            <text:p>PRP1</text:p>
          </table:table-cell>
          <table:table-cell office:value-type="string" calcext:value-type="string">
            <text:p>L</text:p>
          </table:table-cell>
          <table:table-cell office:value-type="float" office:value="10.5805902104165" calcext:value-type="float">
            <text:p>10.5806</text:p>
          </table:table-cell>
          <table:table-cell office:value-type="float" office:value="-1.3046871972939" calcext:value-type="float">
            <text:p>-1.3047</text:p>
          </table:table-cell>
          <table:table-cell office:value-type="float" office:value="-0.123309491375013" calcext:value-type="float">
            <text:p>-0.1233</text:p>
          </table:table-cell>
          <table:table-cell office:value-type="float" office:value="4.99999653224155" calcext:value-type="float">
            <text:p>5.0000</text:p>
          </table:table-cell>
          <table:table-cell office:value-type="float" office:value="-30.8273728437532" calcext:value-type="float">
            <text:p>-30.8274</text:p>
          </table:table-cell>
          <table:table-cell office:value-type="float" office:value="-1.3828816658404" calcext:value-type="float">
            <text:p>-1.3829</text:p>
          </table:table-cell>
          <table:table-cell office:value-type="float" office:value="0.877155940197449" calcext:value-type="float">
            <text:p>0.87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6080</text:p>
          </table:table-cell>
          <table:table-cell office:value-type="string" calcext:value-type="string">
            <text:p>ADS1</text:p>
          </table:table-cell>
          <table:table-cell office:value-type="string" calcext:value-type="string">
            <text:p>L</text:p>
          </table:table-cell>
          <table:table-cell office:value-type="float" office:value="22.2213526277915" calcext:value-type="float">
            <text:p>22.2214</text:p>
          </table:table-cell>
          <table:table-cell office:value-type="float" office:value="-2.7230999696895" calcext:value-type="float">
            <text:p>-2.7231</text:p>
          </table:table-cell>
          <table:table-cell office:value-type="float" office:value="-0.122544294008629" calcext:value-type="float">
            <text:p>-0.1225</text:p>
          </table:table-cell>
          <table:table-cell office:value-type="float" office:value="4.99999440426219" calcext:value-type="float">
            <text:p>5.0000</text:p>
          </table:table-cell>
          <table:table-cell office:value-type="float" office:value="-30.6360735021573" calcext:value-type="float">
            <text:p>-30.6361</text:p>
          </table:table-cell>
          <table:table-cell office:value-type="float" office:value="-1.36855912626911" calcext:value-type="float">
            <text:p>-1.3686</text:p>
          </table:table-cell>
          <table:table-cell office:value-type="float" office:value="0.86181738580913" calcext:value-type="float">
            <text:p>0.86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2400</text:p>
          </table:table-cell>
          <table:table-cell office:value-type="string" calcext:value-type="string">
            <text:p>HOP3</text:p>
          </table:table-cell>
          <table:table-cell office:value-type="string" calcext:value-type="string">
            <text:p>L</text:p>
          </table:table-cell>
          <table:table-cell office:value-type="float" office:value="17.3812442325445" calcext:value-type="float">
            <text:p>17.3812</text:p>
          </table:table-cell>
          <table:table-cell office:value-type="float" office:value="-2.10301310992645" calcext:value-type="float">
            <text:p>-2.1030</text:p>
          </table:table-cell>
          <table:table-cell office:value-type="float" office:value="-0.120993243164306" calcext:value-type="float">
            <text:p>-0.1210</text:p>
          </table:table-cell>
          <table:table-cell office:value-type="float" office:value="4.99998598956152" calcext:value-type="float">
            <text:p>5.0000</text:p>
          </table:table-cell>
          <table:table-cell office:value-type="float" office:value="-30.2483107910765" calcext:value-type="float">
            <text:p>-30.2483</text:p>
          </table:table-cell>
          <table:table-cell office:value-type="float" office:value="-1.3399582447153" calcext:value-type="float">
            <text:p>-1.3400</text:p>
          </table:table-cell>
          <table:table-cell office:value-type="float" office:value="0.843680174115254" calcext:value-type="float">
            <text:p>0.843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0985</text:p>
          </table:table-cell>
          <table:table-cell office:value-type="string" calcext:value-type="string">
            <text:p>L</text:p>
          </table:table-cell>
          <table:table-cell office:value-type="float" office:value="31.9567188321209" calcext:value-type="float">
            <text:p>31.9567</text:p>
          </table:table-cell>
          <table:table-cell office:value-type="float" office:value="-3.75152111885304" calcext:value-type="float">
            <text:p>-3.7515</text:p>
          </table:table-cell>
          <table:table-cell office:value-type="float" office:value="-0.117393814382541" calcext:value-type="float">
            <text:p>-0.1174</text:p>
          </table:table-cell>
          <table:table-cell office:value-type="float" office:value="4.84002093952167" calcext:value-type="float">
            <text:p>4.8400</text:p>
          </table:table-cell>
          <table:table-cell office:value-type="float" office:value="-29.3484535956352" calcext:value-type="float">
            <text:p>-29.3485</text:p>
          </table:table-cell>
          <table:table-cell office:value-type="float" office:value="-1.34508932724066" calcext:value-type="float">
            <text:p>-1.3451</text:p>
          </table:table-cell>
          <table:table-cell office:value-type="float" office:value="0.867135702935175" calcext:value-type="float">
            <text:p>0.867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54300</text:p>
          </table:table-cell>
          <table:table-cell office:value-type="string" calcext:value-type="string">
            <text:p>L</text:p>
          </table:table-cell>
          <table:table-cell office:value-type="float" office:value="4.10996660142749" calcext:value-type="float">
            <text:p>4.1100</text:p>
          </table:table-cell>
          <table:table-cell office:value-type="float" office:value="-0.474751911572034" calcext:value-type="float">
            <text:p>-0.4748</text:p>
          </table:table-cell>
          <table:table-cell office:value-type="float" office:value="-0.115512352681197" calcext:value-type="float">
            <text:p>-0.1155</text:p>
          </table:table-cell>
          <table:table-cell office:value-type="float" office:value="4.99998963898884" calcext:value-type="float">
            <text:p>5.0000</text:p>
          </table:table-cell>
          <table:table-cell office:value-type="float" office:value="-28.8780881702994" calcext:value-type="float">
            <text:p>-28.8781</text:p>
          </table:table-cell>
          <table:table-cell office:value-type="float" office:value="-1.24319175748021" calcext:value-type="float">
            <text:p>-1.2432</text:p>
          </table:table-cell>
          <table:table-cell office:value-type="float" office:value="0.91947372537384" calcext:value-type="float">
            <text:p>0.91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35940</text:p>
          </table:table-cell>
          <table:table-cell office:value-type="string" calcext:value-type="string">
            <text:p>JAL41</text:p>
          </table:table-cell>
          <table:table-cell office:value-type="string" calcext:value-type="string">
            <text:p>L</text:p>
          </table:table-cell>
          <table:table-cell office:value-type="float" office:value="7.59262622164594" calcext:value-type="float">
            <text:p>7.5926</text:p>
          </table:table-cell>
          <table:table-cell office:value-type="float" office:value="-0.871357240218629" calcext:value-type="float">
            <text:p>-0.8714</text:p>
          </table:table-cell>
          <table:table-cell office:value-type="float" office:value="-0.114763616011343" calcext:value-type="float">
            <text:p>-0.1148</text:p>
          </table:table-cell>
          <table:table-cell office:value-type="float" office:value="4.99999983357105" calcext:value-type="float">
            <text:p>5.0000</text:p>
          </table:table-cell>
          <table:table-cell office:value-type="float" office:value="-28.6909040028358" calcext:value-type="float">
            <text:p>-28.6909</text:p>
          </table:table-cell>
          <table:table-cell office:value-type="float" office:value="-1.23045876905456" calcext:value-type="float">
            <text:p>-1.2305</text:p>
          </table:table-cell>
          <table:table-cell office:value-type="float" office:value="0.912448285266251" calcext:value-type="float">
            <text:p>0.91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5490</text:p>
          </table:table-cell>
          <table:table-cell office:value-type="string" calcext:value-type="string">
            <text:p>DREB2D</text:p>
          </table:table-cell>
          <table:table-cell office:value-type="string" calcext:value-type="string">
            <text:p>L</text:p>
          </table:table-cell>
          <table:table-cell office:value-type="float" office:value="2.0921108974897" calcext:value-type="float">
            <text:p>2.0921</text:p>
          </table:table-cell>
          <table:table-cell office:value-type="float" office:value="-0.238794845588842" calcext:value-type="float">
            <text:p>-0.2388</text:p>
          </table:table-cell>
          <table:table-cell office:value-type="float" office:value="-0.114140625086065" calcext:value-type="float">
            <text:p>-0.1141</text:p>
          </table:table-cell>
          <table:table-cell office:value-type="float" office:value="4.99998988025356" calcext:value-type="float">
            <text:p>5.0000</text:p>
          </table:table-cell>
          <table:table-cell office:value-type="float" office:value="-28.5351562715162" calcext:value-type="float">
            <text:p>-28.5352</text:p>
          </table:table-cell>
          <table:table-cell office:value-type="float" office:value="-1.21995630713956" calcext:value-type="float">
            <text:p>-1.2200</text:p>
          </table:table-cell>
          <table:table-cell office:value-type="float" office:value="0.856609946675464" calcext:value-type="float">
            <text:p>0.85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0710</text:p>
          </table:table-cell>
          <table:table-cell office:value-type="string" calcext:value-type="string">
            <text:p>PME24</text:p>
          </table:table-cell>
          <table:table-cell office:value-type="string" calcext:value-type="string">
            <text:p>L</text:p>
          </table:table-cell>
          <table:table-cell office:value-type="float" office:value="3.12022474341187" calcext:value-type="float">
            <text:p>3.1202</text:p>
          </table:table-cell>
          <table:table-cell office:value-type="float" office:value="-0.339117743362898" calcext:value-type="float">
            <text:p>-0.3391</text:p>
          </table:table-cell>
          <table:table-cell office:value-type="float" office:value="-0.108683755578479" calcext:value-type="float">
            <text:p>-0.1087</text:p>
          </table:table-cell>
          <table:table-cell office:value-type="float" office:value="4.99999010747181" calcext:value-type="float">
            <text:p>5.0000</text:p>
          </table:table-cell>
          <table:table-cell office:value-type="float" office:value="-27.1709388946198" calcext:value-type="float">
            <text:p>-27.1709</text:p>
          </table:table-cell>
          <table:table-cell office:value-type="float" office:value="-1.13105996533316" calcext:value-type="float">
            <text:p>-1.1311</text:p>
          </table:table-cell>
          <table:table-cell office:value-type="float" office:value="0.836847423061151" calcext:value-type="float">
            <text:p>0.83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4920</text:p>
          </table:table-cell>
          <table:table-cell office:value-type="string" calcext:value-type="string">
            <text:p>GASA14</text:p>
          </table:table-cell>
          <table:table-cell office:value-type="string" calcext:value-type="string">
            <text:p>L</text:p>
          </table:table-cell>
          <table:table-cell office:value-type="float" office:value="359.13530436935" calcext:value-type="float">
            <text:p>359.1353</text:p>
          </table:table-cell>
          <table:table-cell office:value-type="float" office:value="-38.6909061952618" calcext:value-type="float">
            <text:p>-38.6909</text:p>
          </table:table-cell>
          <table:table-cell office:value-type="float" office:value="-0.107733508024793" calcext:value-type="float">
            <text:p>-0.1077</text:p>
          </table:table-cell>
          <table:table-cell office:value-type="float" office:value="4.99999971972161" calcext:value-type="float">
            <text:p>5.0000</text:p>
          </table:table-cell>
          <table:table-cell office:value-type="float" office:value="-26.9333770061982" calcext:value-type="float">
            <text:p>-26.9334</text:p>
          </table:table-cell>
          <table:table-cell office:value-type="float" office:value="-1.11612138367825" calcext:value-type="float">
            <text:p>-1.1161</text:p>
          </table:table-cell>
          <table:table-cell office:value-type="float" office:value="0.874767783606242" calcext:value-type="float">
            <text:p>0.87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0380</text:p>
          </table:table-cell>
          <table:table-cell office:value-type="string" calcext:value-type="string">
            <text:p>ATL55</text:p>
          </table:table-cell>
          <table:table-cell office:value-type="string" calcext:value-type="string">
            <text:p>L</text:p>
          </table:table-cell>
          <table:table-cell office:value-type="float" office:value="14.1582595783852" calcext:value-type="float">
            <text:p>14.1583</text:p>
          </table:table-cell>
          <table:table-cell office:value-type="float" office:value="-1.51491096121679" calcext:value-type="float">
            <text:p>-1.5149</text:p>
          </table:table-cell>
          <table:table-cell office:value-type="float" office:value="-0.106998388667032" calcext:value-type="float">
            <text:p>-0.1070</text:p>
          </table:table-cell>
          <table:table-cell office:value-type="float" office:value="4.9999986109574" calcext:value-type="float">
            <text:p>5.0000</text:p>
          </table:table-cell>
          <table:table-cell office:value-type="float" office:value="-26.7495971667581" calcext:value-type="float">
            <text:p>-26.7496</text:p>
          </table:table-cell>
          <table:table-cell office:value-type="float" office:value="-1.10467284362944" calcext:value-type="float">
            <text:p>-1.1047</text:p>
          </table:table-cell>
          <table:table-cell office:value-type="float" office:value="0.855177041069631" calcext:value-type="float">
            <text:p>0.85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2430</text:p>
          </table:table-cell>
          <table:table-cell office:value-type="string" calcext:value-type="string">
            <text:p>CDF1</text:p>
          </table:table-cell>
          <table:table-cell office:value-type="string" calcext:value-type="string">
            <text:p>L</text:p>
          </table:table-cell>
          <table:table-cell office:value-type="float" office:value="4.17257959154343" calcext:value-type="float">
            <text:p>4.1726</text:p>
          </table:table-cell>
          <table:table-cell office:value-type="float" office:value="-0.442256721714188" calcext:value-type="float">
            <text:p>-0.4423</text:p>
          </table:table-cell>
          <table:table-cell office:value-type="float" office:value="-0.105991200889376" calcext:value-type="float">
            <text:p>-0.1060</text:p>
          </table:table-cell>
          <table:table-cell office:value-type="float" office:value="4.02392910294723" calcext:value-type="float">
            <text:p>4.0239</text:p>
          </table:table-cell>
          <table:table-cell office:value-type="float" office:value="-26.4978002223439" calcext:value-type="float">
            <text:p>-26.4978</text:p>
          </table:table-cell>
          <table:table-cell office:value-type="float" office:value="-1.55006635684713" calcext:value-type="float">
            <text:p>-1.5501</text:p>
          </table:table-cell>
          <table:table-cell office:value-type="float" office:value="0.88205520285213" calcext:value-type="float">
            <text:p>0.882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1210</text:p>
          </table:table-cell>
          <table:table-cell office:value-type="string" calcext:value-type="string">
            <text:p>L</text:p>
          </table:table-cell>
          <table:table-cell office:value-type="float" office:value="4.92844834363245" calcext:value-type="float">
            <text:p>4.9284</text:p>
          </table:table-cell>
          <table:table-cell office:value-type="float" office:value="-0.518152771835003" calcext:value-type="float">
            <text:p>-0.5182</text:p>
          </table:table-cell>
          <table:table-cell office:value-type="float" office:value="-0.105135072076885" calcext:value-type="float">
            <text:p>-0.1051</text:p>
          </table:table-cell>
          <table:table-cell office:value-type="float" office:value="4.99999915819966" calcext:value-type="float">
            <text:p>5.0000</text:p>
          </table:table-cell>
          <table:table-cell office:value-type="float" office:value="-26.2837680192213" calcext:value-type="float">
            <text:p>-26.2838</text:p>
          </table:table-cell>
          <table:table-cell office:value-type="float" office:value="-1.07605355041672" calcext:value-type="float">
            <text:p>-1.0761</text:p>
          </table:table-cell>
          <table:table-cell office:value-type="float" office:value="0.840675194344986" calcext:value-type="float">
            <text:p>0.840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55620</text:p>
          </table:table-cell>
          <table:table-cell office:value-type="string" calcext:value-type="string">
            <text:p>L</text:p>
          </table:table-cell>
          <table:table-cell office:value-type="float" office:value="37.8057481988013" calcext:value-type="float">
            <text:p>37.8057</text:p>
          </table:table-cell>
          <table:table-cell office:value-type="float" office:value="-3.9477254363878" calcext:value-type="float">
            <text:p>-3.9477</text:p>
          </table:table-cell>
          <table:table-cell office:value-type="float" office:value="-0.104421301639865" calcext:value-type="float">
            <text:p>-0.1044</text:p>
          </table:table-cell>
          <table:table-cell office:value-type="float" office:value="4.99999660427737" calcext:value-type="float">
            <text:p>5.0000</text:p>
          </table:table-cell>
          <table:table-cell office:value-type="float" office:value="-26.1053254099662" calcext:value-type="float">
            <text:p>-26.1053</text:p>
          </table:table-cell>
          <table:table-cell office:value-type="float" office:value="-1.06524004497921" calcext:value-type="float">
            <text:p>-1.0652</text:p>
          </table:table-cell>
          <table:table-cell office:value-type="float" office:value="0.885891102684857" calcext:value-type="float">
            <text:p>0.885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1215</text:p>
          </table:table-cell>
          <table:table-cell office:value-type="string" calcext:value-type="string">
            <text:p>L</text:p>
          </table:table-cell>
          <table:table-cell office:value-type="float" office:value="83.0472997516359" calcext:value-type="float">
            <text:p>83.0473</text:p>
          </table:table-cell>
          <table:table-cell office:value-type="float" office:value="-8.65636139161806" calcext:value-type="float">
            <text:p>-8.6564</text:p>
          </table:table-cell>
          <table:table-cell office:value-type="float" office:value="-0.10423411016982" calcext:value-type="float">
            <text:p>-0.1042</text:p>
          </table:table-cell>
          <table:table-cell office:value-type="float" office:value="4.43176055403377" calcext:value-type="float">
            <text:p>4.4318</text:p>
          </table:table-cell>
          <table:table-cell office:value-type="float" office:value="-26.0585275424549" calcext:value-type="float">
            <text:p>-26.0585</text:p>
          </table:table-cell>
          <table:table-cell office:value-type="float" office:value="-1.27926601786196" calcext:value-type="float">
            <text:p>-1.2793</text:p>
          </table:table-cell>
          <table:table-cell office:value-type="float" office:value="0.844930918052911" calcext:value-type="float">
            <text:p>0.84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7800</text:p>
          </table:table-cell>
          <table:table-cell office:value-type="string" calcext:value-type="string">
            <text:p>XTH7</text:p>
          </table:table-cell>
          <table:table-cell office:value-type="string" calcext:value-type="string">
            <text:p>L</text:p>
          </table:table-cell>
          <table:table-cell office:value-type="float" office:value="277.203383515562" calcext:value-type="float">
            <text:p>277.2034</text:p>
          </table:table-cell>
          <table:table-cell office:value-type="float" office:value="-28.8139977821462" calcext:value-type="float">
            <text:p>-28.8140</text:p>
          </table:table-cell>
          <table:table-cell office:value-type="float" office:value="-0.103945332184333" calcext:value-type="float">
            <text:p>-0.1039</text:p>
          </table:table-cell>
          <table:table-cell office:value-type="float" office:value="4.99999536083835" calcext:value-type="float">
            <text:p>5.0000</text:p>
          </table:table-cell>
          <table:table-cell office:value-type="float" office:value="-25.9863330460833" calcext:value-type="float">
            <text:p>-25.9863</text:p>
          </table:table-cell>
          <table:table-cell office:value-type="float" office:value="-1.05807381948278" calcext:value-type="float">
            <text:p>-1.0581</text:p>
          </table:table-cell>
          <table:table-cell office:value-type="float" office:value="0.80643244501431" calcext:value-type="float">
            <text:p>0.80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3230</text:p>
          </table:table-cell>
          <table:table-cell office:value-type="string" calcext:value-type="string">
            <text:p>CDC48D</text:p>
          </table:table-cell>
          <table:table-cell office:value-type="string" calcext:value-type="string">
            <text:p>L</text:p>
          </table:table-cell>
          <table:table-cell office:value-type="float" office:value="6.45213876355967" calcext:value-type="float">
            <text:p>6.4521</text:p>
          </table:table-cell>
          <table:table-cell office:value-type="float" office:value="-0.669608687157543" calcext:value-type="float">
            <text:p>-0.6696</text:p>
          </table:table-cell>
          <table:table-cell office:value-type="float" office:value="-0.103780887500336" calcext:value-type="float">
            <text:p>-0.1038</text:p>
          </table:table-cell>
          <table:table-cell office:value-type="float" office:value="4.99998893679024" calcext:value-type="float">
            <text:p>5.0000</text:p>
          </table:table-cell>
          <table:table-cell office:value-type="float" office:value="-25.945221875084" calcext:value-type="float">
            <text:p>-25.9452</text:p>
          </table:table-cell>
          <table:table-cell office:value-type="float" office:value="-1.05560804550263" calcext:value-type="float">
            <text:p>-1.0556</text:p>
          </table:table-cell>
          <table:table-cell office:value-type="float" office:value="0.876107725912609" calcext:value-type="float">
            <text:p>0.87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4080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L</text:p>
          </table:table-cell>
          <table:table-cell office:value-type="float" office:value="36.5878291206045" calcext:value-type="float">
            <text:p>36.5878</text:p>
          </table:table-cell>
          <table:table-cell office:value-type="float" office:value="-3.78834460589072" calcext:value-type="float">
            <text:p>-3.7883</text:p>
          </table:table-cell>
          <table:table-cell office:value-type="float" office:value="-0.103541114543943" calcext:value-type="float">
            <text:p>-0.1035</text:p>
          </table:table-cell>
          <table:table-cell office:value-type="float" office:value="4.99998593092577" calcext:value-type="float">
            <text:p>5.0000</text:p>
          </table:table-cell>
          <table:table-cell office:value-type="float" office:value="-25.8852786359857" calcext:value-type="float">
            <text:p>-25.8853</text:p>
          </table:table-cell>
          <table:table-cell office:value-type="float" office:value="-1.05201831200845" calcext:value-type="float">
            <text:p>-1.0520</text:p>
          </table:table-cell>
          <table:table-cell office:value-type="float" office:value="0.856037914689367" calcext:value-type="float">
            <text:p>0.85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5300</text:p>
          </table:table-cell>
          <table:table-cell office:value-type="string" calcext:value-type="string">
            <text:p>ZIP5</text:p>
          </table:table-cell>
          <table:table-cell office:value-type="string" calcext:value-type="string">
            <text:p>L</text:p>
          </table:table-cell>
          <table:table-cell office:value-type="float" office:value="8.53556692051226" calcext:value-type="float">
            <text:p>8.5356</text:p>
          </table:table-cell>
          <table:table-cell office:value-type="float" office:value="-0.881098083483851" calcext:value-type="float">
            <text:p>-0.8811</text:p>
          </table:table-cell>
          <table:table-cell office:value-type="float" office:value="-0.103226662234519" calcext:value-type="float">
            <text:p>-0.1032</text:p>
          </table:table-cell>
          <table:table-cell office:value-type="float" office:value="4.99998571879517" calcext:value-type="float">
            <text:p>5.0000</text:p>
          </table:table-cell>
          <table:table-cell office:value-type="float" office:value="-25.8066655586297" calcext:value-type="float">
            <text:p>-25.8067</text:p>
          </table:table-cell>
          <table:table-cell office:value-type="float" office:value="-1.04732286820845" calcext:value-type="float">
            <text:p>-1.0473</text:p>
          </table:table-cell>
          <table:table-cell office:value-type="float" office:value="0.817360943144138" calcext:value-type="float">
            <text:p>0.817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17500</text:p>
          </table:table-cell>
          <table:table-cell office:value-type="string" calcext:value-type="string">
            <text:p>L</text:p>
          </table:table-cell>
          <table:table-cell office:value-type="float" office:value="11.8447785334734" calcext:value-type="float">
            <text:p>11.8448</text:p>
          </table:table-cell>
          <table:table-cell office:value-type="float" office:value="-1.21067277553337" calcext:value-type="float">
            <text:p>-1.2107</text:p>
          </table:table-cell>
          <table:table-cell office:value-type="float" office:value="-0.102211516417298" calcext:value-type="float">
            <text:p>-0.1022</text:p>
          </table:table-cell>
          <table:table-cell office:value-type="float" office:value="4.57631980568114" calcext:value-type="float">
            <text:p>4.5763</text:p>
          </table:table-cell>
          <table:table-cell office:value-type="float" office:value="-25.5528791043245" calcext:value-type="float">
            <text:p>-25.5529</text:p>
          </table:table-cell>
          <table:table-cell office:value-type="float" office:value="-1.17909578506716" calcext:value-type="float">
            <text:p>-1.1791</text:p>
          </table:table-cell>
          <table:table-cell office:value-type="float" office:value="0.916575193546144" calcext:value-type="float">
            <text:p>0.916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2910</text:p>
          </table:table-cell>
          <table:table-cell office:value-type="string" calcext:value-type="string">
            <text:p>L</text:p>
          </table:table-cell>
          <table:table-cell office:value-type="float" office:value="124.248615879488" calcext:value-type="float">
            <text:p>124.2486</text:p>
          </table:table-cell>
          <table:table-cell office:value-type="float" office:value="-12.6118788553279" calcext:value-type="float">
            <text:p>-12.6119</text:p>
          </table:table-cell>
          <table:table-cell office:value-type="float" office:value="-0.101505185921431" calcext:value-type="float">
            <text:p>-0.1015</text:p>
          </table:table-cell>
          <table:table-cell office:value-type="float" office:value="4.99999930466403" calcext:value-type="float">
            <text:p>5.0000</text:p>
          </table:table-cell>
          <table:table-cell office:value-type="float" office:value="-25.3762964803578" calcext:value-type="float">
            <text:p>-25.3763</text:p>
          </table:table-cell>
          <table:table-cell office:value-type="float" office:value="-1.02188053545855" calcext:value-type="float">
            <text:p>-1.0219</text:p>
          </table:table-cell>
          <table:table-cell office:value-type="float" office:value="0.888196420276987" calcext:value-type="float">
            <text:p>0.88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25460</text:p>
          </table:table-cell>
          <table:table-cell office:value-type="string" calcext:value-type="string">
            <text:p>DGR2</text:p>
          </table:table-cell>
          <table:table-cell office:value-type="string" calcext:value-type="string">
            <text:p>L</text:p>
          </table:table-cell>
          <table:table-cell office:value-type="float" office:value="186.85964618335" calcext:value-type="float">
            <text:p>186.8596</text:p>
          </table:table-cell>
          <table:table-cell office:value-type="float" office:value="-18.9634875640732" calcext:value-type="float">
            <text:p>-18.9635</text:p>
          </table:table-cell>
          <table:table-cell office:value-type="float" office:value="-0.101485194644251" calcext:value-type="float">
            <text:p>-0.1015</text:p>
          </table:table-cell>
          <table:table-cell office:value-type="float" office:value="4.9999962766434" calcext:value-type="float">
            <text:p>5.0000</text:p>
          </table:table-cell>
          <table:table-cell office:value-type="float" office:value="-25.3712986610629" calcext:value-type="float">
            <text:p>-25.3713</text:p>
          </table:table-cell>
          <table:table-cell office:value-type="float" office:value="-1.02158864447549" calcext:value-type="float">
            <text:p>-1.0216</text:p>
          </table:table-cell>
          <table:table-cell office:value-type="float" office:value="0.850374030623972" calcext:value-type="float">
            <text:p>0.85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3090</text:p>
          </table:table-cell>
          <table:table-cell office:value-type="string" calcext:value-type="string">
            <text:p>PP2A11</text:p>
          </table:table-cell>
          <table:table-cell office:value-type="string" calcext:value-type="string">
            <text:p>L</text:p>
          </table:table-cell>
          <table:table-cell office:value-type="float" office:value="13.3644081887542" calcext:value-type="float">
            <text:p>13.3644</text:p>
          </table:table-cell>
          <table:table-cell office:value-type="float" office:value="-1.35124901021673" calcext:value-type="float">
            <text:p>-1.3512</text:p>
          </table:table-cell>
          <table:table-cell office:value-type="float" office:value="-0.101108031955636" calcext:value-type="float">
            <text:p>-0.1011</text:p>
          </table:table-cell>
          <table:table-cell office:value-type="float" office:value="4.99999551592606" calcext:value-type="float">
            <text:p>5.0000</text:p>
          </table:table-cell>
          <table:table-cell office:value-type="float" office:value="-25.277007988909" calcext:value-type="float">
            <text:p>-25.2770</text:p>
          </table:table-cell>
          <table:table-cell office:value-type="float" office:value="-1.01607606693185" calcext:value-type="float">
            <text:p>-1.0161</text:p>
          </table:table-cell>
          <table:table-cell office:value-type="float" office:value="0.910737680848312" calcext:value-type="float">
            <text:p>0.91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6560</text:p>
          </table:table-cell>
          <table:table-cell office:value-type="string" calcext:value-type="string">
            <text:p>BGLU40</text:p>
          </table:table-cell>
          <table:table-cell office:value-type="string" calcext:value-type="string">
            <text:p>L</text:p>
          </table:table-cell>
          <table:table-cell office:value-type="float" office:value="11.6190821905549" calcext:value-type="float">
            <text:p>11.6191</text:p>
          </table:table-cell>
          <table:table-cell office:value-type="float" office:value="-1.15663727270673" calcext:value-type="float">
            <text:p>-1.1566</text:p>
          </table:table-cell>
          <table:table-cell office:value-type="float" office:value="-0.099546354327965" calcext:value-type="float">
            <text:p>-0.0995</text:p>
          </table:table-cell>
          <table:table-cell office:value-type="float" office:value="4.99999425304664" calcext:value-type="float">
            <text:p>5.0000</text:p>
          </table:table-cell>
          <table:table-cell office:value-type="float" office:value="-24.8865885819913" calcext:value-type="float">
            <text:p>-24.8866</text:p>
          </table:table-cell>
          <table:table-cell office:value-type="float" office:value="-0.993471719816773" calcext:value-type="float">
            <text:p>-0.9935</text:p>
          </table:table-cell>
          <table:table-cell office:value-type="float" office:value="0.865559921702358" calcext:value-type="float">
            <text:p>0.86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3670</text:p>
          </table:table-cell>
          <table:table-cell office:value-type="string" calcext:value-type="string">
            <text:p>TRM28</text:p>
          </table:table-cell>
          <table:table-cell office:value-type="string" calcext:value-type="string">
            <text:p>L</text:p>
          </table:table-cell>
          <table:table-cell office:value-type="float" office:value="6.15908110161927" calcext:value-type="float">
            <text:p>6.1591</text:p>
          </table:table-cell>
          <table:table-cell office:value-type="float" office:value="-0.609996335520348" calcext:value-type="float">
            <text:p>-0.6100</text:p>
          </table:table-cell>
          <table:table-cell office:value-type="float" office:value="-0.099040153142321" calcext:value-type="float">
            <text:p>-0.0990</text:p>
          </table:table-cell>
          <table:table-cell office:value-type="float" office:value="4.99999437661891" calcext:value-type="float">
            <text:p>5.0000</text:p>
          </table:table-cell>
          <table:table-cell office:value-type="float" office:value="-24.7600382855803" calcext:value-type="float">
            <text:p>-24.7600</text:p>
          </table:table-cell>
          <table:table-cell office:value-type="float" office:value="-0.986219964652225" calcext:value-type="float">
            <text:p>-0.9862</text:p>
          </table:table-cell>
          <table:table-cell office:value-type="float" office:value="0.901236206510306" calcext:value-type="float">
            <text:p>0.9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3410</text:p>
          </table:table-cell>
          <table:table-cell office:value-type="string" calcext:value-type="string">
            <text:p>2A6</text:p>
          </table:table-cell>
          <table:table-cell office:value-type="string" calcext:value-type="string">
            <text:p>L</text:p>
          </table:table-cell>
          <table:table-cell office:value-type="float" office:value="3.52580961366268" calcext:value-type="float">
            <text:p>3.5258</text:p>
          </table:table-cell>
          <table:table-cell office:value-type="float" office:value="-0.346495240016625" calcext:value-type="float">
            <text:p>-0.3465</text:p>
          </table:table-cell>
          <table:table-cell office:value-type="float" office:value="-0.0982739506619811" calcext:value-type="float">
            <text:p>-0.0983</text:p>
          </table:table-cell>
          <table:table-cell office:value-type="float" office:value="4.99999557152094" calcext:value-type="float">
            <text:p>5.0000</text:p>
          </table:table-cell>
          <table:table-cell office:value-type="float" office:value="-24.5684876654953" calcext:value-type="float">
            <text:p>-24.5685</text:p>
          </table:table-cell>
          <table:table-cell office:value-type="float" office:value="-0.975312072061125" calcext:value-type="float">
            <text:p>-0.9753</text:p>
          </table:table-cell>
          <table:table-cell office:value-type="float" office:value="0.806333692344775" calcext:value-type="float">
            <text:p>0.80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0960</text:p>
          </table:table-cell>
          <table:table-cell office:value-type="string" calcext:value-type="string">
            <text:p>IRT3</text:p>
          </table:table-cell>
          <table:table-cell office:value-type="string" calcext:value-type="string">
            <text:p>L</text:p>
          </table:table-cell>
          <table:table-cell office:value-type="float" office:value="34.5211398619776" calcext:value-type="float">
            <text:p>34.5211</text:p>
          </table:table-cell>
          <table:table-cell office:value-type="float" office:value="-3.3188016666538" calcext:value-type="float">
            <text:p>-3.3188</text:p>
          </table:table-cell>
          <table:table-cell office:value-type="float" office:value="-0.0961382410871435" calcext:value-type="float">
            <text:p>-0.0961</text:p>
          </table:table-cell>
          <table:table-cell office:value-type="float" office:value="4.99999091831915" calcext:value-type="float">
            <text:p>5.0000</text:p>
          </table:table-cell>
          <table:table-cell office:value-type="float" office:value="-24.0345602717859" calcext:value-type="float">
            <text:p>-24.0346</text:p>
          </table:table-cell>
          <table:table-cell office:value-type="float" office:value="-0.945337862582453" calcext:value-type="float">
            <text:p>-0.9453</text:p>
          </table:table-cell>
          <table:table-cell office:value-type="float" office:value="0.834201484097537" calcext:value-type="float">
            <text:p>0.83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0940</text:p>
          </table:table-cell>
          <table:table-cell office:value-type="string" calcext:value-type="string">
            <text:p>CYP705A30</text:p>
          </table:table-cell>
          <table:table-cell office:value-type="string" calcext:value-type="string">
            <text:p>L</text:p>
          </table:table-cell>
          <table:table-cell office:value-type="float" office:value="12.4161649216985" calcext:value-type="float">
            <text:p>12.4162</text:p>
          </table:table-cell>
          <table:table-cell office:value-type="float" office:value="-1.18211711775695" calcext:value-type="float">
            <text:p>-1.1821</text:p>
          </table:table-cell>
          <table:table-cell office:value-type="float" office:value="-0.0952079104306261" calcext:value-type="float">
            <text:p>-0.0952</text:p>
          </table:table-cell>
          <table:table-cell office:value-type="float" office:value="3.42199352902117" calcext:value-type="float">
            <text:p>3.4220</text:p>
          </table:table-cell>
          <table:table-cell office:value-type="float" office:value="-23.8019776076565" calcext:value-type="float">
            <text:p>-23.8020</text:p>
          </table:table-cell>
          <table:table-cell office:value-type="float" office:value="-1.71576454967085" calcext:value-type="float">
            <text:p>-1.7158</text:p>
          </table:table-cell>
          <table:table-cell office:value-type="float" office:value="0.861409311580894" calcext:value-type="float">
            <text:p>0.861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7880</text:p>
          </table:table-cell>
          <table:table-cell office:value-type="string" calcext:value-type="string">
            <text:p>L</text:p>
          </table:table-cell>
          <table:table-cell office:value-type="float" office:value="9.31683241976166" calcext:value-type="float">
            <text:p>9.3168</text:p>
          </table:table-cell>
          <table:table-cell office:value-type="float" office:value="-0.886921055120014" calcext:value-type="float">
            <text:p>-0.8869</text:p>
          </table:table-cell>
          <table:table-cell office:value-type="float" office:value="-0.0951955573697765" calcext:value-type="float">
            <text:p>-0.0952</text:p>
          </table:table-cell>
          <table:table-cell office:value-type="float" office:value="4.99998965963948" calcext:value-type="float">
            <text:p>5.0000</text:p>
          </table:table-cell>
          <table:table-cell office:value-type="float" office:value="-23.7988893424441" calcext:value-type="float">
            <text:p>-23.7989</text:p>
          </table:table-cell>
          <table:table-cell office:value-type="float" office:value="-0.932302836457501" calcext:value-type="float">
            <text:p>-0.9323</text:p>
          </table:table-cell>
          <table:table-cell office:value-type="float" office:value="0.872432658410784" calcext:value-type="float">
            <text:p>0.87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7310</text:p>
          </table:table-cell>
          <table:table-cell office:value-type="string" calcext:value-type="string">
            <text:p>BBX28</text:p>
          </table:table-cell>
          <table:table-cell office:value-type="string" calcext:value-type="string">
            <text:p>L</text:p>
          </table:table-cell>
          <table:table-cell office:value-type="float" office:value="28.7949472211684" calcext:value-type="float">
            <text:p>28.7949</text:p>
          </table:table-cell>
          <table:table-cell office:value-type="float" office:value="-2.73842263773357" calcext:value-type="float">
            <text:p>-2.7384</text:p>
          </table:table-cell>
          <table:table-cell office:value-type="float" office:value="-0.0951008042036083" calcext:value-type="float">
            <text:p>-0.0951</text:p>
          </table:table-cell>
          <table:table-cell office:value-type="float" office:value="4.99999475425376" calcext:value-type="float">
            <text:p>5.0000</text:p>
          </table:table-cell>
          <table:table-cell office:value-type="float" office:value="-23.7752010509021" calcext:value-type="float">
            <text:p>-23.7752</text:p>
          </table:table-cell>
          <table:table-cell office:value-type="float" office:value="-0.930997754602789" calcext:value-type="float">
            <text:p>-0.9310</text:p>
          </table:table-cell>
          <table:table-cell office:value-type="float" office:value="0.854381744815179" calcext:value-type="float">
            <text:p>0.85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2500</text:p>
          </table:table-cell>
          <table:table-cell office:value-type="string" calcext:value-type="string">
            <text:p>ATL15</text:p>
          </table:table-cell>
          <table:table-cell office:value-type="string" calcext:value-type="string">
            <text:p>L</text:p>
          </table:table-cell>
          <table:table-cell office:value-type="float" office:value="16.1689060803757" calcext:value-type="float">
            <text:p>16.1689</text:p>
          </table:table-cell>
          <table:table-cell office:value-type="float" office:value="-1.53709398590602" calcext:value-type="float">
            <text:p>-1.5371</text:p>
          </table:table-cell>
          <table:table-cell office:value-type="float" office:value="-0.0950648100907459" calcext:value-type="float">
            <text:p>-0.0951</text:p>
          </table:table-cell>
          <table:table-cell office:value-type="float" office:value="4.99999547047939" calcext:value-type="float">
            <text:p>5.0000</text:p>
          </table:table-cell>
          <table:table-cell office:value-type="float" office:value="-23.7662025226865" calcext:value-type="float">
            <text:p>-23.7662</text:p>
          </table:table-cell>
          <table:table-cell office:value-type="float" office:value="-0.930502618641108" calcext:value-type="float">
            <text:p>-0.9305</text:p>
          </table:table-cell>
          <table:table-cell office:value-type="float" office:value="0.827640724006852" calcext:value-type="float">
            <text:p>0.827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48745</text:p>
          </table:table-cell>
          <table:table-cell office:value-type="string" calcext:value-type="string">
            <text:p>L</text:p>
          </table:table-cell>
          <table:table-cell office:value-type="float" office:value="5.88559681222561" calcext:value-type="float">
            <text:p>5.8856</text:p>
          </table:table-cell>
          <table:table-cell office:value-type="float" office:value="-0.559171767335753" calcext:value-type="float">
            <text:p>-0.5592</text:p>
          </table:table-cell>
          <table:table-cell office:value-type="float" office:value="-0.0950068081752111" calcext:value-type="float">
            <text:p>-0.0950</text:p>
          </table:table-cell>
          <table:table-cell office:value-type="float" office:value="4.99999118798847" calcext:value-type="float">
            <text:p>5.0000</text:p>
          </table:table-cell>
          <table:table-cell office:value-type="float" office:value="-23.7517020438028" calcext:value-type="float">
            <text:p>-23.7517</text:p>
          </table:table-cell>
          <table:table-cell office:value-type="float" office:value="-0.929706519923026" calcext:value-type="float">
            <text:p>-0.9297</text:p>
          </table:table-cell>
          <table:table-cell office:value-type="float" office:value="0.821388085167993" calcext:value-type="float">
            <text:p>0.82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1650</text:p>
          </table:table-cell>
          <table:table-cell office:value-type="string" calcext:value-type="string">
            <text:p>CYCU4-3</text:p>
          </table:table-cell>
          <table:table-cell office:value-type="string" calcext:value-type="string">
            <text:p>L</text:p>
          </table:table-cell>
          <table:table-cell office:value-type="float" office:value="6.92704912359671" calcext:value-type="float">
            <text:p>6.9270</text:p>
          </table:table-cell>
          <table:table-cell office:value-type="float" office:value="-0.653108792419751" calcext:value-type="float">
            <text:p>-0.6531</text:p>
          </table:table-cell>
          <table:table-cell office:value-type="float" office:value="-0.0942838401701185" calcext:value-type="float">
            <text:p>-0.0943</text:p>
          </table:table-cell>
          <table:table-cell office:value-type="float" office:value="4.99999077896402" calcext:value-type="float">
            <text:p>5.0000</text:p>
          </table:table-cell>
          <table:table-cell office:value-type="float" office:value="-23.5709600425296" calcext:value-type="float">
            <text:p>-23.5710</text:p>
          </table:table-cell>
          <table:table-cell office:value-type="float" office:value="-0.91980644818134" calcext:value-type="float">
            <text:p>-0.9198</text:p>
          </table:table-cell>
          <table:table-cell office:value-type="float" office:value="0.858575495856122" calcext:value-type="float">
            <text:p>0.85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01850</text:p>
          </table:table-cell>
          <table:table-cell office:value-type="string" calcext:value-type="string">
            <text:p>XTH27</text:p>
          </table:table-cell>
          <table:table-cell office:value-type="string" calcext:value-type="string">
            <text:p>L</text:p>
          </table:table-cell>
          <table:table-cell office:value-type="float" office:value="71.7888041027976" calcext:value-type="float">
            <text:p>71.7888</text:p>
          </table:table-cell>
          <table:table-cell office:value-type="float" office:value="-6.76752033701303" calcext:value-type="float">
            <text:p>-6.7675</text:p>
          </table:table-cell>
          <table:table-cell office:value-type="float" office:value="-0.0942698575577651" calcext:value-type="float">
            <text:p>-0.0943</text:p>
          </table:table-cell>
          <table:table-cell office:value-type="float" office:value="4.99999531005838" calcext:value-type="float">
            <text:p>5.0000</text:p>
          </table:table-cell>
          <table:table-cell office:value-type="float" office:value="-23.5674643894413" calcext:value-type="float">
            <text:p>-23.5675</text:p>
          </table:table-cell>
          <table:table-cell office:value-type="float" office:value="-0.919614475503555" calcext:value-type="float">
            <text:p>-0.9196</text:p>
          </table:table-cell>
          <table:table-cell office:value-type="float" office:value="0.838596972858003" calcext:value-type="float">
            <text:p>0.838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0650</text:p>
          </table:table-cell>
          <table:table-cell office:value-type="string" calcext:value-type="string">
            <text:p>L</text:p>
          </table:table-cell>
          <table:table-cell office:value-type="float" office:value="7.16001621102992" calcext:value-type="float">
            <text:p>7.1600</text:p>
          </table:table-cell>
          <table:table-cell office:value-type="float" office:value="-0.674763361716012" calcext:value-type="float">
            <text:p>-0.6748</text:p>
          </table:table-cell>
          <table:table-cell office:value-type="float" office:value="-0.0942404796062538" calcext:value-type="float">
            <text:p>-0.0942</text:p>
          </table:table-cell>
          <table:table-cell office:value-type="float" office:value="4.99999626174404" calcext:value-type="float">
            <text:p>5.0000</text:p>
          </table:table-cell>
          <table:table-cell office:value-type="float" office:value="-23.5601199015635" calcext:value-type="float">
            <text:p>-23.5601</text:p>
          </table:table-cell>
          <table:table-cell office:value-type="float" office:value="-0.919213421621216" calcext:value-type="float">
            <text:p>-0.9192</text:p>
          </table:table-cell>
          <table:table-cell office:value-type="float" office:value="0.910093712880576" calcext:value-type="float">
            <text:p>0.91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2370</text:p>
          </table:table-cell>
          <table:table-cell office:value-type="string" calcext:value-type="string">
            <text:p>UGT85A5</text:p>
          </table:table-cell>
          <table:table-cell office:value-type="string" calcext:value-type="string">
            <text:p>L</text:p>
          </table:table-cell>
          <table:table-cell office:value-type="float" office:value="2.98764998709919" calcext:value-type="float">
            <text:p>2.9876</text:p>
          </table:table-cell>
          <table:table-cell office:value-type="float" office:value="-0.280479086284388" calcext:value-type="float">
            <text:p>-0.2805</text:p>
          </table:table-cell>
          <table:table-cell office:value-type="float" office:value="-0.093879499772567" calcext:value-type="float">
            <text:p>-0.0939</text:p>
          </table:table-cell>
          <table:table-cell office:value-type="float" office:value="3.85757533421878" calcext:value-type="float">
            <text:p>3.8576</text:p>
          </table:table-cell>
          <table:table-cell office:value-type="float" office:value="-23.4698749431418" calcext:value-type="float">
            <text:p>-23.4699</text:p>
          </table:table-cell>
          <table:table-cell office:value-type="float" office:value="-1.35258425284582" calcext:value-type="float">
            <text:p>-1.3526</text:p>
          </table:table-cell>
          <table:table-cell office:value-type="float" office:value="0.885631176431447" calcext:value-type="float">
            <text:p>0.885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5290</text:p>
          </table:table-cell>
          <table:table-cell office:value-type="string" calcext:value-type="string">
            <text:p>L</text:p>
          </table:table-cell>
          <table:table-cell office:value-type="float" office:value="19.2196177870176" calcext:value-type="float">
            <text:p>19.2196</text:p>
          </table:table-cell>
          <table:table-cell office:value-type="float" office:value="-1.8000281361318" calcext:value-type="float">
            <text:p>-1.8000</text:p>
          </table:table-cell>
          <table:table-cell office:value-type="float" office:value="-0.0936557717265159" calcext:value-type="float">
            <text:p>-0.0937</text:p>
          </table:table-cell>
          <table:table-cell office:value-type="float" office:value="4.82638439315892" calcext:value-type="float">
            <text:p>4.8264</text:p>
          </table:table-cell>
          <table:table-cell office:value-type="float" office:value="-23.413942931629" calcext:value-type="float">
            <text:p>-23.4139</text:p>
          </table:table-cell>
          <table:table-cell office:value-type="float" office:value="-0.957702718096733" calcext:value-type="float">
            <text:p>-0.9577</text:p>
          </table:table-cell>
          <table:table-cell office:value-type="float" office:value="0.878812047085512" calcext:value-type="float">
            <text:p>0.87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5030</text:p>
          </table:table-cell>
          <table:table-cell office:value-type="string" calcext:value-type="string">
            <text:p>NHX2</text:p>
          </table:table-cell>
          <table:table-cell office:value-type="string" calcext:value-type="string">
            <text:p>L</text:p>
          </table:table-cell>
          <table:table-cell office:value-type="float" office:value="5.92254131605734" calcext:value-type="float">
            <text:p>5.9225</text:p>
          </table:table-cell>
          <table:table-cell office:value-type="float" office:value="-0.550174569890138" calcext:value-type="float">
            <text:p>-0.5502</text:p>
          </table:table-cell>
          <table:table-cell office:value-type="float" office:value="-0.0928950159281273" calcext:value-type="float">
            <text:p>-0.0929</text:p>
          </table:table-cell>
          <table:table-cell office:value-type="float" office:value="4.99999546211079" calcext:value-type="float">
            <text:p>5.0000</text:p>
          </table:table-cell>
          <table:table-cell office:value-type="float" office:value="-23.2237539820318" calcext:value-type="float">
            <text:p>-23.2238</text:p>
          </table:table-cell>
          <table:table-cell office:value-type="float" office:value="-0.90097551896754" calcext:value-type="float">
            <text:p>-0.9010</text:p>
          </table:table-cell>
          <table:table-cell office:value-type="float" office:value="0.884272245545949" calcext:value-type="float">
            <text:p>0.884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38200</text:p>
          </table:table-cell>
          <table:table-cell office:value-type="string" calcext:value-type="string">
            <text:p>L</text:p>
          </table:table-cell>
          <table:table-cell office:value-type="float" office:value="6.27000873515977" calcext:value-type="float">
            <text:p>6.2700</text:p>
          </table:table-cell>
          <table:table-cell office:value-type="float" office:value="-0.58224612367288" calcext:value-type="float">
            <text:p>-0.5822</text:p>
          </table:table-cell>
          <table:table-cell office:value-type="float" office:value="-0.0928620913090391" calcext:value-type="float">
            <text:p>-0.0929</text:p>
          </table:table-cell>
          <table:table-cell office:value-type="float" office:value="4.39551681056998" calcext:value-type="float">
            <text:p>4.3955</text:p>
          </table:table-cell>
          <table:table-cell office:value-type="float" office:value="-23.2155228272598" calcext:value-type="float">
            <text:p>-23.2155</text:p>
          </table:table-cell>
          <table:table-cell office:value-type="float" office:value="-1.08364158357667" calcext:value-type="float">
            <text:p>-1.0836</text:p>
          </table:table-cell>
          <table:table-cell office:value-type="float" office:value="0.807008576612118" calcext:value-type="float">
            <text:p>0.80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6490</text:p>
          </table:table-cell>
          <table:table-cell office:value-type="string" calcext:value-type="string">
            <text:p>HMG1</text:p>
          </table:table-cell>
          <table:table-cell office:value-type="string" calcext:value-type="string">
            <text:p>L</text:p>
          </table:table-cell>
          <table:table-cell office:value-type="float" office:value="80.7338172968003" calcext:value-type="float">
            <text:p>80.7338</text:p>
          </table:table-cell>
          <table:table-cell office:value-type="float" office:value="-7.41413284959658" calcext:value-type="float">
            <text:p>-7.4141</text:p>
          </table:table-cell>
          <table:table-cell office:value-type="float" office:value="-0.0918342907327191" calcext:value-type="float">
            <text:p>-0.0918</text:p>
          </table:table-cell>
          <table:table-cell office:value-type="float" office:value="4.99999051420746" calcext:value-type="float">
            <text:p>5.0000</text:p>
          </table:table-cell>
          <table:table-cell office:value-type="float" office:value="-22.9585726831798" calcext:value-type="float">
            <text:p>-22.9586</text:p>
          </table:table-cell>
          <table:table-cell office:value-type="float" office:value="-0.886759115841218" calcext:value-type="float">
            <text:p>-0.8868</text:p>
          </table:table-cell>
          <table:table-cell office:value-type="float" office:value="0.871050950772426" calcext:value-type="float">
            <text:p>0.871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4100</text:p>
          </table:table-cell>
          <table:table-cell office:value-type="string" calcext:value-type="string">
            <text:p>L</text:p>
          </table:table-cell>
          <table:table-cell office:value-type="float" office:value="384.185388613111" calcext:value-type="float">
            <text:p>384.1854</text:p>
          </table:table-cell>
          <table:table-cell office:value-type="float" office:value="-35.2437409694544" calcext:value-type="float">
            <text:p>-35.2437</text:p>
          </table:table-cell>
          <table:table-cell office:value-type="float" office:value="-0.0917362867356367" calcext:value-type="float">
            <text:p>-0.0917</text:p>
          </table:table-cell>
          <table:table-cell office:value-type="float" office:value="4.99998745011732" calcext:value-type="float">
            <text:p>5.0000</text:p>
          </table:table-cell>
          <table:table-cell office:value-type="float" office:value="-22.9340716839092" calcext:value-type="float">
            <text:p>-22.9341</text:p>
          </table:table-cell>
          <table:table-cell office:value-type="float" office:value="-0.885453292301889" calcext:value-type="float">
            <text:p>-0.8855</text:p>
          </table:table-cell>
          <table:table-cell office:value-type="float" office:value="0.818852549452532" calcext:value-type="float">
            <text:p>0.81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49940</text:p>
          </table:table-cell>
          <table:table-cell office:value-type="string" calcext:value-type="string">
            <text:p>LBD38</text:p>
          </table:table-cell>
          <table:table-cell office:value-type="string" calcext:value-type="string">
            <text:p>L</text:p>
          </table:table-cell>
          <table:table-cell office:value-type="float" office:value="80.916237262182" calcext:value-type="float">
            <text:p>80.9162</text:p>
          </table:table-cell>
          <table:table-cell office:value-type="float" office:value="-7.3896926857697" calcext:value-type="float">
            <text:p>-7.3897</text:p>
          </table:table-cell>
          <table:table-cell office:value-type="float" office:value="-0.0913252140213327" calcext:value-type="float">
            <text:p>-0.0913</text:p>
          </table:table-cell>
          <table:table-cell office:value-type="float" office:value="4.99998853219896" calcext:value-type="float">
            <text:p>5.0000</text:p>
          </table:table-cell>
          <table:table-cell office:value-type="float" office:value="-22.8313035053332" calcext:value-type="float">
            <text:p>-22.8313</text:p>
          </table:table-cell>
          <table:table-cell office:value-type="float" office:value="-0.8799855262485" calcext:value-type="float">
            <text:p>-0.8800</text:p>
          </table:table-cell>
          <table:table-cell office:value-type="float" office:value="0.834269911345292" calcext:value-type="float">
            <text:p>0.83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2590</text:p>
          </table:table-cell>
          <table:table-cell office:value-type="string" calcext:value-type="string">
            <text:p>CYP71A16</text:p>
          </table:table-cell>
          <table:table-cell office:value-type="string" calcext:value-type="string">
            <text:p>L</text:p>
          </table:table-cell>
          <table:table-cell office:value-type="float" office:value="29.5179125627053" calcext:value-type="float">
            <text:p>29.5179</text:p>
          </table:table-cell>
          <table:table-cell office:value-type="float" office:value="-2.66638617018065" calcext:value-type="float">
            <text:p>-2.6664</text:p>
          </table:table-cell>
          <table:table-cell office:value-type="float" office:value="-0.0903311223148456" calcext:value-type="float">
            <text:p>-0.0903</text:p>
          </table:table-cell>
          <table:table-cell office:value-type="float" office:value="2.68253829460064" calcext:value-type="float">
            <text:p>2.6825</text:p>
          </table:table-cell>
          <table:table-cell office:value-type="float" office:value="-22.5827805787114" calcext:value-type="float">
            <text:p>-22.5828</text:p>
          </table:table-cell>
          <table:table-cell office:value-type="float" office:value="-2.66057739108192" calcext:value-type="float">
            <text:p>-2.6606</text:p>
          </table:table-cell>
          <table:table-cell office:value-type="float" office:value="0.84073146366393" calcext:value-type="float">
            <text:p>0.84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49660</text:p>
          </table:table-cell>
          <table:table-cell office:value-type="string" calcext:value-type="string">
            <text:p>CXE5</text:p>
          </table:table-cell>
          <table:table-cell office:value-type="string" calcext:value-type="string">
            <text:p>L</text:p>
          </table:table-cell>
          <table:table-cell office:value-type="float" office:value="84.4470386690518" calcext:value-type="float">
            <text:p>84.4470</text:p>
          </table:table-cell>
          <table:table-cell office:value-type="float" office:value="-7.51965916039519" calcext:value-type="float">
            <text:p>-7.5197</text:p>
          </table:table-cell>
          <table:table-cell office:value-type="float" office:value="-0.0890458597354107" calcext:value-type="float">
            <text:p>-0.0890</text:p>
          </table:table-cell>
          <table:table-cell office:value-type="float" office:value="4.99999373534122" calcext:value-type="float">
            <text:p>5.0000</text:p>
          </table:table-cell>
          <table:table-cell office:value-type="float" office:value="-22.2614649338527" calcext:value-type="float">
            <text:p>-22.2615</text:p>
          </table:table-cell>
          <table:table-cell office:value-type="float" office:value="-0.850037947838554" calcext:value-type="float">
            <text:p>-0.8500</text:p>
          </table:table-cell>
          <table:table-cell office:value-type="float" office:value="0.927545289452321" calcext:value-type="float">
            <text:p>0.92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6370</text:p>
          </table:table-cell>
          <table:table-cell office:value-type="string" calcext:value-type="string">
            <text:p>OCT6</text:p>
          </table:table-cell>
          <table:table-cell office:value-type="string" calcext:value-type="string">
            <text:p>L</text:p>
          </table:table-cell>
          <table:table-cell office:value-type="float" office:value="8.25279339828021" calcext:value-type="float">
            <text:p>8.2528</text:p>
          </table:table-cell>
          <table:table-cell office:value-type="float" office:value="-0.731367809001748" calcext:value-type="float">
            <text:p>-0.7314</text:p>
          </table:table-cell>
          <table:table-cell office:value-type="float" office:value="-0.088620637123202" calcext:value-type="float">
            <text:p>-0.0886</text:p>
          </table:table-cell>
          <table:table-cell office:value-type="float" office:value="4.07144447299938" calcext:value-type="float">
            <text:p>4.0714</text:p>
          </table:table-cell>
          <table:table-cell office:value-type="float" office:value="-22.1551592808005" calcext:value-type="float">
            <text:p>-22.1552</text:p>
          </table:table-cell>
          <table:table-cell office:value-type="float" office:value="-1.13339956040473" calcext:value-type="float">
            <text:p>-1.1334</text:p>
          </table:table-cell>
          <table:table-cell office:value-type="float" office:value="0.844203435884841" calcext:value-type="float">
            <text:p>0.84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22410</text:p>
          </table:table-cell>
          <table:table-cell office:value-type="string" calcext:value-type="string">
            <text:p>PER60</text:p>
          </table:table-cell>
          <table:table-cell office:value-type="string" calcext:value-type="string">
            <text:p>L</text:p>
          </table:table-cell>
          <table:table-cell office:value-type="float" office:value="6.56760659728227" calcext:value-type="float">
            <text:p>6.5676</text:p>
          </table:table-cell>
          <table:table-cell office:value-type="float" office:value="-0.578190491174273" calcext:value-type="float">
            <text:p>-0.5782</text:p>
          </table:table-cell>
          <table:table-cell office:value-type="float" office:value="-0.0880367120974531" calcext:value-type="float">
            <text:p>-0.0880</text:p>
          </table:table-cell>
          <table:table-cell office:value-type="float" office:value="3.06117309757598" calcext:value-type="float">
            <text:p>3.0612</text:p>
          </table:table-cell>
          <table:table-cell office:value-type="float" office:value="-22.0091780243633" calcext:value-type="float">
            <text:p>-22.0092</text:p>
          </table:table-cell>
          <table:table-cell office:value-type="float" office:value="-1.83124785369225" calcext:value-type="float">
            <text:p>-1.8312</text:p>
          </table:table-cell>
          <table:table-cell office:value-type="float" office:value="0.827359077639578" calcext:value-type="float">
            <text:p>0.82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32270</text:p>
          </table:table-cell>
          <table:table-cell office:value-type="string" calcext:value-type="string">
            <text:p>ZIP3</text:p>
          </table:table-cell>
          <table:table-cell office:value-type="string" calcext:value-type="string">
            <text:p>L</text:p>
          </table:table-cell>
          <table:table-cell office:value-type="float" office:value="12.1718748374803" calcext:value-type="float">
            <text:p>12.1719</text:p>
          </table:table-cell>
          <table:table-cell office:value-type="float" office:value="-1.05390745465725" calcext:value-type="float">
            <text:p>-1.0539</text:p>
          </table:table-cell>
          <table:table-cell office:value-type="float" office:value="-0.086585465980311" calcext:value-type="float">
            <text:p>-0.0866</text:p>
          </table:table-cell>
          <table:table-cell office:value-type="float" office:value="4.99999378790251" calcext:value-type="float">
            <text:p>5.0000</text:p>
          </table:table-cell>
          <table:table-cell office:value-type="float" office:value="-21.6463664950778" calcext:value-type="float">
            <text:p>-21.6464</text:p>
          </table:table-cell>
          <table:table-cell office:value-type="float" office:value="-0.818395835596705" calcext:value-type="float">
            <text:p>-0.8184</text:p>
          </table:table-cell>
          <table:table-cell office:value-type="float" office:value="0.822598533037485" calcext:value-type="float">
            <text:p>0.822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25220</text:p>
          </table:table-cell>
          <table:table-cell office:value-type="string" calcext:value-type="string">
            <text:p>L</text:p>
          </table:table-cell>
          <table:table-cell office:value-type="float" office:value="1.60418766598203" calcext:value-type="float">
            <text:p>1.6042</text:p>
          </table:table-cell>
          <table:table-cell office:value-type="float" office:value="-0.138892716084865" calcext:value-type="float">
            <text:p>-0.1389</text:p>
          </table:table-cell>
          <table:table-cell office:value-type="float" office:value="-0.0865813389731056" calcext:value-type="float">
            <text:p>-0.0866</text:p>
          </table:table-cell>
          <table:table-cell office:value-type="float" office:value="4.99999803201195" calcext:value-type="float">
            <text:p>5.0000</text:p>
          </table:table-cell>
          <table:table-cell office:value-type="float" office:value="-21.6453347432764" calcext:value-type="float">
            <text:p>-21.6453</text:p>
          </table:table-cell>
          <table:table-cell office:value-type="float" office:value="-0.81834240381461" calcext:value-type="float">
            <text:p>-0.8183</text:p>
          </table:table-cell>
          <table:table-cell office:value-type="float" office:value="0.880624271659027" calcext:value-type="float">
            <text:p>0.88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4020</text:p>
          </table:table-cell>
          <table:table-cell office:value-type="string" calcext:value-type="string">
            <text:p>PAP1</text:p>
          </table:table-cell>
          <table:table-cell office:value-type="string" calcext:value-type="string">
            <text:p>L</text:p>
          </table:table-cell>
          <table:table-cell office:value-type="float" office:value="75.1658872176207" calcext:value-type="float">
            <text:p>75.1659</text:p>
          </table:table-cell>
          <table:table-cell office:value-type="float" office:value="-6.45824350514731" calcext:value-type="float">
            <text:p>-6.4582</text:p>
          </table:table-cell>
          <table:table-cell office:value-type="float" office:value="-0.0859198732857283" calcext:value-type="float">
            <text:p>-0.0859</text:p>
          </table:table-cell>
          <table:table-cell office:value-type="float" office:value="4.99998442266706" calcext:value-type="float">
            <text:p>5.0000</text:p>
          </table:table-cell>
          <table:table-cell office:value-type="float" office:value="-21.4799683214321" calcext:value-type="float">
            <text:p>-21.4800</text:p>
          </table:table-cell>
          <table:table-cell office:value-type="float" office:value="-0.8099558958247" calcext:value-type="float">
            <text:p>-0.8100</text:p>
          </table:table-cell>
          <table:table-cell office:value-type="float" office:value="0.820747910478167" calcext:value-type="float">
            <text:p>0.820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2570</text:p>
          </table:table-cell>
          <table:table-cell office:value-type="string" calcext:value-type="string">
            <text:p>L</text:p>
          </table:table-cell>
          <table:table-cell office:value-type="float" office:value="21.0442165844754" calcext:value-type="float">
            <text:p>21.0442</text:p>
          </table:table-cell>
          <table:table-cell office:value-type="float" office:value="-1.79846741077581" calcext:value-type="float">
            <text:p>-1.7985</text:p>
          </table:table-cell>
          <table:table-cell office:value-type="float" office:value="-0.0854613619640544" calcext:value-type="float">
            <text:p>-0.0855</text:p>
          </table:table-cell>
          <table:table-cell office:value-type="float" office:value="4.99998878462863" calcext:value-type="float">
            <text:p>5.0000</text:p>
          </table:table-cell>
          <table:table-cell office:value-type="float" office:value="-21.3653404910136" calcext:value-type="float">
            <text:p>-21.3653</text:p>
          </table:table-cell>
          <table:table-cell office:value-type="float" office:value="-0.804168060777782" calcext:value-type="float">
            <text:p>-0.8042</text:p>
          </table:table-cell>
          <table:table-cell office:value-type="float" office:value="0.826280470730746" calcext:value-type="float">
            <text:p>0.826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22860</text:p>
          </table:table-cell>
          <table:table-cell office:value-type="string" calcext:value-type="string">
            <text:p>L</text:p>
          </table:table-cell>
          <table:table-cell office:value-type="float" office:value="3.11081728097941" calcext:value-type="float">
            <text:p>3.1108</text:p>
          </table:table-cell>
          <table:table-cell office:value-type="float" office:value="-0.264136168171413" calcext:value-type="float">
            <text:p>-0.2641</text:p>
          </table:table-cell>
          <table:table-cell office:value-type="float" office:value="-0.0849089304558099" calcext:value-type="float">
            <text:p>-0.0849</text:p>
          </table:table-cell>
          <table:table-cell office:value-type="float" office:value="4.99999943813134" calcext:value-type="float">
            <text:p>5.0000</text:p>
          </table:table-cell>
          <table:table-cell office:value-type="float" office:value="-21.2272326139525" calcext:value-type="float">
            <text:p>-21.2272</text:p>
          </table:table-cell>
          <table:table-cell office:value-type="float" office:value="-0.797224227266192" calcext:value-type="float">
            <text:p>-0.7972</text:p>
          </table:table-cell>
          <table:table-cell office:value-type="float" office:value="0.826418487373886" calcext:value-type="float">
            <text:p>0.82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27320</text:p>
          </table:table-cell>
          <table:table-cell office:value-type="string" calcext:value-type="string">
            <text:p>GID1C</text:p>
          </table:table-cell>
          <table:table-cell office:value-type="string" calcext:value-type="string">
            <text:p>L</text:p>
          </table:table-cell>
          <table:table-cell office:value-type="float" office:value="4.04968715169065" calcext:value-type="float">
            <text:p>4.0497</text:p>
          </table:table-cell>
          <table:table-cell office:value-type="float" office:value="-0.343625535951182" calcext:value-type="float">
            <text:p>-0.3436</text:p>
          </table:table-cell>
          <table:table-cell office:value-type="float" office:value="-0.0848523658939251" calcext:value-type="float">
            <text:p>-0.0849</text:p>
          </table:table-cell>
          <table:table-cell office:value-type="float" office:value="4.99999507028251" calcext:value-type="float">
            <text:p>5.0000</text:p>
          </table:table-cell>
          <table:table-cell office:value-type="float" office:value="-21.2130914734813" calcext:value-type="float">
            <text:p>-21.2131</text:p>
          </table:table-cell>
          <table:table-cell office:value-type="float" office:value="-0.79651627924255" calcext:value-type="float">
            <text:p>-0.7965</text:p>
          </table:table-cell>
          <table:table-cell office:value-type="float" office:value="0.90156329660842" calcext:value-type="float">
            <text:p>0.90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7480</text:p>
          </table:table-cell>
          <table:table-cell office:value-type="string" calcext:value-type="string">
            <text:p>BT4</text:p>
          </table:table-cell>
          <table:table-cell office:value-type="string" calcext:value-type="string">
            <text:p>L</text:p>
          </table:table-cell>
          <table:table-cell office:value-type="float" office:value="33.7741348287128" calcext:value-type="float">
            <text:p>33.7741</text:p>
          </table:table-cell>
          <table:table-cell office:value-type="float" office:value="-2.83932565671028" calcext:value-type="float">
            <text:p>-2.8393</text:p>
          </table:table-cell>
          <table:table-cell office:value-type="float" office:value="-0.0840680500362204" calcext:value-type="float">
            <text:p>-0.0841</text:p>
          </table:table-cell>
          <table:table-cell office:value-type="float" office:value="3.81535529670778" calcext:value-type="float">
            <text:p>3.8154</text:p>
          </table:table-cell>
          <table:table-cell office:value-type="float" office:value="-21.0170125090551" calcext:value-type="float">
            <text:p>-21.0170</text:p>
          </table:table-cell>
          <table:table-cell office:value-type="float" office:value="-1.15474152504651" calcext:value-type="float">
            <text:p>-1.1547</text:p>
          </table:table-cell>
          <table:table-cell office:value-type="float" office:value="0.808755347413138" calcext:value-type="float">
            <text:p>0.80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49200</text:p>
          </table:table-cell>
          <table:table-cell office:value-type="string" calcext:value-type="string">
            <text:p>ATL75</text:p>
          </table:table-cell>
          <table:table-cell office:value-type="string" calcext:value-type="string">
            <text:p>L</text:p>
          </table:table-cell>
          <table:table-cell office:value-type="float" office:value="4.75970338653424" calcext:value-type="float">
            <text:p>4.7597</text:p>
          </table:table-cell>
          <table:table-cell office:value-type="float" office:value="-0.391940013356014" calcext:value-type="float">
            <text:p>-0.3919</text:p>
          </table:table-cell>
          <table:table-cell office:value-type="float" office:value="-0.0823454701956552" calcext:value-type="float">
            <text:p>-0.0823</text:p>
          </table:table-cell>
          <table:table-cell office:value-type="float" office:value="4.99999119601471" calcext:value-type="float">
            <text:p>5.0000</text:p>
          </table:table-cell>
          <table:table-cell office:value-type="float" office:value="-20.5863675489138" calcext:value-type="float">
            <text:p>-20.5864</text:p>
          </table:table-cell>
          <table:table-cell office:value-type="float" office:value="-0.765444911257777" calcext:value-type="float">
            <text:p>-0.7654</text:p>
          </table:table-cell>
          <table:table-cell office:value-type="float" office:value="0.837538969745661" calcext:value-type="float">
            <text:p>0.837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7400</text:p>
          </table:table-cell>
          <table:table-cell office:value-type="string" calcext:value-type="string">
            <text:p>L</text:p>
          </table:table-cell>
          <table:table-cell office:value-type="float" office:value="15.1933704660301" calcext:value-type="float">
            <text:p>15.1934</text:p>
          </table:table-cell>
          <table:table-cell office:value-type="float" office:value="-1.20741766652051" calcext:value-type="float">
            <text:p>-1.2074</text:p>
          </table:table-cell>
          <table:table-cell office:value-type="float" office:value="-0.0794700339348727" calcext:value-type="float">
            <text:p>-0.0795</text:p>
          </table:table-cell>
          <table:table-cell office:value-type="float" office:value="4.99999525966073" calcext:value-type="float">
            <text:p>5.0000</text:p>
          </table:table-cell>
          <table:table-cell office:value-type="float" office:value="-19.8675084837182" calcext:value-type="float">
            <text:p>-19.8675</text:p>
          </table:table-cell>
          <table:table-cell office:value-type="float" office:value="-0.730609029072513" calcext:value-type="float">
            <text:p>-0.7306</text:p>
          </table:table-cell>
          <table:table-cell office:value-type="float" office:value="0.802981823003562" calcext:value-type="float">
            <text:p>0.80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7060</text:p>
          </table:table-cell>
          <table:table-cell office:value-type="string" calcext:value-type="string">
            <text:p>PTI1-4</text:p>
          </table:table-cell>
          <table:table-cell office:value-type="string" calcext:value-type="string">
            <text:p>L</text:p>
          </table:table-cell>
          <table:table-cell office:value-type="float" office:value="15.806214397136" calcext:value-type="float">
            <text:p>15.8062</text:p>
          </table:table-cell>
          <table:table-cell office:value-type="float" office:value="-1.25404157172739" calcext:value-type="float">
            <text:p>-1.2540</text:p>
          </table:table-cell>
          <table:table-cell office:value-type="float" office:value="-0.0793385146006003" calcext:value-type="float">
            <text:p>-0.0793</text:p>
          </table:table-cell>
          <table:table-cell office:value-type="float" office:value="4.99999519932374" calcext:value-type="float">
            <text:p>5.0000</text:p>
          </table:table-cell>
          <table:table-cell office:value-type="float" office:value="-19.8346286501501" calcext:value-type="float">
            <text:p>-19.8346</text:p>
          </table:table-cell>
          <table:table-cell office:value-type="float" office:value="-0.729035662961709" calcext:value-type="float">
            <text:p>-0.7290</text:p>
          </table:table-cell>
          <table:table-cell office:value-type="float" office:value="0.885350979639705" calcext:value-type="float">
            <text:p>0.885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41475</text:p>
          </table:table-cell>
          <table:table-cell office:value-type="string" calcext:value-type="string">
            <text:p>L</text:p>
          </table:table-cell>
          <table:table-cell office:value-type="float" office:value="78.2138870527156" calcext:value-type="float">
            <text:p>78.2139</text:p>
          </table:table-cell>
          <table:table-cell office:value-type="float" office:value="-6.18603779786942" calcext:value-type="float">
            <text:p>-6.1860</text:p>
          </table:table-cell>
          <table:table-cell office:value-type="float" office:value="-0.0790912973510711" calcext:value-type="float">
            <text:p>-0.0791</text:p>
          </table:table-cell>
          <table:table-cell office:value-type="float" office:value="4.9999885620864" calcext:value-type="float">
            <text:p>5.0000</text:p>
          </table:table-cell>
          <table:table-cell office:value-type="float" office:value="-19.7728243377678" calcext:value-type="float">
            <text:p>-19.7728</text:p>
          </table:table-cell>
          <table:table-cell office:value-type="float" office:value="-0.726084069632742" calcext:value-type="float">
            <text:p>-0.7261</text:p>
          </table:table-cell>
          <table:table-cell office:value-type="float" office:value="0.853842048672391" calcext:value-type="float">
            <text:p>0.853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0010</text:p>
          </table:table-cell>
          <table:table-cell office:value-type="string" calcext:value-type="string">
            <text:p>L</text:p>
          </table:table-cell>
          <table:table-cell office:value-type="float" office:value="56.8071492188982" calcext:value-type="float">
            <text:p>56.8071</text:p>
          </table:table-cell>
          <table:table-cell office:value-type="float" office:value="-4.47634502191586" calcext:value-type="float">
            <text:p>-4.4763</text:p>
          </table:table-cell>
          <table:table-cell office:value-type="float" office:value="-0.0787989730776122" calcext:value-type="float">
            <text:p>-0.0788</text:p>
          </table:table-cell>
          <table:table-cell office:value-type="float" office:value="4.99996677270217" calcext:value-type="float">
            <text:p>5.0000</text:p>
          </table:table-cell>
          <table:table-cell office:value-type="float" office:value="-19.699743269403" calcext:value-type="float">
            <text:p>-19.6997</text:p>
          </table:table-cell>
          <table:table-cell office:value-type="float" office:value="-0.722604310642314" calcext:value-type="float">
            <text:p>-0.7226</text:p>
          </table:table-cell>
          <table:table-cell office:value-type="float" office:value="0.884710903197444" calcext:value-type="float">
            <text:p>0.88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4130</text:p>
          </table:table-cell>
          <table:table-cell office:value-type="string" calcext:value-type="string">
            <text:p>XTH15</text:p>
          </table:table-cell>
          <table:table-cell office:value-type="string" calcext:value-type="string">
            <text:p>L</text:p>
          </table:table-cell>
          <table:table-cell office:value-type="float" office:value="86.4164938501242" calcext:value-type="float">
            <text:p>86.4165</text:p>
          </table:table-cell>
          <table:table-cell office:value-type="float" office:value="-6.57977932905693" calcext:value-type="float">
            <text:p>-6.5798</text:p>
          </table:table-cell>
          <table:table-cell office:value-type="float" office:value="-0.0761403180794226" calcext:value-type="float">
            <text:p>-0.0761</text:p>
          </table:table-cell>
          <table:table-cell office:value-type="float" office:value="4.99999383345534" calcext:value-type="float">
            <text:p>5.0000</text:p>
          </table:table-cell>
          <table:table-cell office:value-type="float" office:value="-19.0350795198557" calcext:value-type="float">
            <text:p>-19.0351</text:p>
          </table:table-cell>
          <table:table-cell office:value-type="float" office:value="-0.691294447543107" calcext:value-type="float">
            <text:p>-0.6913</text:p>
          </table:table-cell>
          <table:table-cell office:value-type="float" office:value="0.890358490632952" calcext:value-type="float">
            <text:p>0.890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3666</text:p>
          </table:table-cell>
          <table:table-cell office:value-type="string" calcext:value-type="string">
            <text:p>L</text:p>
          </table:table-cell>
          <table:table-cell office:value-type="float" office:value="65.4197504801906" calcext:value-type="float">
            <text:p>65.4198</text:p>
          </table:table-cell>
          <table:table-cell office:value-type="float" office:value="-4.95329069864572" calcext:value-type="float">
            <text:p>-4.9533</text:p>
          </table:table-cell>
          <table:table-cell office:value-type="float" office:value="-0.0757155241695028" calcext:value-type="float">
            <text:p>-0.0757</text:p>
          </table:table-cell>
          <table:table-cell office:value-type="float" office:value="4.00667802681017" calcext:value-type="float">
            <text:p>4.0067</text:p>
          </table:table-cell>
          <table:table-cell office:value-type="float" office:value="-18.9288810423757" calcext:value-type="float">
            <text:p>-18.9289</text:p>
          </table:table-cell>
          <table:table-cell office:value-type="float" office:value="-0.922574578018157" calcext:value-type="float">
            <text:p>-0.9226</text:p>
          </table:table-cell>
          <table:table-cell office:value-type="float" office:value="0.88209543385286" calcext:value-type="float">
            <text:p>0.88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7310</text:p>
          </table:table-cell>
          <table:table-cell office:value-type="string" calcext:value-type="string">
            <text:p>CYP81H1</text:p>
          </table:table-cell>
          <table:table-cell office:value-type="string" calcext:value-type="string">
            <text:p>L</text:p>
          </table:table-cell>
          <table:table-cell office:value-type="float" office:value="11.0158144259056" calcext:value-type="float">
            <text:p>11.0158</text:p>
          </table:table-cell>
          <table:table-cell office:value-type="float" office:value="-0.789411773706391" calcext:value-type="float">
            <text:p>-0.7894</text:p>
          </table:table-cell>
          <table:table-cell office:value-type="float" office:value="-0.0716616804881854" calcext:value-type="float">
            <text:p>-0.0717</text:p>
          </table:table-cell>
          <table:table-cell office:value-type="float" office:value="4.99998407845132" calcext:value-type="float">
            <text:p>5.0000</text:p>
          </table:table-cell>
          <table:table-cell office:value-type="float" office:value="-17.9154201220464" calcext:value-type="float">
            <text:p>-17.9154</text:p>
          </table:table-cell>
          <table:table-cell office:value-type="float" office:value="-0.640050567689326" calcext:value-type="float">
            <text:p>-0.6401</text:p>
          </table:table-cell>
          <table:table-cell office:value-type="float" office:value="0.885350643855971" calcext:value-type="float">
            <text:p>0.88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9500</text:p>
          </table:table-cell>
          <table:table-cell office:value-type="string" calcext:value-type="string">
            <text:p>UGT79B7</text:p>
          </table:table-cell>
          <table:table-cell office:value-type="string" calcext:value-type="string">
            <text:p>L</text:p>
          </table:table-cell>
          <table:table-cell office:value-type="float" office:value="3.30014689662785" calcext:value-type="float">
            <text:p>3.3001</text:p>
          </table:table-cell>
          <table:table-cell office:value-type="float" office:value="-0.234076844910399" calcext:value-type="float">
            <text:p>-0.2341</text:p>
          </table:table-cell>
          <table:table-cell office:value-type="float" office:value="-0.0709292198930851" calcext:value-type="float">
            <text:p>-0.0709</text:p>
          </table:table-cell>
          <table:table-cell office:value-type="float" office:value="3.37104230380271" calcext:value-type="float">
            <text:p>3.3710</text:p>
          </table:table-cell>
          <table:table-cell office:value-type="float" office:value="-17.7323049732713" calcext:value-type="float">
            <text:p>-17.7323</text:p>
          </table:table-cell>
          <table:table-cell office:value-type="float" office:value="-1.0770972373537" calcext:value-type="float">
            <text:p>-1.0771</text:p>
          </table:table-cell>
          <table:table-cell office:value-type="float" office:value="0.906823815697581" calcext:value-type="float">
            <text:p>0.90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63310</text:p>
          </table:table-cell>
          <table:table-cell office:value-type="string" calcext:value-type="string">
            <text:p>BIL4</text:p>
          </table:table-cell>
          <table:table-cell office:value-type="string" calcext:value-type="string">
            <text:p>L</text:p>
          </table:table-cell>
          <table:table-cell office:value-type="float" office:value="59.8078216222957" calcext:value-type="float">
            <text:p>59.8078</text:p>
          </table:table-cell>
          <table:table-cell office:value-type="float" office:value="-4.15520713689475" calcext:value-type="float">
            <text:p>-4.1552</text:p>
          </table:table-cell>
          <table:table-cell office:value-type="float" office:value="-0.0694759819733299" calcext:value-type="float">
            <text:p>-0.0695</text:p>
          </table:table-cell>
          <table:table-cell office:value-type="float" office:value="4.99999555200748" calcext:value-type="float">
            <text:p>5.0000</text:p>
          </table:table-cell>
          <table:table-cell office:value-type="float" office:value="-17.3689954933325" calcext:value-type="float">
            <text:p>-17.3690</text:p>
          </table:table-cell>
          <table:table-cell office:value-type="float" office:value="-0.615685378268562" calcext:value-type="float">
            <text:p>-0.6157</text:p>
          </table:table-cell>
          <table:table-cell office:value-type="float" office:value="0.914848118887763" calcext:value-type="float">
            <text:p>0.914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3205</text:p>
          </table:table-cell>
          <table:table-cell office:value-type="string" calcext:value-type="string">
            <text:p>L</text:p>
          </table:table-cell>
          <table:table-cell office:value-type="float" office:value="42.7550968653016" calcext:value-type="float">
            <text:p>42.7551</text:p>
          </table:table-cell>
          <table:table-cell office:value-type="float" office:value="-2.88196881273445" calcext:value-type="float">
            <text:p>-2.8820</text:p>
          </table:table-cell>
          <table:table-cell office:value-type="float" office:value="-0.0674064386244752" calcext:value-type="float">
            <text:p>-0.0674</text:p>
          </table:table-cell>
          <table:table-cell office:value-type="float" office:value="3.174645380349" calcext:value-type="float">
            <text:p>3.1746</text:p>
          </table:table-cell>
          <table:table-cell office:value-type="float" office:value="-16.8516096561188" calcext:value-type="float">
            <text:p>-16.8516</text:p>
          </table:table-cell>
          <table:table-cell office:value-type="float" office:value="-1.09178241851818" calcext:value-type="float">
            <text:p>-1.0918</text:p>
          </table:table-cell>
          <table:table-cell office:value-type="float" office:value="0.871019216943003" calcext:value-type="float">
            <text:p>0.87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50480</text:p>
          </table:table-cell>
          <table:table-cell office:value-type="string" calcext:value-type="string">
            <text:p>THFS</text:p>
          </table:table-cell>
          <table:table-cell office:value-type="string" calcext:value-type="string">
            <text:p>L</text:p>
          </table:table-cell>
          <table:table-cell office:value-type="float" office:value="74.6101646337286" calcext:value-type="float">
            <text:p>74.6102</text:p>
          </table:table-cell>
          <table:table-cell office:value-type="float" office:value="-4.95934994231512" calcext:value-type="float">
            <text:p>-4.9593</text:p>
          </table:table-cell>
          <table:table-cell office:value-type="float" office:value="-0.0664701648449811" calcext:value-type="float">
            <text:p>-0.0665</text:p>
          </table:table-cell>
          <table:table-cell office:value-type="float" office:value="4.9999956405222" calcext:value-type="float">
            <text:p>5.0000</text:p>
          </table:table-cell>
          <table:table-cell office:value-type="float" office:value="-16.6175412112453" calcext:value-type="float">
            <text:p>-16.6175</text:p>
          </table:table-cell>
          <table:table-cell office:value-type="float" office:value="-0.582838500571627" calcext:value-type="float">
            <text:p>-0.5828</text:p>
          </table:table-cell>
          <table:table-cell office:value-type="float" office:value="0.820048444539897" calcext:value-type="float">
            <text:p>0.820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7760</text:p>
          </table:table-cell>
          <table:table-cell office:value-type="string" calcext:value-type="string">
            <text:p>L</text:p>
          </table:table-cell>
          <table:table-cell office:value-type="float" office:value="18.2915476970134" calcext:value-type="float">
            <text:p>18.2915</text:p>
          </table:table-cell>
          <table:table-cell office:value-type="float" office:value="-1.21276277363335" calcext:value-type="float">
            <text:p>-1.2128</text:p>
          </table:table-cell>
          <table:table-cell office:value-type="float" office:value="-0.06630181293141" calcext:value-type="float">
            <text:p>-0.0663</text:p>
          </table:table-cell>
          <table:table-cell office:value-type="float" office:value="2.95256925976347" calcext:value-type="float">
            <text:p>2.9526</text:p>
          </table:table-cell>
          <table:table-cell office:value-type="float" office:value="-16.5754532328525" calcext:value-type="float">
            <text:p>-16.5755</text:p>
          </table:table-cell>
          <table:table-cell office:value-type="float" office:value="-1.18899213787047" calcext:value-type="float">
            <text:p>-1.1890</text:p>
          </table:table-cell>
          <table:table-cell office:value-type="float" office:value="0.938914819680968" calcext:value-type="float">
            <text:p>0.938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45685</text:p>
          </table:table-cell>
          <table:table-cell office:value-type="string" calcext:value-type="string">
            <text:p>L</text:p>
          </table:table-cell>
          <table:table-cell office:value-type="float" office:value="6.52767848316381" calcext:value-type="float">
            <text:p>6.5277</text:p>
          </table:table-cell>
          <table:table-cell office:value-type="float" office:value="-0.432768135364743" calcext:value-type="float">
            <text:p>-0.4328</text:p>
          </table:table-cell>
          <table:table-cell office:value-type="float" office:value="-0.0662974036605722" calcext:value-type="float">
            <text:p>-0.0663</text:p>
          </table:table-cell>
          <table:table-cell office:value-type="float" office:value="2.63906037388288" calcext:value-type="float">
            <text:p>2.6391</text:p>
          </table:table-cell>
          <table:table-cell office:value-type="float" office:value="-16.5743509151431" calcext:value-type="float">
            <text:p>-16.5744</text:p>
          </table:table-cell>
          <table:table-cell office:value-type="float" office:value="-1.4267800435317" calcext:value-type="float">
            <text:p>-1.4268</text:p>
          </table:table-cell>
          <table:table-cell office:value-type="float" office:value="0.843060933312261" calcext:value-type="float">
            <text:p>0.843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3370</text:p>
          </table:table-cell>
          <table:table-cell office:value-type="string" calcext:value-type="string">
            <text:p>L</text:p>
          </table:table-cell>
          <table:table-cell office:value-type="float" office:value="4.3595269102195" calcext:value-type="float">
            <text:p>4.3595</text:p>
          </table:table-cell>
          <table:table-cell office:value-type="float" office:value="-0.287287763520355" calcext:value-type="float">
            <text:p>-0.2873</text:p>
          </table:table-cell>
          <table:table-cell office:value-type="float" office:value="-0.0658988393550001" calcext:value-type="float">
            <text:p>-0.0659</text:p>
          </table:table-cell>
          <table:table-cell office:value-type="float" office:value="4.99999474854777" calcext:value-type="float">
            <text:p>5.0000</text:p>
          </table:table-cell>
          <table:table-cell office:value-type="float" office:value="-16.47470983875" calcext:value-type="float">
            <text:p>-16.4747</text:p>
          </table:table-cell>
          <table:table-cell office:value-type="float" office:value="-0.576679020795387" calcext:value-type="float">
            <text:p>-0.5767</text:p>
          </table:table-cell>
          <table:table-cell office:value-type="float" office:value="0.811635947653546" calcext:value-type="float">
            <text:p>0.81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3330</text:p>
          </table:table-cell>
          <table:table-cell office:value-type="string" calcext:value-type="string">
            <text:p>MDH2</text:p>
          </table:table-cell>
          <table:table-cell office:value-type="string" calcext:value-type="string">
            <text:p>L</text:p>
          </table:table-cell>
          <table:table-cell office:value-type="float" office:value="65.7528598094277" calcext:value-type="float">
            <text:p>65.7529</text:p>
          </table:table-cell>
          <table:table-cell office:value-type="float" office:value="-4.21791087877163" calcext:value-type="float">
            <text:p>-4.2179</text:p>
          </table:table-cell>
          <table:table-cell office:value-type="float" office:value="-0.0641479456710544" calcext:value-type="float">
            <text:p>-0.0641</text:p>
          </table:table-cell>
          <table:table-cell office:value-type="float" office:value="4.99998492766899" calcext:value-type="float">
            <text:p>5.0000</text:p>
          </table:table-cell>
          <table:table-cell office:value-type="float" office:value="-16.0369864177636" calcext:value-type="float">
            <text:p>-16.0370</text:p>
          </table:table-cell>
          <table:table-cell office:value-type="float" office:value="-0.557965671654723" calcext:value-type="float">
            <text:p>-0.5580</text:p>
          </table:table-cell>
          <table:table-cell office:value-type="float" office:value="0.862930033010157" calcext:value-type="float">
            <text:p>0.86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33330</text:p>
          </table:table-cell>
          <table:table-cell office:value-type="string" calcext:value-type="string">
            <text:p>CRRSP11</text:p>
          </table:table-cell>
          <table:table-cell office:value-type="string" calcext:value-type="string">
            <text:p>L</text:p>
          </table:table-cell>
          <table:table-cell office:value-type="float" office:value="14.0193791475557" calcext:value-type="float">
            <text:p>14.0194</text:p>
          </table:table-cell>
          <table:table-cell office:value-type="float" office:value="-0.874498198389539" calcext:value-type="float">
            <text:p>-0.8745</text:p>
          </table:table-cell>
          <table:table-cell office:value-type="float" office:value="-0.0623778121117448" calcext:value-type="float">
            <text:p>-0.0624</text:p>
          </table:table-cell>
          <table:table-cell office:value-type="float" office:value="3.88667891482051" calcext:value-type="float">
            <text:p>3.8867</text:p>
          </table:table-cell>
          <table:table-cell office:value-type="float" office:value="-15.5944530279362" calcext:value-type="float">
            <text:p>-15.5945</text:p>
          </table:table-cell>
          <table:table-cell office:value-type="float" office:value="-0.739921890683131" calcext:value-type="float">
            <text:p>-0.7399</text:p>
          </table:table-cell>
          <table:table-cell office:value-type="float" office:value="0.854058940254085" calcext:value-type="float">
            <text:p>0.85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5450</text:p>
          </table:table-cell>
          <table:table-cell office:value-type="string" calcext:value-type="string">
            <text:p>ZPR1</text:p>
          </table:table-cell>
          <table:table-cell office:value-type="string" calcext:value-type="string">
            <text:p>L</text:p>
          </table:table-cell>
          <table:table-cell office:value-type="float" office:value="19.7838223706347" calcext:value-type="float">
            <text:p>19.7838</text:p>
          </table:table-cell>
          <table:table-cell office:value-type="float" office:value="-1.23256407452317" calcext:value-type="float">
            <text:p>-1.2326</text:p>
          </table:table-cell>
          <table:table-cell office:value-type="float" office:value="-0.0623016144924895" calcext:value-type="float">
            <text:p>-0.0623</text:p>
          </table:table-cell>
          <table:table-cell office:value-type="float" office:value="2.94172041605285" calcext:value-type="float">
            <text:p>2.9417</text:p>
          </table:table-cell>
          <table:table-cell office:value-type="float" office:value="-15.5754036231224" calcext:value-type="float">
            <text:p>-15.5754</text:p>
          </table:table-cell>
          <table:table-cell office:value-type="float" office:value="-1.08762851744457" calcext:value-type="float">
            <text:p>-1.0876</text:p>
          </table:table-cell>
          <table:table-cell office:value-type="float" office:value="0.872341024129576" calcext:value-type="float">
            <text:p>0.87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3480</text:p>
          </table:table-cell>
          <table:table-cell office:value-type="string" calcext:value-type="string">
            <text:p>CSLA3</text:p>
          </table:table-cell>
          <table:table-cell office:value-type="string" calcext:value-type="string">
            <text:p>L</text:p>
          </table:table-cell>
          <table:table-cell office:value-type="float" office:value="5.57040498184228" calcext:value-type="float">
            <text:p>5.5704</text:p>
          </table:table-cell>
          <table:table-cell office:value-type="float" office:value="-0.344092902759731" calcext:value-type="float">
            <text:p>-0.3441</text:p>
          </table:table-cell>
          <table:table-cell office:value-type="float" office:value="-0.0617716133533132" calcext:value-type="float">
            <text:p>-0.0618</text:p>
          </table:table-cell>
          <table:table-cell office:value-type="float" office:value="4.9999983575084" calcext:value-type="float">
            <text:p>5.0000</text:p>
          </table:table-cell>
          <table:table-cell office:value-type="float" office:value="-15.4429033383283" calcext:value-type="float">
            <text:p>-15.4429</text:p>
          </table:table-cell>
          <table:table-cell office:value-type="float" office:value="-0.532946293101319" calcext:value-type="float">
            <text:p>-0.5329</text:p>
          </table:table-cell>
          <table:table-cell office:value-type="float" office:value="0.837903693918928" calcext:value-type="float">
            <text:p>0.83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8330</text:p>
          </table:table-cell>
          <table:table-cell office:value-type="string" calcext:value-type="string">
            <text:p>TCP21</text:p>
          </table:table-cell>
          <table:table-cell office:value-type="string" calcext:value-type="string">
            <text:p>L</text:p>
          </table:table-cell>
          <table:table-cell office:value-type="float" office:value="23.2837274300082" calcext:value-type="float">
            <text:p>23.2837</text:p>
          </table:table-cell>
          <table:table-cell office:value-type="float" office:value="-1.42842757117384" calcext:value-type="float">
            <text:p>-1.4284</text:p>
          </table:table-cell>
          <table:table-cell office:value-type="float" office:value="-0.0613487499141942" calcext:value-type="float">
            <text:p>-0.0613</text:p>
          </table:table-cell>
          <table:table-cell office:value-type="float" office:value="4.99998707867069" calcext:value-type="float">
            <text:p>5.0000</text:p>
          </table:table-cell>
          <table:table-cell office:value-type="float" office:value="-15.3371874785485" calcext:value-type="float">
            <text:p>-15.3372</text:p>
          </table:table-cell>
          <table:table-cell office:value-type="float" office:value="-0.528541025823864" calcext:value-type="float">
            <text:p>-0.5285</text:p>
          </table:table-cell>
          <table:table-cell office:value-type="float" office:value="0.847669050567402" calcext:value-type="float">
            <text:p>0.84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2890</text:p>
          </table:table-cell>
          <table:table-cell office:value-type="string" calcext:value-type="string">
            <text:p>UGT92A1</text:p>
          </table:table-cell>
          <table:table-cell office:value-type="string" calcext:value-type="string">
            <text:p>L</text:p>
          </table:table-cell>
          <table:table-cell office:value-type="float" office:value="9.37366139573801" calcext:value-type="float">
            <text:p>9.3737</text:p>
          </table:table-cell>
          <table:table-cell office:value-type="float" office:value="-0.565352816046998" calcext:value-type="float">
            <text:p>-0.5654</text:p>
          </table:table-cell>
          <table:table-cell office:value-type="float" office:value="-0.0603129121246103" calcext:value-type="float">
            <text:p>-0.0603</text:p>
          </table:table-cell>
          <table:table-cell office:value-type="float" office:value="4.99999480948704" calcext:value-type="float">
            <text:p>5.0000</text:p>
          </table:table-cell>
          <table:table-cell office:value-type="float" office:value="-15.0782280311526" calcext:value-type="float">
            <text:p>-15.0782</text:p>
          </table:table-cell>
          <table:table-cell office:value-type="float" office:value="-0.517801976790968" calcext:value-type="float">
            <text:p>-0.5178</text:p>
          </table:table-cell>
          <table:table-cell office:value-type="float" office:value="0.842301149062588" calcext:value-type="float">
            <text:p>0.842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41250</text:p>
          </table:table-cell>
          <table:table-cell office:value-type="string" calcext:value-type="string">
            <text:p>L</text:p>
          </table:table-cell>
          <table:table-cell office:value-type="float" office:value="31.3088569349204" calcext:value-type="float">
            <text:p>31.3089</text:p>
          </table:table-cell>
          <table:table-cell office:value-type="float" office:value="-1.86175314029248" calcext:value-type="float">
            <text:p>-1.8618</text:p>
          </table:table-cell>
          <table:table-cell office:value-type="float" office:value="-0.059464104491658" calcext:value-type="float">
            <text:p>-0.0595</text:p>
          </table:table-cell>
          <table:table-cell office:value-type="float" office:value="1.81613972438433" calcext:value-type="float">
            <text:p>1.8161</text:p>
          </table:table-cell>
          <table:table-cell office:value-type="float" office:value="-14.8660261229145" calcext:value-type="float">
            <text:p>-14.8660</text:p>
          </table:table-cell>
          <table:table-cell office:value-type="float" office:value="-2.46236234622127" calcext:value-type="float">
            <text:p>-2.4624</text:p>
          </table:table-cell>
          <table:table-cell office:value-type="float" office:value="0.991138999198101" calcext:value-type="float">
            <text:p>0.99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50420</text:p>
          </table:table-cell>
          <table:table-cell office:value-type="string" calcext:value-type="string">
            <text:p>SCL3</text:p>
          </table:table-cell>
          <table:table-cell office:value-type="string" calcext:value-type="string">
            <text:p>L</text:p>
          </table:table-cell>
          <table:table-cell office:value-type="float" office:value="6.70495895801866" calcext:value-type="float">
            <text:p>6.7050</text:p>
          </table:table-cell>
          <table:table-cell office:value-type="float" office:value="-0.370768955018871" calcext:value-type="float">
            <text:p>-0.3708</text:p>
          </table:table-cell>
          <table:table-cell office:value-type="float" office:value="-0.0552977217817952" calcext:value-type="float">
            <text:p>-0.0553</text:p>
          </table:table-cell>
          <table:table-cell office:value-type="float" office:value="4.47925210481959" calcext:value-type="float">
            <text:p>4.4793</text:p>
          </table:table-cell>
          <table:table-cell office:value-type="float" office:value="-13.8244304454488" calcext:value-type="float">
            <text:p>-13.8244</text:p>
          </table:table-cell>
          <table:table-cell office:value-type="float" office:value="-0.532475433771111" calcext:value-type="float">
            <text:p>-0.5325</text:p>
          </table:table-cell>
          <table:table-cell office:value-type="float" office:value="0.813103197991991" calcext:value-type="float">
            <text:p>0.813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5880</text:p>
          </table:table-cell>
          <table:table-cell office:value-type="string" calcext:value-type="string">
            <text:p>L</text:p>
          </table:table-cell>
          <table:table-cell office:value-type="float" office:value="40.8133572577407" calcext:value-type="float">
            <text:p>40.8134</text:p>
          </table:table-cell>
          <table:table-cell office:value-type="float" office:value="-2.1963720466405" calcext:value-type="float">
            <text:p>-2.1964</text:p>
          </table:table-cell>
          <table:table-cell office:value-type="float" office:value="-0.053815030034657" calcext:value-type="float">
            <text:p>-0.0538</text:p>
          </table:table-cell>
          <table:table-cell office:value-type="float" office:value="3.71136006218981" calcext:value-type="float">
            <text:p>3.7114</text:p>
          </table:table-cell>
          <table:table-cell office:value-type="float" office:value="-13.4537575086642" calcext:value-type="float">
            <text:p>-13.4538</text:p>
          </table:table-cell>
          <table:table-cell office:value-type="float" office:value="-0.649507465370829" calcext:value-type="float">
            <text:p>-0.6495</text:p>
          </table:table-cell>
          <table:table-cell office:value-type="float" office:value="0.856384325459944" calcext:value-type="float">
            <text:p>0.85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8910</text:p>
          </table:table-cell>
          <table:table-cell office:value-type="string" calcext:value-type="string">
            <text:p>ATMYB30</text:p>
          </table:table-cell>
          <table:table-cell office:value-type="string" calcext:value-type="string">
            <text:p>L</text:p>
          </table:table-cell>
          <table:table-cell office:value-type="float" office:value="10.559516594526" calcext:value-type="float">
            <text:p>10.5595</text:p>
          </table:table-cell>
          <table:table-cell office:value-type="float" office:value="-0.530214656591905" calcext:value-type="float">
            <text:p>-0.5302</text:p>
          </table:table-cell>
          <table:table-cell office:value-type="float" office:value="-0.0502120198254876" calcext:value-type="float">
            <text:p>-0.0502</text:p>
          </table:table-cell>
          <table:table-cell office:value-type="float" office:value="3.23080835634464" calcext:value-type="float">
            <text:p>3.2308</text:p>
          </table:table-cell>
          <table:table-cell office:value-type="float" office:value="-12.5530049563719" calcext:value-type="float">
            <text:p>-12.5530</text:p>
          </table:table-cell>
          <table:table-cell office:value-type="float" office:value="-0.709671589068879" calcext:value-type="float">
            <text:p>-0.7097</text:p>
          </table:table-cell>
          <table:table-cell office:value-type="float" office:value="0.918142585915046" calcext:value-type="float">
            <text:p>0.91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4400</text:p>
          </table:table-cell>
          <table:table-cell office:value-type="string" calcext:value-type="string">
            <text:p>CRY2</text:p>
          </table:table-cell>
          <table:table-cell office:value-type="string" calcext:value-type="string">
            <text:p>L</text:p>
          </table:table-cell>
          <table:table-cell office:value-type="float" office:value="20.0531311248362" calcext:value-type="float">
            <text:p>20.0531</text:p>
          </table:table-cell>
          <table:table-cell office:value-type="float" office:value="-0.988603933354567" calcext:value-type="float">
            <text:p>-0.9886</text:p>
          </table:table-cell>
          <table:table-cell office:value-type="float" office:value="-0.0492992304892557" calcext:value-type="float">
            <text:p>-0.0493</text:p>
          </table:table-cell>
          <table:table-cell office:value-type="float" office:value="3.68524788451077" calcext:value-type="float">
            <text:p>3.6852</text:p>
          </table:table-cell>
          <table:table-cell office:value-type="float" office:value="-12.3248076223139" calcext:value-type="float">
            <text:p>-12.3248</text:p>
          </table:table-cell>
          <table:table-cell office:value-type="float" office:value="-0.587351400155928" calcext:value-type="float">
            <text:p>-0.5874</text:p>
          </table:table-cell>
          <table:table-cell office:value-type="float" office:value="0.925610021357283" calcext:value-type="float">
            <text:p>0.92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9730</text:p>
          </table:table-cell>
          <table:table-cell office:value-type="string" calcext:value-type="string">
            <text:p>WAKL9</text:p>
          </table:table-cell>
          <table:table-cell office:value-type="string" calcext:value-type="string">
            <text:p>L</text:p>
          </table:table-cell>
          <table:table-cell office:value-type="float" office:value="5.72098728958535" calcext:value-type="float">
            <text:p>5.7210</text:p>
          </table:table-cell>
          <table:table-cell office:value-type="float" office:value="-0.277139704470676" calcext:value-type="float">
            <text:p>-0.2771</text:p>
          </table:table-cell>
          <table:table-cell office:value-type="float" office:value="-0.0484426359371903" calcext:value-type="float">
            <text:p>-0.0484</text:p>
          </table:table-cell>
          <table:table-cell office:value-type="float" office:value="2.23340360714115" calcext:value-type="float">
            <text:p>2.2334</text:p>
          </table:table-cell>
          <table:table-cell office:value-type="float" office:value="-12.1106589842976" calcext:value-type="float">
            <text:p>-12.1107</text:p>
          </table:table-cell>
          <table:table-cell office:value-type="float" office:value="-1.12737214949905" calcext:value-type="float">
            <text:p>-1.1274</text:p>
          </table:table-cell>
          <table:table-cell office:value-type="float" office:value="0.90634162166012" calcext:value-type="float">
            <text:p>0.906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3740</text:p>
          </table:table-cell>
          <table:table-cell office:value-type="string" calcext:value-type="string">
            <text:p>L</text:p>
          </table:table-cell>
          <table:table-cell office:value-type="float" office:value="1.73215973791887" calcext:value-type="float">
            <text:p>1.7322</text:p>
          </table:table-cell>
          <table:table-cell office:value-type="float" office:value="-0.0834593939396497" calcext:value-type="float">
            <text:p>-0.0835</text:p>
          </table:table-cell>
          <table:table-cell office:value-type="float" office:value="-0.0481822733277032" calcext:value-type="float">
            <text:p>-0.0482</text:p>
          </table:table-cell>
          <table:table-cell office:value-type="float" office:value="2.65328624990562" calcext:value-type="float">
            <text:p>2.6533</text:p>
          </table:table-cell>
          <table:table-cell office:value-type="float" office:value="-12.0455683319258" calcext:value-type="float">
            <text:p>-12.0456</text:p>
          </table:table-cell>
          <table:table-cell office:value-type="float" office:value="-0.87299216535633" calcext:value-type="float">
            <text:p>-0.8730</text:p>
          </table:table-cell>
          <table:table-cell office:value-type="float" office:value="0.858721179815486" calcext:value-type="float">
            <text:p>0.85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6080</text:p>
          </table:table-cell>
          <table:table-cell office:value-type="string" calcext:value-type="string">
            <text:p>ABI1</text:p>
          </table:table-cell>
          <table:table-cell office:value-type="string" calcext:value-type="string">
            <text:p>L</text:p>
          </table:table-cell>
          <table:table-cell office:value-type="float" office:value="15.315012764431" calcext:value-type="float">
            <text:p>15.3150</text:p>
          </table:table-cell>
          <table:table-cell office:value-type="float" office:value="-0.717943601627563" calcext:value-type="float">
            <text:p>-0.7179</text:p>
          </table:table-cell>
          <table:table-cell office:value-type="float" office:value="-0.0468784200621093" calcext:value-type="float">
            <text:p>-0.0469</text:p>
          </table:table-cell>
          <table:table-cell office:value-type="float" office:value="3.05002277070974" calcext:value-type="float">
            <text:p>3.0500</text:p>
          </table:table-cell>
          <table:table-cell office:value-type="float" office:value="-11.7196050155273" calcext:value-type="float">
            <text:p>-11.7196</text:p>
          </table:table-cell>
          <table:table-cell office:value-type="float" office:value="-0.699575115640245" calcext:value-type="float">
            <text:p>-0.6996</text:p>
          </table:table-cell>
          <table:table-cell office:value-type="float" office:value="0.932444479162013" calcext:value-type="float">
            <text:p>0.93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1220</text:p>
          </table:table-cell>
          <table:table-cell office:value-type="string" calcext:value-type="string">
            <text:p>RTNLB2</text:p>
          </table:table-cell>
          <table:table-cell office:value-type="string" calcext:value-type="string">
            <text:p>L</text:p>
          </table:table-cell>
          <table:table-cell office:value-type="float" office:value="56.7396162356979" calcext:value-type="float">
            <text:p>56.7396</text:p>
          </table:table-cell>
          <table:table-cell office:value-type="float" office:value="-2.62655949600689" calcext:value-type="float">
            <text:p>-2.6266</text:p>
          </table:table-cell>
          <table:table-cell office:value-type="float" office:value="-0.0462914568384829" calcext:value-type="float">
            <text:p>-0.0463</text:p>
          </table:table-cell>
          <table:table-cell office:value-type="float" office:value="2.96370818926869" calcext:value-type="float">
            <text:p>2.9637</text:p>
          </table:table-cell>
          <table:table-cell office:value-type="float" office:value="-11.5728642096207" calcext:value-type="float">
            <text:p>-11.5729</text:p>
          </table:table-cell>
          <table:table-cell office:value-type="float" office:value="-0.714268628382681" calcext:value-type="float">
            <text:p>-0.7143</text:p>
          </table:table-cell>
          <table:table-cell office:value-type="float" office:value="0.923082108595683" calcext:value-type="float">
            <text:p>0.9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48310</text:p>
          </table:table-cell>
          <table:table-cell office:value-type="string" calcext:value-type="string">
            <text:p>CYP71A22</text:p>
          </table:table-cell>
          <table:table-cell office:value-type="string" calcext:value-type="string">
            <text:p>L</text:p>
          </table:table-cell>
          <table:table-cell office:value-type="float" office:value="8.46804121571271" calcext:value-type="float">
            <text:p>8.4680</text:p>
          </table:table-cell>
          <table:table-cell office:value-type="float" office:value="-0.373604948022389" calcext:value-type="float">
            <text:p>-0.3736</text:p>
          </table:table-cell>
          <table:table-cell office:value-type="float" office:value="-0.0441194059529556" calcext:value-type="float">
            <text:p>-0.0441</text:p>
          </table:table-cell>
          <table:table-cell office:value-type="float" office:value="3.22743284518791" calcext:value-type="float">
            <text:p>3.2274</text:p>
          </table:table-cell>
          <table:table-cell office:value-type="float" office:value="-11.0298514882389" calcext:value-type="float">
            <text:p>-11.0299</text:p>
          </table:table-cell>
          <table:table-cell office:value-type="float" office:value="-0.603299251848926" calcext:value-type="float">
            <text:p>-0.6033</text:p>
          </table:table-cell>
          <table:table-cell office:value-type="float" office:value="0.835362899330536" calcext:value-type="float">
            <text:p>0.83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4552</text:p>
          </table:table-cell>
          <table:table-cell office:value-type="string" calcext:value-type="string">
            <text:p>CPuORF22</text:p>
          </table:table-cell>
          <table:table-cell office:value-type="string" calcext:value-type="string">
            <text:p>L</text:p>
          </table:table-cell>
          <table:table-cell office:value-type="float" office:value="3.06472185082225" calcext:value-type="float">
            <text:p>3.0647</text:p>
          </table:table-cell>
          <table:table-cell office:value-type="float" office:value="-0.134380988199781" calcext:value-type="float">
            <text:p>-0.1344</text:p>
          </table:table-cell>
          <table:table-cell office:value-type="float" office:value="-0.0438476947471522" calcext:value-type="float">
            <text:p>-0.0438</text:p>
          </table:table-cell>
          <table:table-cell office:value-type="float" office:value="2.97229961144538" calcext:value-type="float">
            <text:p>2.9723</text:p>
          </table:table-cell>
          <table:table-cell office:value-type="float" office:value="-10.9619236867881" calcext:value-type="float">
            <text:p>-10.9619</text:p>
          </table:table-cell>
          <table:table-cell office:value-type="float" office:value="-0.663837250534284" calcext:value-type="float">
            <text:p>-0.6638</text:p>
          </table:table-cell>
          <table:table-cell office:value-type="float" office:value="0.910298891209324" calcext:value-type="float">
            <text:p>0.910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9800</text:p>
          </table:table-cell>
          <table:table-cell office:value-type="string" calcext:value-type="string">
            <text:p>L</text:p>
          </table:table-cell>
          <table:table-cell office:value-type="float" office:value="11.8825222315769" calcext:value-type="float">
            <text:p>11.8825</text:p>
          </table:table-cell>
          <table:table-cell office:value-type="float" office:value="-0.486538476209385" calcext:value-type="float">
            <text:p>-0.4865</text:p>
          </table:table-cell>
          <table:table-cell office:value-type="float" office:value="-0.0409457240413527" calcext:value-type="float">
            <text:p>-0.0409</text:p>
          </table:table-cell>
          <table:table-cell office:value-type="float" office:value="1.82449618987247" calcext:value-type="float">
            <text:p>1.8245</text:p>
          </table:table-cell>
          <table:table-cell office:value-type="float" office:value="-10.2364310103382" calcext:value-type="float">
            <text:p>-10.2364</text:p>
          </table:table-cell>
          <table:table-cell office:value-type="float" office:value="-1.18788861889151" calcext:value-type="float">
            <text:p>-1.1879</text:p>
          </table:table-cell>
          <table:table-cell office:value-type="float" office:value="0.847870523460944" calcext:value-type="float">
            <text:p>0.847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4160</text:p>
          </table:table-cell>
          <table:table-cell office:value-type="string" calcext:value-type="string">
            <text:p>L</text:p>
          </table:table-cell>
          <table:table-cell office:value-type="float" office:value="13.1957802251329" calcext:value-type="float">
            <text:p>13.1958</text:p>
          </table:table-cell>
          <table:table-cell office:value-type="float" office:value="-0.496972577480257" calcext:value-type="float">
            <text:p>-0.4970</text:p>
          </table:table-cell>
          <table:table-cell office:value-type="float" office:value="-0.0376614773057311" calcext:value-type="float">
            <text:p>-0.0377</text:p>
          </table:table-cell>
          <table:table-cell office:value-type="float" office:value="3.07432433249498" calcext:value-type="float">
            <text:p>3.0743</text:p>
          </table:table-cell>
          <table:table-cell office:value-type="float" office:value="-9.41536932643277" calcext:value-type="float">
            <text:p>-9.4154</text:p>
          </table:table-cell>
          <table:table-cell office:value-type="float" office:value="-0.527529210925683" calcext:value-type="float">
            <text:p>-0.5275</text:p>
          </table:table-cell>
          <table:table-cell office:value-type="float" office:value="0.957601494046493" calcext:value-type="float">
            <text:p>0.95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57980</text:p>
          </table:table-cell>
          <table:table-cell office:value-type="string" calcext:value-type="string">
            <text:p>PUP22</text:p>
          </table:table-cell>
          <table:table-cell office:value-type="string" calcext:value-type="string">
            <text:p>L</text:p>
          </table:table-cell>
          <table:table-cell office:value-type="float" office:value="1.82224408777212" calcext:value-type="float">
            <text:p>1.8222</text:p>
          </table:table-cell>
          <table:table-cell office:value-type="float" office:value="-0.0680097088056915" calcext:value-type="float">
            <text:p>-0.0680</text:p>
          </table:table-cell>
          <table:table-cell office:value-type="float" office:value="-0.0373219533332883" calcext:value-type="float">
            <text:p>-0.0373</text:p>
          </table:table-cell>
          <table:table-cell office:value-type="float" office:value="2.29205497090735" calcext:value-type="float">
            <text:p>2.2921</text:p>
          </table:table-cell>
          <table:table-cell office:value-type="float" office:value="-9.33048833332209" calcext:value-type="float">
            <text:p>-9.3305</text:p>
          </table:table-cell>
          <table:table-cell office:value-type="float" office:value="-0.754089673360042" calcext:value-type="float">
            <text:p>-0.7541</text:p>
          </table:table-cell>
          <table:table-cell office:value-type="float" office:value="0.822692362562673" calcext:value-type="float">
            <text:p>0.82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7630</text:p>
          </table:table-cell>
          <table:table-cell office:value-type="string" calcext:value-type="string">
            <text:p>PLL5</text:p>
          </table:table-cell>
          <table:table-cell office:value-type="string" calcext:value-type="string">
            <text:p>L</text:p>
          </table:table-cell>
          <table:table-cell office:value-type="float" office:value="6.53708274099162" calcext:value-type="float">
            <text:p>6.5371</text:p>
          </table:table-cell>
          <table:table-cell office:value-type="float" office:value="-0.211901519853548" calcext:value-type="float">
            <text:p>-0.2119</text:p>
          </table:table-cell>
          <table:table-cell office:value-type="float" office:value="-0.0324153033163848" calcext:value-type="float">
            <text:p>-0.0324</text:p>
          </table:table-cell>
          <table:table-cell office:value-type="float" office:value="2.17156519000267" calcext:value-type="float">
            <text:p>2.1716</text:p>
          </table:table-cell>
          <table:table-cell office:value-type="float" office:value="-8.10382582909621" calcext:value-type="float">
            <text:p>-8.1038</text:p>
          </table:table-cell>
          <table:table-cell office:value-type="float" office:value="-0.673874640814148" calcext:value-type="float">
            <text:p>-0.6739</text:p>
          </table:table-cell>
          <table:table-cell office:value-type="float" office:value="0.891529629687303" calcext:value-type="float">
            <text:p>0.89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5440</text:p>
          </table:table-cell>
          <table:table-cell office:value-type="string" calcext:value-type="string">
            <text:p>PYL5</text:p>
          </table:table-cell>
          <table:table-cell office:value-type="string" calcext:value-type="string">
            <text:p>L</text:p>
          </table:table-cell>
          <table:table-cell office:value-type="float" office:value="86.5884326299499" calcext:value-type="float">
            <text:p>86.5884</text:p>
          </table:table-cell>
          <table:table-cell office:value-type="float" office:value="-2.77508656732588" calcext:value-type="float">
            <text:p>-2.7751</text:p>
          </table:table-cell>
          <table:table-cell office:value-type="float" office:value="-0.0320491604136741" calcext:value-type="float">
            <text:p>-0.0320</text:p>
          </table:table-cell>
          <table:table-cell office:value-type="float" office:value="1.8764225377375" calcext:value-type="float">
            <text:p>1.8764</text:p>
          </table:table-cell>
          <table:table-cell office:value-type="float" office:value="-8.01229010341852" calcext:value-type="float">
            <text:p>-8.0123</text:p>
          </table:table-cell>
          <table:table-cell office:value-type="float" office:value="-0.803388375968303" calcext:value-type="float">
            <text:p>-0.8034</text:p>
          </table:table-cell>
          <table:table-cell office:value-type="float" office:value="0.804060778521093" calcext:value-type="float">
            <text:p>0.80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9780</text:p>
          </table:table-cell>
          <table:table-cell office:value-type="string" calcext:value-type="string">
            <text:p>MYB59</text:p>
          </table:table-cell>
          <table:table-cell office:value-type="string" calcext:value-type="string">
            <text:p>L</text:p>
          </table:table-cell>
          <table:table-cell office:value-type="float" office:value="29.8705569451097" calcext:value-type="float">
            <text:p>29.8706</text:p>
          </table:table-cell>
          <table:table-cell office:value-type="float" office:value="-0.94544593885715" calcext:value-type="float">
            <text:p>-0.9454</text:p>
          </table:table-cell>
          <table:table-cell office:value-type="float" office:value="-0.0316514332355606" calcext:value-type="float">
            <text:p>-0.0317</text:p>
          </table:table-cell>
          <table:table-cell office:value-type="float" office:value="0.865203993110102" calcext:value-type="float">
            <text:p>0.8652</text:p>
          </table:table-cell>
          <table:table-cell office:value-type="float" office:value="-7.91285830889015" calcext:value-type="float">
            <text:p>-7.9129</text:p>
          </table:table-cell>
          <table:table-cell office:value-type="float" office:value="-3.54903953014637" calcext:value-type="float">
            <text:p>-3.5490</text:p>
          </table:table-cell>
          <table:table-cell office:value-type="float" office:value="0.894109723935555" calcext:value-type="float">
            <text:p>0.894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7620</text:p>
          </table:table-cell>
          <table:table-cell office:value-type="string" calcext:value-type="string">
            <text:p>L</text:p>
          </table:table-cell>
          <table:table-cell office:value-type="float" office:value="48.2297903597235" calcext:value-type="float">
            <text:p>48.2298</text:p>
          </table:table-cell>
          <table:table-cell office:value-type="float" office:value="-1.50354862505512" calcext:value-type="float">
            <text:p>-1.5035</text:p>
          </table:table-cell>
          <table:table-cell office:value-type="float" office:value="-0.0311746871350851" calcext:value-type="float">
            <text:p>-0.0312</text:p>
          </table:table-cell>
          <table:table-cell office:value-type="float" office:value="2.56249928178926" calcext:value-type="float">
            <text:p>2.5625</text:p>
          </table:table-cell>
          <table:table-cell office:value-type="float" office:value="-7.79367178377127" calcext:value-type="float">
            <text:p>-7.7937</text:p>
          </table:table-cell>
          <table:table-cell office:value-type="float" office:value="-0.523138011222036" calcext:value-type="float">
            <text:p>-0.5231</text:p>
          </table:table-cell>
          <table:table-cell office:value-type="float" office:value="0.86007792070963" calcext:value-type="float">
            <text:p>0.86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9420</text:p>
          </table:table-cell>
          <table:table-cell office:value-type="string" calcext:value-type="string">
            <text:p>ORP3C</text:p>
          </table:table-cell>
          <table:table-cell office:value-type="string" calcext:value-type="string">
            <text:p>L</text:p>
          </table:table-cell>
          <table:table-cell office:value-type="float" office:value="42.7705712224956" calcext:value-type="float">
            <text:p>42.7706</text:p>
          </table:table-cell>
          <table:table-cell office:value-type="float" office:value="-1.2901850355461" calcext:value-type="float">
            <text:p>-1.2902</text:p>
          </table:table-cell>
          <table:table-cell office:value-type="float" office:value="-0.0301652514490505" calcext:value-type="float">
            <text:p>-0.0302</text:p>
          </table:table-cell>
          <table:table-cell office:value-type="float" office:value="2.52921525106618" calcext:value-type="float">
            <text:p>2.5292</text:p>
          </table:table-cell>
          <table:table-cell office:value-type="float" office:value="-7.54131286226262" calcext:value-type="float">
            <text:p>-7.5413</text:p>
          </table:table-cell>
          <table:table-cell office:value-type="float" office:value="-0.510802555599371" calcext:value-type="float">
            <text:p>-0.5108</text:p>
          </table:table-cell>
          <table:table-cell office:value-type="float" office:value="0.860663923234335" calcext:value-type="float">
            <text:p>0.860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30320</text:p>
          </table:table-cell>
          <table:table-cell office:value-type="string" calcext:value-type="string">
            <text:p>L</text:p>
          </table:table-cell>
          <table:table-cell office:value-type="float" office:value="4.91355723058756" calcext:value-type="float">
            <text:p>4.9136</text:p>
          </table:table-cell>
          <table:table-cell office:value-type="float" office:value="-0.148047807598485" calcext:value-type="float">
            <text:p>-0.1480</text:p>
          </table:table-cell>
          <table:table-cell office:value-type="float" office:value="-0.0301304738401879" calcext:value-type="float">
            <text:p>-0.0301</text:p>
          </table:table-cell>
          <table:table-cell office:value-type="float" office:value="1.25188769434087" calcext:value-type="float">
            <text:p>1.2519</text:p>
          </table:table-cell>
          <table:table-cell office:value-type="float" office:value="-7.53261846004697" calcext:value-type="float">
            <text:p>-7.5326</text:p>
          </table:table-cell>
          <table:table-cell office:value-type="float" office:value="-1.32807556731623" calcext:value-type="float">
            <text:p>-1.3281</text:p>
          </table:table-cell>
          <table:table-cell office:value-type="float" office:value="0.947111721265911" calcext:value-type="float">
            <text:p>0.94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1270</text:p>
          </table:table-cell>
          <table:table-cell office:value-type="string" calcext:value-type="string">
            <text:p>WAK2</text:p>
          </table:table-cell>
          <table:table-cell office:value-type="string" calcext:value-type="string">
            <text:p>L</text:p>
          </table:table-cell>
          <table:table-cell office:value-type="float" office:value="10.5987914264917" calcext:value-type="float">
            <text:p>10.5988</text:p>
          </table:table-cell>
          <table:table-cell office:value-type="float" office:value="-0.308856685696769" calcext:value-type="float">
            <text:p>-0.3089</text:p>
          </table:table-cell>
          <table:table-cell office:value-type="float" office:value="-0.0291407457009468" calcext:value-type="float">
            <text:p>-0.0291</text:p>
          </table:table-cell>
          <table:table-cell office:value-type="float" office:value="0.859188017054732" calcext:value-type="float">
            <text:p>0.8592</text:p>
          </table:table-cell>
          <table:table-cell office:value-type="float" office:value="-7.2851864252367" calcext:value-type="float">
            <text:p>-7.2852</text:p>
          </table:table-cell>
          <table:table-cell office:value-type="float" office:value="-2.71705282151681" calcext:value-type="float">
            <text:p>-2.7171</text:p>
          </table:table-cell>
          <table:table-cell office:value-type="float" office:value="0.81822653758569" calcext:value-type="float">
            <text:p>0.81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28300</text:p>
          </table:table-cell>
          <table:table-cell office:value-type="string" calcext:value-type="string">
            <text:p>AtGT2L</text:p>
          </table:table-cell>
          <table:table-cell office:value-type="string" calcext:value-type="string">
            <text:p>L</text:p>
          </table:table-cell>
          <table:table-cell office:value-type="float" office:value="16.2745297042978" calcext:value-type="float">
            <text:p>16.2745</text:p>
          </table:table-cell>
          <table:table-cell office:value-type="float" office:value="-0.429608462879223" calcext:value-type="float">
            <text:p>-0.4296</text:p>
          </table:table-cell>
          <table:table-cell office:value-type="float" office:value="-0.0263975961631488" calcext:value-type="float">
            <text:p>-0.0264</text:p>
          </table:table-cell>
          <table:table-cell office:value-type="float" office:value="0.268988947683177" calcext:value-type="float">
            <text:p>0.2690</text:p>
          </table:table-cell>
          <table:table-cell office:value-type="float" office:value="-6.5993990407872" calcext:value-type="float">
            <text:p>-6.5994</text:p>
          </table:table-cell>
          <table:table-cell office:value-type="string" calcext:value-type="string">
            <text:p>NA</text:p>
          </table:table-cell>
          <table:table-cell office:value-type="float" office:value="0.882253224302145" calcext:value-type="float">
            <text:p>0.88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0270</text:p>
          </table:table-cell>
          <table:table-cell office:value-type="string" calcext:value-type="string">
            <text:p>LECRK17</text:p>
          </table:table-cell>
          <table:table-cell office:value-type="string" calcext:value-type="string">
            <text:p>L</text:p>
          </table:table-cell>
          <table:table-cell office:value-type="float" office:value="4.32402729920534" calcext:value-type="float">
            <text:p>4.3240</text:p>
          </table:table-cell>
          <table:table-cell office:value-type="float" office:value="-0.10822367460131" calcext:value-type="float">
            <text:p>-0.1082</text:p>
          </table:table-cell>
          <table:table-cell office:value-type="float" office:value="-0.0250284438817487" calcext:value-type="float">
            <text:p>-0.0250</text:p>
          </table:table-cell>
          <table:table-cell office:value-type="float" office:value="0.0908249006883449" calcext:value-type="float">
            <text:p>0.0908</text:p>
          </table:table-cell>
          <table:table-cell office:value-type="float" office:value="-6.25711097043718" calcext:value-type="float">
            <text:p>-6.2571</text:p>
          </table:table-cell>
          <table:table-cell office:value-type="string" calcext:value-type="string">
            <text:p>NA</text:p>
          </table:table-cell>
          <table:table-cell office:value-type="float" office:value="0.916551507162374" calcext:value-type="float">
            <text:p>0.91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4060</text:p>
          </table:table-cell>
          <table:table-cell office:value-type="string" calcext:value-type="string">
            <text:p>anac103</text:p>
          </table:table-cell>
          <table:table-cell office:value-type="string" calcext:value-type="string">
            <text:p>L</text:p>
          </table:table-cell>
          <table:table-cell office:value-type="float" office:value="2.24418173554641" calcext:value-type="float">
            <text:p>2.2442</text:p>
          </table:table-cell>
          <table:table-cell office:value-type="float" office:value="-0.0506535959709408" calcext:value-type="float">
            <text:p>-0.0507</text:p>
          </table:table-cell>
          <table:table-cell office:value-type="float" office:value="-0.0225710757594271" calcext:value-type="float">
            <text:p>-0.0226</text:p>
          </table:table-cell>
          <table:table-cell office:value-type="float" office:value="0.729507165575503" calcext:value-type="float">
            <text:p>0.7295</text:p>
          </table:table-cell>
          <table:table-cell office:value-type="float" office:value="-5.64276893985679" calcext:value-type="float">
            <text:p>-5.6428</text:p>
          </table:table-cell>
          <table:table-cell office:value-type="float" office:value="-2.14244412410412" calcext:value-type="float">
            <text:p>-2.1424</text:p>
          </table:table-cell>
          <table:table-cell office:value-type="float" office:value="0.941781195468772" calcext:value-type="float">
            <text:p>0.94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34850</text:p>
          </table:table-cell>
          <table:table-cell office:value-type="string" calcext:value-type="string">
            <text:p>PAP26</text:p>
          </table:table-cell>
          <table:table-cell office:value-type="string" calcext:value-type="string">
            <text:p>L</text:p>
          </table:table-cell>
          <table:table-cell office:value-type="float" office:value="62.8277677663697" calcext:value-type="float">
            <text:p>62.8278</text:p>
          </table:table-cell>
          <table:table-cell office:value-type="float" office:value="-1.4079428155982" calcext:value-type="float">
            <text:p>-1.4079</text:p>
          </table:table-cell>
          <table:table-cell office:value-type="float" office:value="-0.0224095629313738" calcext:value-type="float">
            <text:p>-0.0224</text:p>
          </table:table-cell>
          <table:table-cell office:value-type="float" office:value="1.50265934899329" calcext:value-type="float">
            <text:p>1.5027</text:p>
          </table:table-cell>
          <table:table-cell office:value-type="float" office:value="-5.60239073284345" calcext:value-type="float">
            <text:p>-5.6024</text:p>
          </table:table-cell>
          <table:table-cell office:value-type="float" office:value="-0.673075505658313" calcext:value-type="float">
            <text:p>-0.6731</text:p>
          </table:table-cell>
          <table:table-cell office:value-type="float" office:value="0.92045351729618" calcext:value-type="float">
            <text:p>0.92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8380</text:p>
          </table:table-cell>
          <table:table-cell office:value-type="string" calcext:value-type="string">
            <text:p>BIR1</text:p>
          </table:table-cell>
          <table:table-cell office:value-type="string" calcext:value-type="string">
            <text:p>L</text:p>
          </table:table-cell>
          <table:table-cell office:value-type="float" office:value="11.5298404747367" calcext:value-type="float">
            <text:p>11.5298</text:p>
          </table:table-cell>
          <table:table-cell office:value-type="float" office:value="-0.24990896540915" calcext:value-type="float">
            <text:p>-0.2499</text:p>
          </table:table-cell>
          <table:table-cell office:value-type="float" office:value="-0.0216749716491508" calcext:value-type="float">
            <text:p>-0.0217</text:p>
          </table:table-cell>
          <table:table-cell office:value-type="float" office:value="1.45124548141099" calcext:value-type="float">
            <text:p>1.4512</text:p>
          </table:table-cell>
          <table:table-cell office:value-type="float" office:value="-5.4187429122877" calcext:value-type="float">
            <text:p>-5.4187</text:p>
          </table:table-cell>
          <table:table-cell office:value-type="float" office:value="-0.674350371280106" calcext:value-type="float">
            <text:p>-0.6744</text:p>
          </table:table-cell>
          <table:table-cell office:value-type="float" office:value="0.811908787649024" calcext:value-type="float">
            <text:p>0.81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6450</text:p>
          </table:table-cell>
          <table:table-cell office:value-type="string" calcext:value-type="string">
            <text:p>JAL33</text:p>
          </table:table-cell>
          <table:table-cell office:value-type="string" calcext:value-type="string">
            <text:p>L</text:p>
          </table:table-cell>
          <table:table-cell office:value-type="float" office:value="113.604551796635" calcext:value-type="float">
            <text:p>113.6046</text:p>
          </table:table-cell>
          <table:table-cell office:value-type="float" office:value="-2.34229421827115" calcext:value-type="float">
            <text:p>-2.3423</text:p>
          </table:table-cell>
          <table:table-cell office:value-type="float" office:value="-0.0206179609991695" calcext:value-type="float">
            <text:p>-0.0206</text:p>
          </table:table-cell>
          <table:table-cell office:value-type="float" office:value="1.03025198889696" calcext:value-type="float">
            <text:p>1.0303</text:p>
          </table:table-cell>
          <table:table-cell office:value-type="float" office:value="-5.15449024979237" calcext:value-type="float">
            <text:p>-5.1545</text:p>
          </table:table-cell>
          <table:table-cell office:value-type="float" office:value="-1.00090498389482" calcext:value-type="float">
            <text:p>-1.0009</text:p>
          </table:table-cell>
          <table:table-cell office:value-type="float" office:value="0.886850918196139" calcext:value-type="float">
            <text:p>0.886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2170</text:p>
          </table:table-cell>
          <table:table-cell office:value-type="string" calcext:value-type="string">
            <text:p>E</text:p>
          </table:table-cell>
          <table:table-cell office:value-type="float" office:value="3.96573242722685" calcext:value-type="float">
            <text:p>3.9657</text:p>
          </table:table-cell>
          <table:table-cell office:value-type="float" office:value="0.102176243299885" calcext:value-type="float">
            <text:p>0.1022</text:p>
          </table:table-cell>
          <table:table-cell office:value-type="float" office:value="0.0257647849860953" calcext:value-type="float">
            <text:p>0.0258</text:p>
          </table:table-cell>
          <table:table-cell office:value-type="float" office:value="0.0523934236138519" calcext:value-type="float">
            <text:p>0.0524</text:p>
          </table:table-cell>
          <table:table-cell office:value-type="float" office:value="6.44119624652382" calcext:value-type="float">
            <text:p>6.4412</text:p>
          </table:table-cell>
          <table:table-cell office:value-type="float" office:value="3.7326927379356" calcext:value-type="float">
            <text:p>3.7327</text:p>
          </table:table-cell>
          <table:table-cell office:value-type="float" office:value="0.818364014861707" calcext:value-type="float">
            <text:p>0.81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1350</text:p>
          </table:table-cell>
          <table:table-cell office:value-type="string" calcext:value-type="string">
            <text:p>MOL1</text:p>
          </table:table-cell>
          <table:table-cell office:value-type="string" calcext:value-type="string">
            <text:p>L</text:p>
          </table:table-cell>
          <table:table-cell office:value-type="float" office:value="1.20467766061529" calcext:value-type="float">
            <text:p>1.2047</text:p>
          </table:table-cell>
          <table:table-cell office:value-type="float" office:value="0.0312936527799857" calcext:value-type="float">
            <text:p>0.0313</text:p>
          </table:table-cell>
          <table:table-cell office:value-type="float" office:value="0.025976785162599" calcext:value-type="float">
            <text:p>0.0260</text:p>
          </table:table-cell>
          <table:table-cell office:value-type="float" office:value="0.466735030950873" calcext:value-type="float">
            <text:p>0.4667</text:p>
          </table:table-cell>
          <table:table-cell office:value-type="float" office:value="6.49419629064976" calcext:value-type="float">
            <text:p>6.4942</text:p>
          </table:table-cell>
          <table:table-cell office:value-type="float" office:value="1.25786128968737" calcext:value-type="float">
            <text:p>1.2579</text:p>
          </table:table-cell>
          <table:table-cell office:value-type="float" office:value="0.808662717878318" calcext:value-type="float">
            <text:p>0.808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08310</text:p>
          </table:table-cell>
          <table:table-cell office:value-type="string" calcext:value-type="string">
            <text:p>E</text:p>
          </table:table-cell>
          <table:table-cell office:value-type="float" office:value="8.61250097158099" calcext:value-type="float">
            <text:p>8.6125</text:p>
          </table:table-cell>
          <table:table-cell office:value-type="float" office:value="0.269798076215242" calcext:value-type="float">
            <text:p>0.2698</text:p>
          </table:table-cell>
          <table:table-cell office:value-type="float" office:value="0.0313263333270447" calcext:value-type="float">
            <text:p>0.0313</text:p>
          </table:table-cell>
          <table:table-cell office:value-type="float" office:value="0.256787561304758" calcext:value-type="float">
            <text:p>0.2568</text:p>
          </table:table-cell>
          <table:table-cell office:value-type="float" office:value="7.83158333176116" calcext:value-type="float">
            <text:p>7.8316</text:p>
          </table:table-cell>
          <table:table-cell office:value-type="float" office:value="2.01786124522452" calcext:value-type="float">
            <text:p>2.0179</text:p>
          </table:table-cell>
          <table:table-cell office:value-type="float" office:value="0.848752308968849" calcext:value-type="float">
            <text:p>0.8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7668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L</text:p>
          </table:table-cell>
          <table:table-cell office:value-type="float" office:value="8.69197843904069" calcext:value-type="float">
            <text:p>8.6920</text:p>
          </table:table-cell>
          <table:table-cell office:value-type="float" office:value="0.289478760259301" calcext:value-type="float">
            <text:p>0.2895</text:p>
          </table:table-cell>
          <table:table-cell office:value-type="float" office:value="0.0333041277413994" calcext:value-type="float">
            <text:p>0.0333</text:p>
          </table:table-cell>
          <table:table-cell office:value-type="float" office:value="1.67903692178963" calcext:value-type="float">
            <text:p>1.6790</text:p>
          </table:table-cell>
          <table:table-cell office:value-type="float" office:value="8.32603193534986" calcext:value-type="float">
            <text:p>8.3260</text:p>
          </table:table-cell>
          <table:table-cell office:value-type="float" office:value="0.580995804708852" calcext:value-type="float">
            <text:p>0.5810</text:p>
          </table:table-cell>
          <table:table-cell office:value-type="float" office:value="0.865163883234679" calcext:value-type="float">
            <text:p>0.865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61800</text:p>
          </table:table-cell>
          <table:table-cell office:value-type="string" calcext:value-type="string">
            <text:p>L</text:p>
          </table:table-cell>
          <table:table-cell office:value-type="float" office:value="1.49302433489906" calcext:value-type="float">
            <text:p>1.4930</text:p>
          </table:table-cell>
          <table:table-cell office:value-type="float" office:value="0.0514859520254109" calcext:value-type="float">
            <text:p>0.0515</text:p>
          </table:table-cell>
          <table:table-cell office:value-type="float" office:value="0.0344843354672391" calcext:value-type="float">
            <text:p>0.0345</text:p>
          </table:table-cell>
          <table:table-cell office:value-type="float" office:value="0.397517623939295" calcext:value-type="float">
            <text:p>0.3975</text:p>
          </table:table-cell>
          <table:table-cell office:value-type="float" office:value="8.62108386680977" calcext:value-type="float">
            <text:p>8.6211</text:p>
          </table:table-cell>
          <table:table-cell office:value-type="float" office:value="1.6639047249982" calcext:value-type="float">
            <text:p>1.6639</text:p>
          </table:table-cell>
          <table:table-cell office:value-type="float" office:value="0.803485100042581" calcext:value-type="float">
            <text:p>0.80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32530</text:p>
          </table:table-cell>
          <table:table-cell office:value-type="string" calcext:value-type="string">
            <text:p>MIP1</text:p>
          </table:table-cell>
          <table:table-cell office:value-type="string" calcext:value-type="string">
            <text:p>L</text:p>
          </table:table-cell>
          <table:table-cell office:value-type="float" office:value="3.23824447955532" calcext:value-type="float">
            <text:p>3.2382</text:p>
          </table:table-cell>
          <table:table-cell office:value-type="float" office:value="0.117528491786824" calcext:value-type="float">
            <text:p>0.1175</text:p>
          </table:table-cell>
          <table:table-cell office:value-type="float" office:value="0.0362938908809513" calcext:value-type="float">
            <text:p>0.0363</text:p>
          </table:table-cell>
          <table:table-cell office:value-type="float" office:value="1.5921613643473" calcext:value-type="float">
            <text:p>1.5922</text:p>
          </table:table-cell>
          <table:table-cell office:value-type="float" office:value="9.07347272023782" calcext:value-type="float">
            <text:p>9.0735</text:p>
          </table:table-cell>
          <table:table-cell office:value-type="float" office:value="0.65065795252946" calcext:value-type="float">
            <text:p>0.6507</text:p>
          </table:table-cell>
          <table:table-cell office:value-type="float" office:value="0.907812818605507" calcext:value-type="float">
            <text:p>0.907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1460</text:p>
          </table:table-cell>
          <table:table-cell office:value-type="string" calcext:value-type="string">
            <text:p>E</text:p>
          </table:table-cell>
          <table:table-cell office:value-type="float" office:value="6.92682654608385" calcext:value-type="float">
            <text:p>6.9268</text:p>
          </table:table-cell>
          <table:table-cell office:value-type="float" office:value="0.252083232484217" calcext:value-type="float">
            <text:p>0.2521</text:p>
          </table:table-cell>
          <table:table-cell office:value-type="float" office:value="0.0363923119493637" calcext:value-type="float">
            <text:p>0.0364</text:p>
          </table:table-cell>
          <table:table-cell office:value-type="float" office:value="1.00054967857615" calcext:value-type="float">
            <text:p>1.0005</text:p>
          </table:table-cell>
          <table:table-cell office:value-type="float" office:value="9.09807798734092" calcext:value-type="float">
            <text:p>9.0981</text:p>
          </table:table-cell>
          <table:table-cell office:value-type="float" office:value="0.933049828408538" calcext:value-type="float">
            <text:p>0.9330</text:p>
          </table:table-cell>
          <table:table-cell office:value-type="float" office:value="0.876388122794338" calcext:value-type="float">
            <text:p>0.87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0450</text:p>
          </table:table-cell>
          <table:table-cell office:value-type="string" calcext:value-type="string">
            <text:p>ARF4</text:p>
          </table:table-cell>
          <table:table-cell office:value-type="string" calcext:value-type="string">
            <text:p>L</text:p>
          </table:table-cell>
          <table:table-cell office:value-type="float" office:value="4.27164152231011" calcext:value-type="float">
            <text:p>4.2716</text:p>
          </table:table-cell>
          <table:table-cell office:value-type="float" office:value="0.159381094204158" calcext:value-type="float">
            <text:p>0.1594</text:p>
          </table:table-cell>
          <table:table-cell office:value-type="float" office:value="0.0373114394950363" calcext:value-type="float">
            <text:p>0.0373</text:p>
          </table:table-cell>
          <table:table-cell office:value-type="float" office:value="1.68536553187136" calcext:value-type="float">
            <text:p>1.6854</text:p>
          </table:table-cell>
          <table:table-cell office:value-type="float" office:value="9.32785987375907" calcext:value-type="float">
            <text:p>9.3279</text:p>
          </table:table-cell>
          <table:table-cell office:value-type="float" office:value="0.635487066789871" calcext:value-type="float">
            <text:p>0.6355</text:p>
          </table:table-cell>
          <table:table-cell office:value-type="float" office:value="0.826510107012939" calcext:value-type="float">
            <text:p>0.826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67460</text:p>
          </table:table-cell>
          <table:table-cell office:value-type="string" calcext:value-type="string">
            <text:p>E</text:p>
          </table:table-cell>
          <table:table-cell office:value-type="float" office:value="1.99256134820481" calcext:value-type="float">
            <text:p>1.9926</text:p>
          </table:table-cell>
          <table:table-cell office:value-type="float" office:value="0.075057974225648" calcext:value-type="float">
            <text:p>0.0751</text:p>
          </table:table-cell>
          <table:table-cell office:value-type="float" office:value="0.0376690907375431" calcext:value-type="float">
            <text:p>0.0377</text:p>
          </table:table-cell>
          <table:table-cell office:value-type="float" office:value="0.703851691080934" calcext:value-type="float">
            <text:p>0.7039</text:p>
          </table:table-cell>
          <table:table-cell office:value-type="float" office:value="9.41727268438577" calcext:value-type="float">
            <text:p>9.4173</text:p>
          </table:table-cell>
          <table:table-cell office:value-type="float" office:value="1.22525187764917" calcext:value-type="float">
            <text:p>1.2253</text:p>
          </table:table-cell>
          <table:table-cell office:value-type="float" office:value="0.807105559523414" calcext:value-type="float">
            <text:p>0.807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2400</text:p>
          </table:table-cell>
          <table:table-cell office:value-type="string" calcext:value-type="string">
            <text:p>E</text:p>
          </table:table-cell>
          <table:table-cell office:value-type="float" office:value="1.77543434934469" calcext:value-type="float">
            <text:p>1.7754</text:p>
          </table:table-cell>
          <table:table-cell office:value-type="float" office:value="0.0690857002438963" calcext:value-type="float">
            <text:p>0.0691</text:p>
          </table:table-cell>
          <table:table-cell office:value-type="float" office:value="0.0389119993478754" calcext:value-type="float">
            <text:p>0.0389</text:p>
          </table:table-cell>
          <table:table-cell office:value-type="float" office:value="0.639393016669118" calcext:value-type="float">
            <text:p>0.6394</text:p>
          </table:table-cell>
          <table:table-cell office:value-type="float" office:value="9.72799983696886" calcext:value-type="float">
            <text:p>9.7280</text:p>
          </table:table-cell>
          <table:table-cell office:value-type="float" office:value="1.33424957099936" calcext:value-type="float">
            <text:p>1.3342</text:p>
          </table:table-cell>
          <table:table-cell office:value-type="float" office:value="0.847811861569616" calcext:value-type="float">
            <text:p>0.847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60730</text:p>
          </table:table-cell>
          <table:table-cell office:value-type="string" calcext:value-type="string">
            <text:p>L</text:p>
          </table:table-cell>
          <table:table-cell office:value-type="float" office:value="0.927012688561764" calcext:value-type="float">
            <text:p>0.9270</text:p>
          </table:table-cell>
          <table:table-cell office:value-type="float" office:value="0.0390394695537924" calcext:value-type="float">
            <text:p>0.0390</text:p>
          </table:table-cell>
          <table:table-cell office:value-type="float" office:value="0.0421131987032034" calcext:value-type="float">
            <text:p>0.0421</text:p>
          </table:table-cell>
          <table:table-cell office:value-type="float" office:value="0.0967290225849352" calcext:value-type="float">
            <text:p>0.0967</text:p>
          </table:table-cell>
          <table:table-cell office:value-type="float" office:value="10.5282996758009" calcext:value-type="float">
            <text:p>10.5283</text:p>
          </table:table-cell>
          <table:table-cell office:value-type="float" office:value="3.57098786930292" calcext:value-type="float">
            <text:p>3.5710</text:p>
          </table:table-cell>
          <table:table-cell office:value-type="float" office:value="0.885156179169528" calcext:value-type="float">
            <text:p>0.885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2295</text:p>
          </table:table-cell>
          <table:table-cell office:value-type="string" calcext:value-type="string">
            <text:p>L</text:p>
          </table:table-cell>
          <table:table-cell office:value-type="float" office:value="2.38772355357005" calcext:value-type="float">
            <text:p>2.3877</text:p>
          </table:table-cell>
          <table:table-cell office:value-type="float" office:value="0.102172904105513" calcext:value-type="float">
            <text:p>0.1022</text:p>
          </table:table-cell>
          <table:table-cell office:value-type="float" office:value="0.042790926928181" calcext:value-type="float">
            <text:p>0.0428</text:p>
          </table:table-cell>
          <table:table-cell office:value-type="float" office:value="0.872357260790164" calcext:value-type="float">
            <text:p>0.8724</text:p>
          </table:table-cell>
          <table:table-cell office:value-type="float" office:value="10.6977317320453" calcext:value-type="float">
            <text:p>10.6977</text:p>
          </table:table-cell>
          <table:table-cell office:value-type="float" office:value="1.15464910061436" calcext:value-type="float">
            <text:p>1.1546</text:p>
          </table:table-cell>
          <table:table-cell office:value-type="float" office:value="0.86355987618505" calcext:value-type="float">
            <text:p>0.86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17730</text:p>
          </table:table-cell>
          <table:table-cell office:value-type="string" calcext:value-type="string">
            <text:p>NIP2</text:p>
          </table:table-cell>
          <table:table-cell office:value-type="string" calcext:value-type="string">
            <text:p>E</text:p>
          </table:table-cell>
          <table:table-cell office:value-type="float" office:value="5.90750007810791" calcext:value-type="float">
            <text:p>5.9075</text:p>
          </table:table-cell>
          <table:table-cell office:value-type="float" office:value="0.258364228210375" calcext:value-type="float">
            <text:p>0.2584</text:p>
          </table:table-cell>
          <table:table-cell office:value-type="float" office:value="0.043734951298236" calcext:value-type="float">
            <text:p>0.0437</text:p>
          </table:table-cell>
          <table:table-cell office:value-type="float" office:value="0.277830066097151" calcext:value-type="float">
            <text:p>0.2778</text:p>
          </table:table-cell>
          <table:table-cell office:value-type="float" office:value="10.933737824559" calcext:value-type="float">
            <text:p>10.9337</text:p>
          </table:table-cell>
          <table:table-cell office:value-type="float" office:value="2.30316842593089" calcext:value-type="float">
            <text:p>2.3032</text:p>
          </table:table-cell>
          <table:table-cell office:value-type="float" office:value="0.803834287445597" calcext:value-type="float">
            <text:p>0.80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63300</text:p>
          </table:table-cell>
          <table:table-cell office:value-type="string" calcext:value-type="string">
            <text:p>FKD1</text:p>
          </table:table-cell>
          <table:table-cell office:value-type="string" calcext:value-type="string">
            <text:p>E</text:p>
          </table:table-cell>
          <table:table-cell office:value-type="float" office:value="3.82269948883466" calcext:value-type="float">
            <text:p>3.8227</text:p>
          </table:table-cell>
          <table:table-cell office:value-type="float" office:value="0.168943044837024" calcext:value-type="float">
            <text:p>0.1689</text:p>
          </table:table-cell>
          <table:table-cell office:value-type="float" office:value="0.0441946967922729" calcext:value-type="float">
            <text:p>0.0442</text:p>
          </table:table-cell>
          <table:table-cell office:value-type="float" office:value="1.49972622999062" calcext:value-type="float">
            <text:p>1.4997</text:p>
          </table:table-cell>
          <table:table-cell office:value-type="float" office:value="11.0486741980682" calcext:value-type="float">
            <text:p>11.0487</text:p>
          </table:table-cell>
          <table:table-cell office:value-type="float" office:value="0.796359145426371" calcext:value-type="float">
            <text:p>0.7964</text:p>
          </table:table-cell>
          <table:table-cell office:value-type="float" office:value="0.839853934129393" calcext:value-type="float">
            <text:p>0.83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3640</text:p>
          </table:table-cell>
          <table:table-cell office:value-type="string" calcext:value-type="string">
            <text:p>UNE16</text:p>
          </table:table-cell>
          <table:table-cell office:value-type="string" calcext:value-type="string">
            <text:p>L</text:p>
          </table:table-cell>
          <table:table-cell office:value-type="float" office:value="5.91993380960293" calcext:value-type="float">
            <text:p>5.9199</text:p>
          </table:table-cell>
          <table:table-cell office:value-type="float" office:value="0.27542518257048" calcext:value-type="float">
            <text:p>0.2754</text:p>
          </table:table-cell>
          <table:table-cell office:value-type="float" office:value="0.0465250442705462" calcext:value-type="float">
            <text:p>0.0465</text:p>
          </table:table-cell>
          <table:table-cell office:value-type="float" office:value="0.193128127058433" calcext:value-type="float">
            <text:p>0.1931</text:p>
          </table:table-cell>
          <table:table-cell office:value-type="float" office:value="11.6312610676366" calcext:value-type="float">
            <text:p>11.6313</text:p>
          </table:table-cell>
          <table:table-cell office:value-type="float" office:value="2.81199744333119" calcext:value-type="float">
            <text:p>2.8120</text:p>
          </table:table-cell>
          <table:table-cell office:value-type="float" office:value="0.861006042539835" calcext:value-type="float">
            <text:p>0.861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1410</text:p>
          </table:table-cell>
          <table:table-cell office:value-type="string" calcext:value-type="string">
            <text:p>L</text:p>
          </table:table-cell>
          <table:table-cell office:value-type="float" office:value="3.94839824406748" calcext:value-type="float">
            <text:p>3.9484</text:p>
          </table:table-cell>
          <table:table-cell office:value-type="float" office:value="0.192494943094697" calcext:value-type="float">
            <text:p>0.1925</text:p>
          </table:table-cell>
          <table:table-cell office:value-type="float" office:value="0.0487526665740779" calcext:value-type="float">
            <text:p>0.0488</text:p>
          </table:table-cell>
          <table:table-cell office:value-type="float" office:value="2.17477116010992" calcext:value-type="float">
            <text:p>2.1748</text:p>
          </table:table-cell>
          <table:table-cell office:value-type="float" office:value="12.1881666435195" calcext:value-type="float">
            <text:p>12.1882</text:p>
          </table:table-cell>
          <table:table-cell office:value-type="float" office:value="0.641947748248128" calcext:value-type="float">
            <text:p>0.6419</text:p>
          </table:table-cell>
          <table:table-cell office:value-type="float" office:value="0.804326782596204" calcext:value-type="float">
            <text:p>0.80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4030</text:p>
          </table:table-cell>
          <table:table-cell office:value-type="string" calcext:value-type="string">
            <text:p>ENO1</text:p>
          </table:table-cell>
          <table:table-cell office:value-type="string" calcext:value-type="string">
            <text:p>E</text:p>
          </table:table-cell>
          <table:table-cell office:value-type="float" office:value="18.9051200977362" calcext:value-type="float">
            <text:p>18.9051</text:p>
          </table:table-cell>
          <table:table-cell office:value-type="float" office:value="0.935620341063818" calcext:value-type="float">
            <text:p>0.9356</text:p>
          </table:table-cell>
          <table:table-cell office:value-type="float" office:value="0.0494903145934447" calcext:value-type="float">
            <text:p>0.0495</text:p>
          </table:table-cell>
          <table:table-cell office:value-type="float" office:value="1.23968034300433" calcext:value-type="float">
            <text:p>1.2397</text:p>
          </table:table-cell>
          <table:table-cell office:value-type="float" office:value="12.3725786483612" calcext:value-type="float">
            <text:p>12.3726</text:p>
          </table:table-cell>
          <table:table-cell office:value-type="float" office:value="0.99858971478795" calcext:value-type="float">
            <text:p>0.9986</text:p>
          </table:table-cell>
          <table:table-cell office:value-type="float" office:value="0.803065649506536" calcext:value-type="float">
            <text:p>0.80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9410</text:p>
          </table:table-cell>
          <table:table-cell office:value-type="string" calcext:value-type="string">
            <text:p>PAE7</text:p>
          </table:table-cell>
          <table:table-cell office:value-type="string" calcext:value-type="string">
            <text:p>E</text:p>
          </table:table-cell>
          <table:table-cell office:value-type="float" office:value="52.8622724776615" calcext:value-type="float">
            <text:p>52.8623</text:p>
          </table:table-cell>
          <table:table-cell office:value-type="float" office:value="2.75440294170535" calcext:value-type="float">
            <text:p>2.7544</text:p>
          </table:table-cell>
          <table:table-cell office:value-type="float" office:value="0.0521052692706184" calcext:value-type="float">
            <text:p>0.0521</text:p>
          </table:table-cell>
          <table:table-cell office:value-type="float" office:value="2.49985429682298" calcext:value-type="float">
            <text:p>2.4999</text:p>
          </table:table-cell>
          <table:table-cell office:value-type="float" office:value="13.0263173176546" calcext:value-type="float">
            <text:p>13.0263</text:p>
          </table:table-cell>
          <table:table-cell office:value-type="float" office:value="0.605098936752279" calcext:value-type="float">
            <text:p>0.6051</text:p>
          </table:table-cell>
          <table:table-cell office:value-type="float" office:value="0.819488371589673" calcext:value-type="float">
            <text:p>0.819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6445</text:p>
          </table:table-cell>
          <table:table-cell office:value-type="string" calcext:value-type="string">
            <text:p>L</text:p>
          </table:table-cell>
          <table:table-cell office:value-type="float" office:value="2.73701180571681" calcext:value-type="float">
            <text:p>2.7370</text:p>
          </table:table-cell>
          <table:table-cell office:value-type="float" office:value="0.144808819948177" calcext:value-type="float">
            <text:p>0.1448</text:p>
          </table:table-cell>
          <table:table-cell office:value-type="float" office:value="0.0529076343937261" calcext:value-type="float">
            <text:p>0.0529</text:p>
          </table:table-cell>
          <table:table-cell office:value-type="float" office:value="0.806134743607388" calcext:value-type="float">
            <text:p>0.8061</text:p>
          </table:table-cell>
          <table:table-cell office:value-type="float" office:value="13.2269085984315" calcext:value-type="float">
            <text:p>13.2269</text:p>
          </table:table-cell>
          <table:table-cell office:value-type="float" office:value="1.40096485966516" calcext:value-type="float">
            <text:p>1.4010</text:p>
          </table:table-cell>
          <table:table-cell office:value-type="float" office:value="0.819255143383239" calcext:value-type="float">
            <text:p>0.81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38880</text:p>
          </table:table-cell>
          <table:table-cell office:value-type="string" calcext:value-type="string">
            <text:p>NFYB1</text:p>
          </table:table-cell>
          <table:table-cell office:value-type="string" calcext:value-type="string">
            <text:p>L</text:p>
          </table:table-cell>
          <table:table-cell office:value-type="float" office:value="8.5889815611639" calcext:value-type="float">
            <text:p>8.5890</text:p>
          </table:table-cell>
          <table:table-cell office:value-type="float" office:value="0.458771730263626" calcext:value-type="float">
            <text:p>0.4588</text:p>
          </table:table-cell>
          <table:table-cell office:value-type="float" office:value="0.0534139847660189" calcext:value-type="float">
            <text:p>0.0534</text:p>
          </table:table-cell>
          <table:table-cell office:value-type="float" office:value="1.58236137707714" calcext:value-type="float">
            <text:p>1.5824</text:p>
          </table:table-cell>
          <table:table-cell office:value-type="float" office:value="13.3534961915047" calcext:value-type="float">
            <text:p>13.3535</text:p>
          </table:table-cell>
          <table:table-cell office:value-type="float" office:value="0.882757871415097" calcext:value-type="float">
            <text:p>0.8828</text:p>
          </table:table-cell>
          <table:table-cell office:value-type="float" office:value="0.811189998309021" calcext:value-type="float">
            <text:p>0.811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43490</text:p>
          </table:table-cell>
          <table:table-cell office:value-type="string" calcext:value-type="string">
            <text:p>E</text:p>
          </table:table-cell>
          <table:table-cell office:value-type="float" office:value="2.99608991358226" calcext:value-type="float">
            <text:p>2.9961</text:p>
          </table:table-cell>
          <table:table-cell office:value-type="float" office:value="0.160060099191174" calcext:value-type="float">
            <text:p>0.1601</text:p>
          </table:table-cell>
          <table:table-cell office:value-type="float" office:value="0.0534229959072887" calcext:value-type="float">
            <text:p>0.0534</text:p>
          </table:table-cell>
          <table:table-cell office:value-type="float" office:value="1.81590242086445" calcext:value-type="float">
            <text:p>1.8159</text:p>
          </table:table-cell>
          <table:table-cell office:value-type="float" office:value="13.3557489768222" calcext:value-type="float">
            <text:p>13.3557</text:p>
          </table:table-cell>
          <table:table-cell office:value-type="float" office:value="0.795341599361753" calcext:value-type="float">
            <text:p>0.7953</text:p>
          </table:table-cell>
          <table:table-cell office:value-type="float" office:value="0.815739578173376" calcext:value-type="float">
            <text:p>0.81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7140</text:p>
          </table:table-cell>
          <table:table-cell office:value-type="string" calcext:value-type="string">
            <text:p>SDP1L</text:p>
          </table:table-cell>
          <table:table-cell office:value-type="string" calcext:value-type="string">
            <text:p>L</text:p>
          </table:table-cell>
          <table:table-cell office:value-type="float" office:value="0.980167520494655" calcext:value-type="float">
            <text:p>0.9802</text:p>
          </table:table-cell>
          <table:table-cell office:value-type="float" office:value="0.0527608841000947" calcext:value-type="float">
            <text:p>0.0528</text:p>
          </table:table-cell>
          <table:table-cell office:value-type="float" office:value="0.0538284354428192" calcext:value-type="float">
            <text:p>0.0538</text:p>
          </table:table-cell>
          <table:table-cell office:value-type="float" office:value="1.78596668386498" calcext:value-type="float">
            <text:p>1.7860</text:p>
          </table:table-cell>
          <table:table-cell office:value-type="float" office:value="13.4571088607048" calcext:value-type="float">
            <text:p>13.4571</text:p>
          </table:table-cell>
          <table:table-cell office:value-type="float" office:value="0.810230515727958" calcext:value-type="float">
            <text:p>0.8102</text:p>
          </table:table-cell>
          <table:table-cell office:value-type="float" office:value="0.833422451687356" calcext:value-type="float">
            <text:p>0.833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7240</text:p>
          </table:table-cell>
          <table:table-cell office:value-type="string" calcext:value-type="string">
            <text:p>L</text:p>
          </table:table-cell>
          <table:table-cell office:value-type="float" office:value="2.69288160080442" calcext:value-type="float">
            <text:p>2.6929</text:p>
          </table:table-cell>
          <table:table-cell office:value-type="float" office:value="0.145852267599428" calcext:value-type="float">
            <text:p>0.1459</text:p>
          </table:table-cell>
          <table:table-cell office:value-type="float" office:value="0.0541621538636748" calcext:value-type="float">
            <text:p>0.0542</text:p>
          </table:table-cell>
          <table:table-cell office:value-type="float" office:value="1.29314306259628" calcext:value-type="float">
            <text:p>1.2931</text:p>
          </table:table-cell>
          <table:table-cell office:value-type="float" office:value="13.5405384659187" calcext:value-type="float">
            <text:p>13.5405</text:p>
          </table:table-cell>
          <table:table-cell office:value-type="float" office:value="1.03358362054213" calcext:value-type="float">
            <text:p>1.0336</text:p>
          </table:table-cell>
          <table:table-cell office:value-type="float" office:value="0.800673084446096" calcext:value-type="float">
            <text:p>0.800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5835</text:p>
          </table:table-cell>
          <table:table-cell office:value-type="string" calcext:value-type="string">
            <text:p>L</text:p>
          </table:table-cell>
          <table:table-cell office:value-type="float" office:value="3.06393163278787" calcext:value-type="float">
            <text:p>3.0639</text:p>
          </table:table-cell>
          <table:table-cell office:value-type="float" office:value="0.167109235353243" calcext:value-type="float">
            <text:p>0.1671</text:p>
          </table:table-cell>
          <table:table-cell office:value-type="float" office:value="0.0545407846457693" calcext:value-type="float">
            <text:p>0.0545</text:p>
          </table:table-cell>
          <table:table-cell office:value-type="float" office:value="0.260699586111962" calcext:value-type="float">
            <text:p>0.2607</text:p>
          </table:table-cell>
          <table:table-cell office:value-type="float" office:value="13.6351961614423" calcext:value-type="float">
            <text:p>13.6352</text:p>
          </table:table-cell>
          <table:table-cell office:value-type="float" office:value="2.63928615212504" calcext:value-type="float">
            <text:p>2.6393</text:p>
          </table:table-cell>
          <table:table-cell office:value-type="float" office:value="0.831290192551722" calcext:value-type="float">
            <text:p>0.831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2183</text:p>
          </table:table-cell>
          <table:table-cell office:value-type="string" calcext:value-type="string">
            <text:p>L</text:p>
          </table:table-cell>
          <table:table-cell office:value-type="float" office:value="11.7217038623105" calcext:value-type="float">
            <text:p>11.7217</text:p>
          </table:table-cell>
          <table:table-cell office:value-type="float" office:value="0.645240279709278" calcext:value-type="float">
            <text:p>0.6452</text:p>
          </table:table-cell>
          <table:table-cell office:value-type="float" office:value="0.0550466286547265" calcext:value-type="float">
            <text:p>0.0550</text:p>
          </table:table-cell>
          <table:table-cell office:value-type="float" office:value="0.169237225924436" calcext:value-type="float">
            <text:p>0.1692</text:p>
          </table:table-cell>
          <table:table-cell office:value-type="float" office:value="13.7616571636816" calcext:value-type="float">
            <text:p>13.7617</text:p>
          </table:table-cell>
          <table:table-cell office:value-type="float" office:value="3.19086420183898" calcext:value-type="float">
            <text:p>3.1909</text:p>
          </table:table-cell>
          <table:table-cell office:value-type="float" office:value="0.978747004258751" calcext:value-type="float">
            <text:p>0.97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3740</text:p>
          </table:table-cell>
          <table:table-cell office:value-type="string" calcext:value-type="string">
            <text:p>AFP2</text:p>
          </table:table-cell>
          <table:table-cell office:value-type="string" calcext:value-type="string">
            <text:p>L</text:p>
          </table:table-cell>
          <table:table-cell office:value-type="float" office:value="4.01065097852273" calcext:value-type="float">
            <text:p>4.0107</text:p>
          </table:table-cell>
          <table:table-cell office:value-type="float" office:value="0.241589134628129" calcext:value-type="float">
            <text:p>0.2416</text:p>
          </table:table-cell>
          <table:table-cell office:value-type="float" office:value="0.0602368882063917" calcext:value-type="float">
            <text:p>0.0602</text:p>
          </table:table-cell>
          <table:table-cell office:value-type="float" office:value="2.9023337620249" calcext:value-type="float">
            <text:p>2.9023</text:p>
          </table:table-cell>
          <table:table-cell office:value-type="float" office:value="15.0592220515979" calcext:value-type="float">
            <text:p>15.0592</text:p>
          </table:table-cell>
          <table:table-cell office:value-type="float" office:value="0.602994561304292" calcext:value-type="float">
            <text:p>0.6030</text:p>
          </table:table-cell>
          <table:table-cell office:value-type="float" office:value="0.815747358781943" calcext:value-type="float">
            <text:p>0.81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7750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</text:p>
          </table:table-cell>
          <table:table-cell office:value-type="float" office:value="3.05296033216015" calcext:value-type="float">
            <text:p>3.0530</text:p>
          </table:table-cell>
          <table:table-cell office:value-type="float" office:value="0.191826924233487" calcext:value-type="float">
            <text:p>0.1918</text:p>
          </table:table-cell>
          <table:table-cell office:value-type="float" office:value="0.0628330876797728" calcext:value-type="float">
            <text:p>0.0628</text:p>
          </table:table-cell>
          <table:table-cell office:value-type="float" office:value="1.62567778671433" calcext:value-type="float">
            <text:p>1.6257</text:p>
          </table:table-cell>
          <table:table-cell office:value-type="float" office:value="15.7082719199432" calcext:value-type="float">
            <text:p>15.7083</text:p>
          </table:table-cell>
          <table:table-cell office:value-type="float" office:value="0.97545400082399" calcext:value-type="float">
            <text:p>0.9755</text:p>
          </table:table-cell>
          <table:table-cell office:value-type="float" office:value="0.820690327195352" calcext:value-type="float">
            <text:p>0.82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7110</text:p>
          </table:table-cell>
          <table:table-cell office:value-type="string" calcext:value-type="string">
            <text:p>ACA8</text:p>
          </table:table-cell>
          <table:table-cell office:value-type="string" calcext:value-type="string">
            <text:p>E</text:p>
          </table:table-cell>
          <table:table-cell office:value-type="float" office:value="3.49442466788714" calcext:value-type="float">
            <text:p>3.4944</text:p>
          </table:table-cell>
          <table:table-cell office:value-type="float" office:value="0.240363471771406" calcext:value-type="float">
            <text:p>0.2404</text:p>
          </table:table-cell>
          <table:table-cell office:value-type="float" office:value="0.0687848486133595" calcext:value-type="float">
            <text:p>0.0688</text:p>
          </table:table-cell>
          <table:table-cell office:value-type="float" office:value="0.682162435858341" calcext:value-type="float">
            <text:p>0.6822</text:p>
          </table:table-cell>
          <table:table-cell office:value-type="float" office:value="17.1962121533399" calcext:value-type="float">
            <text:p>17.1962</text:p>
          </table:table-cell>
          <table:table-cell office:value-type="float" office:value="1.81591898283289" calcext:value-type="float">
            <text:p>1.8159</text:p>
          </table:table-cell>
          <table:table-cell office:value-type="float" office:value="0.901927900571879" calcext:value-type="float">
            <text:p>0.901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3530</text:p>
          </table:table-cell>
          <table:table-cell office:value-type="string" calcext:value-type="string">
            <text:p>E</text:p>
          </table:table-cell>
          <table:table-cell office:value-type="float" office:value="2.04469208505472" calcext:value-type="float">
            <text:p>2.0447</text:p>
          </table:table-cell>
          <table:table-cell office:value-type="float" office:value="0.14221631306374" calcext:value-type="float">
            <text:p>0.1422</text:p>
          </table:table-cell>
          <table:table-cell office:value-type="float" office:value="0.0695539020780893" calcext:value-type="float">
            <text:p>0.0696</text:p>
          </table:table-cell>
          <table:table-cell office:value-type="float" office:value="1.62581288168685" calcext:value-type="float">
            <text:p>1.6258</text:p>
          </table:table-cell>
          <table:table-cell office:value-type="float" office:value="17.3884755195223" calcext:value-type="float">
            <text:p>17.3885</text:p>
          </table:table-cell>
          <table:table-cell office:value-type="float" office:value="1.04929968924596" calcext:value-type="float">
            <text:p>1.0493</text:p>
          </table:table-cell>
          <table:table-cell office:value-type="float" office:value="0.836608303191891" calcext:value-type="float">
            <text:p>0.83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6960</text:p>
          </table:table-cell>
          <table:table-cell office:value-type="string" calcext:value-type="string">
            <text:p>ATHB-23</text:p>
          </table:table-cell>
          <table:table-cell office:value-type="string" calcext:value-type="string">
            <text:p>L</text:p>
          </table:table-cell>
          <table:table-cell office:value-type="float" office:value="6.18535464648129" calcext:value-type="float">
            <text:p>6.1854</text:p>
          </table:table-cell>
          <table:table-cell office:value-type="float" office:value="0.430566022300608" calcext:value-type="float">
            <text:p>0.4306</text:p>
          </table:table-cell>
          <table:table-cell office:value-type="float" office:value="0.0696105634857246" calcext:value-type="float">
            <text:p>0.0696</text:p>
          </table:table-cell>
          <table:table-cell office:value-type="float" office:value="0.192077908075608" calcext:value-type="float">
            <text:p>0.1921</text:p>
          </table:table-cell>
          <table:table-cell office:value-type="float" office:value="17.4026408714311" calcext:value-type="float">
            <text:p>17.4026</text:p>
          </table:table-cell>
          <table:table-cell office:value-type="float" office:value="3.33058695044931" calcext:value-type="float">
            <text:p>3.3306</text:p>
          </table:table-cell>
          <table:table-cell office:value-type="float" office:value="0.876216100077606" calcext:value-type="float">
            <text:p>0.876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25240</text:p>
          </table:table-cell>
          <table:table-cell office:value-type="string" calcext:value-type="string">
            <text:p>L</text:p>
          </table:table-cell>
          <table:table-cell office:value-type="float" office:value="6.09605857557597" calcext:value-type="float">
            <text:p>6.0961</text:p>
          </table:table-cell>
          <table:table-cell office:value-type="float" office:value="0.43739363424421" calcext:value-type="float">
            <text:p>0.4374</text:p>
          </table:table-cell>
          <table:table-cell office:value-type="float" office:value="0.0717502348151049" calcext:value-type="float">
            <text:p>0.0718</text:p>
          </table:table-cell>
          <table:table-cell office:value-type="float" office:value="1.06469608679777" calcext:value-type="float">
            <text:p>1.0647</text:p>
          </table:table-cell>
          <table:table-cell office:value-type="float" office:value="17.9375587037762" calcext:value-type="float">
            <text:p>17.9376</text:p>
          </table:table-cell>
          <table:table-cell office:value-type="float" office:value="1.42479236494839" calcext:value-type="float">
            <text:p>1.4248</text:p>
          </table:table-cell>
          <table:table-cell office:value-type="float" office:value="0.804766951718285" calcext:value-type="float">
            <text:p>0.80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35450</text:p>
          </table:table-cell>
          <table:table-cell office:value-type="string" calcext:value-type="string">
            <text:p>RPP8L3</text:p>
          </table:table-cell>
          <table:table-cell office:value-type="string" calcext:value-type="string">
            <text:p>E</text:p>
          </table:table-cell>
          <table:table-cell office:value-type="float" office:value="1.5606068551379" calcext:value-type="float">
            <text:p>1.5606</text:p>
          </table:table-cell>
          <table:table-cell office:value-type="float" office:value="0.114844621663343" calcext:value-type="float">
            <text:p>0.1148</text:p>
          </table:table-cell>
          <table:table-cell office:value-type="float" office:value="0.0735897201048722" calcext:value-type="float">
            <text:p>0.0736</text:p>
          </table:table-cell>
          <table:table-cell office:value-type="float" office:value="2.37358692360932" calcext:value-type="float">
            <text:p>2.3736</text:p>
          </table:table-cell>
          <table:table-cell office:value-type="float" office:value="18.397430026218" calcext:value-type="float">
            <text:p>18.3974</text:p>
          </table:table-cell>
          <table:table-cell office:value-type="float" office:value="0.827892007085565" calcext:value-type="float">
            <text:p>0.8279</text:p>
          </table:table-cell>
          <table:table-cell office:value-type="float" office:value="0.802830442050997" calcext:value-type="float">
            <text:p>0.802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1740</text:p>
          </table:table-cell>
          <table:table-cell office:value-type="string" calcext:value-type="string">
            <text:p>E</text:p>
          </table:table-cell>
          <table:table-cell office:value-type="float" office:value="0.745265097490003" calcext:value-type="float">
            <text:p>0.7453</text:p>
          </table:table-cell>
          <table:table-cell office:value-type="float" office:value="0.056956594191238" calcext:value-type="float">
            <text:p>0.0570</text:p>
          </table:table-cell>
          <table:table-cell office:value-type="float" office:value="0.0764246096899795" calcext:value-type="float">
            <text:p>0.0764</text:p>
          </table:table-cell>
          <table:table-cell office:value-type="float" office:value="0.533529946986266" calcext:value-type="float">
            <text:p>0.5335</text:p>
          </table:table-cell>
          <table:table-cell office:value-type="float" office:value="19.1061524224949" calcext:value-type="float">
            <text:p>19.1062</text:p>
          </table:table-cell>
          <table:table-cell office:value-type="float" office:value="2.1956888311528" calcext:value-type="float">
            <text:p>2.1957</text:p>
          </table:table-cell>
          <table:table-cell office:value-type="float" office:value="0.831161476579034" calcext:value-type="float">
            <text:p>0.83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62150</text:p>
          </table:table-cell>
          <table:table-cell office:value-type="string" calcext:value-type="string">
            <text:p>ABCB21</text:p>
          </table:table-cell>
          <table:table-cell office:value-type="string" calcext:value-type="string">
            <text:p>L</text:p>
          </table:table-cell>
          <table:table-cell office:value-type="float" office:value="3.1411872045935" calcext:value-type="float">
            <text:p>3.1412</text:p>
          </table:table-cell>
          <table:table-cell office:value-type="float" office:value="0.249294822763395" calcext:value-type="float">
            <text:p>0.2493</text:p>
          </table:table-cell>
          <table:table-cell office:value-type="float" office:value="0.0793632491558731" calcext:value-type="float">
            <text:p>0.0794</text:p>
          </table:table-cell>
          <table:table-cell office:value-type="float" office:value="1.17858635170211" calcext:value-type="float">
            <text:p>1.1786</text:p>
          </table:table-cell>
          <table:table-cell office:value-type="float" office:value="19.8408122889683" calcext:value-type="float">
            <text:p>19.8408</text:p>
          </table:table-cell>
          <table:table-cell office:value-type="float" office:value="1.42408446140346" calcext:value-type="float">
            <text:p>1.4241</text:p>
          </table:table-cell>
          <table:table-cell office:value-type="float" office:value="0.814182169582685" calcext:value-type="float">
            <text:p>0.81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4530</text:p>
          </table:table-cell>
          <table:table-cell office:value-type="string" calcext:value-type="string">
            <text:p>TPR4</text:p>
          </table:table-cell>
          <table:table-cell office:value-type="string" calcext:value-type="string">
            <text:p>L</text:p>
          </table:table-cell>
          <table:table-cell office:value-type="float" office:value="26.7484716011518" calcext:value-type="float">
            <text:p>26.7485</text:p>
          </table:table-cell>
          <table:table-cell office:value-type="float" office:value="2.14220693798348" calcext:value-type="float">
            <text:p>2.1422</text:p>
          </table:table-cell>
          <table:table-cell office:value-type="float" office:value="0.0800870782423034" calcext:value-type="float">
            <text:p>0.0801</text:p>
          </table:table-cell>
          <table:table-cell office:value-type="float" office:value="3.07701765844406" calcext:value-type="float">
            <text:p>3.0770</text:p>
          </table:table-cell>
          <table:table-cell office:value-type="float" office:value="20.0217695605758" calcext:value-type="float">
            <text:p>20.0218</text:p>
          </table:table-cell>
          <table:table-cell office:value-type="float" office:value="0.723067030280537" calcext:value-type="float">
            <text:p>0.7231</text:p>
          </table:table-cell>
          <table:table-cell office:value-type="float" office:value="0.866469812755576" calcext:value-type="float">
            <text:p>0.866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3740</text:p>
          </table:table-cell>
          <table:table-cell office:value-type="string" calcext:value-type="string">
            <text:p>L</text:p>
          </table:table-cell>
          <table:table-cell office:value-type="float" office:value="11.9562242256306" calcext:value-type="float">
            <text:p>11.9562</text:p>
          </table:table-cell>
          <table:table-cell office:value-type="float" office:value="0.970389225653443" calcext:value-type="float">
            <text:p>0.9704</text:p>
          </table:table-cell>
          <table:table-cell office:value-type="float" office:value="0.0811618456914864" calcext:value-type="float">
            <text:p>0.0812</text:p>
          </table:table-cell>
          <table:table-cell office:value-type="float" office:value="4.00791442317263" calcext:value-type="float">
            <text:p>4.0079</text:p>
          </table:table-cell>
          <table:table-cell office:value-type="float" office:value="20.2904614228716" calcext:value-type="float">
            <text:p>20.2905</text:p>
          </table:table-cell>
          <table:table-cell office:value-type="float" office:value="0.590970672735672" calcext:value-type="float">
            <text:p>0.5910</text:p>
          </table:table-cell>
          <table:table-cell office:value-type="float" office:value="0.898907365627191" calcext:value-type="float">
            <text:p>0.898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6200</text:p>
          </table:table-cell>
          <table:table-cell office:value-type="string" calcext:value-type="string">
            <text:p>L</text:p>
          </table:table-cell>
          <table:table-cell office:value-type="float" office:value="1.08088279149968" calcext:value-type="float">
            <text:p>1.0809</text:p>
          </table:table-cell>
          <table:table-cell office:value-type="float" office:value="0.0884571133468781" calcext:value-type="float">
            <text:p>0.0885</text:p>
          </table:table-cell>
          <table:table-cell office:value-type="float" office:value="0.0818378403676387" calcext:value-type="float">
            <text:p>0.0818</text:p>
          </table:table-cell>
          <table:table-cell office:value-type="float" office:value="1.39226551376028" calcext:value-type="float">
            <text:p>1.3923</text:p>
          </table:table-cell>
          <table:table-cell office:value-type="float" office:value="20.4594600919097" calcext:value-type="float">
            <text:p>20.4595</text:p>
          </table:table-cell>
          <table:table-cell office:value-type="float" office:value="1.30422393548669" calcext:value-type="float">
            <text:p>1.3042</text:p>
          </table:table-cell>
          <table:table-cell office:value-type="float" office:value="0.859863117627083" calcext:value-type="float">
            <text:p>0.85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3300</text:p>
          </table:table-cell>
          <table:table-cell office:value-type="string" calcext:value-type="string">
            <text:p>ADK2</text:p>
          </table:table-cell>
          <table:table-cell office:value-type="string" calcext:value-type="string">
            <text:p>E</text:p>
          </table:table-cell>
          <table:table-cell office:value-type="float" office:value="70.6398810183279" calcext:value-type="float">
            <text:p>70.6399</text:p>
          </table:table-cell>
          <table:table-cell office:value-type="float" office:value="5.78751553761056" calcext:value-type="float">
            <text:p>5.7875</text:p>
          </table:table-cell>
          <table:table-cell office:value-type="float" office:value="0.081929859651221" calcext:value-type="float">
            <text:p>0.0819</text:p>
          </table:table-cell>
          <table:table-cell office:value-type="float" office:value="2.03228640861836" calcext:value-type="float">
            <text:p>2.0323</text:p>
          </table:table-cell>
          <table:table-cell office:value-type="float" office:value="20.4824649128053" calcext:value-type="float">
            <text:p>20.4825</text:p>
          </table:table-cell>
          <table:table-cell office:value-type="float" office:value="1.00565383983402" calcext:value-type="float">
            <text:p>1.0057</text:p>
          </table:table-cell>
          <table:table-cell office:value-type="float" office:value="0.855234577329384" calcext:value-type="float">
            <text:p>0.855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5390</text:p>
          </table:table-cell>
          <table:table-cell office:value-type="string" calcext:value-type="string">
            <text:p>E</text:p>
          </table:table-cell>
          <table:table-cell office:value-type="float" office:value="0.855890860072703" calcext:value-type="float">
            <text:p>0.8559</text:p>
          </table:table-cell>
          <table:table-cell office:value-type="float" office:value="0.0724786035931597" calcext:value-type="float">
            <text:p>0.0725</text:p>
          </table:table-cell>
          <table:table-cell office:value-type="float" office:value="0.0846820628356787" calcext:value-type="float">
            <text:p>0.0847</text:p>
          </table:table-cell>
          <table:table-cell office:value-type="float" office:value="1.94511072579369" calcext:value-type="float">
            <text:p>1.9451</text:p>
          </table:table-cell>
          <table:table-cell office:value-type="float" office:value="21.1705157089197" calcext:value-type="float">
            <text:p>21.1705</text:p>
          </table:table-cell>
          <table:table-cell office:value-type="float" office:value="1.06239559794122" calcext:value-type="float">
            <text:p>1.0624</text:p>
          </table:table-cell>
          <table:table-cell office:value-type="float" office:value="0.816517936496472" calcext:value-type="float">
            <text:p>0.81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0310</text:p>
          </table:table-cell>
          <table:table-cell office:value-type="string" calcext:value-type="string">
            <text:p>EPFL1</text:p>
          </table:table-cell>
          <table:table-cell office:value-type="string" calcext:value-type="string">
            <text:p>L</text:p>
          </table:table-cell>
          <table:table-cell office:value-type="float" office:value="1.99368511454259" calcext:value-type="float">
            <text:p>1.9937</text:p>
          </table:table-cell>
          <table:table-cell office:value-type="float" office:value="0.170271993179739" calcext:value-type="float">
            <text:p>0.1703</text:p>
          </table:table-cell>
          <table:table-cell office:value-type="float" office:value="0.0854056600702488" calcext:value-type="float">
            <text:p>0.0854</text:p>
          </table:table-cell>
          <table:table-cell office:value-type="float" office:value="0.904821420137765" calcext:value-type="float">
            <text:p>0.9048</text:p>
          </table:table-cell>
          <table:table-cell office:value-type="float" office:value="21.3514150175622" calcext:value-type="float">
            <text:p>21.3514</text:p>
          </table:table-cell>
          <table:table-cell office:value-type="float" office:value="1.74834873913431" calcext:value-type="float">
            <text:p>1.7483</text:p>
          </table:table-cell>
          <table:table-cell office:value-type="float" office:value="0.883386111836915" calcext:value-type="float">
            <text:p>0.88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0270</text:p>
          </table:table-cell>
          <table:table-cell office:value-type="string" calcext:value-type="string">
            <text:p>BAM3</text:p>
          </table:table-cell>
          <table:table-cell office:value-type="string" calcext:value-type="string">
            <text:p>E</text:p>
          </table:table-cell>
          <table:table-cell office:value-type="float" office:value="4.05319152085888" calcext:value-type="float">
            <text:p>4.0532</text:p>
          </table:table-cell>
          <table:table-cell office:value-type="float" office:value="0.351188860541786" calcext:value-type="float">
            <text:p>0.3512</text:p>
          </table:table-cell>
          <table:table-cell office:value-type="float" office:value="0.086645020037782" calcext:value-type="float">
            <text:p>0.0866</text:p>
          </table:table-cell>
          <table:table-cell office:value-type="float" office:value="2.12173080253735" calcext:value-type="float">
            <text:p>2.1217</text:p>
          </table:table-cell>
          <table:table-cell office:value-type="float" office:value="21.6612550094455" calcext:value-type="float">
            <text:p>21.6613</text:p>
          </table:table-cell>
          <table:table-cell office:value-type="float" office:value="1.01501493439698" calcext:value-type="float">
            <text:p>1.0150</text:p>
          </table:table-cell>
          <table:table-cell office:value-type="float" office:value="0.936436218219776" calcext:value-type="float">
            <text:p>0.936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44716</text:p>
          </table:table-cell>
          <table:table-cell office:value-type="string" calcext:value-type="string">
            <text:p>E</text:p>
          </table:table-cell>
          <table:table-cell office:value-type="float" office:value="2.20233471287616" calcext:value-type="float">
            <text:p>2.2023</text:p>
          </table:table-cell>
          <table:table-cell office:value-type="float" office:value="0.191799445836428" calcext:value-type="float">
            <text:p>0.1918</text:p>
          </table:table-cell>
          <table:table-cell office:value-type="float" office:value="0.08708914440437" calcext:value-type="float">
            <text:p>0.0871</text:p>
          </table:table-cell>
          <table:table-cell office:value-type="float" office:value="0.578726461842799" calcext:value-type="float">
            <text:p>0.5787</text:p>
          </table:table-cell>
          <table:table-cell office:value-type="float" office:value="21.7722861010925" calcext:value-type="float">
            <text:p>21.7723</text:p>
          </table:table-cell>
          <table:table-cell office:value-type="float" office:value="2.25159885227309" calcext:value-type="float">
            <text:p>2.2516</text:p>
          </table:table-cell>
          <table:table-cell office:value-type="float" office:value="0.810928486981666" calcext:value-type="float">
            <text:p>0.810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4700</text:p>
          </table:table-cell>
          <table:table-cell office:value-type="string" calcext:value-type="string">
            <text:p>L</text:p>
          </table:table-cell>
          <table:table-cell office:value-type="float" office:value="14.7899169298544" calcext:value-type="float">
            <text:p>14.7899</text:p>
          </table:table-cell>
          <table:table-cell office:value-type="float" office:value="1.35608934680031" calcext:value-type="float">
            <text:p>1.3561</text:p>
          </table:table-cell>
          <table:table-cell office:value-type="float" office:value="0.0916901259981359" calcext:value-type="float">
            <text:p>0.0917</text:p>
          </table:table-cell>
          <table:table-cell office:value-type="float" office:value="1.2863803040843" calcext:value-type="float">
            <text:p>1.2864</text:p>
          </table:table-cell>
          <table:table-cell office:value-type="float" office:value="22.922531499534" calcext:value-type="float">
            <text:p>22.9225</text:p>
          </table:table-cell>
          <table:table-cell office:value-type="float" office:value="1.47609155896564" calcext:value-type="float">
            <text:p>1.4761</text:p>
          </table:table-cell>
          <table:table-cell office:value-type="float" office:value="0.896331095979926" calcext:value-type="float">
            <text:p>0.89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5930</text:p>
          </table:table-cell>
          <table:table-cell office:value-type="string" calcext:value-type="string">
            <text:p>OPT1</text:p>
          </table:table-cell>
          <table:table-cell office:value-type="string" calcext:value-type="string">
            <text:p>L</text:p>
          </table:table-cell>
          <table:table-cell office:value-type="float" office:value="3.38456663772375" calcext:value-type="float">
            <text:p>3.3846</text:p>
          </table:table-cell>
          <table:table-cell office:value-type="float" office:value="0.311303775840292" calcext:value-type="float">
            <text:p>0.3113</text:p>
          </table:table-cell>
          <table:table-cell office:value-type="float" office:value="0.0919774402934066" calcext:value-type="float">
            <text:p>0.0920</text:p>
          </table:table-cell>
          <table:table-cell office:value-type="float" office:value="0.739695587339429" calcext:value-type="float">
            <text:p>0.7397</text:p>
          </table:table-cell>
          <table:table-cell office:value-type="float" office:value="22.9943600733517" calcext:value-type="float">
            <text:p>22.9944</text:p>
          </table:table-cell>
          <table:table-cell office:value-type="float" office:value="2.03865557052538" calcext:value-type="float">
            <text:p>2.0387</text:p>
          </table:table-cell>
          <table:table-cell office:value-type="float" office:value="0.859240214784057" calcext:value-type="float">
            <text:p>0.859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5470</text:p>
          </table:table-cell>
          <table:table-cell office:value-type="string" calcext:value-type="string">
            <text:p>E</text:p>
          </table:table-cell>
          <table:table-cell office:value-type="float" office:value="1.60219257860804" calcext:value-type="float">
            <text:p>1.6022</text:p>
          </table:table-cell>
          <table:table-cell office:value-type="float" office:value="0.147377812415536" calcext:value-type="float">
            <text:p>0.1474</text:p>
          </table:table-cell>
          <table:table-cell office:value-type="float" office:value="0.0919850799356316" calcext:value-type="float">
            <text:p>0.0920</text:p>
          </table:table-cell>
          <table:table-cell office:value-type="float" office:value="1.6930069360827" calcext:value-type="float">
            <text:p>1.6930</text:p>
          </table:table-cell>
          <table:table-cell office:value-type="float" office:value="22.9962699839079" calcext:value-type="float">
            <text:p>22.9963</text:p>
          </table:table-cell>
          <table:table-cell office:value-type="float" office:value="1.23775292039486" calcext:value-type="float">
            <text:p>1.2378</text:p>
          </table:table-cell>
          <table:table-cell office:value-type="float" office:value="0.821813226772411" calcext:value-type="float">
            <text:p>0.821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07820</text:p>
          </table:table-cell>
          <table:table-cell office:value-type="string" calcext:value-type="string">
            <text:p>L</text:p>
          </table:table-cell>
          <table:table-cell office:value-type="float" office:value="72.4002181836693" calcext:value-type="float">
            <text:p>72.4002</text:p>
          </table:table-cell>
          <table:table-cell office:value-type="float" office:value="6.69174916298917" calcext:value-type="float">
            <text:p>6.6917</text:p>
          </table:table-cell>
          <table:table-cell office:value-type="float" office:value="0.0924271960895633" calcext:value-type="float">
            <text:p>0.0924</text:p>
          </table:table-cell>
          <table:table-cell office:value-type="float" office:value="4.9999952351234" calcext:value-type="float">
            <text:p>5.0000</text:p>
          </table:table-cell>
          <table:table-cell office:value-type="float" office:value="23.1067990223908" calcext:value-type="float">
            <text:p>23.1068</text:p>
          </table:table-cell>
          <table:table-cell office:value-type="float" office:value="0.548077924495124" calcext:value-type="float">
            <text:p>0.5481</text:p>
          </table:table-cell>
          <table:table-cell office:value-type="float" office:value="0.857560865077963" calcext:value-type="float">
            <text:p>0.857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4885</text:p>
          </table:table-cell>
          <table:table-cell office:value-type="string" calcext:value-type="string">
            <text:p>L</text:p>
          </table:table-cell>
          <table:table-cell office:value-type="float" office:value="2.69404960608327" calcext:value-type="float">
            <text:p>2.6940</text:p>
          </table:table-cell>
          <table:table-cell office:value-type="float" office:value="0.257568936512344" calcext:value-type="float">
            <text:p>0.2576</text:p>
          </table:table-cell>
          <table:table-cell office:value-type="float" office:value="0.0956066049900279" calcext:value-type="float">
            <text:p>0.0956</text:p>
          </table:table-cell>
          <table:table-cell office:value-type="float" office:value="4.99996838794656" calcext:value-type="float">
            <text:p>5.0000</text:p>
          </table:table-cell>
          <table:table-cell office:value-type="float" office:value="23.901651247507" calcext:value-type="float">
            <text:p>23.9017</text:p>
          </table:table-cell>
          <table:table-cell office:value-type="float" office:value="0.563681455284373" calcext:value-type="float">
            <text:p>0.5637</text:p>
          </table:table-cell>
          <table:table-cell office:value-type="float" office:value="0.937590573227114" calcext:value-type="float">
            <text:p>0.93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6150</text:p>
          </table:table-cell>
          <table:table-cell office:value-type="string" calcext:value-type="string">
            <text:p>GATA22</text:p>
          </table:table-cell>
          <table:table-cell office:value-type="string" calcext:value-type="string">
            <text:p>L</text:p>
          </table:table-cell>
          <table:table-cell office:value-type="float" office:value="3.80866764879537" calcext:value-type="float">
            <text:p>3.8087</text:p>
          </table:table-cell>
          <table:table-cell office:value-type="float" office:value="0.364745007416484" calcext:value-type="float">
            <text:p>0.3647</text:p>
          </table:table-cell>
          <table:table-cell office:value-type="float" office:value="0.0957670873518849" calcext:value-type="float">
            <text:p>0.0958</text:p>
          </table:table-cell>
          <table:table-cell office:value-type="float" office:value="0.798205313113609" calcext:value-type="float">
            <text:p>0.7982</text:p>
          </table:table-cell>
          <table:table-cell office:value-type="float" office:value="23.9417718379712" calcext:value-type="float">
            <text:p>23.9418</text:p>
          </table:table-cell>
          <table:table-cell office:value-type="float" office:value="1.99980173210663" calcext:value-type="float">
            <text:p>1.9998</text:p>
          </table:table-cell>
          <table:table-cell office:value-type="float" office:value="0.926278528560159" calcext:value-type="float">
            <text:p>0.92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5100</text:p>
          </table:table-cell>
          <table:table-cell office:value-type="string" calcext:value-type="string">
            <text:p>BRG1</text:p>
          </table:table-cell>
          <table:table-cell office:value-type="string" calcext:value-type="string">
            <text:p>E</text:p>
          </table:table-cell>
          <table:table-cell office:value-type="float" office:value="19.9672293863035" calcext:value-type="float">
            <text:p>19.9672</text:p>
          </table:table-cell>
          <table:table-cell office:value-type="float" office:value="1.94617512472106" calcext:value-type="float">
            <text:p>1.9462</text:p>
          </table:table-cell>
          <table:table-cell office:value-type="float" office:value="0.0974684613006968" calcext:value-type="float">
            <text:p>0.0975</text:p>
          </table:table-cell>
          <table:table-cell office:value-type="float" office:value="1.26084908080667" calcext:value-type="float">
            <text:p>1.2608</text:p>
          </table:table-cell>
          <table:table-cell office:value-type="float" office:value="24.3671153251742" calcext:value-type="float">
            <text:p>24.3671</text:p>
          </table:table-cell>
          <table:table-cell office:value-type="float" office:value="1.55217819682483" calcext:value-type="float">
            <text:p>1.5522</text:p>
          </table:table-cell>
          <table:table-cell office:value-type="float" office:value="0.85585587366686" calcext:value-type="float">
            <text:p>0.85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8650</text:p>
          </table:table-cell>
          <table:table-cell office:value-type="string" calcext:value-type="string">
            <text:p>TRM7</text:p>
          </table:table-cell>
          <table:table-cell office:value-type="string" calcext:value-type="string">
            <text:p>L</text:p>
          </table:table-cell>
          <table:table-cell office:value-type="float" office:value="0.805864268052541" calcext:value-type="float">
            <text:p>0.8059</text:p>
          </table:table-cell>
          <table:table-cell office:value-type="float" office:value="0.079163425409087" calcext:value-type="float">
            <text:p>0.0792</text:p>
          </table:table-cell>
          <table:table-cell office:value-type="float" office:value="0.0982341922174984" calcext:value-type="float">
            <text:p>0.0982</text:p>
          </table:table-cell>
          <table:table-cell office:value-type="float" office:value="2.10892882404141" calcext:value-type="float">
            <text:p>2.1089</text:p>
          </table:table-cell>
          <table:table-cell office:value-type="float" office:value="24.5585480543746" calcext:value-type="float">
            <text:p>24.5585</text:p>
          </table:table-cell>
          <table:table-cell office:value-type="float" office:value="1.11403607289378" calcext:value-type="float">
            <text:p>1.1140</text:p>
          </table:table-cell>
          <table:table-cell office:value-type="float" office:value="0.864713944573904" calcext:value-type="float">
            <text:p>0.8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6140</text:p>
          </table:table-cell>
          <table:table-cell office:value-type="string" calcext:value-type="string">
            <text:p>ZFP4</text:p>
          </table:table-cell>
          <table:table-cell office:value-type="string" calcext:value-type="string">
            <text:p>L</text:p>
          </table:table-cell>
          <table:table-cell office:value-type="float" office:value="7.08533251317913" calcext:value-type="float">
            <text:p>7.0853</text:p>
          </table:table-cell>
          <table:table-cell office:value-type="float" office:value="0.738799478415027" calcext:value-type="float">
            <text:p>0.7388</text:p>
          </table:table-cell>
          <table:table-cell office:value-type="float" office:value="0.10427167349462" calcext:value-type="float">
            <text:p>0.1043</text:p>
          </table:table-cell>
          <table:table-cell office:value-type="float" office:value="1.0952621305398" calcext:value-type="float">
            <text:p>1.0953</text:p>
          </table:table-cell>
          <table:table-cell office:value-type="float" office:value="26.0679183736549" calcext:value-type="float">
            <text:p>26.0679</text:p>
          </table:table-cell>
          <table:table-cell office:value-type="float" office:value="1.75704973345072" calcext:value-type="float">
            <text:p>1.7570</text:p>
          </table:table-cell>
          <table:table-cell office:value-type="float" office:value="0.961191687578279" calcext:value-type="float">
            <text:p>0.96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25160</text:p>
          </table:table-cell>
          <table:table-cell office:value-type="string" calcext:value-type="string">
            <text:p>ZFP3</text:p>
          </table:table-cell>
          <table:table-cell office:value-type="string" calcext:value-type="string">
            <text:p>E</text:p>
          </table:table-cell>
          <table:table-cell office:value-type="float" office:value="3.4648950392164" calcext:value-type="float">
            <text:p>3.4649</text:p>
          </table:table-cell>
          <table:table-cell office:value-type="float" office:value="0.365013465688502" calcext:value-type="float">
            <text:p>0.3650</text:p>
          </table:table-cell>
          <table:table-cell office:value-type="float" office:value="0.105346182656965" calcext:value-type="float">
            <text:p>0.1053</text:p>
          </table:table-cell>
          <table:table-cell office:value-type="float" office:value="0.569005126106606" calcext:value-type="float">
            <text:p>0.5690</text:p>
          </table:table-cell>
          <table:table-cell office:value-type="float" office:value="26.3365456642412" calcext:value-type="float">
            <text:p>26.3365</text:p>
          </table:table-cell>
          <table:table-cell office:value-type="float" office:value="2.49275695391312" calcext:value-type="float">
            <text:p>2.4928</text:p>
          </table:table-cell>
          <table:table-cell office:value-type="float" office:value="0.863371764877112" calcext:value-type="float">
            <text:p>0.863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3650</text:p>
          </table:table-cell>
          <table:table-cell office:value-type="string" calcext:value-type="string">
            <text:p>L</text:p>
          </table:table-cell>
          <table:table-cell office:value-type="float" office:value="10.8253117482069" calcext:value-type="float">
            <text:p>10.8253</text:p>
          </table:table-cell>
          <table:table-cell office:value-type="float" office:value="1.18266672752538" calcext:value-type="float">
            <text:p>1.1827</text:p>
          </table:table-cell>
          <table:table-cell office:value-type="float" office:value="0.109250131084796" calcext:value-type="float">
            <text:p>0.1093</text:p>
          </table:table-cell>
          <table:table-cell office:value-type="float" office:value="2.05867290675201" calcext:value-type="float">
            <text:p>2.0587</text:p>
          </table:table-cell>
          <table:table-cell office:value-type="float" office:value="27.3125327711989" calcext:value-type="float">
            <text:p>27.3125</text:p>
          </table:table-cell>
          <table:table-cell office:value-type="float" office:value="1.21828879831472" calcext:value-type="float">
            <text:p>1.2183</text:p>
          </table:table-cell>
          <table:table-cell office:value-type="float" office:value="0.886714110528283" calcext:value-type="float">
            <text:p>0.886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0150</text:p>
          </table:table-cell>
          <table:table-cell office:value-type="string" calcext:value-type="string">
            <text:p>L</text:p>
          </table:table-cell>
          <table:table-cell office:value-type="float" office:value="1.05529263800924" calcext:value-type="float">
            <text:p>1.0553</text:p>
          </table:table-cell>
          <table:table-cell office:value-type="float" office:value="0.117119854126233" calcext:value-type="float">
            <text:p>0.1171</text:p>
          </table:table-cell>
          <table:table-cell office:value-type="float" office:value="0.110983294972259" calcext:value-type="float">
            <text:p>0.1110</text:p>
          </table:table-cell>
          <table:table-cell office:value-type="float" office:value="4.7375392426939" calcext:value-type="float">
            <text:p>4.7375</text:p>
          </table:table-cell>
          <table:table-cell office:value-type="float" office:value="27.7458237430648" calcext:value-type="float">
            <text:p>27.7458</text:p>
          </table:table-cell>
          <table:table-cell office:value-type="float" office:value="0.665082525916878" calcext:value-type="float">
            <text:p>0.6651</text:p>
          </table:table-cell>
          <table:table-cell office:value-type="float" office:value="0.884185619292242" calcext:value-type="float">
            <text:p>0.884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0420</text:p>
          </table:table-cell>
          <table:table-cell office:value-type="string" calcext:value-type="string">
            <text:p>E</text:p>
          </table:table-cell>
          <table:table-cell office:value-type="float" office:value="0.968533498416642" calcext:value-type="float">
            <text:p>0.9685</text:p>
          </table:table-cell>
          <table:table-cell office:value-type="float" office:value="0.110862792199009" calcext:value-type="float">
            <text:p>0.1109</text:p>
          </table:table-cell>
          <table:table-cell office:value-type="float" office:value="0.114464592479503" calcext:value-type="float">
            <text:p>0.1145</text:p>
          </table:table-cell>
          <table:table-cell office:value-type="float" office:value="0.841778134400446" calcext:value-type="float">
            <text:p>0.8418</text:p>
          </table:table-cell>
          <table:table-cell office:value-type="float" office:value="28.6161481198759" calcext:value-type="float">
            <text:p>28.6161</text:p>
          </table:table-cell>
          <table:table-cell office:value-type="float" office:value="2.13733569339476" calcext:value-type="float">
            <text:p>2.1373</text:p>
          </table:table-cell>
          <table:table-cell office:value-type="float" office:value="0.896666589645016" calcext:value-type="float">
            <text:p>0.89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10410</text:p>
          </table:table-cell>
          <table:table-cell office:value-type="string" calcext:value-type="string">
            <text:p>SADHU1-1</text:p>
          </table:table-cell>
          <table:table-cell office:value-type="string" calcext:value-type="string">
            <text:p>E</text:p>
          </table:table-cell>
          <table:table-cell office:value-type="float" office:value="76.1777875952332" calcext:value-type="float">
            <text:p>76.1778</text:p>
          </table:table-cell>
          <table:table-cell office:value-type="float" office:value="8.86361643564307" calcext:value-type="float">
            <text:p>8.8636</text:p>
          </table:table-cell>
          <table:table-cell office:value-type="float" office:value="0.1163543431156" calcext:value-type="float">
            <text:p>0.1164</text:p>
          </table:table-cell>
          <table:table-cell office:value-type="float" office:value="1.73780759070387" calcext:value-type="float">
            <text:p>1.7378</text:p>
          </table:table-cell>
          <table:table-cell office:value-type="float" office:value="29.0885857789001" calcext:value-type="float">
            <text:p>29.0886</text:p>
          </table:table-cell>
          <table:table-cell office:value-type="float" office:value="1.41892764430031" calcext:value-type="float">
            <text:p>1.4189</text:p>
          </table:table-cell>
          <table:table-cell office:value-type="float" office:value="0.800101979577872" calcext:value-type="float">
            <text:p>0.80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5210</text:p>
          </table:table-cell>
          <table:table-cell office:value-type="string" calcext:value-type="string">
            <text:p>ABCG35</text:p>
          </table:table-cell>
          <table:table-cell office:value-type="string" calcext:value-type="string">
            <text:p>E</text:p>
          </table:table-cell>
          <table:table-cell office:value-type="float" office:value="2.90285743853294" calcext:value-type="float">
            <text:p>2.9029</text:p>
          </table:table-cell>
          <table:table-cell office:value-type="float" office:value="0.33920611892246" calcext:value-type="float">
            <text:p>0.3392</text:p>
          </table:table-cell>
          <table:table-cell office:value-type="float" office:value="0.116852489695081" calcext:value-type="float">
            <text:p>0.1169</text:p>
          </table:table-cell>
          <table:table-cell office:value-type="float" office:value="1.34028316747944" calcext:value-type="float">
            <text:p>1.3403</text:p>
          </table:table-cell>
          <table:table-cell office:value-type="float" office:value="29.2131224237703" calcext:value-type="float">
            <text:p>29.2131</text:p>
          </table:table-cell>
          <table:table-cell office:value-type="float" office:value="1.66885579472321" calcext:value-type="float">
            <text:p>1.6689</text:p>
          </table:table-cell>
          <table:table-cell office:value-type="float" office:value="0.832259711316491" calcext:value-type="float">
            <text:p>0.83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16720</text:p>
          </table:table-cell>
          <table:table-cell office:value-type="string" calcext:value-type="string">
            <text:p>MYB7</text:p>
          </table:table-cell>
          <table:table-cell office:value-type="string" calcext:value-type="string">
            <text:p>E</text:p>
          </table:table-cell>
          <table:table-cell office:value-type="float" office:value="11.7422175818385" calcext:value-type="float">
            <text:p>11.7422</text:p>
          </table:table-cell>
          <table:table-cell office:value-type="float" office:value="1.37615211429581" calcext:value-type="float">
            <text:p>1.3762</text:p>
          </table:table-cell>
          <table:table-cell office:value-type="float" office:value="0.117196952339249" calcext:value-type="float">
            <text:p>0.1172</text:p>
          </table:table-cell>
          <table:table-cell office:value-type="float" office:value="0.824564358001138" calcext:value-type="float">
            <text:p>0.8246</text:p>
          </table:table-cell>
          <table:table-cell office:value-type="float" office:value="29.2992380848122" calcext:value-type="float">
            <text:p>29.2992</text:p>
          </table:table-cell>
          <table:table-cell office:value-type="float" office:value="2.18691223778609" calcext:value-type="float">
            <text:p>2.1869</text:p>
          </table:table-cell>
          <table:table-cell office:value-type="float" office:value="0.923006609057725" calcext:value-type="float">
            <text:p>0.923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0570</text:p>
          </table:table-cell>
          <table:table-cell office:value-type="string" calcext:value-type="string">
            <text:p>E</text:p>
          </table:table-cell>
          <table:table-cell office:value-type="float" office:value="2.30974886092221" calcext:value-type="float">
            <text:p>2.3097</text:p>
          </table:table-cell>
          <table:table-cell office:value-type="float" office:value="0.299798189390765" calcext:value-type="float">
            <text:p>0.2998</text:p>
          </table:table-cell>
          <table:table-cell office:value-type="float" office:value="0.1297968772549" calcext:value-type="float">
            <text:p>0.1298</text:p>
          </table:table-cell>
          <table:table-cell office:value-type="float" office:value="4.99998448420489" calcext:value-type="float">
            <text:p>5.0000</text:p>
          </table:table-cell>
          <table:table-cell office:value-type="float" office:value="32.4492193137249" calcext:value-type="float">
            <text:p>32.4492</text:p>
          </table:table-cell>
          <table:table-cell office:value-type="float" office:value="0.721579500370181" calcext:value-type="float">
            <text:p>0.7216</text:p>
          </table:table-cell>
          <table:table-cell office:value-type="float" office:value="0.837080643802292" calcext:value-type="float">
            <text:p>0.83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9260</text:p>
          </table:table-cell>
          <table:table-cell office:value-type="string" calcext:value-type="string">
            <text:p>FAF3</text:p>
          </table:table-cell>
          <table:table-cell office:value-type="string" calcext:value-type="string">
            <text:p>L</text:p>
          </table:table-cell>
          <table:table-cell office:value-type="float" office:value="5.75966190059215" calcext:value-type="float">
            <text:p>5.7597</text:p>
          </table:table-cell>
          <table:table-cell office:value-type="float" office:value="0.791853523746863" calcext:value-type="float">
            <text:p>0.7919</text:p>
          </table:table-cell>
          <table:table-cell office:value-type="float" office:value="0.137482640025355" calcext:value-type="float">
            <text:p>0.1375</text:p>
          </table:table-cell>
          <table:table-cell office:value-type="float" office:value="3.89178486334964" calcext:value-type="float">
            <text:p>3.8918</text:p>
          </table:table-cell>
          <table:table-cell office:value-type="float" office:value="34.3706600063388" calcext:value-type="float">
            <text:p>34.3707</text:p>
          </table:table-cell>
          <table:table-cell office:value-type="float" office:value="0.913155046388948" calcext:value-type="float">
            <text:p>0.9132</text:p>
          </table:table-cell>
          <table:table-cell office:value-type="float" office:value="0.904366850567646" calcext:value-type="float">
            <text:p>0.904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06475</text:p>
          </table:table-cell>
          <table:table-cell office:value-type="string" calcext:value-type="string">
            <text:p>E</text:p>
          </table:table-cell>
          <table:table-cell office:value-type="float" office:value="6.70168392268778" calcext:value-type="float">
            <text:p>6.7017</text:p>
          </table:table-cell>
          <table:table-cell office:value-type="float" office:value="0.925999469869519" calcext:value-type="float">
            <text:p>0.9260</text:p>
          </table:table-cell>
          <table:table-cell office:value-type="float" office:value="0.138174148550136" calcext:value-type="float">
            <text:p>0.1382</text:p>
          </table:table-cell>
          <table:table-cell office:value-type="float" office:value="4.99998873555872" calcext:value-type="float">
            <text:p>5.0000</text:p>
          </table:table-cell>
          <table:table-cell office:value-type="float" office:value="34.543537137534" calcext:value-type="float">
            <text:p>34.5435</text:p>
          </table:table-cell>
          <table:table-cell office:value-type="float" office:value="0.757767706314996" calcext:value-type="float">
            <text:p>0.7578</text:p>
          </table:table-cell>
          <table:table-cell office:value-type="float" office:value="0.862173452185344" calcext:value-type="float">
            <text:p>0.86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1370</text:p>
          </table:table-cell>
          <table:table-cell office:value-type="string" calcext:value-type="string">
            <text:p>NPR5</text:p>
          </table:table-cell>
          <table:table-cell office:value-type="string" calcext:value-type="string">
            <text:p>L</text:p>
          </table:table-cell>
          <table:table-cell office:value-type="float" office:value="2.70110511569444" calcext:value-type="float">
            <text:p>2.7011</text:p>
          </table:table-cell>
          <table:table-cell office:value-type="float" office:value="0.381273307370624" calcext:value-type="float">
            <text:p>0.3813</text:p>
          </table:table-cell>
          <table:table-cell office:value-type="float" office:value="0.141154561203591" calcext:value-type="float">
            <text:p>0.1412</text:p>
          </table:table-cell>
          <table:table-cell office:value-type="float" office:value="0.638654848843589" calcext:value-type="float">
            <text:p>0.6387</text:p>
          </table:table-cell>
          <table:table-cell office:value-type="float" office:value="35.2886403008979" calcext:value-type="float">
            <text:p>35.2886</text:p>
          </table:table-cell>
          <table:table-cell office:value-type="float" office:value="2.70608037003668" calcext:value-type="float">
            <text:p>2.7061</text:p>
          </table:table-cell>
          <table:table-cell office:value-type="float" office:value="0.930872443129861" calcext:value-type="float">
            <text:p>0.930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6700</text:p>
          </table:table-cell>
          <table:table-cell office:value-type="string" calcext:value-type="string">
            <text:p>L</text:p>
          </table:table-cell>
          <table:table-cell office:value-type="float" office:value="3.13222101642275" calcext:value-type="float">
            <text:p>3.1322</text:p>
          </table:table-cell>
          <table:table-cell office:value-type="float" office:value="0.462909895007706" calcext:value-type="float">
            <text:p>0.4629</text:p>
          </table:table-cell>
          <table:table-cell office:value-type="float" office:value="0.147789665090871" calcext:value-type="float">
            <text:p>0.1478</text:p>
          </table:table-cell>
          <table:table-cell office:value-type="float" office:value="4.99999479934015" calcext:value-type="float">
            <text:p>5.0000</text:p>
          </table:table-cell>
          <table:table-cell office:value-type="float" office:value="36.9474162727178" calcext:value-type="float">
            <text:p>36.9474</text:p>
          </table:table-cell>
          <table:table-cell office:value-type="float" office:value="0.798215699853421" calcext:value-type="float">
            <text:p>0.7982</text:p>
          </table:table-cell>
          <table:table-cell office:value-type="float" office:value="0.805225238942798" calcext:value-type="float">
            <text:p>0.805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1670</text:p>
          </table:table-cell>
          <table:table-cell office:value-type="string" calcext:value-type="string">
            <text:p>E</text:p>
          </table:table-cell>
          <table:table-cell office:value-type="float" office:value="72.8855575330977" calcext:value-type="float">
            <text:p>72.8856</text:p>
          </table:table-cell>
          <table:table-cell office:value-type="float" office:value="10.8136643622598" calcext:value-type="float">
            <text:p>10.8137</text:p>
          </table:table-cell>
          <table:table-cell office:value-type="float" office:value="0.148364981050591" calcext:value-type="float">
            <text:p>0.1484</text:p>
          </table:table-cell>
          <table:table-cell office:value-type="float" office:value="4.81572858094952" calcext:value-type="float">
            <text:p>4.8157</text:p>
          </table:table-cell>
          <table:table-cell office:value-type="float" office:value="37.0912452626477" calcext:value-type="float">
            <text:p>37.0912</text:p>
          </table:table-cell>
          <table:table-cell office:value-type="float" office:value="0.823920892374367" calcext:value-type="float">
            <text:p>0.8239</text:p>
          </table:table-cell>
          <table:table-cell office:value-type="float" office:value="0.817080853390145" calcext:value-type="float">
            <text:p>0.817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4560</text:p>
          </table:table-cell>
          <table:table-cell office:value-type="string" calcext:value-type="string">
            <text:p>L</text:p>
          </table:table-cell>
          <table:table-cell office:value-type="float" office:value="3.9174853682662" calcext:value-type="float">
            <text:p>3.9175</text:p>
          </table:table-cell>
          <table:table-cell office:value-type="float" office:value="0.600258738825481" calcext:value-type="float">
            <text:p>0.6003</text:p>
          </table:table-cell>
          <table:table-cell office:value-type="float" office:value="0.15322552157767" calcext:value-type="float">
            <text:p>0.1532</text:p>
          </table:table-cell>
          <table:table-cell office:value-type="float" office:value="2.93863882279318" calcext:value-type="float">
            <text:p>2.9386</text:p>
          </table:table-cell>
          <table:table-cell office:value-type="float" office:value="38.3063803944176" calcext:value-type="float">
            <text:p>38.3064</text:p>
          </table:table-cell>
          <table:table-cell office:value-type="float" office:value="1.20385367046859" calcext:value-type="float">
            <text:p>1.2039</text:p>
          </table:table-cell>
          <table:table-cell office:value-type="float" office:value="0.855118157357261" calcext:value-type="float">
            <text:p>0.85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6560</text:p>
          </table:table-cell>
          <table:table-cell office:value-type="string" calcext:value-type="string">
            <text:p>KAN1</text:p>
          </table:table-cell>
          <table:table-cell office:value-type="string" calcext:value-type="string">
            <text:p>L</text:p>
          </table:table-cell>
          <table:table-cell office:value-type="float" office:value="2.80873658031559" calcext:value-type="float">
            <text:p>2.8087</text:p>
          </table:table-cell>
          <table:table-cell office:value-type="float" office:value="0.44010564090784" calcext:value-type="float">
            <text:p>0.4401</text:p>
          </table:table-cell>
          <table:table-cell office:value-type="float" office:value="0.156691675535621" calcext:value-type="float">
            <text:p>0.1567</text:p>
          </table:table-cell>
          <table:table-cell office:value-type="float" office:value="2.02682753884722" calcext:value-type="float">
            <text:p>2.0268</text:p>
          </table:table-cell>
          <table:table-cell office:value-type="float" office:value="39.1729188839052" calcext:value-type="float">
            <text:p>39.1729</text:p>
          </table:table-cell>
          <table:table-cell office:value-type="float" office:value="1.55223976606184" calcext:value-type="float">
            <text:p>1.5522</text:p>
          </table:table-cell>
          <table:table-cell office:value-type="float" office:value="0.927907815137309" calcext:value-type="float">
            <text:p>0.927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5700</text:p>
          </table:table-cell>
          <table:table-cell office:value-type="string" calcext:value-type="string">
            <text:p>L</text:p>
          </table:table-cell>
          <table:table-cell office:value-type="float" office:value="1.18976378316246" calcext:value-type="float">
            <text:p>1.1898</text:p>
          </table:table-cell>
          <table:table-cell office:value-type="float" office:value="0.188184397977669" calcext:value-type="float">
            <text:p>0.1882</text:p>
          </table:table-cell>
          <table:table-cell office:value-type="float" office:value="0.158169546460276" calcext:value-type="float">
            <text:p>0.1582</text:p>
          </table:table-cell>
          <table:table-cell office:value-type="float" office:value="2.80012543718375" calcext:value-type="float">
            <text:p>2.8001</text:p>
          </table:table-cell>
          <table:table-cell office:value-type="float" office:value="39.542386615069" calcext:value-type="float">
            <text:p>39.5424</text:p>
          </table:table-cell>
          <table:table-cell office:value-type="float" office:value="1.270328493911" calcext:value-type="float">
            <text:p>1.2703</text:p>
          </table:table-cell>
          <table:table-cell office:value-type="float" office:value="0.847675774902361" calcext:value-type="float">
            <text:p>0.84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7430</text:p>
          </table:table-cell>
          <table:table-cell office:value-type="string" calcext:value-type="string">
            <text:p>CYP81F1</text:p>
          </table:table-cell>
          <table:table-cell office:value-type="string" calcext:value-type="string">
            <text:p>L</text:p>
          </table:table-cell>
          <table:table-cell office:value-type="float" office:value="1.49199135748326" calcext:value-type="float">
            <text:p>1.4920</text:p>
          </table:table-cell>
          <table:table-cell office:value-type="float" office:value="0.245875933478721" calcext:value-type="float">
            <text:p>0.2459</text:p>
          </table:table-cell>
          <table:table-cell office:value-type="float" office:value="0.164797156662806" calcext:value-type="float">
            <text:p>0.1648</text:p>
          </table:table-cell>
          <table:table-cell office:value-type="float" office:value="0.485396237422802" calcext:value-type="float">
            <text:p>0.4854</text:p>
          </table:table-cell>
          <table:table-cell office:value-type="float" office:value="41.1992891657015" calcext:value-type="float">
            <text:p>41.1993</text:p>
          </table:table-cell>
          <table:table-cell office:value-type="float" office:value="3.24606818932253" calcext:value-type="float">
            <text:p>3.2461</text:p>
          </table:table-cell>
          <table:table-cell office:value-type="float" office:value="0.853303887147454" calcext:value-type="float">
            <text:p>0.853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30282</text:p>
          </table:table-cell>
          <table:table-cell office:value-type="string" calcext:value-type="string">
            <text:p>L</text:p>
          </table:table-cell>
          <table:table-cell office:value-type="float" office:value="0.657140795506013" calcext:value-type="float">
            <text:p>0.6571</text:p>
          </table:table-cell>
          <table:table-cell office:value-type="float" office:value="0.112197538582627" calcext:value-type="float">
            <text:p>0.1122</text:p>
          </table:table-cell>
          <table:table-cell office:value-type="float" office:value="0.170735920444922" calcext:value-type="float">
            <text:p>0.1707</text:p>
          </table:table-cell>
          <table:table-cell office:value-type="float" office:value="1.12630917588062" calcext:value-type="float">
            <text:p>1.1263</text:p>
          </table:table-cell>
          <table:table-cell office:value-type="float" office:value="42.6839801112304" calcext:value-type="float">
            <text:p>42.6840</text:p>
          </table:table-cell>
          <table:table-cell office:value-type="float" office:value="2.25994174877234" calcext:value-type="float">
            <text:p>2.2599</text:p>
          </table:table-cell>
          <table:table-cell office:value-type="float" office:value="0.826006486654733" calcext:value-type="float">
            <text:p>0.82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7130</text:p>
          </table:table-cell>
          <table:table-cell office:value-type="string" calcext:value-type="string">
            <text:p>SMXL5</text:p>
          </table:table-cell>
          <table:table-cell office:value-type="string" calcext:value-type="string">
            <text:p>E</text:p>
          </table:table-cell>
          <table:table-cell office:value-type="float" office:value="0.73646198165158" calcext:value-type="float">
            <text:p>0.7365</text:p>
          </table:table-cell>
          <table:table-cell office:value-type="float" office:value="0.126166131300053" calcext:value-type="float">
            <text:p>0.1262</text:p>
          </table:table-cell>
          <table:table-cell office:value-type="float" office:value="0.171313841642055" calcext:value-type="float">
            <text:p>0.1713</text:p>
          </table:table-cell>
          <table:table-cell office:value-type="float" office:value="1.11758111537136" calcext:value-type="float">
            <text:p>1.1176</text:p>
          </table:table-cell>
          <table:table-cell office:value-type="float" office:value="42.8284604105138" calcext:value-type="float">
            <text:p>42.8285</text:p>
          </table:table-cell>
          <table:table-cell office:value-type="float" office:value="2.27269397659098" calcext:value-type="float">
            <text:p>2.2727</text:p>
          </table:table-cell>
          <table:table-cell office:value-type="float" office:value="0.885763322841771" calcext:value-type="float">
            <text:p>0.885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44760</text:p>
          </table:table-cell>
          <table:table-cell office:value-type="string" calcext:value-type="string">
            <text:p>L</text:p>
          </table:table-cell>
          <table:table-cell office:value-type="float" office:value="13.8463975579465" calcext:value-type="float">
            <text:p>13.8464</text:p>
          </table:table-cell>
          <table:table-cell office:value-type="float" office:value="2.37513506513602" calcext:value-type="float">
            <text:p>2.3751</text:p>
          </table:table-cell>
          <table:table-cell office:value-type="float" office:value="0.171534513233221" calcext:value-type="float">
            <text:p>0.1715</text:p>
          </table:table-cell>
          <table:table-cell office:value-type="float" office:value="2.41992077238181" calcext:value-type="float">
            <text:p>2.4199</text:p>
          </table:table-cell>
          <table:table-cell office:value-type="float" office:value="42.8836283083054" calcext:value-type="float">
            <text:p>42.8836</text:p>
          </table:table-cell>
          <table:table-cell office:value-type="float" office:value="1.47098386759961" calcext:value-type="float">
            <text:p>1.4710</text:p>
          </table:table-cell>
          <table:table-cell office:value-type="float" office:value="0.928708032510284" calcext:value-type="float">
            <text:p>0.92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8350</text:p>
          </table:table-cell>
          <table:table-cell office:value-type="string" calcext:value-type="string">
            <text:p>ARF10</text:p>
          </table:table-cell>
          <table:table-cell office:value-type="string" calcext:value-type="string">
            <text:p>L</text:p>
          </table:table-cell>
          <table:table-cell office:value-type="float" office:value="2.99872231641889" calcext:value-type="float">
            <text:p>2.9987</text:p>
          </table:table-cell>
          <table:table-cell office:value-type="float" office:value="0.52137017683808" calcext:value-type="float">
            <text:p>0.5214</text:p>
          </table:table-cell>
          <table:table-cell office:value-type="float" office:value="0.173864106717526" calcext:value-type="float">
            <text:p>0.1739</text:p>
          </table:table-cell>
          <table:table-cell office:value-type="float" office:value="3.82356536903297" calcext:value-type="float">
            <text:p>3.8236</text:p>
          </table:table-cell>
          <table:table-cell office:value-type="float" office:value="43.4660266793815" calcext:value-type="float">
            <text:p>43.4660</text:p>
          </table:table-cell>
          <table:table-cell office:value-type="float" office:value="1.09544721166421" calcext:value-type="float">
            <text:p>1.0954</text:p>
          </table:table-cell>
          <table:table-cell office:value-type="float" office:value="0.921541450538891" calcext:value-type="float">
            <text:p>0.921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3540</text:p>
          </table:table-cell>
          <table:table-cell office:value-type="string" calcext:value-type="string">
            <text:p>L</text:p>
          </table:table-cell>
          <table:table-cell office:value-type="float" office:value="6.1220543566683" calcext:value-type="float">
            <text:p>6.1221</text:p>
          </table:table-cell>
          <table:table-cell office:value-type="float" office:value="1.07071669065072" calcext:value-type="float">
            <text:p>1.0707</text:p>
          </table:table-cell>
          <table:table-cell office:value-type="float" office:value="0.174894999010334" calcext:value-type="float">
            <text:p>0.1749</text:p>
          </table:table-cell>
          <table:table-cell office:value-type="float" office:value="2.01657467498957" calcext:value-type="float">
            <text:p>2.0166</text:p>
          </table:table-cell>
          <table:table-cell office:value-type="float" office:value="43.7237497525836" calcext:value-type="float">
            <text:p>43.7237</text:p>
          </table:table-cell>
          <table:table-cell office:value-type="float" office:value="1.66367193954006" calcext:value-type="float">
            <text:p>1.6637</text:p>
          </table:table-cell>
          <table:table-cell office:value-type="float" office:value="0.865165110031953" calcext:value-type="float">
            <text:p>0.86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3800</text:p>
          </table:table-cell>
          <table:table-cell office:value-type="string" calcext:value-type="string">
            <text:p>HMGB6</text:p>
          </table:table-cell>
          <table:table-cell office:value-type="string" calcext:value-type="string">
            <text:p>L</text:p>
          </table:table-cell>
          <table:table-cell office:value-type="float" office:value="8.40699444314068" calcext:value-type="float">
            <text:p>8.4070</text:p>
          </table:table-cell>
          <table:table-cell office:value-type="float" office:value="1.47141826478763" calcext:value-type="float">
            <text:p>1.4714</text:p>
          </table:table-cell>
          <table:table-cell office:value-type="float" office:value="0.175023104242464" calcext:value-type="float">
            <text:p>0.1750</text:p>
          </table:table-cell>
          <table:table-cell office:value-type="float" office:value="4.99999890213787" calcext:value-type="float">
            <text:p>5.0000</text:p>
          </table:table-cell>
          <table:table-cell office:value-type="float" office:value="43.7557760606161" calcext:value-type="float">
            <text:p>43.7558</text:p>
          </table:table-cell>
          <table:table-cell office:value-type="float" office:value="0.906979627045757" calcext:value-type="float">
            <text:p>0.9070</text:p>
          </table:table-cell>
          <table:table-cell office:value-type="float" office:value="0.807692708555693" calcext:value-type="float">
            <text:p>0.80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8070</text:p>
          </table:table-cell>
          <table:table-cell office:value-type="string" calcext:value-type="string">
            <text:p>XTH20</text:p>
          </table:table-cell>
          <table:table-cell office:value-type="string" calcext:value-type="string">
            <text:p>E</text:p>
          </table:table-cell>
          <table:table-cell office:value-type="float" office:value="2.68106511588238" calcext:value-type="float">
            <text:p>2.6811</text:p>
          </table:table-cell>
          <table:table-cell office:value-type="float" office:value="0.470861390829752" calcext:value-type="float">
            <text:p>0.4709</text:p>
          </table:table-cell>
          <table:table-cell office:value-type="float" office:value="0.175624750044456" calcext:value-type="float">
            <text:p>0.1756</text:p>
          </table:table-cell>
          <table:table-cell office:value-type="float" office:value="3.06708946440461" calcext:value-type="float">
            <text:p>3.0671</text:p>
          </table:table-cell>
          <table:table-cell office:value-type="float" office:value="43.9061875111139" calcext:value-type="float">
            <text:p>43.9062</text:p>
          </table:table-cell>
          <table:table-cell office:value-type="float" office:value="1.2818621030407" calcext:value-type="float">
            <text:p>1.2819</text:p>
          </table:table-cell>
          <table:table-cell office:value-type="float" office:value="0.821645321682717" calcext:value-type="float">
            <text:p>0.82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7730</text:p>
          </table:table-cell>
          <table:table-cell office:value-type="string" calcext:value-type="string">
            <text:p>anac057</text:p>
          </table:table-cell>
          <table:table-cell office:value-type="string" calcext:value-type="string">
            <text:p>E</text:p>
          </table:table-cell>
          <table:table-cell office:value-type="float" office:value="0.930419108884405" calcext:value-type="float">
            <text:p>0.9304</text:p>
          </table:table-cell>
          <table:table-cell office:value-type="float" office:value="0.176302526418582" calcext:value-type="float">
            <text:p>0.1763</text:p>
          </table:table-cell>
          <table:table-cell office:value-type="float" office:value="0.189487215745142" calcext:value-type="float">
            <text:p>0.1895</text:p>
          </table:table-cell>
          <table:table-cell office:value-type="float" office:value="1.26427361201051" calcext:value-type="float">
            <text:p>1.2643</text:p>
          </table:table-cell>
          <table:table-cell office:value-type="float" office:value="47.3718039362855" calcext:value-type="float">
            <text:p>47.3718</text:p>
          </table:table-cell>
          <table:table-cell office:value-type="float" office:value="2.24700334983284" calcext:value-type="float">
            <text:p>2.2470</text:p>
          </table:table-cell>
          <table:table-cell office:value-type="float" office:value="0.939569626867405" calcext:value-type="float">
            <text:p>0.939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6610</text:p>
          </table:table-cell>
          <table:table-cell office:value-type="string" calcext:value-type="string">
            <text:p>E</text:p>
          </table:table-cell>
          <table:table-cell office:value-type="float" office:value="0.513286885853925" calcext:value-type="float">
            <text:p>0.5133</text:p>
          </table:table-cell>
          <table:table-cell office:value-type="float" office:value="0.0992071090913118" calcext:value-type="float">
            <text:p>0.0992</text:p>
          </table:table-cell>
          <table:table-cell office:value-type="float" office:value="0.19327809033396" calcext:value-type="float">
            <text:p>0.1933</text:p>
          </table:table-cell>
          <table:table-cell office:value-type="float" office:value="0.366981340345351" calcext:value-type="float">
            <text:p>0.3670</text:p>
          </table:table-cell>
          <table:table-cell office:value-type="float" office:value="48.3195225834899" calcext:value-type="float">
            <text:p>48.3195</text:p>
          </table:table-cell>
          <table:table-cell office:value-type="float" office:value="3.82443711479333" calcext:value-type="float">
            <text:p>3.8244</text:p>
          </table:table-cell>
          <table:table-cell office:value-type="float" office:value="0.826976455160096" calcext:value-type="float">
            <text:p>0.827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33260</text:p>
          </table:table-cell>
          <table:table-cell office:value-type="string" calcext:value-type="string">
            <text:p>L</text:p>
          </table:table-cell>
          <table:table-cell office:value-type="float" office:value="2.83595740781602" calcext:value-type="float">
            <text:p>2.8360</text:p>
          </table:table-cell>
          <table:table-cell office:value-type="float" office:value="0.553863514312647" calcext:value-type="float">
            <text:p>0.5539</text:p>
          </table:table-cell>
          <table:table-cell office:value-type="float" office:value="0.195300364097914" calcext:value-type="float">
            <text:p>0.1953</text:p>
          </table:table-cell>
          <table:table-cell office:value-type="float" office:value="3.65262357043307" calcext:value-type="float">
            <text:p>3.6526</text:p>
          </table:table-cell>
          <table:table-cell office:value-type="float" office:value="48.8250910244786" calcext:value-type="float">
            <text:p>48.8251</text:p>
          </table:table-cell>
          <table:table-cell office:value-type="float" office:value="1.22448049806096" calcext:value-type="float">
            <text:p>1.2245</text:p>
          </table:table-cell>
          <table:table-cell office:value-type="float" office:value="0.82445384043002" calcext:value-type="float">
            <text:p>0.824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66985</text:p>
          </table:table-cell>
          <table:table-cell office:value-type="string" calcext:value-type="string">
            <text:p>E</text:p>
          </table:table-cell>
          <table:table-cell office:value-type="float" office:value="4.2662811067598" calcext:value-type="float">
            <text:p>4.2663</text:p>
          </table:table-cell>
          <table:table-cell office:value-type="float" office:value="0.833601350817918" calcext:value-type="float">
            <text:p>0.8336</text:p>
          </table:table-cell>
          <table:table-cell office:value-type="float" office:value="0.195392973401846" calcext:value-type="float">
            <text:p>0.1954</text:p>
          </table:table-cell>
          <table:table-cell office:value-type="float" office:value="2.62494930223734" calcext:value-type="float">
            <text:p>2.6249</text:p>
          </table:table-cell>
          <table:table-cell office:value-type="float" office:value="48.8482433504616" calcext:value-type="float">
            <text:p>48.8482</text:p>
          </table:table-cell>
          <table:table-cell office:value-type="float" office:value="1.51647986296661" calcext:value-type="float">
            <text:p>1.5165</text:p>
          </table:table-cell>
          <table:table-cell office:value-type="float" office:value="0.867848496877861" calcext:value-type="float">
            <text:p>0.86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8840</text:p>
          </table:table-cell>
          <table:table-cell office:value-type="string" calcext:value-type="string">
            <text:p>SAUR14</text:p>
          </table:table-cell>
          <table:table-cell office:value-type="string" calcext:value-type="string">
            <text:p>L</text:p>
          </table:table-cell>
          <table:table-cell office:value-type="float" office:value="28.0198908246656" calcext:value-type="float">
            <text:p>28.0199</text:p>
          </table:table-cell>
          <table:table-cell office:value-type="float" office:value="5.75065807042914" calcext:value-type="float">
            <text:p>5.7507</text:p>
          </table:table-cell>
          <table:table-cell office:value-type="float" office:value="0.205234849286668" calcext:value-type="float">
            <text:p>0.2052</text:p>
          </table:table-cell>
          <table:table-cell office:value-type="float" office:value="4.9999950293747" calcext:value-type="float">
            <text:p>5.0000</text:p>
          </table:table-cell>
          <table:table-cell office:value-type="float" office:value="51.308712321667" calcext:value-type="float">
            <text:p>51.3087</text:p>
          </table:table-cell>
          <table:table-cell office:value-type="float" office:value="1.01875897438048" calcext:value-type="float">
            <text:p>1.0188</text:p>
          </table:table-cell>
          <table:table-cell office:value-type="float" office:value="0.851497332708656" calcext:value-type="float">
            <text:p>0.8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9040</text:p>
          </table:table-cell>
          <table:table-cell office:value-type="string" calcext:value-type="string">
            <text:p>ACR4</text:p>
          </table:table-cell>
          <table:table-cell office:value-type="string" calcext:value-type="string">
            <text:p>L</text:p>
          </table:table-cell>
          <table:table-cell office:value-type="float" office:value="5.60422079909593" calcext:value-type="float">
            <text:p>5.6042</text:p>
          </table:table-cell>
          <table:table-cell office:value-type="float" office:value="1.30669482355366" calcext:value-type="float">
            <text:p>1.3067</text:p>
          </table:table-cell>
          <table:table-cell office:value-type="float" office:value="0.233162623386369" calcext:value-type="float">
            <text:p>0.2332</text:p>
          </table:table-cell>
          <table:table-cell office:value-type="float" office:value="4.99999572920334" calcext:value-type="float">
            <text:p>5.0000</text:p>
          </table:table-cell>
          <table:table-cell office:value-type="float" office:value="58.2906558465922" calcext:value-type="float">
            <text:p>58.2907</text:p>
          </table:table-cell>
          <table:table-cell office:value-type="float" office:value="1.11490942477395" calcext:value-type="float">
            <text:p>1.1149</text:p>
          </table:table-cell>
          <table:table-cell office:value-type="float" office:value="0.88151298889594" calcext:value-type="float">
            <text:p>0.881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30280</text:p>
          </table:table-cell>
          <table:table-cell office:value-type="string" calcext:value-type="string">
            <text:p>L</text:p>
          </table:table-cell>
          <table:table-cell office:value-type="float" office:value="0.863041564431128" calcext:value-type="float">
            <text:p>0.8630</text:p>
          </table:table-cell>
          <table:table-cell office:value-type="float" office:value="0.203998565278301" calcext:value-type="float">
            <text:p>0.2040</text:p>
          </table:table-cell>
          <table:table-cell office:value-type="float" office:value="0.23637165773443" calcext:value-type="float">
            <text:p>0.2364</text:p>
          </table:table-cell>
          <table:table-cell office:value-type="float" office:value="2.49718477600987" calcext:value-type="float">
            <text:p>2.4972</text:p>
          </table:table-cell>
          <table:table-cell office:value-type="float" office:value="59.0929144336075" calcext:value-type="float">
            <text:p>59.0929</text:p>
          </table:table-cell>
          <table:table-cell office:value-type="float" office:value="1.75119861059108" calcext:value-type="float">
            <text:p>1.7512</text:p>
          </table:table-cell>
          <table:table-cell office:value-type="float" office:value="0.918763080431838" calcext:value-type="float">
            <text:p>0.91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0820</text:p>
          </table:table-cell>
          <table:table-cell office:value-type="string" calcext:value-type="string">
            <text:p>anac097</text:p>
          </table:table-cell>
          <table:table-cell office:value-type="string" calcext:value-type="string">
            <text:p>E</text:p>
          </table:table-cell>
          <table:table-cell office:value-type="float" office:value="2.55012018697133" calcext:value-type="float">
            <text:p>2.5501</text:p>
          </table:table-cell>
          <table:table-cell office:value-type="float" office:value="0.608143450985577" calcext:value-type="float">
            <text:p>0.6081</text:p>
          </table:table-cell>
          <table:table-cell office:value-type="float" office:value="0.238476387933638" calcext:value-type="float">
            <text:p>0.2385</text:p>
          </table:table-cell>
          <table:table-cell office:value-type="float" office:value="4.33795528398377" calcext:value-type="float">
            <text:p>4.3380</text:p>
          </table:table-cell>
          <table:table-cell office:value-type="float" office:value="59.6190969834095" calcext:value-type="float">
            <text:p>59.6191</text:p>
          </table:table-cell>
          <table:table-cell office:value-type="float" office:value="1.24753833892417" calcext:value-type="float">
            <text:p>1.2475</text:p>
          </table:table-cell>
          <table:table-cell office:value-type="float" office:value="0.826677547278029" calcext:value-type="float">
            <text:p>0.826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8540</text:p>
          </table:table-cell>
          <table:table-cell office:value-type="string" calcext:value-type="string">
            <text:p>E</text:p>
          </table:table-cell>
          <table:table-cell office:value-type="float" office:value="1.73970605343381" calcext:value-type="float">
            <text:p>1.7397</text:p>
          </table:table-cell>
          <table:table-cell office:value-type="float" office:value="0.417451217813723" calcext:value-type="float">
            <text:p>0.4175</text:p>
          </table:table-cell>
          <table:table-cell office:value-type="float" office:value="0.239955029753309" calcext:value-type="float">
            <text:p>0.2400</text:p>
          </table:table-cell>
          <table:table-cell office:value-type="float" office:value="4.73464290695301" calcext:value-type="float">
            <text:p>4.7346</text:p>
          </table:table-cell>
          <table:table-cell office:value-type="float" office:value="59.9887574383274" calcext:value-type="float">
            <text:p>59.9888</text:p>
          </table:table-cell>
          <table:table-cell office:value-type="float" office:value="1.18079557146473" calcext:value-type="float">
            <text:p>1.1808</text:p>
          </table:table-cell>
          <table:table-cell office:value-type="float" office:value="0.817238254784497" calcext:value-type="float">
            <text:p>0.81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8780</text:p>
          </table:table-cell>
          <table:table-cell office:value-type="string" calcext:value-type="string">
            <text:p>PER38</text:p>
          </table:table-cell>
          <table:table-cell office:value-type="string" calcext:value-type="string">
            <text:p>E</text:p>
          </table:table-cell>
          <table:table-cell office:value-type="float" office:value="4.17040841350237" calcext:value-type="float">
            <text:p>4.1704</text:p>
          </table:table-cell>
          <table:table-cell office:value-type="float" office:value="1.10058577686012" calcext:value-type="float">
            <text:p>1.1006</text:p>
          </table:table-cell>
          <table:table-cell office:value-type="float" office:value="0.26390359593962" calcext:value-type="float">
            <text:p>0.2639</text:p>
          </table:table-cell>
          <table:table-cell office:value-type="float" office:value="3.53400819695051" calcext:value-type="float">
            <text:p>3.5340</text:p>
          </table:table-cell>
          <table:table-cell office:value-type="float" office:value="65.9758989849049" calcext:value-type="float">
            <text:p>65.9759</text:p>
          </table:table-cell>
          <table:table-cell office:value-type="float" office:value="1.51948446259217" calcext:value-type="float">
            <text:p>1.5195</text:p>
          </table:table-cell>
          <table:table-cell office:value-type="float" office:value="0.852814276634056" calcext:value-type="float">
            <text:p>0.852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2470</text:p>
          </table:table-cell>
          <table:table-cell office:value-type="string" calcext:value-type="string">
            <text:p>E</text:p>
          </table:table-cell>
          <table:table-cell office:value-type="float" office:value="10.2523183591334" calcext:value-type="float">
            <text:p>10.2523</text:p>
          </table:table-cell>
          <table:table-cell office:value-type="float" office:value="3.09982172423706" calcext:value-type="float">
            <text:p>3.0998</text:p>
          </table:table-cell>
          <table:table-cell office:value-type="float" office:value="0.302353244959034" calcext:value-type="float">
            <text:p>0.3024</text:p>
          </table:table-cell>
          <table:table-cell office:value-type="float" office:value="4.99999074170172" calcext:value-type="float">
            <text:p>5.0000</text:p>
          </table:table-cell>
          <table:table-cell office:value-type="float" office:value="75.5883112397585" calcext:value-type="float">
            <text:p>75.5883</text:p>
          </table:table-cell>
          <table:table-cell office:value-type="float" office:value="1.32870380374396" calcext:value-type="float">
            <text:p>1.3287</text:p>
          </table:table-cell>
          <table:table-cell office:value-type="float" office:value="0.803267809763842" calcext:value-type="float">
            <text:p>0.803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07080</text:p>
          </table:table-cell>
          <table:table-cell office:value-type="string" calcext:value-type="string">
            <text:p>E</text:p>
          </table:table-cell>
          <table:table-cell office:value-type="float" office:value="142.485203211812" calcext:value-type="float">
            <text:p>142.4852</text:p>
          </table:table-cell>
          <table:table-cell office:value-type="float" office:value="46.4236204746767" calcext:value-type="float">
            <text:p>46.4236</text:p>
          </table:table-cell>
          <table:table-cell office:value-type="float" office:value="0.325813624349931" calcext:value-type="float">
            <text:p>0.3258</text:p>
          </table:table-cell>
          <table:table-cell office:value-type="float" office:value="4.9731038117336" calcext:value-type="float">
            <text:p>4.9731</text:p>
          </table:table-cell>
          <table:table-cell office:value-type="float" office:value="81.4534060874827" calcext:value-type="float">
            <text:p>81.4534</text:p>
          </table:table-cell>
          <table:table-cell office:value-type="float" office:value="1.3993782036364" calcext:value-type="float">
            <text:p>1.3994</text:p>
          </table:table-cell>
          <table:table-cell office:value-type="float" office:value="0.804433924682735" calcext:value-type="float">
            <text:p>0.80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1590</text:p>
          </table:table-cell>
          <table:table-cell office:value-type="string" calcext:value-type="string">
            <text:p>DREB3</text:p>
          </table:table-cell>
          <table:table-cell office:value-type="string" calcext:value-type="string">
            <text:p>L</text:p>
          </table:table-cell>
          <table:table-cell office:value-type="float" office:value="0.747133735791415" calcext:value-type="float">
            <text:p>0.7471</text:p>
          </table:table-cell>
          <table:table-cell office:value-type="float" office:value="0.243661654946055" calcext:value-type="float">
            <text:p>0.2437</text:p>
          </table:table-cell>
          <table:table-cell office:value-type="float" office:value="0.32612856744844" calcext:value-type="float">
            <text:p>0.3261</text:p>
          </table:table-cell>
          <table:table-cell office:value-type="float" office:value="3.4025500357305" calcext:value-type="float">
            <text:p>3.4026</text:p>
          </table:table-cell>
          <table:table-cell office:value-type="float" office:value="81.53214186211" calcext:value-type="float">
            <text:p>81.5321</text:p>
          </table:table-cell>
          <table:table-cell office:value-type="float" office:value="1.76392439093335" calcext:value-type="float">
            <text:p>1.7639</text:p>
          </table:table-cell>
          <table:table-cell office:value-type="float" office:value="0.915180923140561" calcext:value-type="float">
            <text:p>0.91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6780</text:p>
          </table:table-cell>
          <table:table-cell office:value-type="string" calcext:value-type="string">
            <text:p>HAT4</text:p>
          </table:table-cell>
          <table:table-cell office:value-type="string" calcext:value-type="string">
            <text:p>E</text:p>
          </table:table-cell>
          <table:table-cell office:value-type="float" office:value="5.75390180773448" calcext:value-type="float">
            <text:p>5.7539</text:p>
          </table:table-cell>
          <table:table-cell office:value-type="float" office:value="2.01288021394789" calcext:value-type="float">
            <text:p>2.0129</text:p>
          </table:table-cell>
          <table:table-cell office:value-type="float" office:value="0.349828739037942" calcext:value-type="float">
            <text:p>0.3498</text:p>
          </table:table-cell>
          <table:table-cell office:value-type="float" office:value="0.525901380712987" calcext:value-type="float">
            <text:p>0.5259</text:p>
          </table:table-cell>
          <table:table-cell office:value-type="float" office:value="87.4571847594855" calcext:value-type="float">
            <text:p>87.4572</text:p>
          </table:table-cell>
          <table:table-cell office:value-type="float" office:value="4.13995722636352" calcext:value-type="float">
            <text:p>4.1400</text:p>
          </table:table-cell>
          <table:table-cell office:value-type="float" office:value="0.826312121395414" calcext:value-type="float">
            <text:p>0.82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80730</text:p>
          </table:table-cell>
          <table:table-cell office:value-type="string" calcext:value-type="string">
            <text:p>ZFP1</text:p>
          </table:table-cell>
          <table:table-cell office:value-type="string" calcext:value-type="string">
            <text:p>L</text:p>
          </table:table-cell>
          <table:table-cell office:value-type="float" office:value="0.818097656360592" calcext:value-type="float">
            <text:p>0.8181</text:p>
          </table:table-cell>
          <table:table-cell office:value-type="float" office:value="0.316585447818344" calcext:value-type="float">
            <text:p>0.3166</text:p>
          </table:table-cell>
          <table:table-cell office:value-type="float" office:value="0.38697757579054" calcext:value-type="float">
            <text:p>0.3870</text:p>
          </table:table-cell>
          <table:table-cell office:value-type="float" office:value="0.802019036902038" calcext:value-type="float">
            <text:p>0.8020</text:p>
          </table:table-cell>
          <table:table-cell office:value-type="float" office:value="96.7443939476351" calcext:value-type="float">
            <text:p>96.7444</text:p>
          </table:table-cell>
          <table:table-cell office:value-type="float" office:value="3.70737080457536" calcext:value-type="float">
            <text:p>3.7074</text:p>
          </table:table-cell>
          <table:table-cell office:value-type="float" office:value="0.873593795367624" calcext:value-type="float">
            <text:p>0.873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59990</text:p>
          </table:table-cell>
          <table:table-cell office:value-type="string" calcext:value-type="string">
            <text:p>L</text:p>
          </table:table-cell>
          <table:table-cell office:value-type="float" office:value="1.62480850588306" calcext:value-type="float">
            <text:p>1.6248</text:p>
          </table:table-cell>
          <table:table-cell office:value-type="float" office:value="0.924301049091142" calcext:value-type="float">
            <text:p>0.9243</text:p>
          </table:table-cell>
          <table:table-cell office:value-type="float" office:value="0.568867682403471" calcext:value-type="float">
            <text:p>0.5689</text:p>
          </table:table-cell>
          <table:table-cell office:value-type="float" office:value="4.99999030634571" calcext:value-type="float">
            <text:p>5.0000</text:p>
          </table:table-cell>
          <table:table-cell office:value-type="float" office:value="142.216920600868" calcext:value-type="float">
            <text:p>142.2169</text:p>
          </table:table-cell>
          <table:table-cell office:value-type="float" office:value="1.94273740967207" calcext:value-type="float">
            <text:p>1.9427</text:p>
          </table:table-cell>
          <table:table-cell office:value-type="float" office:value="0.846248898361897" calcext:value-type="float">
            <text:p>0.84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4890</text:p>
          </table:table-cell>
          <table:table-cell office:value-type="string" calcext:value-type="string">
            <text:p>ARR15</text:p>
          </table:table-cell>
          <table:table-cell office:value-type="string" calcext:value-type="string">
            <text:p>L</text:p>
          </table:table-cell>
          <table:table-cell office:value-type="float" office:value="0.378179290463345" calcext:value-type="float">
            <text:p>0.3782</text:p>
          </table:table-cell>
          <table:table-cell office:value-type="float" office:value="0.237763791657915" calcext:value-type="float">
            <text:p>0.2378</text:p>
          </table:table-cell>
          <table:table-cell office:value-type="float" office:value="0.628706535904193" calcext:value-type="float">
            <text:p>0.6287</text:p>
          </table:table-cell>
          <table:table-cell office:value-type="float" office:value="3.10729602610901" calcext:value-type="float">
            <text:p>3.1073</text:p>
          </table:table-cell>
          <table:table-cell office:value-type="float" office:value="157.176633976048" calcext:value-type="float">
            <text:p>157.1766</text:p>
          </table:table-cell>
          <table:table-cell office:value-type="float" office:value="2.59891515934317" calcext:value-type="float">
            <text:p>2.5989</text:p>
          </table:table-cell>
          <table:table-cell office:value-type="float" office:value="0.949935282236836" calcext:value-type="float">
            <text:p>0.9499</text:p>
          </table:table-cell>
          <table:table-cell table:number-columns-repeated="1014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ts.tiny" table:style-name="ta1">
        <table:table-column table:style-name="co1" table:default-cell-style-name="Default"/>
        <table:table-column table:style-name="co16" table:default-cell-style-name="Default"/>
        <table:table-column table:style-name="co3" table:default-cell-style-name="ce3"/>
        <table:table-column table:style-name="co4" table:default-cell-style-name="ce5"/>
        <table:table-column table:style-name="co11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group</text:p>
          </table:table-cell>
          <table:table-cell table:style-name="ce4" office:value-type="string" calcext:value-type="string">
            <text:p>rhop0</text:p>
          </table:table-cell>
          <table:table-cell table:style-name="ce4" office:value-type="string" calcext:value-type="string">
            <text:p>etap</text:p>
          </table:table-cell>
          <table:table-cell table:style-name="ce4" office:value-type="string" calcext:value-type="string">
            <text:p>etap.hat</text:p>
          </table:table-cell>
          <table:table-cell table:style-name="ce4" office:value-type="string" calcext:value-type="string">
            <text:p>gammap</text:p>
          </table:table-cell>
          <table:table-cell table:style-name="ce4" office:value-type="string" calcext:value-type="string">
            <text:p>kappa</text:p>
          </table:table-cell>
          <table:table-cell table:style-name="ce4" office:value-type="string" calcext:value-type="string">
            <text:p>logFCinf</text:p>
          </table:table-cell>
          <table:table-cell table:style-name="ce4" office:value-type="string" calcext:value-type="string">
            <text:p>R2</text:p>
          </table:table-cell>
          <table:table-cell table:style-name="ce1" table:number-columns-repeated="1014"/>
        </table:table-row>
        <table:table-row table:style-name="ro1">
          <table:table-cell table:number-columns-repeated="2" office:value-type="string" calcext:value-type="string">
            <text:p>AT4G17085</text:p>
          </table:table-cell>
          <table:table-cell office:value-type="string" calcext:value-type="string">
            <text:p>L</text:p>
          </table:table-cell>
          <table:table-cell office:value-type="float" office:value="58.8884481464856" calcext:value-type="float">
            <text:p>58.8884</text:p>
          </table:table-cell>
          <table:table-cell office:value-type="float" office:value="-12.9648495112964" calcext:value-type="float">
            <text:p>-12.9648</text:p>
          </table:table-cell>
          <table:table-cell office:value-type="float" office:value="-0.22015946963055" calcext:value-type="float">
            <text:p>-0.2202</text:p>
          </table:table-cell>
          <table:table-cell office:value-type="float" office:value="4.99998862165923" calcext:value-type="float">
            <text:p>5.0000</text:p>
          </table:table-cell>
          <table:table-cell office:value-type="float" office:value="-55.0398674076375" calcext:value-type="float">
            <text:p>-55.0399</text:p>
          </table:table-cell>
          <table:table-cell office:value-type="string" calcext:value-type="string">
            <text:p>NA</text:p>
          </table:table-cell>
          <table:table-cell office:value-type="float" office:value="0.978582060000358" calcext:value-type="float">
            <text:p>0.978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01725</text:p>
          </table:table-cell>
          <table:table-cell office:value-type="string" calcext:value-type="string">
            <text:p>L</text:p>
          </table:table-cell>
          <table:table-cell office:value-type="float" office:value="14.7580762431445" calcext:value-type="float">
            <text:p>14.7581</text:p>
          </table:table-cell>
          <table:table-cell office:value-type="float" office:value="-3.20744616226473" calcext:value-type="float">
            <text:p>-3.2074</text:p>
          </table:table-cell>
          <table:table-cell office:value-type="float" office:value="-0.217334977094638" calcext:value-type="float">
            <text:p>-0.2173</text:p>
          </table:table-cell>
          <table:table-cell office:value-type="float" office:value="4.99998950738052" calcext:value-type="float">
            <text:p>5.0000</text:p>
          </table:table-cell>
          <table:table-cell office:value-type="float" office:value="-54.3337442736595" calcext:value-type="float">
            <text:p>-54.3337</text:p>
          </table:table-cell>
          <table:table-cell office:value-type="string" calcext:value-type="string">
            <text:p>NA</text:p>
          </table:table-cell>
          <table:table-cell office:value-type="float" office:value="0.977946556067832" calcext:value-type="float">
            <text:p>0.97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17850</text:p>
          </table:table-cell>
          <table:table-cell office:value-type="string" calcext:value-type="string">
            <text:p>STR17</text:p>
          </table:table-cell>
          <table:table-cell office:value-type="string" calcext:value-type="string">
            <text:p>L</text:p>
          </table:table-cell>
          <table:table-cell office:value-type="float" office:value="2.6236650395044" calcext:value-type="float">
            <text:p>2.6237</text:p>
          </table:table-cell>
          <table:table-cell office:value-type="float" office:value="-0.449299937688841" calcext:value-type="float">
            <text:p>-0.4493</text:p>
          </table:table-cell>
          <table:table-cell office:value-type="float" office:value="-0.171248970780855" calcext:value-type="float">
            <text:p>-0.1712</text:p>
          </table:table-cell>
          <table:table-cell office:value-type="float" office:value="4.99998503343233" calcext:value-type="float">
            <text:p>5.0000</text:p>
          </table:table-cell>
          <table:table-cell office:value-type="float" office:value="-42.8122426952139" calcext:value-type="float">
            <text:p>-42.8122</text:p>
          </table:table-cell>
          <table:table-cell office:value-type="float" office:value="-2.7983402149249" calcext:value-type="float">
            <text:p>-2.7983</text:p>
          </table:table-cell>
          <table:table-cell office:value-type="float" office:value="0.969958776554207" calcext:value-type="float">
            <text:p>0.970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0040</text:p>
          </table:table-cell>
          <table:table-cell office:value-type="string" calcext:value-type="string">
            <text:p>L</text:p>
          </table:table-cell>
          <table:table-cell office:value-type="float" office:value="4.59605806415473" calcext:value-type="float">
            <text:p>4.5961</text:p>
          </table:table-cell>
          <table:table-cell office:value-type="float" office:value="-0.627522869577774" calcext:value-type="float">
            <text:p>-0.6275</text:p>
          </table:table-cell>
          <table:table-cell office:value-type="float" office:value="-0.136535017795338" calcext:value-type="float">
            <text:p>-0.1365</text:p>
          </table:table-cell>
          <table:table-cell office:value-type="float" office:value="4.64122046973342" calcext:value-type="float">
            <text:p>4.6412</text:p>
          </table:table-cell>
          <table:table-cell office:value-type="float" office:value="-34.1337544488346" calcext:value-type="float">
            <text:p>-34.1338</text:p>
          </table:table-cell>
          <table:table-cell office:value-type="float" office:value="-1.91837575152298" calcext:value-type="float">
            <text:p>-1.9184</text:p>
          </table:table-cell>
          <table:table-cell office:value-type="float" office:value="0.896264827910978" calcext:value-type="float">
            <text:p>0.896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0270</text:p>
          </table:table-cell>
          <table:table-cell office:value-type="string" calcext:value-type="string">
            <text:p>L</text:p>
          </table:table-cell>
          <table:table-cell office:value-type="float" office:value="21.2420511212009" calcext:value-type="float">
            <text:p>21.2421</text:p>
          </table:table-cell>
          <table:table-cell office:value-type="float" office:value="-2.65032404324209" calcext:value-type="float">
            <text:p>-2.6503</text:p>
          </table:table-cell>
          <table:table-cell office:value-type="float" office:value="-0.124767802700413" calcext:value-type="float">
            <text:p>-0.1248</text:p>
          </table:table-cell>
          <table:table-cell office:value-type="float" office:value="4.99999664599803" calcext:value-type="float">
            <text:p>5.0000</text:p>
          </table:table-cell>
          <table:table-cell office:value-type="float" office:value="-31.1919506751034" calcext:value-type="float">
            <text:p>-31.1920</text:p>
          </table:table-cell>
          <table:table-cell office:value-type="float" office:value="-1.41057947222159" calcext:value-type="float">
            <text:p>-1.4106</text:p>
          </table:table-cell>
          <table:table-cell office:value-type="float" office:value="0.895120846321417" calcext:value-type="float">
            <text:p>0.895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1050</text:p>
          </table:table-cell>
          <table:table-cell office:value-type="string" calcext:value-type="string">
            <text:p>L</text:p>
          </table:table-cell>
          <table:table-cell office:value-type="float" office:value="1.83005886573572" calcext:value-type="float">
            <text:p>1.8301</text:p>
          </table:table-cell>
          <table:table-cell office:value-type="float" office:value="-0.219341752446277" calcext:value-type="float">
            <text:p>-0.2193</text:p>
          </table:table-cell>
          <table:table-cell office:value-type="float" office:value="-0.119855025733338" calcext:value-type="float">
            <text:p>-0.1199</text:p>
          </table:table-cell>
          <table:table-cell office:value-type="float" office:value="4.99999945883801" calcext:value-type="float">
            <text:p>5.0000</text:p>
          </table:table-cell>
          <table:table-cell office:value-type="float" office:value="-29.9637564333344" calcext:value-type="float">
            <text:p>-29.9638</text:p>
          </table:table-cell>
          <table:table-cell office:value-type="float" office:value="-1.31931627374641" calcext:value-type="float">
            <text:p>-1.3193</text:p>
          </table:table-cell>
          <table:table-cell office:value-type="float" office:value="0.852356197266066" calcext:value-type="float">
            <text:p>0.852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3930</text:p>
          </table:table-cell>
          <table:table-cell office:value-type="string" calcext:value-type="string">
            <text:p>L</text:p>
          </table:table-cell>
          <table:table-cell office:value-type="float" office:value="4.08348149771999" calcext:value-type="float">
            <text:p>4.0835</text:p>
          </table:table-cell>
          <table:table-cell office:value-type="float" office:value="-0.485293823107117" calcext:value-type="float">
            <text:p>-0.4853</text:p>
          </table:table-cell>
          <table:table-cell office:value-type="float" office:value="-0.11884315464098" calcext:value-type="float">
            <text:p>-0.1188</text:p>
          </table:table-cell>
          <table:table-cell office:value-type="float" office:value="4.999997045803" calcext:value-type="float">
            <text:p>5.0000</text:p>
          </table:table-cell>
          <table:table-cell office:value-type="float" office:value="-29.710788660245" calcext:value-type="float">
            <text:p>-29.7108</text:p>
          </table:table-cell>
          <table:table-cell office:value-type="float" office:value="-1.30121655580837" calcext:value-type="float">
            <text:p>-1.3012</text:p>
          </table:table-cell>
          <table:table-cell office:value-type="float" office:value="0.902447585299901" calcext:value-type="float">
            <text:p>0.90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2550</text:p>
          </table:table-cell>
          <table:table-cell office:value-type="string" calcext:value-type="string">
            <text:p>LBD41</text:p>
          </table:table-cell>
          <table:table-cell office:value-type="string" calcext:value-type="string">
            <text:p>L</text:p>
          </table:table-cell>
          <table:table-cell office:value-type="float" office:value="10.772908860262" calcext:value-type="float">
            <text:p>10.7729</text:p>
          </table:table-cell>
          <table:table-cell office:value-type="float" office:value="-1.21381233116426" calcext:value-type="float">
            <text:p>-1.2138</text:p>
          </table:table-cell>
          <table:table-cell office:value-type="float" office:value="-0.112672663150586" calcext:value-type="float">
            <text:p>-0.1127</text:p>
          </table:table-cell>
          <table:table-cell office:value-type="float" office:value="4.88519305229188" calcext:value-type="float">
            <text:p>4.8852</text:p>
          </table:table-cell>
          <table:table-cell office:value-type="float" office:value="-28.1681657876466" calcext:value-type="float">
            <text:p>-28.1682</text:p>
          </table:table-cell>
          <table:table-cell office:value-type="float" office:value="-1.23991677523163" calcext:value-type="float">
            <text:p>-1.2399</text:p>
          </table:table-cell>
          <table:table-cell office:value-type="float" office:value="0.861770374323706" calcext:value-type="float">
            <text:p>0.861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44970</text:p>
          </table:table-cell>
          <table:table-cell office:value-type="string" calcext:value-type="string">
            <text:p>L</text:p>
          </table:table-cell>
          <table:table-cell office:value-type="float" office:value="3.78228979007987" calcext:value-type="float">
            <text:p>3.7823</text:p>
          </table:table-cell>
          <table:table-cell office:value-type="float" office:value="-0.418653338260923" calcext:value-type="float">
            <text:p>-0.4187</text:p>
          </table:table-cell>
          <table:table-cell office:value-type="float" office:value="-0.110687800643663" calcext:value-type="float">
            <text:p>-0.1107</text:p>
          </table:table-cell>
          <table:table-cell office:value-type="float" office:value="4.9999986930873" calcext:value-type="float">
            <text:p>5.0000</text:p>
          </table:table-cell>
          <table:table-cell office:value-type="float" office:value="-27.6719501609158" calcext:value-type="float">
            <text:p>-27.6720</text:p>
          </table:table-cell>
          <table:table-cell office:value-type="float" office:value="-1.1630713124338" calcext:value-type="float">
            <text:p>-1.1631</text:p>
          </table:table-cell>
          <table:table-cell office:value-type="float" office:value="0.909041314523795" calcext:value-type="float">
            <text:p>0.909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3230</text:p>
          </table:table-cell>
          <table:table-cell office:value-type="string" calcext:value-type="string">
            <text:p>L</text:p>
          </table:table-cell>
          <table:table-cell office:value-type="float" office:value="19.5481200831591" calcext:value-type="float">
            <text:p>19.5481</text:p>
          </table:table-cell>
          <table:table-cell office:value-type="float" office:value="-2.03218685309131" calcext:value-type="float">
            <text:p>-2.0322</text:p>
          </table:table-cell>
          <table:table-cell office:value-type="float" office:value="-0.103958173187306" calcext:value-type="float">
            <text:p>-0.1040</text:p>
          </table:table-cell>
          <table:table-cell office:value-type="float" office:value="4.99999636235494" calcext:value-type="float">
            <text:p>5.0000</text:p>
          </table:table-cell>
          <table:table-cell office:value-type="float" office:value="-25.9895432968265" calcext:value-type="float">
            <text:p>-25.9895</text:p>
          </table:table-cell>
          <table:table-cell office:value-type="float" office:value="-1.05826638565739" calcext:value-type="float">
            <text:p>-1.0583</text:p>
          </table:table-cell>
          <table:table-cell office:value-type="float" office:value="0.948190041467293" calcext:value-type="float">
            <text:p>0.948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1250</text:p>
          </table:table-cell>
          <table:table-cell office:value-type="string" calcext:value-type="string">
            <text:p>L</text:p>
          </table:table-cell>
          <table:table-cell office:value-type="float" office:value="2.63520848139099" calcext:value-type="float">
            <text:p>2.6352</text:p>
          </table:table-cell>
          <table:table-cell office:value-type="float" office:value="-0.257652008451604" calcext:value-type="float">
            <text:p>-0.2577</text:p>
          </table:table-cell>
          <table:table-cell office:value-type="float" office:value="-0.097772912568801" calcext:value-type="float">
            <text:p>-0.0978</text:p>
          </table:table-cell>
          <table:table-cell office:value-type="float" office:value="3.12799709795652" calcext:value-type="float">
            <text:p>3.1280</text:p>
          </table:table-cell>
          <table:table-cell office:value-type="float" office:value="-24.4432281422002" calcext:value-type="float">
            <text:p>-24.4432</text:p>
          </table:table-cell>
          <table:table-cell office:value-type="float" office:value="-2.19385810937626" calcext:value-type="float">
            <text:p>-2.1939</text:p>
          </table:table-cell>
          <table:table-cell office:value-type="float" office:value="0.831177180161721" calcext:value-type="float">
            <text:p>0.83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7460</text:p>
          </table:table-cell>
          <table:table-cell office:value-type="string" calcext:value-type="string">
            <text:p>MYB12</text:p>
          </table:table-cell>
          <table:table-cell office:value-type="string" calcext:value-type="string">
            <text:p>L</text:p>
          </table:table-cell>
          <table:table-cell office:value-type="float" office:value="2.16012743788596" calcext:value-type="float">
            <text:p>2.1601</text:p>
          </table:table-cell>
          <table:table-cell office:value-type="float" office:value="-0.210123894066039" calcext:value-type="float">
            <text:p>-0.2101</text:p>
          </table:table-cell>
          <table:table-cell office:value-type="float" office:value="-0.0972738415246835" calcext:value-type="float">
            <text:p>-0.0973</text:p>
          </table:table-cell>
          <table:table-cell office:value-type="float" office:value="4.99999955615568" calcext:value-type="float">
            <text:p>5.0000</text:p>
          </table:table-cell>
          <table:table-cell office:value-type="float" office:value="-24.3184603811709" calcext:value-type="float">
            <text:p>-24.3185</text:p>
          </table:table-cell>
          <table:table-cell office:value-type="float" office:value="-0.961196520944436" calcext:value-type="float">
            <text:p>-0.9612</text:p>
          </table:table-cell>
          <table:table-cell office:value-type="float" office:value="0.85255447424226" calcext:value-type="float">
            <text:p>0.85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5830</text:p>
          </table:table-cell>
          <table:table-cell office:value-type="string" calcext:value-type="string">
            <text:p>AtbZIP3</text:p>
          </table:table-cell>
          <table:table-cell office:value-type="string" calcext:value-type="string">
            <text:p>L</text:p>
          </table:table-cell>
          <table:table-cell office:value-type="float" office:value="16.3533210873359" calcext:value-type="float">
            <text:p>16.3533</text:p>
          </table:table-cell>
          <table:table-cell office:value-type="float" office:value="-1.5806852174119" calcext:value-type="float">
            <text:p>-1.5807</text:p>
          </table:table-cell>
          <table:table-cell office:value-type="float" office:value="-0.0966583612570287" calcext:value-type="float">
            <text:p>-0.0967</text:p>
          </table:table-cell>
          <table:table-cell office:value-type="float" office:value="4.99999713122987" calcext:value-type="float">
            <text:p>5.0000</text:p>
          </table:table-cell>
          <table:table-cell office:value-type="float" office:value="-24.1645903142572" calcext:value-type="float">
            <text:p>-24.1646</text:p>
          </table:table-cell>
          <table:table-cell office:value-type="float" office:value="-0.952579107586235" calcext:value-type="float">
            <text:p>-0.9526</text:p>
          </table:table-cell>
          <table:table-cell office:value-type="float" office:value="0.828681656257445" calcext:value-type="float">
            <text:p>0.82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7685</text:p>
          </table:table-cell>
          <table:table-cell office:value-type="string" calcext:value-type="string">
            <text:p>GDU3</text:p>
          </table:table-cell>
          <table:table-cell office:value-type="string" calcext:value-type="string">
            <text:p>L</text:p>
          </table:table-cell>
          <table:table-cell office:value-type="float" office:value="13.7306508797802" calcext:value-type="float">
            <text:p>13.7307</text:p>
          </table:table-cell>
          <table:table-cell office:value-type="float" office:value="-1.26718194063849" calcext:value-type="float">
            <text:p>-1.2672</text:p>
          </table:table-cell>
          <table:table-cell office:value-type="float" office:value="-0.0922885558545918" calcext:value-type="float">
            <text:p>-0.0923</text:p>
          </table:table-cell>
          <table:table-cell office:value-type="float" office:value="4.99998785791504" calcext:value-type="float">
            <text:p>5.0000</text:p>
          </table:table-cell>
          <table:table-cell office:value-type="float" office:value="-23.0721389636479" calcext:value-type="float">
            <text:p>-23.0721</text:p>
          </table:table-cell>
          <table:table-cell office:value-type="float" office:value="-0.892831460069704" calcext:value-type="float">
            <text:p>-0.8928</text:p>
          </table:table-cell>
          <table:table-cell office:value-type="float" office:value="0.85324058648649" calcext:value-type="float">
            <text:p>0.853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7220</text:p>
          </table:table-cell>
          <table:table-cell office:value-type="string" calcext:value-type="string">
            <text:p>L</text:p>
          </table:table-cell>
          <table:table-cell office:value-type="float" office:value="9.14436255547566" calcext:value-type="float">
            <text:p>9.1444</text:p>
          </table:table-cell>
          <table:table-cell office:value-type="float" office:value="-0.843829806405299" calcext:value-type="float">
            <text:p>-0.8438</text:p>
          </table:table-cell>
          <table:table-cell office:value-type="float" office:value="-0.0922786909733814" calcext:value-type="float">
            <text:p>-0.0923</text:p>
          </table:table-cell>
          <table:table-cell office:value-type="float" office:value="4.91115208192183" calcext:value-type="float">
            <text:p>4.9112</text:p>
          </table:table-cell>
          <table:table-cell office:value-type="float" office:value="-23.0696727433454" calcext:value-type="float">
            <text:p>-23.0697</text:p>
          </table:table-cell>
          <table:table-cell office:value-type="float" office:value="-0.915229664772291" calcext:value-type="float">
            <text:p>-0.9152</text:p>
          </table:table-cell>
          <table:table-cell office:value-type="float" office:value="0.862451211694948" calcext:value-type="float">
            <text:p>0.86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0912</text:p>
          </table:table-cell>
          <table:table-cell office:value-type="string" calcext:value-type="string">
            <text:p>CPuORF63</text:p>
          </table:table-cell>
          <table:table-cell office:value-type="string" calcext:value-type="string">
            <text:p>L</text:p>
          </table:table-cell>
          <table:table-cell office:value-type="float" office:value="4.69448787167984" calcext:value-type="float">
            <text:p>4.6945</text:p>
          </table:table-cell>
          <table:table-cell office:value-type="float" office:value="-0.414759189823356" calcext:value-type="float">
            <text:p>-0.4148</text:p>
          </table:table-cell>
          <table:table-cell office:value-type="float" office:value="-0.0883502527134958" calcext:value-type="float">
            <text:p>-0.0884</text:p>
          </table:table-cell>
          <table:table-cell office:value-type="float" office:value="4.36826484394702" calcext:value-type="float">
            <text:p>4.3683</text:p>
          </table:table-cell>
          <table:table-cell office:value-type="float" office:value="-22.087563178374" calcext:value-type="float">
            <text:p>-22.0876</text:p>
          </table:table-cell>
          <table:table-cell office:value-type="float" office:value="-1.01635731564172" calcext:value-type="float">
            <text:p>-1.0164</text:p>
          </table:table-cell>
          <table:table-cell office:value-type="float" office:value="0.919163506797457" calcext:value-type="float">
            <text:p>0.919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4600</text:p>
          </table:table-cell>
          <table:table-cell office:value-type="string" calcext:value-type="string">
            <text:p>L</text:p>
          </table:table-cell>
          <table:table-cell office:value-type="float" office:value="32.6679924711928" calcext:value-type="float">
            <text:p>32.6680</text:p>
          </table:table-cell>
          <table:table-cell office:value-type="float" office:value="-2.78928613103785" calcext:value-type="float">
            <text:p>-2.7893</text:p>
          </table:table-cell>
          <table:table-cell office:value-type="float" office:value="-0.0853828447982374" calcext:value-type="float">
            <text:p>-0.0854</text:p>
          </table:table-cell>
          <table:table-cell office:value-type="float" office:value="4.27693360379058" calcext:value-type="float">
            <text:p>4.2769</text:p>
          </table:table-cell>
          <table:table-cell office:value-type="float" office:value="-21.3457111995593" calcext:value-type="float">
            <text:p>-21.3457</text:p>
          </table:table-cell>
          <table:table-cell office:value-type="float" office:value="-0.997374208504409" calcext:value-type="float">
            <text:p>-0.9974</text:p>
          </table:table-cell>
          <table:table-cell office:value-type="float" office:value="0.811485393861453" calcext:value-type="float">
            <text:p>0.81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0880</text:p>
          </table:table-cell>
          <table:table-cell office:value-type="string" calcext:value-type="string">
            <text:p>SAUR31</text:p>
          </table:table-cell>
          <table:table-cell office:value-type="string" calcext:value-type="string">
            <text:p>L</text:p>
          </table:table-cell>
          <table:table-cell office:value-type="float" office:value="9.01645284564553" calcext:value-type="float">
            <text:p>9.0165</text:p>
          </table:table-cell>
          <table:table-cell office:value-type="float" office:value="-0.738773545705157" calcext:value-type="float">
            <text:p>-0.7388</text:p>
          </table:table-cell>
          <table:table-cell office:value-type="float" office:value="-0.0819361625189384" calcext:value-type="float">
            <text:p>-0.0819</text:p>
          </table:table-cell>
          <table:table-cell office:value-type="float" office:value="4.9999919094408" calcext:value-type="float">
            <text:p>5.0000</text:p>
          </table:table-cell>
          <table:table-cell office:value-type="float" office:value="-20.4840406297346" calcext:value-type="float">
            <text:p>-20.4840</text:p>
          </table:table-cell>
          <table:table-cell office:value-type="float" office:value="-0.760434479889037" calcext:value-type="float">
            <text:p>-0.7604</text:p>
          </table:table-cell>
          <table:table-cell office:value-type="float" office:value="0.875596626407755" calcext:value-type="float">
            <text:p>0.875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2090</text:p>
          </table:table-cell>
          <table:table-cell office:value-type="string" calcext:value-type="string">
            <text:p>L</text:p>
          </table:table-cell>
          <table:table-cell office:value-type="float" office:value="19.5274910473738" calcext:value-type="float">
            <text:p>19.5275</text:p>
          </table:table-cell>
          <table:table-cell office:value-type="float" office:value="-1.57908519434501" calcext:value-type="float">
            <text:p>-1.5791</text:p>
          </table:table-cell>
          <table:table-cell office:value-type="float" office:value="-0.0808647250439977" calcext:value-type="float">
            <text:p>-0.0809</text:p>
          </table:table-cell>
          <table:table-cell office:value-type="float" office:value="4.50285181466684" calcext:value-type="float">
            <text:p>4.5029</text:p>
          </table:table-cell>
          <table:table-cell office:value-type="float" office:value="-20.2161812609994" calcext:value-type="float">
            <text:p>-20.2162</text:p>
          </table:table-cell>
          <table:table-cell office:value-type="float" office:value="-0.859781382370778" calcext:value-type="float">
            <text:p>-0.8598</text:p>
          </table:table-cell>
          <table:table-cell office:value-type="float" office:value="0.820499761805985" calcext:value-type="float">
            <text:p>0.82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2820</text:p>
          </table:table-cell>
          <table:table-cell office:value-type="string" calcext:value-type="string">
            <text:p>AtMYB10</text:p>
          </table:table-cell>
          <table:table-cell office:value-type="string" calcext:value-type="string">
            <text:p>L</text:p>
          </table:table-cell>
          <table:table-cell office:value-type="float" office:value="2.72715616526567" calcext:value-type="float">
            <text:p>2.7272</text:p>
          </table:table-cell>
          <table:table-cell office:value-type="float" office:value="-0.215203805594146" calcext:value-type="float">
            <text:p>-0.2152</text:p>
          </table:table-cell>
          <table:table-cell office:value-type="float" office:value="-0.0789114346787625" calcext:value-type="float">
            <text:p>-0.0789</text:p>
          </table:table-cell>
          <table:table-cell office:value-type="float" office:value="3.32160901360458" calcext:value-type="float">
            <text:p>3.3216</text:p>
          </table:table-cell>
          <table:table-cell office:value-type="float" office:value="-19.7278586696906" calcext:value-type="float">
            <text:p>-19.7279</text:p>
          </table:table-cell>
          <table:table-cell office:value-type="float" office:value="-1.30018106460844" calcext:value-type="float">
            <text:p>-1.3002</text:p>
          </table:table-cell>
          <table:table-cell office:value-type="float" office:value="0.81352236487444" calcext:value-type="float">
            <text:p>0.813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1290</text:p>
          </table:table-cell>
          <table:table-cell office:value-type="string" calcext:value-type="string">
            <text:p>L</text:p>
          </table:table-cell>
          <table:table-cell office:value-type="float" office:value="1.58599284109837" calcext:value-type="float">
            <text:p>1.5860</text:p>
          </table:table-cell>
          <table:table-cell office:value-type="float" office:value="-0.121008010321538" calcext:value-type="float">
            <text:p>-0.1210</text:p>
          </table:table-cell>
          <table:table-cell office:value-type="float" office:value="-0.0762979549376369" calcext:value-type="float">
            <text:p>-0.0763</text:p>
          </table:table-cell>
          <table:table-cell office:value-type="float" office:value="4.99999690340215" calcext:value-type="float">
            <text:p>5.0000</text:p>
          </table:table-cell>
          <table:table-cell office:value-type="float" office:value="-19.0744887344092" calcext:value-type="float">
            <text:p>-19.0745</text:p>
          </table:table-cell>
          <table:table-cell office:value-type="float" office:value="-0.693131199713133" calcext:value-type="float">
            <text:p>-0.6931</text:p>
          </table:table-cell>
          <table:table-cell office:value-type="float" office:value="0.863666406432504" calcext:value-type="float">
            <text:p>0.86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1190</text:p>
          </table:table-cell>
          <table:table-cell office:value-type="string" calcext:value-type="string">
            <text:p>CYP78A8</text:p>
          </table:table-cell>
          <table:table-cell office:value-type="string" calcext:value-type="string">
            <text:p>L</text:p>
          </table:table-cell>
          <table:table-cell office:value-type="float" office:value="3.74662306942799" calcext:value-type="float">
            <text:p>3.7466</text:p>
          </table:table-cell>
          <table:table-cell office:value-type="float" office:value="-0.278733294803966" calcext:value-type="float">
            <text:p>-0.2787</text:p>
          </table:table-cell>
          <table:table-cell office:value-type="float" office:value="-0.0743958732006955" calcext:value-type="float">
            <text:p>-0.0744</text:p>
          </table:table-cell>
          <table:table-cell office:value-type="float" office:value="4.49616888671122" calcext:value-type="float">
            <text:p>4.4962</text:p>
          </table:table-cell>
          <table:table-cell office:value-type="float" office:value="-18.5989683001739" calcext:value-type="float">
            <text:p>-18.5990</text:p>
          </table:table-cell>
          <table:table-cell office:value-type="float" office:value="-0.770196967051482" calcext:value-type="float">
            <text:p>-0.7702</text:p>
          </table:table-cell>
          <table:table-cell office:value-type="float" office:value="0.80504839697861" calcext:value-type="float">
            <text:p>0.80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4830</text:p>
          </table:table-cell>
          <table:table-cell office:value-type="string" calcext:value-type="string">
            <text:p>HSP1</text:p>
          </table:table-cell>
          <table:table-cell office:value-type="string" calcext:value-type="string">
            <text:p>L</text:p>
          </table:table-cell>
          <table:table-cell office:value-type="float" office:value="3.71896474538582" calcext:value-type="float">
            <text:p>3.7190</text:p>
          </table:table-cell>
          <table:table-cell office:value-type="float" office:value="-0.260479013712899" calcext:value-type="float">
            <text:p>-0.2605</text:p>
          </table:table-cell>
          <table:table-cell office:value-type="float" office:value="-0.0700407321785129" calcext:value-type="float">
            <text:p>-0.0700</text:p>
          </table:table-cell>
          <table:table-cell office:value-type="float" office:value="4.47766106232389" calcext:value-type="float">
            <text:p>4.4777</text:p>
          </table:table-cell>
          <table:table-cell office:value-type="float" office:value="-17.5101830446282" calcext:value-type="float">
            <text:p>-17.5102</text:p>
          </table:table-cell>
          <table:table-cell office:value-type="float" office:value="-0.715619635057202" calcext:value-type="float">
            <text:p>-0.7156</text:p>
          </table:table-cell>
          <table:table-cell office:value-type="float" office:value="0.914790131283674" calcext:value-type="float">
            <text:p>0.914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5675</text:p>
          </table:table-cell>
          <table:table-cell office:value-type="string" calcext:value-type="string">
            <text:p>L</text:p>
          </table:table-cell>
          <table:table-cell office:value-type="float" office:value="2.49250481455791" calcext:value-type="float">
            <text:p>2.4925</text:p>
          </table:table-cell>
          <table:table-cell office:value-type="float" office:value="-0.173205406097695" calcext:value-type="float">
            <text:p>-0.1732</text:p>
          </table:table-cell>
          <table:table-cell office:value-type="float" office:value="-0.0694905001130023" calcext:value-type="float">
            <text:p>-0.0695</text:p>
          </table:table-cell>
          <table:table-cell office:value-type="float" office:value="4.99999848623858" calcext:value-type="float">
            <text:p>5.0000</text:p>
          </table:table-cell>
          <table:table-cell office:value-type="float" office:value="-17.3726250282506" calcext:value-type="float">
            <text:p>-17.3726</text:p>
          </table:table-cell>
          <table:table-cell office:value-type="float" office:value="-0.615845407065184" calcext:value-type="float">
            <text:p>-0.6158</text:p>
          </table:table-cell>
          <table:table-cell office:value-type="float" office:value="0.90834577514121" calcext:value-type="float">
            <text:p>0.908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56090</text:p>
          </table:table-cell>
          <table:table-cell office:value-type="string" calcext:value-type="string">
            <text:p>L</text:p>
          </table:table-cell>
          <table:table-cell office:value-type="float" office:value="4.62908649589623" calcext:value-type="float">
            <text:p>4.6291</text:p>
          </table:table-cell>
          <table:table-cell office:value-type="float" office:value="-0.305549677057142" calcext:value-type="float">
            <text:p>-0.3055</text:p>
          </table:table-cell>
          <table:table-cell office:value-type="float" office:value="-0.0660064739183461" calcext:value-type="float">
            <text:p>-0.0660</text:p>
          </table:table-cell>
          <table:table-cell office:value-type="float" office:value="4.99999349984826" calcext:value-type="float">
            <text:p>5.0000</text:p>
          </table:table-cell>
          <table:table-cell office:value-type="float" office:value="-16.5016184795865" calcext:value-type="float">
            <text:p>-16.5016</text:p>
          </table:table-cell>
          <table:table-cell office:value-type="float" office:value="-0.577837625585361" calcext:value-type="float">
            <text:p>-0.5778</text:p>
          </table:table-cell>
          <table:table-cell office:value-type="float" office:value="0.936567171580121" calcext:value-type="float">
            <text:p>0.936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9050</text:p>
          </table:table-cell>
          <table:table-cell office:value-type="string" calcext:value-type="string">
            <text:p>L</text:p>
          </table:table-cell>
          <table:table-cell office:value-type="float" office:value="2.21366028150878" calcext:value-type="float">
            <text:p>2.2137</text:p>
          </table:table-cell>
          <table:table-cell office:value-type="float" office:value="-0.145769311934059" calcext:value-type="float">
            <text:p>-0.1458</text:p>
          </table:table-cell>
          <table:table-cell office:value-type="float" office:value="-0.0658499016997793" calcext:value-type="float">
            <text:p>-0.0658</text:p>
          </table:table-cell>
          <table:table-cell office:value-type="float" office:value="3.56556357186756" calcext:value-type="float">
            <text:p>3.5656</text:p>
          </table:table-cell>
          <table:table-cell office:value-type="float" office:value="-16.4624754249448" calcext:value-type="float">
            <text:p>-16.4625</text:p>
          </table:table-cell>
          <table:table-cell office:value-type="float" office:value="-0.893537845275053" calcext:value-type="float">
            <text:p>-0.8935</text:p>
          </table:table-cell>
          <table:table-cell office:value-type="float" office:value="0.843868164487718" calcext:value-type="float">
            <text:p>0.843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18240</text:p>
          </table:table-cell>
          <table:table-cell office:value-type="string" calcext:value-type="string">
            <text:p>L</text:p>
          </table:table-cell>
          <table:table-cell office:value-type="float" office:value="7.5233965735486" calcext:value-type="float">
            <text:p>7.5234</text:p>
          </table:table-cell>
          <table:table-cell office:value-type="float" office:value="-0.488598198396354" calcext:value-type="float">
            <text:p>-0.4886</text:p>
          </table:table-cell>
          <table:table-cell office:value-type="float" office:value="-0.0649438313692262" calcext:value-type="float">
            <text:p>-0.0649</text:p>
          </table:table-cell>
          <table:table-cell office:value-type="float" office:value="4.99998838544255" calcext:value-type="float">
            <text:p>5.0000</text:p>
          </table:table-cell>
          <table:table-cell office:value-type="float" office:value="-16.2359578423065" calcext:value-type="float">
            <text:p>-16.2360</text:p>
          </table:table-cell>
          <table:table-cell office:value-type="float" office:value="-0.566442075696287" calcext:value-type="float">
            <text:p>-0.5664</text:p>
          </table:table-cell>
          <table:table-cell office:value-type="float" office:value="0.881532691528988" calcext:value-type="float">
            <text:p>0.881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45210</text:p>
          </table:table-cell>
          <table:table-cell office:value-type="string" calcext:value-type="string">
            <text:p>L</text:p>
          </table:table-cell>
          <table:table-cell office:value-type="float" office:value="23.3774692877153" calcext:value-type="float">
            <text:p>23.3775</text:p>
          </table:table-cell>
          <table:table-cell office:value-type="float" office:value="-1.45349093290601" calcext:value-type="float">
            <text:p>-1.4535</text:p>
          </table:table-cell>
          <table:table-cell office:value-type="float" office:value="-0.0621748622580722" calcext:value-type="float">
            <text:p>-0.0622</text:p>
          </table:table-cell>
          <table:table-cell office:value-type="float" office:value="4.99999098971088" calcext:value-type="float">
            <text:p>5.0000</text:p>
          </table:table-cell>
          <table:table-cell office:value-type="float" office:value="-15.5437155645181" calcext:value-type="float">
            <text:p>-15.5437</text:p>
          </table:table-cell>
          <table:table-cell office:value-type="float" office:value="-0.537162129564206" calcext:value-type="float">
            <text:p>-0.5372</text:p>
          </table:table-cell>
          <table:table-cell office:value-type="float" office:value="0.822818829666999" calcext:value-type="float">
            <text:p>0.82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9035</text:p>
          </table:table-cell>
          <table:table-cell office:value-type="string" calcext:value-type="string">
            <text:p>ATNAC3</text:p>
          </table:table-cell>
          <table:table-cell office:value-type="string" calcext:value-type="string">
            <text:p>L</text:p>
          </table:table-cell>
          <table:table-cell office:value-type="float" office:value="3.94874805490667" calcext:value-type="float">
            <text:p>3.9487</text:p>
          </table:table-cell>
          <table:table-cell office:value-type="float" office:value="-0.240310111034167" calcext:value-type="float">
            <text:p>-0.2403</text:p>
          </table:table-cell>
          <table:table-cell office:value-type="float" office:value="-0.0608572913978547" calcext:value-type="float">
            <text:p>-0.0609</text:p>
          </table:table-cell>
          <table:table-cell office:value-type="float" office:value="3.04754546287482" calcext:value-type="float">
            <text:p>3.0475</text:p>
          </table:table-cell>
          <table:table-cell office:value-type="float" office:value="-15.2143228494637" calcext:value-type="float">
            <text:p>-15.2143</text:p>
          </table:table-cell>
          <table:table-cell office:value-type="float" office:value="-0.997785785233128" calcext:value-type="float">
            <text:p>-0.9978</text:p>
          </table:table-cell>
          <table:table-cell office:value-type="float" office:value="0.894286800046907" calcext:value-type="float">
            <text:p>0.894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2730</text:p>
          </table:table-cell>
          <table:table-cell office:value-type="string" calcext:value-type="string">
            <text:p>L</text:p>
          </table:table-cell>
          <table:table-cell office:value-type="float" office:value="1.94552425508411" calcext:value-type="float">
            <text:p>1.9455</text:p>
          </table:table-cell>
          <table:table-cell office:value-type="float" office:value="-0.110968363356752" calcext:value-type="float">
            <text:p>-0.1110</text:p>
          </table:table-cell>
          <table:table-cell office:value-type="float" office:value="-0.0570377691600428" calcext:value-type="float">
            <text:p>-0.0570</text:p>
          </table:table-cell>
          <table:table-cell office:value-type="float" office:value="3.77198921961799" calcext:value-type="float">
            <text:p>3.7720</text:p>
          </table:table-cell>
          <table:table-cell office:value-type="float" office:value="-14.2594422900107" calcext:value-type="float">
            <text:p>-14.2594</text:p>
          </table:table-cell>
          <table:table-cell office:value-type="float" office:value="-0.685094872272944" calcext:value-type="float">
            <text:p>-0.6851</text:p>
          </table:table-cell>
          <table:table-cell office:value-type="float" office:value="0.883545925578664" calcext:value-type="float">
            <text:p>0.883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0960</text:p>
          </table:table-cell>
          <table:table-cell office:value-type="string" calcext:value-type="string">
            <text:p>L</text:p>
          </table:table-cell>
          <table:table-cell office:value-type="float" office:value="4.22756562727112" calcext:value-type="float">
            <text:p>4.2276</text:p>
          </table:table-cell>
          <table:table-cell office:value-type="float" office:value="-0.234441306532602" calcext:value-type="float">
            <text:p>-0.2344</text:p>
          </table:table-cell>
          <table:table-cell office:value-type="float" office:value="-0.0554553914007323" calcext:value-type="float">
            <text:p>-0.0555</text:p>
          </table:table-cell>
          <table:table-cell office:value-type="float" office:value="3.21012825786267" calcext:value-type="float">
            <text:p>3.2101</text:p>
          </table:table-cell>
          <table:table-cell office:value-type="float" office:value="-13.8638478501831" calcext:value-type="float">
            <text:p>-13.8638</text:p>
          </table:table-cell>
          <table:table-cell office:value-type="float" office:value="-0.815728125351312" calcext:value-type="float">
            <text:p>-0.8157</text:p>
          </table:table-cell>
          <table:table-cell office:value-type="float" office:value="0.812714747434196" calcext:value-type="float">
            <text:p>0.81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0012</text:p>
          </table:table-cell>
          <table:table-cell office:value-type="string" calcext:value-type="string">
            <text:p>CPuORF36</text:p>
          </table:table-cell>
          <table:table-cell office:value-type="string" calcext:value-type="string">
            <text:p>L</text:p>
          </table:table-cell>
          <table:table-cell office:value-type="float" office:value="3.43861486225774" calcext:value-type="float">
            <text:p>3.4386</text:p>
          </table:table-cell>
          <table:table-cell office:value-type="float" office:value="-0.186979326215084" calcext:value-type="float">
            <text:p>-0.1870</text:p>
          </table:table-cell>
          <table:table-cell office:value-type="float" office:value="-0.0543763502762029" calcext:value-type="float">
            <text:p>-0.0544</text:p>
          </table:table-cell>
          <table:table-cell office:value-type="float" office:value="2.45299453109528" calcext:value-type="float">
            <text:p>2.4530</text:p>
          </table:table-cell>
          <table:table-cell office:value-type="float" office:value="-13.5940875690507" calcext:value-type="float">
            <text:p>-13.5941</text:p>
          </table:table-cell>
          <table:table-cell office:value-type="float" office:value="-1.16547763642475" calcext:value-type="float">
            <text:p>-1.1655</text:p>
          </table:table-cell>
          <table:table-cell office:value-type="float" office:value="0.856439944696057" calcext:value-type="float">
            <text:p>0.856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44420</text:p>
          </table:table-cell>
          <table:table-cell office:value-type="string" calcext:value-type="string">
            <text:p>L</text:p>
          </table:table-cell>
          <table:table-cell office:value-type="float" office:value="3.55410243085405" calcext:value-type="float">
            <text:p>3.5541</text:p>
          </table:table-cell>
          <table:table-cell office:value-type="float" office:value="-0.181190296461876" calcext:value-type="float">
            <text:p>-0.1812</text:p>
          </table:table-cell>
          <table:table-cell office:value-type="float" office:value="-0.0509806062112667" calcext:value-type="float">
            <text:p>-0.0510</text:p>
          </table:table-cell>
          <table:table-cell office:value-type="float" office:value="1.75382536699285" calcext:value-type="float">
            <text:p>1.7538</text:p>
          </table:table-cell>
          <table:table-cell office:value-type="float" office:value="-12.7451515528167" calcext:value-type="float">
            <text:p>-12.7452</text:p>
          </table:table-cell>
          <table:table-cell office:value-type="float" office:value="-1.87147351995609" calcext:value-type="float">
            <text:p>-1.8715</text:p>
          </table:table-cell>
          <table:table-cell office:value-type="float" office:value="0.823142485149311" calcext:value-type="float">
            <text:p>0.823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1260</text:p>
          </table:table-cell>
          <table:table-cell office:value-type="string" calcext:value-type="string">
            <text:p>L</text:p>
          </table:table-cell>
          <table:table-cell office:value-type="float" office:value="3.86194737014237" calcext:value-type="float">
            <text:p>3.8619</text:p>
          </table:table-cell>
          <table:table-cell office:value-type="float" office:value="-0.19270403614692" calcext:value-type="float">
            <text:p>-0.1927</text:p>
          </table:table-cell>
          <table:table-cell office:value-type="float" office:value="-0.0498981518072362" calcext:value-type="float">
            <text:p>-0.0499</text:p>
          </table:table-cell>
          <table:table-cell office:value-type="float" office:value="2.54101652936324" calcext:value-type="float">
            <text:p>2.5410</text:p>
          </table:table-cell>
          <table:table-cell office:value-type="float" office:value="-12.474537951809" calcext:value-type="float">
            <text:p>-12.4745</text:p>
          </table:table-cell>
          <table:table-cell office:value-type="float" office:value="-0.974055737779538" calcext:value-type="float">
            <text:p>-0.9741</text:p>
          </table:table-cell>
          <table:table-cell office:value-type="float" office:value="0.88959921368024" calcext:value-type="float">
            <text:p>0.88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01830</text:p>
          </table:table-cell>
          <table:table-cell office:value-type="string" calcext:value-type="string">
            <text:p>AHK4</text:p>
          </table:table-cell>
          <table:table-cell office:value-type="string" calcext:value-type="string">
            <text:p>L</text:p>
          </table:table-cell>
          <table:table-cell office:value-type="float" office:value="3.70386061444162" calcext:value-type="float">
            <text:p>3.7039</text:p>
          </table:table-cell>
          <table:table-cell office:value-type="float" office:value="-0.178620930243259" calcext:value-type="float">
            <text:p>-0.1786</text:p>
          </table:table-cell>
          <table:table-cell office:value-type="float" office:value="-0.0482256080444288" calcext:value-type="float">
            <text:p>-0.0482</text:p>
          </table:table-cell>
          <table:table-cell office:value-type="float" office:value="3.96382249851382" calcext:value-type="float">
            <text:p>3.9638</text:p>
          </table:table-cell>
          <table:table-cell office:value-type="float" office:value="-12.0564020111072" calcext:value-type="float">
            <text:p>-12.0564</text:p>
          </table:table-cell>
          <table:table-cell office:value-type="float" office:value="-0.523174547039083" calcext:value-type="float">
            <text:p>-0.5232</text:p>
          </table:table-cell>
          <table:table-cell office:value-type="float" office:value="0.912081556008916" calcext:value-type="float">
            <text:p>0.9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9410</text:p>
          </table:table-cell>
          <table:table-cell office:value-type="string" calcext:value-type="string">
            <text:p>TPS25</text:p>
          </table:table-cell>
          <table:table-cell office:value-type="string" calcext:value-type="string">
            <text:p>L</text:p>
          </table:table-cell>
          <table:table-cell office:value-type="float" office:value="4.72250708323769" calcext:value-type="float">
            <text:p>4.7225</text:p>
          </table:table-cell>
          <table:table-cell office:value-type="float" office:value="-0.227467048796526" calcext:value-type="float">
            <text:p>-0.2275</text:p>
          </table:table-cell>
          <table:table-cell office:value-type="float" office:value="-0.0481665871087645" calcext:value-type="float">
            <text:p>-0.0482</text:p>
          </table:table-cell>
          <table:table-cell office:value-type="float" office:value="1.69459768708711" calcext:value-type="float">
            <text:p>1.6946</text:p>
          </table:table-cell>
          <table:table-cell office:value-type="float" office:value="-12.0416467771911" calcext:value-type="float">
            <text:p>-12.0416</text:p>
          </table:table-cell>
          <table:table-cell office:value-type="float" office:value="-1.78881481480357" calcext:value-type="float">
            <text:p>-1.7888</text:p>
          </table:table-cell>
          <table:table-cell office:value-type="float" office:value="0.815061385126523" calcext:value-type="float">
            <text:p>0.81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8960</text:p>
          </table:table-cell>
          <table:table-cell office:value-type="string" calcext:value-type="string">
            <text:p>NUDT15</text:p>
          </table:table-cell>
          <table:table-cell office:value-type="string" calcext:value-type="string">
            <text:p>L</text:p>
          </table:table-cell>
          <table:table-cell office:value-type="float" office:value="8.91924791575287" calcext:value-type="float">
            <text:p>8.9192</text:p>
          </table:table-cell>
          <table:table-cell office:value-type="float" office:value="-0.418405871558463" calcext:value-type="float">
            <text:p>-0.4184</text:p>
          </table:table-cell>
          <table:table-cell office:value-type="float" office:value="-0.0469104430676816" calcext:value-type="float">
            <text:p>-0.0469</text:p>
          </table:table-cell>
          <table:table-cell office:value-type="float" office:value="3.56915525812324" calcext:value-type="float">
            <text:p>3.5692</text:p>
          </table:table-cell>
          <table:table-cell office:value-type="float" office:value="-11.7276107669204" calcext:value-type="float">
            <text:p>-11.7276</text:p>
          </table:table-cell>
          <table:table-cell office:value-type="float" office:value="-0.574717424251591" calcext:value-type="float">
            <text:p>-0.5747</text:p>
          </table:table-cell>
          <table:table-cell office:value-type="float" office:value="0.851608181243385" calcext:value-type="float">
            <text:p>0.85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6790</text:p>
          </table:table-cell>
          <table:table-cell office:value-type="string" calcext:value-type="string">
            <text:p>IGMT5</text:p>
          </table:table-cell>
          <table:table-cell office:value-type="string" calcext:value-type="string">
            <text:p>L</text:p>
          </table:table-cell>
          <table:table-cell office:value-type="float" office:value="38.7604307571489" calcext:value-type="float">
            <text:p>38.7604</text:p>
          </table:table-cell>
          <table:table-cell office:value-type="float" office:value="-1.81348891374514" calcext:value-type="float">
            <text:p>-1.8135</text:p>
          </table:table-cell>
          <table:table-cell office:value-type="float" office:value="-0.0467871197074006" calcext:value-type="float">
            <text:p>-0.0468</text:p>
          </table:table-cell>
          <table:table-cell office:value-type="float" office:value="2.68258710150473" calcext:value-type="float">
            <text:p>2.6826</text:p>
          </table:table-cell>
          <table:table-cell office:value-type="float" office:value="-11.6967799268502" calcext:value-type="float">
            <text:p>-11.6968</text:p>
          </table:table-cell>
          <table:table-cell office:value-type="float" office:value="-0.82629969768689" calcext:value-type="float">
            <text:p>-0.8263</text:p>
          </table:table-cell>
          <table:table-cell office:value-type="float" office:value="0.832309577436453" calcext:value-type="float">
            <text:p>0.83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8810</text:p>
          </table:table-cell>
          <table:table-cell office:value-type="string" calcext:value-type="string">
            <text:p>DOF2.2</text:p>
          </table:table-cell>
          <table:table-cell office:value-type="string" calcext:value-type="string">
            <text:p>L</text:p>
          </table:table-cell>
          <table:table-cell office:value-type="float" office:value="8.44335770503477" calcext:value-type="float">
            <text:p>8.4434</text:p>
          </table:table-cell>
          <table:table-cell office:value-type="float" office:value="-0.391771777765621" calcext:value-type="float">
            <text:p>-0.3918</text:p>
          </table:table-cell>
          <table:table-cell office:value-type="float" office:value="-0.0463999976611209" calcext:value-type="float">
            <text:p>-0.0464</text:p>
          </table:table-cell>
          <table:table-cell office:value-type="float" office:value="3.67360642096085" calcext:value-type="float">
            <text:p>3.6736</text:p>
          </table:table-cell>
          <table:table-cell office:value-type="float" office:value="-11.5999994152802" calcext:value-type="float">
            <text:p>-11.6000</text:p>
          </table:table-cell>
          <table:table-cell office:value-type="float" office:value="-0.547438264114426" calcext:value-type="float">
            <text:p>-0.5474</text:p>
          </table:table-cell>
          <table:table-cell office:value-type="float" office:value="0.856750917707377" calcext:value-type="float">
            <text:p>0.85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5860</text:p>
          </table:table-cell>
          <table:table-cell office:value-type="string" calcext:value-type="string">
            <text:p>ICME</text:p>
          </table:table-cell>
          <table:table-cell office:value-type="string" calcext:value-type="string">
            <text:p>L</text:p>
          </table:table-cell>
          <table:table-cell office:value-type="float" office:value="11.3315999438945" calcext:value-type="float">
            <text:p>11.3316</text:p>
          </table:table-cell>
          <table:table-cell office:value-type="float" office:value="-0.491756957419087" calcext:value-type="float">
            <text:p>-0.4918</text:p>
          </table:table-cell>
          <table:table-cell office:value-type="float" office:value="-0.0433969571687929" calcext:value-type="float">
            <text:p>-0.0434</text:p>
          </table:table-cell>
          <table:table-cell office:value-type="float" office:value="2.85052413404914" calcext:value-type="float">
            <text:p>2.8505</text:p>
          </table:table-cell>
          <table:table-cell office:value-type="float" office:value="-10.8492392921982" calcext:value-type="float">
            <text:p>-10.8492</text:p>
          </table:table-cell>
          <table:table-cell office:value-type="float" office:value="-0.691068514045165" calcext:value-type="float">
            <text:p>-0.6911</text:p>
          </table:table-cell>
          <table:table-cell office:value-type="float" office:value="0.948398320173302" calcext:value-type="float">
            <text:p>0.94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5450</text:p>
          </table:table-cell>
          <table:table-cell office:value-type="string" calcext:value-type="string">
            <text:p>PBL1</text:p>
          </table:table-cell>
          <table:table-cell office:value-type="string" calcext:value-type="string">
            <text:p>L</text:p>
          </table:table-cell>
          <table:table-cell office:value-type="float" office:value="11.4436196410989" calcext:value-type="float">
            <text:p>11.4436</text:p>
          </table:table-cell>
          <table:table-cell office:value-type="float" office:value="-0.494131182597026" calcext:value-type="float">
            <text:p>-0.4941</text:p>
          </table:table-cell>
          <table:table-cell office:value-type="float" office:value="-0.0431796230645756" calcext:value-type="float">
            <text:p>-0.0432</text:p>
          </table:table-cell>
          <table:table-cell office:value-type="float" office:value="3.06812678091427" calcext:value-type="float">
            <text:p>3.0681</text:p>
          </table:table-cell>
          <table:table-cell office:value-type="float" office:value="-10.7949057661439" calcext:value-type="float">
            <text:p>-10.7949</text:p>
          </table:table-cell>
          <table:table-cell office:value-type="float" office:value="-0.625578721412078" calcext:value-type="float">
            <text:p>-0.6256</text:p>
          </table:table-cell>
          <table:table-cell office:value-type="float" office:value="0.971670509201292" calcext:value-type="float">
            <text:p>0.97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8430</text:p>
          </table:table-cell>
          <table:table-cell office:value-type="string" calcext:value-type="string">
            <text:p>ALMT1</text:p>
          </table:table-cell>
          <table:table-cell office:value-type="string" calcext:value-type="string">
            <text:p>L</text:p>
          </table:table-cell>
          <table:table-cell office:value-type="float" office:value="2.52965457768092" calcext:value-type="float">
            <text:p>2.5297</text:p>
          </table:table-cell>
          <table:table-cell office:value-type="float" office:value="-0.1060779989527" calcext:value-type="float">
            <text:p>-0.1061</text:p>
          </table:table-cell>
          <table:table-cell office:value-type="float" office:value="-0.04193378807076" calcext:value-type="float">
            <text:p>-0.0419</text:p>
          </table:table-cell>
          <table:table-cell office:value-type="float" office:value="0.893712426903174" calcext:value-type="float">
            <text:p>0.8937</text:p>
          </table:table-cell>
          <table:table-cell office:value-type="float" office:value="-10.48344701769" calcext:value-type="float">
            <text:p>-10.4834</text:p>
          </table:table-cell>
          <table:table-cell office:value-type="string" calcext:value-type="string">
            <text:p>NA</text:p>
          </table:table-cell>
          <table:table-cell office:value-type="float" office:value="0.848486188303715" calcext:value-type="float">
            <text:p>0.84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43800</text:p>
          </table:table-cell>
          <table:table-cell office:value-type="string" calcext:value-type="string">
            <text:p>GSTU27</text:p>
          </table:table-cell>
          <table:table-cell office:value-type="string" calcext:value-type="string">
            <text:p>L</text:p>
          </table:table-cell>
          <table:table-cell office:value-type="float" office:value="41.5568928449675" calcext:value-type="float">
            <text:p>41.5569</text:p>
          </table:table-cell>
          <table:table-cell office:value-type="float" office:value="-1.68710596474401" calcext:value-type="float">
            <text:p>-1.6871</text:p>
          </table:table-cell>
          <table:table-cell office:value-type="float" office:value="-0.0405975001797643" calcext:value-type="float">
            <text:p>-0.0406</text:p>
          </table:table-cell>
          <table:table-cell office:value-type="float" office:value="2.67737205916917" calcext:value-type="float">
            <text:p>2.6774</text:p>
          </table:table-cell>
          <table:table-cell office:value-type="float" office:value="-10.1493750449411" calcext:value-type="float">
            <text:p>-10.1494</text:p>
          </table:table-cell>
          <table:table-cell office:value-type="float" office:value="-0.687520089108284" calcext:value-type="float">
            <text:p>-0.6875</text:p>
          </table:table-cell>
          <table:table-cell office:value-type="float" office:value="0.805084828685587" calcext:value-type="float">
            <text:p>0.805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6360</text:p>
          </table:table-cell>
          <table:table-cell office:value-type="string" calcext:value-type="string">
            <text:p>L</text:p>
          </table:table-cell>
          <table:table-cell office:value-type="float" office:value="97.5140336756948" calcext:value-type="float">
            <text:p>97.5140</text:p>
          </table:table-cell>
          <table:table-cell office:value-type="float" office:value="-3.89147445377523" calcext:value-type="float">
            <text:p>-3.8915</text:p>
          </table:table-cell>
          <table:table-cell office:value-type="float" office:value="-0.039906814507512" calcext:value-type="float">
            <text:p>-0.0399</text:p>
          </table:table-cell>
          <table:table-cell office:value-type="float" office:value="2.70315462188897" calcext:value-type="float">
            <text:p>2.7032</text:p>
          </table:table-cell>
          <table:table-cell office:value-type="float" office:value="-9.976703626878" calcext:value-type="float">
            <text:p>-9.9767</text:p>
          </table:table-cell>
          <table:table-cell office:value-type="float" office:value="-0.664462597528273" calcext:value-type="float">
            <text:p>-0.6645</text:p>
          </table:table-cell>
          <table:table-cell office:value-type="float" office:value="0.842892018918596" calcext:value-type="float">
            <text:p>0.842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22122</text:p>
          </table:table-cell>
          <table:table-cell office:value-type="string" calcext:value-type="string">
            <text:p>L</text:p>
          </table:table-cell>
          <table:table-cell office:value-type="float" office:value="25.3279901939448" calcext:value-type="float">
            <text:p>25.3280</text:p>
          </table:table-cell>
          <table:table-cell office:value-type="float" office:value="-1.0039377913728" calcext:value-type="float">
            <text:p>-1.0039</text:p>
          </table:table-cell>
          <table:table-cell office:value-type="float" office:value="-0.0396374834199364" calcext:value-type="float">
            <text:p>-0.0396</text:p>
          </table:table-cell>
          <table:table-cell office:value-type="float" office:value="1.73183683964808" calcext:value-type="float">
            <text:p>1.7318</text:p>
          </table:table-cell>
          <table:table-cell office:value-type="float" office:value="-9.90937085498411" calcext:value-type="float">
            <text:p>-9.9094</text:p>
          </table:table-cell>
          <table:table-cell office:value-type="float" office:value="-1.2249527567387" calcext:value-type="float">
            <text:p>-1.2250</text:p>
          </table:table-cell>
          <table:table-cell office:value-type="float" office:value="0.847536997817017" calcext:value-type="float">
            <text:p>0.84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9760</text:p>
          </table:table-cell>
          <table:table-cell office:value-type="string" calcext:value-type="string">
            <text:p>DTA4</text:p>
          </table:table-cell>
          <table:table-cell office:value-type="string" calcext:value-type="string">
            <text:p>L</text:p>
          </table:table-cell>
          <table:table-cell office:value-type="float" office:value="4.90881200366809" calcext:value-type="float">
            <text:p>4.9088</text:p>
          </table:table-cell>
          <table:table-cell office:value-type="float" office:value="-0.187382638762392" calcext:value-type="float">
            <text:p>-0.1874</text:p>
          </table:table-cell>
          <table:table-cell office:value-type="float" office:value="-0.0381727062723875" calcext:value-type="float">
            <text:p>-0.0382</text:p>
          </table:table-cell>
          <table:table-cell office:value-type="float" office:value="1.62638689451395" calcext:value-type="float">
            <text:p>1.6264</text:p>
          </table:table-cell>
          <table:table-cell office:value-type="float" office:value="-9.54317656809688" calcext:value-type="float">
            <text:p>-9.5432</text:p>
          </table:table-cell>
          <table:table-cell office:value-type="float" office:value="-1.27498872040684" calcext:value-type="float">
            <text:p>-1.2750</text:p>
          </table:table-cell>
          <table:table-cell office:value-type="float" office:value="0.883746639705793" calcext:value-type="float">
            <text:p>0.88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01660</text:p>
          </table:table-cell>
          <table:table-cell office:value-type="string" calcext:value-type="string">
            <text:p>CRRSP12</text:p>
          </table:table-cell>
          <table:table-cell office:value-type="string" calcext:value-type="string">
            <text:p>L</text:p>
          </table:table-cell>
          <table:table-cell office:value-type="float" office:value="5.70095986209238" calcext:value-type="float">
            <text:p>5.7010</text:p>
          </table:table-cell>
          <table:table-cell office:value-type="float" office:value="-0.21553090042156" calcext:value-type="float">
            <text:p>-0.2155</text:p>
          </table:table-cell>
          <table:table-cell office:value-type="float" office:value="-0.0378060722466577" calcext:value-type="float">
            <text:p>-0.0378</text:p>
          </table:table-cell>
          <table:table-cell office:value-type="float" office:value="2.15749688945871" calcext:value-type="float">
            <text:p>2.1575</text:p>
          </table:table-cell>
          <table:table-cell office:value-type="float" office:value="-9.45151806166442" calcext:value-type="float">
            <text:p>-9.4515</text:p>
          </table:table-cell>
          <table:table-cell office:value-type="float" office:value="-0.831558071786286" calcext:value-type="float">
            <text:p>-0.8316</text:p>
          </table:table-cell>
          <table:table-cell office:value-type="float" office:value="0.944721411685945" calcext:value-type="float">
            <text:p>0.94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9780</text:p>
          </table:table-cell>
          <table:table-cell office:value-type="string" calcext:value-type="string">
            <text:p>MYB59</text:p>
          </table:table-cell>
          <table:table-cell office:value-type="string" calcext:value-type="string">
            <text:p>L</text:p>
          </table:table-cell>
          <table:table-cell office:value-type="float" office:value="41.2644310257782" calcext:value-type="float">
            <text:p>41.2644</text:p>
          </table:table-cell>
          <table:table-cell office:value-type="float" office:value="-1.55344159333739" calcext:value-type="float">
            <text:p>-1.5534</text:p>
          </table:table-cell>
          <table:table-cell office:value-type="float" office:value="-0.0376460199431064" calcext:value-type="float">
            <text:p>-0.0376</text:p>
          </table:table-cell>
          <table:table-cell office:value-type="float" office:value="1.51856228295263" calcext:value-type="float">
            <text:p>1.5186</text:p>
          </table:table-cell>
          <table:table-cell office:value-type="float" office:value="-9.4115049857766" calcext:value-type="float">
            <text:p>-9.4115</text:p>
          </table:table-cell>
          <table:table-cell office:value-type="float" office:value="-1.3950336241257" calcext:value-type="float">
            <text:p>-1.3950</text:p>
          </table:table-cell>
          <table:table-cell office:value-type="float" office:value="0.818735352023643" calcext:value-type="float">
            <text:p>0.81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1910</text:p>
          </table:table-cell>
          <table:table-cell office:value-type="string" calcext:value-type="string">
            <text:p>BAT1</text:p>
          </table:table-cell>
          <table:table-cell office:value-type="string" calcext:value-type="string">
            <text:p>L</text:p>
          </table:table-cell>
          <table:table-cell office:value-type="float" office:value="10.6707063347953" calcext:value-type="float">
            <text:p>10.6707</text:p>
          </table:table-cell>
          <table:table-cell office:value-type="float" office:value="-0.392982370312436" calcext:value-type="float">
            <text:p>-0.3930</text:p>
          </table:table-cell>
          <table:table-cell office:value-type="float" office:value="-0.0368281497009236" calcext:value-type="float">
            <text:p>-0.0368</text:p>
          </table:table-cell>
          <table:table-cell office:value-type="float" office:value="1.94142981224498" calcext:value-type="float">
            <text:p>1.9414</text:p>
          </table:table-cell>
          <table:table-cell office:value-type="float" office:value="-9.20703742523091" calcext:value-type="float">
            <text:p>-9.2070</text:p>
          </table:table-cell>
          <table:table-cell office:value-type="float" office:value="-0.927523806112514" calcext:value-type="float">
            <text:p>-0.9275</text:p>
          </table:table-cell>
          <table:table-cell office:value-type="float" office:value="0.823653397213292" calcext:value-type="float">
            <text:p>0.823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5930</text:p>
          </table:table-cell>
          <table:table-cell office:value-type="string" calcext:value-type="string">
            <text:p>L</text:p>
          </table:table-cell>
          <table:table-cell office:value-type="float" office:value="43.0722439939734" calcext:value-type="float">
            <text:p>43.0722</text:p>
          </table:table-cell>
          <table:table-cell office:value-type="float" office:value="-1.57114957412031" calcext:value-type="float">
            <text:p>-1.5711</text:p>
          </table:table-cell>
          <table:table-cell office:value-type="float" office:value="-0.0364770773108581" calcext:value-type="float">
            <text:p>-0.0365</text:p>
          </table:table-cell>
          <table:table-cell office:value-type="float" office:value="0.788257339709915" calcext:value-type="float">
            <text:p>0.7883</text:p>
          </table:table-cell>
          <table:table-cell office:value-type="float" office:value="-9.11926932771453" calcext:value-type="float">
            <text:p>-9.1193</text:p>
          </table:table-cell>
          <table:table-cell office:value-type="string" calcext:value-type="string">
            <text:p>NA</text:p>
          </table:table-cell>
          <table:table-cell office:value-type="float" office:value="0.855025050009521" calcext:value-type="float">
            <text:p>0.855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0720</text:p>
          </table:table-cell>
          <table:table-cell office:value-type="string" calcext:value-type="string">
            <text:p>L</text:p>
          </table:table-cell>
          <table:table-cell office:value-type="float" office:value="2.3233206959761" calcext:value-type="float">
            <text:p>2.3233</text:p>
          </table:table-cell>
          <table:table-cell office:value-type="float" office:value="-0.0810852683368322" calcext:value-type="float">
            <text:p>-0.0811</text:p>
          </table:table-cell>
          <table:table-cell office:value-type="float" office:value="-0.0349005922760765" calcext:value-type="float">
            <text:p>-0.0349</text:p>
          </table:table-cell>
          <table:table-cell office:value-type="float" office:value="0.978300066536353" calcext:value-type="float">
            <text:p>0.9783</text:p>
          </table:table-cell>
          <table:table-cell office:value-type="float" office:value="-8.72514806901911" calcext:value-type="float">
            <text:p>-8.7251</text:p>
          </table:table-cell>
          <table:table-cell office:value-type="float" office:value="-3.20913842697402" calcext:value-type="float">
            <text:p>-3.2091</text:p>
          </table:table-cell>
          <table:table-cell office:value-type="float" office:value="0.838792488326866" calcext:value-type="float">
            <text:p>0.838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6390</text:p>
          </table:table-cell>
          <table:table-cell office:value-type="string" calcext:value-type="string">
            <text:p>L</text:p>
          </table:table-cell>
          <table:table-cell office:value-type="float" office:value="6.53852582760417" calcext:value-type="float">
            <text:p>6.5385</text:p>
          </table:table-cell>
          <table:table-cell office:value-type="float" office:value="-0.219706213742941" calcext:value-type="float">
            <text:p>-0.2197</text:p>
          </table:table-cell>
          <table:table-cell office:value-type="float" office:value="-0.0336017964195218" calcext:value-type="float">
            <text:p>-0.0336</text:p>
          </table:table-cell>
          <table:table-cell office:value-type="float" office:value="1.80794990298144" calcext:value-type="float">
            <text:p>1.8079</text:p>
          </table:table-cell>
          <table:table-cell office:value-type="float" office:value="-8.40044910488045" calcext:value-type="float">
            <text:p>-8.4004</text:p>
          </table:table-cell>
          <table:table-cell office:value-type="float" office:value="-0.901417354574577" calcext:value-type="float">
            <text:p>-0.9014</text:p>
          </table:table-cell>
          <table:table-cell office:value-type="float" office:value="0.81139550679048" calcext:value-type="float">
            <text:p>0.8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49320</text:p>
          </table:table-cell>
          <table:table-cell office:value-type="string" calcext:value-type="string">
            <text:p>ATUSPL1</text:p>
          </table:table-cell>
          <table:table-cell office:value-type="string" calcext:value-type="string">
            <text:p>L</text:p>
          </table:table-cell>
          <table:table-cell office:value-type="float" office:value="2.98034558575161" calcext:value-type="float">
            <text:p>2.9803</text:p>
          </table:table-cell>
          <table:table-cell office:value-type="float" office:value="-0.0985152440800237" calcext:value-type="float">
            <text:p>-0.0985</text:p>
          </table:table-cell>
          <table:table-cell office:value-type="float" office:value="-0.0330549734067767" calcext:value-type="float">
            <text:p>-0.0331</text:p>
          </table:table-cell>
          <table:table-cell office:value-type="float" office:value="1.51135989158799" calcext:value-type="float">
            <text:p>1.5114</text:p>
          </table:table-cell>
          <table:table-cell office:value-type="float" office:value="-8.26374335169418" calcext:value-type="float">
            <text:p>-8.2637</text:p>
          </table:table-cell>
          <table:table-cell office:value-type="float" office:value="-1.14170176933771" calcext:value-type="float">
            <text:p>-1.1417</text:p>
          </table:table-cell>
          <table:table-cell office:value-type="float" office:value="0.824818676613233" calcext:value-type="float">
            <text:p>0.824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4458</text:p>
          </table:table-cell>
          <table:table-cell office:value-type="string" calcext:value-type="string">
            <text:p>L</text:p>
          </table:table-cell>
          <table:table-cell office:value-type="float" office:value="27.8975136485234" calcext:value-type="float">
            <text:p>27.8975</text:p>
          </table:table-cell>
          <table:table-cell office:value-type="float" office:value="-0.896755954391109" calcext:value-type="float">
            <text:p>-0.8968</text:p>
          </table:table-cell>
          <table:table-cell office:value-type="float" office:value="-0.0321446551004223" calcext:value-type="float">
            <text:p>-0.0321</text:p>
          </table:table-cell>
          <table:table-cell office:value-type="float" office:value="0.880874528839595" calcext:value-type="float">
            <text:p>0.8809</text:p>
          </table:table-cell>
          <table:table-cell office:value-type="float" office:value="-8.03616377510558" calcext:value-type="float">
            <text:p>-8.0362</text:p>
          </table:table-cell>
          <table:table-cell office:value-type="float" office:value="-3.5111774757125" calcext:value-type="float">
            <text:p>-3.5112</text:p>
          </table:table-cell>
          <table:table-cell office:value-type="float" office:value="0.802232105399967" calcext:value-type="float">
            <text:p>0.802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47160</text:p>
          </table:table-cell>
          <table:table-cell office:value-type="string" calcext:value-type="string">
            <text:p>L</text:p>
          </table:table-cell>
          <table:table-cell office:value-type="float" office:value="11.7298033387338" calcext:value-type="float">
            <text:p>11.7298</text:p>
          </table:table-cell>
          <table:table-cell office:value-type="float" office:value="-0.361655368407944" calcext:value-type="float">
            <text:p>-0.3617</text:p>
          </table:table-cell>
          <table:table-cell office:value-type="float" office:value="-0.0308321766328082" calcext:value-type="float">
            <text:p>-0.0308</text:p>
          </table:table-cell>
          <table:table-cell office:value-type="float" office:value="0.857902377330959" calcext:value-type="float">
            <text:p>0.8579</text:p>
          </table:table-cell>
          <table:table-cell office:value-type="float" office:value="-7.70804415820204" calcext:value-type="float">
            <text:p>-7.7080</text:p>
          </table:table-cell>
          <table:table-cell office:value-type="float" office:value="-3.30010263081111" calcext:value-type="float">
            <text:p>-3.3001</text:p>
          </table:table-cell>
          <table:table-cell office:value-type="float" office:value="0.868251225646258" calcext:value-type="float">
            <text:p>0.868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0820</text:p>
          </table:table-cell>
          <table:table-cell office:value-type="string" calcext:value-type="string">
            <text:p>L</text:p>
          </table:table-cell>
          <table:table-cell office:value-type="float" office:value="1.89759497382515" calcext:value-type="float">
            <text:p>1.8976</text:p>
          </table:table-cell>
          <table:table-cell office:value-type="float" office:value="-0.0579511207071662" calcext:value-type="float">
            <text:p>-0.0580</text:p>
          </table:table-cell>
          <table:table-cell office:value-type="float" office:value="-0.0305392465233764" calcext:value-type="float">
            <text:p>-0.0305</text:p>
          </table:table-cell>
          <table:table-cell office:value-type="float" office:value="0.317897445479878" calcext:value-type="float">
            <text:p>0.3179</text:p>
          </table:table-cell>
          <table:table-cell office:value-type="float" office:value="-7.6348116308441" calcext:value-type="float">
            <text:p>-7.6348</text:p>
          </table:table-cell>
          <table:table-cell office:value-type="string" calcext:value-type="string">
            <text:p>NA</text:p>
          </table:table-cell>
          <table:table-cell office:value-type="float" office:value="0.908211308646549" calcext:value-type="float">
            <text:p>0.90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8880</text:p>
          </table:table-cell>
          <table:table-cell office:value-type="string" calcext:value-type="string">
            <text:p>NPF2.9</text:p>
          </table:table-cell>
          <table:table-cell office:value-type="string" calcext:value-type="string">
            <text:p>L</text:p>
          </table:table-cell>
          <table:table-cell office:value-type="float" office:value="19.8723613073622" calcext:value-type="float">
            <text:p>19.8724</text:p>
          </table:table-cell>
          <table:table-cell office:value-type="float" office:value="-0.605013458623052" calcext:value-type="float">
            <text:p>-0.6050</text:p>
          </table:table-cell>
          <table:table-cell office:value-type="float" office:value="-0.0304449707443127" calcext:value-type="float">
            <text:p>-0.0304</text:p>
          </table:table-cell>
          <table:table-cell office:value-type="float" office:value="0.915804020695407" calcext:value-type="float">
            <text:p>0.9158</text:p>
          </table:table-cell>
          <table:table-cell office:value-type="float" office:value="-7.61124268607817" calcext:value-type="float">
            <text:p>-7.6112</text:p>
          </table:table-cell>
          <table:table-cell office:value-type="float" office:value="-2.56575454169303" calcext:value-type="float">
            <text:p>-2.5658</text:p>
          </table:table-cell>
          <table:table-cell office:value-type="float" office:value="0.849442880600654" calcext:value-type="float">
            <text:p>0.84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8910</text:p>
          </table:table-cell>
          <table:table-cell office:value-type="string" calcext:value-type="string">
            <text:p>NIP1-2</text:p>
          </table:table-cell>
          <table:table-cell office:value-type="string" calcext:value-type="string">
            <text:p>L</text:p>
          </table:table-cell>
          <table:table-cell office:value-type="float" office:value="10.8795580997573" calcext:value-type="float">
            <text:p>10.8796</text:p>
          </table:table-cell>
          <table:table-cell office:value-type="float" office:value="-0.326793845616178" calcext:value-type="float">
            <text:p>-0.3268</text:p>
          </table:table-cell>
          <table:table-cell office:value-type="float" office:value="-0.0300374190403439" calcext:value-type="float">
            <text:p>-0.0300</text:p>
          </table:table-cell>
          <table:table-cell office:value-type="float" office:value="1.99293185952759" calcext:value-type="float">
            <text:p>1.9929</text:p>
          </table:table-cell>
          <table:table-cell office:value-type="float" office:value="-7.50935476008598" calcext:value-type="float">
            <text:p>-7.5094</text:p>
          </table:table-cell>
          <table:table-cell office:value-type="float" office:value="-0.682231411049971" calcext:value-type="float">
            <text:p>-0.6822</text:p>
          </table:table-cell>
          <table:table-cell office:value-type="float" office:value="0.918533316727684" calcext:value-type="float">
            <text:p>0.918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6770</text:p>
          </table:table-cell>
          <table:table-cell office:value-type="string" calcext:value-type="string">
            <text:p>L</text:p>
          </table:table-cell>
          <table:table-cell office:value-type="float" office:value="4.1311298312363" calcext:value-type="float">
            <text:p>4.1311</text:p>
          </table:table-cell>
          <table:table-cell office:value-type="float" office:value="-0.123927321467551" calcext:value-type="float">
            <text:p>-0.1239</text:p>
          </table:table-cell>
          <table:table-cell office:value-type="float" office:value="-0.0299984087961874" calcext:value-type="float">
            <text:p>-0.0300</text:p>
          </table:table-cell>
          <table:table-cell office:value-type="float" office:value="1.20386162935496" calcext:value-type="float">
            <text:p>1.2039</text:p>
          </table:table-cell>
          <table:table-cell office:value-type="float" office:value="-7.49960219904685" calcext:value-type="float">
            <text:p>-7.4996</text:p>
          </table:table-cell>
          <table:table-cell office:value-type="float" office:value="-1.40721870647129" calcext:value-type="float">
            <text:p>-1.4072</text:p>
          </table:table-cell>
          <table:table-cell office:value-type="float" office:value="0.8342890909355" calcext:value-type="float">
            <text:p>0.83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2050</text:p>
          </table:table-cell>
          <table:table-cell office:value-type="string" calcext:value-type="string">
            <text:p>STP7</text:p>
          </table:table-cell>
          <table:table-cell office:value-type="string" calcext:value-type="string">
            <text:p>L</text:p>
          </table:table-cell>
          <table:table-cell office:value-type="float" office:value="15.3093303989827" calcext:value-type="float">
            <text:p>15.3093</text:p>
          </table:table-cell>
          <table:table-cell office:value-type="float" office:value="-0.450131803301857" calcext:value-type="float">
            <text:p>-0.4501</text:p>
          </table:table-cell>
          <table:table-cell office:value-type="float" office:value="-0.0294024488054531" calcext:value-type="float">
            <text:p>-0.0294</text:p>
          </table:table-cell>
          <table:table-cell office:value-type="float" office:value="0.634209991646084" calcext:value-type="float">
            <text:p>0.6342</text:p>
          </table:table-cell>
          <table:table-cell office:value-type="float" office:value="-7.35061220136328" calcext:value-type="float">
            <text:p>-7.3506</text:p>
          </table:table-cell>
          <table:table-cell office:value-type="string" calcext:value-type="string">
            <text:p>NA</text:p>
          </table:table-cell>
          <table:table-cell office:value-type="float" office:value="0.936097756078077" calcext:value-type="float">
            <text:p>0.936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49470</text:p>
          </table:table-cell>
          <table:table-cell office:value-type="string" calcext:value-type="string">
            <text:p>L</text:p>
          </table:table-cell>
          <table:table-cell office:value-type="float" office:value="15.6745078810752" calcext:value-type="float">
            <text:p>15.6745</text:p>
          </table:table-cell>
          <table:table-cell office:value-type="float" office:value="-0.458665536020889" calcext:value-type="float">
            <text:p>-0.4587</text:p>
          </table:table-cell>
          <table:table-cell office:value-type="float" office:value="-0.0292618779167329" calcext:value-type="float">
            <text:p>-0.0293</text:p>
          </table:table-cell>
          <table:table-cell office:value-type="float" office:value="0.702658231449712" calcext:value-type="float">
            <text:p>0.7027</text:p>
          </table:table-cell>
          <table:table-cell office:value-type="float" office:value="-7.31546947918323" calcext:value-type="float">
            <text:p>-7.3155</text:p>
          </table:table-cell>
          <table:table-cell office:value-type="string" calcext:value-type="string">
            <text:p>NA</text:p>
          </table:table-cell>
          <table:table-cell office:value-type="float" office:value="0.94701969745821" calcext:value-type="float">
            <text:p>0.94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33480</text:p>
          </table:table-cell>
          <table:table-cell office:value-type="string" calcext:value-type="string">
            <text:p>ANAC041</text:p>
          </table:table-cell>
          <table:table-cell office:value-type="string" calcext:value-type="string">
            <text:p>L</text:p>
          </table:table-cell>
          <table:table-cell office:value-type="float" office:value="9.32522560403319" calcext:value-type="float">
            <text:p>9.3252</text:p>
          </table:table-cell>
          <table:table-cell office:value-type="float" office:value="-0.270089793374537" calcext:value-type="float">
            <text:p>-0.2701</text:p>
          </table:table-cell>
          <table:table-cell office:value-type="float" office:value="-0.0289633521850369" calcext:value-type="float">
            <text:p>-0.0290</text:p>
          </table:table-cell>
          <table:table-cell office:value-type="float" office:value="0.861977966936684" calcext:value-type="float">
            <text:p>0.8620</text:p>
          </table:table-cell>
          <table:table-cell office:value-type="float" office:value="-7.24083804625924" calcext:value-type="float">
            <text:p>-7.2408</text:p>
          </table:table-cell>
          <table:table-cell office:value-type="float" office:value="-2.64408961070412" calcext:value-type="float">
            <text:p>-2.6441</text:p>
          </table:table-cell>
          <table:table-cell office:value-type="float" office:value="0.863652706571129" calcext:value-type="float">
            <text:p>0.86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60490</text:p>
          </table:table-cell>
          <table:table-cell office:value-type="string" calcext:value-type="string">
            <text:p>ERF035</text:p>
          </table:table-cell>
          <table:table-cell office:value-type="string" calcext:value-type="string">
            <text:p>L</text:p>
          </table:table-cell>
          <table:table-cell office:value-type="float" office:value="2.4623882652652" calcext:value-type="float">
            <text:p>2.4624</text:p>
          </table:table-cell>
          <table:table-cell office:value-type="float" office:value="-0.0702514057117862" calcext:value-type="float">
            <text:p>-0.0703</text:p>
          </table:table-cell>
          <table:table-cell office:value-type="float" office:value="-0.0285297841541737" calcext:value-type="float">
            <text:p>-0.0285</text:p>
          </table:table-cell>
          <table:table-cell office:value-type="float" office:value="0.16743027034404" calcext:value-type="float">
            <text:p>0.1674</text:p>
          </table:table-cell>
          <table:table-cell office:value-type="float" office:value="-7.13244603854342" calcext:value-type="float">
            <text:p>-7.1324</text:p>
          </table:table-cell>
          <table:table-cell office:value-type="string" calcext:value-type="string">
            <text:p>NA</text:p>
          </table:table-cell>
          <table:table-cell office:value-type="float" office:value="0.856304941379491" calcext:value-type="float">
            <text:p>0.85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1910</text:p>
          </table:table-cell>
          <table:table-cell office:value-type="string" calcext:value-type="string">
            <text:p>APA1</text:p>
          </table:table-cell>
          <table:table-cell office:value-type="string" calcext:value-type="string">
            <text:p>L</text:p>
          </table:table-cell>
          <table:table-cell office:value-type="float" office:value="49.8025535138751" calcext:value-type="float">
            <text:p>49.8026</text:p>
          </table:table-cell>
          <table:table-cell office:value-type="float" office:value="-1.40392158021389" calcext:value-type="float">
            <text:p>-1.4039</text:p>
          </table:table-cell>
          <table:table-cell office:value-type="float" office:value="-0.0281897509496727" calcext:value-type="float">
            <text:p>-0.0282</text:p>
          </table:table-cell>
          <table:table-cell office:value-type="float" office:value="2.35279187748973" calcext:value-type="float">
            <text:p>2.3528</text:p>
          </table:table-cell>
          <table:table-cell office:value-type="float" office:value="-7.04743773741819" calcext:value-type="float">
            <text:p>-7.0474</text:p>
          </table:table-cell>
          <table:table-cell office:value-type="float" office:value="-0.5136153557768" calcext:value-type="float">
            <text:p>-0.5136</text:p>
          </table:table-cell>
          <table:table-cell office:value-type="float" office:value="0.986320001113392" calcext:value-type="float">
            <text:p>0.986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5070</text:p>
          </table:table-cell>
          <table:table-cell office:value-type="string" calcext:value-type="string">
            <text:p>L</text:p>
          </table:table-cell>
          <table:table-cell office:value-type="float" office:value="9.19758389194566" calcext:value-type="float">
            <text:p>9.1976</text:p>
          </table:table-cell>
          <table:table-cell office:value-type="float" office:value="-0.259103296920268" calcext:value-type="float">
            <text:p>-0.2591</text:p>
          </table:table-cell>
          <table:table-cell office:value-type="float" office:value="-0.0281708000670877" calcext:value-type="float">
            <text:p>-0.0282</text:p>
          </table:table-cell>
          <table:table-cell office:value-type="float" office:value="2.3922401582394" calcext:value-type="float">
            <text:p>2.3922</text:p>
          </table:table-cell>
          <table:table-cell office:value-type="float" office:value="-7.04270001677194" calcext:value-type="float">
            <text:p>-7.0427</text:p>
          </table:table-cell>
          <table:table-cell office:value-type="float" office:value="-0.50307283240032" calcext:value-type="float">
            <text:p>-0.5031</text:p>
          </table:table-cell>
          <table:table-cell office:value-type="float" office:value="0.920782209628457" calcext:value-type="float">
            <text:p>0.92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45680</text:p>
          </table:table-cell>
          <table:table-cell office:value-type="string" calcext:value-type="string">
            <text:p>NPF2.3</text:p>
          </table:table-cell>
          <table:table-cell office:value-type="string" calcext:value-type="string">
            <text:p>L</text:p>
          </table:table-cell>
          <table:table-cell office:value-type="float" office:value="2.46467573010006" calcext:value-type="float">
            <text:p>2.4647</text:p>
          </table:table-cell>
          <table:table-cell office:value-type="float" office:value="-0.0693268114107191" calcext:value-type="float">
            <text:p>-0.0693</text:p>
          </table:table-cell>
          <table:table-cell office:value-type="float" office:value="-0.0281281673544554" calcext:value-type="float">
            <text:p>-0.0281</text:p>
          </table:table-cell>
          <table:table-cell office:value-type="float" office:value="0.790213339066943" calcext:value-type="float">
            <text:p>0.7902</text:p>
          </table:table-cell>
          <table:table-cell office:value-type="float" office:value="-7.03204183861386" calcext:value-type="float">
            <text:p>-7.0320</text:p>
          </table:table-cell>
          <table:table-cell office:value-type="float" office:value="-3.18300308357016" calcext:value-type="float">
            <text:p>-3.1830</text:p>
          </table:table-cell>
          <table:table-cell office:value-type="float" office:value="0.854506878761362" calcext:value-type="float">
            <text:p>0.85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5230</text:p>
          </table:table-cell>
          <table:table-cell office:value-type="string" calcext:value-type="string">
            <text:p>PUB62</text:p>
          </table:table-cell>
          <table:table-cell office:value-type="string" calcext:value-type="string">
            <text:p>L</text:p>
          </table:table-cell>
          <table:table-cell office:value-type="float" office:value="5.95223555477176" calcext:value-type="float">
            <text:p>5.9522</text:p>
          </table:table-cell>
          <table:table-cell office:value-type="float" office:value="-0.158201191751634" calcext:value-type="float">
            <text:p>-0.1582</text:p>
          </table:table-cell>
          <table:table-cell office:value-type="float" office:value="-0.0265784494406994" calcext:value-type="float">
            <text:p>-0.0266</text:p>
          </table:table-cell>
          <table:table-cell office:value-type="float" office:value="1.13949130344628" calcext:value-type="float">
            <text:p>1.1395</text:p>
          </table:table-cell>
          <table:table-cell office:value-type="float" office:value="-6.64461236017484" calcext:value-type="float">
            <text:p>-6.6446</text:p>
          </table:table-cell>
          <table:table-cell office:value-type="float" office:value="-1.26229917600645" calcext:value-type="float">
            <text:p>-1.2623</text:p>
          </table:table-cell>
          <table:table-cell office:value-type="float" office:value="0.827379607393401" calcext:value-type="float">
            <text:p>0.82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3780</text:p>
          </table:table-cell>
          <table:table-cell office:value-type="string" calcext:value-type="string">
            <text:p>TRFL10</text:p>
          </table:table-cell>
          <table:table-cell office:value-type="string" calcext:value-type="string">
            <text:p>L</text:p>
          </table:table-cell>
          <table:table-cell office:value-type="float" office:value="1.83568326270265" calcext:value-type="float">
            <text:p>1.8357</text:p>
          </table:table-cell>
          <table:table-cell office:value-type="float" office:value="-0.0474267849384358" calcext:value-type="float">
            <text:p>-0.0474</text:p>
          </table:table-cell>
          <table:table-cell office:value-type="float" office:value="-0.0258360393113842" calcext:value-type="float">
            <text:p>-0.0258</text:p>
          </table:table-cell>
          <table:table-cell office:value-type="float" office:value="1.79798915220154" calcext:value-type="float">
            <text:p>1.7980</text:p>
          </table:table-cell>
          <table:table-cell office:value-type="float" office:value="-6.45900982784605" calcext:value-type="float">
            <text:p>-6.4590</text:p>
          </table:table-cell>
          <table:table-cell office:value-type="float" office:value="-0.642133186080588" calcext:value-type="float">
            <text:p>-0.6421</text:p>
          </table:table-cell>
          <table:table-cell office:value-type="float" office:value="0.888055164889655" calcext:value-type="float">
            <text:p>0.88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1310</text:p>
          </table:table-cell>
          <table:table-cell office:value-type="string" calcext:value-type="string">
            <text:p>ARR8</text:p>
          </table:table-cell>
          <table:table-cell office:value-type="string" calcext:value-type="string">
            <text:p>L</text:p>
          </table:table-cell>
          <table:table-cell office:value-type="float" office:value="15.7980529508041" calcext:value-type="float">
            <text:p>15.7981</text:p>
          </table:table-cell>
          <table:table-cell office:value-type="float" office:value="-0.39894534840336" calcext:value-type="float">
            <text:p>-0.3989</text:p>
          </table:table-cell>
          <table:table-cell office:value-type="float" office:value="-0.0252528175241402" calcext:value-type="float">
            <text:p>-0.0253</text:p>
          </table:table-cell>
          <table:table-cell office:value-type="float" office:value="1.3123319339189" calcext:value-type="float">
            <text:p>1.3123</text:p>
          </table:table-cell>
          <table:table-cell office:value-type="float" office:value="-6.31320438103506" calcext:value-type="float">
            <text:p>-6.3132</text:p>
          </table:table-cell>
          <table:table-cell office:value-type="float" office:value="-0.946381616377609" calcext:value-type="float">
            <text:p>-0.9464</text:p>
          </table:table-cell>
          <table:table-cell office:value-type="float" office:value="0.87393493106734" calcext:value-type="float">
            <text:p>0.87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19110</text:p>
          </table:table-cell>
          <table:table-cell office:value-type="string" calcext:value-type="string">
            <text:p>HMA4</text:p>
          </table:table-cell>
          <table:table-cell office:value-type="string" calcext:value-type="string">
            <text:p>L</text:p>
          </table:table-cell>
          <table:table-cell office:value-type="float" office:value="5.91603123129438" calcext:value-type="float">
            <text:p>5.9160</text:p>
          </table:table-cell>
          <table:table-cell office:value-type="float" office:value="-0.146949398821661" calcext:value-type="float">
            <text:p>-0.1469</text:p>
          </table:table-cell>
          <table:table-cell office:value-type="float" office:value="-0.0248391857778461" calcext:value-type="float">
            <text:p>-0.0248</text:p>
          </table:table-cell>
          <table:table-cell office:value-type="float" office:value="1.33448211270651" calcext:value-type="float">
            <text:p>1.3345</text:p>
          </table:table-cell>
          <table:table-cell office:value-type="float" office:value="-6.20979644446153" calcext:value-type="float">
            <text:p>-6.2098</text:p>
          </table:table-cell>
          <table:table-cell office:value-type="float" office:value="-0.903289642217689" calcext:value-type="float">
            <text:p>-0.9033</text:p>
          </table:table-cell>
          <table:table-cell office:value-type="float" office:value="0.804207305522309" calcext:value-type="float">
            <text:p>0.80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63210</text:p>
          </table:table-cell>
          <table:table-cell office:value-type="string" calcext:value-type="string">
            <text:p>MARD1</text:p>
          </table:table-cell>
          <table:table-cell office:value-type="string" calcext:value-type="string">
            <text:p>L</text:p>
          </table:table-cell>
          <table:table-cell office:value-type="float" office:value="15.4809777800834" calcext:value-type="float">
            <text:p>15.4810</text:p>
          </table:table-cell>
          <table:table-cell office:value-type="float" office:value="-0.372389214592377" calcext:value-type="float">
            <text:p>-0.3724</text:p>
          </table:table-cell>
          <table:table-cell office:value-type="float" office:value="-0.0240546314246032" calcext:value-type="float">
            <text:p>-0.0241</text:p>
          </table:table-cell>
          <table:table-cell office:value-type="float" office:value="0.416957874884537" calcext:value-type="float">
            <text:p>0.4170</text:p>
          </table:table-cell>
          <table:table-cell office:value-type="float" office:value="-6.01365785615079" calcext:value-type="float">
            <text:p>-6.0137</text:p>
          </table:table-cell>
          <table:table-cell office:value-type="string" calcext:value-type="string">
            <text:p>NA</text:p>
          </table:table-cell>
          <table:table-cell office:value-type="float" office:value="0.892994869338203" calcext:value-type="float">
            <text:p>0.89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3430</text:p>
          </table:table-cell>
          <table:table-cell office:value-type="string" calcext:value-type="string">
            <text:p>KRP1</text:p>
          </table:table-cell>
          <table:table-cell office:value-type="string" calcext:value-type="string">
            <text:p>L</text:p>
          </table:table-cell>
          <table:table-cell office:value-type="float" office:value="9.56087023896746" calcext:value-type="float">
            <text:p>9.5609</text:p>
          </table:table-cell>
          <table:table-cell office:value-type="float" office:value="-0.223395215369745" calcext:value-type="float">
            <text:p>-0.2234</text:p>
          </table:table-cell>
          <table:table-cell office:value-type="float" office:value="-0.0233655734034803" calcext:value-type="float">
            <text:p>-0.0234</text:p>
          </table:table-cell>
          <table:table-cell office:value-type="float" office:value="0.261089748948386" calcext:value-type="float">
            <text:p>0.2611</text:p>
          </table:table-cell>
          <table:table-cell office:value-type="float" office:value="-5.84139335087008" calcext:value-type="float">
            <text:p>-5.8414</text:p>
          </table:table-cell>
          <table:table-cell office:value-type="string" calcext:value-type="string">
            <text:p>NA</text:p>
          </table:table-cell>
          <table:table-cell office:value-type="float" office:value="0.855980849708206" calcext:value-type="float">
            <text:p>0.85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48760</text:p>
          </table:table-cell>
          <table:table-cell office:value-type="string" calcext:value-type="string">
            <text:p>DELTA-ADR</text:p>
          </table:table-cell>
          <table:table-cell office:value-type="string" calcext:value-type="string">
            <text:p>L</text:p>
          </table:table-cell>
          <table:table-cell office:value-type="float" office:value="20.0761181310249" calcext:value-type="float">
            <text:p>20.0761</text:p>
          </table:table-cell>
          <table:table-cell office:value-type="float" office:value="-0.401967832921791" calcext:value-type="float">
            <text:p>-0.4020</text:p>
          </table:table-cell>
          <table:table-cell office:value-type="float" office:value="-0.0200221890655547" calcext:value-type="float">
            <text:p>-0.0200</text:p>
          </table:table-cell>
          <table:table-cell office:value-type="float" office:value="1.6061559471839" calcext:value-type="float">
            <text:p>1.6062</text:p>
          </table:table-cell>
          <table:table-cell office:value-type="float" office:value="-5.00554726638867" calcext:value-type="float">
            <text:p>-5.0055</text:p>
          </table:table-cell>
          <table:table-cell office:value-type="float" office:value="-0.538780862335874" calcext:value-type="float">
            <text:p>-0.5388</text:p>
          </table:table-cell>
          <table:table-cell office:value-type="float" office:value="0.936638442705287" calcext:value-type="float">
            <text:p>0.93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2570</text:p>
          </table:table-cell>
          <table:table-cell office:value-type="string" calcext:value-type="string">
            <text:p>PMI1</text:p>
          </table:table-cell>
          <table:table-cell office:value-type="string" calcext:value-type="string">
            <text:p>L</text:p>
          </table:table-cell>
          <table:table-cell office:value-type="float" office:value="44.8936233579764" calcext:value-type="float">
            <text:p>44.8936</text:p>
          </table:table-cell>
          <table:table-cell office:value-type="float" office:value="0.896065452850944" calcext:value-type="float">
            <text:p>0.8961</text:p>
          </table:table-cell>
          <table:table-cell office:value-type="float" office:value="0.0199597489760589" calcext:value-type="float">
            <text:p>0.0200</text:p>
          </table:table-cell>
          <table:table-cell office:value-type="float" office:value="0.170695008760167" calcext:value-type="float">
            <text:p>0.1707</text:p>
          </table:table-cell>
          <table:table-cell office:value-type="float" office:value="4.98993724401473" calcext:value-type="float">
            <text:p>4.9899</text:p>
          </table:table-cell>
          <table:table-cell office:value-type="float" office:value="1.97206982277943" calcext:value-type="float">
            <text:p>1.9721</text:p>
          </table:table-cell>
          <table:table-cell office:value-type="float" office:value="0.846531877895568" calcext:value-type="float">
            <text:p>0.84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0920</text:p>
          </table:table-cell>
          <table:table-cell office:value-type="string" calcext:value-type="string">
            <text:p>COB</text:p>
          </table:table-cell>
          <table:table-cell office:value-type="string" calcext:value-type="string">
            <text:p>L</text:p>
          </table:table-cell>
          <table:table-cell office:value-type="float" office:value="100.728509529582" calcext:value-type="float">
            <text:p>100.7285</text:p>
          </table:table-cell>
          <table:table-cell office:value-type="float" office:value="2.03949977378108" calcext:value-type="float">
            <text:p>2.0395</text:p>
          </table:table-cell>
          <table:table-cell office:value-type="float" office:value="0.0202474928230931" calcext:value-type="float">
            <text:p>0.0202</text:p>
          </table:table-cell>
          <table:table-cell office:value-type="float" office:value="0.286649600275829" calcext:value-type="float">
            <text:p>0.2866</text:p>
          </table:table-cell>
          <table:table-cell office:value-type="float" office:value="5.06187320577327" calcext:value-type="float">
            <text:p>5.0619</text:p>
          </table:table-cell>
          <table:table-cell office:value-type="float" office:value="1.46773588031058" calcext:value-type="float">
            <text:p>1.4677</text:p>
          </table:table-cell>
          <table:table-cell office:value-type="float" office:value="0.857125848588949" calcext:value-type="float">
            <text:p>0.85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5680</text:p>
          </table:table-cell>
          <table:table-cell office:value-type="string" calcext:value-type="string">
            <text:p>AtGH9B7</text:p>
          </table:table-cell>
          <table:table-cell office:value-type="string" calcext:value-type="string">
            <text:p>L</text:p>
          </table:table-cell>
          <table:table-cell office:value-type="float" office:value="47.2163703286629" calcext:value-type="float">
            <text:p>47.2164</text:p>
          </table:table-cell>
          <table:table-cell office:value-type="float" office:value="0.983884835488484" calcext:value-type="float">
            <text:p>0.9839</text:p>
          </table:table-cell>
          <table:table-cell office:value-type="float" office:value="0.0208377905510287" calcext:value-type="float">
            <text:p>0.0208</text:p>
          </table:table-cell>
          <table:table-cell office:value-type="float" office:value="0.271689907551853" calcext:value-type="float">
            <text:p>0.2717</text:p>
          </table:table-cell>
          <table:table-cell office:value-type="float" office:value="5.20944763775717" calcext:value-type="float">
            <text:p>5.2094</text:p>
          </table:table-cell>
          <table:table-cell office:value-type="float" office:value="1.5446951000218" calcext:value-type="float">
            <text:p>1.5447</text:p>
          </table:table-cell>
          <table:table-cell office:value-type="float" office:value="0.852624164853896" calcext:value-type="float">
            <text:p>0.852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7410</text:p>
          </table:table-cell>
          <table:table-cell office:value-type="string" calcext:value-type="string">
            <text:p>E</text:p>
          </table:table-cell>
          <table:table-cell office:value-type="float" office:value="24.454229541773" calcext:value-type="float">
            <text:p>24.4542</text:p>
          </table:table-cell>
          <table:table-cell office:value-type="float" office:value="0.512409972344682" calcext:value-type="float">
            <text:p>0.5124</text:p>
          </table:table-cell>
          <table:table-cell office:value-type="float" office:value="0.0209538383317037" calcext:value-type="float">
            <text:p>0.0210</text:p>
          </table:table-cell>
          <table:table-cell office:value-type="float" office:value="0.698467606063582" calcext:value-type="float">
            <text:p>0.6985</text:p>
          </table:table-cell>
          <table:table-cell office:value-type="float" office:value="5.23845958292591" calcext:value-type="float">
            <text:p>5.2385</text:p>
          </table:table-cell>
          <table:table-cell office:value-type="float" office:value="0.807349320070034" calcext:value-type="float">
            <text:p>0.8073</text:p>
          </table:table-cell>
          <table:table-cell office:value-type="float" office:value="0.884212793499465" calcext:value-type="float">
            <text:p>0.884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41870</text:p>
          </table:table-cell>
          <table:table-cell office:value-type="string" calcext:value-type="string">
            <text:p>L</text:p>
          </table:table-cell>
          <table:table-cell office:value-type="float" office:value="9.71314257342652" calcext:value-type="float">
            <text:p>9.7131</text:p>
          </table:table-cell>
          <table:table-cell office:value-type="float" office:value="0.212209568087335" calcext:value-type="float">
            <text:p>0.2122</text:p>
          </table:table-cell>
          <table:table-cell office:value-type="float" office:value="0.0218476735498461" calcext:value-type="float">
            <text:p>0.0218</text:p>
          </table:table-cell>
          <table:table-cell office:value-type="float" office:value="0.447231472548906" calcext:value-type="float">
            <text:p>0.4472</text:p>
          </table:table-cell>
          <table:table-cell office:value-type="float" office:value="5.46191838746153" calcext:value-type="float">
            <text:p>5.4619</text:p>
          </table:table-cell>
          <table:table-cell office:value-type="float" office:value="1.15138688389698" calcext:value-type="float">
            <text:p>1.1514</text:p>
          </table:table-cell>
          <table:table-cell office:value-type="float" office:value="0.9437333126482" calcext:value-type="float">
            <text:p>0.94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3805</text:p>
          </table:table-cell>
          <table:table-cell office:value-type="string" calcext:value-type="string">
            <text:p>RALFL24</text:p>
          </table:table-cell>
          <table:table-cell office:value-type="string" calcext:value-type="string">
            <text:p>L</text:p>
          </table:table-cell>
          <table:table-cell office:value-type="float" office:value="19.4373438471848" calcext:value-type="float">
            <text:p>19.4373</text:p>
          </table:table-cell>
          <table:table-cell office:value-type="float" office:value="0.432192337726418" calcext:value-type="float">
            <text:p>0.4322</text:p>
          </table:table-cell>
          <table:table-cell office:value-type="float" office:value="0.0222351542023585" calcext:value-type="float">
            <text:p>0.0222</text:p>
          </table:table-cell>
          <table:table-cell office:value-type="float" office:value="0.0902482420968738" calcext:value-type="float">
            <text:p>0.0902</text:p>
          </table:table-cell>
          <table:table-cell office:value-type="float" office:value="5.55878855058963" calcext:value-type="float">
            <text:p>5.5588</text:p>
          </table:table-cell>
          <table:table-cell office:value-type="float" office:value="2.83984724397449" calcext:value-type="float">
            <text:p>2.8398</text:p>
          </table:table-cell>
          <table:table-cell office:value-type="float" office:value="0.813869685044507" calcext:value-type="float">
            <text:p>0.81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3380</text:p>
          </table:table-cell>
          <table:table-cell office:value-type="string" calcext:value-type="string">
            <text:p>4CLL9</text:p>
          </table:table-cell>
          <table:table-cell office:value-type="string" calcext:value-type="string">
            <text:p>L</text:p>
          </table:table-cell>
          <table:table-cell office:value-type="float" office:value="13.0594764413773" calcext:value-type="float">
            <text:p>13.0595</text:p>
          </table:table-cell>
          <table:table-cell office:value-type="float" office:value="0.302203277817388" calcext:value-type="float">
            <text:p>0.3022</text:p>
          </table:table-cell>
          <table:table-cell office:value-type="float" office:value="0.0231405354704645" calcext:value-type="float">
            <text:p>0.0231</text:p>
          </table:table-cell>
          <table:table-cell office:value-type="float" office:value="0.33647924637231" calcext:value-type="float">
            <text:p>0.3365</text:p>
          </table:table-cell>
          <table:table-cell office:value-type="float" office:value="5.78513386761614" calcext:value-type="float">
            <text:p>5.7851</text:p>
          </table:table-cell>
          <table:table-cell office:value-type="float" office:value="1.44324260397808" calcext:value-type="float">
            <text:p>1.4432</text:p>
          </table:table-cell>
          <table:table-cell office:value-type="float" office:value="0.958358452425056" calcext:value-type="float">
            <text:p>0.958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5020</text:p>
          </table:table-cell>
          <table:table-cell office:value-type="string" calcext:value-type="string">
            <text:p>L</text:p>
          </table:table-cell>
          <table:table-cell office:value-type="float" office:value="0.960371607679468" calcext:value-type="float">
            <text:p>0.9604</text:p>
          </table:table-cell>
          <table:table-cell office:value-type="float" office:value="0.0227031420645867" calcext:value-type="float">
            <text:p>0.0227</text:p>
          </table:table-cell>
          <table:table-cell office:value-type="float" office:value="0.0236399554953983" calcext:value-type="float">
            <text:p>0.0236</text:p>
          </table:table-cell>
          <table:table-cell office:value-type="float" office:value="0.137575166563426" calcext:value-type="float">
            <text:p>0.1376</text:p>
          </table:table-cell>
          <table:table-cell office:value-type="float" office:value="5.90998887384957" calcext:value-type="float">
            <text:p>5.9100</text:p>
          </table:table-cell>
          <table:table-cell office:value-type="float" office:value="2.40485554324482" calcext:value-type="float">
            <text:p>2.4049</text:p>
          </table:table-cell>
          <table:table-cell office:value-type="float" office:value="0.800471713220885" calcext:value-type="float">
            <text:p>0.80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4350</text:p>
          </table:table-cell>
          <table:table-cell office:value-type="string" calcext:value-type="string">
            <text:p>SRF7</text:p>
          </table:table-cell>
          <table:table-cell office:value-type="string" calcext:value-type="string">
            <text:p>L</text:p>
          </table:table-cell>
          <table:table-cell office:value-type="float" office:value="23.0854696321466" calcext:value-type="float">
            <text:p>23.0855</text:p>
          </table:table-cell>
          <table:table-cell office:value-type="float" office:value="0.553755860533613" calcext:value-type="float">
            <text:p>0.5538</text:p>
          </table:table-cell>
          <table:table-cell office:value-type="float" office:value="0.0239872036115092" calcext:value-type="float">
            <text:p>0.0240</text:p>
          </table:table-cell>
          <table:table-cell office:value-type="float" office:value="0.783654253311801" calcext:value-type="float">
            <text:p>0.7837</text:p>
          </table:table-cell>
          <table:table-cell office:value-type="float" office:value="5.9968009028773" calcext:value-type="float">
            <text:p>5.9968</text:p>
          </table:table-cell>
          <table:table-cell office:value-type="float" office:value="0.819860703695329" calcext:value-type="float">
            <text:p>0.8199</text:p>
          </table:table-cell>
          <table:table-cell office:value-type="float" office:value="0.899821946555787" calcext:value-type="float">
            <text:p>0.89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1210</text:p>
          </table:table-cell>
          <table:table-cell office:value-type="string" calcext:value-type="string">
            <text:p>DWA3</text:p>
          </table:table-cell>
          <table:table-cell office:value-type="string" calcext:value-type="string">
            <text:p>L</text:p>
          </table:table-cell>
          <table:table-cell office:value-type="float" office:value="1.69760008022305" calcext:value-type="float">
            <text:p>1.6976</text:p>
          </table:table-cell>
          <table:table-cell office:value-type="float" office:value="0.0411248561495579" calcext:value-type="float">
            <text:p>0.0411</text:p>
          </table:table-cell>
          <table:table-cell office:value-type="float" office:value="0.0242252911204826" calcext:value-type="float">
            <text:p>0.0242</text:p>
          </table:table-cell>
          <table:table-cell office:value-type="float" office:value="0.252423225834205" calcext:value-type="float">
            <text:p>0.2524</text:p>
          </table:table-cell>
          <table:table-cell office:value-type="float" office:value="6.05632278012065" calcext:value-type="float">
            <text:p>6.0563</text:p>
          </table:table-cell>
          <table:table-cell office:value-type="float" office:value="1.76522631142484" calcext:value-type="float">
            <text:p>1.7652</text:p>
          </table:table-cell>
          <table:table-cell office:value-type="float" office:value="0.847480915201409" calcext:value-type="float">
            <text:p>0.84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1650</text:p>
          </table:table-cell>
          <table:table-cell office:value-type="string" calcext:value-type="string">
            <text:p>SPPL4</text:p>
          </table:table-cell>
          <table:table-cell office:value-type="string" calcext:value-type="string">
            <text:p>L</text:p>
          </table:table-cell>
          <table:table-cell office:value-type="float" office:value="7.04784035722556" calcext:value-type="float">
            <text:p>7.0478</text:p>
          </table:table-cell>
          <table:table-cell office:value-type="float" office:value="0.17711325845407" calcext:value-type="float">
            <text:p>0.1771</text:p>
          </table:table-cell>
          <table:table-cell office:value-type="float" office:value="0.025130146183361" calcext:value-type="float">
            <text:p>0.0251</text:p>
          </table:table-cell>
          <table:table-cell office:value-type="float" office:value="0.536827996602533" calcext:value-type="float">
            <text:p>0.5368</text:p>
          </table:table-cell>
          <table:table-cell office:value-type="float" office:value="6.28253654584025" calcext:value-type="float">
            <text:p>6.2825</text:p>
          </table:table-cell>
          <table:table-cell office:value-type="float" office:value="1.11789924738802" calcext:value-type="float">
            <text:p>1.1179</text:p>
          </table:table-cell>
          <table:table-cell office:value-type="float" office:value="0.84886165981953" calcext:value-type="float">
            <text:p>0.84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46550</text:p>
          </table:table-cell>
          <table:table-cell office:value-type="string" calcext:value-type="string">
            <text:p>FLA4</text:p>
          </table:table-cell>
          <table:table-cell office:value-type="string" calcext:value-type="string">
            <text:p>L</text:p>
          </table:table-cell>
          <table:table-cell office:value-type="float" office:value="29.6073054138729" calcext:value-type="float">
            <text:p>29.6073</text:p>
          </table:table-cell>
          <table:table-cell office:value-type="float" office:value="0.745716083293797" calcext:value-type="float">
            <text:p>0.7457</text:p>
          </table:table-cell>
          <table:table-cell office:value-type="float" office:value="0.0251868946825665" calcext:value-type="float">
            <text:p>0.0252</text:p>
          </table:table-cell>
          <table:table-cell office:value-type="float" office:value="0.744901176820864" calcext:value-type="float">
            <text:p>0.7449</text:p>
          </table:table-cell>
          <table:table-cell office:value-type="float" office:value="6.29672367064163" calcext:value-type="float">
            <text:p>6.2967</text:p>
          </table:table-cell>
          <table:table-cell office:value-type="float" office:value="0.883863150938835" calcext:value-type="float">
            <text:p>0.8839</text:p>
          </table:table-cell>
          <table:table-cell office:value-type="float" office:value="0.889816006326176" calcext:value-type="float">
            <text:p>0.889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80510</text:p>
          </table:table-cell>
          <table:table-cell office:value-type="string" calcext:value-type="string">
            <text:p>L</text:p>
          </table:table-cell>
          <table:table-cell office:value-type="float" office:value="4.54017167762256" calcext:value-type="float">
            <text:p>4.5402</text:p>
          </table:table-cell>
          <table:table-cell office:value-type="float" office:value="0.12053534665854" calcext:value-type="float">
            <text:p>0.1205</text:p>
          </table:table-cell>
          <table:table-cell office:value-type="float" office:value="0.026548631905844" calcext:value-type="float">
            <text:p>0.0265</text:p>
          </table:table-cell>
          <table:table-cell office:value-type="float" office:value="0.753184833929516" calcext:value-type="float">
            <text:p>0.7532</text:p>
          </table:table-cell>
          <table:table-cell office:value-type="float" office:value="6.637157976461" calcext:value-type="float">
            <text:p>6.6372</text:p>
          </table:table-cell>
          <table:table-cell office:value-type="float" office:value="0.911662729032192" calcext:value-type="float">
            <text:p>0.9117</text:p>
          </table:table-cell>
          <table:table-cell office:value-type="float" office:value="0.869862508561674" calcext:value-type="float">
            <text:p>0.869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0490</text:p>
          </table:table-cell>
          <table:table-cell office:value-type="string" calcext:value-type="string">
            <text:p>L</text:p>
          </table:table-cell>
          <table:table-cell office:value-type="float" office:value="4.08936047078332" calcext:value-type="float">
            <text:p>4.0894</text:p>
          </table:table-cell>
          <table:table-cell office:value-type="float" office:value="0.110395416955091" calcext:value-type="float">
            <text:p>0.1104</text:p>
          </table:table-cell>
          <table:table-cell office:value-type="float" office:value="0.0269957656567127" calcext:value-type="float">
            <text:p>0.0270</text:p>
          </table:table-cell>
          <table:table-cell office:value-type="float" office:value="0.0656183391954973" calcext:value-type="float">
            <text:p>0.0656</text:p>
          </table:table-cell>
          <table:table-cell office:value-type="float" office:value="6.74894141417818" calcext:value-type="float">
            <text:p>6.7489</text:p>
          </table:table-cell>
          <table:table-cell office:value-type="float" office:value="3.49635306620815" calcext:value-type="float">
            <text:p>3.4964</text:p>
          </table:table-cell>
          <table:table-cell office:value-type="float" office:value="0.875493602540741" calcext:value-type="float">
            <text:p>0.875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44150</text:p>
          </table:table-cell>
          <table:table-cell office:value-type="string" calcext:value-type="string">
            <text:p>L</text:p>
          </table:table-cell>
          <table:table-cell office:value-type="float" office:value="8.41572447687397" calcext:value-type="float">
            <text:p>8.4157</text:p>
          </table:table-cell>
          <table:table-cell office:value-type="float" office:value="0.227585751820822" calcext:value-type="float">
            <text:p>0.2276</text:p>
          </table:table-cell>
          <table:table-cell office:value-type="float" office:value="0.0270429185801196" calcext:value-type="float">
            <text:p>0.0270</text:p>
          </table:table-cell>
          <table:table-cell office:value-type="float" office:value="1.41163510374844" calcext:value-type="float">
            <text:p>1.4116</text:p>
          </table:table-cell>
          <table:table-cell office:value-type="float" office:value="6.76072964502989" calcext:value-type="float">
            <text:p>6.7607</text:p>
          </table:table-cell>
          <table:table-cell office:value-type="float" office:value="0.564552776954754" calcext:value-type="float">
            <text:p>0.5646</text:p>
          </table:table-cell>
          <table:table-cell office:value-type="float" office:value="0.811410211942726" calcext:value-type="float">
            <text:p>0.811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9620</text:p>
          </table:table-cell>
          <table:table-cell office:value-type="string" calcext:value-type="string">
            <text:p>L</text:p>
          </table:table-cell>
          <table:table-cell office:value-type="float" office:value="20.7037244046433" calcext:value-type="float">
            <text:p>20.7037</text:p>
          </table:table-cell>
          <table:table-cell office:value-type="float" office:value="0.562530767158311" calcext:value-type="float">
            <text:p>0.5625</text:p>
          </table:table-cell>
          <table:table-cell office:value-type="float" office:value="0.0271705107817292" calcext:value-type="float">
            <text:p>0.0272</text:p>
          </table:table-cell>
          <table:table-cell office:value-type="float" office:value="1.13977266796586" calcext:value-type="float">
            <text:p>1.1398</text:p>
          </table:table-cell>
          <table:table-cell office:value-type="float" office:value="6.79262769543231" calcext:value-type="float">
            <text:p>6.7926</text:p>
          </table:table-cell>
          <table:table-cell office:value-type="float" office:value="0.67442754708458" calcext:value-type="float">
            <text:p>0.6744</text:p>
          </table:table-cell>
          <table:table-cell office:value-type="float" office:value="0.907820523440933" calcext:value-type="float">
            <text:p>0.90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3610</text:p>
          </table:table-cell>
          <table:table-cell office:value-type="string" calcext:value-type="string">
            <text:p>CDKE-1</text:p>
          </table:table-cell>
          <table:table-cell office:value-type="string" calcext:value-type="string">
            <text:p>L</text:p>
          </table:table-cell>
          <table:table-cell office:value-type="float" office:value="5.48942164744645" calcext:value-type="float">
            <text:p>5.4894</text:p>
          </table:table-cell>
          <table:table-cell office:value-type="float" office:value="0.149857265823087" calcext:value-type="float">
            <text:p>0.1499</text:p>
          </table:table-cell>
          <table:table-cell office:value-type="float" office:value="0.0272992813173309" calcext:value-type="float">
            <text:p>0.0273</text:p>
          </table:table-cell>
          <table:table-cell office:value-type="float" office:value="0.804836288132253" calcext:value-type="float">
            <text:p>0.8048</text:p>
          </table:table-cell>
          <table:table-cell office:value-type="float" office:value="6.82482032933272" calcext:value-type="float">
            <text:p>6.8248</text:p>
          </table:table-cell>
          <table:table-cell office:value-type="float" office:value="0.885946191700635" calcext:value-type="float">
            <text:p>0.8859</text:p>
          </table:table-cell>
          <table:table-cell office:value-type="float" office:value="0.934771039194315" calcext:value-type="float">
            <text:p>0.93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9990</text:p>
          </table:table-cell>
          <table:table-cell office:value-type="string" calcext:value-type="string">
            <text:p>RABA4B</text:p>
          </table:table-cell>
          <table:table-cell office:value-type="string" calcext:value-type="string">
            <text:p>L</text:p>
          </table:table-cell>
          <table:table-cell office:value-type="float" office:value="39.2405067752447" calcext:value-type="float">
            <text:p>39.2405</text:p>
          </table:table-cell>
          <table:table-cell office:value-type="float" office:value="1.09700674065241" calcext:value-type="float">
            <text:p>1.0970</text:p>
          </table:table-cell>
          <table:table-cell office:value-type="float" office:value="0.0279559779116937" calcext:value-type="float">
            <text:p>0.0280</text:p>
          </table:table-cell>
          <table:table-cell office:value-type="float" office:value="0.283171288766395" calcext:value-type="float">
            <text:p>0.2832</text:p>
          </table:table-cell>
          <table:table-cell office:value-type="float" office:value="6.98899447792344" calcext:value-type="float">
            <text:p>6.9890</text:p>
          </table:table-cell>
          <table:table-cell office:value-type="float" office:value="1.7941519472179" calcext:value-type="float">
            <text:p>1.7942</text:p>
          </table:table-cell>
          <table:table-cell office:value-type="float" office:value="0.86716630989784" calcext:value-type="float">
            <text:p>0.867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2880</text:p>
          </table:table-cell>
          <table:table-cell office:value-type="string" calcext:value-type="string">
            <text:p>E</text:p>
          </table:table-cell>
          <table:table-cell office:value-type="float" office:value="11.7382678048057" calcext:value-type="float">
            <text:p>11.7383</text:p>
          </table:table-cell>
          <table:table-cell office:value-type="float" office:value="0.328422210205896" calcext:value-type="float">
            <text:p>0.3284</text:p>
          </table:table-cell>
          <table:table-cell office:value-type="float" office:value="0.0279787627669763" calcext:value-type="float">
            <text:p>0.0280</text:p>
          </table:table-cell>
          <table:table-cell office:value-type="float" office:value="1.39593013677907" calcext:value-type="float">
            <text:p>1.3959</text:p>
          </table:table-cell>
          <table:table-cell office:value-type="float" office:value="6.99469069174408" calcext:value-type="float">
            <text:p>6.9947</text:p>
          </table:table-cell>
          <table:table-cell office:value-type="float" office:value="0.585998386173031" calcext:value-type="float">
            <text:p>0.5860</text:p>
          </table:table-cell>
          <table:table-cell office:value-type="float" office:value="0.826094184505146" calcext:value-type="float">
            <text:p>0.82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3560</text:p>
          </table:table-cell>
          <table:table-cell office:value-type="string" calcext:value-type="string">
            <text:p>TPC1</text:p>
          </table:table-cell>
          <table:table-cell office:value-type="string" calcext:value-type="string">
            <text:p>L</text:p>
          </table:table-cell>
          <table:table-cell office:value-type="float" office:value="23.4799956646642" calcext:value-type="float">
            <text:p>23.4800</text:p>
          </table:table-cell>
          <table:table-cell office:value-type="float" office:value="0.662899757725438" calcext:value-type="float">
            <text:p>0.6629</text:p>
          </table:table-cell>
          <table:table-cell office:value-type="float" office:value="0.0282325332249979" calcext:value-type="float">
            <text:p>0.0282</text:p>
          </table:table-cell>
          <table:table-cell office:value-type="float" office:value="1.37427620841193" calcext:value-type="float">
            <text:p>1.3743</text:p>
          </table:table-cell>
          <table:table-cell office:value-type="float" office:value="7.05813330624947" calcext:value-type="float">
            <text:p>7.0581</text:p>
          </table:table-cell>
          <table:table-cell office:value-type="float" office:value="0.597973638763636" calcext:value-type="float">
            <text:p>0.5980</text:p>
          </table:table-cell>
          <table:table-cell office:value-type="float" office:value="0.847183954909924" calcext:value-type="float">
            <text:p>0.847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15440</text:p>
          </table:table-cell>
          <table:table-cell office:value-type="string" calcext:value-type="string">
            <text:p>L</text:p>
          </table:table-cell>
          <table:table-cell office:value-type="float" office:value="3.37674061622225" calcext:value-type="float">
            <text:p>3.3767</text:p>
          </table:table-cell>
          <table:table-cell office:value-type="float" office:value="0.0957164142949587" calcext:value-type="float">
            <text:p>0.0957</text:p>
          </table:table-cell>
          <table:table-cell office:value-type="float" office:value="0.0283458000401707" calcext:value-type="float">
            <text:p>0.0283</text:p>
          </table:table-cell>
          <table:table-cell office:value-type="float" office:value="0.218082052559362" calcext:value-type="float">
            <text:p>0.2181</text:p>
          </table:table-cell>
          <table:table-cell office:value-type="float" office:value="7.08645001004267" calcext:value-type="float">
            <text:p>7.0865</text:p>
          </table:table-cell>
          <table:table-cell office:value-type="float" office:value="2.0872734425333" calcext:value-type="float">
            <text:p>2.0873</text:p>
          </table:table-cell>
          <table:table-cell office:value-type="float" office:value="0.906574162930579" calcext:value-type="float">
            <text:p>0.90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0210</text:p>
          </table:table-cell>
          <table:table-cell office:value-type="string" calcext:value-type="string">
            <text:p>ATR2</text:p>
          </table:table-cell>
          <table:table-cell office:value-type="string" calcext:value-type="string">
            <text:p>L</text:p>
          </table:table-cell>
          <table:table-cell office:value-type="float" office:value="18.4313542398484" calcext:value-type="float">
            <text:p>18.4314</text:p>
          </table:table-cell>
          <table:table-cell office:value-type="float" office:value="0.52349768408434" calcext:value-type="float">
            <text:p>0.5235</text:p>
          </table:table-cell>
          <table:table-cell office:value-type="float" office:value="0.0284025621379758" calcext:value-type="float">
            <text:p>0.0284</text:p>
          </table:table-cell>
          <table:table-cell office:value-type="float" office:value="0.370378905890546" calcext:value-type="float">
            <text:p>0.3704</text:p>
          </table:table-cell>
          <table:table-cell office:value-type="float" office:value="7.10064053449396" calcext:value-type="float">
            <text:p>7.1006</text:p>
          </table:table-cell>
          <table:table-cell office:value-type="float" office:value="1.54454906834087" calcext:value-type="float">
            <text:p>1.5445</text:p>
          </table:table-cell>
          <table:table-cell office:value-type="float" office:value="0.958276484983581" calcext:value-type="float">
            <text:p>0.95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3740</text:p>
          </table:table-cell>
          <table:table-cell office:value-type="string" calcext:value-type="string">
            <text:p>BPM4</text:p>
          </table:table-cell>
          <table:table-cell office:value-type="string" calcext:value-type="string">
            <text:p>L</text:p>
          </table:table-cell>
          <table:table-cell office:value-type="float" office:value="8.70580443394864" calcext:value-type="float">
            <text:p>8.7058</text:p>
          </table:table-cell>
          <table:table-cell office:value-type="float" office:value="0.248096136377416" calcext:value-type="float">
            <text:p>0.2481</text:p>
          </table:table-cell>
          <table:table-cell office:value-type="float" office:value="0.0284977842380602" calcext:value-type="float">
            <text:p>0.0285</text:p>
          </table:table-cell>
          <table:table-cell office:value-type="float" office:value="1.37897831406172" calcext:value-type="float">
            <text:p>1.3790</text:p>
          </table:table-cell>
          <table:table-cell office:value-type="float" office:value="7.12444605951504" calcext:value-type="float">
            <text:p>7.1244</text:p>
          </table:table-cell>
          <table:table-cell office:value-type="float" office:value="0.600885058948555" calcext:value-type="float">
            <text:p>0.6009</text:p>
          </table:table-cell>
          <table:table-cell office:value-type="float" office:value="0.876560533196036" calcext:value-type="float">
            <text:p>0.87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0360</text:p>
          </table:table-cell>
          <table:table-cell office:value-type="string" calcext:value-type="string">
            <text:p>CYP86A2</text:p>
          </table:table-cell>
          <table:table-cell office:value-type="string" calcext:value-type="string">
            <text:p>L</text:p>
          </table:table-cell>
          <table:table-cell office:value-type="float" office:value="51.9227249126244" calcext:value-type="float">
            <text:p>51.9227</text:p>
          </table:table-cell>
          <table:table-cell office:value-type="float" office:value="1.48914529506722" calcext:value-type="float">
            <text:p>1.4891</text:p>
          </table:table-cell>
          <table:table-cell office:value-type="float" office:value="0.0286800297475364" calcext:value-type="float">
            <text:p>0.0287</text:p>
          </table:table-cell>
          <table:table-cell office:value-type="float" office:value="0.0881014207926506" calcext:value-type="float">
            <text:p>0.0881</text:p>
          </table:table-cell>
          <table:table-cell office:value-type="float" office:value="7.17000743688409" calcext:value-type="float">
            <text:p>7.1700</text:p>
          </table:table-cell>
          <table:table-cell office:value-type="float" office:value="3.19193467701975" calcext:value-type="float">
            <text:p>3.1919</text:p>
          </table:table-cell>
          <table:table-cell office:value-type="float" office:value="0.939251485532647" calcext:value-type="float">
            <text:p>0.93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38290</text:p>
          </table:table-cell>
          <table:table-cell office:value-type="string" calcext:value-type="string">
            <text:p>AMT2</text:p>
          </table:table-cell>
          <table:table-cell office:value-type="string" calcext:value-type="string">
            <text:p>L</text:p>
          </table:table-cell>
          <table:table-cell office:value-type="float" office:value="9.83896428133608" calcext:value-type="float">
            <text:p>9.8390</text:p>
          </table:table-cell>
          <table:table-cell office:value-type="float" office:value="0.286275168012094" calcext:value-type="float">
            <text:p>0.2863</text:p>
          </table:table-cell>
          <table:table-cell office:value-type="float" office:value="0.0290960674138375" calcext:value-type="float">
            <text:p>0.0291</text:p>
          </table:table-cell>
          <table:table-cell office:value-type="float" office:value="0.454246057163728" calcext:value-type="float">
            <text:p>0.4542</text:p>
          </table:table-cell>
          <table:table-cell office:value-type="float" office:value="7.27401685345939" calcext:value-type="float">
            <text:p>7.2740</text:p>
          </table:table-cell>
          <table:table-cell office:value-type="float" office:value="1.37925412498868" calcext:value-type="float">
            <text:p>1.3793</text:p>
          </table:table-cell>
          <table:table-cell office:value-type="float" office:value="0.964597739732538" calcext:value-type="float">
            <text:p>0.96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8010</text:p>
          </table:table-cell>
          <table:table-cell office:value-type="string" calcext:value-type="string">
            <text:p>GATA11</text:p>
          </table:table-cell>
          <table:table-cell office:value-type="string" calcext:value-type="string">
            <text:p>L</text:p>
          </table:table-cell>
          <table:table-cell office:value-type="float" office:value="15.1984950739164" calcext:value-type="float">
            <text:p>15.1985</text:p>
          </table:table-cell>
          <table:table-cell office:value-type="float" office:value="0.4575927628402" calcext:value-type="float">
            <text:p>0.4576</text:p>
          </table:table-cell>
          <table:table-cell office:value-type="float" office:value="0.0301077679477305" calcext:value-type="float">
            <text:p>0.0301</text:p>
          </table:table-cell>
          <table:table-cell office:value-type="float" office:value="0.931353055582843" calcext:value-type="float">
            <text:p>0.9314</text:p>
          </table:table-cell>
          <table:table-cell office:value-type="float" office:value="7.52694198693262" calcext:value-type="float">
            <text:p>7.5269</text:p>
          </table:table-cell>
          <table:table-cell office:value-type="float" office:value="0.854532550186531" calcext:value-type="float">
            <text:p>0.8545</text:p>
          </table:table-cell>
          <table:table-cell office:value-type="float" office:value="0.93984715953149" calcext:value-type="float">
            <text:p>0.93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4660</text:p>
          </table:table-cell>
          <table:table-cell office:value-type="string" calcext:value-type="string">
            <text:p>ZHD1</text:p>
          </table:table-cell>
          <table:table-cell office:value-type="string" calcext:value-type="string">
            <text:p>E</text:p>
          </table:table-cell>
          <table:table-cell office:value-type="float" office:value="6.15817492125587" calcext:value-type="float">
            <text:p>6.1582</text:p>
          </table:table-cell>
          <table:table-cell office:value-type="float" office:value="0.185505823956376" calcext:value-type="float">
            <text:p>0.1855</text:p>
          </table:table-cell>
          <table:table-cell office:value-type="float" office:value="0.0301235067740727" calcext:value-type="float">
            <text:p>0.0301</text:p>
          </table:table-cell>
          <table:table-cell office:value-type="float" office:value="0.536017406056063" calcext:value-type="float">
            <text:p>0.5360</text:p>
          </table:table-cell>
          <table:table-cell office:value-type="float" office:value="7.53087669351818" calcext:value-type="float">
            <text:p>7.5309</text:p>
          </table:table-cell>
          <table:table-cell office:value-type="float" office:value="1.26601810797998" calcext:value-type="float">
            <text:p>1.2660</text:p>
          </table:table-cell>
          <table:table-cell office:value-type="float" office:value="0.891279205243748" calcext:value-type="float">
            <text:p>0.89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62150</text:p>
          </table:table-cell>
          <table:table-cell office:value-type="string" calcext:value-type="string">
            <text:p>ABCB21</text:p>
          </table:table-cell>
          <table:table-cell office:value-type="string" calcext:value-type="string">
            <text:p>L</text:p>
          </table:table-cell>
          <table:table-cell office:value-type="float" office:value="4.16970211912547" calcext:value-type="float">
            <text:p>4.1697</text:p>
          </table:table-cell>
          <table:table-cell office:value-type="float" office:value="0.12741566993027" calcext:value-type="float">
            <text:p>0.1274</text:p>
          </table:table-cell>
          <table:table-cell office:value-type="float" office:value="0.0305574993824723" calcext:value-type="float">
            <text:p>0.0306</text:p>
          </table:table-cell>
          <table:table-cell office:value-type="float" office:value="1.83642238009514" calcext:value-type="float">
            <text:p>1.8364</text:p>
          </table:table-cell>
          <table:table-cell office:value-type="float" office:value="7.63937484561807" calcext:value-type="float">
            <text:p>7.6394</text:p>
          </table:table-cell>
          <table:table-cell office:value-type="float" office:value="0.501813373018864" calcext:value-type="float">
            <text:p>0.5018</text:p>
          </table:table-cell>
          <table:table-cell office:value-type="float" office:value="0.905052959940958" calcext:value-type="float">
            <text:p>0.905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53440</text:p>
          </table:table-cell>
          <table:table-cell office:value-type="string" calcext:value-type="string">
            <text:p>L</text:p>
          </table:table-cell>
          <table:table-cell office:value-type="float" office:value="6.40096250514218" calcext:value-type="float">
            <text:p>6.4010</text:p>
          </table:table-cell>
          <table:table-cell office:value-type="float" office:value="0.195731476481286" calcext:value-type="float">
            <text:p>0.1957</text:p>
          </table:table-cell>
          <table:table-cell office:value-type="float" office:value="0.0305784444642577" calcext:value-type="float">
            <text:p>0.0306</text:p>
          </table:table-cell>
          <table:table-cell office:value-type="float" office:value="0.0499004658598476" calcext:value-type="float">
            <text:p>0.0499</text:p>
          </table:table-cell>
          <table:table-cell office:value-type="float" office:value="7.64461111606442" calcext:value-type="float">
            <text:p>7.6446</text:p>
          </table:table-cell>
          <table:table-cell office:value-type="float" office:value="4.0285443055526" calcext:value-type="float">
            <text:p>4.0285</text:p>
          </table:table-cell>
          <table:table-cell office:value-type="float" office:value="0.910479861302229" calcext:value-type="float">
            <text:p>0.91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4920</text:p>
          </table:table-cell>
          <table:table-cell office:value-type="string" calcext:value-type="string">
            <text:p>PMR6</text:p>
          </table:table-cell>
          <table:table-cell office:value-type="string" calcext:value-type="string">
            <text:p>E</text:p>
          </table:table-cell>
          <table:table-cell office:value-type="float" office:value="31.192343109531" calcext:value-type="float">
            <text:p>31.1923</text:p>
          </table:table-cell>
          <table:table-cell office:value-type="float" office:value="0.963650431120689" calcext:value-type="float">
            <text:p>0.9637</text:p>
          </table:table-cell>
          <table:table-cell office:value-type="float" office:value="0.0308938135149661" calcext:value-type="float">
            <text:p>0.0309</text:p>
          </table:table-cell>
          <table:table-cell office:value-type="float" office:value="0.531201223181105" calcext:value-type="float">
            <text:p>0.5312</text:p>
          </table:table-cell>
          <table:table-cell office:value-type="float" office:value="7.72345337874153" calcext:value-type="float">
            <text:p>7.7235</text:p>
          </table:table-cell>
          <table:table-cell office:value-type="float" office:value="1.29511174120715" calcext:value-type="float">
            <text:p>1.2951</text:p>
          </table:table-cell>
          <table:table-cell office:value-type="float" office:value="0.804698536036742" calcext:value-type="float">
            <text:p>0.80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0380</text:p>
          </table:table-cell>
          <table:table-cell office:value-type="string" calcext:value-type="string">
            <text:p>PRA1B2</text:p>
          </table:table-cell>
          <table:table-cell office:value-type="string" calcext:value-type="string">
            <text:p>L</text:p>
          </table:table-cell>
          <table:table-cell office:value-type="float" office:value="31.0947823737029" calcext:value-type="float">
            <text:p>31.0948</text:p>
          </table:table-cell>
          <table:table-cell office:value-type="float" office:value="0.968256501204904" calcext:value-type="float">
            <text:p>0.9683</text:p>
          </table:table-cell>
          <table:table-cell office:value-type="float" office:value="0.0311388737045405" calcext:value-type="float">
            <text:p>0.0311</text:p>
          </table:table-cell>
          <table:table-cell office:value-type="float" office:value="0.474438506806453" calcext:value-type="float">
            <text:p>0.4744</text:p>
          </table:table-cell>
          <table:table-cell office:value-type="float" office:value="7.78471842613511" calcext:value-type="float">
            <text:p>7.7847</text:p>
          </table:table-cell>
          <table:table-cell office:value-type="float" office:value="1.4009901748782" calcext:value-type="float">
            <text:p>1.4010</text:p>
          </table:table-cell>
          <table:table-cell office:value-type="float" office:value="0.861549471931717" calcext:value-type="float">
            <text:p>0.86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5310</text:p>
          </table:table-cell>
          <table:table-cell office:value-type="string" calcext:value-type="string">
            <text:p>CPK5</text:p>
          </table:table-cell>
          <table:table-cell office:value-type="string" calcext:value-type="string">
            <text:p>L</text:p>
          </table:table-cell>
          <table:table-cell office:value-type="float" office:value="18.5623428201481" calcext:value-type="float">
            <text:p>18.5623</text:p>
          </table:table-cell>
          <table:table-cell office:value-type="float" office:value="0.597736029600674" calcext:value-type="float">
            <text:p>0.5977</text:p>
          </table:table-cell>
          <table:table-cell office:value-type="float" office:value="0.0322015402577241" calcext:value-type="float">
            <text:p>0.0322</text:p>
          </table:table-cell>
          <table:table-cell office:value-type="float" office:value="1.38750114182012" calcext:value-type="float">
            <text:p>1.3875</text:p>
          </table:table-cell>
          <table:table-cell office:value-type="float" office:value="8.05038506443103" calcext:value-type="float">
            <text:p>8.0504</text:p>
          </table:table-cell>
          <table:table-cell office:value-type="float" office:value="0.660113972830348" calcext:value-type="float">
            <text:p>0.6601</text:p>
          </table:table-cell>
          <table:table-cell office:value-type="float" office:value="0.954867384215702" calcext:value-type="float">
            <text:p>0.95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8080</text:p>
          </table:table-cell>
          <table:table-cell office:value-type="string" calcext:value-type="string">
            <text:p>UGT86A2</text:p>
          </table:table-cell>
          <table:table-cell office:value-type="string" calcext:value-type="string">
            <text:p>L</text:p>
          </table:table-cell>
          <table:table-cell office:value-type="float" office:value="8.15374411728938" calcext:value-type="float">
            <text:p>8.1537</text:p>
          </table:table-cell>
          <table:table-cell office:value-type="float" office:value="0.262937782971723" calcext:value-type="float">
            <text:p>0.2629</text:p>
          </table:table-cell>
          <table:table-cell office:value-type="float" office:value="0.0322474901332976" calcext:value-type="float">
            <text:p>0.0322</text:p>
          </table:table-cell>
          <table:table-cell office:value-type="float" office:value="0.112169435888797" calcext:value-type="float">
            <text:p>0.1122</text:p>
          </table:table-cell>
          <table:table-cell office:value-type="float" office:value="8.06187253332441" calcext:value-type="float">
            <text:p>8.0619</text:p>
          </table:table-cell>
          <table:table-cell office:value-type="float" office:value="3.03337498283558" calcext:value-type="float">
            <text:p>3.0334</text:p>
          </table:table-cell>
          <table:table-cell office:value-type="float" office:value="0.887342518503677" calcext:value-type="float">
            <text:p>0.887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00300</text:p>
          </table:table-cell>
          <table:table-cell office:value-type="string" calcext:value-type="string">
            <text:p>E</text:p>
          </table:table-cell>
          <table:table-cell office:value-type="float" office:value="15.5518115651545" calcext:value-type="float">
            <text:p>15.5518</text:p>
          </table:table-cell>
          <table:table-cell office:value-type="float" office:value="0.504065876013665" calcext:value-type="float">
            <text:p>0.5041</text:p>
          </table:table-cell>
          <table:table-cell office:value-type="float" office:value="0.0324120359806235" calcext:value-type="float">
            <text:p>0.0324</text:p>
          </table:table-cell>
          <table:table-cell office:value-type="float" office:value="0.389273719692555" calcext:value-type="float">
            <text:p>0.3893</text:p>
          </table:table-cell>
          <table:table-cell office:value-type="float" office:value="8.10300899515588" calcext:value-type="float">
            <text:p>8.1030</text:p>
          </table:table-cell>
          <table:table-cell office:value-type="float" office:value="1.62366604775196" calcext:value-type="float">
            <text:p>1.6237</text:p>
          </table:table-cell>
          <table:table-cell office:value-type="float" office:value="0.857239010985178" calcext:value-type="float">
            <text:p>0.857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9110</text:p>
          </table:table-cell>
          <table:table-cell office:value-type="string" calcext:value-type="string">
            <text:p>E</text:p>
          </table:table-cell>
          <table:table-cell office:value-type="float" office:value="10.7403554305509" calcext:value-type="float">
            <text:p>10.7404</text:p>
          </table:table-cell>
          <table:table-cell office:value-type="float" office:value="0.350021609509958" calcext:value-type="float">
            <text:p>0.3500</text:p>
          </table:table-cell>
          <table:table-cell office:value-type="float" office:value="0.0325893879186087" calcext:value-type="float">
            <text:p>0.0326</text:p>
          </table:table-cell>
          <table:table-cell office:value-type="float" office:value="0.698990574630241" calcext:value-type="float">
            <text:p>0.6990</text:p>
          </table:table-cell>
          <table:table-cell office:value-type="float" office:value="8.14734697965218" calcext:value-type="float">
            <text:p>8.1473</text:p>
          </table:table-cell>
          <table:table-cell office:value-type="float" office:value="1.11475848584803" calcext:value-type="float">
            <text:p>1.1148</text:p>
          </table:table-cell>
          <table:table-cell office:value-type="float" office:value="0.850719430161903" calcext:value-type="float">
            <text:p>0.8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6390</text:p>
          </table:table-cell>
          <table:table-cell office:value-type="string" calcext:value-type="string">
            <text:p>FLA17</text:p>
          </table:table-cell>
          <table:table-cell office:value-type="string" calcext:value-type="string">
            <text:p>L</text:p>
          </table:table-cell>
          <table:table-cell office:value-type="float" office:value="9.485462394418" calcext:value-type="float">
            <text:p>9.4855</text:p>
          </table:table-cell>
          <table:table-cell office:value-type="float" office:value="0.315500049756733" calcext:value-type="float">
            <text:p>0.3155</text:p>
          </table:table-cell>
          <table:table-cell office:value-type="float" office:value="0.0332614306649298" calcext:value-type="float">
            <text:p>0.0333</text:p>
          </table:table-cell>
          <table:table-cell office:value-type="float" office:value="0.607832627391279" calcext:value-type="float">
            <text:p>0.6078</text:p>
          </table:table-cell>
          <table:table-cell office:value-type="float" office:value="8.31535766623245" calcext:value-type="float">
            <text:p>8.3154</text:p>
          </table:table-cell>
          <table:table-cell office:value-type="float" office:value="1.2436898613848" calcext:value-type="float">
            <text:p>1.2437</text:p>
          </table:table-cell>
          <table:table-cell office:value-type="float" office:value="0.815896885020945" calcext:value-type="float">
            <text:p>0.81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15570</text:p>
          </table:table-cell>
          <table:table-cell office:value-type="string" calcext:value-type="string">
            <text:p>GAT1</text:p>
          </table:table-cell>
          <table:table-cell office:value-type="string" calcext:value-type="string">
            <text:p>L</text:p>
          </table:table-cell>
          <table:table-cell office:value-type="float" office:value="14.2879137627601" calcext:value-type="float">
            <text:p>14.2879</text:p>
          </table:table-cell>
          <table:table-cell office:value-type="float" office:value="0.483769528979312" calcext:value-type="float">
            <text:p>0.4838</text:p>
          </table:table-cell>
          <table:table-cell office:value-type="float" office:value="0.0338586540352871" calcext:value-type="float">
            <text:p>0.0339</text:p>
          </table:table-cell>
          <table:table-cell office:value-type="float" office:value="0.713881747466246" calcext:value-type="float">
            <text:p>0.7139</text:p>
          </table:table-cell>
          <table:table-cell office:value-type="float" office:value="8.46466350882177" calcext:value-type="float">
            <text:p>8.4647</text:p>
          </table:table-cell>
          <table:table-cell office:value-type="float" office:value="1.1281108953785" calcext:value-type="float">
            <text:p>1.1281</text:p>
          </table:table-cell>
          <table:table-cell office:value-type="float" office:value="0.884486935652265" calcext:value-type="float">
            <text:p>0.88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2890</text:p>
          </table:table-cell>
          <table:table-cell office:value-type="string" calcext:value-type="string">
            <text:p>UBQ14</text:p>
          </table:table-cell>
          <table:table-cell office:value-type="string" calcext:value-type="string">
            <text:p>L</text:p>
          </table:table-cell>
          <table:table-cell office:value-type="float" office:value="125.210804682608" calcext:value-type="float">
            <text:p>125.2108</text:p>
          </table:table-cell>
          <table:table-cell office:value-type="float" office:value="4.27546748039001" calcext:value-type="float">
            <text:p>4.2755</text:p>
          </table:table-cell>
          <table:table-cell office:value-type="float" office:value="0.0341461544890453" calcext:value-type="float">
            <text:p>0.0341</text:p>
          </table:table-cell>
          <table:table-cell office:value-type="float" office:value="1.34048119183577" calcext:value-type="float">
            <text:p>1.3405</text:p>
          </table:table-cell>
          <table:table-cell office:value-type="float" office:value="8.53653862226132" calcext:value-type="float">
            <text:p>8.5365</text:p>
          </table:table-cell>
          <table:table-cell office:value-type="float" office:value="0.710901352528543" calcext:value-type="float">
            <text:p>0.7109</text:p>
          </table:table-cell>
          <table:table-cell office:value-type="float" office:value="0.962017666265708" calcext:value-type="float">
            <text:p>0.962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8720</text:p>
          </table:table-cell>
          <table:table-cell office:value-type="string" calcext:value-type="string">
            <text:p>E</text:p>
          </table:table-cell>
          <table:table-cell office:value-type="float" office:value="59.8688356382976" calcext:value-type="float">
            <text:p>59.8688</text:p>
          </table:table-cell>
          <table:table-cell office:value-type="float" office:value="2.06722023658438" calcext:value-type="float">
            <text:p>2.0672</text:p>
          </table:table-cell>
          <table:table-cell office:value-type="float" office:value="0.0345291538501543" calcext:value-type="float">
            <text:p>0.0345</text:p>
          </table:table-cell>
          <table:table-cell office:value-type="float" office:value="0.996457469807327" calcext:value-type="float">
            <text:p>0.9965</text:p>
          </table:table-cell>
          <table:table-cell office:value-type="float" office:value="8.63228846253859" calcext:value-type="float">
            <text:p>8.6323</text:p>
          </table:table-cell>
          <table:table-cell office:value-type="float" office:value="0.900179158964238" calcext:value-type="float">
            <text:p>0.9002</text:p>
          </table:table-cell>
          <table:table-cell office:value-type="float" office:value="0.838190451154578" calcext:value-type="float">
            <text:p>0.838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19460</text:p>
          </table:table-cell>
          <table:table-cell office:value-type="string" calcext:value-type="string">
            <text:p>L</text:p>
          </table:table-cell>
          <table:table-cell office:value-type="float" office:value="15.446512730675" calcext:value-type="float">
            <text:p>15.4465</text:p>
          </table:table-cell>
          <table:table-cell office:value-type="float" office:value="0.539816709310604" calcext:value-type="float">
            <text:p>0.5398</text:p>
          </table:table-cell>
          <table:table-cell office:value-type="float" office:value="0.0349474809442646" calcext:value-type="float">
            <text:p>0.0349</text:p>
          </table:table-cell>
          <table:table-cell office:value-type="float" office:value="1.07470030413237" calcext:value-type="float">
            <text:p>1.0747</text:p>
          </table:table-cell>
          <table:table-cell office:value-type="float" office:value="8.73687023606615" calcext:value-type="float">
            <text:p>8.7369</text:p>
          </table:table-cell>
          <table:table-cell office:value-type="float" office:value="0.858346105741619" calcext:value-type="float">
            <text:p>0.8583</text:p>
          </table:table-cell>
          <table:table-cell office:value-type="float" office:value="0.86245135820163" calcext:value-type="float">
            <text:p>0.86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1430</text:p>
          </table:table-cell>
          <table:table-cell office:value-type="string" calcext:value-type="string">
            <text:p>TBL25</text:p>
          </table:table-cell>
          <table:table-cell office:value-type="string" calcext:value-type="string">
            <text:p>E</text:p>
          </table:table-cell>
          <table:table-cell office:value-type="float" office:value="52.5203311000784" calcext:value-type="float">
            <text:p>52.5203</text:p>
          </table:table-cell>
          <table:table-cell office:value-type="float" office:value="1.8392351061984" calcext:value-type="float">
            <text:p>1.8392</text:p>
          </table:table-cell>
          <table:table-cell office:value-type="float" office:value="0.03501948802824" calcext:value-type="float">
            <text:p>0.0350</text:p>
          </table:table-cell>
          <table:table-cell office:value-type="float" office:value="0.860834518749598" calcext:value-type="float">
            <text:p>0.8608</text:p>
          </table:table-cell>
          <table:table-cell office:value-type="float" office:value="8.75487200706001" calcext:value-type="float">
            <text:p>8.7549</text:p>
          </table:table-cell>
          <table:table-cell office:value-type="float" office:value="1.01222645148628" calcext:value-type="float">
            <text:p>1.0122</text:p>
          </table:table-cell>
          <table:table-cell office:value-type="float" office:value="0.842893279932014" calcext:value-type="float">
            <text:p>0.84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7710</text:p>
          </table:table-cell>
          <table:table-cell office:value-type="string" calcext:value-type="string">
            <text:p>SMAX1</text:p>
          </table:table-cell>
          <table:table-cell office:value-type="string" calcext:value-type="string">
            <text:p>L</text:p>
          </table:table-cell>
          <table:table-cell office:value-type="float" office:value="7.13095809749818" calcext:value-type="float">
            <text:p>7.1310</text:p>
          </table:table-cell>
          <table:table-cell office:value-type="float" office:value="0.249762811682873" calcext:value-type="float">
            <text:p>0.2498</text:p>
          </table:table-cell>
          <table:table-cell office:value-type="float" office:value="0.0350251408391391" calcext:value-type="float">
            <text:p>0.0350</text:p>
          </table:table-cell>
          <table:table-cell office:value-type="float" office:value="0.442252120742625" calcext:value-type="float">
            <text:p>0.4423</text:p>
          </table:table-cell>
          <table:table-cell office:value-type="float" office:value="8.75628520978477" calcext:value-type="float">
            <text:p>8.7563</text:p>
          </table:table-cell>
          <table:table-cell office:value-type="float" office:value="1.57527874751265" calcext:value-type="float">
            <text:p>1.5753</text:p>
          </table:table-cell>
          <table:table-cell office:value-type="float" office:value="0.896517934488481" calcext:value-type="float">
            <text:p>0.896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02270</text:p>
          </table:table-cell>
          <table:table-cell office:value-type="string" calcext:value-type="string">
            <text:p>L</text:p>
          </table:table-cell>
          <table:table-cell office:value-type="float" office:value="5.52900768584591" calcext:value-type="float">
            <text:p>5.5290</text:p>
          </table:table-cell>
          <table:table-cell office:value-type="float" office:value="0.195365081410507" calcext:value-type="float">
            <text:p>0.1954</text:p>
          </table:table-cell>
          <table:table-cell office:value-type="float" office:value="0.0353345649908637" calcext:value-type="float">
            <text:p>0.0353</text:p>
          </table:table-cell>
          <table:table-cell office:value-type="float" office:value="2.04387720646535" calcext:value-type="float">
            <text:p>2.0439</text:p>
          </table:table-cell>
          <table:table-cell office:value-type="float" office:value="8.83364124771592" calcext:value-type="float">
            <text:p>8.8336</text:p>
          </table:table-cell>
          <table:table-cell office:value-type="float" office:value="0.518233167490311" calcext:value-type="float">
            <text:p>0.5182</text:p>
          </table:table-cell>
          <table:table-cell office:value-type="float" office:value="0.907702653742896" calcext:value-type="float">
            <text:p>0.90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2950</text:p>
          </table:table-cell>
          <table:table-cell office:value-type="string" calcext:value-type="string">
            <text:p>CBSCBSPB3</text:p>
          </table:table-cell>
          <table:table-cell office:value-type="string" calcext:value-type="string">
            <text:p>L</text:p>
          </table:table-cell>
          <table:table-cell office:value-type="float" office:value="6.89957355442919" calcext:value-type="float">
            <text:p>6.8996</text:p>
          </table:table-cell>
          <table:table-cell office:value-type="float" office:value="0.245957959207836" calcext:value-type="float">
            <text:p>0.2460</text:p>
          </table:table-cell>
          <table:table-cell office:value-type="float" office:value="0.0356482842406895" calcext:value-type="float">
            <text:p>0.0356</text:p>
          </table:table-cell>
          <table:table-cell office:value-type="float" office:value="0.428214164183415" calcext:value-type="float">
            <text:p>0.4282</text:p>
          </table:table-cell>
          <table:table-cell office:value-type="float" office:value="8.91207106017238" calcext:value-type="float">
            <text:p>8.9121</text:p>
          </table:table-cell>
          <table:table-cell office:value-type="float" office:value="1.62350084556087" calcext:value-type="float">
            <text:p>1.6235</text:p>
          </table:table-cell>
          <table:table-cell office:value-type="float" office:value="0.965686606846814" calcext:value-type="float">
            <text:p>0.965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6410</text:p>
          </table:table-cell>
          <table:table-cell office:value-type="string" calcext:value-type="string">
            <text:p>L</text:p>
          </table:table-cell>
          <table:table-cell office:value-type="float" office:value="9.44775251886624" calcext:value-type="float">
            <text:p>9.4478</text:p>
          </table:table-cell>
          <table:table-cell office:value-type="float" office:value="0.338581876605607" calcext:value-type="float">
            <text:p>0.3386</text:p>
          </table:table-cell>
          <table:table-cell office:value-type="float" office:value="0.0358372931477081" calcext:value-type="float">
            <text:p>0.0358</text:p>
          </table:table-cell>
          <table:table-cell office:value-type="float" office:value="0.629419445986553" calcext:value-type="float">
            <text:p>0.6294</text:p>
          </table:table-cell>
          <table:table-cell office:value-type="float" office:value="8.95932328692701" calcext:value-type="float">
            <text:p>8.9593</text:p>
          </table:table-cell>
          <table:table-cell office:value-type="float" office:value="1.2770483368675" calcext:value-type="float">
            <text:p>1.2770</text:p>
          </table:table-cell>
          <table:table-cell office:value-type="float" office:value="0.937328808783989" calcext:value-type="float">
            <text:p>0.9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4340</text:p>
          </table:table-cell>
          <table:table-cell office:value-type="string" calcext:value-type="string">
            <text:p>OSCA1</text:p>
          </table:table-cell>
          <table:table-cell office:value-type="string" calcext:value-type="string">
            <text:p>L</text:p>
          </table:table-cell>
          <table:table-cell office:value-type="float" office:value="17.9520602695264" calcext:value-type="float">
            <text:p>17.9521</text:p>
          </table:table-cell>
          <table:table-cell office:value-type="float" office:value="0.643506342680686" calcext:value-type="float">
            <text:p>0.6435</text:p>
          </table:table-cell>
          <table:table-cell office:value-type="float" office:value="0.0358458212048807" calcext:value-type="float">
            <text:p>0.0358</text:p>
          </table:table-cell>
          <table:table-cell office:value-type="float" office:value="0.668863871947249" calcext:value-type="float">
            <text:p>0.6689</text:p>
          </table:table-cell>
          <table:table-cell office:value-type="float" office:value="8.96145530122017" calcext:value-type="float">
            <text:p>8.9615</text:p>
          </table:table-cell>
          <table:table-cell office:value-type="float" office:value="1.22638679776145" calcext:value-type="float">
            <text:p>1.2264</text:p>
          </table:table-cell>
          <table:table-cell office:value-type="float" office:value="0.888559131618537" calcext:value-type="float">
            <text:p>0.88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7310</text:p>
          </table:table-cell>
          <table:table-cell office:value-type="string" calcext:value-type="string">
            <text:p>UGP2</text:p>
          </table:table-cell>
          <table:table-cell office:value-type="string" calcext:value-type="string">
            <text:p>E</text:p>
          </table:table-cell>
          <table:table-cell office:value-type="float" office:value="14.0693202447009" calcext:value-type="float">
            <text:p>14.0693</text:p>
          </table:table-cell>
          <table:table-cell office:value-type="float" office:value="0.513510220074601" calcext:value-type="float">
            <text:p>0.5135</text:p>
          </table:table-cell>
          <table:table-cell office:value-type="float" office:value="0.0364985806807555" calcext:value-type="float">
            <text:p>0.0365</text:p>
          </table:table-cell>
          <table:table-cell office:value-type="float" office:value="0.534169115537349" calcext:value-type="float">
            <text:p>0.5342</text:p>
          </table:table-cell>
          <table:table-cell office:value-type="float" office:value="9.12464517018888" calcext:value-type="float">
            <text:p>9.1246</text:p>
          </table:table-cell>
          <table:table-cell office:value-type="float" office:value="1.43733112805386" calcext:value-type="float">
            <text:p>1.4373</text:p>
          </table:table-cell>
          <table:table-cell office:value-type="float" office:value="0.906142478872237" calcext:value-type="float">
            <text:p>0.90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2400</text:p>
          </table:table-cell>
          <table:table-cell office:value-type="string" calcext:value-type="string">
            <text:p>ELC</text:p>
          </table:table-cell>
          <table:table-cell office:value-type="string" calcext:value-type="string">
            <text:p>L</text:p>
          </table:table-cell>
          <table:table-cell office:value-type="float" office:value="11.5024427849086" calcext:value-type="float">
            <text:p>11.5024</text:p>
          </table:table-cell>
          <table:table-cell office:value-type="float" office:value="0.423761711146466" calcext:value-type="float">
            <text:p>0.4238</text:p>
          </table:table-cell>
          <table:table-cell office:value-type="float" office:value="0.0368410188227539" calcext:value-type="float">
            <text:p>0.0368</text:p>
          </table:table-cell>
          <table:table-cell office:value-type="float" office:value="0.74369090400524" calcext:value-type="float">
            <text:p>0.7437</text:p>
          </table:table-cell>
          <table:table-cell office:value-type="float" office:value="9.21025470568848" calcext:value-type="float">
            <text:p>9.2103</text:p>
          </table:table-cell>
          <table:table-cell office:value-type="float" office:value="1.16250136767302" calcext:value-type="float">
            <text:p>1.1625</text:p>
          </table:table-cell>
          <table:table-cell office:value-type="float" office:value="0.89799032139274" calcext:value-type="float">
            <text:p>0.89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5970</text:p>
          </table:table-cell>
          <table:table-cell office:value-type="string" calcext:value-type="string">
            <text:p>CYP86A8</text:p>
          </table:table-cell>
          <table:table-cell office:value-type="string" calcext:value-type="string">
            <text:p>L</text:p>
          </table:table-cell>
          <table:table-cell office:value-type="float" office:value="7.004387458832" calcext:value-type="float">
            <text:p>7.0044</text:p>
          </table:table-cell>
          <table:table-cell office:value-type="float" office:value="0.262065154000118" calcext:value-type="float">
            <text:p>0.2621</text:p>
          </table:table-cell>
          <table:table-cell office:value-type="float" office:value="0.0374144285336006" calcext:value-type="float">
            <text:p>0.0374</text:p>
          </table:table-cell>
          <table:table-cell office:value-type="float" office:value="1.75824867815691" calcext:value-type="float">
            <text:p>1.7582</text:p>
          </table:table-cell>
          <table:table-cell office:value-type="float" office:value="9.35360713340016" calcext:value-type="float">
            <text:p>9.3536</text:p>
          </table:table-cell>
          <table:table-cell office:value-type="float" office:value="0.615401523670347" calcext:value-type="float">
            <text:p>0.6154</text:p>
          </table:table-cell>
          <table:table-cell office:value-type="float" office:value="0.912969995774634" calcext:value-type="float">
            <text:p>0.9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0860</text:p>
          </table:table-cell>
          <table:table-cell office:value-type="string" calcext:value-type="string">
            <text:p>RABA1F</text:p>
          </table:table-cell>
          <table:table-cell office:value-type="string" calcext:value-type="string">
            <text:p>L</text:p>
          </table:table-cell>
          <table:table-cell office:value-type="float" office:value="16.9758871589142" calcext:value-type="float">
            <text:p>16.9759</text:p>
          </table:table-cell>
          <table:table-cell office:value-type="float" office:value="0.640724020898362" calcext:value-type="float">
            <text:p>0.6407</text:p>
          </table:table-cell>
          <table:table-cell office:value-type="float" office:value="0.0377431833105648" calcext:value-type="float">
            <text:p>0.0377</text:p>
          </table:table-cell>
          <table:table-cell office:value-type="float" office:value="0.967207039207758" calcext:value-type="float">
            <text:p>0.9672</text:p>
          </table:table-cell>
          <table:table-cell office:value-type="float" office:value="9.43579582764121" calcext:value-type="float">
            <text:p>9.4358</text:p>
          </table:table-cell>
          <table:table-cell office:value-type="float" office:value="0.982270031702058" calcext:value-type="float">
            <text:p>0.9823</text:p>
          </table:table-cell>
          <table:table-cell office:value-type="float" office:value="0.851607514587038" calcext:value-type="float">
            <text:p>0.851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2260</text:p>
          </table:table-cell>
          <table:table-cell office:value-type="string" calcext:value-type="string">
            <text:p>E</text:p>
          </table:table-cell>
          <table:table-cell office:value-type="float" office:value="7.95757808032954" calcext:value-type="float">
            <text:p>7.9576</text:p>
          </table:table-cell>
          <table:table-cell office:value-type="float" office:value="0.304122434954559" calcext:value-type="float">
            <text:p>0.3041</text:p>
          </table:table-cell>
          <table:table-cell office:value-type="float" office:value="0.0382179642957352" calcext:value-type="float">
            <text:p>0.0382</text:p>
          </table:table-cell>
          <table:table-cell office:value-type="float" office:value="0.295609342994821" calcext:value-type="float">
            <text:p>0.2956</text:p>
          </table:table-cell>
          <table:table-cell office:value-type="float" office:value="9.55449107393379" calcext:value-type="float">
            <text:p>9.5545</text:p>
          </table:table-cell>
          <table:table-cell office:value-type="float" office:value="2.0813854219012" calcext:value-type="float">
            <text:p>2.0814</text:p>
          </table:table-cell>
          <table:table-cell office:value-type="float" office:value="0.841042023147657" calcext:value-type="float">
            <text:p>0.84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3810</text:p>
          </table:table-cell>
          <table:table-cell office:value-type="string" calcext:value-type="string">
            <text:p>LECRK42</text:p>
          </table:table-cell>
          <table:table-cell office:value-type="string" calcext:value-type="string">
            <text:p>E</text:p>
          </table:table-cell>
          <table:table-cell office:value-type="float" office:value="2.44020925207445" calcext:value-type="float">
            <text:p>2.4402</text:p>
          </table:table-cell>
          <table:table-cell office:value-type="float" office:value="0.0947173957305414" calcext:value-type="float">
            <text:p>0.0947</text:p>
          </table:table-cell>
          <table:table-cell office:value-type="float" office:value="0.0388152760465199" calcext:value-type="float">
            <text:p>0.0388</text:p>
          </table:table-cell>
          <table:table-cell office:value-type="float" office:value="0.649473979920209" calcext:value-type="float">
            <text:p>0.6495</text:p>
          </table:table-cell>
          <table:table-cell office:value-type="float" office:value="9.70381901162997" calcext:value-type="float">
            <text:p>9.7038</text:p>
          </table:table-cell>
          <table:table-cell office:value-type="float" office:value="1.31852182914018" calcext:value-type="float">
            <text:p>1.3185</text:p>
          </table:table-cell>
          <table:table-cell office:value-type="float" office:value="0.832468190951211" calcext:value-type="float">
            <text:p>0.832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43445</text:p>
          </table:table-cell>
          <table:table-cell office:value-type="string" calcext:value-type="string">
            <text:p>L</text:p>
          </table:table-cell>
          <table:table-cell office:value-type="float" office:value="4.21840252113179" calcext:value-type="float">
            <text:p>4.2184</text:p>
          </table:table-cell>
          <table:table-cell office:value-type="float" office:value="0.165813029298021" calcext:value-type="float">
            <text:p>0.1658</text:p>
          </table:table-cell>
          <table:table-cell office:value-type="float" office:value="0.0393070667076915" calcext:value-type="float">
            <text:p>0.0393</text:p>
          </table:table-cell>
          <table:table-cell office:value-type="float" office:value="1.17821219705649" calcext:value-type="float">
            <text:p>1.1782</text:p>
          </table:table-cell>
          <table:table-cell office:value-type="float" office:value="9.82676667692287" calcext:value-type="float">
            <text:p>9.8268</text:p>
          </table:table-cell>
          <table:table-cell office:value-type="float" office:value="0.875025482588309" calcext:value-type="float">
            <text:p>0.8750</text:p>
          </table:table-cell>
          <table:table-cell office:value-type="float" office:value="0.839387105472083" calcext:value-type="float">
            <text:p>0.839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6350</text:p>
          </table:table-cell>
          <table:table-cell office:value-type="string" calcext:value-type="string">
            <text:p>L</text:p>
          </table:table-cell>
          <table:table-cell office:value-type="float" office:value="2.66968456511107" calcext:value-type="float">
            <text:p>2.6697</text:p>
          </table:table-cell>
          <table:table-cell office:value-type="float" office:value="0.106955796760959" calcext:value-type="float">
            <text:p>0.1070</text:p>
          </table:table-cell>
          <table:table-cell office:value-type="float" office:value="0.040063083915874" calcext:value-type="float">
            <text:p>0.0401</text:p>
          </table:table-cell>
          <table:table-cell office:value-type="float" office:value="1.91787941641312" calcext:value-type="float">
            <text:p>1.9179</text:p>
          </table:table-cell>
          <table:table-cell office:value-type="float" office:value="10.0157709789685" calcext:value-type="float">
            <text:p>10.0158</text:p>
          </table:table-cell>
          <table:table-cell office:value-type="float" office:value="0.606187806082708" calcext:value-type="float">
            <text:p>0.6062</text:p>
          </table:table-cell>
          <table:table-cell office:value-type="float" office:value="0.854913643582334" calcext:value-type="float">
            <text:p>0.85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8670</text:p>
          </table:table-cell>
          <table:table-cell office:value-type="string" calcext:value-type="string">
            <text:p>ARAB-1</text:p>
          </table:table-cell>
          <table:table-cell office:value-type="string" calcext:value-type="string">
            <text:p>E</text:p>
          </table:table-cell>
          <table:table-cell office:value-type="float" office:value="42.4050969171126" calcext:value-type="float">
            <text:p>42.4051</text:p>
          </table:table-cell>
          <table:table-cell office:value-type="float" office:value="1.71530437706484" calcext:value-type="float">
            <text:p>1.7153</text:p>
          </table:table-cell>
          <table:table-cell office:value-type="float" office:value="0.0404504293532842" calcext:value-type="float">
            <text:p>0.0405</text:p>
          </table:table-cell>
          <table:table-cell office:value-type="float" office:value="2.35013322492338" calcext:value-type="float">
            <text:p>2.3501</text:p>
          </table:table-cell>
          <table:table-cell office:value-type="float" office:value="10.1126073383211" calcext:value-type="float">
            <text:p>10.1126</text:p>
          </table:table-cell>
          <table:table-cell office:value-type="float" office:value="0.516317094910623" calcext:value-type="float">
            <text:p>0.5163</text:p>
          </table:table-cell>
          <table:table-cell office:value-type="float" office:value="0.809486386264408" calcext:value-type="float">
            <text:p>0.809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2250</text:p>
          </table:table-cell>
          <table:table-cell office:value-type="string" calcext:value-type="string">
            <text:p>L</text:p>
          </table:table-cell>
          <table:table-cell office:value-type="float" office:value="6.31778924750613" calcext:value-type="float">
            <text:p>6.3178</text:p>
          </table:table-cell>
          <table:table-cell office:value-type="float" office:value="0.25667929103535" calcext:value-type="float">
            <text:p>0.2567</text:p>
          </table:table-cell>
          <table:table-cell office:value-type="float" office:value="0.0406280236613893" calcext:value-type="float">
            <text:p>0.0406</text:p>
          </table:table-cell>
          <table:table-cell office:value-type="float" office:value="1.03480177042648" calcext:value-type="float">
            <text:p>1.0348</text:p>
          </table:table-cell>
          <table:table-cell office:value-type="float" office:value="10.1570059153473" calcext:value-type="float">
            <text:p>10.1570</text:p>
          </table:table-cell>
          <table:table-cell office:value-type="float" office:value="0.986622978075513" calcext:value-type="float">
            <text:p>0.9866</text:p>
          </table:table-cell>
          <table:table-cell office:value-type="float" office:value="0.946840545425708" calcext:value-type="float">
            <text:p>0.94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1850</text:p>
          </table:table-cell>
          <table:table-cell office:value-type="string" calcext:value-type="string">
            <text:p>MSRB9</text:p>
          </table:table-cell>
          <table:table-cell office:value-type="string" calcext:value-type="string">
            <text:p>L</text:p>
          </table:table-cell>
          <table:table-cell office:value-type="float" office:value="201.462496212199" calcext:value-type="float">
            <text:p>201.4625</text:p>
          </table:table-cell>
          <table:table-cell office:value-type="float" office:value="8.38095561051361" calcext:value-type="float">
            <text:p>8.3810</text:p>
          </table:table-cell>
          <table:table-cell office:value-type="float" office:value="0.0416005746383983" calcext:value-type="float">
            <text:p>0.0416</text:p>
          </table:table-cell>
          <table:table-cell office:value-type="float" office:value="0.299796383867125" calcext:value-type="float">
            <text:p>0.2998</text:p>
          </table:table-cell>
          <table:table-cell office:value-type="float" office:value="10.4001436595996" calcext:value-type="float">
            <text:p>10.4001</text:p>
          </table:table-cell>
          <table:table-cell office:value-type="float" office:value="2.15997434557949" calcext:value-type="float">
            <text:p>2.1600</text:p>
          </table:table-cell>
          <table:table-cell office:value-type="float" office:value="0.811574776238238" calcext:value-type="float">
            <text:p>0.81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2580</text:p>
          </table:table-cell>
          <table:table-cell office:value-type="string" calcext:value-type="string">
            <text:p>TTL3</text:p>
          </table:table-cell>
          <table:table-cell office:value-type="string" calcext:value-type="string">
            <text:p>E</text:p>
          </table:table-cell>
          <table:table-cell office:value-type="float" office:value="7.58358788338059" calcext:value-type="float">
            <text:p>7.5836</text:p>
          </table:table-cell>
          <table:table-cell office:value-type="float" office:value="0.319882175118014" calcext:value-type="float">
            <text:p>0.3199</text:p>
          </table:table-cell>
          <table:table-cell office:value-type="float" office:value="0.0421808489645165" calcext:value-type="float">
            <text:p>0.0422</text:p>
          </table:table-cell>
          <table:table-cell office:value-type="float" office:value="0.0533040365511073" calcext:value-type="float">
            <text:p>0.0533</text:p>
          </table:table-cell>
          <table:table-cell office:value-type="float" office:value="10.5452122411291" calcext:value-type="float">
            <text:p>10.5452</text:p>
          </table:table-cell>
          <table:table-cell office:value-type="float" office:value="4.37734174214886" calcext:value-type="float">
            <text:p>4.3773</text:p>
          </table:table-cell>
          <table:table-cell office:value-type="float" office:value="0.805585919686094" calcext:value-type="float">
            <text:p>0.805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61830</text:p>
          </table:table-cell>
          <table:table-cell office:value-type="string" calcext:value-type="string">
            <text:p>L</text:p>
          </table:table-cell>
          <table:table-cell office:value-type="float" office:value="2.78015437979477" calcext:value-type="float">
            <text:p>2.7802</text:p>
          </table:table-cell>
          <table:table-cell office:value-type="float" office:value="0.117410861870723" calcext:value-type="float">
            <text:p>0.1174</text:p>
          </table:table-cell>
          <table:table-cell office:value-type="float" office:value="0.0422317777473169" calcext:value-type="float">
            <text:p>0.0422</text:p>
          </table:table-cell>
          <table:table-cell office:value-type="float" office:value="1.05869903076591" calcext:value-type="float">
            <text:p>1.0587</text:p>
          </table:table-cell>
          <table:table-cell office:value-type="float" office:value="10.5579444368292" calcext:value-type="float">
            <text:p>10.5579</text:p>
          </table:table-cell>
          <table:table-cell office:value-type="float" office:value="0.998019592892285" calcext:value-type="float">
            <text:p>0.9980</text:p>
          </table:table-cell>
          <table:table-cell office:value-type="float" office:value="0.841986519212586" calcext:value-type="float">
            <text:p>0.842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20050</text:p>
          </table:table-cell>
          <table:table-cell office:value-type="string" calcext:value-type="string">
            <text:p>L</text:p>
          </table:table-cell>
          <table:table-cell office:value-type="float" office:value="14.5866471570032" calcext:value-type="float">
            <text:p>14.5866</text:p>
          </table:table-cell>
          <table:table-cell office:value-type="float" office:value="0.62526623468265" calcext:value-type="float">
            <text:p>0.6253</text:p>
          </table:table-cell>
          <table:table-cell office:value-type="float" office:value="0.0428656584307965" calcext:value-type="float">
            <text:p>0.0429</text:p>
          </table:table-cell>
          <table:table-cell office:value-type="float" office:value="1.36227749205443" calcext:value-type="float">
            <text:p>1.3623</text:p>
          </table:table-cell>
          <table:table-cell office:value-type="float" office:value="10.7164146076991" calcext:value-type="float">
            <text:p>10.7164</text:p>
          </table:table-cell>
          <table:table-cell office:value-type="float" office:value="0.837260522319808" calcext:value-type="float">
            <text:p>0.8373</text:p>
          </table:table-cell>
          <table:table-cell office:value-type="float" office:value="0.849979855677772" calcext:value-type="float">
            <text:p>0.85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53730</text:p>
          </table:table-cell>
          <table:table-cell office:value-type="string" calcext:value-type="string">
            <text:p>SRF6</text:p>
          </table:table-cell>
          <table:table-cell office:value-type="string" calcext:value-type="string">
            <text:p>E</text:p>
          </table:table-cell>
          <table:table-cell office:value-type="float" office:value="12.9801293060982" calcext:value-type="float">
            <text:p>12.9801</text:p>
          </table:table-cell>
          <table:table-cell office:value-type="float" office:value="0.566196958612738" calcext:value-type="float">
            <text:p>0.5662</text:p>
          </table:table-cell>
          <table:table-cell office:value-type="float" office:value="0.0436202864594526" calcext:value-type="float">
            <text:p>0.0436</text:p>
          </table:table-cell>
          <table:table-cell office:value-type="float" office:value="1.67460977163581" calcext:value-type="float">
            <text:p>1.6746</text:p>
          </table:table-cell>
          <table:table-cell office:value-type="float" office:value="10.9050716148631" calcext:value-type="float">
            <text:p>10.9051</text:p>
          </table:table-cell>
          <table:table-cell office:value-type="float" office:value="0.723515542771101" calcext:value-type="float">
            <text:p>0.7235</text:p>
          </table:table-cell>
          <table:table-cell office:value-type="float" office:value="0.852696904648315" calcext:value-type="float">
            <text:p>0.852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25430</text:p>
          </table:table-cell>
          <table:table-cell office:value-type="string" calcext:value-type="string">
            <text:p>L</text:p>
          </table:table-cell>
          <table:table-cell office:value-type="float" office:value="21.8250573003934" calcext:value-type="float">
            <text:p>21.8251</text:p>
          </table:table-cell>
          <table:table-cell office:value-type="float" office:value="0.953935360806621" calcext:value-type="float">
            <text:p>0.9539</text:p>
          </table:table-cell>
          <table:table-cell office:value-type="float" office:value="0.0437082637482664" calcext:value-type="float">
            <text:p>0.0437</text:p>
          </table:table-cell>
          <table:table-cell office:value-type="float" office:value="1.2475075348821" calcext:value-type="float">
            <text:p>1.2475</text:p>
          </table:table-cell>
          <table:table-cell office:value-type="float" office:value="10.9270659370666" calcext:value-type="float">
            <text:p>10.9271</text:p>
          </table:table-cell>
          <table:table-cell office:value-type="float" office:value="0.907592012432017" calcext:value-type="float">
            <text:p>0.9076</text:p>
          </table:table-cell>
          <table:table-cell office:value-type="float" office:value="0.809684068184058" calcext:value-type="float">
            <text:p>0.80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01910</text:p>
          </table:table-cell>
          <table:table-cell office:value-type="string" calcext:value-type="string">
            <text:p>MAP65-6</text:p>
          </table:table-cell>
          <table:table-cell office:value-type="string" calcext:value-type="string">
            <text:p>L</text:p>
          </table:table-cell>
          <table:table-cell office:value-type="float" office:value="6.74520553314519" calcext:value-type="float">
            <text:p>6.7452</text:p>
          </table:table-cell>
          <table:table-cell office:value-type="float" office:value="0.296517312508128" calcext:value-type="float">
            <text:p>0.2965</text:p>
          </table:table-cell>
          <table:table-cell office:value-type="float" office:value="0.0439597149487995" calcext:value-type="float">
            <text:p>0.0440</text:p>
          </table:table-cell>
          <table:table-cell office:value-type="float" office:value="1.90772358374542" calcext:value-type="float">
            <text:p>1.9077</text:p>
          </table:table-cell>
          <table:table-cell office:value-type="float" office:value="10.9899287371999" calcext:value-type="float">
            <text:p>10.9899</text:p>
          </table:table-cell>
          <table:table-cell office:value-type="float" office:value="0.656336674058377" calcext:value-type="float">
            <text:p>0.6563</text:p>
          </table:table-cell>
          <table:table-cell office:value-type="float" office:value="0.815843616257154" calcext:value-type="float">
            <text:p>0.81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5160</text:p>
          </table:table-cell>
          <table:table-cell office:value-type="string" calcext:value-type="string">
            <text:p>SCL27</text:p>
          </table:table-cell>
          <table:table-cell office:value-type="string" calcext:value-type="string">
            <text:p>L</text:p>
          </table:table-cell>
          <table:table-cell office:value-type="float" office:value="8.62669887602745" calcext:value-type="float">
            <text:p>8.6267</text:p>
          </table:table-cell>
          <table:table-cell office:value-type="float" office:value="0.383754412828705" calcext:value-type="float">
            <text:p>0.3838</text:p>
          </table:table-cell>
          <table:table-cell office:value-type="float" office:value="0.0444845030924995" calcext:value-type="float">
            <text:p>0.0445</text:p>
          </table:table-cell>
          <table:table-cell office:value-type="float" office:value="1.52319463269657" calcext:value-type="float">
            <text:p>1.5232</text:p>
          </table:table-cell>
          <table:table-cell office:value-type="float" office:value="11.1211257731249" calcext:value-type="float">
            <text:p>11.1211</text:p>
          </table:table-cell>
          <table:table-cell office:value-type="float" office:value="0.790870853210331" calcext:value-type="float">
            <text:p>0.7909</text:p>
          </table:table-cell>
          <table:table-cell office:value-type="float" office:value="0.924989703264472" calcext:value-type="float">
            <text:p>0.92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47500</text:p>
          </table:table-cell>
          <table:table-cell office:value-type="string" calcext:value-type="string">
            <text:p>CDF3</text:p>
          </table:table-cell>
          <table:table-cell office:value-type="string" calcext:value-type="string">
            <text:p>L</text:p>
          </table:table-cell>
          <table:table-cell office:value-type="float" office:value="6.18868573293329" calcext:value-type="float">
            <text:p>6.1887</text:p>
          </table:table-cell>
          <table:table-cell office:value-type="float" office:value="0.277252444628868" calcext:value-type="float">
            <text:p>0.2773</text:p>
          </table:table-cell>
          <table:table-cell office:value-type="float" office:value="0.0447998907350329" calcext:value-type="float">
            <text:p>0.0448</text:p>
          </table:table-cell>
          <table:table-cell office:value-type="float" office:value="1.22093780234184" calcext:value-type="float">
            <text:p>1.2209</text:p>
          </table:table-cell>
          <table:table-cell office:value-type="float" office:value="11.1999726837582" calcext:value-type="float">
            <text:p>11.2000</text:p>
          </table:table-cell>
          <table:table-cell office:value-type="float" office:value="0.939095212068077" calcext:value-type="float">
            <text:p>0.9391</text:p>
          </table:table-cell>
          <table:table-cell office:value-type="float" office:value="0.964430499526676" calcext:value-type="float">
            <text:p>0.96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1890</text:p>
          </table:table-cell>
          <table:table-cell office:value-type="string" calcext:value-type="string">
            <text:p>EMB3135</text:p>
          </table:table-cell>
          <table:table-cell office:value-type="string" calcext:value-type="string">
            <text:p>L</text:p>
          </table:table-cell>
          <table:table-cell office:value-type="float" office:value="19.2420260215802" calcext:value-type="float">
            <text:p>19.2420</text:p>
          </table:table-cell>
          <table:table-cell office:value-type="float" office:value="0.867326239042075" calcext:value-type="float">
            <text:p>0.8673</text:p>
          </table:table-cell>
          <table:table-cell office:value-type="float" office:value="0.0450745798841221" calcext:value-type="float">
            <text:p>0.0451</text:p>
          </table:table-cell>
          <table:table-cell office:value-type="float" office:value="0.110724365342996" calcext:value-type="float">
            <text:p>0.1107</text:p>
          </table:table-cell>
          <table:table-cell office:value-type="float" office:value="11.2686449710305" calcext:value-type="float">
            <text:p>11.2686</text:p>
          </table:table-cell>
          <table:table-cell office:value-type="float" office:value="3.48248748554427" calcext:value-type="float">
            <text:p>3.4825</text:p>
          </table:table-cell>
          <table:table-cell office:value-type="float" office:value="0.884784029795621" calcext:value-type="float">
            <text:p>0.884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4560</text:p>
          </table:table-cell>
          <table:table-cell office:value-type="string" calcext:value-type="string">
            <text:p>L</text:p>
          </table:table-cell>
          <table:table-cell office:value-type="float" office:value="3.79057357172207" calcext:value-type="float">
            <text:p>3.7906</text:p>
          </table:table-cell>
          <table:table-cell office:value-type="float" office:value="0.172771919267323" calcext:value-type="float">
            <text:p>0.1728</text:p>
          </table:table-cell>
          <table:table-cell office:value-type="float" office:value="0.0455793604841792" calcext:value-type="float">
            <text:p>0.0456</text:p>
          </table:table-cell>
          <table:table-cell office:value-type="float" office:value="1.93617492560295" calcext:value-type="float">
            <text:p>1.9362</text:p>
          </table:table-cell>
          <table:table-cell office:value-type="float" office:value="11.3948401210448" calcext:value-type="float">
            <text:p>11.3948</text:p>
          </table:table-cell>
          <table:table-cell office:value-type="float" office:value="0.667686230371684" calcext:value-type="float">
            <text:p>0.6677</text:p>
          </table:table-cell>
          <table:table-cell office:value-type="float" office:value="0.906288366551202" calcext:value-type="float">
            <text:p>0.90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6160</text:p>
          </table:table-cell>
          <table:table-cell office:value-type="string" calcext:value-type="string">
            <text:p>sks5</text:p>
          </table:table-cell>
          <table:table-cell office:value-type="string" calcext:value-type="string">
            <text:p>L</text:p>
          </table:table-cell>
          <table:table-cell office:value-type="float" office:value="172.474657182072" calcext:value-type="float">
            <text:p>172.4747</text:p>
          </table:table-cell>
          <table:table-cell office:value-type="float" office:value="7.99158121304347" calcext:value-type="float">
            <text:p>7.9916</text:p>
          </table:table-cell>
          <table:table-cell office:value-type="float" office:value="0.0463348143061227" calcext:value-type="float">
            <text:p>0.0463</text:p>
          </table:table-cell>
          <table:table-cell office:value-type="float" office:value="0.658134994373289" calcext:value-type="float">
            <text:p>0.6581</text:p>
          </table:table-cell>
          <table:table-cell office:value-type="float" office:value="11.5837035765307" calcext:value-type="float">
            <text:p>11.5837</text:p>
          </table:table-cell>
          <table:table-cell office:value-type="float" office:value="1.46471017637471" calcext:value-type="float">
            <text:p>1.4647</text:p>
          </table:table-cell>
          <table:table-cell office:value-type="float" office:value="0.964987525917593" calcext:value-type="float">
            <text:p>0.96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5190</text:p>
          </table:table-cell>
          <table:table-cell office:value-type="string" calcext:value-type="string">
            <text:p>YAB1</text:p>
          </table:table-cell>
          <table:table-cell office:value-type="string" calcext:value-type="string">
            <text:p>L</text:p>
          </table:table-cell>
          <table:table-cell office:value-type="float" office:value="13.5680976127118" calcext:value-type="float">
            <text:p>13.5681</text:p>
          </table:table-cell>
          <table:table-cell office:value-type="float" office:value="0.630633803385704" calcext:value-type="float">
            <text:p>0.6306</text:p>
          </table:table-cell>
          <table:table-cell office:value-type="float" office:value="0.0464791617356048" calcext:value-type="float">
            <text:p>0.0465</text:p>
          </table:table-cell>
          <table:table-cell office:value-type="float" office:value="1.27714853924708" calcext:value-type="float">
            <text:p>1.2771</text:p>
          </table:table-cell>
          <table:table-cell office:value-type="float" office:value="11.6197904339012" calcext:value-type="float">
            <text:p>11.6198</text:p>
          </table:table-cell>
          <table:table-cell office:value-type="float" office:value="0.933438894683606" calcext:value-type="float">
            <text:p>0.9334</text:p>
          </table:table-cell>
          <table:table-cell office:value-type="float" office:value="0.924862580076388" calcext:value-type="float">
            <text:p>0.92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7750</text:p>
          </table:table-cell>
          <table:table-cell office:value-type="string" calcext:value-type="string">
            <text:p>ZED1</text:p>
          </table:table-cell>
          <table:table-cell office:value-type="string" calcext:value-type="string">
            <text:p>L</text:p>
          </table:table-cell>
          <table:table-cell office:value-type="float" office:value="3.8884647241508" calcext:value-type="float">
            <text:p>3.8885</text:p>
          </table:table-cell>
          <table:table-cell office:value-type="float" office:value="0.180770950997759" calcext:value-type="float">
            <text:p>0.1808</text:p>
          </table:table-cell>
          <table:table-cell office:value-type="float" office:value="0.0464890294297931" calcext:value-type="float">
            <text:p>0.0465</text:p>
          </table:table-cell>
          <table:table-cell office:value-type="float" office:value="1.74968299980107" calcext:value-type="float">
            <text:p>1.7497</text:p>
          </table:table-cell>
          <table:table-cell office:value-type="float" office:value="11.6222573574483" calcext:value-type="float">
            <text:p>11.6223</text:p>
          </table:table-cell>
          <table:table-cell office:value-type="float" office:value="0.734871575269627" calcext:value-type="float">
            <text:p>0.7349</text:p>
          </table:table-cell>
          <table:table-cell office:value-type="float" office:value="0.952010802981083" calcext:value-type="float">
            <text:p>0.95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50600</text:p>
          </table:table-cell>
          <table:table-cell office:value-type="string" calcext:value-type="string">
            <text:p>SCL5</text:p>
          </table:table-cell>
          <table:table-cell office:value-type="string" calcext:value-type="string">
            <text:p>E</text:p>
          </table:table-cell>
          <table:table-cell office:value-type="float" office:value="13.377577271006" calcext:value-type="float">
            <text:p>13.3776</text:p>
          </table:table-cell>
          <table:table-cell office:value-type="float" office:value="0.631311802237572" calcext:value-type="float">
            <text:p>0.6313</text:p>
          </table:table-cell>
          <table:table-cell office:value-type="float" office:value="0.047191788875393" calcext:value-type="float">
            <text:p>0.0472</text:p>
          </table:table-cell>
          <table:table-cell office:value-type="float" office:value="0.169622332088139" calcext:value-type="float">
            <text:p>0.1696</text:p>
          </table:table-cell>
          <table:table-cell office:value-type="float" office:value="11.7979472188482" calcext:value-type="float">
            <text:p>11.7979</text:p>
          </table:table-cell>
          <table:table-cell office:value-type="float" office:value="2.99193827044105" calcext:value-type="float">
            <text:p>2.9919</text:p>
          </table:table-cell>
          <table:table-cell office:value-type="float" office:value="0.815351798889255" calcext:value-type="float">
            <text:p>0.8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26820</text:p>
          </table:table-cell>
          <table:table-cell office:value-type="string" calcext:value-type="string">
            <text:p>IREG3</text:p>
          </table:table-cell>
          <table:table-cell office:value-type="string" calcext:value-type="string">
            <text:p>E</text:p>
          </table:table-cell>
          <table:table-cell office:value-type="float" office:value="10.7753403656683" calcext:value-type="float">
            <text:p>10.7753</text:p>
          </table:table-cell>
          <table:table-cell office:value-type="float" office:value="0.514730373417894" calcext:value-type="float">
            <text:p>0.5147</text:p>
          </table:table-cell>
          <table:table-cell office:value-type="float" office:value="0.0477692913588045" calcext:value-type="float">
            <text:p>0.0478</text:p>
          </table:table-cell>
          <table:table-cell office:value-type="float" office:value="0.470870408195162" calcext:value-type="float">
            <text:p>0.4709</text:p>
          </table:table-cell>
          <table:table-cell office:value-type="float" office:value="11.9423228397011" calcext:value-type="float">
            <text:p>11.9423</text:p>
          </table:table-cell>
          <table:table-cell office:value-type="float" office:value="1.82220919105033" calcext:value-type="float">
            <text:p>1.8222</text:p>
          </table:table-cell>
          <table:table-cell office:value-type="float" office:value="0.811791024190623" calcext:value-type="float">
            <text:p>0.81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2380</text:p>
          </table:table-cell>
          <table:table-cell office:value-type="string" calcext:value-type="string">
            <text:p>TIC</text:p>
          </table:table-cell>
          <table:table-cell office:value-type="string" calcext:value-type="string">
            <text:p>L</text:p>
          </table:table-cell>
          <table:table-cell office:value-type="float" office:value="15.5622968151073" calcext:value-type="float">
            <text:p>15.5623</text:p>
          </table:table-cell>
          <table:table-cell office:value-type="float" office:value="0.747111866562661" calcext:value-type="float">
            <text:p>0.7471</text:p>
          </table:table-cell>
          <table:table-cell office:value-type="float" office:value="0.0480078150056484" calcext:value-type="float">
            <text:p>0.0480</text:p>
          </table:table-cell>
          <table:table-cell office:value-type="float" office:value="1.60035994240345" calcext:value-type="float">
            <text:p>1.6004</text:p>
          </table:table-cell>
          <table:table-cell office:value-type="float" office:value="12.0019537514121" calcext:value-type="float">
            <text:p>12.0020</text:p>
          </table:table-cell>
          <table:table-cell office:value-type="float" office:value="0.80731650212009" calcext:value-type="float">
            <text:p>0.8073</text:p>
          </table:table-cell>
          <table:table-cell office:value-type="float" office:value="0.841511403815867" calcext:value-type="float">
            <text:p>0.841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1420</text:p>
          </table:table-cell>
          <table:table-cell office:value-type="string" calcext:value-type="string">
            <text:p>L</text:p>
          </table:table-cell>
          <table:table-cell office:value-type="float" office:value="27.2110508944746" calcext:value-type="float">
            <text:p>27.2111</text:p>
          </table:table-cell>
          <table:table-cell office:value-type="float" office:value="1.3100953072742" calcext:value-type="float">
            <text:p>1.3101</text:p>
          </table:table-cell>
          <table:table-cell office:value-type="float" office:value="0.0481457078726871" calcext:value-type="float">
            <text:p>0.0481</text:p>
          </table:table-cell>
          <table:table-cell office:value-type="float" office:value="0.228079167781841" calcext:value-type="float">
            <text:p>0.2281</text:p>
          </table:table-cell>
          <table:table-cell office:value-type="float" office:value="12.0364269681718" calcext:value-type="float">
            <text:p>12.0364</text:p>
          </table:table-cell>
          <table:table-cell office:value-type="float" office:value="2.65014466731505" calcext:value-type="float">
            <text:p>2.6501</text:p>
          </table:table-cell>
          <table:table-cell office:value-type="float" office:value="0.937254759293927" calcext:value-type="float">
            <text:p>0.9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2040</text:p>
          </table:table-cell>
          <table:table-cell office:value-type="string" calcext:value-type="string">
            <text:p>SAP7</text:p>
          </table:table-cell>
          <table:table-cell office:value-type="string" calcext:value-type="string">
            <text:p>L</text:p>
          </table:table-cell>
          <table:table-cell office:value-type="float" office:value="112.907889211557" calcext:value-type="float">
            <text:p>112.9079</text:p>
          </table:table-cell>
          <table:table-cell office:value-type="float" office:value="5.45488365123593" calcext:value-type="float">
            <text:p>5.4549</text:p>
          </table:table-cell>
          <table:table-cell office:value-type="float" office:value="0.0483126882393049" calcext:value-type="float">
            <text:p>0.0483</text:p>
          </table:table-cell>
          <table:table-cell office:value-type="float" office:value="1.01280918843418" calcext:value-type="float">
            <text:p>1.0128</text:p>
          </table:table-cell>
          <table:table-cell office:value-type="float" office:value="12.0781720598262" calcext:value-type="float">
            <text:p>12.0782</text:p>
          </table:table-cell>
          <table:table-cell office:value-type="float" office:value="1.13260429108635" calcext:value-type="float">
            <text:p>1.1326</text:p>
          </table:table-cell>
          <table:table-cell office:value-type="float" office:value="0.913049046570163" calcext:value-type="float">
            <text:p>0.913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03740</text:p>
          </table:table-cell>
          <table:table-cell office:value-type="string" calcext:value-type="string">
            <text:p>L</text:p>
          </table:table-cell>
          <table:table-cell office:value-type="float" office:value="4.64022517971759" calcext:value-type="float">
            <text:p>4.6402</text:p>
          </table:table-cell>
          <table:table-cell office:value-type="float" office:value="0.235479439515413" calcext:value-type="float">
            <text:p>0.2355</text:p>
          </table:table-cell>
          <table:table-cell office:value-type="float" office:value="0.0507474164281279" calcext:value-type="float">
            <text:p>0.0507</text:p>
          </table:table-cell>
          <table:table-cell office:value-type="float" office:value="1.9683864948516" calcext:value-type="float">
            <text:p>1.9684</text:p>
          </table:table-cell>
          <table:table-cell office:value-type="float" office:value="12.686854107032" calcext:value-type="float">
            <text:p>12.6869</text:p>
          </table:table-cell>
          <table:table-cell office:value-type="float" office:value="0.71767588945205" calcext:value-type="float">
            <text:p>0.7177</text:p>
          </table:table-cell>
          <table:table-cell office:value-type="float" office:value="0.95766449683518" calcext:value-type="float">
            <text:p>0.957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8660</text:p>
          </table:table-cell>
          <table:table-cell office:value-type="string" calcext:value-type="string">
            <text:p>E</text:p>
          </table:table-cell>
          <table:table-cell office:value-type="float" office:value="32.645553687232" calcext:value-type="float">
            <text:p>32.6456</text:p>
          </table:table-cell>
          <table:table-cell office:value-type="float" office:value="1.66519580770082" calcext:value-type="float">
            <text:p>1.6652</text:p>
          </table:table-cell>
          <table:table-cell office:value-type="float" office:value="0.0510083493652642" calcext:value-type="float">
            <text:p>0.0510</text:p>
          </table:table-cell>
          <table:table-cell office:value-type="float" office:value="0.729002195830801" calcext:value-type="float">
            <text:p>0.7290</text:p>
          </table:table-cell>
          <table:table-cell office:value-type="float" office:value="12.7520873413161" calcext:value-type="float">
            <text:p>12.7521</text:p>
          </table:table-cell>
          <table:table-cell office:value-type="float" office:value="1.45903928542776" calcext:value-type="float">
            <text:p>1.4590</text:p>
          </table:table-cell>
          <table:table-cell office:value-type="float" office:value="0.863390840126569" calcext:value-type="float">
            <text:p>0.86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1560</text:p>
          </table:table-cell>
          <table:table-cell office:value-type="string" calcext:value-type="string">
            <text:p>PUB51</text:p>
          </table:table-cell>
          <table:table-cell office:value-type="string" calcext:value-type="string">
            <text:p>L</text:p>
          </table:table-cell>
          <table:table-cell office:value-type="float" office:value="0.885460302951249" calcext:value-type="float">
            <text:p>0.8855</text:p>
          </table:table-cell>
          <table:table-cell office:value-type="float" office:value="0.0451682056779398" calcext:value-type="float">
            <text:p>0.0452</text:p>
          </table:table-cell>
          <table:table-cell office:value-type="float" office:value="0.0510109888917591" calcext:value-type="float">
            <text:p>0.0510</text:p>
          </table:table-cell>
          <table:table-cell office:value-type="float" office:value="0.149154474807616" calcext:value-type="float">
            <text:p>0.1492</text:p>
          </table:table-cell>
          <table:table-cell office:value-type="float" office:value="12.7527472229398" calcext:value-type="float">
            <text:p>12.7527</text:p>
          </table:table-cell>
          <table:table-cell office:value-type="float" office:value="3.25550474665747" calcext:value-type="float">
            <text:p>3.2555</text:p>
          </table:table-cell>
          <table:table-cell office:value-type="float" office:value="0.875467556574537" calcext:value-type="float">
            <text:p>0.87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1340</text:p>
          </table:table-cell>
          <table:table-cell office:value-type="string" calcext:value-type="string">
            <text:p>CNGC10</text:p>
          </table:table-cell>
          <table:table-cell office:value-type="string" calcext:value-type="string">
            <text:p>L</text:p>
          </table:table-cell>
          <table:table-cell office:value-type="float" office:value="1.6625693302954" calcext:value-type="float">
            <text:p>1.6626</text:p>
          </table:table-cell>
          <table:table-cell office:value-type="float" office:value="0.0869067462457234" calcext:value-type="float">
            <text:p>0.0869</text:p>
          </table:table-cell>
          <table:table-cell office:value-type="float" office:value="0.052272554691167" calcext:value-type="float">
            <text:p>0.0523</text:p>
          </table:table-cell>
          <table:table-cell office:value-type="float" office:value="0.932048358374628" calcext:value-type="float">
            <text:p>0.9320</text:p>
          </table:table-cell>
          <table:table-cell office:value-type="float" office:value="13.0681386727918" calcext:value-type="float">
            <text:p>13.0681</text:p>
          </table:table-cell>
          <table:table-cell office:value-type="float" office:value="1.2642890361538" calcext:value-type="float">
            <text:p>1.2643</text:p>
          </table:table-cell>
          <table:table-cell office:value-type="float" office:value="0.816844283268697" calcext:value-type="float">
            <text:p>0.816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5810</text:p>
          </table:table-cell>
          <table:table-cell office:value-type="string" calcext:value-type="string">
            <text:p>L</text:p>
          </table:table-cell>
          <table:table-cell office:value-type="float" office:value="34.9762415418435" calcext:value-type="float">
            <text:p>34.9762</text:p>
          </table:table-cell>
          <table:table-cell office:value-type="float" office:value="1.83613749207931" calcext:value-type="float">
            <text:p>1.8361</text:p>
          </table:table-cell>
          <table:table-cell office:value-type="float" office:value="0.0524967066539345" calcext:value-type="float">
            <text:p>0.0525</text:p>
          </table:table-cell>
          <table:table-cell office:value-type="float" office:value="2.98793396128198" calcext:value-type="float">
            <text:p>2.9879</text:p>
          </table:table-cell>
          <table:table-cell office:value-type="float" office:value="13.1241766634836" calcext:value-type="float">
            <text:p>13.1242</text:p>
          </table:table-cell>
          <table:table-cell office:value-type="float" office:value="0.525306367421871" calcext:value-type="float">
            <text:p>0.5253</text:p>
          </table:table-cell>
          <table:table-cell office:value-type="float" office:value="0.928907791125172" calcext:value-type="float">
            <text:p>0.928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2500</text:p>
          </table:table-cell>
          <table:table-cell office:value-type="string" calcext:value-type="string">
            <text:p>L</text:p>
          </table:table-cell>
          <table:table-cell office:value-type="float" office:value="40.8507700078979" calcext:value-type="float">
            <text:p>40.8508</text:p>
          </table:table-cell>
          <table:table-cell office:value-type="float" office:value="2.16264193245481" calcext:value-type="float">
            <text:p>2.1626</text:p>
          </table:table-cell>
          <table:table-cell office:value-type="float" office:value="0.0529400530770092" calcext:value-type="float">
            <text:p>0.0529</text:p>
          </table:table-cell>
          <table:table-cell office:value-type="float" office:value="2.01590852506301" calcext:value-type="float">
            <text:p>2.0159</text:p>
          </table:table-cell>
          <table:table-cell office:value-type="float" office:value="13.2350132692523" calcext:value-type="float">
            <text:p>13.2350</text:p>
          </table:table-cell>
          <table:table-cell office:value-type="float" office:value="0.728162993090067" calcext:value-type="float">
            <text:p>0.7282</text:p>
          </table:table-cell>
          <table:table-cell office:value-type="float" office:value="0.931058625786374" calcext:value-type="float">
            <text:p>0.93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6180</text:p>
          </table:table-cell>
          <table:table-cell office:value-type="string" calcext:value-type="string">
            <text:p>ERD14</text:p>
          </table:table-cell>
          <table:table-cell office:value-type="string" calcext:value-type="string">
            <text:p>L</text:p>
          </table:table-cell>
          <table:table-cell office:value-type="float" office:value="343.906275173776" calcext:value-type="float">
            <text:p>343.9063</text:p>
          </table:table-cell>
          <table:table-cell office:value-type="float" office:value="18.4109982288424" calcext:value-type="float">
            <text:p>18.4110</text:p>
          </table:table-cell>
          <table:table-cell office:value-type="float" office:value="0.0535349295953942" calcext:value-type="float">
            <text:p>0.0535</text:p>
          </table:table-cell>
          <table:table-cell office:value-type="float" office:value="0.254538175016246" calcext:value-type="float">
            <text:p>0.2545</text:p>
          </table:table-cell>
          <table:table-cell office:value-type="float" office:value="13.3837323988486" calcext:value-type="float">
            <text:p>13.3837</text:p>
          </table:table-cell>
          <table:table-cell office:value-type="float" office:value="2.64571208830533" calcext:value-type="float">
            <text:p>2.6457</text:p>
          </table:table-cell>
          <table:table-cell office:value-type="float" office:value="0.804173895291546" calcext:value-type="float">
            <text:p>0.804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6800</text:p>
          </table:table-cell>
          <table:table-cell office:value-type="string" calcext:value-type="string">
            <text:p>L</text:p>
          </table:table-cell>
          <table:table-cell office:value-type="float" office:value="6.03805504277214" calcext:value-type="float">
            <text:p>6.0381</text:p>
          </table:table-cell>
          <table:table-cell office:value-type="float" office:value="0.323321899567846" calcext:value-type="float">
            <text:p>0.3233</text:p>
          </table:table-cell>
          <table:table-cell office:value-type="float" office:value="0.053547358756671" calcext:value-type="float">
            <text:p>0.0535</text:p>
          </table:table-cell>
          <table:table-cell office:value-type="float" office:value="0.0942085603039978" calcext:value-type="float">
            <text:p>0.0942</text:p>
          </table:table-cell>
          <table:table-cell office:value-type="float" office:value="13.3868396891678" calcext:value-type="float">
            <text:p>13.3868</text:p>
          </table:table-cell>
          <table:table-cell office:value-type="float" office:value="3.92692844049841" calcext:value-type="float">
            <text:p>3.9269</text:p>
          </table:table-cell>
          <table:table-cell office:value-type="float" office:value="0.841100667921528" calcext:value-type="float">
            <text:p>0.841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2580</text:p>
          </table:table-cell>
          <table:table-cell office:value-type="string" calcext:value-type="string">
            <text:p>L</text:p>
          </table:table-cell>
          <table:table-cell office:value-type="float" office:value="16.3172011679323" calcext:value-type="float">
            <text:p>16.3172</text:p>
          </table:table-cell>
          <table:table-cell office:value-type="float" office:value="0.87495586471953" calcext:value-type="float">
            <text:p>0.8750</text:p>
          </table:table-cell>
          <table:table-cell office:value-type="float" office:value="0.053621687672703" calcext:value-type="float">
            <text:p>0.0536</text:p>
          </table:table-cell>
          <table:table-cell office:value-type="float" office:value="2.01769948150584" calcext:value-type="float">
            <text:p>2.0177</text:p>
          </table:table-cell>
          <table:table-cell office:value-type="float" office:value="13.4054219181758" calcext:value-type="float">
            <text:p>13.4054</text:p>
          </table:table-cell>
          <table:table-cell office:value-type="float" office:value="0.734994742692046" calcext:value-type="float">
            <text:p>0.7350</text:p>
          </table:table-cell>
          <table:table-cell office:value-type="float" office:value="0.849507862478482" calcext:value-type="float">
            <text:p>0.849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7120</text:p>
          </table:table-cell>
          <table:table-cell office:value-type="string" calcext:value-type="string">
            <text:p>L</text:p>
          </table:table-cell>
          <table:table-cell office:value-type="float" office:value="11.173787519005" calcext:value-type="float">
            <text:p>11.1738</text:p>
          </table:table-cell>
          <table:table-cell office:value-type="float" office:value="0.599796801597752" calcext:value-type="float">
            <text:p>0.5998</text:p>
          </table:table-cell>
          <table:table-cell office:value-type="float" office:value="0.0536789159967099" calcext:value-type="float">
            <text:p>0.0537</text:p>
          </table:table-cell>
          <table:table-cell office:value-type="float" office:value="0.546690130266039" calcext:value-type="float">
            <text:p>0.5467</text:p>
          </table:table-cell>
          <table:table-cell office:value-type="float" office:value="13.4197289991775" calcext:value-type="float">
            <text:p>13.4197</text:p>
          </table:table-cell>
          <table:table-cell office:value-type="float" office:value="1.78857008817124" calcext:value-type="float">
            <text:p>1.7886</text:p>
          </table:table-cell>
          <table:table-cell office:value-type="float" office:value="0.932081941306732" calcext:value-type="float">
            <text:p>0.932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15560</text:p>
          </table:table-cell>
          <table:table-cell office:value-type="string" calcext:value-type="string">
            <text:p>L</text:p>
          </table:table-cell>
          <table:table-cell office:value-type="float" office:value="6.20367223379426" calcext:value-type="float">
            <text:p>6.2037</text:p>
          </table:table-cell>
          <table:table-cell office:value-type="float" office:value="0.333227342718159" calcext:value-type="float">
            <text:p>0.3332</text:p>
          </table:table-cell>
          <table:table-cell office:value-type="float" office:value="0.0537145307102004" calcext:value-type="float">
            <text:p>0.0537</text:p>
          </table:table-cell>
          <table:table-cell office:value-type="float" office:value="2.90989041067464" calcext:value-type="float">
            <text:p>2.9099</text:p>
          </table:table-cell>
          <table:table-cell office:value-type="float" office:value="13.4286326775501" calcext:value-type="float">
            <text:p>13.4286</text:p>
          </table:table-cell>
          <table:table-cell office:value-type="float" office:value="0.547432474934904" calcext:value-type="float">
            <text:p>0.5474</text:p>
          </table:table-cell>
          <table:table-cell office:value-type="float" office:value="0.887506572287764" calcext:value-type="float">
            <text:p>0.88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5520</text:p>
          </table:table-cell>
          <table:table-cell office:value-type="string" calcext:value-type="string">
            <text:p>SLK1</text:p>
          </table:table-cell>
          <table:table-cell office:value-type="string" calcext:value-type="string">
            <text:p>L</text:p>
          </table:table-cell>
          <table:table-cell office:value-type="float" office:value="2.74136615319256" calcext:value-type="float">
            <text:p>2.7414</text:p>
          </table:table-cell>
          <table:table-cell office:value-type="float" office:value="0.150226702760172" calcext:value-type="float">
            <text:p>0.1502</text:p>
          </table:table-cell>
          <table:table-cell office:value-type="float" office:value="0.054799940746777" calcext:value-type="float">
            <text:p>0.0548</text:p>
          </table:table-cell>
          <table:table-cell office:value-type="float" office:value="2.48999638558294" calcext:value-type="float">
            <text:p>2.4900</text:p>
          </table:table-cell>
          <table:table-cell office:value-type="float" office:value="13.6999851866943" calcext:value-type="float">
            <text:p>13.7000</text:p>
          </table:table-cell>
          <table:table-cell office:value-type="float" office:value="0.632455294815463" calcext:value-type="float">
            <text:p>0.6325</text:p>
          </table:table-cell>
          <table:table-cell office:value-type="float" office:value="0.880875939532605" calcext:value-type="float">
            <text:p>0.88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2690</text:p>
          </table:table-cell>
          <table:table-cell office:value-type="string" calcext:value-type="string">
            <text:p>CYP706A1</text:p>
          </table:table-cell>
          <table:table-cell office:value-type="string" calcext:value-type="string">
            <text:p>L</text:p>
          </table:table-cell>
          <table:table-cell office:value-type="float" office:value="85.3640642897468" calcext:value-type="float">
            <text:p>85.3641</text:p>
          </table:table-cell>
          <table:table-cell office:value-type="float" office:value="4.68146057079665" calcext:value-type="float">
            <text:p>4.6815</text:p>
          </table:table-cell>
          <table:table-cell office:value-type="float" office:value="0.0548411162208328" calcext:value-type="float">
            <text:p>0.0548</text:p>
          </table:table-cell>
          <table:table-cell office:value-type="float" office:value="0.994848182496631" calcext:value-type="float">
            <text:p>0.9948</text:p>
          </table:table-cell>
          <table:table-cell office:value-type="float" office:value="13.7102790552082" calcext:value-type="float">
            <text:p>13.7103</text:p>
          </table:table-cell>
          <table:table-cell office:value-type="float" office:value="1.24982622799827" calcext:value-type="float">
            <text:p>1.2498</text:p>
          </table:table-cell>
          <table:table-cell office:value-type="float" office:value="0.923630361093048" calcext:value-type="float">
            <text:p>0.92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6770</text:p>
          </table:table-cell>
          <table:table-cell office:value-type="string" calcext:value-type="string">
            <text:p>SCL4</text:p>
          </table:table-cell>
          <table:table-cell office:value-type="string" calcext:value-type="string">
            <text:p>L</text:p>
          </table:table-cell>
          <table:table-cell office:value-type="float" office:value="6.9353295869088" calcext:value-type="float">
            <text:p>6.9353</text:p>
          </table:table-cell>
          <table:table-cell office:value-type="float" office:value="0.382787061133196" calcext:value-type="float">
            <text:p>0.3828</text:p>
          </table:table-cell>
          <table:table-cell office:value-type="float" office:value="0.0551937808198401" calcext:value-type="float">
            <text:p>0.0552</text:p>
          </table:table-cell>
          <table:table-cell office:value-type="float" office:value="1.95696692693291" calcext:value-type="float">
            <text:p>1.9570</text:p>
          </table:table-cell>
          <table:table-cell office:value-type="float" office:value="13.79844520496" calcext:value-type="float">
            <text:p>13.7984</text:p>
          </table:table-cell>
          <table:table-cell office:value-type="float" office:value="0.769850792344387" calcext:value-type="float">
            <text:p>0.7699</text:p>
          </table:table-cell>
          <table:table-cell office:value-type="float" office:value="0.845556281693909" calcext:value-type="float">
            <text:p>0.84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7440</text:p>
          </table:table-cell>
          <table:table-cell office:value-type="string" calcext:value-type="string">
            <text:p>NPY3</text:p>
          </table:table-cell>
          <table:table-cell office:value-type="string" calcext:value-type="string">
            <text:p>E</text:p>
          </table:table-cell>
          <table:table-cell office:value-type="float" office:value="3.62283823926042" calcext:value-type="float">
            <text:p>3.6228</text:p>
          </table:table-cell>
          <table:table-cell office:value-type="float" office:value="0.204769052303055" calcext:value-type="float">
            <text:p>0.2048</text:p>
          </table:table-cell>
          <table:table-cell office:value-type="float" office:value="0.0565217210318662" calcext:value-type="float">
            <text:p>0.0565</text:p>
          </table:table-cell>
          <table:table-cell office:value-type="float" office:value="2.7256316097032" calcext:value-type="float">
            <text:p>2.7256</text:p>
          </table:table-cell>
          <table:table-cell office:value-type="float" office:value="14.1304302579666" calcext:value-type="float">
            <text:p>14.1304</text:p>
          </table:table-cell>
          <table:table-cell office:value-type="float" office:value="0.602578250780199" calcext:value-type="float">
            <text:p>0.6026</text:p>
          </table:table-cell>
          <table:table-cell office:value-type="float" office:value="0.848477453234175" calcext:value-type="float">
            <text:p>0.84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7770</text:p>
          </table:table-cell>
          <table:table-cell office:value-type="string" calcext:value-type="string">
            <text:p>ACA1</text:p>
          </table:table-cell>
          <table:table-cell office:value-type="string" calcext:value-type="string">
            <text:p>E</text:p>
          </table:table-cell>
          <table:table-cell office:value-type="float" office:value="10.820904582659" calcext:value-type="float">
            <text:p>10.8209</text:p>
          </table:table-cell>
          <table:table-cell office:value-type="float" office:value="0.613812474616264" calcext:value-type="float">
            <text:p>0.6138</text:p>
          </table:table-cell>
          <table:table-cell office:value-type="float" office:value="0.0567246915382588" calcext:value-type="float">
            <text:p>0.0567</text:p>
          </table:table-cell>
          <table:table-cell office:value-type="float" office:value="0.16134061528942" calcext:value-type="float">
            <text:p>0.1613</text:p>
          </table:table-cell>
          <table:table-cell office:value-type="float" office:value="14.1811728845647" calcext:value-type="float">
            <text:p>14.1812</text:p>
          </table:table-cell>
          <table:table-cell office:value-type="float" office:value="3.29124791835672" calcext:value-type="float">
            <text:p>3.2912</text:p>
          </table:table-cell>
          <table:table-cell office:value-type="float" office:value="0.810260972104303" calcext:value-type="float">
            <text:p>0.81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5500</text:p>
          </table:table-cell>
          <table:table-cell office:value-type="string" calcext:value-type="string">
            <text:p>FH1</text:p>
          </table:table-cell>
          <table:table-cell office:value-type="string" calcext:value-type="string">
            <text:p>L</text:p>
          </table:table-cell>
          <table:table-cell office:value-type="float" office:value="8.45925335155426" calcext:value-type="float">
            <text:p>8.4593</text:p>
          </table:table-cell>
          <table:table-cell office:value-type="float" office:value="0.484913593598257" calcext:value-type="float">
            <text:p>0.4849</text:p>
          </table:table-cell>
          <table:table-cell office:value-type="float" office:value="0.0573234508349559" calcext:value-type="float">
            <text:p>0.0573</text:p>
          </table:table-cell>
          <table:table-cell office:value-type="float" office:value="3.04087686561951" calcext:value-type="float">
            <text:p>3.0409</text:p>
          </table:table-cell>
          <table:table-cell office:value-type="float" office:value="14.330862708739" calcext:value-type="float">
            <text:p>14.3309</text:p>
          </table:table-cell>
          <table:table-cell office:value-type="float" office:value="0.557065970839248" calcext:value-type="float">
            <text:p>0.5571</text:p>
          </table:table-cell>
          <table:table-cell office:value-type="float" office:value="0.900063805421441" calcext:value-type="float">
            <text:p>0.90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0440</text:p>
          </table:table-cell>
          <table:table-cell office:value-type="string" calcext:value-type="string">
            <text:p>GAE1</text:p>
          </table:table-cell>
          <table:table-cell office:value-type="string" calcext:value-type="string">
            <text:p>E</text:p>
          </table:table-cell>
          <table:table-cell office:value-type="float" office:value="22.0755480471857" calcext:value-type="float">
            <text:p>22.0755</text:p>
          </table:table-cell>
          <table:table-cell office:value-type="float" office:value="1.27194793444862" calcext:value-type="float">
            <text:p>1.2719</text:p>
          </table:table-cell>
          <table:table-cell office:value-type="float" office:value="0.0576179550210881" calcext:value-type="float">
            <text:p>0.0576</text:p>
          </table:table-cell>
          <table:table-cell office:value-type="float" office:value="0.439738135607109" calcext:value-type="float">
            <text:p>0.4397</text:p>
          </table:table-cell>
          <table:table-cell office:value-type="float" office:value="14.404488755272" calcext:value-type="float">
            <text:p>14.4045</text:p>
          </table:table-cell>
          <table:table-cell office:value-type="float" office:value="2.09615960684673" calcext:value-type="float">
            <text:p>2.0962</text:p>
          </table:table-cell>
          <table:table-cell office:value-type="float" office:value="0.851472007776701" calcext:value-type="float">
            <text:p>0.851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0760</text:p>
          </table:table-cell>
          <table:table-cell office:value-type="string" calcext:value-type="string">
            <text:p>L</text:p>
          </table:table-cell>
          <table:table-cell office:value-type="float" office:value="10.7063363541534" calcext:value-type="float">
            <text:p>10.7063</text:p>
          </table:table-cell>
          <table:table-cell office:value-type="float" office:value="0.61947565928124" calcext:value-type="float">
            <text:p>0.6195</text:p>
          </table:table-cell>
          <table:table-cell office:value-type="float" office:value="0.0578606573518423" calcext:value-type="float">
            <text:p>0.0579</text:p>
          </table:table-cell>
          <table:table-cell office:value-type="float" office:value="1.30133926318889" calcext:value-type="float">
            <text:p>1.3013</text:p>
          </table:table-cell>
          <table:table-cell office:value-type="float" office:value="14.4651643379606" calcext:value-type="float">
            <text:p>14.4652</text:p>
          </table:table-cell>
          <table:table-cell office:value-type="float" office:value="1.07830911717361" calcext:value-type="float">
            <text:p>1.0783</text:p>
          </table:table-cell>
          <table:table-cell office:value-type="float" office:value="0.828089726332821" calcext:value-type="float">
            <text:p>0.82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0390</text:p>
          </table:table-cell>
          <table:table-cell office:value-type="string" calcext:value-type="string">
            <text:p>RFS5</text:p>
          </table:table-cell>
          <table:table-cell office:value-type="string" calcext:value-type="string">
            <text:p>L</text:p>
          </table:table-cell>
          <table:table-cell office:value-type="float" office:value="6.95985709588455" calcext:value-type="float">
            <text:p>6.9599</text:p>
          </table:table-cell>
          <table:table-cell office:value-type="float" office:value="0.404231884189207" calcext:value-type="float">
            <text:p>0.4042</text:p>
          </table:table-cell>
          <table:table-cell office:value-type="float" office:value="0.058080486225534" calcext:value-type="float">
            <text:p>0.0581</text:p>
          </table:table-cell>
          <table:table-cell office:value-type="float" office:value="1.33914304028751" calcext:value-type="float">
            <text:p>1.3391</text:p>
          </table:table-cell>
          <table:table-cell office:value-type="float" office:value="14.5201215563835" calcext:value-type="float">
            <text:p>14.5201</text:p>
          </table:table-cell>
          <table:table-cell office:value-type="float" office:value="1.05955227439088" calcext:value-type="float">
            <text:p>1.0596</text:p>
          </table:table-cell>
          <table:table-cell office:value-type="float" office:value="0.884316143115301" calcext:value-type="float">
            <text:p>0.88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5690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L</text:p>
          </table:table-cell>
          <table:table-cell office:value-type="float" office:value="1.0153178705843" calcext:value-type="float">
            <text:p>1.0153</text:p>
          </table:table-cell>
          <table:table-cell office:value-type="float" office:value="0.059856879786936" calcext:value-type="float">
            <text:p>0.0599</text:p>
          </table:table-cell>
          <table:table-cell office:value-type="float" office:value="0.058953832608589" calcext:value-type="float">
            <text:p>0.0590</text:p>
          </table:table-cell>
          <table:table-cell office:value-type="float" office:value="0.613646260988939" calcext:value-type="float">
            <text:p>0.6136</text:p>
          </table:table-cell>
          <table:table-cell office:value-type="float" office:value="14.7384581521472" calcext:value-type="float">
            <text:p>14.7385</text:p>
          </table:table-cell>
          <table:table-cell office:value-type="float" office:value="1.76629156875608" calcext:value-type="float">
            <text:p>1.7663</text:p>
          </table:table-cell>
          <table:table-cell office:value-type="float" office:value="0.832839611276398" calcext:value-type="float">
            <text:p>0.83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4990</text:p>
          </table:table-cell>
          <table:table-cell office:value-type="string" calcext:value-type="string">
            <text:p>MYB32</text:p>
          </table:table-cell>
          <table:table-cell office:value-type="string" calcext:value-type="string">
            <text:p>L</text:p>
          </table:table-cell>
          <table:table-cell office:value-type="float" office:value="4.01692923610376" calcext:value-type="float">
            <text:p>4.0169</text:p>
          </table:table-cell>
          <table:table-cell office:value-type="float" office:value="0.237425970742127" calcext:value-type="float">
            <text:p>0.2374</text:p>
          </table:table-cell>
          <table:table-cell office:value-type="float" office:value="0.059106336404477" calcext:value-type="float">
            <text:p>0.0591</text:p>
          </table:table-cell>
          <table:table-cell office:value-type="float" office:value="0.835680439314431" calcext:value-type="float">
            <text:p>0.8357</text:p>
          </table:table-cell>
          <table:table-cell office:value-type="float" office:value="14.7765841011192" calcext:value-type="float">
            <text:p>14.7766</text:p>
          </table:table-cell>
          <table:table-cell office:value-type="float" office:value="1.46895332979759" calcext:value-type="float">
            <text:p>1.4690</text:p>
          </table:table-cell>
          <table:table-cell office:value-type="float" office:value="0.87607639417101" calcext:value-type="float">
            <text:p>0.876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35735</text:p>
          </table:table-cell>
          <table:table-cell office:value-type="string" calcext:value-type="string">
            <text:p>L</text:p>
          </table:table-cell>
          <table:table-cell office:value-type="float" office:value="18.4958767330534" calcext:value-type="float">
            <text:p>18.4959</text:p>
          </table:table-cell>
          <table:table-cell office:value-type="float" office:value="1.10500855900504" calcext:value-type="float">
            <text:p>1.1050</text:p>
          </table:table-cell>
          <table:table-cell office:value-type="float" office:value="0.0597435079695526" calcext:value-type="float">
            <text:p>0.0597</text:p>
          </table:table-cell>
          <table:table-cell office:value-type="float" office:value="1.01919034689743" calcext:value-type="float">
            <text:p>1.0192</text:p>
          </table:table-cell>
          <table:table-cell office:value-type="float" office:value="14.9358769923881" calcext:value-type="float">
            <text:p>14.9359</text:p>
          </table:table-cell>
          <table:table-cell office:value-type="float" office:value="1.30185972498037" calcext:value-type="float">
            <text:p>1.3019</text:p>
          </table:table-cell>
          <table:table-cell office:value-type="float" office:value="0.882469858904589" calcext:value-type="float">
            <text:p>0.882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9160</text:p>
          </table:table-cell>
          <table:table-cell office:value-type="string" calcext:value-type="string">
            <text:p>L</text:p>
          </table:table-cell>
          <table:table-cell office:value-type="float" office:value="8.08973136606722" calcext:value-type="float">
            <text:p>8.0897</text:p>
          </table:table-cell>
          <table:table-cell office:value-type="float" office:value="0.487079497823475" calcext:value-type="float">
            <text:p>0.4871</text:p>
          </table:table-cell>
          <table:table-cell office:value-type="float" office:value="0.0602096010093183" calcext:value-type="float">
            <text:p>0.0602</text:p>
          </table:table-cell>
          <table:table-cell office:value-type="float" office:value="1.72361181352228" calcext:value-type="float">
            <text:p>1.7236</text:p>
          </table:table-cell>
          <table:table-cell office:value-type="float" office:value="15.0524002523296" calcext:value-type="float">
            <text:p>15.0524</text:p>
          </table:table-cell>
          <table:table-cell office:value-type="float" office:value="0.905586350273756" calcext:value-type="float">
            <text:p>0.9056</text:p>
          </table:table-cell>
          <table:table-cell office:value-type="float" office:value="0.939873533301577" calcext:value-type="float">
            <text:p>0.939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6892</text:p>
          </table:table-cell>
          <table:table-cell office:value-type="string" calcext:value-type="string">
            <text:p>E</text:p>
          </table:table-cell>
          <table:table-cell office:value-type="float" office:value="9.09602403896794" calcext:value-type="float">
            <text:p>9.0960</text:p>
          </table:table-cell>
          <table:table-cell office:value-type="float" office:value="0.549649307999854" calcext:value-type="float">
            <text:p>0.5496</text:p>
          </table:table-cell>
          <table:table-cell office:value-type="float" office:value="0.0604274247347106" calcext:value-type="float">
            <text:p>0.0604</text:p>
          </table:table-cell>
          <table:table-cell office:value-type="float" office:value="0.59284205283995" calcext:value-type="float">
            <text:p>0.5928</text:p>
          </table:table-cell>
          <table:table-cell office:value-type="float" office:value="15.1068561836777" calcext:value-type="float">
            <text:p>15.1069</text:p>
          </table:table-cell>
          <table:table-cell office:value-type="float" office:value="1.827091103447" calcext:value-type="float">
            <text:p>1.8271</text:p>
          </table:table-cell>
          <table:table-cell office:value-type="float" office:value="0.898096038681959" calcext:value-type="float">
            <text:p>0.89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02860</text:p>
          </table:table-cell>
          <table:table-cell office:value-type="string" calcext:value-type="string">
            <text:p>SUC3</text:p>
          </table:table-cell>
          <table:table-cell office:value-type="string" calcext:value-type="string">
            <text:p>L</text:p>
          </table:table-cell>
          <table:table-cell office:value-type="float" office:value="6.87695083483744" calcext:value-type="float">
            <text:p>6.8770</text:p>
          </table:table-cell>
          <table:table-cell office:value-type="float" office:value="0.416130712943715" calcext:value-type="float">
            <text:p>0.4161</text:p>
          </table:table-cell>
          <table:table-cell office:value-type="float" office:value="0.0605109332519391" calcext:value-type="float">
            <text:p>0.0605</text:p>
          </table:table-cell>
          <table:table-cell office:value-type="float" office:value="1.59757423034834" calcext:value-type="float">
            <text:p>1.5976</text:p>
          </table:table-cell>
          <table:table-cell office:value-type="float" office:value="15.1277333129848" calcext:value-type="float">
            <text:p>15.1277</text:p>
          </table:table-cell>
          <table:table-cell office:value-type="float" office:value="0.961192834692713" calcext:value-type="float">
            <text:p>0.9612</text:p>
          </table:table-cell>
          <table:table-cell office:value-type="float" office:value="0.960881760579616" calcext:value-type="float">
            <text:p>0.960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2010</text:p>
          </table:table-cell>
          <table:table-cell office:value-type="string" calcext:value-type="string">
            <text:p>L</text:p>
          </table:table-cell>
          <table:table-cell office:value-type="float" office:value="8.33569629434967" calcext:value-type="float">
            <text:p>8.3357</text:p>
          </table:table-cell>
          <table:table-cell office:value-type="float" office:value="0.509125390052518" calcext:value-type="float">
            <text:p>0.5091</text:p>
          </table:table-cell>
          <table:table-cell office:value-type="float" office:value="0.0610777278915053" calcext:value-type="float">
            <text:p>0.0611</text:p>
          </table:table-cell>
          <table:table-cell office:value-type="float" office:value="0.148936460100264" calcext:value-type="float">
            <text:p>0.1489</text:p>
          </table:table-cell>
          <table:table-cell office:value-type="float" office:value="15.2694319728763" calcext:value-type="float">
            <text:p>15.2694</text:p>
          </table:table-cell>
          <table:table-cell office:value-type="float" office:value="3.49214967639023" calcext:value-type="float">
            <text:p>3.4921</text:p>
          </table:table-cell>
          <table:table-cell office:value-type="float" office:value="0.928013324479124" calcext:value-type="float">
            <text:p>0.92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1370</text:p>
          </table:table-cell>
          <table:table-cell office:value-type="string" calcext:value-type="string">
            <text:p>NPR5</text:p>
          </table:table-cell>
          <table:table-cell office:value-type="string" calcext:value-type="string">
            <text:p>L</text:p>
          </table:table-cell>
          <table:table-cell office:value-type="float" office:value="3.56506359968707" calcext:value-type="float">
            <text:p>3.5651</text:p>
          </table:table-cell>
          <table:table-cell office:value-type="float" office:value="0.219195794577352" calcext:value-type="float">
            <text:p>0.2192</text:p>
          </table:table-cell>
          <table:table-cell office:value-type="float" office:value="0.0614843994919452" calcext:value-type="float">
            <text:p>0.0615</text:p>
          </table:table-cell>
          <table:table-cell office:value-type="float" office:value="1.28443314443965" calcext:value-type="float">
            <text:p>1.2844</text:p>
          </table:table-cell>
          <table:table-cell office:value-type="float" office:value="15.3710998729863" calcext:value-type="float">
            <text:p>15.3711</text:p>
          </table:table-cell>
          <table:table-cell office:value-type="float" office:value="1.13535260462016" calcext:value-type="float">
            <text:p>1.1354</text:p>
          </table:table-cell>
          <table:table-cell office:value-type="float" office:value="0.806965848822541" calcext:value-type="float">
            <text:p>0.80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4740</text:p>
          </table:table-cell>
          <table:table-cell office:value-type="string" calcext:value-type="string">
            <text:p>CESA6</text:p>
          </table:table-cell>
          <table:table-cell office:value-type="string" calcext:value-type="string">
            <text:p>L</text:p>
          </table:table-cell>
          <table:table-cell office:value-type="float" office:value="33.2882629454028" calcext:value-type="float">
            <text:p>33.2883</text:p>
          </table:table-cell>
          <table:table-cell office:value-type="float" office:value="2.06678955408862" calcext:value-type="float">
            <text:p>2.0668</text:p>
          </table:table-cell>
          <table:table-cell office:value-type="float" office:value="0.0620876360379163" calcext:value-type="float">
            <text:p>0.0621</text:p>
          </table:table-cell>
          <table:table-cell office:value-type="float" office:value="1.34280079221107" calcext:value-type="float">
            <text:p>1.3428</text:p>
          </table:table-cell>
          <table:table-cell office:value-type="float" office:value="15.5219090094791" calcext:value-type="float">
            <text:p>15.5219</text:p>
          </table:table-cell>
          <table:table-cell office:value-type="float" office:value="1.10831391528134" calcext:value-type="float">
            <text:p>1.1083</text:p>
          </table:table-cell>
          <table:table-cell office:value-type="float" office:value="0.849189695930904" calcext:value-type="float">
            <text:p>0.84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1820</text:p>
          </table:table-cell>
          <table:table-cell office:value-type="string" calcext:value-type="string">
            <text:p>SYP121</text:p>
          </table:table-cell>
          <table:table-cell office:value-type="string" calcext:value-type="string">
            <text:p>L</text:p>
          </table:table-cell>
          <table:table-cell office:value-type="float" office:value="13.9163347316581" calcext:value-type="float">
            <text:p>13.9163</text:p>
          </table:table-cell>
          <table:table-cell office:value-type="float" office:value="0.866891432674229" calcext:value-type="float">
            <text:p>0.8669</text:p>
          </table:table-cell>
          <table:table-cell office:value-type="float" office:value="0.0622930857434859" calcext:value-type="float">
            <text:p>0.0623</text:p>
          </table:table-cell>
          <table:table-cell office:value-type="float" office:value="1.70509856361193" calcext:value-type="float">
            <text:p>1.7051</text:p>
          </table:table-cell>
          <table:table-cell office:value-type="float" office:value="15.5732714358715" calcext:value-type="float">
            <text:p>15.5733</text:p>
          </table:table-cell>
          <table:table-cell office:value-type="float" office:value="0.936089911656209" calcext:value-type="float">
            <text:p>0.9361</text:p>
          </table:table-cell>
          <table:table-cell office:value-type="float" office:value="0.861457914210717" calcext:value-type="float">
            <text:p>0.861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2610</text:p>
          </table:table-cell>
          <table:table-cell office:value-type="string" calcext:value-type="string">
            <text:p>L</text:p>
          </table:table-cell>
          <table:table-cell office:value-type="float" office:value="12.1999089834638" calcext:value-type="float">
            <text:p>12.1999</text:p>
          </table:table-cell>
          <table:table-cell office:value-type="float" office:value="0.761607459941027" calcext:value-type="float">
            <text:p>0.7616</text:p>
          </table:table-cell>
          <table:table-cell office:value-type="float" office:value="0.0624273067096924" calcext:value-type="float">
            <text:p>0.0624</text:p>
          </table:table-cell>
          <table:table-cell office:value-type="float" office:value="2.04681268574824" calcext:value-type="float">
            <text:p>2.0468</text:p>
          </table:table-cell>
          <table:table-cell office:value-type="float" office:value="15.6068266774231" calcext:value-type="float">
            <text:p>15.6068</text:p>
          </table:table-cell>
          <table:table-cell office:value-type="float" office:value="0.817618456471798" calcext:value-type="float">
            <text:p>0.8176</text:p>
          </table:table-cell>
          <table:table-cell office:value-type="float" office:value="0.959997940717891" calcext:value-type="float">
            <text:p>0.960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5880</text:p>
          </table:table-cell>
          <table:table-cell office:value-type="string" calcext:value-type="string">
            <text:p>L</text:p>
          </table:table-cell>
          <table:table-cell office:value-type="float" office:value="31.5645880242578" calcext:value-type="float">
            <text:p>31.5646</text:p>
          </table:table-cell>
          <table:table-cell office:value-type="float" office:value="1.97836901440964" calcext:value-type="float">
            <text:p>1.9784</text:p>
          </table:table-cell>
          <table:table-cell office:value-type="float" office:value="0.0626768520751558" calcext:value-type="float">
            <text:p>0.0627</text:p>
          </table:table-cell>
          <table:table-cell office:value-type="float" office:value="3.09120810995417" calcext:value-type="float">
            <text:p>3.0912</text:p>
          </table:table-cell>
          <table:table-cell office:value-type="float" office:value="15.6692130187889" calcext:value-type="float">
            <text:p>15.6692</text:p>
          </table:table-cell>
          <table:table-cell office:value-type="float" office:value="0.591579936679682" calcext:value-type="float">
            <text:p>0.5916</text:p>
          </table:table-cell>
          <table:table-cell office:value-type="float" office:value="0.929441836156459" calcext:value-type="float">
            <text:p>0.929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53430</text:p>
          </table:table-cell>
          <table:table-cell office:value-type="string" calcext:value-type="string">
            <text:p>L</text:p>
          </table:table-cell>
          <table:table-cell office:value-type="float" office:value="2.39529871627706" calcext:value-type="float">
            <text:p>2.3953</text:p>
          </table:table-cell>
          <table:table-cell office:value-type="float" office:value="0.150159579972953" calcext:value-type="float">
            <text:p>0.1502</text:p>
          </table:table-cell>
          <table:table-cell office:value-type="float" office:value="0.062689291716543" calcext:value-type="float">
            <text:p>0.0627</text:p>
          </table:table-cell>
          <table:table-cell office:value-type="float" office:value="2.26635505239174" calcext:value-type="float">
            <text:p>2.2664</text:p>
          </table:table-cell>
          <table:table-cell office:value-type="float" office:value="15.6723229291357" calcext:value-type="float">
            <text:p>15.6723</text:p>
          </table:table-cell>
          <table:table-cell office:value-type="float" office:value="0.758321156116749" calcext:value-type="float">
            <text:p>0.7583</text:p>
          </table:table-cell>
          <table:table-cell office:value-type="float" office:value="0.839424803779996" calcext:value-type="float">
            <text:p>0.839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3700</text:p>
          </table:table-cell>
          <table:table-cell office:value-type="string" calcext:value-type="string">
            <text:p>L</text:p>
          </table:table-cell>
          <table:table-cell office:value-type="float" office:value="3.62833339612788" calcext:value-type="float">
            <text:p>3.6283</text:p>
          </table:table-cell>
          <table:table-cell office:value-type="float" office:value="0.22849189277736" calcext:value-type="float">
            <text:p>0.2285</text:p>
          </table:table-cell>
          <table:table-cell office:value-type="float" office:value="0.0629743377555118" calcext:value-type="float">
            <text:p>0.0630</text:p>
          </table:table-cell>
          <table:table-cell office:value-type="float" office:value="1.62463809474358" calcext:value-type="float">
            <text:p>1.6246</text:p>
          </table:table-cell>
          <table:table-cell office:value-type="float" office:value="15.7435844388779" calcext:value-type="float">
            <text:p>15.7436</text:p>
          </table:table-cell>
          <table:table-cell office:value-type="float" office:value="0.977501053027021" calcext:value-type="float">
            <text:p>0.9775</text:p>
          </table:table-cell>
          <table:table-cell office:value-type="float" office:value="0.851861847683333" calcext:value-type="float">
            <text:p>0.85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2640</text:p>
          </table:table-cell>
          <table:table-cell office:value-type="string" calcext:value-type="string">
            <text:p>BXL2</text:p>
          </table:table-cell>
          <table:table-cell office:value-type="string" calcext:value-type="string">
            <text:p>L</text:p>
          </table:table-cell>
          <table:table-cell office:value-type="float" office:value="4.7265682408579" calcext:value-type="float">
            <text:p>4.7266</text:p>
          </table:table-cell>
          <table:table-cell office:value-type="float" office:value="0.298360847787148" calcext:value-type="float">
            <text:p>0.2984</text:p>
          </table:table-cell>
          <table:table-cell office:value-type="float" office:value="0.0631242018697678" calcext:value-type="float">
            <text:p>0.0631</text:p>
          </table:table-cell>
          <table:table-cell office:value-type="float" office:value="2.61136861005347" calcext:value-type="float">
            <text:p>2.6114</text:p>
          </table:table-cell>
          <table:table-cell office:value-type="float" office:value="15.781050467442" calcext:value-type="float">
            <text:p>15.7811</text:p>
          </table:table-cell>
          <table:table-cell office:value-type="float" office:value="0.681962885849072" calcext:value-type="float">
            <text:p>0.6820</text:p>
          </table:table-cell>
          <table:table-cell office:value-type="float" office:value="0.812357952519172" calcext:value-type="float">
            <text:p>0.812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2290</text:p>
          </table:table-cell>
          <table:table-cell office:value-type="string" calcext:value-type="string">
            <text:p>L</text:p>
          </table:table-cell>
          <table:table-cell office:value-type="float" office:value="16.7410874391765" calcext:value-type="float">
            <text:p>16.7411</text:p>
          </table:table-cell>
          <table:table-cell office:value-type="float" office:value="1.0657749653537" calcext:value-type="float">
            <text:p>1.0658</text:p>
          </table:table-cell>
          <table:table-cell office:value-type="float" office:value="0.06366223037935" calcext:value-type="float">
            <text:p>0.0637</text:p>
          </table:table-cell>
          <table:table-cell office:value-type="float" office:value="3.16188579826583" calcext:value-type="float">
            <text:p>3.1619</text:p>
          </table:table-cell>
          <table:table-cell office:value-type="float" office:value="15.9155575948375" calcext:value-type="float">
            <text:p>15.9156</text:p>
          </table:table-cell>
          <table:table-cell office:value-type="float" office:value="0.588187161974657" calcext:value-type="float">
            <text:p>0.5882</text:p>
          </table:table-cell>
          <table:table-cell office:value-type="float" office:value="0.958501723050983" calcext:value-type="float">
            <text:p>0.958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2030</text:p>
          </table:table-cell>
          <table:table-cell office:value-type="string" calcext:value-type="string">
            <text:p>L</text:p>
          </table:table-cell>
          <table:table-cell office:value-type="float" office:value="9.35916106739017" calcext:value-type="float">
            <text:p>9.3592</text:p>
          </table:table-cell>
          <table:table-cell office:value-type="float" office:value="0.599502844155685" calcext:value-type="float">
            <text:p>0.5995</text:p>
          </table:table-cell>
          <table:table-cell office:value-type="float" office:value="0.0640551903999722" calcext:value-type="float">
            <text:p>0.0641</text:p>
          </table:table-cell>
          <table:table-cell office:value-type="float" office:value="1.24697626933002" calcext:value-type="float">
            <text:p>1.2470</text:p>
          </table:table-cell>
          <table:table-cell office:value-type="float" office:value="16.0137975999931" calcext:value-type="float">
            <text:p>16.0138</text:p>
          </table:table-cell>
          <table:table-cell office:value-type="float" office:value="1.1916954766507" calcext:value-type="float">
            <text:p>1.1917</text:p>
          </table:table-cell>
          <table:table-cell office:value-type="float" office:value="0.941914662127166" calcext:value-type="float">
            <text:p>0.94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2470</text:p>
          </table:table-cell>
          <table:table-cell office:value-type="string" calcext:value-type="string">
            <text:p>ATEXO70D1</text:p>
          </table:table-cell>
          <table:table-cell office:value-type="string" calcext:value-type="string">
            <text:p>L</text:p>
          </table:table-cell>
          <table:table-cell office:value-type="float" office:value="4.34437266591622" calcext:value-type="float">
            <text:p>4.3444</text:p>
          </table:table-cell>
          <table:table-cell office:value-type="float" office:value="0.280313711796045" calcext:value-type="float">
            <text:p>0.2803</text:p>
          </table:table-cell>
          <table:table-cell office:value-type="float" office:value="0.0645234038035565" calcext:value-type="float">
            <text:p>0.0645</text:p>
          </table:table-cell>
          <table:table-cell office:value-type="float" office:value="1.95521821655556" calcext:value-type="float">
            <text:p>1.9552</text:p>
          </table:table-cell>
          <table:table-cell office:value-type="float" office:value="16.1308509508891" calcext:value-type="float">
            <text:p>16.1309</text:p>
          </table:table-cell>
          <table:table-cell office:value-type="float" office:value="0.86790862015463" calcext:value-type="float">
            <text:p>0.8679</text:p>
          </table:table-cell>
          <table:table-cell office:value-type="float" office:value="0.94128508230553" calcext:value-type="float">
            <text:p>0.941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6490</text:p>
          </table:table-cell>
          <table:table-cell office:value-type="string" calcext:value-type="string">
            <text:p>E</text:p>
          </table:table-cell>
          <table:table-cell office:value-type="float" office:value="2.22573682448064" calcext:value-type="float">
            <text:p>2.2257</text:p>
          </table:table-cell>
          <table:table-cell office:value-type="float" office:value="0.144852677905913" calcext:value-type="float">
            <text:p>0.1449</text:p>
          </table:table-cell>
          <table:table-cell office:value-type="float" office:value="0.0650807751899029" calcext:value-type="float">
            <text:p>0.0651</text:p>
          </table:table-cell>
          <table:table-cell office:value-type="float" office:value="2.04619881999583" calcext:value-type="float">
            <text:p>2.0462</text:p>
          </table:table-cell>
          <table:table-cell office:value-type="float" office:value="16.2701937974757" calcext:value-type="float">
            <text:p>16.2702</text:p>
          </table:table-cell>
          <table:table-cell office:value-type="float" office:value="0.844098266732429" calcext:value-type="float">
            <text:p>0.8441</text:p>
          </table:table-cell>
          <table:table-cell office:value-type="float" office:value="0.810811610396756" calcext:value-type="float">
            <text:p>0.81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4870</text:p>
          </table:table-cell>
          <table:table-cell office:value-type="string" calcext:value-type="string">
            <text:p>PCR2</text:p>
          </table:table-cell>
          <table:table-cell office:value-type="string" calcext:value-type="string">
            <text:p>L</text:p>
          </table:table-cell>
          <table:table-cell office:value-type="float" office:value="12.6203867253483" calcext:value-type="float">
            <text:p>12.6204</text:p>
          </table:table-cell>
          <table:table-cell office:value-type="float" office:value="0.830374410915844" calcext:value-type="float">
            <text:p>0.8304</text:p>
          </table:table-cell>
          <table:table-cell office:value-type="float" office:value="0.0657962730451059" calcext:value-type="float">
            <text:p>0.0658</text:p>
          </table:table-cell>
          <table:table-cell office:value-type="float" office:value="1.023781777039" calcext:value-type="float">
            <text:p>1.0238</text:p>
          </table:table-cell>
          <table:table-cell office:value-type="float" office:value="16.4490682612765" calcext:value-type="float">
            <text:p>16.4491</text:p>
          </table:table-cell>
          <table:table-cell office:value-type="float" office:value="1.38222274174274" calcext:value-type="float">
            <text:p>1.3822</text:p>
          </table:table-cell>
          <table:table-cell office:value-type="float" office:value="0.801265172372008" calcext:value-type="float">
            <text:p>0.8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7450</text:p>
          </table:table-cell>
          <table:table-cell office:value-type="string" calcext:value-type="string">
            <text:p>AGP18</text:p>
          </table:table-cell>
          <table:table-cell office:value-type="string" calcext:value-type="string">
            <text:p>L</text:p>
          </table:table-cell>
          <table:table-cell office:value-type="float" office:value="77.2133245657278" calcext:value-type="float">
            <text:p>77.2133</text:p>
          </table:table-cell>
          <table:table-cell office:value-type="float" office:value="5.09825442786015" calcext:value-type="float">
            <text:p>5.0983</text:p>
          </table:table-cell>
          <table:table-cell office:value-type="float" office:value="0.0660281687977346" calcext:value-type="float">
            <text:p>0.0660</text:p>
          </table:table-cell>
          <table:table-cell office:value-type="float" office:value="0.0204213117690846" calcext:value-type="float">
            <text:p>0.0204</text:p>
          </table:table-cell>
          <table:table-cell office:value-type="float" office:value="16.5070421994337" calcext:value-type="float">
            <text:p>16.5070</text:p>
          </table:table-cell>
          <table:table-cell office:value-type="float" office:value="6.35460075856014" calcext:value-type="float">
            <text:p>6.3546</text:p>
          </table:table-cell>
          <table:table-cell office:value-type="float" office:value="0.891240993748484" calcext:value-type="float">
            <text:p>0.891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9280</text:p>
          </table:table-cell>
          <table:table-cell office:value-type="string" calcext:value-type="string">
            <text:p>L</text:p>
          </table:table-cell>
          <table:table-cell office:value-type="float" office:value="21.3781558160545" calcext:value-type="float">
            <text:p>21.3782</text:p>
          </table:table-cell>
          <table:table-cell office:value-type="float" office:value="1.41685432443184" calcext:value-type="float">
            <text:p>1.4169</text:p>
          </table:table-cell>
          <table:table-cell office:value-type="float" office:value="0.0662757974365506" calcext:value-type="float">
            <text:p>0.0663</text:p>
          </table:table-cell>
          <table:table-cell office:value-type="float" office:value="0.356597817338624" calcext:value-type="float">
            <text:p>0.3566</text:p>
          </table:table-cell>
          <table:table-cell office:value-type="float" office:value="16.5689493591376" calcext:value-type="float">
            <text:p>16.5689</text:p>
          </table:table-cell>
          <table:table-cell office:value-type="float" office:value="2.49733050223438" calcext:value-type="float">
            <text:p>2.4973</text:p>
          </table:table-cell>
          <table:table-cell office:value-type="float" office:value="0.926208162845137" calcext:value-type="float">
            <text:p>0.9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2430</text:p>
          </table:table-cell>
          <table:table-cell office:value-type="string" calcext:value-type="string">
            <text:p>SAUR78</text:p>
          </table:table-cell>
          <table:table-cell office:value-type="string" calcext:value-type="string">
            <text:p>E</text:p>
          </table:table-cell>
          <table:table-cell office:value-type="float" office:value="61.0655424086553" calcext:value-type="float">
            <text:p>61.0655</text:p>
          </table:table-cell>
          <table:table-cell office:value-type="float" office:value="4.05903162354059" calcext:value-type="float">
            <text:p>4.0590</text:p>
          </table:table-cell>
          <table:table-cell office:value-type="float" office:value="0.0664700822008137" calcext:value-type="float">
            <text:p>0.0665</text:p>
          </table:table-cell>
          <table:table-cell office:value-type="float" office:value="0.539768897670698" calcext:value-type="float">
            <text:p>0.5398</text:p>
          </table:table-cell>
          <table:table-cell office:value-type="float" office:value="16.6175205502034" calcext:value-type="float">
            <text:p>16.6175</text:p>
          </table:table-cell>
          <table:table-cell office:value-type="float" office:value="2.02808682103921" calcext:value-type="float">
            <text:p>2.0281</text:p>
          </table:table-cell>
          <table:table-cell office:value-type="float" office:value="0.814860511173354" calcext:value-type="float">
            <text:p>0.81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0330</text:p>
          </table:table-cell>
          <table:table-cell office:value-type="string" calcext:value-type="string">
            <text:p>PYL6</text:p>
          </table:table-cell>
          <table:table-cell office:value-type="string" calcext:value-type="string">
            <text:p>E</text:p>
          </table:table-cell>
          <table:table-cell office:value-type="float" office:value="21.3718685739091" calcext:value-type="float">
            <text:p>21.3719</text:p>
          </table:table-cell>
          <table:table-cell office:value-type="float" office:value="1.42564054891891" calcext:value-type="float">
            <text:p>1.4256</text:p>
          </table:table-cell>
          <table:table-cell office:value-type="float" office:value="0.066706406320472" calcext:value-type="float">
            <text:p>0.0667</text:p>
          </table:table-cell>
          <table:table-cell office:value-type="float" office:value="3.82685810739954" calcext:value-type="float">
            <text:p>3.8269</text:p>
          </table:table-cell>
          <table:table-cell office:value-type="float" office:value="16.676601580118" calcext:value-type="float">
            <text:p>16.6766</text:p>
          </table:table-cell>
          <table:table-cell office:value-type="float" office:value="0.52183258810528" calcext:value-type="float">
            <text:p>0.5218</text:p>
          </table:table-cell>
          <table:table-cell office:value-type="float" office:value="0.907002836791901" calcext:value-type="float">
            <text:p>0.90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6410</text:p>
          </table:table-cell>
          <table:table-cell office:value-type="string" calcext:value-type="string">
            <text:p>UBC17</text:p>
          </table:table-cell>
          <table:table-cell office:value-type="string" calcext:value-type="string">
            <text:p>L</text:p>
          </table:table-cell>
          <table:table-cell office:value-type="float" office:value="14.0630338771746" calcext:value-type="float">
            <text:p>14.0630</text:p>
          </table:table-cell>
          <table:table-cell office:value-type="float" office:value="0.941684071291286" calcext:value-type="float">
            <text:p>0.9417</text:p>
          </table:table-cell>
          <table:table-cell office:value-type="float" office:value="0.066961658452641" calcext:value-type="float">
            <text:p>0.0670</text:p>
          </table:table-cell>
          <table:table-cell office:value-type="float" office:value="0.405803445476093" calcext:value-type="float">
            <text:p>0.4058</text:p>
          </table:table-cell>
          <table:table-cell office:value-type="float" office:value="16.7404146131602" calcext:value-type="float">
            <text:p>16.7404</text:p>
          </table:table-cell>
          <table:table-cell office:value-type="float" office:value="2.35762293171329" calcext:value-type="float">
            <text:p>2.3576</text:p>
          </table:table-cell>
          <table:table-cell office:value-type="float" office:value="0.925489252945992" calcext:value-type="float">
            <text:p>0.925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7360</text:p>
          </table:table-cell>
          <table:table-cell office:value-type="string" calcext:value-type="string">
            <text:p>L</text:p>
          </table:table-cell>
          <table:table-cell office:value-type="float" office:value="6.12345393453085" calcext:value-type="float">
            <text:p>6.1235</text:p>
          </table:table-cell>
          <table:table-cell office:value-type="float" office:value="0.412193741389514" calcext:value-type="float">
            <text:p>0.4122</text:p>
          </table:table-cell>
          <table:table-cell office:value-type="float" office:value="0.0673139286743233" calcext:value-type="float">
            <text:p>0.0673</text:p>
          </table:table-cell>
          <table:table-cell office:value-type="float" office:value="2.44363326183589" calcext:value-type="float">
            <text:p>2.4436</text:p>
          </table:table-cell>
          <table:table-cell office:value-type="float" office:value="16.8284821685808" calcext:value-type="float">
            <text:p>16.8285</text:p>
          </table:table-cell>
          <table:table-cell office:value-type="float" office:value="0.755884381897145" calcext:value-type="float">
            <text:p>0.7559</text:p>
          </table:table-cell>
          <table:table-cell office:value-type="float" office:value="0.898389670607923" calcext:value-type="float">
            <text:p>0.898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1010</text:p>
          </table:table-cell>
          <table:table-cell office:value-type="string" calcext:value-type="string">
            <text:p>L</text:p>
          </table:table-cell>
          <table:table-cell office:value-type="float" office:value="2.67064307378816" calcext:value-type="float">
            <text:p>2.6706</text:p>
          </table:table-cell>
          <table:table-cell office:value-type="float" office:value="0.181212275406882" calcext:value-type="float">
            <text:p>0.1812</text:p>
          </table:table-cell>
          <table:table-cell office:value-type="float" office:value="0.067853423463976" calcext:value-type="float">
            <text:p>0.0679</text:p>
          </table:table-cell>
          <table:table-cell office:value-type="float" office:value="0.710625224172109" calcext:value-type="float">
            <text:p>0.7106</text:p>
          </table:table-cell>
          <table:table-cell office:value-type="float" office:value="16.963355865994" calcext:value-type="float">
            <text:p>16.9634</text:p>
          </table:table-cell>
          <table:table-cell office:value-type="float" office:value="1.7600518483602" calcext:value-type="float">
            <text:p>1.7601</text:p>
          </table:table-cell>
          <table:table-cell office:value-type="float" office:value="0.867216028396035" calcext:value-type="float">
            <text:p>0.867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59970</text:p>
          </table:table-cell>
          <table:table-cell office:value-type="string" calcext:value-type="string">
            <text:p>L</text:p>
          </table:table-cell>
          <table:table-cell office:value-type="float" office:value="9.50134742245975" calcext:value-type="float">
            <text:p>9.5013</text:p>
          </table:table-cell>
          <table:table-cell office:value-type="float" office:value="0.64781586163836" calcext:value-type="float">
            <text:p>0.6478</text:p>
          </table:table-cell>
          <table:table-cell office:value-type="float" office:value="0.0681814728832062" calcext:value-type="float">
            <text:p>0.0682</text:p>
          </table:table-cell>
          <table:table-cell office:value-type="float" office:value="0.789732966127935" calcext:value-type="float">
            <text:p>0.7897</text:p>
          </table:table-cell>
          <table:table-cell office:value-type="float" office:value="17.0453682208015" calcext:value-type="float">
            <text:p>17.0454</text:p>
          </table:table-cell>
          <table:table-cell office:value-type="float" office:value="1.65918070041455" calcext:value-type="float">
            <text:p>1.6592</text:p>
          </table:table-cell>
          <table:table-cell office:value-type="float" office:value="0.948392469907258" calcext:value-type="float">
            <text:p>0.94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9770</text:p>
          </table:table-cell>
          <table:table-cell office:value-type="string" calcext:value-type="string">
            <text:p>TPPH</text:p>
          </table:table-cell>
          <table:table-cell office:value-type="string" calcext:value-type="string">
            <text:p>L</text:p>
          </table:table-cell>
          <table:table-cell office:value-type="float" office:value="5.86669942511191" calcext:value-type="float">
            <text:p>5.8667</text:p>
          </table:table-cell>
          <table:table-cell office:value-type="float" office:value="0.402690392048111" calcext:value-type="float">
            <text:p>0.4027</text:p>
          </table:table-cell>
          <table:table-cell office:value-type="float" office:value="0.0686400244615276" calcext:value-type="float">
            <text:p>0.0686</text:p>
          </table:table-cell>
          <table:table-cell office:value-type="float" office:value="0.438657126288254" calcext:value-type="float">
            <text:p>0.4387</text:p>
          </table:table-cell>
          <table:table-cell office:value-type="float" office:value="17.1600061153819" calcext:value-type="float">
            <text:p>17.1600</text:p>
          </table:table-cell>
          <table:table-cell office:value-type="float" office:value="2.29629310745589" calcext:value-type="float">
            <text:p>2.2963</text:p>
          </table:table-cell>
          <table:table-cell office:value-type="float" office:value="0.922178950002193" calcext:value-type="float">
            <text:p>0.922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2870</text:p>
          </table:table-cell>
          <table:table-cell office:value-type="string" calcext:value-type="string">
            <text:p>L</text:p>
          </table:table-cell>
          <table:table-cell office:value-type="float" office:value="1.71494879324082" calcext:value-type="float">
            <text:p>1.7149</text:p>
          </table:table-cell>
          <table:table-cell office:value-type="float" office:value="0.119662202586987" calcext:value-type="float">
            <text:p>0.1197</text:p>
          </table:table-cell>
          <table:table-cell office:value-type="float" office:value="0.0697759624419196" calcext:value-type="float">
            <text:p>0.0698</text:p>
          </table:table-cell>
          <table:table-cell office:value-type="float" office:value="0.575140819720142" calcext:value-type="float">
            <text:p>0.5751</text:p>
          </table:table-cell>
          <table:table-cell office:value-type="float" office:value="17.4439906104799" calcext:value-type="float">
            <text:p>17.4440</text:p>
          </table:table-cell>
          <table:table-cell office:value-type="float" office:value="2.01185151173067" calcext:value-type="float">
            <text:p>2.0119</text:p>
          </table:table-cell>
          <table:table-cell office:value-type="float" office:value="0.893664636953784" calcext:value-type="float">
            <text:p>0.89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0140</text:p>
          </table:table-cell>
          <table:table-cell office:value-type="string" calcext:value-type="string">
            <text:p>CZF1</text:p>
          </table:table-cell>
          <table:table-cell office:value-type="string" calcext:value-type="string">
            <text:p>E</text:p>
          </table:table-cell>
          <table:table-cell office:value-type="float" office:value="8.52271504070208" calcext:value-type="float">
            <text:p>8.5227</text:p>
          </table:table-cell>
          <table:table-cell office:value-type="float" office:value="0.595111573127283" calcext:value-type="float">
            <text:p>0.5951</text:p>
          </table:table-cell>
          <table:table-cell office:value-type="float" office:value="0.0698265247969923" calcext:value-type="float">
            <text:p>0.0698</text:p>
          </table:table-cell>
          <table:table-cell office:value-type="float" office:value="0.979025463648651" calcext:value-type="float">
            <text:p>0.9790</text:p>
          </table:table-cell>
          <table:table-cell office:value-type="float" office:value="17.4566311992481" calcext:value-type="float">
            <text:p>17.4566</text:p>
          </table:table-cell>
          <table:table-cell office:value-type="float" office:value="1.47667305872118" calcext:value-type="float">
            <text:p>1.4767</text:p>
          </table:table-cell>
          <table:table-cell office:value-type="float" office:value="0.928907539372089" calcext:value-type="float">
            <text:p>0.9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33790</text:p>
          </table:table-cell>
          <table:table-cell office:value-type="string" calcext:value-type="string">
            <text:p>JAL4</text:p>
          </table:table-cell>
          <table:table-cell office:value-type="string" calcext:value-type="string">
            <text:p>L</text:p>
          </table:table-cell>
          <table:table-cell office:value-type="float" office:value="0.965574091584989" calcext:value-type="float">
            <text:p>0.9656</text:p>
          </table:table-cell>
          <table:table-cell office:value-type="float" office:value="0.0676437682435806" calcext:value-type="float">
            <text:p>0.0676</text:p>
          </table:table-cell>
          <table:table-cell office:value-type="float" office:value="0.0700554922020986" calcext:value-type="float">
            <text:p>0.0701</text:p>
          </table:table-cell>
          <table:table-cell office:value-type="float" office:value="0.378933881191716" calcext:value-type="float">
            <text:p>0.3789</text:p>
          </table:table-cell>
          <table:table-cell office:value-type="float" office:value="17.5138730505246" calcext:value-type="float">
            <text:p>17.5139</text:p>
          </table:table-cell>
          <table:table-cell office:value-type="float" office:value="2.49105291563034" calcext:value-type="float">
            <text:p>2.4911</text:p>
          </table:table-cell>
          <table:table-cell office:value-type="float" office:value="0.873553900486536" calcext:value-type="float">
            <text:p>0.87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4730</text:p>
          </table:table-cell>
          <table:table-cell office:value-type="string" calcext:value-type="string">
            <text:p>IAA16</text:p>
          </table:table-cell>
          <table:table-cell office:value-type="string" calcext:value-type="string">
            <text:p>L</text:p>
          </table:table-cell>
          <table:table-cell office:value-type="float" office:value="51.1088224901962" calcext:value-type="float">
            <text:p>51.1088</text:p>
          </table:table-cell>
          <table:table-cell office:value-type="float" office:value="3.6456925376904" calcext:value-type="float">
            <text:p>3.6457</text:p>
          </table:table-cell>
          <table:table-cell office:value-type="float" office:value="0.0713319610990788" calcext:value-type="float">
            <text:p>0.0713</text:p>
          </table:table-cell>
          <table:table-cell office:value-type="float" office:value="3.54752730307837" calcext:value-type="float">
            <text:p>3.5475</text:p>
          </table:table-cell>
          <table:table-cell office:value-type="float" office:value="17.8329902747697" calcext:value-type="float">
            <text:p>17.8330</text:p>
          </table:table-cell>
          <table:table-cell office:value-type="float" office:value="0.587545394409734" calcext:value-type="float">
            <text:p>0.5875</text:p>
          </table:table-cell>
          <table:table-cell office:value-type="float" office:value="0.807298546840403" calcext:value-type="float">
            <text:p>0.80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8570</text:p>
          </table:table-cell>
          <table:table-cell office:value-type="string" calcext:value-type="string">
            <text:p>ACHT4</text:p>
          </table:table-cell>
          <table:table-cell office:value-type="string" calcext:value-type="string">
            <text:p>E</text:p>
          </table:table-cell>
          <table:table-cell office:value-type="float" office:value="42.6341685169152" calcext:value-type="float">
            <text:p>42.6342</text:p>
          </table:table-cell>
          <table:table-cell office:value-type="float" office:value="3.07571993273938" calcext:value-type="float">
            <text:p>3.0757</text:p>
          </table:table-cell>
          <table:table-cell office:value-type="float" office:value="0.0721421348118724" calcext:value-type="float">
            <text:p>0.0721</text:p>
          </table:table-cell>
          <table:table-cell office:value-type="float" office:value="0.650526222296002" calcext:value-type="float">
            <text:p>0.6505</text:p>
          </table:table-cell>
          <table:table-cell office:value-type="float" office:value="18.0355337029681" calcext:value-type="float">
            <text:p>18.0355</text:p>
          </table:table-cell>
          <table:table-cell office:value-type="float" office:value="1.91550292301012" calcext:value-type="float">
            <text:p>1.9155</text:p>
          </table:table-cell>
          <table:table-cell office:value-type="float" office:value="0.849162328776519" calcext:value-type="float">
            <text:p>0.84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5500</text:p>
          </table:table-cell>
          <table:table-cell office:value-type="string" calcext:value-type="string">
            <text:p>EXPA16</text:p>
          </table:table-cell>
          <table:table-cell office:value-type="string" calcext:value-type="string">
            <text:p>L</text:p>
          </table:table-cell>
          <table:table-cell office:value-type="float" office:value="6.55716921705619" calcext:value-type="float">
            <text:p>6.5572</text:p>
          </table:table-cell>
          <table:table-cell office:value-type="float" office:value="0.474372520208964" calcext:value-type="float">
            <text:p>0.4744</text:p>
          </table:table-cell>
          <table:table-cell office:value-type="float" office:value="0.0723441022347035" calcext:value-type="float">
            <text:p>0.0723</text:p>
          </table:table-cell>
          <table:table-cell office:value-type="float" office:value="1.13269188566332" calcext:value-type="float">
            <text:p>1.1327</text:p>
          </table:table-cell>
          <table:table-cell office:value-type="float" office:value="18.0860255586759" calcext:value-type="float">
            <text:p>18.0860</text:p>
          </table:table-cell>
          <table:table-cell office:value-type="float" office:value="1.37669574076661" calcext:value-type="float">
            <text:p>1.3767</text:p>
          </table:table-cell>
          <table:table-cell office:value-type="float" office:value="0.816736961433646" calcext:value-type="float">
            <text:p>0.816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0990</text:p>
          </table:table-cell>
          <table:table-cell office:value-type="string" calcext:value-type="string">
            <text:p>L</text:p>
          </table:table-cell>
          <table:table-cell office:value-type="float" office:value="8.52313094328539" calcext:value-type="float">
            <text:p>8.5231</text:p>
          </table:table-cell>
          <table:table-cell office:value-type="float" office:value="0.630468258309403" calcext:value-type="float">
            <text:p>0.6305</text:p>
          </table:table-cell>
          <table:table-cell office:value-type="float" office:value="0.0739714387241807" calcext:value-type="float">
            <text:p>0.0740</text:p>
          </table:table-cell>
          <table:table-cell office:value-type="float" office:value="1.24699431382976" calcext:value-type="float">
            <text:p>1.2470</text:p>
          </table:table-cell>
          <table:table-cell office:value-type="float" office:value="18.4928596810452" calcext:value-type="float">
            <text:p>18.4929</text:p>
          </table:table-cell>
          <table:table-cell office:value-type="float" office:value="1.31208118660757" calcext:value-type="float">
            <text:p>1.3121</text:p>
          </table:table-cell>
          <table:table-cell office:value-type="float" office:value="0.96869514067903" calcext:value-type="float">
            <text:p>0.968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0540</text:p>
          </table:table-cell>
          <table:table-cell office:value-type="string" calcext:value-type="string">
            <text:p>L</text:p>
          </table:table-cell>
          <table:table-cell office:value-type="float" office:value="5.52315028920626" calcext:value-type="float">
            <text:p>5.5232</text:p>
          </table:table-cell>
          <table:table-cell office:value-type="float" office:value="0.412304310915698" calcext:value-type="float">
            <text:p>0.4123</text:p>
          </table:table-cell>
          <table:table-cell office:value-type="float" office:value="0.0746502067346334" calcext:value-type="float">
            <text:p>0.0747</text:p>
          </table:table-cell>
          <table:table-cell office:value-type="float" office:value="0.456183240888967" calcext:value-type="float">
            <text:p>0.4562</text:p>
          </table:table-cell>
          <table:table-cell office:value-type="float" office:value="18.6625516836584" calcext:value-type="float">
            <text:p>18.6626</text:p>
          </table:table-cell>
          <table:table-cell office:value-type="float" office:value="2.34795498556579" calcext:value-type="float">
            <text:p>2.3480</text:p>
          </table:table-cell>
          <table:table-cell office:value-type="float" office:value="0.949600877441554" calcext:value-type="float">
            <text:p>0.94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6690</text:p>
          </table:table-cell>
          <table:table-cell office:value-type="string" calcext:value-type="string">
            <text:p>GDPDL3</text:p>
          </table:table-cell>
          <table:table-cell office:value-type="string" calcext:value-type="string">
            <text:p>E</text:p>
          </table:table-cell>
          <table:table-cell office:value-type="float" office:value="20.1998640008964" calcext:value-type="float">
            <text:p>20.1999</text:p>
          </table:table-cell>
          <table:table-cell office:value-type="float" office:value="1.51574812854645" calcext:value-type="float">
            <text:p>1.5157</text:p>
          </table:table-cell>
          <table:table-cell office:value-type="float" office:value="0.0750375412665742" calcext:value-type="float">
            <text:p>0.0750</text:p>
          </table:table-cell>
          <table:table-cell office:value-type="float" office:value="0.371127600133032" calcext:value-type="float">
            <text:p>0.3711</text:p>
          </table:table-cell>
          <table:table-cell office:value-type="float" office:value="18.7593853166435" calcext:value-type="float">
            <text:p>18.7594</text:p>
          </table:table-cell>
          <table:table-cell office:value-type="float" office:value="2.59805538313708" calcext:value-type="float">
            <text:p>2.5981</text:p>
          </table:table-cell>
          <table:table-cell office:value-type="float" office:value="0.80034242981599" calcext:value-type="float">
            <text:p>0.80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4670</text:p>
          </table:table-cell>
          <table:table-cell office:value-type="string" calcext:value-type="string">
            <text:p>GALS2</text:p>
          </table:table-cell>
          <table:table-cell office:value-type="string" calcext:value-type="string">
            <text:p>L</text:p>
          </table:table-cell>
          <table:table-cell office:value-type="float" office:value="3.10955774451225" calcext:value-type="float">
            <text:p>3.1096</text:p>
          </table:table-cell>
          <table:table-cell office:value-type="float" office:value="0.233399111635441" calcext:value-type="float">
            <text:p>0.2334</text:p>
          </table:table-cell>
          <table:table-cell office:value-type="float" office:value="0.0750586195247036" calcext:value-type="float">
            <text:p>0.0751</text:p>
          </table:table-cell>
          <table:table-cell office:value-type="float" office:value="0.0071288531260385" calcext:value-type="float">
            <text:p>0.0071</text:p>
          </table:table-cell>
          <table:table-cell office:value-type="float" office:value="18.7646548811759" calcext:value-type="float">
            <text:p>18.7647</text:p>
          </table:table-cell>
          <table:table-cell office:value-type="float" office:value="8.0456025804442" calcext:value-type="float">
            <text:p>8.0456</text:p>
          </table:table-cell>
          <table:table-cell office:value-type="float" office:value="0.903103252475792" calcext:value-type="float">
            <text:p>0.90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2750</text:p>
          </table:table-cell>
          <table:table-cell office:value-type="string" calcext:value-type="string">
            <text:p>BKI1</text:p>
          </table:table-cell>
          <table:table-cell office:value-type="string" calcext:value-type="string">
            <text:p>E</text:p>
          </table:table-cell>
          <table:table-cell office:value-type="float" office:value="5.94017708052211" calcext:value-type="float">
            <text:p>5.9402</text:p>
          </table:table-cell>
          <table:table-cell office:value-type="float" office:value="0.447882283354486" calcext:value-type="float">
            <text:p>0.4479</text:p>
          </table:table-cell>
          <table:table-cell office:value-type="float" office:value="0.0753988100494673" calcext:value-type="float">
            <text:p>0.0754</text:p>
          </table:table-cell>
          <table:table-cell office:value-type="float" office:value="1.10616663033208" calcext:value-type="float">
            <text:p>1.1062</text:p>
          </table:table-cell>
          <table:table-cell office:value-type="float" office:value="18.8497025123668" calcext:value-type="float">
            <text:p>18.8497</text:p>
          </table:table-cell>
          <table:table-cell office:value-type="float" office:value="1.43512520701832" calcext:value-type="float">
            <text:p>1.4351</text:p>
          </table:table-cell>
          <table:table-cell office:value-type="float" office:value="0.831078323491936" calcext:value-type="float">
            <text:p>0.83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6270</text:p>
          </table:table-cell>
          <table:table-cell office:value-type="string" calcext:value-type="string">
            <text:p>PI4KG5</text:p>
          </table:table-cell>
          <table:table-cell office:value-type="string" calcext:value-type="string">
            <text:p>L</text:p>
          </table:table-cell>
          <table:table-cell office:value-type="float" office:value="18.8586388198975" calcext:value-type="float">
            <text:p>18.8586</text:p>
          </table:table-cell>
          <table:table-cell office:value-type="float" office:value="1.42213463532267" calcext:value-type="float">
            <text:p>1.4221</text:p>
          </table:table-cell>
          <table:table-cell office:value-type="float" office:value="0.0754102482636336" calcext:value-type="float">
            <text:p>0.0754</text:p>
          </table:table-cell>
          <table:table-cell office:value-type="float" office:value="1.89638348356068" calcext:value-type="float">
            <text:p>1.8964</text:p>
          </table:table-cell>
          <table:table-cell office:value-type="float" office:value="18.8525620659084" calcext:value-type="float">
            <text:p>18.8526</text:p>
          </table:table-cell>
          <table:table-cell office:value-type="float" office:value="0.995761178511318" calcext:value-type="float">
            <text:p>0.9958</text:p>
          </table:table-cell>
          <table:table-cell office:value-type="float" office:value="0.963401075301597" calcext:value-type="float">
            <text:p>0.96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6700</text:p>
          </table:table-cell>
          <table:table-cell office:value-type="string" calcext:value-type="string">
            <text:p>TBR</text:p>
          </table:table-cell>
          <table:table-cell office:value-type="string" calcext:value-type="string">
            <text:p>L</text:p>
          </table:table-cell>
          <table:table-cell office:value-type="float" office:value="27.5340753678527" calcext:value-type="float">
            <text:p>27.5341</text:p>
          </table:table-cell>
          <table:table-cell office:value-type="float" office:value="2.08615718069262" calcext:value-type="float">
            <text:p>2.0862</text:p>
          </table:table-cell>
          <table:table-cell office:value-type="float" office:value="0.0757663786715825" calcext:value-type="float">
            <text:p>0.0758</text:p>
          </table:table-cell>
          <table:table-cell office:value-type="float" office:value="1.27783002305766" calcext:value-type="float">
            <text:p>1.2778</text:p>
          </table:table-cell>
          <table:table-cell office:value-type="float" office:value="18.9415946678956" calcext:value-type="float">
            <text:p>18.9416</text:p>
          </table:table-cell>
          <table:table-cell office:value-type="float" office:value="1.31169204902494" calcext:value-type="float">
            <text:p>1.3117</text:p>
          </table:table-cell>
          <table:table-cell office:value-type="float" office:value="0.893630578606114" calcext:value-type="float">
            <text:p>0.893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45688</text:p>
          </table:table-cell>
          <table:table-cell office:value-type="string" calcext:value-type="string">
            <text:p>L</text:p>
          </table:table-cell>
          <table:table-cell office:value-type="float" office:value="36.1854924819839" calcext:value-type="float">
            <text:p>36.1855</text:p>
          </table:table-cell>
          <table:table-cell office:value-type="float" office:value="2.74557062821716" calcext:value-type="float">
            <text:p>2.7456</text:p>
          </table:table-cell>
          <table:table-cell office:value-type="float" office:value="0.0758749001297725" calcext:value-type="float">
            <text:p>0.0759</text:p>
          </table:table-cell>
          <table:table-cell office:value-type="float" office:value="1.62538115654281" calcext:value-type="float">
            <text:p>1.6254</text:p>
          </table:table-cell>
          <table:table-cell office:value-type="float" office:value="18.9687250324431" calcext:value-type="float">
            <text:p>18.9687</text:p>
          </table:table-cell>
          <table:table-cell office:value-type="float" office:value="1.11572073657466" calcext:value-type="float">
            <text:p>1.1157</text:p>
          </table:table-cell>
          <table:table-cell office:value-type="float" office:value="0.857895697665403" calcext:value-type="float">
            <text:p>0.857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2180</text:p>
          </table:table-cell>
          <table:table-cell office:value-type="string" calcext:value-type="string">
            <text:p>L</text:p>
          </table:table-cell>
          <table:table-cell office:value-type="float" office:value="5.33993908280465" calcext:value-type="float">
            <text:p>5.3399</text:p>
          </table:table-cell>
          <table:table-cell office:value-type="float" office:value="0.407216576030118" calcext:value-type="float">
            <text:p>0.4072</text:p>
          </table:table-cell>
          <table:table-cell office:value-type="float" office:value="0.0762586557104017" calcext:value-type="float">
            <text:p>0.0763</text:p>
          </table:table-cell>
          <table:table-cell office:value-type="float" office:value="2.3478930177885" calcext:value-type="float">
            <text:p>2.3479</text:p>
          </table:table-cell>
          <table:table-cell office:value-type="float" office:value="19.0646639276004" calcext:value-type="float">
            <text:p>19.0647</text:p>
          </table:table-cell>
          <table:table-cell office:value-type="float" office:value="0.857575244832819" calcext:value-type="float">
            <text:p>0.8576</text:p>
          </table:table-cell>
          <table:table-cell office:value-type="float" office:value="0.827201239705648" calcext:value-type="float">
            <text:p>0.827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01450</text:p>
          </table:table-cell>
          <table:table-cell office:value-type="string" calcext:value-type="string">
            <text:p>E</text:p>
          </table:table-cell>
          <table:table-cell office:value-type="float" office:value="1.85469970735031" calcext:value-type="float">
            <text:p>1.8547</text:p>
          </table:table-cell>
          <table:table-cell office:value-type="float" office:value="0.143581987069576" calcext:value-type="float">
            <text:p>0.1436</text:p>
          </table:table-cell>
          <table:table-cell office:value-type="float" office:value="0.0774152206422151" calcext:value-type="float">
            <text:p>0.0774</text:p>
          </table:table-cell>
          <table:table-cell office:value-type="float" office:value="0.62969007001412" calcext:value-type="float">
            <text:p>0.6297</text:p>
          </table:table-cell>
          <table:table-cell office:value-type="float" office:value="19.3538051605538" calcext:value-type="float">
            <text:p>19.3538</text:p>
          </table:table-cell>
          <table:table-cell office:value-type="float" office:value="2.02628470485637" calcext:value-type="float">
            <text:p>2.0263</text:p>
          </table:table-cell>
          <table:table-cell office:value-type="float" office:value="0.875274696709869" calcext:value-type="float">
            <text:p>0.87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1600</text:p>
          </table:table-cell>
          <table:table-cell office:value-type="string" calcext:value-type="string">
            <text:p>CYP77B1</text:p>
          </table:table-cell>
          <table:table-cell office:value-type="string" calcext:value-type="string">
            <text:p>L</text:p>
          </table:table-cell>
          <table:table-cell office:value-type="float" office:value="2.06099956797727" calcext:value-type="float">
            <text:p>2.0610</text:p>
          </table:table-cell>
          <table:table-cell office:value-type="float" office:value="0.159607223770579" calcext:value-type="float">
            <text:p>0.1596</text:p>
          </table:table-cell>
          <table:table-cell office:value-type="float" office:value="0.0774416580432485" calcext:value-type="float">
            <text:p>0.0774</text:p>
          </table:table-cell>
          <table:table-cell office:value-type="float" office:value="1.57273928536664" calcext:value-type="float">
            <text:p>1.5727</text:p>
          </table:table-cell>
          <table:table-cell office:value-type="float" office:value="19.3604145108121" calcext:value-type="float">
            <text:p>19.3604</text:p>
          </table:table-cell>
          <table:table-cell office:value-type="float" office:value="1.157690263097" calcext:value-type="float">
            <text:p>1.1577</text:p>
          </table:table-cell>
          <table:table-cell office:value-type="float" office:value="0.820387221039639" calcext:value-type="float">
            <text:p>0.82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9830</text:p>
          </table:table-cell>
          <table:table-cell office:value-type="string" calcext:value-type="string">
            <text:p>NTMC2TYPE5.2</text:p>
          </table:table-cell>
          <table:table-cell office:value-type="string" calcext:value-type="string">
            <text:p>L</text:p>
          </table:table-cell>
          <table:table-cell office:value-type="float" office:value="3.86032577772076" calcext:value-type="float">
            <text:p>3.8603</text:p>
          </table:table-cell>
          <table:table-cell office:value-type="float" office:value="0.300771484534248" calcext:value-type="float">
            <text:p>0.3008</text:p>
          </table:table-cell>
          <table:table-cell office:value-type="float" office:value="0.0779134979410551" calcext:value-type="float">
            <text:p>0.0779</text:p>
          </table:table-cell>
          <table:table-cell office:value-type="float" office:value="2.05306080956501" calcext:value-type="float">
            <text:p>2.0531</text:p>
          </table:table-cell>
          <table:table-cell office:value-type="float" office:value="19.4783744852638" calcext:value-type="float">
            <text:p>19.4784</text:p>
          </table:table-cell>
          <table:table-cell office:value-type="float" office:value="0.96254758251844" calcext:value-type="float">
            <text:p>0.9625</text:p>
          </table:table-cell>
          <table:table-cell office:value-type="float" office:value="0.832962081347147" calcext:value-type="float">
            <text:p>0.83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30360</text:p>
          </table:table-cell>
          <table:table-cell office:value-type="string" calcext:value-type="string">
            <text:p>ERD4</text:p>
          </table:table-cell>
          <table:table-cell office:value-type="string" calcext:value-type="string">
            <text:p>L</text:p>
          </table:table-cell>
          <table:table-cell office:value-type="float" office:value="66.0136092280174" calcext:value-type="float">
            <text:p>66.0136</text:p>
          </table:table-cell>
          <table:table-cell office:value-type="float" office:value="5.20012283763171" calcext:value-type="float">
            <text:p>5.2001</text:p>
          </table:table-cell>
          <table:table-cell office:value-type="float" office:value="0.0787734968356295" calcext:value-type="float">
            <text:p>0.0788</text:p>
          </table:table-cell>
          <table:table-cell office:value-type="float" office:value="1.11428860351193" calcext:value-type="float">
            <text:p>1.1143</text:p>
          </table:table-cell>
          <table:table-cell office:value-type="float" office:value="19.6933742089074" calcext:value-type="float">
            <text:p>19.6934</text:p>
          </table:table-cell>
          <table:table-cell office:value-type="float" office:value="1.46850486621006" calcext:value-type="float">
            <text:p>1.4685</text:p>
          </table:table-cell>
          <table:table-cell office:value-type="float" office:value="0.967534893424593" calcext:value-type="float">
            <text:p>0.967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30820</text:p>
          </table:table-cell>
          <table:table-cell office:value-type="string" calcext:value-type="string">
            <text:p>E</text:p>
          </table:table-cell>
          <table:table-cell office:value-type="float" office:value="20.6999786850726" calcext:value-type="float">
            <text:p>20.7000</text:p>
          </table:table-cell>
          <table:table-cell office:value-type="float" office:value="1.6339830060187" calcext:value-type="float">
            <text:p>1.6340</text:p>
          </table:table-cell>
          <table:table-cell office:value-type="float" office:value="0.0789364583837482" calcext:value-type="float">
            <text:p>0.0789</text:p>
          </table:table-cell>
          <table:table-cell office:value-type="float" office:value="0.147582422347845" calcext:value-type="float">
            <text:p>0.1476</text:p>
          </table:table-cell>
          <table:table-cell office:value-type="float" office:value="19.7341145959371" calcext:value-type="float">
            <text:p>19.7341</text:p>
          </table:table-cell>
          <table:table-cell office:value-type="float" office:value="3.84514765334697" calcext:value-type="float">
            <text:p>3.8451</text:p>
          </table:table-cell>
          <table:table-cell office:value-type="float" office:value="0.829094036268939" calcext:value-type="float">
            <text:p>0.82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1270</text:p>
          </table:table-cell>
          <table:table-cell office:value-type="string" calcext:value-type="string">
            <text:p>DOF3.1</text:p>
          </table:table-cell>
          <table:table-cell office:value-type="string" calcext:value-type="string">
            <text:p>L</text:p>
          </table:table-cell>
          <table:table-cell office:value-type="float" office:value="6.18995606788526" calcext:value-type="float">
            <text:p>6.1900</text:p>
          </table:table-cell>
          <table:table-cell office:value-type="float" office:value="0.489908564865607" calcext:value-type="float">
            <text:p>0.4899</text:p>
          </table:table-cell>
          <table:table-cell office:value-type="float" office:value="0.0791457256711969" calcext:value-type="float">
            <text:p>0.0791</text:p>
          </table:table-cell>
          <table:table-cell office:value-type="float" office:value="1.36821319671165" calcext:value-type="float">
            <text:p>1.3682</text:p>
          </table:table-cell>
          <table:table-cell office:value-type="float" office:value="19.7864314177992" calcext:value-type="float">
            <text:p>19.7864</text:p>
          </table:table-cell>
          <table:table-cell office:value-type="float" office:value="1.29051357535325" calcext:value-type="float">
            <text:p>1.2905</text:p>
          </table:table-cell>
          <table:table-cell office:value-type="float" office:value="0.910458647776498" calcext:value-type="float">
            <text:p>0.910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0090</text:p>
          </table:table-cell>
          <table:table-cell office:value-type="string" calcext:value-type="string">
            <text:p>L</text:p>
          </table:table-cell>
          <table:table-cell office:value-type="float" office:value="5.21472952223625" calcext:value-type="float">
            <text:p>5.2147</text:p>
          </table:table-cell>
          <table:table-cell office:value-type="float" office:value="0.412823512870849" calcext:value-type="float">
            <text:p>0.4128</text:p>
          </table:table-cell>
          <table:table-cell office:value-type="float" office:value="0.0791648945761268" calcext:value-type="float">
            <text:p>0.0792</text:p>
          </table:table-cell>
          <table:table-cell office:value-type="float" office:value="0.999570944985464" calcext:value-type="float">
            <text:p>0.9996</text:p>
          </table:table-cell>
          <table:table-cell office:value-type="float" office:value="19.7912236440317" calcext:value-type="float">
            <text:p>19.7912</text:p>
          </table:table-cell>
          <table:table-cell office:value-type="float" office:value="1.57529871761785" calcext:value-type="float">
            <text:p>1.5753</text:p>
          </table:table-cell>
          <table:table-cell office:value-type="float" office:value="0.862179835457075" calcext:value-type="float">
            <text:p>0.86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63120</text:p>
          </table:table-cell>
          <table:table-cell office:value-type="string" calcext:value-type="string">
            <text:p>CYCU3-1</text:p>
          </table:table-cell>
          <table:table-cell office:value-type="string" calcext:value-type="string">
            <text:p>L</text:p>
          </table:table-cell>
          <table:table-cell office:value-type="float" office:value="25.1415342508252" calcext:value-type="float">
            <text:p>25.1415</text:p>
          </table:table-cell>
          <table:table-cell office:value-type="float" office:value="1.9904482878524" calcext:value-type="float">
            <text:p>1.9904</text:p>
          </table:table-cell>
          <table:table-cell office:value-type="float" office:value="0.0791697224200656" calcext:value-type="float">
            <text:p>0.0792</text:p>
          </table:table-cell>
          <table:table-cell office:value-type="float" office:value="1.30531055126363" calcext:value-type="float">
            <text:p>1.3053</text:p>
          </table:table-cell>
          <table:table-cell office:value-type="float" office:value="19.7924306050164" calcext:value-type="float">
            <text:p>19.7924</text:p>
          </table:table-cell>
          <table:table-cell office:value-type="float" office:value="1.33130422942361" calcext:value-type="float">
            <text:p>1.3313</text:p>
          </table:table-cell>
          <table:table-cell office:value-type="float" office:value="0.863123395448951" calcext:value-type="float">
            <text:p>0.86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9530</text:p>
          </table:table-cell>
          <table:table-cell office:value-type="string" calcext:value-type="string">
            <text:p>PIF3</text:p>
          </table:table-cell>
          <table:table-cell office:value-type="string" calcext:value-type="string">
            <text:p>L</text:p>
          </table:table-cell>
          <table:table-cell office:value-type="float" office:value="9.88469149955289" calcext:value-type="float">
            <text:p>9.8847</text:p>
          </table:table-cell>
          <table:table-cell office:value-type="float" office:value="0.785629782895757" calcext:value-type="float">
            <text:p>0.7856</text:p>
          </table:table-cell>
          <table:table-cell office:value-type="float" office:value="0.0794794438381099" calcext:value-type="float">
            <text:p>0.0795</text:p>
          </table:table-cell>
          <table:table-cell office:value-type="float" office:value="3.96333666826586" calcext:value-type="float">
            <text:p>3.9633</text:p>
          </table:table-cell>
          <table:table-cell office:value-type="float" office:value="19.8698609595275" calcext:value-type="float">
            <text:p>19.8699</text:p>
          </table:table-cell>
          <table:table-cell office:value-type="float" office:value="0.58625240365913" calcext:value-type="float">
            <text:p>0.5863</text:p>
          </table:table-cell>
          <table:table-cell office:value-type="float" office:value="0.832174148774163" calcext:value-type="float">
            <text:p>0.8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7130</text:p>
          </table:table-cell>
          <table:table-cell office:value-type="string" calcext:value-type="string">
            <text:p>NPR6</text:p>
          </table:table-cell>
          <table:table-cell office:value-type="string" calcext:value-type="string">
            <text:p>L</text:p>
          </table:table-cell>
          <table:table-cell office:value-type="float" office:value="1.05971477765567" calcext:value-type="float">
            <text:p>1.0597</text:p>
          </table:table-cell>
          <table:table-cell office:value-type="float" office:value="0.0846180387357495" calcext:value-type="float">
            <text:p>0.0846</text:p>
          </table:table-cell>
          <table:table-cell office:value-type="float" office:value="0.0798498242356722" calcext:value-type="float">
            <text:p>0.0798</text:p>
          </table:table-cell>
          <table:table-cell office:value-type="float" office:value="0.756626925558658" calcext:value-type="float">
            <text:p>0.7566</text:p>
          </table:table-cell>
          <table:table-cell office:value-type="float" office:value="19.962456058918" calcext:value-type="float">
            <text:p>19.9625</text:p>
          </table:table-cell>
          <table:table-cell office:value-type="float" office:value="1.86328378656678" calcext:value-type="float">
            <text:p>1.8633</text:p>
          </table:table-cell>
          <table:table-cell office:value-type="float" office:value="0.831294681732916" calcext:value-type="float">
            <text:p>0.831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5530</text:p>
          </table:table-cell>
          <table:table-cell office:value-type="string" calcext:value-type="string">
            <text:p>L</text:p>
          </table:table-cell>
          <table:table-cell office:value-type="float" office:value="10.3114409388946" calcext:value-type="float">
            <text:p>10.3114</text:p>
          </table:table-cell>
          <table:table-cell office:value-type="float" office:value="0.824011785105819" calcext:value-type="float">
            <text:p>0.8240</text:p>
          </table:table-cell>
          <table:table-cell office:value-type="float" office:value="0.0799123798496155" calcext:value-type="float">
            <text:p>0.0799</text:p>
          </table:table-cell>
          <table:table-cell office:value-type="float" office:value="2.4497284311176" calcext:value-type="float">
            <text:p>2.4497</text:p>
          </table:table-cell>
          <table:table-cell office:value-type="float" office:value="19.9780949624039" calcext:value-type="float">
            <text:p>19.9781</text:p>
          </table:table-cell>
          <table:table-cell office:value-type="float" office:value="0.860385082806328" calcext:value-type="float">
            <text:p>0.8604</text:p>
          </table:table-cell>
          <table:table-cell office:value-type="float" office:value="0.896686640953778" calcext:value-type="float">
            <text:p>0.896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9830</text:p>
          </table:table-cell>
          <table:table-cell office:value-type="string" calcext:value-type="string">
            <text:p>L</text:p>
          </table:table-cell>
          <table:table-cell office:value-type="float" office:value="4.21375510567007" calcext:value-type="float">
            <text:p>4.2138</text:p>
          </table:table-cell>
          <table:table-cell office:value-type="float" office:value="0.337467789775892" calcext:value-type="float">
            <text:p>0.3375</text:p>
          </table:table-cell>
          <table:table-cell office:value-type="float" office:value="0.080087186206382" calcext:value-type="float">
            <text:p>0.0801</text:p>
          </table:table-cell>
          <table:table-cell office:value-type="float" office:value="2.09546299109697" calcext:value-type="float">
            <text:p>2.0955</text:p>
          </table:table-cell>
          <table:table-cell office:value-type="float" office:value="20.0217965515955" calcext:value-type="float">
            <text:p>20.0218</text:p>
          </table:table-cell>
          <table:table-cell office:value-type="float" office:value="0.967525131373771" calcext:value-type="float">
            <text:p>0.9675</text:p>
          </table:table-cell>
          <table:table-cell office:value-type="float" office:value="0.852051062316702" calcext:value-type="float">
            <text:p>0.852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45900</text:p>
          </table:table-cell>
          <table:table-cell office:value-type="string" calcext:value-type="string">
            <text:p>L</text:p>
          </table:table-cell>
          <table:table-cell office:value-type="float" office:value="2.89298810616272" calcext:value-type="float">
            <text:p>2.8930</text:p>
          </table:table-cell>
          <table:table-cell office:value-type="float" office:value="0.231717513898352" calcext:value-type="float">
            <text:p>0.2317</text:p>
          </table:table-cell>
          <table:table-cell office:value-type="float" office:value="0.0800962552886895" calcext:value-type="float">
            <text:p>0.0801</text:p>
          </table:table-cell>
          <table:table-cell office:value-type="float" office:value="1.46497805908266" calcext:value-type="float">
            <text:p>1.4650</text:p>
          </table:table-cell>
          <table:table-cell office:value-type="float" office:value="20.0240638221724" calcext:value-type="float">
            <text:p>20.0241</text:p>
          </table:table-cell>
          <table:table-cell office:value-type="float" office:value="1.24296874453811" calcext:value-type="float">
            <text:p>1.2430</text:p>
          </table:table-cell>
          <table:table-cell office:value-type="float" office:value="0.940669617676808" calcext:value-type="float">
            <text:p>0.940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9245</text:p>
          </table:table-cell>
          <table:table-cell office:value-type="string" calcext:value-type="string">
            <text:p>L</text:p>
          </table:table-cell>
          <table:table-cell office:value-type="float" office:value="13.8182256962097" calcext:value-type="float">
            <text:p>13.8182</text:p>
          </table:table-cell>
          <table:table-cell office:value-type="float" office:value="1.10765259344027" calcext:value-type="float">
            <text:p>1.1077</text:p>
          </table:table-cell>
          <table:table-cell office:value-type="float" office:value="0.0801588147271395" calcext:value-type="float">
            <text:p>0.0802</text:p>
          </table:table-cell>
          <table:table-cell office:value-type="float" office:value="2.08971863074554" calcext:value-type="float">
            <text:p>2.0897</text:p>
          </table:table-cell>
          <table:table-cell office:value-type="float" office:value="20.0397036817849" calcext:value-type="float">
            <text:p>20.0397</text:p>
          </table:table-cell>
          <table:table-cell office:value-type="float" office:value="0.970092799403419" calcext:value-type="float">
            <text:p>0.9701</text:p>
          </table:table-cell>
          <table:table-cell office:value-type="float" office:value="0.861779214839411" calcext:value-type="float">
            <text:p>0.86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02800</text:p>
          </table:table-cell>
          <table:table-cell office:value-type="string" calcext:value-type="string">
            <text:p>APK2B</text:p>
          </table:table-cell>
          <table:table-cell office:value-type="string" calcext:value-type="string">
            <text:p>L</text:p>
          </table:table-cell>
          <table:table-cell office:value-type="float" office:value="8.35776436705161" calcext:value-type="float">
            <text:p>8.3578</text:p>
          </table:table-cell>
          <table:table-cell office:value-type="float" office:value="0.675891423841341" calcext:value-type="float">
            <text:p>0.6759</text:p>
          </table:table-cell>
          <table:table-cell office:value-type="float" office:value="0.0808698826812914" calcext:value-type="float">
            <text:p>0.0809</text:p>
          </table:table-cell>
          <table:table-cell office:value-type="float" office:value="1.26405343830825" calcext:value-type="float">
            <text:p>1.2641</text:p>
          </table:table-cell>
          <table:table-cell office:value-type="float" office:value="20.2174706703229" calcext:value-type="float">
            <text:p>20.2175</text:p>
          </table:table-cell>
          <table:table-cell office:value-type="float" office:value="1.37818743566128" calcext:value-type="float">
            <text:p>1.3782</text:p>
          </table:table-cell>
          <table:table-cell office:value-type="float" office:value="0.942545578836658" calcext:value-type="float">
            <text:p>0.94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3040</text:p>
          </table:table-cell>
          <table:table-cell office:value-type="string" calcext:value-type="string">
            <text:p>iqd2</text:p>
          </table:table-cell>
          <table:table-cell office:value-type="string" calcext:value-type="string">
            <text:p>L</text:p>
          </table:table-cell>
          <table:table-cell office:value-type="float" office:value="30.7407590885071" calcext:value-type="float">
            <text:p>30.7408</text:p>
          </table:table-cell>
          <table:table-cell office:value-type="float" office:value="2.50483052247735" calcext:value-type="float">
            <text:p>2.5048</text:p>
          </table:table-cell>
          <table:table-cell office:value-type="float" office:value="0.0814823900498221" calcext:value-type="float">
            <text:p>0.0815</text:p>
          </table:table-cell>
          <table:table-cell office:value-type="float" office:value="1.50457339571153" calcext:value-type="float">
            <text:p>1.5046</text:p>
          </table:table-cell>
          <table:table-cell office:value-type="float" office:value="20.3705975124555" calcext:value-type="float">
            <text:p>20.3706</text:p>
          </table:table-cell>
          <table:table-cell office:value-type="float" office:value="1.23506029556001" calcext:value-type="float">
            <text:p>1.2351</text:p>
          </table:table-cell>
          <table:table-cell office:value-type="float" office:value="0.933250314546131" calcext:value-type="float">
            <text:p>0.933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6490</text:p>
          </table:table-cell>
          <table:table-cell office:value-type="string" calcext:value-type="string">
            <text:p>L</text:p>
          </table:table-cell>
          <table:table-cell office:value-type="float" office:value="19.7786800679888" calcext:value-type="float">
            <text:p>19.7787</text:p>
          </table:table-cell>
          <table:table-cell office:value-type="float" office:value="1.6268781936514" calcext:value-type="float">
            <text:p>1.6269</text:p>
          </table:table-cell>
          <table:table-cell office:value-type="float" office:value="0.0822541336458771" calcext:value-type="float">
            <text:p>0.0823</text:p>
          </table:table-cell>
          <table:table-cell office:value-type="float" office:value="2.11092029270285" calcext:value-type="float">
            <text:p>2.1109</text:p>
          </table:table-cell>
          <table:table-cell office:value-type="float" office:value="20.5635334114693" calcext:value-type="float">
            <text:p>20.5635</text:p>
          </table:table-cell>
          <table:table-cell office:value-type="float" office:value="0.98123172993009" calcext:value-type="float">
            <text:p>0.9812</text:p>
          </table:table-cell>
          <table:table-cell office:value-type="float" office:value="0.961164125133719" calcext:value-type="float">
            <text:p>0.96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6980</text:p>
          </table:table-cell>
          <table:table-cell office:value-type="string" calcext:value-type="string">
            <text:p>LNK4</text:p>
          </table:table-cell>
          <table:table-cell office:value-type="string" calcext:value-type="string">
            <text:p>E</text:p>
          </table:table-cell>
          <table:table-cell office:value-type="float" office:value="8.59553883101002" calcext:value-type="float">
            <text:p>8.5955</text:p>
          </table:table-cell>
          <table:table-cell office:value-type="float" office:value="0.713787046228653" calcext:value-type="float">
            <text:p>0.7138</text:p>
          </table:table-cell>
          <table:table-cell office:value-type="float" office:value="0.0830415707801274" calcext:value-type="float">
            <text:p>0.0830</text:p>
          </table:table-cell>
          <table:table-cell office:value-type="float" office:value="0.386423449771592" calcext:value-type="float">
            <text:p>0.3864</text:p>
          </table:table-cell>
          <table:table-cell office:value-type="float" office:value="20.7603926950319" calcext:value-type="float">
            <text:p>20.7604</text:p>
          </table:table-cell>
          <table:table-cell office:value-type="float" office:value="2.67184733225509" calcext:value-type="float">
            <text:p>2.6718</text:p>
          </table:table-cell>
          <table:table-cell office:value-type="float" office:value="0.834209371458693" calcext:value-type="float">
            <text:p>0.834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21120</text:p>
          </table:table-cell>
          <table:table-cell office:value-type="string" calcext:value-type="string">
            <text:p>L</text:p>
          </table:table-cell>
          <table:table-cell office:value-type="float" office:value="13.580698160452" calcext:value-type="float">
            <text:p>13.5807</text:p>
          </table:table-cell>
          <table:table-cell office:value-type="float" office:value="1.12915439607104" calcext:value-type="float">
            <text:p>1.1292</text:p>
          </table:table-cell>
          <table:table-cell office:value-type="float" office:value="0.0831440609849665" calcext:value-type="float">
            <text:p>0.0831</text:p>
          </table:table-cell>
          <table:table-cell office:value-type="float" office:value="4.99999647396987" calcext:value-type="float">
            <text:p>5.0000</text:p>
          </table:table-cell>
          <table:table-cell office:value-type="float" office:value="20.7860152462416" calcext:value-type="float">
            <text:p>20.7860</text:p>
          </table:table-cell>
          <table:table-cell office:value-type="float" office:value="0.501536568020682" calcext:value-type="float">
            <text:p>0.5015</text:p>
          </table:table-cell>
          <table:table-cell office:value-type="float" office:value="0.843216285198067" calcext:value-type="float">
            <text:p>0.84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4220</text:p>
          </table:table-cell>
          <table:table-cell office:value-type="string" calcext:value-type="string">
            <text:p>AtRLP46</text:p>
          </table:table-cell>
          <table:table-cell office:value-type="string" calcext:value-type="string">
            <text:p>E</text:p>
          </table:table-cell>
          <table:table-cell office:value-type="float" office:value="1.03752494882973" calcext:value-type="float">
            <text:p>1.0375</text:p>
          </table:table-cell>
          <table:table-cell office:value-type="float" office:value="0.0874186871796931" calcext:value-type="float">
            <text:p>0.0874</text:p>
          </table:table-cell>
          <table:table-cell office:value-type="float" office:value="0.0842569494625615" calcext:value-type="float">
            <text:p>0.0843</text:p>
          </table:table-cell>
          <table:table-cell office:value-type="float" office:value="1.66047153125093" calcext:value-type="float">
            <text:p>1.6605</text:p>
          </table:table-cell>
          <table:table-cell office:value-type="float" office:value="21.0642373656404" calcext:value-type="float">
            <text:p>21.0642</text:p>
          </table:table-cell>
          <table:table-cell office:value-type="float" office:value="1.18178293405779" calcext:value-type="float">
            <text:p>1.1818</text:p>
          </table:table-cell>
          <table:table-cell office:value-type="float" office:value="0.862312499368823" calcext:value-type="float">
            <text:p>0.862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04550</text:p>
          </table:table-cell>
          <table:table-cell office:value-type="string" calcext:value-type="string">
            <text:p>L</text:p>
          </table:table-cell>
          <table:table-cell office:value-type="float" office:value="10.442060889866" calcext:value-type="float">
            <text:p>10.4421</text:p>
          </table:table-cell>
          <table:table-cell office:value-type="float" office:value="0.88520605620412" calcext:value-type="float">
            <text:p>0.8852</text:p>
          </table:table-cell>
          <table:table-cell office:value-type="float" office:value="0.0847731176384167" calcext:value-type="float">
            <text:p>0.0848</text:p>
          </table:table-cell>
          <table:table-cell office:value-type="float" office:value="4.99999234727827" calcext:value-type="float">
            <text:p>5.0000</text:p>
          </table:table-cell>
          <table:table-cell office:value-type="float" office:value="21.1932794096042" calcext:value-type="float">
            <text:p>21.1933</text:p>
          </table:table-cell>
          <table:table-cell office:value-type="float" office:value="0.509813620763388" calcext:value-type="float">
            <text:p>0.5098</text:p>
          </table:table-cell>
          <table:table-cell office:value-type="float" office:value="0.887678946424799" calcext:value-type="float">
            <text:p>0.88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47620</text:p>
          </table:table-cell>
          <table:table-cell office:value-type="string" calcext:value-type="string">
            <text:p>TCP14</text:p>
          </table:table-cell>
          <table:table-cell office:value-type="string" calcext:value-type="string">
            <text:p>L</text:p>
          </table:table-cell>
          <table:table-cell office:value-type="float" office:value="15.2442021819583" calcext:value-type="float">
            <text:p>15.2442</text:p>
          </table:table-cell>
          <table:table-cell office:value-type="float" office:value="1.30352367791643" calcext:value-type="float">
            <text:p>1.3035</text:p>
          </table:table-cell>
          <table:table-cell office:value-type="float" office:value="0.0855094718869036" calcext:value-type="float">
            <text:p>0.0855</text:p>
          </table:table-cell>
          <table:table-cell office:value-type="float" office:value="4.99998739318997" calcext:value-type="float">
            <text:p>5.0000</text:p>
          </table:table-cell>
          <table:table-cell office:value-type="float" office:value="21.3773679717259" calcext:value-type="float">
            <text:p>21.3774</text:p>
          </table:table-cell>
          <table:table-cell office:value-type="float" office:value="0.513539697789411" calcext:value-type="float">
            <text:p>0.5135</text:p>
          </table:table-cell>
          <table:table-cell office:value-type="float" office:value="0.877386888239508" calcext:value-type="float">
            <text:p>0.87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62660</text:p>
          </table:table-cell>
          <table:table-cell office:value-type="string" calcext:value-type="string">
            <text:p>GATL7</text:p>
          </table:table-cell>
          <table:table-cell office:value-type="string" calcext:value-type="string">
            <text:p>L</text:p>
          </table:table-cell>
          <table:table-cell office:value-type="float" office:value="22.5320692447943" calcext:value-type="float">
            <text:p>22.5321</text:p>
          </table:table-cell>
          <table:table-cell office:value-type="float" office:value="1.96995015063485" calcext:value-type="float">
            <text:p>1.9700</text:p>
          </table:table-cell>
          <table:table-cell office:value-type="float" office:value="0.0874287278825921" calcext:value-type="float">
            <text:p>0.0874</text:p>
          </table:table-cell>
          <table:table-cell office:value-type="float" office:value="4.99999195045695" calcext:value-type="float">
            <text:p>5.0000</text:p>
          </table:table-cell>
          <table:table-cell office:value-type="float" office:value="21.857181970648" calcext:value-type="float">
            <text:p>21.8572</text:p>
          </table:table-cell>
          <table:table-cell office:value-type="float" office:value="0.523204969746034" calcext:value-type="float">
            <text:p>0.5232</text:p>
          </table:table-cell>
          <table:table-cell office:value-type="float" office:value="0.852292230439045" calcext:value-type="float">
            <text:p>0.8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3170</text:p>
          </table:table-cell>
          <table:table-cell office:value-type="string" calcext:value-type="string">
            <text:p>AZF3</text:p>
          </table:table-cell>
          <table:table-cell office:value-type="string" calcext:value-type="string">
            <text:p>L</text:p>
          </table:table-cell>
          <table:table-cell office:value-type="float" office:value="8.39482541646914" calcext:value-type="float">
            <text:p>8.3948</text:p>
          </table:table-cell>
          <table:table-cell office:value-type="float" office:value="0.739124071258398" calcext:value-type="float">
            <text:p>0.7391</text:p>
          </table:table-cell>
          <table:table-cell office:value-type="float" office:value="0.0880451986301429" calcext:value-type="float">
            <text:p>0.0880</text:p>
          </table:table-cell>
          <table:table-cell office:value-type="float" office:value="2.33561741589999" calcext:value-type="float">
            <text:p>2.3356</text:p>
          </table:table-cell>
          <table:table-cell office:value-type="float" office:value="22.0112996575357" calcext:value-type="float">
            <text:p>22.0113</text:p>
          </table:table-cell>
          <table:table-cell office:value-type="float" office:value="0.957854354802572" calcext:value-type="float">
            <text:p>0.9579</text:p>
          </table:table-cell>
          <table:table-cell office:value-type="float" office:value="0.935185444539411" calcext:value-type="float">
            <text:p>0.935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3190</text:p>
          </table:table-cell>
          <table:table-cell office:value-type="string" calcext:value-type="string">
            <text:p>L</text:p>
          </table:table-cell>
          <table:table-cell office:value-type="float" office:value="8.43733361693075" calcext:value-type="float">
            <text:p>8.4373</text:p>
          </table:table-cell>
          <table:table-cell office:value-type="float" office:value="0.745597615317147" calcext:value-type="float">
            <text:p>0.7456</text:p>
          </table:table-cell>
          <table:table-cell office:value-type="float" office:value="0.0883688673659882" calcext:value-type="float">
            <text:p>0.0884</text:p>
          </table:table-cell>
          <table:table-cell office:value-type="float" office:value="4.99998851386333" calcext:value-type="float">
            <text:p>5.0000</text:p>
          </table:table-cell>
          <table:table-cell office:value-type="float" office:value="22.092216841497" calcext:value-type="float">
            <text:p>22.0922</text:p>
          </table:table-cell>
          <table:table-cell office:value-type="float" office:value="0.527916433590564" calcext:value-type="float">
            <text:p>0.5279</text:p>
          </table:table-cell>
          <table:table-cell office:value-type="float" office:value="0.815636043919511" calcext:value-type="float">
            <text:p>0.81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2060</text:p>
          </table:table-cell>
          <table:table-cell office:value-type="string" calcext:value-type="string">
            <text:p>BAG1</text:p>
          </table:table-cell>
          <table:table-cell office:value-type="string" calcext:value-type="string">
            <text:p>L</text:p>
          </table:table-cell>
          <table:table-cell office:value-type="float" office:value="29.1514987212568" calcext:value-type="float">
            <text:p>29.1515</text:p>
          </table:table-cell>
          <table:table-cell office:value-type="float" office:value="2.63818874752367" calcext:value-type="float">
            <text:p>2.6382</text:p>
          </table:table-cell>
          <table:table-cell office:value-type="float" office:value="0.0904992492066951" calcext:value-type="float">
            <text:p>0.0905</text:p>
          </table:table-cell>
          <table:table-cell office:value-type="float" office:value="0.461965812797795" calcext:value-type="float">
            <text:p>0.4620</text:p>
          </table:table-cell>
          <table:table-cell office:value-type="float" office:value="22.6248123016738" calcext:value-type="float">
            <text:p>22.6248</text:p>
          </table:table-cell>
          <table:table-cell office:value-type="float" office:value="2.5601054526247" calcext:value-type="float">
            <text:p>2.5601</text:p>
          </table:table-cell>
          <table:table-cell office:value-type="float" office:value="0.951884481109333" calcext:value-type="float">
            <text:p>0.95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7550</text:p>
          </table:table-cell>
          <table:table-cell office:value-type="string" calcext:value-type="string">
            <text:p>GK-2</text:p>
          </table:table-cell>
          <table:table-cell office:value-type="string" calcext:value-type="string">
            <text:p>L</text:p>
          </table:table-cell>
          <table:table-cell office:value-type="float" office:value="14.0596839496818" calcext:value-type="float">
            <text:p>14.0597</text:p>
          </table:table-cell>
          <table:table-cell office:value-type="float" office:value="1.27331910531395" calcext:value-type="float">
            <text:p>1.2733</text:p>
          </table:table-cell>
          <table:table-cell office:value-type="float" office:value="0.0905652722970897" calcext:value-type="float">
            <text:p>0.0906</text:p>
          </table:table-cell>
          <table:table-cell office:value-type="float" office:value="1.27209837385119" calcext:value-type="float">
            <text:p>1.2721</text:p>
          </table:table-cell>
          <table:table-cell office:value-type="float" office:value="22.6413180742724" calcext:value-type="float">
            <text:p>22.6413</text:p>
          </table:table-cell>
          <table:table-cell office:value-type="float" office:value="1.47500194473179" calcext:value-type="float">
            <text:p>1.4750</text:p>
          </table:table-cell>
          <table:table-cell office:value-type="float" office:value="0.947211057502143" calcext:value-type="float">
            <text:p>0.947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27500</text:p>
          </table:table-cell>
          <table:table-cell office:value-type="string" calcext:value-type="string">
            <text:p>E</text:p>
          </table:table-cell>
          <table:table-cell office:value-type="float" office:value="12.3495730458854" calcext:value-type="float">
            <text:p>12.3496</text:p>
          </table:table-cell>
          <table:table-cell office:value-type="float" office:value="1.12154976994954" calcext:value-type="float">
            <text:p>1.1215</text:p>
          </table:table-cell>
          <table:table-cell office:value-type="float" office:value="0.0908168862018449" calcext:value-type="float">
            <text:p>0.0908</text:p>
          </table:table-cell>
          <table:table-cell office:value-type="float" office:value="1.17931961826981" calcext:value-type="float">
            <text:p>1.1793</text:p>
          </table:table-cell>
          <table:table-cell office:value-type="float" office:value="22.7042215504612" calcext:value-type="float">
            <text:p>22.7042</text:p>
          </table:table-cell>
          <table:table-cell office:value-type="float" office:value="1.54853360517798" calcext:value-type="float">
            <text:p>1.5485</text:p>
          </table:table-cell>
          <table:table-cell office:value-type="float" office:value="0.829779974094729" calcext:value-type="float">
            <text:p>0.82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9740</text:p>
          </table:table-cell>
          <table:table-cell office:value-type="string" calcext:value-type="string">
            <text:p>CKX4</text:p>
          </table:table-cell>
          <table:table-cell office:value-type="string" calcext:value-type="string">
            <text:p>L</text:p>
          </table:table-cell>
          <table:table-cell office:value-type="float" office:value="2.58505138404289" calcext:value-type="float">
            <text:p>2.5851</text:p>
          </table:table-cell>
          <table:table-cell office:value-type="float" office:value="0.235090736715018" calcext:value-type="float">
            <text:p>0.2351</text:p>
          </table:table-cell>
          <table:table-cell office:value-type="float" office:value="0.0909423844207491" calcext:value-type="float">
            <text:p>0.0909</text:p>
          </table:table-cell>
          <table:table-cell office:value-type="float" office:value="1.33542002797816" calcext:value-type="float">
            <text:p>1.3354</text:p>
          </table:table-cell>
          <table:table-cell office:value-type="float" office:value="22.7355961051873" calcext:value-type="float">
            <text:p>22.7356</text:p>
          </table:table-cell>
          <table:table-cell office:value-type="float" office:value="1.43429742137435" calcext:value-type="float">
            <text:p>1.4343</text:p>
          </table:table-cell>
          <table:table-cell office:value-type="float" office:value="0.945691924449084" calcext:value-type="float">
            <text:p>0.945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5730</text:p>
          </table:table-cell>
          <table:table-cell office:value-type="string" calcext:value-type="string">
            <text:p>L</text:p>
          </table:table-cell>
          <table:table-cell office:value-type="float" office:value="1.26999367045329" calcext:value-type="float">
            <text:p>1.2700</text:p>
          </table:table-cell>
          <table:table-cell office:value-type="float" office:value="0.115723663980083" calcext:value-type="float">
            <text:p>0.1157</text:p>
          </table:table-cell>
          <table:table-cell office:value-type="float" office:value="0.0911214493996483" calcext:value-type="float">
            <text:p>0.0911</text:p>
          </table:table-cell>
          <table:table-cell office:value-type="float" office:value="1.6949855500347" calcext:value-type="float">
            <text:p>1.6950</text:p>
          </table:table-cell>
          <table:table-cell office:value-type="float" office:value="22.7803623499121" calcext:value-type="float">
            <text:p>22.7804</text:p>
          </table:table-cell>
          <table:table-cell office:value-type="float" office:value="1.22896372983154" calcext:value-type="float">
            <text:p>1.2290</text:p>
          </table:table-cell>
          <table:table-cell office:value-type="float" office:value="0.856169743365685" calcext:value-type="float">
            <text:p>0.85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59740</text:p>
          </table:table-cell>
          <table:table-cell office:value-type="string" calcext:value-type="string">
            <text:p>NPF4.3</text:p>
          </table:table-cell>
          <table:table-cell office:value-type="string" calcext:value-type="string">
            <text:p>L</text:p>
          </table:table-cell>
          <table:table-cell office:value-type="float" office:value="2.92661208120327" calcext:value-type="float">
            <text:p>2.9266</text:p>
          </table:table-cell>
          <table:table-cell office:value-type="float" office:value="0.268157604705135" calcext:value-type="float">
            <text:p>0.2682</text:p>
          </table:table-cell>
          <table:table-cell office:value-type="float" office:value="0.0916273141997293" calcext:value-type="float">
            <text:p>0.0916</text:p>
          </table:table-cell>
          <table:table-cell office:value-type="float" office:value="0.867457204061141" calcext:value-type="float">
            <text:p>0.8675</text:p>
          </table:table-cell>
          <table:table-cell office:value-type="float" office:value="22.9068285499323" calcext:value-type="float">
            <text:p>22.9068</text:p>
          </table:table-cell>
          <table:table-cell office:value-type="float" office:value="1.86421066480288" calcext:value-type="float">
            <text:p>1.8642</text:p>
          </table:table-cell>
          <table:table-cell office:value-type="float" office:value="0.86586018335932" calcext:value-type="float">
            <text:p>0.865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7690</text:p>
          </table:table-cell>
          <table:table-cell office:value-type="string" calcext:value-type="string">
            <text:p>L</text:p>
          </table:table-cell>
          <table:table-cell office:value-type="float" office:value="3.65091000035177" calcext:value-type="float">
            <text:p>3.6509</text:p>
          </table:table-cell>
          <table:table-cell office:value-type="float" office:value="0.33516332132919" calcext:value-type="float">
            <text:p>0.3352</text:p>
          </table:table-cell>
          <table:table-cell office:value-type="float" office:value="0.0918026796872276" calcext:value-type="float">
            <text:p>0.0918</text:p>
          </table:table-cell>
          <table:table-cell office:value-type="float" office:value="4.99999829059556" calcext:value-type="float">
            <text:p>5.0000</text:p>
          </table:table-cell>
          <table:table-cell office:value-type="float" office:value="22.9506699218069" calcext:value-type="float">
            <text:p>22.9507</text:p>
          </table:table-cell>
          <table:table-cell office:value-type="float" office:value="0.544993287070553" calcext:value-type="float">
            <text:p>0.5450</text:p>
          </table:table-cell>
          <table:table-cell office:value-type="float" office:value="0.803115629369024" calcext:value-type="float">
            <text:p>0.803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0390</text:p>
          </table:table-cell>
          <table:table-cell office:value-type="string" calcext:value-type="string">
            <text:p>L</text:p>
          </table:table-cell>
          <table:table-cell office:value-type="float" office:value="1.86522842568627" calcext:value-type="float">
            <text:p>1.8652</text:p>
          </table:table-cell>
          <table:table-cell office:value-type="float" office:value="0.171632384095191" calcext:value-type="float">
            <text:p>0.1716</text:p>
          </table:table-cell>
          <table:table-cell office:value-type="float" office:value="0.0920168177428683" calcext:value-type="float">
            <text:p>0.0920</text:p>
          </table:table-cell>
          <table:table-cell office:value-type="float" office:value="1.76649653872918" calcext:value-type="float">
            <text:p>1.7665</text:p>
          </table:table-cell>
          <table:table-cell office:value-type="float" office:value="23.0042044357171" calcext:value-type="float">
            <text:p>23.0042</text:p>
          </table:table-cell>
          <table:table-cell office:value-type="float" office:value="1.20304461904839" calcext:value-type="float">
            <text:p>1.2030</text:p>
          </table:table-cell>
          <table:table-cell office:value-type="float" office:value="0.856607325091395" calcext:value-type="float">
            <text:p>0.85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3030</text:p>
          </table:table-cell>
          <table:table-cell office:value-type="string" calcext:value-type="string">
            <text:p>PUB11</text:p>
          </table:table-cell>
          <table:table-cell office:value-type="string" calcext:value-type="string">
            <text:p>E</text:p>
          </table:table-cell>
          <table:table-cell office:value-type="float" office:value="11.5285322935202" calcext:value-type="float">
            <text:p>11.5285</text:p>
          </table:table-cell>
          <table:table-cell office:value-type="float" office:value="1.06620603972885" calcext:value-type="float">
            <text:p>1.0662</text:p>
          </table:table-cell>
          <table:table-cell office:value-type="float" office:value="0.0924841092155443" calcext:value-type="float">
            <text:p>0.0925</text:p>
          </table:table-cell>
          <table:table-cell office:value-type="float" office:value="1.2635827978376" calcext:value-type="float">
            <text:p>1.2636</text:p>
          </table:table-cell>
          <table:table-cell office:value-type="float" office:value="23.1210273038861" calcext:value-type="float">
            <text:p>23.1210</text:p>
          </table:table-cell>
          <table:table-cell office:value-type="float" office:value="1.50069965924216" calcext:value-type="float">
            <text:p>1.5007</text:p>
          </table:table-cell>
          <table:table-cell office:value-type="float" office:value="0.956624712574916" calcext:value-type="float">
            <text:p>0.95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1180</text:p>
          </table:table-cell>
          <table:table-cell office:value-type="string" calcext:value-type="string">
            <text:p>SIB2</text:p>
          </table:table-cell>
          <table:table-cell office:value-type="string" calcext:value-type="string">
            <text:p>L</text:p>
          </table:table-cell>
          <table:table-cell office:value-type="float" office:value="31.6278159273762" calcext:value-type="float">
            <text:p>31.6278</text:p>
          </table:table-cell>
          <table:table-cell office:value-type="float" office:value="2.92927274255304" calcext:value-type="float">
            <text:p>2.9293</text:p>
          </table:table-cell>
          <table:table-cell office:value-type="float" office:value="0.0926169783357546" calcext:value-type="float">
            <text:p>0.0926</text:p>
          </table:table-cell>
          <table:table-cell office:value-type="float" office:value="0.712787410163915" calcext:value-type="float">
            <text:p>0.7128</text:p>
          </table:table-cell>
          <table:table-cell office:value-type="float" office:value="23.1542445839387" calcext:value-type="float">
            <text:p>23.1542</text:p>
          </table:table-cell>
          <table:table-cell office:value-type="float" office:value="2.08692238674338" calcext:value-type="float">
            <text:p>2.0869</text:p>
          </table:table-cell>
          <table:table-cell office:value-type="float" office:value="0.939129338720121" calcext:value-type="float">
            <text:p>0.939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15320</text:p>
          </table:table-cell>
          <table:table-cell office:value-type="string" calcext:value-type="string">
            <text:p>L</text:p>
          </table:table-cell>
          <table:table-cell office:value-type="float" office:value="19.730877001918" calcext:value-type="float">
            <text:p>19.7309</text:p>
          </table:table-cell>
          <table:table-cell office:value-type="float" office:value="1.83759939126197" calcext:value-type="float">
            <text:p>1.8376</text:p>
          </table:table-cell>
          <table:table-cell office:value-type="float" office:value="0.0931331836432479" calcext:value-type="float">
            <text:p>0.0931</text:p>
          </table:table-cell>
          <table:table-cell office:value-type="float" office:value="0.66911579847256" calcext:value-type="float">
            <text:p>0.6691</text:p>
          </table:table-cell>
          <table:table-cell office:value-type="float" office:value="23.283295910812" calcext:value-type="float">
            <text:p>23.2833</text:p>
          </table:table-cell>
          <table:table-cell office:value-type="float" office:value="2.16340565624638" calcext:value-type="float">
            <text:p>2.1634</text:p>
          </table:table-cell>
          <table:table-cell office:value-type="float" office:value="0.939131854523295" calcext:value-type="float">
            <text:p>0.93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8770</text:p>
          </table:table-cell>
          <table:table-cell office:value-type="string" calcext:value-type="string">
            <text:p>AtcPT4</text:p>
          </table:table-cell>
          <table:table-cell office:value-type="string" calcext:value-type="string">
            <text:p>L</text:p>
          </table:table-cell>
          <table:table-cell office:value-type="float" office:value="18.0949620263985" calcext:value-type="float">
            <text:p>18.0950</text:p>
          </table:table-cell>
          <table:table-cell office:value-type="float" office:value="1.69633422458071" calcext:value-type="float">
            <text:p>1.6963</text:p>
          </table:table-cell>
          <table:table-cell office:value-type="float" office:value="0.0937462163283873" calcext:value-type="float">
            <text:p>0.0937</text:p>
          </table:table-cell>
          <table:table-cell office:value-type="float" office:value="1.09778405518767" calcext:value-type="float">
            <text:p>1.0978</text:p>
          </table:table-cell>
          <table:table-cell office:value-type="float" office:value="23.4365540820968" calcext:value-type="float">
            <text:p>23.4366</text:p>
          </table:table-cell>
          <table:table-cell office:value-type="float" office:value="1.64841784237441" calcext:value-type="float">
            <text:p>1.6484</text:p>
          </table:table-cell>
          <table:table-cell office:value-type="float" office:value="0.952888865369714" calcext:value-type="float">
            <text:p>0.95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8190</text:p>
          </table:table-cell>
          <table:table-cell office:value-type="string" calcext:value-type="string">
            <text:p>BBX27</text:p>
          </table:table-cell>
          <table:table-cell office:value-type="string" calcext:value-type="string">
            <text:p>E</text:p>
          </table:table-cell>
          <table:table-cell office:value-type="float" office:value="6.23584735572005" calcext:value-type="float">
            <text:p>6.2358</text:p>
          </table:table-cell>
          <table:table-cell office:value-type="float" office:value="0.587784043982264" calcext:value-type="float">
            <text:p>0.5878</text:p>
          </table:table-cell>
          <table:table-cell office:value-type="float" office:value="0.0942588890414545" calcext:value-type="float">
            <text:p>0.0943</text:p>
          </table:table-cell>
          <table:table-cell office:value-type="float" office:value="4.9999935887877" calcext:value-type="float">
            <text:p>5.0000</text:p>
          </table:table-cell>
          <table:table-cell office:value-type="float" office:value="23.5647222603636" calcext:value-type="float">
            <text:p>23.5647</text:p>
          </table:table-cell>
          <table:table-cell office:value-type="float" office:value="0.557086589759335" calcext:value-type="float">
            <text:p>0.5571</text:p>
          </table:table-cell>
          <table:table-cell office:value-type="float" office:value="0.872945344243568" calcext:value-type="float">
            <text:p>0.87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0440</text:p>
          </table:table-cell>
          <table:table-cell office:value-type="string" calcext:value-type="string">
            <text:p>COR47</text:p>
          </table:table-cell>
          <table:table-cell office:value-type="string" calcext:value-type="string">
            <text:p>L</text:p>
          </table:table-cell>
          <table:table-cell office:value-type="float" office:value="197.447972124244" calcext:value-type="float">
            <text:p>197.4480</text:p>
          </table:table-cell>
          <table:table-cell office:value-type="float" office:value="18.658599561611" calcext:value-type="float">
            <text:p>18.6586</text:p>
          </table:table-cell>
          <table:table-cell office:value-type="float" office:value="0.0944988158696817" calcext:value-type="float">
            <text:p>0.0945</text:p>
          </table:table-cell>
          <table:table-cell office:value-type="float" office:value="0.0360583078535502" calcext:value-type="float">
            <text:p>0.0361</text:p>
          </table:table-cell>
          <table:table-cell office:value-type="float" office:value="23.6247039674204" calcext:value-type="float">
            <text:p>23.6247</text:p>
          </table:table-cell>
          <table:table-cell office:value-type="float" office:value="6.0556741995139" calcext:value-type="float">
            <text:p>6.0557</text:p>
          </table:table-cell>
          <table:table-cell office:value-type="float" office:value="0.918778963351393" calcext:value-type="float">
            <text:p>0.91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6520</text:p>
          </table:table-cell>
          <table:table-cell office:value-type="string" calcext:value-type="string">
            <text:p>TIP1-2</text:p>
          </table:table-cell>
          <table:table-cell office:value-type="string" calcext:value-type="string">
            <text:p>E</text:p>
          </table:table-cell>
          <table:table-cell office:value-type="float" office:value="751.508309071947" calcext:value-type="float">
            <text:p>751.5083</text:p>
          </table:table-cell>
          <table:table-cell office:value-type="float" office:value="71.2771412710073" calcext:value-type="float">
            <text:p>71.2771</text:p>
          </table:table-cell>
          <table:table-cell office:value-type="float" office:value="0.0948454466977602" calcext:value-type="float">
            <text:p>0.0948</text:p>
          </table:table-cell>
          <table:table-cell office:value-type="float" office:value="4.99998600323658" calcext:value-type="float">
            <text:p>5.0000</text:p>
          </table:table-cell>
          <table:table-cell office:value-type="float" office:value="23.7113616744401" calcext:value-type="float">
            <text:p>23.7114</text:p>
          </table:table-cell>
          <table:table-cell office:value-type="float" office:value="0.559960213910594" calcext:value-type="float">
            <text:p>0.5600</text:p>
          </table:table-cell>
          <table:table-cell office:value-type="float" office:value="0.820089692853892" calcext:value-type="float">
            <text:p>0.820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6770</text:p>
          </table:table-cell>
          <table:table-cell office:value-type="string" calcext:value-type="string">
            <text:p>L</text:p>
          </table:table-cell>
          <table:table-cell office:value-type="float" office:value="12.6749160256908" calcext:value-type="float">
            <text:p>12.6749</text:p>
          </table:table-cell>
          <table:table-cell office:value-type="float" office:value="1.20250815001886" calcext:value-type="float">
            <text:p>1.2025</text:p>
          </table:table-cell>
          <table:table-cell office:value-type="float" office:value="0.0948730664235958" calcext:value-type="float">
            <text:p>0.0949</text:p>
          </table:table-cell>
          <table:table-cell office:value-type="float" office:value="4.99999362145765" calcext:value-type="float">
            <text:p>5.0000</text:p>
          </table:table-cell>
          <table:table-cell office:value-type="float" office:value="23.718266605899" calcext:value-type="float">
            <text:p>23.7183</text:p>
          </table:table-cell>
          <table:table-cell office:value-type="float" office:value="0.560094645439362" calcext:value-type="float">
            <text:p>0.5601</text:p>
          </table:table-cell>
          <table:table-cell office:value-type="float" office:value="0.867477050812372" calcext:value-type="float">
            <text:p>0.867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66650</text:p>
          </table:table-cell>
          <table:table-cell office:value-type="string" calcext:value-type="string">
            <text:p>E</text:p>
          </table:table-cell>
          <table:table-cell office:value-type="float" office:value="5.52170279610542" calcext:value-type="float">
            <text:p>5.5217</text:p>
          </table:table-cell>
          <table:table-cell office:value-type="float" office:value="0.530676418907868" calcext:value-type="float">
            <text:p>0.5307</text:p>
          </table:table-cell>
          <table:table-cell office:value-type="float" office:value="0.0961073854395362" calcext:value-type="float">
            <text:p>0.0961</text:p>
          </table:table-cell>
          <table:table-cell office:value-type="float" office:value="1.08130441356415" calcext:value-type="float">
            <text:p>1.0813</text:p>
          </table:table-cell>
          <table:table-cell office:value-type="float" office:value="24.026846359884" calcext:value-type="float">
            <text:p>24.0268</text:p>
          </table:table-cell>
          <table:table-cell office:value-type="float" office:value="1.68796735534761" calcext:value-type="float">
            <text:p>1.6880</text:p>
          </table:table-cell>
          <table:table-cell office:value-type="float" office:value="0.88972122298914" calcext:value-type="float">
            <text:p>0.889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18860</text:p>
          </table:table-cell>
          <table:table-cell office:value-type="string" calcext:value-type="string">
            <text:p>L</text:p>
          </table:table-cell>
          <table:table-cell office:value-type="float" office:value="11.1205090504999" calcext:value-type="float">
            <text:p>11.1205</text:p>
          </table:table-cell>
          <table:table-cell office:value-type="float" office:value="1.08731593510429" calcext:value-type="float">
            <text:p>1.0873</text:p>
          </table:table-cell>
          <table:table-cell office:value-type="float" office:value="0.0977757340214036" calcext:value-type="float">
            <text:p>0.0978</text:p>
          </table:table-cell>
          <table:table-cell office:value-type="float" office:value="4.99999972747967" calcext:value-type="float">
            <text:p>5.0000</text:p>
          </table:table-cell>
          <table:table-cell office:value-type="float" office:value="24.4439335053509" calcext:value-type="float">
            <text:p>24.4439</text:p>
          </table:table-cell>
          <table:table-cell office:value-type="float" office:value="0.574226218176646" calcext:value-type="float">
            <text:p>0.5742</text:p>
          </table:table-cell>
          <table:table-cell office:value-type="float" office:value="0.874611413750756" calcext:value-type="float">
            <text:p>0.87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7570</text:p>
          </table:table-cell>
          <table:table-cell office:value-type="string" calcext:value-type="string">
            <text:p>APK1A</text:p>
          </table:table-cell>
          <table:table-cell office:value-type="string" calcext:value-type="string">
            <text:p>L</text:p>
          </table:table-cell>
          <table:table-cell office:value-type="float" office:value="9.59819620632308" calcext:value-type="float">
            <text:p>9.5982</text:p>
          </table:table-cell>
          <table:table-cell office:value-type="float" office:value="0.942175702334019" calcext:value-type="float">
            <text:p>0.9422</text:p>
          </table:table-cell>
          <table:table-cell office:value-type="float" office:value="0.0981617464449554" calcext:value-type="float">
            <text:p>0.0982</text:p>
          </table:table-cell>
          <table:table-cell office:value-type="float" office:value="1.68294425494406" calcext:value-type="float">
            <text:p>1.6829</text:p>
          </table:table-cell>
          <table:table-cell office:value-type="float" office:value="24.5404366112388" calcext:value-type="float">
            <text:p>24.5404</text:p>
          </table:table-cell>
          <table:table-cell office:value-type="float" office:value="1.2975933532345" calcext:value-type="float">
            <text:p>1.2976</text:p>
          </table:table-cell>
          <table:table-cell office:value-type="float" office:value="0.892449778059156" calcext:value-type="float">
            <text:p>0.892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46250</text:p>
          </table:table-cell>
          <table:table-cell office:value-type="string" calcext:value-type="string">
            <text:p>E</text:p>
          </table:table-cell>
          <table:table-cell office:value-type="float" office:value="5.88040864011507" calcext:value-type="float">
            <text:p>5.8804</text:p>
          </table:table-cell>
          <table:table-cell office:value-type="float" office:value="0.577892235651225" calcext:value-type="float">
            <text:p>0.5779</text:p>
          </table:table-cell>
          <table:table-cell office:value-type="float" office:value="0.098274162735724" calcext:value-type="float">
            <text:p>0.0983</text:p>
          </table:table-cell>
          <table:table-cell office:value-type="float" office:value="4.99999830111167" calcext:value-type="float">
            <text:p>5.0000</text:p>
          </table:table-cell>
          <table:table-cell office:value-type="float" office:value="24.568540683931" calcext:value-type="float">
            <text:p>24.5685</text:p>
          </table:table-cell>
          <table:table-cell office:value-type="float" office:value="0.576639174690589" calcext:value-type="float">
            <text:p>0.5766</text:p>
          </table:table-cell>
          <table:table-cell office:value-type="float" office:value="0.802887937090841" calcext:value-type="float">
            <text:p>0.80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1320</text:p>
          </table:table-cell>
          <table:table-cell office:value-type="string" calcext:value-type="string">
            <text:p>BBX18</text:p>
          </table:table-cell>
          <table:table-cell office:value-type="string" calcext:value-type="string">
            <text:p>L</text:p>
          </table:table-cell>
          <table:table-cell office:value-type="float" office:value="5.34259735442538" calcext:value-type="float">
            <text:p>5.3426</text:p>
          </table:table-cell>
          <table:table-cell office:value-type="float" office:value="0.52570627258159" calcext:value-type="float">
            <text:p>0.5257</text:p>
          </table:table-cell>
          <table:table-cell office:value-type="float" office:value="0.0983990066453609" calcext:value-type="float">
            <text:p>0.0984</text:p>
          </table:table-cell>
          <table:table-cell office:value-type="float" office:value="4.99999362356497" calcext:value-type="float">
            <text:p>5.0000</text:p>
          </table:table-cell>
          <table:table-cell office:value-type="float" office:value="24.5997516613402" calcext:value-type="float">
            <text:p>24.5998</text:p>
          </table:table-cell>
          <table:table-cell office:value-type="float" office:value="0.577243339648225" calcext:value-type="float">
            <text:p>0.5772</text:p>
          </table:table-cell>
          <table:table-cell office:value-type="float" office:value="0.861854650758712" calcext:value-type="float">
            <text:p>0.861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5240</text:p>
          </table:table-cell>
          <table:table-cell office:value-type="string" calcext:value-type="string">
            <text:p>E</text:p>
          </table:table-cell>
          <table:table-cell office:value-type="float" office:value="2.96223309500435" calcext:value-type="float">
            <text:p>2.9622</text:p>
          </table:table-cell>
          <table:table-cell office:value-type="float" office:value="0.292417966522378" calcext:value-type="float">
            <text:p>0.2924</text:p>
          </table:table-cell>
          <table:table-cell office:value-type="float" office:value="0.0987153803039759" calcext:value-type="float">
            <text:p>0.0987</text:p>
          </table:table-cell>
          <table:table-cell office:value-type="float" office:value="1.29796222829403" calcext:value-type="float">
            <text:p>1.2980</text:p>
          </table:table-cell>
          <table:table-cell office:value-type="float" office:value="24.678845075994" calcext:value-type="float">
            <text:p>24.6788</text:p>
          </table:table-cell>
          <table:table-cell office:value-type="float" office:value="1.536725885297" calcext:value-type="float">
            <text:p>1.5367</text:p>
          </table:table-cell>
          <table:table-cell office:value-type="float" office:value="0.944336713894465" calcext:value-type="float">
            <text:p>0.944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4730</text:p>
          </table:table-cell>
          <table:table-cell office:value-type="string" calcext:value-type="string">
            <text:p>E</text:p>
          </table:table-cell>
          <table:table-cell office:value-type="float" office:value="3.78362432339967" calcext:value-type="float">
            <text:p>3.7836</text:p>
          </table:table-cell>
          <table:table-cell office:value-type="float" office:value="0.375209337314785" calcext:value-type="float">
            <text:p>0.3752</text:p>
          </table:table-cell>
          <table:table-cell office:value-type="float" office:value="0.0991666469089751" calcext:value-type="float">
            <text:p>0.0992</text:p>
          </table:table-cell>
          <table:table-cell office:value-type="float" office:value="4.99999919111876" calcext:value-type="float">
            <text:p>5.0000</text:p>
          </table:table-cell>
          <table:table-cell office:value-type="float" office:value="24.7916617272438" calcext:value-type="float">
            <text:p>24.7917</text:p>
          </table:table-cell>
          <table:table-cell office:value-type="float" office:value="0.580949420299969" calcext:value-type="float">
            <text:p>0.5809</text:p>
          </table:table-cell>
          <table:table-cell office:value-type="float" office:value="0.821744834048204" calcext:value-type="float">
            <text:p>0.82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0410</text:p>
          </table:table-cell>
          <table:table-cell office:value-type="string" calcext:value-type="string">
            <text:p>DOF3.4</text:p>
          </table:table-cell>
          <table:table-cell office:value-type="string" calcext:value-type="string">
            <text:p>L</text:p>
          </table:table-cell>
          <table:table-cell office:value-type="float" office:value="2.61945832704465" calcext:value-type="float">
            <text:p>2.6195</text:p>
          </table:table-cell>
          <table:table-cell office:value-type="float" office:value="0.259775404578232" calcext:value-type="float">
            <text:p>0.2598</text:p>
          </table:table-cell>
          <table:table-cell office:value-type="float" office:value="0.0991714210133352" calcext:value-type="float">
            <text:p>0.0992</text:p>
          </table:table-cell>
          <table:table-cell office:value-type="float" office:value="4.99998888606441" calcext:value-type="float">
            <text:p>5.0000</text:p>
          </table:table-cell>
          <table:table-cell office:value-type="float" office:value="24.7928552533338" calcext:value-type="float">
            <text:p>24.7929</text:p>
          </table:table-cell>
          <table:table-cell office:value-type="float" office:value="0.580973428309354" calcext:value-type="float">
            <text:p>0.5810</text:p>
          </table:table-cell>
          <table:table-cell office:value-type="float" office:value="0.805067417286657" calcext:value-type="float">
            <text:p>0.80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8510</text:p>
          </table:table-cell>
          <table:table-cell office:value-type="string" calcext:value-type="string">
            <text:p>DOF2.1</text:p>
          </table:table-cell>
          <table:table-cell office:value-type="string" calcext:value-type="string">
            <text:p>L</text:p>
          </table:table-cell>
          <table:table-cell office:value-type="float" office:value="18.5014517449079" calcext:value-type="float">
            <text:p>18.5015</text:p>
          </table:table-cell>
          <table:table-cell office:value-type="float" office:value="1.83901819523886" calcext:value-type="float">
            <text:p>1.8390</text:p>
          </table:table-cell>
          <table:table-cell office:value-type="float" office:value="0.0993985888564128" calcext:value-type="float">
            <text:p>0.0994</text:p>
          </table:table-cell>
          <table:table-cell office:value-type="float" office:value="0.855064500969658" calcext:value-type="float">
            <text:p>0.8551</text:p>
          </table:table-cell>
          <table:table-cell office:value-type="float" office:value="24.8496472141032" calcext:value-type="float">
            <text:p>24.8496</text:p>
          </table:table-cell>
          <table:table-cell office:value-type="float" office:value="1.96575556756272" calcext:value-type="float">
            <text:p>1.9658</text:p>
          </table:table-cell>
          <table:table-cell office:value-type="float" office:value="0.896215765101031" calcext:value-type="float">
            <text:p>0.896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9310</text:p>
          </table:table-cell>
          <table:table-cell office:value-type="string" calcext:value-type="string">
            <text:p>E</text:p>
          </table:table-cell>
          <table:table-cell office:value-type="float" office:value="9.44581861519245" calcext:value-type="float">
            <text:p>9.4458</text:p>
          </table:table-cell>
          <table:table-cell office:value-type="float" office:value="0.93993941861407" calcext:value-type="float">
            <text:p>0.9399</text:p>
          </table:table-cell>
          <table:table-cell office:value-type="float" office:value="0.0995085187325418" calcext:value-type="float">
            <text:p>0.0995</text:p>
          </table:table-cell>
          <table:table-cell office:value-type="float" office:value="4.75685366306462" calcext:value-type="float">
            <text:p>4.7569</text:p>
          </table:table-cell>
          <table:table-cell office:value-type="float" office:value="24.8771296831355" calcext:value-type="float">
            <text:p>24.8771</text:p>
          </table:table-cell>
          <table:table-cell office:value-type="float" office:value="0.60689174682011" calcext:value-type="float">
            <text:p>0.6069</text:p>
          </table:table-cell>
          <table:table-cell office:value-type="float" office:value="0.952626871986702" calcext:value-type="float">
            <text:p>0.95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39705</text:p>
          </table:table-cell>
          <table:table-cell office:value-type="string" calcext:value-type="string">
            <text:p>RTFL8</text:p>
          </table:table-cell>
          <table:table-cell office:value-type="string" calcext:value-type="string">
            <text:p>L</text:p>
          </table:table-cell>
          <table:table-cell office:value-type="float" office:value="25.2867020805995" calcext:value-type="float">
            <text:p>25.2867</text:p>
          </table:table-cell>
          <table:table-cell office:value-type="float" office:value="2.52784268880334" calcext:value-type="float">
            <text:p>2.5278</text:p>
          </table:table-cell>
          <table:table-cell office:value-type="float" office:value="0.0999672745281702" calcext:value-type="float">
            <text:p>0.1000</text:p>
          </table:table-cell>
          <table:table-cell office:value-type="float" office:value="3.95668123962454" calcext:value-type="float">
            <text:p>3.9567</text:p>
          </table:table-cell>
          <table:table-cell office:value-type="float" office:value="24.9918186320426" calcext:value-type="float">
            <text:p>24.9918</text:p>
          </table:table-cell>
          <table:table-cell office:value-type="float" office:value="0.706319143674665" calcext:value-type="float">
            <text:p>0.7063</text:p>
          </table:table-cell>
          <table:table-cell office:value-type="float" office:value="0.800938264446102" calcext:value-type="float">
            <text:p>0.80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4130</text:p>
          </table:table-cell>
          <table:table-cell office:value-type="string" calcext:value-type="string">
            <text:p>FLA13</text:p>
          </table:table-cell>
          <table:table-cell office:value-type="string" calcext:value-type="string">
            <text:p>L</text:p>
          </table:table-cell>
          <table:table-cell office:value-type="float" office:value="296.736150793932" calcext:value-type="float">
            <text:p>296.7362</text:p>
          </table:table-cell>
          <table:table-cell office:value-type="float" office:value="29.7374943827129" calcext:value-type="float">
            <text:p>29.7375</text:p>
          </table:table-cell>
          <table:table-cell office:value-type="float" office:value="0.100215273073903" calcext:value-type="float">
            <text:p>0.1002</text:p>
          </table:table-cell>
          <table:table-cell office:value-type="float" office:value="4.99999106089503" calcext:value-type="float">
            <text:p>5.0000</text:p>
          </table:table-cell>
          <table:table-cell office:value-type="float" office:value="25.0538182684759" calcext:value-type="float">
            <text:p>25.0538</text:p>
          </table:table-cell>
          <table:table-cell office:value-type="float" office:value="0.585998235113222" calcext:value-type="float">
            <text:p>0.5860</text:p>
          </table:table-cell>
          <table:table-cell office:value-type="float" office:value="0.832001544527266" calcext:value-type="float">
            <text:p>0.832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7250</text:p>
          </table:table-cell>
          <table:table-cell office:value-type="string" calcext:value-type="string">
            <text:p>E</text:p>
          </table:table-cell>
          <table:table-cell office:value-type="float" office:value="3.11979995719385" calcext:value-type="float">
            <text:p>3.1198</text:p>
          </table:table-cell>
          <table:table-cell office:value-type="float" office:value="0.313300642202913" calcext:value-type="float">
            <text:p>0.3133</text:p>
          </table:table-cell>
          <table:table-cell office:value-type="float" office:value="0.100423311270482" calcext:value-type="float">
            <text:p>0.1004</text:p>
          </table:table-cell>
          <table:table-cell office:value-type="float" office:value="4.03192478836889" calcext:value-type="float">
            <text:p>4.0319</text:p>
          </table:table-cell>
          <table:table-cell office:value-type="float" office:value="25.1058278176204" calcext:value-type="float">
            <text:p>25.1058</text:p>
          </table:table-cell>
          <table:table-cell office:value-type="float" office:value="0.698374961554019" calcext:value-type="float">
            <text:p>0.6984</text:p>
          </table:table-cell>
          <table:table-cell office:value-type="float" office:value="0.804860859690657" calcext:value-type="float">
            <text:p>0.80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2420</text:p>
          </table:table-cell>
          <table:table-cell office:value-type="string" calcext:value-type="string">
            <text:p>WNK2</text:p>
          </table:table-cell>
          <table:table-cell office:value-type="string" calcext:value-type="string">
            <text:p>L</text:p>
          </table:table-cell>
          <table:table-cell office:value-type="float" office:value="3.13339606772324" calcext:value-type="float">
            <text:p>3.1334</text:p>
          </table:table-cell>
          <table:table-cell office:value-type="float" office:value="0.316349971312089" calcext:value-type="float">
            <text:p>0.3163</text:p>
          </table:table-cell>
          <table:table-cell office:value-type="float" office:value="0.100960735404877" calcext:value-type="float">
            <text:p>0.1010</text:p>
          </table:table-cell>
          <table:table-cell office:value-type="float" office:value="2.53777153839978" calcext:value-type="float">
            <text:p>2.5378</text:p>
          </table:table-cell>
          <table:table-cell office:value-type="float" office:value="25.2401838512193" calcext:value-type="float">
            <text:p>25.2402</text:p>
          </table:table-cell>
          <table:table-cell office:value-type="float" office:value="0.996085436237846" calcext:value-type="float">
            <text:p>0.9961</text:p>
          </table:table-cell>
          <table:table-cell office:value-type="float" office:value="0.861492241866198" calcext:value-type="float">
            <text:p>0.86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1030</text:p>
          </table:table-cell>
          <table:table-cell office:value-type="string" calcext:value-type="string">
            <text:p>PCMP-H65</text:p>
          </table:table-cell>
          <table:table-cell office:value-type="string" calcext:value-type="string">
            <text:p>L</text:p>
          </table:table-cell>
          <table:table-cell office:value-type="float" office:value="1.81690670597915" calcext:value-type="float">
            <text:p>1.8169</text:p>
          </table:table-cell>
          <table:table-cell office:value-type="float" office:value="0.183527819780533" calcext:value-type="float">
            <text:p>0.1835</text:p>
          </table:table-cell>
          <table:table-cell office:value-type="float" office:value="0.101011141175589" calcext:value-type="float">
            <text:p>0.1010</text:p>
          </table:table-cell>
          <table:table-cell office:value-type="float" office:value="2.1868419402603" calcext:value-type="float">
            <text:p>2.1868</text:p>
          </table:table-cell>
          <table:table-cell office:value-type="float" office:value="25.2527852938971" calcext:value-type="float">
            <text:p>25.2528</text:p>
          </table:table-cell>
          <table:table-cell office:value-type="float" office:value="1.10752747386776" calcext:value-type="float">
            <text:p>1.1075</text:p>
          </table:table-cell>
          <table:table-cell office:value-type="float" office:value="0.802752010570697" calcext:value-type="float">
            <text:p>0.80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7240</text:p>
          </table:table-cell>
          <table:table-cell office:value-type="string" calcext:value-type="string">
            <text:p>IQD24</text:p>
          </table:table-cell>
          <table:table-cell office:value-type="string" calcext:value-type="string">
            <text:p>L</text:p>
          </table:table-cell>
          <table:table-cell office:value-type="float" office:value="8.09062247986989" calcext:value-type="float">
            <text:p>8.0906</text:p>
          </table:table-cell>
          <table:table-cell office:value-type="float" office:value="0.820021447202777" calcext:value-type="float">
            <text:p>0.8200</text:p>
          </table:table-cell>
          <table:table-cell office:value-type="float" office:value="0.101354555751805" calcext:value-type="float">
            <text:p>0.1014</text:p>
          </table:table-cell>
          <table:table-cell office:value-type="float" office:value="3.87455618837577" calcext:value-type="float">
            <text:p>3.8746</text:p>
          </table:table-cell>
          <table:table-cell office:value-type="float" office:value="25.3386389379512" calcext:value-type="float">
            <text:p>25.3386</text:p>
          </table:table-cell>
          <table:table-cell office:value-type="float" office:value="0.72593765568123" calcext:value-type="float">
            <text:p>0.7259</text:p>
          </table:table-cell>
          <table:table-cell office:value-type="float" office:value="0.839036363603006" calcext:value-type="float">
            <text:p>0.839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6700</text:p>
          </table:table-cell>
          <table:table-cell office:value-type="string" calcext:value-type="string">
            <text:p>L</text:p>
          </table:table-cell>
          <table:table-cell office:value-type="float" office:value="4.66052373198674" calcext:value-type="float">
            <text:p>4.6605</text:p>
          </table:table-cell>
          <table:table-cell office:value-type="float" office:value="0.474569815323244" calcext:value-type="float">
            <text:p>0.4746</text:p>
          </table:table-cell>
          <table:table-cell office:value-type="float" office:value="0.10182757188127" calcext:value-type="float">
            <text:p>0.1018</text:p>
          </table:table-cell>
          <table:table-cell office:value-type="float" office:value="1.23680616791014" calcext:value-type="float">
            <text:p>1.2368</text:p>
          </table:table-cell>
          <table:table-cell office:value-type="float" office:value="25.4568929703174" calcext:value-type="float">
            <text:p>25.4569</text:p>
          </table:table-cell>
          <table:table-cell office:value-type="float" office:value="1.61271893364616" calcext:value-type="float">
            <text:p>1.6127</text:p>
          </table:table-cell>
          <table:table-cell office:value-type="float" office:value="0.872854855338993" calcext:value-type="float">
            <text:p>0.872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9060</text:p>
          </table:table-cell>
          <table:table-cell office:value-type="string" calcext:value-type="string">
            <text:p>L</text:p>
          </table:table-cell>
          <table:table-cell office:value-type="float" office:value="0.651094329540985" calcext:value-type="float">
            <text:p>0.6511</text:p>
          </table:table-cell>
          <table:table-cell office:value-type="float" office:value="0.0664822089797627" calcext:value-type="float">
            <text:p>0.0665</text:p>
          </table:table-cell>
          <table:table-cell office:value-type="float" office:value="0.102108413425489" calcext:value-type="float">
            <text:p>0.1021</text:p>
          </table:table-cell>
          <table:table-cell office:value-type="float" office:value="1.38905079105857" calcext:value-type="float">
            <text:p>1.3891</text:p>
          </table:table-cell>
          <table:table-cell office:value-type="float" office:value="25.5271033563723" calcext:value-type="float">
            <text:p>25.5271</text:p>
          </table:table-cell>
          <table:table-cell office:value-type="float" office:value="1.50474099790623" calcext:value-type="float">
            <text:p>1.5047</text:p>
          </table:table-cell>
          <table:table-cell office:value-type="float" office:value="0.97063976887522" calcext:value-type="float">
            <text:p>0.97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9370</text:p>
          </table:table-cell>
          <table:table-cell office:value-type="string" calcext:value-type="string">
            <text:p>P1R3</text:p>
          </table:table-cell>
          <table:table-cell office:value-type="string" calcext:value-type="string">
            <text:p>E</text:p>
          </table:table-cell>
          <table:table-cell office:value-type="float" office:value="4.17997504386664" calcext:value-type="float">
            <text:p>4.1800</text:p>
          </table:table-cell>
          <table:table-cell office:value-type="float" office:value="0.427888885478272" calcext:value-type="float">
            <text:p>0.4279</text:p>
          </table:table-cell>
          <table:table-cell office:value-type="float" office:value="0.102366373240941" calcext:value-type="float">
            <text:p>0.1024</text:p>
          </table:table-cell>
          <table:table-cell office:value-type="float" office:value="0.151607947357585" calcext:value-type="float">
            <text:p>0.1516</text:p>
          </table:table-cell>
          <table:table-cell office:value-type="float" office:value="25.5915933102353" calcext:value-type="float">
            <text:p>25.5916</text:p>
          </table:table-cell>
          <table:table-cell office:value-type="float" office:value="4.16028397459183" calcext:value-type="float">
            <text:p>4.1603</text:p>
          </table:table-cell>
          <table:table-cell office:value-type="float" office:value="0.826333372611591" calcext:value-type="float">
            <text:p>0.82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0030</text:p>
          </table:table-cell>
          <table:table-cell office:value-type="string" calcext:value-type="string">
            <text:p>TGA4</text:p>
          </table:table-cell>
          <table:table-cell office:value-type="string" calcext:value-type="string">
            <text:p>L</text:p>
          </table:table-cell>
          <table:table-cell office:value-type="float" office:value="5.80542232640505" calcext:value-type="float">
            <text:p>5.8054</text:p>
          </table:table-cell>
          <table:table-cell office:value-type="float" office:value="0.597625606656722" calcext:value-type="float">
            <text:p>0.5976</text:p>
          </table:table-cell>
          <table:table-cell office:value-type="float" office:value="0.102942658269411" calcext:value-type="float">
            <text:p>0.1029</text:p>
          </table:table-cell>
          <table:table-cell office:value-type="float" office:value="3.7677428797013" calcext:value-type="float">
            <text:p>3.7677</text:p>
          </table:table-cell>
          <table:table-cell office:value-type="float" office:value="25.7356645673527" calcext:value-type="float">
            <text:p>25.7357</text:p>
          </table:table-cell>
          <table:table-cell office:value-type="float" office:value="0.751080239746971" calcext:value-type="float">
            <text:p>0.7511</text:p>
          </table:table-cell>
          <table:table-cell office:value-type="float" office:value="0.803900815100365" calcext:value-type="float">
            <text:p>0.8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2830</text:p>
          </table:table-cell>
          <table:table-cell office:value-type="string" calcext:value-type="string">
            <text:p>SAUR72</text:p>
          </table:table-cell>
          <table:table-cell office:value-type="string" calcext:value-type="string">
            <text:p>L</text:p>
          </table:table-cell>
          <table:table-cell office:value-type="float" office:value="1.54954654855242" calcext:value-type="float">
            <text:p>1.5495</text:p>
          </table:table-cell>
          <table:table-cell office:value-type="float" office:value="0.15965681180607" calcext:value-type="float">
            <text:p>0.1597</text:p>
          </table:table-cell>
          <table:table-cell office:value-type="float" office:value="0.103034537397551" calcext:value-type="float">
            <text:p>0.1030</text:p>
          </table:table-cell>
          <table:table-cell office:value-type="float" office:value="3.17381800413041" calcext:value-type="float">
            <text:p>3.1738</text:p>
          </table:table-cell>
          <table:table-cell office:value-type="float" office:value="25.7586343493878" calcext:value-type="float">
            <text:p>25.7586</text:p>
          </table:table-cell>
          <table:table-cell office:value-type="float" office:value="0.857262623540775" calcext:value-type="float">
            <text:p>0.8573</text:p>
          </table:table-cell>
          <table:table-cell office:value-type="float" office:value="0.858303251916928" calcext:value-type="float">
            <text:p>0.85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5200</text:p>
          </table:table-cell>
          <table:table-cell office:value-type="string" calcext:value-type="string">
            <text:p>ATL6</text:p>
          </table:table-cell>
          <table:table-cell office:value-type="string" calcext:value-type="string">
            <text:p>L</text:p>
          </table:table-cell>
          <table:table-cell office:value-type="float" office:value="7.82500423141588" calcext:value-type="float">
            <text:p>7.8250</text:p>
          </table:table-cell>
          <table:table-cell office:value-type="float" office:value="0.810072099111685" calcext:value-type="float">
            <text:p>0.8101</text:p>
          </table:table-cell>
          <table:table-cell office:value-type="float" office:value="0.103523534959815" calcext:value-type="float">
            <text:p>0.1035</text:p>
          </table:table-cell>
          <table:table-cell office:value-type="float" office:value="4.99999489792046" calcext:value-type="float">
            <text:p>5.0000</text:p>
          </table:table-cell>
          <table:table-cell office:value-type="float" office:value="25.8808837399538" calcext:value-type="float">
            <text:p>25.8809</text:p>
          </table:table-cell>
          <table:table-cell office:value-type="float" office:value="0.601808888289138" calcext:value-type="float">
            <text:p>0.6018</text:p>
          </table:table-cell>
          <table:table-cell office:value-type="float" office:value="0.830336769717324" calcext:value-type="float">
            <text:p>0.83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1700</text:p>
          </table:table-cell>
          <table:table-cell office:value-type="string" calcext:value-type="string">
            <text:p>FLA18</text:p>
          </table:table-cell>
          <table:table-cell office:value-type="string" calcext:value-type="string">
            <text:p>L</text:p>
          </table:table-cell>
          <table:table-cell office:value-type="float" office:value="30.5677708024887" calcext:value-type="float">
            <text:p>30.5678</text:p>
          </table:table-cell>
          <table:table-cell office:value-type="float" office:value="3.22245655627493" calcext:value-type="float">
            <text:p>3.2225</text:p>
          </table:table-cell>
          <table:table-cell office:value-type="float" office:value="0.10542007060628" calcext:value-type="float">
            <text:p>0.1054</text:p>
          </table:table-cell>
          <table:table-cell office:value-type="float" office:value="3.64938362481753" calcext:value-type="float">
            <text:p>3.6494</text:p>
          </table:table-cell>
          <table:table-cell office:value-type="float" office:value="26.3550176515699" calcext:value-type="float">
            <text:p>26.3550</text:p>
          </table:table-cell>
          <table:table-cell office:value-type="float" office:value="0.784233620528024" calcext:value-type="float">
            <text:p>0.7842</text:p>
          </table:table-cell>
          <table:table-cell office:value-type="float" office:value="0.88242695449483" calcext:value-type="float">
            <text:p>0.88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5140</text:p>
          </table:table-cell>
          <table:table-cell office:value-type="string" calcext:value-type="string">
            <text:p>TPPJ</text:p>
          </table:table-cell>
          <table:table-cell office:value-type="string" calcext:value-type="string">
            <text:p>L</text:p>
          </table:table-cell>
          <table:table-cell office:value-type="float" office:value="2.77500579650037" calcext:value-type="float">
            <text:p>2.7750</text:p>
          </table:table-cell>
          <table:table-cell office:value-type="float" office:value="0.292567935488444" calcext:value-type="float">
            <text:p>0.2926</text:p>
          </table:table-cell>
          <table:table-cell office:value-type="float" office:value="0.105429666437962" calcext:value-type="float">
            <text:p>0.1054</text:p>
          </table:table-cell>
          <table:table-cell office:value-type="float" office:value="0.897267724913571" calcext:value-type="float">
            <text:p>0.8973</text:p>
          </table:table-cell>
          <table:table-cell office:value-type="float" office:value="26.3574166094904" calcext:value-type="float">
            <text:p>26.3574</text:p>
          </table:table-cell>
          <table:table-cell office:value-type="float" office:value="1.97728715903116" calcext:value-type="float">
            <text:p>1.9773</text:p>
          </table:table-cell>
          <table:table-cell office:value-type="float" office:value="0.881948145996086" calcext:value-type="float">
            <text:p>0.88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4080</text:p>
          </table:table-cell>
          <table:table-cell office:value-type="string" calcext:value-type="string">
            <text:p>MAKR2</text:p>
          </table:table-cell>
          <table:table-cell office:value-type="string" calcext:value-type="string">
            <text:p>L</text:p>
          </table:table-cell>
          <table:table-cell office:value-type="float" office:value="1.83323251892238" calcext:value-type="float">
            <text:p>1.8332</text:p>
          </table:table-cell>
          <table:table-cell office:value-type="float" office:value="0.193303931151491" calcext:value-type="float">
            <text:p>0.1933</text:p>
          </table:table-cell>
          <table:table-cell office:value-type="float" office:value="0.105444306249335" calcext:value-type="float">
            <text:p>0.1054</text:p>
          </table:table-cell>
          <table:table-cell office:value-type="float" office:value="2.43068427355164" calcext:value-type="float">
            <text:p>2.4307</text:p>
          </table:table-cell>
          <table:table-cell office:value-type="float" office:value="26.3610765623337" calcext:value-type="float">
            <text:p>26.3611</text:p>
          </table:table-cell>
          <table:table-cell office:value-type="float" office:value="1.05971007413252" calcext:value-type="float">
            <text:p>1.0597</text:p>
          </table:table-cell>
          <table:table-cell office:value-type="float" office:value="0.882166373326067" calcext:value-type="float">
            <text:p>0.882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60320</text:p>
          </table:table-cell>
          <table:table-cell office:value-type="string" calcext:value-type="string">
            <text:p>L</text:p>
          </table:table-cell>
          <table:table-cell office:value-type="float" office:value="17.9231138612998" calcext:value-type="float">
            <text:p>17.9231</text:p>
          </table:table-cell>
          <table:table-cell office:value-type="float" office:value="1.89867882906653" calcext:value-type="float">
            <text:p>1.8987</text:p>
          </table:table-cell>
          <table:table-cell office:value-type="float" office:value="0.105934651967269" calcext:value-type="float">
            <text:p>0.1059</text:p>
          </table:table-cell>
          <table:table-cell office:value-type="float" office:value="4.99999697216937" calcext:value-type="float">
            <text:p>5.0000</text:p>
          </table:table-cell>
          <table:table-cell office:value-type="float" office:value="26.4836629918171" calcext:value-type="float">
            <text:p>26.4837</text:p>
          </table:table-cell>
          <table:table-cell office:value-type="float" office:value="0.613223826834337" calcext:value-type="float">
            <text:p>0.6132</text:p>
          </table:table-cell>
          <table:table-cell office:value-type="float" office:value="0.900075856105506" calcext:value-type="float">
            <text:p>0.90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5717</text:p>
          </table:table-cell>
          <table:table-cell office:value-type="string" calcext:value-type="string">
            <text:p>RTFL16</text:p>
          </table:table-cell>
          <table:table-cell office:value-type="string" calcext:value-type="string">
            <text:p>L</text:p>
          </table:table-cell>
          <table:table-cell office:value-type="float" office:value="27.6136293278708" calcext:value-type="float">
            <text:p>27.6136</text:p>
          </table:table-cell>
          <table:table-cell office:value-type="float" office:value="2.94294784172957" calcext:value-type="float">
            <text:p>2.9429</text:p>
          </table:table-cell>
          <table:table-cell office:value-type="float" office:value="0.106575916073416" calcext:value-type="float">
            <text:p>0.1066</text:p>
          </table:table-cell>
          <table:table-cell office:value-type="float" office:value="1.68671584616001" calcext:value-type="float">
            <text:p>1.6867</text:p>
          </table:table-cell>
          <table:table-cell office:value-type="float" office:value="26.643979018354" calcext:value-type="float">
            <text:p>26.6440</text:p>
          </table:table-cell>
          <table:table-cell office:value-type="float" office:value="1.36716778329432" calcext:value-type="float">
            <text:p>1.3672</text:p>
          </table:table-cell>
          <table:table-cell office:value-type="float" office:value="0.972728914532298" calcext:value-type="float">
            <text:p>0.97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0650</text:p>
          </table:table-cell>
          <table:table-cell office:value-type="string" calcext:value-type="string">
            <text:p>SCL7</text:p>
          </table:table-cell>
          <table:table-cell office:value-type="string" calcext:value-type="string">
            <text:p>E</text:p>
          </table:table-cell>
          <table:table-cell office:value-type="float" office:value="3.99250176744606" calcext:value-type="float">
            <text:p>3.9925</text:p>
          </table:table-cell>
          <table:table-cell office:value-type="float" office:value="0.427217535070732" calcext:value-type="float">
            <text:p>0.4272</text:p>
          </table:table-cell>
          <table:table-cell office:value-type="float" office:value="0.107004970806567" calcext:value-type="float">
            <text:p>0.1070</text:p>
          </table:table-cell>
          <table:table-cell office:value-type="float" office:value="2.65048638326406" calcext:value-type="float">
            <text:p>2.6505</text:p>
          </table:table-cell>
          <table:table-cell office:value-type="float" office:value="26.7512427016417" calcext:value-type="float">
            <text:p>26.7512</text:p>
          </table:table-cell>
          <table:table-cell office:value-type="float" office:value="1.00668983050055" calcext:value-type="float">
            <text:p>1.0067</text:p>
          </table:table-cell>
          <table:table-cell office:value-type="float" office:value="0.898262085904669" calcext:value-type="float">
            <text:p>0.89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3090</text:p>
          </table:table-cell>
          <table:table-cell office:value-type="string" calcext:value-type="string">
            <text:p>SULTR3%3B3</text:p>
          </table:table-cell>
          <table:table-cell office:value-type="string" calcext:value-type="string">
            <text:p>L</text:p>
          </table:table-cell>
          <table:table-cell office:value-type="float" office:value="7.24683385450024" calcext:value-type="float">
            <text:p>7.2468</text:p>
          </table:table-cell>
          <table:table-cell office:value-type="float" office:value="0.795046720704253" calcext:value-type="float">
            <text:p>0.7950</text:p>
          </table:table-cell>
          <table:table-cell office:value-type="float" office:value="0.109709527866509" calcext:value-type="float">
            <text:p>0.1097</text:p>
          </table:table-cell>
          <table:table-cell office:value-type="float" office:value="3.6956263682387" calcext:value-type="float">
            <text:p>3.6956</text:p>
          </table:table-cell>
          <table:table-cell office:value-type="float" office:value="27.4273819666272" calcext:value-type="float">
            <text:p>27.4274</text:p>
          </table:table-cell>
          <table:table-cell office:value-type="float" office:value="0.800875363934675" calcext:value-type="float">
            <text:p>0.8009</text:p>
          </table:table-cell>
          <table:table-cell office:value-type="float" office:value="0.867889111233702" calcext:value-type="float">
            <text:p>0.86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2400</text:p>
          </table:table-cell>
          <table:table-cell office:value-type="string" calcext:value-type="string">
            <text:p>SYP122</text:p>
          </table:table-cell>
          <table:table-cell office:value-type="string" calcext:value-type="string">
            <text:p>E</text:p>
          </table:table-cell>
          <table:table-cell office:value-type="float" office:value="3.50656136960791" calcext:value-type="float">
            <text:p>3.5066</text:p>
          </table:table-cell>
          <table:table-cell office:value-type="float" office:value="0.385026314072096" calcext:value-type="float">
            <text:p>0.3850</text:p>
          </table:table-cell>
          <table:table-cell office:value-type="float" office:value="0.109801675627068" calcext:value-type="float">
            <text:p>0.1098</text:p>
          </table:table-cell>
          <table:table-cell office:value-type="float" office:value="1.37580237453507" calcext:value-type="float">
            <text:p>1.3758</text:p>
          </table:table-cell>
          <table:table-cell office:value-type="float" office:value="27.450418906767" calcext:value-type="float">
            <text:p>27.4504</text:p>
          </table:table-cell>
          <table:table-cell office:value-type="float" office:value="1.58266669163144" calcext:value-type="float">
            <text:p>1.5827</text:p>
          </table:table-cell>
          <table:table-cell office:value-type="float" office:value="0.803619698838633" calcext:value-type="float">
            <text:p>0.803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1700</text:p>
          </table:table-cell>
          <table:table-cell office:value-type="string" calcext:value-type="string">
            <text:p>L</text:p>
          </table:table-cell>
          <table:table-cell office:value-type="float" office:value="5.53130437251184" calcext:value-type="float">
            <text:p>5.5313</text:p>
          </table:table-cell>
          <table:table-cell office:value-type="float" office:value="0.607794780360306" calcext:value-type="float">
            <text:p>0.6078</text:p>
          </table:table-cell>
          <table:table-cell office:value-type="float" office:value="0.109882721945438" calcext:value-type="float">
            <text:p>0.1099</text:p>
          </table:table-cell>
          <table:table-cell office:value-type="float" office:value="0.550604188383699" calcext:value-type="float">
            <text:p>0.5506</text:p>
          </table:table-cell>
          <table:table-cell office:value-type="float" office:value="27.4706804863596" calcext:value-type="float">
            <text:p>27.4707</text:p>
          </table:table-cell>
          <table:table-cell office:value-type="float" office:value="2.5823605237255" calcext:value-type="float">
            <text:p>2.5824</text:p>
          </table:table-cell>
          <table:table-cell office:value-type="float" office:value="0.91932432407507" calcext:value-type="float">
            <text:p>0.91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38310</text:p>
          </table:table-cell>
          <table:table-cell office:value-type="string" calcext:value-type="string">
            <text:p>PYL4</text:p>
          </table:table-cell>
          <table:table-cell office:value-type="string" calcext:value-type="string">
            <text:p>L</text:p>
          </table:table-cell>
          <table:table-cell office:value-type="float" office:value="215.066851216707" calcext:value-type="float">
            <text:p>215.0669</text:p>
          </table:table-cell>
          <table:table-cell office:value-type="float" office:value="23.7082139340406" calcext:value-type="float">
            <text:p>23.7082</text:p>
          </table:table-cell>
          <table:table-cell office:value-type="float" office:value="0.110236486003841" calcext:value-type="float">
            <text:p>0.1102</text:p>
          </table:table-cell>
          <table:table-cell office:value-type="float" office:value="4.99999582370561" calcext:value-type="float">
            <text:p>5.0000</text:p>
          </table:table-cell>
          <table:table-cell office:value-type="float" office:value="27.5591215009602" calcext:value-type="float">
            <text:p>27.5591</text:p>
          </table:table-cell>
          <table:table-cell office:value-type="float" office:value="0.633368795669404" calcext:value-type="float">
            <text:p>0.6334</text:p>
          </table:table-cell>
          <table:table-cell office:value-type="float" office:value="0.945290942174685" calcext:value-type="float">
            <text:p>0.945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01410</text:p>
          </table:table-cell>
          <table:table-cell office:value-type="string" calcext:value-type="string">
            <text:p>L</text:p>
          </table:table-cell>
          <table:table-cell office:value-type="float" office:value="20.9449182236777" calcext:value-type="float">
            <text:p>20.9449</text:p>
          </table:table-cell>
          <table:table-cell office:value-type="float" office:value="2.31583860299121" calcext:value-type="float">
            <text:p>2.3158</text:p>
          </table:table-cell>
          <table:table-cell office:value-type="float" office:value="0.110568042245838" calcext:value-type="float">
            <text:p>0.1106</text:p>
          </table:table-cell>
          <table:table-cell office:value-type="float" office:value="3.27318299538133" calcext:value-type="float">
            <text:p>3.2732</text:p>
          </table:table-cell>
          <table:table-cell office:value-type="float" office:value="27.6420105614595" calcext:value-type="float">
            <text:p>27.6420</text:p>
          </table:table-cell>
          <table:table-cell office:value-type="float" office:value="0.883229315066167" calcext:value-type="float">
            <text:p>0.8832</text:p>
          </table:table-cell>
          <table:table-cell office:value-type="float" office:value="0.816583031664669" calcext:value-type="float">
            <text:p>0.81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6860</text:p>
          </table:table-cell>
          <table:table-cell office:value-type="string" calcext:value-type="string">
            <text:p>GATA21</text:p>
          </table:table-cell>
          <table:table-cell office:value-type="string" calcext:value-type="string">
            <text:p>L</text:p>
          </table:table-cell>
          <table:table-cell office:value-type="float" office:value="15.8115298006526" calcext:value-type="float">
            <text:p>15.8115</text:p>
          </table:table-cell>
          <table:table-cell office:value-type="float" office:value="1.76471333786898" calcext:value-type="float">
            <text:p>1.7647</text:p>
          </table:table-cell>
          <table:table-cell office:value-type="float" office:value="0.111609272481411" calcext:value-type="float">
            <text:p>0.1116</text:p>
          </table:table-cell>
          <table:table-cell office:value-type="float" office:value="4.99998336181895" calcext:value-type="float">
            <text:p>5.0000</text:p>
          </table:table-cell>
          <table:table-cell office:value-type="float" office:value="27.9023181203528" calcext:value-type="float">
            <text:p>27.9023</text:p>
          </table:table-cell>
          <table:table-cell office:value-type="float" office:value="0.639739883461325" calcext:value-type="float">
            <text:p>0.6397</text:p>
          </table:table-cell>
          <table:table-cell office:value-type="float" office:value="0.878693241202872" calcext:value-type="float">
            <text:p>0.878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3870</text:p>
          </table:table-cell>
          <table:table-cell office:value-type="string" calcext:value-type="string">
            <text:p>L</text:p>
          </table:table-cell>
          <table:table-cell office:value-type="float" office:value="4.35339067429259" calcext:value-type="float">
            <text:p>4.3534</text:p>
          </table:table-cell>
          <table:table-cell office:value-type="float" office:value="0.492608033163588" calcext:value-type="float">
            <text:p>0.4926</text:p>
          </table:table-cell>
          <table:table-cell office:value-type="float" office:value="0.113155025592468" calcext:value-type="float">
            <text:p>0.1132</text:p>
          </table:table-cell>
          <table:table-cell office:value-type="float" office:value="4.99999240697804" calcext:value-type="float">
            <text:p>5.0000</text:p>
          </table:table-cell>
          <table:table-cell office:value-type="float" office:value="28.2887563981169" calcext:value-type="float">
            <text:p>28.2888</text:p>
          </table:table-cell>
          <table:table-cell office:value-type="float" office:value="0.646877823521661" calcext:value-type="float">
            <text:p>0.6469</text:p>
          </table:table-cell>
          <table:table-cell office:value-type="float" office:value="0.868380753536995" calcext:value-type="float">
            <text:p>0.868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5070</text:p>
          </table:table-cell>
          <table:table-cell office:value-type="string" calcext:value-type="string">
            <text:p>L</text:p>
          </table:table-cell>
          <table:table-cell office:value-type="float" office:value="1.02904451472178" calcext:value-type="float">
            <text:p>1.0290</text:p>
          </table:table-cell>
          <table:table-cell office:value-type="float" office:value="0.116837748285051" calcext:value-type="float">
            <text:p>0.1168</text:p>
          </table:table-cell>
          <table:table-cell office:value-type="float" office:value="0.11354003312154" calcext:value-type="float">
            <text:p>0.1135</text:p>
          </table:table-cell>
          <table:table-cell office:value-type="float" office:value="0.526664462216243" calcext:value-type="float">
            <text:p>0.5267</text:p>
          </table:table-cell>
          <table:table-cell office:value-type="float" office:value="28.3850082803851" calcext:value-type="float">
            <text:p>28.3850</text:p>
          </table:table-cell>
          <table:table-cell office:value-type="float" office:value="2.67572134986936" calcext:value-type="float">
            <text:p>2.6757</text:p>
          </table:table-cell>
          <table:table-cell office:value-type="float" office:value="0.96396774411301" calcext:value-type="float">
            <text:p>0.96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3402</text:p>
          </table:table-cell>
          <table:table-cell office:value-type="string" calcext:value-type="string">
            <text:p>CPuORF46</text:p>
          </table:table-cell>
          <table:table-cell office:value-type="string" calcext:value-type="string">
            <text:p>L</text:p>
          </table:table-cell>
          <table:table-cell office:value-type="float" office:value="3.51422123120046" calcext:value-type="float">
            <text:p>3.5142</text:p>
          </table:table-cell>
          <table:table-cell office:value-type="float" office:value="0.406183471056867" calcext:value-type="float">
            <text:p>0.4062</text:p>
          </table:table-cell>
          <table:table-cell office:value-type="float" office:value="0.115582783306478" calcext:value-type="float">
            <text:p>0.1156</text:p>
          </table:table-cell>
          <table:table-cell office:value-type="float" office:value="2.30993645764576" calcext:value-type="float">
            <text:p>2.3099</text:p>
          </table:table-cell>
          <table:table-cell office:value-type="float" office:value="28.8956958266195" calcext:value-type="float">
            <text:p>28.8957</text:p>
          </table:table-cell>
          <table:table-cell office:value-type="float" office:value="1.17052140575495" calcext:value-type="float">
            <text:p>1.1705</text:p>
          </table:table-cell>
          <table:table-cell office:value-type="float" office:value="0.948654241265247" calcext:value-type="float">
            <text:p>0.94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58340</text:p>
          </table:table-cell>
          <table:table-cell office:value-type="string" calcext:value-type="string">
            <text:p>ZF14</text:p>
          </table:table-cell>
          <table:table-cell office:value-type="string" calcext:value-type="string">
            <text:p>E</text:p>
          </table:table-cell>
          <table:table-cell office:value-type="float" office:value="2.34370933345421" calcext:value-type="float">
            <text:p>2.3437</text:p>
          </table:table-cell>
          <table:table-cell office:value-type="float" office:value="0.271100807588457" calcext:value-type="float">
            <text:p>0.2711</text:p>
          </table:table-cell>
          <table:table-cell office:value-type="float" office:value="0.1156716849307" calcext:value-type="float">
            <text:p>0.1157</text:p>
          </table:table-cell>
          <table:table-cell office:value-type="float" office:value="1.22326185698572" calcext:value-type="float">
            <text:p>1.2233</text:p>
          </table:table-cell>
          <table:table-cell office:value-type="float" office:value="28.9179212326751" calcext:value-type="float">
            <text:p>28.9179</text:p>
          </table:table-cell>
          <table:table-cell office:value-type="float" office:value="1.75017808891137" calcext:value-type="float">
            <text:p>1.7502</text:p>
          </table:table-cell>
          <table:table-cell office:value-type="float" office:value="0.866362118073001" calcext:value-type="float">
            <text:p>0.86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6730</text:p>
          </table:table-cell>
          <table:table-cell office:value-type="string" calcext:value-type="string">
            <text:p>PHO1-H7</text:p>
          </table:table-cell>
          <table:table-cell office:value-type="string" calcext:value-type="string">
            <text:p>L</text:p>
          </table:table-cell>
          <table:table-cell office:value-type="float" office:value="0.707983625884208" calcext:value-type="float">
            <text:p>0.7080</text:p>
          </table:table-cell>
          <table:table-cell office:value-type="float" office:value="0.0824111536510933" calcext:value-type="float">
            <text:p>0.0824</text:p>
          </table:table-cell>
          <table:table-cell office:value-type="float" office:value="0.116402626611836" calcext:value-type="float">
            <text:p>0.1164</text:p>
          </table:table-cell>
          <table:table-cell office:value-type="float" office:value="0.659196141551206" calcext:value-type="float">
            <text:p>0.6592</text:p>
          </table:table-cell>
          <table:table-cell office:value-type="float" office:value="29.100656652959" calcext:value-type="float">
            <text:p>29.1007</text:p>
          </table:table-cell>
          <table:table-cell office:value-type="float" office:value="2.43684602436905" calcext:value-type="float">
            <text:p>2.4368</text:p>
          </table:table-cell>
          <table:table-cell office:value-type="float" office:value="0.84637639821187" calcext:value-type="float">
            <text:p>0.84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3210</text:p>
          </table:table-cell>
          <table:table-cell office:value-type="string" calcext:value-type="string">
            <text:p>ALA11</text:p>
          </table:table-cell>
          <table:table-cell office:value-type="string" calcext:value-type="string">
            <text:p>E</text:p>
          </table:table-cell>
          <table:table-cell office:value-type="float" office:value="1.94813448334234" calcext:value-type="float">
            <text:p>1.9481</text:p>
          </table:table-cell>
          <table:table-cell office:value-type="float" office:value="0.22770354316474" calcext:value-type="float">
            <text:p>0.2277</text:p>
          </table:table-cell>
          <table:table-cell office:value-type="float" office:value="0.116882866717742" calcext:value-type="float">
            <text:p>0.1169</text:p>
          </table:table-cell>
          <table:table-cell office:value-type="float" office:value="3.41789324099764" calcext:value-type="float">
            <text:p>3.4179</text:p>
          </table:table-cell>
          <table:table-cell office:value-type="float" office:value="29.2207166794355" calcext:value-type="float">
            <text:p>29.2207</text:p>
          </table:table-cell>
          <table:table-cell office:value-type="float" office:value="0.891367520545991" calcext:value-type="float">
            <text:p>0.8914</text:p>
          </table:table-cell>
          <table:table-cell office:value-type="float" office:value="0.801171353481929" calcext:value-type="float">
            <text:p>0.8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4520</text:p>
          </table:table-cell>
          <table:table-cell office:value-type="string" calcext:value-type="string">
            <text:p>HSFC1</text:p>
          </table:table-cell>
          <table:table-cell office:value-type="string" calcext:value-type="string">
            <text:p>E</text:p>
          </table:table-cell>
          <table:table-cell office:value-type="float" office:value="3.74785353704066" calcext:value-type="float">
            <text:p>3.7479</text:p>
          </table:table-cell>
          <table:table-cell office:value-type="float" office:value="0.440186395309552" calcext:value-type="float">
            <text:p>0.4402</text:p>
          </table:table-cell>
          <table:table-cell office:value-type="float" office:value="0.117450266121426" calcext:value-type="float">
            <text:p>0.1175</text:p>
          </table:table-cell>
          <table:table-cell office:value-type="float" office:value="1.9483278554707" calcext:value-type="float">
            <text:p>1.9483</text:p>
          </table:table-cell>
          <table:table-cell office:value-type="float" office:value="29.3625665303564" calcext:value-type="float">
            <text:p>29.3626</text:p>
          </table:table-cell>
          <table:table-cell office:value-type="float" office:value="1.32599938139091" calcext:value-type="float">
            <text:p>1.3260</text:p>
          </table:table-cell>
          <table:table-cell office:value-type="float" office:value="0.936527800818236" calcext:value-type="float">
            <text:p>0.936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18210</text:p>
          </table:table-cell>
          <table:table-cell office:value-type="string" calcext:value-type="string">
            <text:p>E</text:p>
          </table:table-cell>
          <table:table-cell office:value-type="float" office:value="7.56486087790029" calcext:value-type="float">
            <text:p>7.5649</text:p>
          </table:table-cell>
          <table:table-cell office:value-type="float" office:value="0.893768894096644" calcext:value-type="float">
            <text:p>0.8938</text:p>
          </table:table-cell>
          <table:table-cell office:value-type="float" office:value="0.118147433048989" calcext:value-type="float">
            <text:p>0.1181</text:p>
          </table:table-cell>
          <table:table-cell office:value-type="float" office:value="0.534317914352065" calcext:value-type="float">
            <text:p>0.5343</text:p>
          </table:table-cell>
          <table:table-cell office:value-type="float" office:value="29.5368582622473" calcext:value-type="float">
            <text:p>29.5369</text:p>
          </table:table-cell>
          <table:table-cell office:value-type="float" office:value="2.70663129421472" calcext:value-type="float">
            <text:p>2.7066</text:p>
          </table:table-cell>
          <table:table-cell office:value-type="float" office:value="0.901756401235217" calcext:value-type="float">
            <text:p>0.901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9080</text:p>
          </table:table-cell>
          <table:table-cell office:value-type="string" calcext:value-type="string">
            <text:p>E</text:p>
          </table:table-cell>
          <table:table-cell office:value-type="float" office:value="2.3940651082982" calcext:value-type="float">
            <text:p>2.3941</text:p>
          </table:table-cell>
          <table:table-cell office:value-type="float" office:value="0.283400082454007" calcext:value-type="float">
            <text:p>0.2834</text:p>
          </table:table-cell>
          <table:table-cell office:value-type="float" office:value="0.118376096569679" calcext:value-type="float">
            <text:p>0.1184</text:p>
          </table:table-cell>
          <table:table-cell office:value-type="float" office:value="0.882225726624384" calcext:value-type="float">
            <text:p>0.8822</text:p>
          </table:table-cell>
          <table:table-cell office:value-type="float" office:value="29.5940241424197" calcext:value-type="float">
            <text:p>29.5940</text:p>
          </table:table-cell>
          <table:table-cell office:value-type="float" office:value="2.1224981401623" calcext:value-type="float">
            <text:p>2.1225</text:p>
          </table:table-cell>
          <table:table-cell office:value-type="float" office:value="0.873516234452669" calcext:value-type="float">
            <text:p>0.87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3340</text:p>
          </table:table-cell>
          <table:table-cell office:value-type="string" calcext:value-type="string">
            <text:p>LRX3</text:p>
          </table:table-cell>
          <table:table-cell office:value-type="string" calcext:value-type="string">
            <text:p>E</text:p>
          </table:table-cell>
          <table:table-cell office:value-type="float" office:value="21.1499275008843" calcext:value-type="float">
            <text:p>21.1499</text:p>
          </table:table-cell>
          <table:table-cell office:value-type="float" office:value="2.51490007315034" calcext:value-type="float">
            <text:p>2.5149</text:p>
          </table:table-cell>
          <table:table-cell office:value-type="float" office:value="0.118908212477097" calcext:value-type="float">
            <text:p>0.1189</text:p>
          </table:table-cell>
          <table:table-cell office:value-type="float" office:value="0.889044061849127" calcext:value-type="float">
            <text:p>0.8890</text:p>
          </table:table-cell>
          <table:table-cell office:value-type="float" office:value="29.7270531192743" calcext:value-type="float">
            <text:p>29.7271</text:p>
          </table:table-cell>
          <table:table-cell office:value-type="float" office:value="2.11892770966305" calcext:value-type="float">
            <text:p>2.1189</text:p>
          </table:table-cell>
          <table:table-cell office:value-type="float" office:value="0.877420642307386" calcext:value-type="float">
            <text:p>0.877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9650</text:p>
          </table:table-cell>
          <table:table-cell office:value-type="string" calcext:value-type="string">
            <text:p>E</text:p>
          </table:table-cell>
          <table:table-cell office:value-type="float" office:value="2.48218934441423" calcext:value-type="float">
            <text:p>2.4822</text:p>
          </table:table-cell>
          <table:table-cell office:value-type="float" office:value="0.295801100491901" calcext:value-type="float">
            <text:p>0.2958</text:p>
          </table:table-cell>
          <table:table-cell office:value-type="float" office:value="0.119169434498441" calcext:value-type="float">
            <text:p>0.1192</text:p>
          </table:table-cell>
          <table:table-cell office:value-type="float" office:value="0.381639678165133" calcext:value-type="float">
            <text:p>0.3816</text:p>
          </table:table-cell>
          <table:table-cell office:value-type="float" office:value="29.7923586246104" calcext:value-type="float">
            <text:p>29.7924</text:p>
          </table:table-cell>
          <table:table-cell office:value-type="float" office:value="3.13855404018782" calcext:value-type="float">
            <text:p>3.1386</text:p>
          </table:table-cell>
          <table:table-cell office:value-type="float" office:value="0.812887662212222" calcext:value-type="float">
            <text:p>0.81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45191</text:p>
          </table:table-cell>
          <table:table-cell office:value-type="string" calcext:value-type="string">
            <text:p>BGLU1</text:p>
          </table:table-cell>
          <table:table-cell office:value-type="string" calcext:value-type="string">
            <text:p>L</text:p>
          </table:table-cell>
          <table:table-cell office:value-type="float" office:value="3.26687343085644" calcext:value-type="float">
            <text:p>3.2669</text:p>
          </table:table-cell>
          <table:table-cell office:value-type="float" office:value="0.390707324714919" calcext:value-type="float">
            <text:p>0.3907</text:p>
          </table:table-cell>
          <table:table-cell office:value-type="float" office:value="0.119596713182883" calcext:value-type="float">
            <text:p>0.1196</text:p>
          </table:table-cell>
          <table:table-cell office:value-type="float" office:value="1.63294355686021" calcext:value-type="float">
            <text:p>1.6329</text:p>
          </table:table-cell>
          <table:table-cell office:value-type="float" office:value="29.8991782957207" calcext:value-type="float">
            <text:p>29.8992</text:p>
          </table:table-cell>
          <table:table-cell office:value-type="float" office:value="1.50131118031274" calcext:value-type="float">
            <text:p>1.5013</text:p>
          </table:table-cell>
          <table:table-cell office:value-type="float" office:value="0.898983262825208" calcext:value-type="float">
            <text:p>0.89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1270</text:p>
          </table:table-cell>
          <table:table-cell office:value-type="string" calcext:value-type="string">
            <text:p>BHLH72</text:p>
          </table:table-cell>
          <table:table-cell office:value-type="string" calcext:value-type="string">
            <text:p>L</text:p>
          </table:table-cell>
          <table:table-cell office:value-type="float" office:value="3.2231328807886" calcext:value-type="float">
            <text:p>3.2231</text:p>
          </table:table-cell>
          <table:table-cell office:value-type="float" office:value="0.390546591360655" calcext:value-type="float">
            <text:p>0.3905</text:p>
          </table:table-cell>
          <table:table-cell office:value-type="float" office:value="0.121169869752655" calcext:value-type="float">
            <text:p>0.1212</text:p>
          </table:table-cell>
          <table:table-cell office:value-type="float" office:value="2.92371069683656" calcext:value-type="float">
            <text:p>2.9237</text:p>
          </table:table-cell>
          <table:table-cell office:value-type="float" office:value="30.2924674381638" calcext:value-type="float">
            <text:p>30.2925</text:p>
          </table:table-cell>
          <table:table-cell office:value-type="float" office:value="1.0258060174786" calcext:value-type="float">
            <text:p>1.0258</text:p>
          </table:table-cell>
          <table:table-cell office:value-type="float" office:value="0.879000345775605" calcext:value-type="float">
            <text:p>0.87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2080</text:p>
          </table:table-cell>
          <table:table-cell office:value-type="string" calcext:value-type="string">
            <text:p>emb2738</text:p>
          </table:table-cell>
          <table:table-cell office:value-type="string" calcext:value-type="string">
            <text:p>E</text:p>
          </table:table-cell>
          <table:table-cell office:value-type="float" office:value="18.2613779109084" calcext:value-type="float">
            <text:p>18.2614</text:p>
          </table:table-cell>
          <table:table-cell office:value-type="float" office:value="2.21673479236431" calcext:value-type="float">
            <text:p>2.2167</text:p>
          </table:table-cell>
          <table:table-cell office:value-type="float" office:value="0.121389240350814" calcext:value-type="float">
            <text:p>0.1214</text:p>
          </table:table-cell>
          <table:table-cell office:value-type="float" office:value="4.02801977712451" calcext:value-type="float">
            <text:p>4.0280</text:p>
          </table:table-cell>
          <table:table-cell office:value-type="float" office:value="30.3473100877035" calcext:value-type="float">
            <text:p>30.3473</text:p>
          </table:table-cell>
          <table:table-cell office:value-type="float" office:value="0.810159424063006" calcext:value-type="float">
            <text:p>0.8102</text:p>
          </table:table-cell>
          <table:table-cell office:value-type="float" office:value="0.880124040839089" calcext:value-type="float">
            <text:p>0.88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3260</text:p>
          </table:table-cell>
          <table:table-cell office:value-type="string" calcext:value-type="string">
            <text:p>RAV1</text:p>
          </table:table-cell>
          <table:table-cell office:value-type="string" calcext:value-type="string">
            <text:p>E</text:p>
          </table:table-cell>
          <table:table-cell office:value-type="float" office:value="13.0490662725342" calcext:value-type="float">
            <text:p>13.0491</text:p>
          </table:table-cell>
          <table:table-cell office:value-type="float" office:value="1.58436147698315" calcext:value-type="float">
            <text:p>1.5844</text:p>
          </table:table-cell>
          <table:table-cell office:value-type="float" office:value="0.121415697023313" calcext:value-type="float">
            <text:p>0.1214</text:p>
          </table:table-cell>
          <table:table-cell office:value-type="float" office:value="0.656658643064068" calcext:value-type="float">
            <text:p>0.6567</text:p>
          </table:table-cell>
          <table:table-cell office:value-type="float" office:value="30.3539242558282" calcext:value-type="float">
            <text:p>30.3539</text:p>
          </table:table-cell>
          <table:table-cell office:value-type="float" office:value="2.49120700753854" calcext:value-type="float">
            <text:p>2.4912</text:p>
          </table:table-cell>
          <table:table-cell office:value-type="float" office:value="0.919575984535583" calcext:value-type="float">
            <text:p>0.91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8180</text:p>
          </table:table-cell>
          <table:table-cell office:value-type="string" calcext:value-type="string">
            <text:p>CSLC4</text:p>
          </table:table-cell>
          <table:table-cell office:value-type="string" calcext:value-type="string">
            <text:p>L</text:p>
          </table:table-cell>
          <table:table-cell office:value-type="float" office:value="21.8221122308085" calcext:value-type="float">
            <text:p>21.8221</text:p>
          </table:table-cell>
          <table:table-cell office:value-type="float" office:value="2.69063178130968" calcext:value-type="float">
            <text:p>2.6906</text:p>
          </table:table-cell>
          <table:table-cell office:value-type="float" office:value="0.123298411851766" calcext:value-type="float">
            <text:p>0.1233</text:p>
          </table:table-cell>
          <table:table-cell office:value-type="float" office:value="2.22489764423496" calcext:value-type="float">
            <text:p>2.2249</text:p>
          </table:table-cell>
          <table:table-cell office:value-type="float" office:value="30.8246029629414" calcext:value-type="float">
            <text:p>30.8246</text:p>
          </table:table-cell>
          <table:table-cell office:value-type="float" office:value="1.25425488388786" calcext:value-type="float">
            <text:p>1.2543</text:p>
          </table:table-cell>
          <table:table-cell office:value-type="float" office:value="0.961609153843659" calcext:value-type="float">
            <text:p>0.96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0950</text:p>
          </table:table-cell>
          <table:table-cell office:value-type="string" calcext:value-type="string">
            <text:p>RPP13L4</text:p>
          </table:table-cell>
          <table:table-cell office:value-type="string" calcext:value-type="string">
            <text:p>L</text:p>
          </table:table-cell>
          <table:table-cell office:value-type="float" office:value="9.32896925416355" calcext:value-type="float">
            <text:p>9.3290</text:p>
          </table:table-cell>
          <table:table-cell office:value-type="float" office:value="1.15398510037209" calcext:value-type="float">
            <text:p>1.1540</text:p>
          </table:table-cell>
          <table:table-cell office:value-type="float" office:value="0.123699099968313" calcext:value-type="float">
            <text:p>0.1237</text:p>
          </table:table-cell>
          <table:table-cell office:value-type="float" office:value="4.99999303862628" calcext:value-type="float">
            <text:p>5.0000</text:p>
          </table:table-cell>
          <table:table-cell office:value-type="float" office:value="30.9247749920782" calcext:value-type="float">
            <text:p>30.9248</text:p>
          </table:table-cell>
          <table:table-cell office:value-type="float" office:value="0.694654121782407" calcext:value-type="float">
            <text:p>0.6947</text:p>
          </table:table-cell>
          <table:table-cell office:value-type="float" office:value="0.816911745801928" calcext:value-type="float">
            <text:p>0.816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1560</text:p>
          </table:table-cell>
          <table:table-cell office:value-type="string" calcext:value-type="string">
            <text:p>L</text:p>
          </table:table-cell>
          <table:table-cell office:value-type="float" office:value="17.9638573344795" calcext:value-type="float">
            <text:p>17.9639</text:p>
          </table:table-cell>
          <table:table-cell office:value-type="float" office:value="2.23060003230374" calcext:value-type="float">
            <text:p>2.2306</text:p>
          </table:table-cell>
          <table:table-cell office:value-type="float" office:value="0.124171551286058" calcext:value-type="float">
            <text:p>0.1242</text:p>
          </table:table-cell>
          <table:table-cell office:value-type="float" office:value="4.99999459766412" calcext:value-type="float">
            <text:p>5.0000</text:p>
          </table:table-cell>
          <table:table-cell office:value-type="float" office:value="31.0428878215145" calcext:value-type="float">
            <text:p>31.0429</text:p>
          </table:table-cell>
          <table:table-cell office:value-type="float" office:value="0.696758085162884" calcext:value-type="float">
            <text:p>0.6968</text:p>
          </table:table-cell>
          <table:table-cell office:value-type="float" office:value="0.928331448953098" calcext:value-type="float">
            <text:p>0.92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2320</text:p>
          </table:table-cell>
          <table:table-cell office:value-type="string" calcext:value-type="string">
            <text:p>T2E22.34</text:p>
          </table:table-cell>
          <table:table-cell office:value-type="string" calcext:value-type="string">
            <text:p>E</text:p>
          </table:table-cell>
          <table:table-cell office:value-type="float" office:value="10.3415100185788" calcext:value-type="float">
            <text:p>10.3415</text:p>
          </table:table-cell>
          <table:table-cell office:value-type="float" office:value="1.2916923053757" calcext:value-type="float">
            <text:p>1.2917</text:p>
          </table:table-cell>
          <table:table-cell office:value-type="float" office:value="0.124903645894569" calcext:value-type="float">
            <text:p>0.1249</text:p>
          </table:table-cell>
          <table:table-cell office:value-type="float" office:value="0.724157032371972" calcext:value-type="float">
            <text:p>0.7242</text:p>
          </table:table-cell>
          <table:table-cell office:value-type="float" office:value="31.2259114736422" calcext:value-type="float">
            <text:p>31.2259</text:p>
          </table:table-cell>
          <table:table-cell office:value-type="float" office:value="2.40926490674664" calcext:value-type="float">
            <text:p>2.4093</text:p>
          </table:table-cell>
          <table:table-cell office:value-type="float" office:value="0.926433197623534" calcext:value-type="float">
            <text:p>0.926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6990</text:p>
          </table:table-cell>
          <table:table-cell office:value-type="string" calcext:value-type="string">
            <text:p>E</text:p>
          </table:table-cell>
          <table:table-cell office:value-type="float" office:value="0.935257829164846" calcext:value-type="float">
            <text:p>0.9353</text:p>
          </table:table-cell>
          <table:table-cell office:value-type="float" office:value="0.117272903389036" calcext:value-type="float">
            <text:p>0.1173</text:p>
          </table:table-cell>
          <table:table-cell office:value-type="float" office:value="0.125390988166073" calcext:value-type="float">
            <text:p>0.1254</text:p>
          </table:table-cell>
          <table:table-cell office:value-type="float" office:value="0.6891285470324" calcext:value-type="float">
            <text:p>0.6891</text:p>
          </table:table-cell>
          <table:table-cell office:value-type="float" office:value="31.3477470415181" calcext:value-type="float">
            <text:p>31.3477</text:p>
          </table:table-cell>
          <table:table-cell office:value-type="float" office:value="2.47220099487953" calcext:value-type="float">
            <text:p>2.4722</text:p>
          </table:table-cell>
          <table:table-cell office:value-type="float" office:value="0.945737878887799" calcext:value-type="float">
            <text:p>0.94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1120</text:p>
          </table:table-cell>
          <table:table-cell office:value-type="string" calcext:value-type="string">
            <text:p>IGMT2</text:p>
          </table:table-cell>
          <table:table-cell office:value-type="string" calcext:value-type="string">
            <text:p>L</text:p>
          </table:table-cell>
          <table:table-cell office:value-type="float" office:value="2.88046463375354" calcext:value-type="float">
            <text:p>2.8805</text:p>
          </table:table-cell>
          <table:table-cell office:value-type="float" office:value="0.361992071746319" calcext:value-type="float">
            <text:p>0.3620</text:p>
          </table:table-cell>
          <table:table-cell office:value-type="float" office:value="0.125671416862566" calcext:value-type="float">
            <text:p>0.1257</text:p>
          </table:table-cell>
          <table:table-cell office:value-type="float" office:value="2.17600305331197" calcext:value-type="float">
            <text:p>2.1760</text:p>
          </table:table-cell>
          <table:table-cell office:value-type="float" office:value="31.4178542156414" calcext:value-type="float">
            <text:p>31.4179</text:p>
          </table:table-cell>
          <table:table-cell office:value-type="float" office:value="1.28914581146242" calcext:value-type="float">
            <text:p>1.2891</text:p>
          </table:table-cell>
          <table:table-cell office:value-type="float" office:value="0.873530367969958" calcext:value-type="float">
            <text:p>0.873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01540</text:p>
          </table:table-cell>
          <table:table-cell office:value-type="string" calcext:value-type="string">
            <text:p>L</text:p>
          </table:table-cell>
          <table:table-cell office:value-type="float" office:value="11.5556687863009" calcext:value-type="float">
            <text:p>11.5557</text:p>
          </table:table-cell>
          <table:table-cell office:value-type="float" office:value="1.45974706218324" calcext:value-type="float">
            <text:p>1.4597</text:p>
          </table:table-cell>
          <table:table-cell office:value-type="float" office:value="0.126323027180716" calcext:value-type="float">
            <text:p>0.1263</text:p>
          </table:table-cell>
          <table:table-cell office:value-type="float" office:value="4.99997608938593" calcext:value-type="float">
            <text:p>5.0000</text:p>
          </table:table-cell>
          <table:table-cell office:value-type="float" office:value="31.580756795179" calcext:value-type="float">
            <text:p>31.5808</text:p>
          </table:table-cell>
          <table:table-cell office:value-type="float" office:value="0.706303466406138" calcext:value-type="float">
            <text:p>0.7063</text:p>
          </table:table-cell>
          <table:table-cell office:value-type="float" office:value="0.823171848092225" calcext:value-type="float">
            <text:p>0.823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23360</text:p>
          </table:table-cell>
          <table:table-cell office:value-type="string" calcext:value-type="string">
            <text:p>L</text:p>
          </table:table-cell>
          <table:table-cell office:value-type="float" office:value="2.46614669218008" calcext:value-type="float">
            <text:p>2.4661</text:p>
          </table:table-cell>
          <table:table-cell office:value-type="float" office:value="0.311801055111195" calcext:value-type="float">
            <text:p>0.3118</text:p>
          </table:table-cell>
          <table:table-cell office:value-type="float" office:value="0.126432485180175" calcext:value-type="float">
            <text:p>0.1264</text:p>
          </table:table-cell>
          <table:table-cell office:value-type="float" office:value="2.29865836260786" calcext:value-type="float">
            <text:p>2.2987</text:p>
          </table:table-cell>
          <table:table-cell office:value-type="float" office:value="31.6081212950437" calcext:value-type="float">
            <text:p>31.6081</text:p>
          </table:table-cell>
          <table:table-cell office:value-type="float" office:value="1.24796897068298" calcext:value-type="float">
            <text:p>1.2480</text:p>
          </table:table-cell>
          <table:table-cell office:value-type="float" office:value="0.952491893566515" calcext:value-type="float">
            <text:p>0.95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01670</text:p>
          </table:table-cell>
          <table:table-cell office:value-type="string" calcext:value-type="string">
            <text:p>NUDT17</text:p>
          </table:table-cell>
          <table:table-cell office:value-type="string" calcext:value-type="string">
            <text:p>L</text:p>
          </table:table-cell>
          <table:table-cell office:value-type="float" office:value="27.0652451304491" calcext:value-type="float">
            <text:p>27.0652</text:p>
          </table:table-cell>
          <table:table-cell office:value-type="float" office:value="3.44149874237069" calcext:value-type="float">
            <text:p>3.4415</text:p>
          </table:table-cell>
          <table:table-cell office:value-type="float" office:value="0.127155646504709" calcext:value-type="float">
            <text:p>0.1272</text:p>
          </table:table-cell>
          <table:table-cell office:value-type="float" office:value="4.99999347560492" calcext:value-type="float">
            <text:p>5.0000</text:p>
          </table:table-cell>
          <table:table-cell office:value-type="float" office:value="31.7889116261772" calcext:value-type="float">
            <text:p>31.7889</text:p>
          </table:table-cell>
          <table:table-cell office:value-type="float" office:value="0.709977902630339" calcext:value-type="float">
            <text:p>0.7100</text:p>
          </table:table-cell>
          <table:table-cell office:value-type="float" office:value="0.927351153578347" calcext:value-type="float">
            <text:p>0.927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4530</text:p>
          </table:table-cell>
          <table:table-cell office:value-type="string" calcext:value-type="string">
            <text:p>L</text:p>
          </table:table-cell>
          <table:table-cell office:value-type="float" office:value="12.6396363059824" calcext:value-type="float">
            <text:p>12.6396</text:p>
          </table:table-cell>
          <table:table-cell office:value-type="float" office:value="1.60874036852886" calcext:value-type="float">
            <text:p>1.6087</text:p>
          </table:table-cell>
          <table:table-cell office:value-type="float" office:value="0.127277425519549" calcext:value-type="float">
            <text:p>0.1273</text:p>
          </table:table-cell>
          <table:table-cell office:value-type="float" office:value="3.07703547005686" calcext:value-type="float">
            <text:p>3.0770</text:p>
          </table:table-cell>
          <table:table-cell office:value-type="float" office:value="31.8193563798872" calcext:value-type="float">
            <text:p>31.8194</text:p>
          </table:table-cell>
          <table:table-cell office:value-type="float" office:value="1.02438444247726" calcext:value-type="float">
            <text:p>1.0244</text:p>
          </table:table-cell>
          <table:table-cell office:value-type="float" office:value="0.941422172897528" calcext:value-type="float">
            <text:p>0.94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9030</text:p>
          </table:table-cell>
          <table:table-cell office:value-type="string" calcext:value-type="string">
            <text:p>COPT1</text:p>
          </table:table-cell>
          <table:table-cell office:value-type="string" calcext:value-type="string">
            <text:p>L</text:p>
          </table:table-cell>
          <table:table-cell office:value-type="float" office:value="43.6397765180033" calcext:value-type="float">
            <text:p>43.6398</text:p>
          </table:table-cell>
          <table:table-cell office:value-type="float" office:value="5.59233608774416" calcext:value-type="float">
            <text:p>5.5923</text:p>
          </table:table-cell>
          <table:table-cell office:value-type="float" office:value="0.12814767934105" calcext:value-type="float">
            <text:p>0.1281</text:p>
          </table:table-cell>
          <table:table-cell office:value-type="float" office:value="4.99999442608925" calcext:value-type="float">
            <text:p>5.0000</text:p>
          </table:table-cell>
          <table:table-cell office:value-type="float" office:value="32.0369198352625" calcext:value-type="float">
            <text:p>32.0369</text:p>
          </table:table-cell>
          <table:table-cell office:value-type="float" office:value="0.714345858471687" calcext:value-type="float">
            <text:p>0.7143</text:p>
          </table:table-cell>
          <table:table-cell office:value-type="float" office:value="0.813634439035547" calcext:value-type="float">
            <text:p>0.81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52290</text:p>
          </table:table-cell>
          <table:table-cell office:value-type="string" calcext:value-type="string">
            <text:p>PERK15</text:p>
          </table:table-cell>
          <table:table-cell office:value-type="string" calcext:value-type="string">
            <text:p>L</text:p>
          </table:table-cell>
          <table:table-cell office:value-type="float" office:value="2.98635687248791" calcext:value-type="float">
            <text:p>2.9864</text:p>
          </table:table-cell>
          <table:table-cell office:value-type="float" office:value="0.382935785074986" calcext:value-type="float">
            <text:p>0.3829</text:p>
          </table:table-cell>
          <table:table-cell office:value-type="float" office:value="0.128228407195007" calcext:value-type="float">
            <text:p>0.1282</text:p>
          </table:table-cell>
          <table:table-cell office:value-type="float" office:value="4.9999953036071" calcext:value-type="float">
            <text:p>5.0000</text:p>
          </table:table-cell>
          <table:table-cell office:value-type="float" office:value="32.0571017987517" calcext:value-type="float">
            <text:p>32.0571</text:p>
          </table:table-cell>
          <table:table-cell office:value-type="float" office:value="0.714700634623373" calcext:value-type="float">
            <text:p>0.7147</text:p>
          </table:table-cell>
          <table:table-cell office:value-type="float" office:value="0.807845966949675" calcext:value-type="float">
            <text:p>0.807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7200</text:p>
          </table:table-cell>
          <table:table-cell office:value-type="string" calcext:value-type="string">
            <text:p>E</text:p>
          </table:table-cell>
          <table:table-cell office:value-type="float" office:value="4.57931050702411" calcext:value-type="float">
            <text:p>4.5793</text:p>
          </table:table-cell>
          <table:table-cell office:value-type="float" office:value="0.591742274109758" calcext:value-type="float">
            <text:p>0.5917</text:p>
          </table:table-cell>
          <table:table-cell office:value-type="float" office:value="0.129220823353668" calcext:value-type="float">
            <text:p>0.1292</text:p>
          </table:table-cell>
          <table:table-cell office:value-type="float" office:value="1.0239754076473" calcext:value-type="float">
            <text:p>1.0240</text:p>
          </table:table-cell>
          <table:table-cell office:value-type="float" office:value="32.305205838417" calcext:value-type="float">
            <text:p>32.3052</text:p>
          </table:table-cell>
          <table:table-cell office:value-type="float" office:value="2.05480716608484" calcext:value-type="float">
            <text:p>2.0548</text:p>
          </table:table-cell>
          <table:table-cell office:value-type="float" office:value="0.866015488418925" calcext:value-type="float">
            <text:p>0.86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05940</text:p>
          </table:table-cell>
          <table:table-cell office:value-type="string" calcext:value-type="string">
            <text:p>RIPK</text:p>
          </table:table-cell>
          <table:table-cell office:value-type="string" calcext:value-type="string">
            <text:p>L</text:p>
          </table:table-cell>
          <table:table-cell office:value-type="float" office:value="6.45549384290528" calcext:value-type="float">
            <text:p>6.4555</text:p>
          </table:table-cell>
          <table:table-cell office:value-type="float" office:value="0.839301121757902" calcext:value-type="float">
            <text:p>0.8393</text:p>
          </table:table-cell>
          <table:table-cell office:value-type="float" office:value="0.130013464838219" calcext:value-type="float">
            <text:p>0.1300</text:p>
          </table:table-cell>
          <table:table-cell office:value-type="float" office:value="4.99999316417283" calcext:value-type="float">
            <text:p>5.0000</text:p>
          </table:table-cell>
          <table:table-cell office:value-type="float" office:value="32.5033662095547" calcext:value-type="float">
            <text:p>32.5034</text:p>
          </table:table-cell>
          <table:table-cell office:value-type="float" office:value="0.722525665949173" calcext:value-type="float">
            <text:p>0.7225</text:p>
          </table:table-cell>
          <table:table-cell office:value-type="float" office:value="0.856330468473379" calcext:value-type="float">
            <text:p>0.856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7900</text:p>
          </table:table-cell>
          <table:table-cell office:value-type="string" calcext:value-type="string">
            <text:p>L</text:p>
          </table:table-cell>
          <table:table-cell office:value-type="float" office:value="4.07079943269654" calcext:value-type="float">
            <text:p>4.0708</text:p>
          </table:table-cell>
          <table:table-cell office:value-type="float" office:value="0.534851408459659" calcext:value-type="float">
            <text:p>0.5349</text:p>
          </table:table-cell>
          <table:table-cell office:value-type="float" office:value="0.131387315268777" calcext:value-type="float">
            <text:p>0.1314</text:p>
          </table:table-cell>
          <table:table-cell office:value-type="float" office:value="3.4815667951727" calcext:value-type="float">
            <text:p>3.4816</text:p>
          </table:table-cell>
          <table:table-cell office:value-type="float" office:value="32.8468288171942" calcext:value-type="float">
            <text:p>32.8468</text:p>
          </table:table-cell>
          <table:table-cell office:value-type="float" office:value="0.958619711729269" calcext:value-type="float">
            <text:p>0.9586</text:p>
          </table:table-cell>
          <table:table-cell office:value-type="float" office:value="0.84642294645743" calcext:value-type="float">
            <text:p>0.84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0170</text:p>
          </table:table-cell>
          <table:table-cell office:value-type="string" calcext:value-type="string">
            <text:p>GALS3</text:p>
          </table:table-cell>
          <table:table-cell office:value-type="string" calcext:value-type="string">
            <text:p>L</text:p>
          </table:table-cell>
          <table:table-cell office:value-type="float" office:value="8.9643115079066" calcext:value-type="float">
            <text:p>8.9643</text:p>
          </table:table-cell>
          <table:table-cell office:value-type="float" office:value="1.18308177128912" calcext:value-type="float">
            <text:p>1.1831</text:p>
          </table:table-cell>
          <table:table-cell office:value-type="float" office:value="0.131976869639752" calcext:value-type="float">
            <text:p>0.1320</text:p>
          </table:table-cell>
          <table:table-cell office:value-type="float" office:value="4.04847805985023" calcext:value-type="float">
            <text:p>4.0485</text:p>
          </table:table-cell>
          <table:table-cell office:value-type="float" office:value="32.994217409938" calcext:value-type="float">
            <text:p>32.9942</text:p>
          </table:table-cell>
          <table:table-cell office:value-type="float" office:value="0.859952294299674" calcext:value-type="float">
            <text:p>0.8600</text:p>
          </table:table-cell>
          <table:table-cell office:value-type="float" office:value="0.9752759915008" calcext:value-type="float">
            <text:p>0.97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9440</text:p>
          </table:table-cell>
          <table:table-cell office:value-type="string" calcext:value-type="string">
            <text:p>GSTU6</text:p>
          </table:table-cell>
          <table:table-cell office:value-type="string" calcext:value-type="string">
            <text:p>L</text:p>
          </table:table-cell>
          <table:table-cell office:value-type="float" office:value="8.047114322519" calcext:value-type="float">
            <text:p>8.0471</text:p>
          </table:table-cell>
          <table:table-cell office:value-type="float" office:value="1.06535323029893" calcext:value-type="float">
            <text:p>1.0654</text:p>
          </table:table-cell>
          <table:table-cell office:value-type="float" office:value="0.132389473741867" calcext:value-type="float">
            <text:p>0.1324</text:p>
          </table:table-cell>
          <table:table-cell office:value-type="float" office:value="4.07022462511031" calcext:value-type="float">
            <text:p>4.0702</text:p>
          </table:table-cell>
          <table:table-cell office:value-type="float" office:value="33.0973684354667" calcext:value-type="float">
            <text:p>33.0974</text:p>
          </table:table-cell>
          <table:table-cell office:value-type="float" office:value="0.858504868608835" calcext:value-type="float">
            <text:p>0.8585</text:p>
          </table:table-cell>
          <table:table-cell office:value-type="float" office:value="0.857024766851833" calcext:value-type="float">
            <text:p>0.857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19240</text:p>
          </table:table-cell>
          <table:table-cell office:value-type="string" calcext:value-type="string">
            <text:p>L</text:p>
          </table:table-cell>
          <table:table-cell office:value-type="float" office:value="20.7607967115567" calcext:value-type="float">
            <text:p>20.7608</text:p>
          </table:table-cell>
          <table:table-cell office:value-type="float" office:value="2.78159213833913" calcext:value-type="float">
            <text:p>2.7816</text:p>
          </table:table-cell>
          <table:table-cell office:value-type="float" office:value="0.13398291871866" calcext:value-type="float">
            <text:p>0.1340</text:p>
          </table:table-cell>
          <table:table-cell office:value-type="float" office:value="0.441559876785936" calcext:value-type="float">
            <text:p>0.4416</text:p>
          </table:table-cell>
          <table:table-cell office:value-type="float" office:value="33.495729679665" calcext:value-type="float">
            <text:p>33.4957</text:p>
          </table:table-cell>
          <table:table-cell office:value-type="float" office:value="3.10194802090646" calcext:value-type="float">
            <text:p>3.1019</text:p>
          </table:table-cell>
          <table:table-cell office:value-type="float" office:value="0.839349694890512" calcext:value-type="float">
            <text:p>0.83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3760</text:p>
          </table:table-cell>
          <table:table-cell office:value-type="string" calcext:value-type="string">
            <text:p>KCS19</text:p>
          </table:table-cell>
          <table:table-cell office:value-type="string" calcext:value-type="string">
            <text:p>L</text:p>
          </table:table-cell>
          <table:table-cell office:value-type="float" office:value="30.6507067052567" calcext:value-type="float">
            <text:p>30.6507</text:p>
          </table:table-cell>
          <table:table-cell office:value-type="float" office:value="4.11512064633722" calcext:value-type="float">
            <text:p>4.1151</text:p>
          </table:table-cell>
          <table:table-cell office:value-type="float" office:value="0.134258589399228" calcext:value-type="float">
            <text:p>0.1343</text:p>
          </table:table-cell>
          <table:table-cell office:value-type="float" office:value="4.99999441613797" calcext:value-type="float">
            <text:p>5.0000</text:p>
          </table:table-cell>
          <table:table-cell office:value-type="float" office:value="33.564647349807" calcext:value-type="float">
            <text:p>33.5646</text:p>
          </table:table-cell>
          <table:table-cell office:value-type="float" office:value="0.740965280681907" calcext:value-type="float">
            <text:p>0.7410</text:p>
          </table:table-cell>
          <table:table-cell office:value-type="float" office:value="0.874217873895516" calcext:value-type="float">
            <text:p>0.87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3500</text:p>
          </table:table-cell>
          <table:table-cell office:value-type="string" calcext:value-type="string">
            <text:p>MKK9</text:p>
          </table:table-cell>
          <table:table-cell office:value-type="string" calcext:value-type="string">
            <text:p>L</text:p>
          </table:table-cell>
          <table:table-cell office:value-type="float" office:value="7.38957288158928" calcext:value-type="float">
            <text:p>7.3896</text:p>
          </table:table-cell>
          <table:table-cell office:value-type="float" office:value="0.99448689518487" calcext:value-type="float">
            <text:p>0.9945</text:p>
          </table:table-cell>
          <table:table-cell office:value-type="float" office:value="0.13457975327134" calcext:value-type="float">
            <text:p>0.1346</text:p>
          </table:table-cell>
          <table:table-cell office:value-type="float" office:value="2.69376194379161" calcext:value-type="float">
            <text:p>2.6938</text:p>
          </table:table-cell>
          <table:table-cell office:value-type="float" office:value="33.644938317835" calcext:value-type="float">
            <text:p>33.6449</text:p>
          </table:table-cell>
          <table:table-cell office:value-type="float" office:value="1.16928012811616" calcext:value-type="float">
            <text:p>1.1693</text:p>
          </table:table-cell>
          <table:table-cell office:value-type="float" office:value="0.823584317108512" calcext:value-type="float">
            <text:p>0.82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8690</text:p>
          </table:table-cell>
          <table:table-cell office:value-type="string" calcext:value-type="string">
            <text:p>PERK9</text:p>
          </table:table-cell>
          <table:table-cell office:value-type="string" calcext:value-type="string">
            <text:p>E</text:p>
          </table:table-cell>
          <table:table-cell office:value-type="float" office:value="1.13999220553084" calcext:value-type="float">
            <text:p>1.1400</text:p>
          </table:table-cell>
          <table:table-cell office:value-type="float" office:value="0.153491757516269" calcext:value-type="float">
            <text:p>0.1535</text:p>
          </table:table-cell>
          <table:table-cell office:value-type="float" office:value="0.134642813145196" calcext:value-type="float">
            <text:p>0.1346</text:p>
          </table:table-cell>
          <table:table-cell office:value-type="float" office:value="1.58790184191487" calcext:value-type="float">
            <text:p>1.5879</text:p>
          </table:table-cell>
          <table:table-cell office:value-type="float" office:value="33.6607032862991" calcext:value-type="float">
            <text:p>33.6607</text:p>
          </table:table-cell>
          <table:table-cell office:value-type="float" office:value="1.64146403083" calcext:value-type="float">
            <text:p>1.6415</text:p>
          </table:table-cell>
          <table:table-cell office:value-type="float" office:value="0.866334055933426" calcext:value-type="float">
            <text:p>0.86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9780</text:p>
          </table:table-cell>
          <table:table-cell office:value-type="string" calcext:value-type="string">
            <text:p>CCR1</text:p>
          </table:table-cell>
          <table:table-cell office:value-type="string" calcext:value-type="string">
            <text:p>L</text:p>
          </table:table-cell>
          <table:table-cell office:value-type="float" office:value="1.61614583325138" calcext:value-type="float">
            <text:p>1.6161</text:p>
          </table:table-cell>
          <table:table-cell office:value-type="float" office:value="0.218822272104074" calcext:value-type="float">
            <text:p>0.2188</text:p>
          </table:table-cell>
          <table:table-cell office:value-type="float" office:value="0.135397603113479" calcext:value-type="float">
            <text:p>0.1354</text:p>
          </table:table-cell>
          <table:table-cell office:value-type="float" office:value="4.99999873363431" calcext:value-type="float">
            <text:p>5.0000</text:p>
          </table:table-cell>
          <table:table-cell office:value-type="float" office:value="33.8494007783698" calcext:value-type="float">
            <text:p>33.8494</text:p>
          </table:table-cell>
          <table:table-cell office:value-type="float" office:value="0.745872526366301" calcext:value-type="float">
            <text:p>0.7459</text:p>
          </table:table-cell>
          <table:table-cell office:value-type="float" office:value="0.899787206139809" calcext:value-type="float">
            <text:p>0.89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9300</text:p>
          </table:table-cell>
          <table:table-cell office:value-type="string" calcext:value-type="string">
            <text:p>GATA16</text:p>
          </table:table-cell>
          <table:table-cell office:value-type="string" calcext:value-type="string">
            <text:p>L</text:p>
          </table:table-cell>
          <table:table-cell office:value-type="float" office:value="6.44894580222609" calcext:value-type="float">
            <text:p>6.4489</text:p>
          </table:table-cell>
          <table:table-cell office:value-type="float" office:value="0.876026683328075" calcext:value-type="float">
            <text:p>0.8760</text:p>
          </table:table-cell>
          <table:table-cell office:value-type="float" office:value="0.135840292381692" calcext:value-type="float">
            <text:p>0.1358</text:p>
          </table:table-cell>
          <table:table-cell office:value-type="float" office:value="3.7723825675806" calcext:value-type="float">
            <text:p>3.7724</text:p>
          </table:table-cell>
          <table:table-cell office:value-type="float" office:value="33.9600730954229" calcext:value-type="float">
            <text:p>33.9601</text:p>
          </table:table-cell>
          <table:table-cell office:value-type="float" office:value="0.926173114315764" calcext:value-type="float">
            <text:p>0.9262</text:p>
          </table:table-cell>
          <table:table-cell office:value-type="float" office:value="0.86391312094524" calcext:value-type="float">
            <text:p>0.86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6970</text:p>
          </table:table-cell>
          <table:table-cell office:value-type="string" calcext:value-type="string">
            <text:p>PIL1</text:p>
          </table:table-cell>
          <table:table-cell office:value-type="string" calcext:value-type="string">
            <text:p>L</text:p>
          </table:table-cell>
          <table:table-cell office:value-type="float" office:value="4.44805206849114" calcext:value-type="float">
            <text:p>4.4481</text:p>
          </table:table-cell>
          <table:table-cell office:value-type="float" office:value="0.607182408473338" calcext:value-type="float">
            <text:p>0.6072</text:p>
          </table:table-cell>
          <table:table-cell office:value-type="float" office:value="0.136505238500795" calcext:value-type="float">
            <text:p>0.1365</text:p>
          </table:table-cell>
          <table:table-cell office:value-type="float" office:value="0.980295406499716" calcext:value-type="float">
            <text:p>0.9803</text:p>
          </table:table-cell>
          <table:table-cell office:value-type="float" office:value="34.1263096251987" calcext:value-type="float">
            <text:p>34.1263</text:p>
          </table:table-cell>
          <table:table-cell office:value-type="float" office:value="2.16389385036347" calcext:value-type="float">
            <text:p>2.1639</text:p>
          </table:table-cell>
          <table:table-cell office:value-type="float" office:value="0.871661622607214" calcext:value-type="float">
            <text:p>0.87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22250</text:p>
          </table:table-cell>
          <table:table-cell office:value-type="string" calcext:value-type="string">
            <text:p>CAF1-11</text:p>
          </table:table-cell>
          <table:table-cell office:value-type="string" calcext:value-type="string">
            <text:p>L</text:p>
          </table:table-cell>
          <table:table-cell office:value-type="float" office:value="4.42511142782814" calcext:value-type="float">
            <text:p>4.4251</text:p>
          </table:table-cell>
          <table:table-cell office:value-type="float" office:value="0.605202015834124" calcext:value-type="float">
            <text:p>0.6052</text:p>
          </table:table-cell>
          <table:table-cell office:value-type="float" office:value="0.136765373189972" calcext:value-type="float">
            <text:p>0.1368</text:p>
          </table:table-cell>
          <table:table-cell office:value-type="float" office:value="4.51671122020519" calcext:value-type="float">
            <text:p>4.5167</text:p>
          </table:table-cell>
          <table:table-cell office:value-type="float" office:value="34.1913432974929" calcext:value-type="float">
            <text:p>34.1913</text:p>
          </table:table-cell>
          <table:table-cell office:value-type="float" office:value="0.813111271008226" calcext:value-type="float">
            <text:p>0.8131</text:p>
          </table:table-cell>
          <table:table-cell office:value-type="float" office:value="0.882622969856909" calcext:value-type="float">
            <text:p>0.88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8773</text:p>
          </table:table-cell>
          <table:table-cell office:value-type="string" calcext:value-type="string">
            <text:p>ATL77</text:p>
          </table:table-cell>
          <table:table-cell office:value-type="string" calcext:value-type="string">
            <text:p>E</text:p>
          </table:table-cell>
          <table:table-cell office:value-type="float" office:value="2.84550073851201" calcext:value-type="float">
            <text:p>2.8455</text:p>
          </table:table-cell>
          <table:table-cell office:value-type="float" office:value="0.39291914669571" calcext:value-type="float">
            <text:p>0.3929</text:p>
          </table:table-cell>
          <table:table-cell office:value-type="float" office:value="0.138084359416184" calcext:value-type="float">
            <text:p>0.1381</text:p>
          </table:table-cell>
          <table:table-cell office:value-type="float" office:value="0.537303764015078" calcext:value-type="float">
            <text:p>0.5373</text:p>
          </table:table-cell>
          <table:table-cell office:value-type="float" office:value="34.5210898540461" calcext:value-type="float">
            <text:p>34.5211</text:p>
          </table:table-cell>
          <table:table-cell office:value-type="float" office:value="2.8923665442886" calcext:value-type="float">
            <text:p>2.8924</text:p>
          </table:table-cell>
          <table:table-cell office:value-type="float" office:value="0.922905433788829" calcext:value-type="float">
            <text:p>0.92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2920</text:p>
          </table:table-cell>
          <table:table-cell office:value-type="string" calcext:value-type="string">
            <text:p>BRG3</text:p>
          </table:table-cell>
          <table:table-cell office:value-type="string" calcext:value-type="string">
            <text:p>L</text:p>
          </table:table-cell>
          <table:table-cell office:value-type="float" office:value="8.94128188725343" calcext:value-type="float">
            <text:p>8.9413</text:p>
          </table:table-cell>
          <table:table-cell office:value-type="float" office:value="1.23982646402679" calcext:value-type="float">
            <text:p>1.2398</text:p>
          </table:table-cell>
          <table:table-cell office:value-type="float" office:value="0.138663167055975" calcext:value-type="float">
            <text:p>0.1387</text:p>
          </table:table-cell>
          <table:table-cell office:value-type="float" office:value="2.34143459851715" calcext:value-type="float">
            <text:p>2.3414</text:p>
          </table:table-cell>
          <table:table-cell office:value-type="float" office:value="34.6657917639938" calcext:value-type="float">
            <text:p>34.6658</text:p>
          </table:table-cell>
          <table:table-cell office:value-type="float" office:value="1.31065213407572" calcext:value-type="float">
            <text:p>1.3107</text:p>
          </table:table-cell>
          <table:table-cell office:value-type="float" office:value="0.906027159678861" calcext:value-type="float">
            <text:p>0.90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8100</text:p>
          </table:table-cell>
          <table:table-cell office:value-type="string" calcext:value-type="string">
            <text:p>AUF1</text:p>
          </table:table-cell>
          <table:table-cell office:value-type="string" calcext:value-type="string">
            <text:p>L</text:p>
          </table:table-cell>
          <table:table-cell office:value-type="float" office:value="23.160706225853" calcext:value-type="float">
            <text:p>23.1607</text:p>
          </table:table-cell>
          <table:table-cell office:value-type="float" office:value="3.24175692075374" calcext:value-type="float">
            <text:p>3.2418</text:p>
          </table:table-cell>
          <table:table-cell office:value-type="float" office:value="0.139967965101822" calcext:value-type="float">
            <text:p>0.1400</text:p>
          </table:table-cell>
          <table:table-cell office:value-type="float" office:value="3.92780735900898" calcext:value-type="float">
            <text:p>3.9278</text:p>
          </table:table-cell>
          <table:table-cell office:value-type="float" office:value="34.9919912754554" calcext:value-type="float">
            <text:p>34.9920</text:p>
          </table:table-cell>
          <table:table-cell office:value-type="float" office:value="0.919056664530501" calcext:value-type="float">
            <text:p>0.9191</text:p>
          </table:table-cell>
          <table:table-cell office:value-type="float" office:value="0.845874450670162" calcext:value-type="float">
            <text:p>0.845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06536</text:p>
          </table:table-cell>
          <table:table-cell office:value-type="string" calcext:value-type="string">
            <text:p>E</text:p>
          </table:table-cell>
          <table:table-cell office:value-type="float" office:value="1.97504558735498" calcext:value-type="float">
            <text:p>1.9750</text:p>
          </table:table-cell>
          <table:table-cell office:value-type="float" office:value="0.277045721105754" calcext:value-type="float">
            <text:p>0.2770</text:p>
          </table:table-cell>
          <table:table-cell office:value-type="float" office:value="0.140273076672007" calcext:value-type="float">
            <text:p>0.1403</text:p>
          </table:table-cell>
          <table:table-cell office:value-type="float" office:value="0.462081291707501" calcext:value-type="float">
            <text:p>0.4621</text:p>
          </table:table-cell>
          <table:table-cell office:value-type="float" office:value="35.0682691680017" calcext:value-type="float">
            <text:p>35.0683</text:p>
          </table:table-cell>
          <table:table-cell office:value-type="float" office:value="3.10252361120489" calcext:value-type="float">
            <text:p>3.1025</text:p>
          </table:table-cell>
          <table:table-cell office:value-type="float" office:value="0.854436402152614" calcext:value-type="float">
            <text:p>0.854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4160</text:p>
          </table:table-cell>
          <table:table-cell office:value-type="string" calcext:value-type="string">
            <text:p>L</text:p>
          </table:table-cell>
          <table:table-cell office:value-type="float" office:value="9.48276165985077" calcext:value-type="float">
            <text:p>9.4828</text:p>
          </table:table-cell>
          <table:table-cell office:value-type="float" office:value="1.33857518909592" calcext:value-type="float">
            <text:p>1.3386</text:p>
          </table:table-cell>
          <table:table-cell office:value-type="float" office:value="0.141158792882388" calcext:value-type="float">
            <text:p>0.1412</text:p>
          </table:table-cell>
          <table:table-cell office:value-type="float" office:value="2.32675602219529" calcext:value-type="float">
            <text:p>2.3268</text:p>
          </table:table-cell>
          <table:table-cell office:value-type="float" office:value="35.2896982205969" calcext:value-type="float">
            <text:p>35.2897</text:p>
          </table:table-cell>
          <table:table-cell office:value-type="float" office:value="1.33152806923417" calcext:value-type="float">
            <text:p>1.3315</text:p>
          </table:table-cell>
          <table:table-cell office:value-type="float" office:value="0.901604802440707" calcext:value-type="float">
            <text:p>0.90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1760</text:p>
          </table:table-cell>
          <table:table-cell office:value-type="string" calcext:value-type="string">
            <text:p>UGT71B2</text:p>
          </table:table-cell>
          <table:table-cell office:value-type="string" calcext:value-type="string">
            <text:p>L</text:p>
          </table:table-cell>
          <table:table-cell office:value-type="float" office:value="7.86217741879254" calcext:value-type="float">
            <text:p>7.8622</text:p>
          </table:table-cell>
          <table:table-cell office:value-type="float" office:value="1.11721493259681" calcext:value-type="float">
            <text:p>1.1172</text:p>
          </table:table-cell>
          <table:table-cell office:value-type="float" office:value="0.142099939124548" calcext:value-type="float">
            <text:p>0.1421</text:p>
          </table:table-cell>
          <table:table-cell office:value-type="float" office:value="4.0983533256954" calcext:value-type="float">
            <text:p>4.0984</text:p>
          </table:table-cell>
          <table:table-cell office:value-type="float" office:value="35.524984781137" calcext:value-type="float">
            <text:p>35.5250</text:p>
          </table:table-cell>
          <table:table-cell office:value-type="float" office:value="0.900576011694517" calcext:value-type="float">
            <text:p>0.9006</text:p>
          </table:table-cell>
          <table:table-cell office:value-type="float" office:value="0.889989103452352" calcext:value-type="float">
            <text:p>0.89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3890</text:p>
          </table:table-cell>
          <table:table-cell office:value-type="string" calcext:value-type="string">
            <text:p>YUC5</text:p>
          </table:table-cell>
          <table:table-cell office:value-type="string" calcext:value-type="string">
            <text:p>L</text:p>
          </table:table-cell>
          <table:table-cell office:value-type="float" office:value="0.709240237127915" calcext:value-type="float">
            <text:p>0.7092</text:p>
          </table:table-cell>
          <table:table-cell office:value-type="float" office:value="0.100809294238368" calcext:value-type="float">
            <text:p>0.1008</text:p>
          </table:table-cell>
          <table:table-cell office:value-type="float" office:value="0.142137020661148" calcext:value-type="float">
            <text:p>0.1421</text:p>
          </table:table-cell>
          <table:table-cell office:value-type="float" office:value="0.0734387330781061" calcext:value-type="float">
            <text:p>0.0734</text:p>
          </table:table-cell>
          <table:table-cell office:value-type="float" office:value="35.5342551652871" calcext:value-type="float">
            <text:p>35.5343</text:p>
          </table:table-cell>
          <table:table-cell office:value-type="float" office:value="5.62603776682657" calcext:value-type="float">
            <text:p>5.6260</text:p>
          </table:table-cell>
          <table:table-cell office:value-type="float" office:value="0.806663575194653" calcext:value-type="float">
            <text:p>0.80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4170</text:p>
          </table:table-cell>
          <table:table-cell office:value-type="string" calcext:value-type="string">
            <text:p>GATL8</text:p>
          </table:table-cell>
          <table:table-cell office:value-type="string" calcext:value-type="string">
            <text:p>L</text:p>
          </table:table-cell>
          <table:table-cell office:value-type="float" office:value="25.4536025894589" calcext:value-type="float">
            <text:p>25.4536</text:p>
          </table:table-cell>
          <table:table-cell office:value-type="float" office:value="3.63056826377428" calcext:value-type="float">
            <text:p>3.6306</text:p>
          </table:table-cell>
          <table:table-cell office:value-type="float" office:value="0.142634750857539" calcext:value-type="float">
            <text:p>0.1426</text:p>
          </table:table-cell>
          <table:table-cell office:value-type="float" office:value="3.4235625875684" calcext:value-type="float">
            <text:p>3.4236</text:p>
          </table:table-cell>
          <table:table-cell office:value-type="float" office:value="35.6586877143848" calcext:value-type="float">
            <text:p>35.6587</text:p>
          </table:table-cell>
          <table:table-cell office:value-type="float" office:value="1.02967669947982" calcext:value-type="float">
            <text:p>1.0297</text:p>
          </table:table-cell>
          <table:table-cell office:value-type="float" office:value="0.916821260385203" calcext:value-type="float">
            <text:p>0.91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7860</text:p>
          </table:table-cell>
          <table:table-cell office:value-type="string" calcext:value-type="string">
            <text:p>TIFY6B</text:p>
          </table:table-cell>
          <table:table-cell office:value-type="string" calcext:value-type="string">
            <text:p>L</text:p>
          </table:table-cell>
          <table:table-cell office:value-type="float" office:value="9.18157990181416" calcext:value-type="float">
            <text:p>9.1816</text:p>
          </table:table-cell>
          <table:table-cell office:value-type="float" office:value="1.31072168222129" calcext:value-type="float">
            <text:p>1.3107</text:p>
          </table:table-cell>
          <table:table-cell office:value-type="float" office:value="0.142755571071413" calcext:value-type="float">
            <text:p>0.1428</text:p>
          </table:table-cell>
          <table:table-cell office:value-type="float" office:value="4.99998527004984" calcext:value-type="float">
            <text:p>5.0000</text:p>
          </table:table-cell>
          <table:table-cell office:value-type="float" office:value="35.6888927678533" calcext:value-type="float">
            <text:p>35.6889</text:p>
          </table:table-cell>
          <table:table-cell office:value-type="float" office:value="0.777181885605074" calcext:value-type="float">
            <text:p>0.7772</text:p>
          </table:table-cell>
          <table:table-cell office:value-type="float" office:value="0.829688554222048" calcext:value-type="float">
            <text:p>0.829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6650</text:p>
          </table:table-cell>
          <table:table-cell office:value-type="string" calcext:value-type="string">
            <text:p>E</text:p>
          </table:table-cell>
          <table:table-cell office:value-type="float" office:value="0.906925304904936" calcext:value-type="float">
            <text:p>0.9069</text:p>
          </table:table-cell>
          <table:table-cell office:value-type="float" office:value="0.130140200751167" calcext:value-type="float">
            <text:p>0.1301</text:p>
          </table:table-cell>
          <table:table-cell office:value-type="float" office:value="0.143496052042354" calcext:value-type="float">
            <text:p>0.1435</text:p>
          </table:table-cell>
          <table:table-cell office:value-type="float" office:value="1.19126830316152" calcext:value-type="float">
            <text:p>1.1913</text:p>
          </table:table-cell>
          <table:table-cell office:value-type="float" office:value="35.8740130105886" calcext:value-type="float">
            <text:p>35.8740</text:p>
          </table:table-cell>
          <table:table-cell office:value-type="float" office:value="2.00411064303494" calcext:value-type="float">
            <text:p>2.0041</text:p>
          </table:table-cell>
          <table:table-cell office:value-type="float" office:value="0.865631456884604" calcext:value-type="float">
            <text:p>0.86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25250</text:p>
          </table:table-cell>
          <table:table-cell office:value-type="string" calcext:value-type="string">
            <text:p>FLOT1</text:p>
          </table:table-cell>
          <table:table-cell office:value-type="string" calcext:value-type="string">
            <text:p>L</text:p>
          </table:table-cell>
          <table:table-cell office:value-type="float" office:value="0.674404924896403" calcext:value-type="float">
            <text:p>0.6744</text:p>
          </table:table-cell>
          <table:table-cell office:value-type="float" office:value="0.0983658977686705" calcext:value-type="float">
            <text:p>0.0984</text:p>
          </table:table-cell>
          <table:table-cell office:value-type="float" office:value="0.145855841405341" calcext:value-type="float">
            <text:p>0.1459</text:p>
          </table:table-cell>
          <table:table-cell office:value-type="float" office:value="1.59383895025538" calcext:value-type="float">
            <text:p>1.5938</text:p>
          </table:table-cell>
          <table:table-cell office:value-type="float" office:value="36.4639603513352" calcext:value-type="float">
            <text:p>36.4640</text:p>
          </table:table-cell>
          <table:table-cell office:value-type="float" office:value="1.71712564799545" calcext:value-type="float">
            <text:p>1.7171</text:p>
          </table:table-cell>
          <table:table-cell office:value-type="float" office:value="0.889777223903993" calcext:value-type="float">
            <text:p>0.88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1830</text:p>
          </table:table-cell>
          <table:table-cell office:value-type="string" calcext:value-type="string">
            <text:p>MSRB7</text:p>
          </table:table-cell>
          <table:table-cell office:value-type="string" calcext:value-type="string">
            <text:p>E</text:p>
          </table:table-cell>
          <table:table-cell office:value-type="float" office:value="31.5943783552688" calcext:value-type="float">
            <text:p>31.5944</text:p>
          </table:table-cell>
          <table:table-cell office:value-type="float" office:value="4.63040353561423" calcext:value-type="float">
            <text:p>4.6304</text:p>
          </table:table-cell>
          <table:table-cell office:value-type="float" office:value="0.146557830116067" calcext:value-type="float">
            <text:p>0.1466</text:p>
          </table:table-cell>
          <table:table-cell office:value-type="float" office:value="0.025107379578365" calcext:value-type="float">
            <text:p>0.0251</text:p>
          </table:table-cell>
          <table:table-cell office:value-type="float" office:value="36.6394575290168" calcext:value-type="float">
            <text:p>36.6395</text:p>
          </table:table-cell>
          <table:table-cell office:value-type="float" office:value="7.19899529329245" calcext:value-type="float">
            <text:p>7.1990</text:p>
          </table:table-cell>
          <table:table-cell office:value-type="float" office:value="0.802474226344633" calcext:value-type="float">
            <text:p>0.80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2470</text:p>
          </table:table-cell>
          <table:table-cell office:value-type="string" calcext:value-type="string">
            <text:p>MYB96</text:p>
          </table:table-cell>
          <table:table-cell office:value-type="string" calcext:value-type="string">
            <text:p>E</text:p>
          </table:table-cell>
          <table:table-cell office:value-type="float" office:value="6.02503414379165" calcext:value-type="float">
            <text:p>6.0250</text:p>
          </table:table-cell>
          <table:table-cell office:value-type="float" office:value="0.883269177779435" calcext:value-type="float">
            <text:p>0.8833</text:p>
          </table:table-cell>
          <table:table-cell office:value-type="float" office:value="0.146599862623115" calcext:value-type="float">
            <text:p>0.1466</text:p>
          </table:table-cell>
          <table:table-cell office:value-type="float" office:value="0.707644396036215" calcext:value-type="float">
            <text:p>0.7076</text:p>
          </table:table-cell>
          <table:table-cell office:value-type="float" office:value="36.6499656557788" calcext:value-type="float">
            <text:p>36.6500</text:p>
          </table:table-cell>
          <table:table-cell office:value-type="float" office:value="2.6274084258565" calcext:value-type="float">
            <text:p>2.6274</text:p>
          </table:table-cell>
          <table:table-cell office:value-type="float" office:value="0.872854503968387" calcext:value-type="float">
            <text:p>0.872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24518</text:p>
          </table:table-cell>
          <table:table-cell office:value-type="string" calcext:value-type="string">
            <text:p>E</text:p>
          </table:table-cell>
          <table:table-cell office:value-type="float" office:value="9.20155874107285" calcext:value-type="float">
            <text:p>9.2016</text:p>
          </table:table-cell>
          <table:table-cell office:value-type="float" office:value="1.34983230758661" calcext:value-type="float">
            <text:p>1.3498</text:p>
          </table:table-cell>
          <table:table-cell office:value-type="float" office:value="0.14669604852506" calcext:value-type="float">
            <text:p>0.1467</text:p>
          </table:table-cell>
          <table:table-cell office:value-type="float" office:value="2.91605617835268" calcext:value-type="float">
            <text:p>2.9161</text:p>
          </table:table-cell>
          <table:table-cell office:value-type="float" office:value="36.674012131265" calcext:value-type="float">
            <text:p>36.6740</text:p>
          </table:table-cell>
          <table:table-cell office:value-type="float" office:value="1.17482692002739" calcext:value-type="float">
            <text:p>1.1748</text:p>
          </table:table-cell>
          <table:table-cell office:value-type="float" office:value="0.946267426214648" calcext:value-type="float">
            <text:p>0.94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49940</text:p>
          </table:table-cell>
          <table:table-cell office:value-type="string" calcext:value-type="string">
            <text:p>LBD38</text:p>
          </table:table-cell>
          <table:table-cell office:value-type="string" calcext:value-type="string">
            <text:p>L</text:p>
          </table:table-cell>
          <table:table-cell office:value-type="float" office:value="59.1196970984699" calcext:value-type="float">
            <text:p>59.1197</text:p>
          </table:table-cell>
          <table:table-cell office:value-type="float" office:value="8.67424754554904" calcext:value-type="float">
            <text:p>8.6742</text:p>
          </table:table-cell>
          <table:table-cell office:value-type="float" office:value="0.146723477474879" calcext:value-type="float">
            <text:p>0.1467</text:p>
          </table:table-cell>
          <table:table-cell office:value-type="float" office:value="4.99999365967238" calcext:value-type="float">
            <text:p>5.0000</text:p>
          </table:table-cell>
          <table:table-cell office:value-type="float" office:value="36.6808693687199" calcext:value-type="float">
            <text:p>36.6809</text:p>
          </table:table-cell>
          <table:table-cell office:value-type="float" office:value="0.793786302339744" calcext:value-type="float">
            <text:p>0.7938</text:p>
          </table:table-cell>
          <table:table-cell office:value-type="float" office:value="0.841024872096963" calcext:value-type="float">
            <text:p>0.841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7000</text:p>
          </table:table-cell>
          <table:table-cell office:value-type="string" calcext:value-type="string">
            <text:p>E</text:p>
          </table:table-cell>
          <table:table-cell office:value-type="float" office:value="1.23707384248913" calcext:value-type="float">
            <text:p>1.2371</text:p>
          </table:table-cell>
          <table:table-cell office:value-type="float" office:value="0.181756175315223" calcext:value-type="float">
            <text:p>0.1818</text:p>
          </table:table-cell>
          <table:table-cell office:value-type="float" office:value="0.146924273291163" calcext:value-type="float">
            <text:p>0.1469</text:p>
          </table:table-cell>
          <table:table-cell office:value-type="float" office:value="0.647826007374785" calcext:value-type="float">
            <text:p>0.6478</text:p>
          </table:table-cell>
          <table:table-cell office:value-type="float" office:value="36.7310683227907" calcext:value-type="float">
            <text:p>36.7311</text:p>
          </table:table-cell>
          <table:table-cell office:value-type="float" office:value="2.73766451497291" calcext:value-type="float">
            <text:p>2.7377</text:p>
          </table:table-cell>
          <table:table-cell office:value-type="float" office:value="0.962312807849443" calcext:value-type="float">
            <text:p>0.962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9970</text:p>
          </table:table-cell>
          <table:table-cell office:value-type="string" calcext:value-type="string">
            <text:p>L</text:p>
          </table:table-cell>
          <table:table-cell office:value-type="float" office:value="1.33353093628247" calcext:value-type="float">
            <text:p>1.3335</text:p>
          </table:table-cell>
          <table:table-cell office:value-type="float" office:value="0.197294666009093" calcext:value-type="float">
            <text:p>0.1973</text:p>
          </table:table-cell>
          <table:table-cell office:value-type="float" office:value="0.147949073126941" calcext:value-type="float">
            <text:p>0.1479</text:p>
          </table:table-cell>
          <table:table-cell office:value-type="float" office:value="3.25866545659758" calcext:value-type="float">
            <text:p>3.2587</text:p>
          </table:table-cell>
          <table:table-cell office:value-type="float" office:value="36.9872682817352" calcext:value-type="float">
            <text:p>36.9873</text:p>
          </table:table-cell>
          <table:table-cell office:value-type="float" office:value="1.0942654190355" calcext:value-type="float">
            <text:p>1.0943</text:p>
          </table:table-cell>
          <table:table-cell office:value-type="float" office:value="0.9225617761153" calcext:value-type="float">
            <text:p>0.92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9310</text:p>
          </table:table-cell>
          <table:table-cell office:value-type="string" calcext:value-type="string">
            <text:p>AMC7</text:p>
          </table:table-cell>
          <table:table-cell office:value-type="string" calcext:value-type="string">
            <text:p>E</text:p>
          </table:table-cell>
          <table:table-cell office:value-type="float" office:value="2.97447646495495" calcext:value-type="float">
            <text:p>2.9745</text:p>
          </table:table-cell>
          <table:table-cell office:value-type="float" office:value="0.443829486261451" calcext:value-type="float">
            <text:p>0.4438</text:p>
          </table:table-cell>
          <table:table-cell office:value-type="float" office:value="0.149212640103432" calcext:value-type="float">
            <text:p>0.1492</text:p>
          </table:table-cell>
          <table:table-cell office:value-type="float" office:value="2.93706053083184" calcext:value-type="float">
            <text:p>2.9371</text:p>
          </table:table-cell>
          <table:table-cell office:value-type="float" office:value="37.303160025858" calcext:value-type="float">
            <text:p>37.3032</text:p>
          </table:table-cell>
          <table:table-cell office:value-type="float" office:value="1.18274620523579" calcext:value-type="float">
            <text:p>1.1827</text:p>
          </table:table-cell>
          <table:table-cell office:value-type="float" office:value="0.831957939109558" calcext:value-type="float">
            <text:p>0.83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01180</text:p>
          </table:table-cell>
          <table:table-cell office:value-type="string" calcext:value-type="string">
            <text:p>LPP1</text:p>
          </table:table-cell>
          <table:table-cell office:value-type="string" calcext:value-type="string">
            <text:p>E</text:p>
          </table:table-cell>
          <table:table-cell office:value-type="float" office:value="4.20523096509596" calcext:value-type="float">
            <text:p>4.2052</text:p>
          </table:table-cell>
          <table:table-cell office:value-type="float" office:value="0.63130949460975" calcext:value-type="float">
            <text:p>0.6313</text:p>
          </table:table-cell>
          <table:table-cell office:value-type="float" office:value="0.150124808803538" calcext:value-type="float">
            <text:p>0.1501</text:p>
          </table:table-cell>
          <table:table-cell office:value-type="float" office:value="3.77715016650329" calcext:value-type="float">
            <text:p>3.7772</text:p>
          </table:table-cell>
          <table:table-cell office:value-type="float" office:value="37.5312022008846" calcext:value-type="float">
            <text:p>37.5312</text:p>
          </table:table-cell>
          <table:table-cell office:value-type="float" office:value="0.995403526623924" calcext:value-type="float">
            <text:p>0.9954</text:p>
          </table:table-cell>
          <table:table-cell office:value-type="float" office:value="0.816265389114409" calcext:value-type="float">
            <text:p>0.816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9290</text:p>
          </table:table-cell>
          <table:table-cell office:value-type="string" calcext:value-type="string">
            <text:p>L</text:p>
          </table:table-cell>
          <table:table-cell office:value-type="float" office:value="1.26103481701473" calcext:value-type="float">
            <text:p>1.2610</text:p>
          </table:table-cell>
          <table:table-cell office:value-type="float" office:value="0.19154409948821" calcext:value-type="float">
            <text:p>0.1915</text:p>
          </table:table-cell>
          <table:table-cell office:value-type="float" office:value="0.151894378254881" calcext:value-type="float">
            <text:p>0.1519</text:p>
          </table:table-cell>
          <table:table-cell office:value-type="float" office:value="1.81334906490178" calcext:value-type="float">
            <text:p>1.8133</text:p>
          </table:table-cell>
          <table:table-cell office:value-type="float" office:value="37.9735945637203" calcext:value-type="float">
            <text:p>37.9736</text:p>
          </table:table-cell>
          <table:table-cell office:value-type="float" office:value="1.62952629932838" calcext:value-type="float">
            <text:p>1.6295</text:p>
          </table:table-cell>
          <table:table-cell office:value-type="float" office:value="0.818533704293487" calcext:value-type="float">
            <text:p>0.81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9770</text:p>
          </table:table-cell>
          <table:table-cell office:value-type="string" calcext:value-type="string">
            <text:p>PUP14</text:p>
          </table:table-cell>
          <table:table-cell office:value-type="string" calcext:value-type="string">
            <text:p>E</text:p>
          </table:table-cell>
          <table:table-cell office:value-type="float" office:value="26.0600096929267" calcext:value-type="float">
            <text:p>26.0600</text:p>
          </table:table-cell>
          <table:table-cell office:value-type="float" office:value="4.0050949174213" calcext:value-type="float">
            <text:p>4.0051</text:p>
          </table:table-cell>
          <table:table-cell office:value-type="float" office:value="0.153687391701484" calcext:value-type="float">
            <text:p>0.1537</text:p>
          </table:table-cell>
          <table:table-cell office:value-type="float" office:value="1.72772408466202" calcext:value-type="float">
            <text:p>1.7277</text:p>
          </table:table-cell>
          <table:table-cell office:value-type="float" office:value="38.421847925371" calcext:value-type="float">
            <text:p>38.4218</text:p>
          </table:table-cell>
          <table:table-cell office:value-type="float" office:value="1.68878088616869" calcext:value-type="float">
            <text:p>1.6888</text:p>
          </table:table-cell>
          <table:table-cell office:value-type="float" office:value="0.895336730260084" calcext:value-type="float">
            <text:p>0.89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35710</text:p>
          </table:table-cell>
          <table:table-cell office:value-type="string" calcext:value-type="string">
            <text:p>PGSIP8</text:p>
          </table:table-cell>
          <table:table-cell office:value-type="string" calcext:value-type="string">
            <text:p>E</text:p>
          </table:table-cell>
          <table:table-cell office:value-type="float" office:value="0.816394229004353" calcext:value-type="float">
            <text:p>0.8164</text:p>
          </table:table-cell>
          <table:table-cell office:value-type="float" office:value="0.126222776870529" calcext:value-type="float">
            <text:p>0.1262</text:p>
          </table:table-cell>
          <table:table-cell office:value-type="float" office:value="0.154610079770488" calcext:value-type="float">
            <text:p>0.1546</text:p>
          </table:table-cell>
          <table:table-cell office:value-type="float" office:value="1.14505954719348" calcext:value-type="float">
            <text:p>1.1451</text:p>
          </table:table-cell>
          <table:table-cell office:value-type="float" office:value="38.6525199426221" calcext:value-type="float">
            <text:p>38.6525</text:p>
          </table:table-cell>
          <table:table-cell office:value-type="float" office:value="2.12947768749184" calcext:value-type="float">
            <text:p>2.1295</text:p>
          </table:table-cell>
          <table:table-cell office:value-type="float" office:value="0.834060856413324" calcext:value-type="float">
            <text:p>0.83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9550</text:p>
          </table:table-cell>
          <table:table-cell office:value-type="string" calcext:value-type="string">
            <text:p>AtRDUF2</text:p>
          </table:table-cell>
          <table:table-cell office:value-type="string" calcext:value-type="string">
            <text:p>L</text:p>
          </table:table-cell>
          <table:table-cell office:value-type="float" office:value="5.24448289874212" calcext:value-type="float">
            <text:p>5.2445</text:p>
          </table:table-cell>
          <table:table-cell office:value-type="float" office:value="0.820179935141145" calcext:value-type="float">
            <text:p>0.8202</text:p>
          </table:table-cell>
          <table:table-cell office:value-type="float" office:value="0.156389095164723" calcext:value-type="float">
            <text:p>0.1564</text:p>
          </table:table-cell>
          <table:table-cell office:value-type="float" office:value="4.99999328075279" calcext:value-type="float">
            <text:p>5.0000</text:p>
          </table:table-cell>
          <table:table-cell office:value-type="float" office:value="39.0972737911808" calcext:value-type="float">
            <text:p>39.0973</text:p>
          </table:table-cell>
          <table:table-cell office:value-type="float" office:value="0.833454044544528" calcext:value-type="float">
            <text:p>0.8335</text:p>
          </table:table-cell>
          <table:table-cell office:value-type="float" office:value="0.804902573705993" calcext:value-type="float">
            <text:p>0.80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7260</text:p>
          </table:table-cell>
          <table:table-cell office:value-type="string" calcext:value-type="string">
            <text:p>MYB73</text:p>
          </table:table-cell>
          <table:table-cell office:value-type="string" calcext:value-type="string">
            <text:p>E</text:p>
          </table:table-cell>
          <table:table-cell office:value-type="float" office:value="9.60422168561067" calcext:value-type="float">
            <text:p>9.6042</text:p>
          </table:table-cell>
          <table:table-cell office:value-type="float" office:value="1.5053401544951" calcext:value-type="float">
            <text:p>1.5053</text:p>
          </table:table-cell>
          <table:table-cell office:value-type="float" office:value="0.156737339450468" calcext:value-type="float">
            <text:p>0.1567</text:p>
          </table:table-cell>
          <table:table-cell office:value-type="float" office:value="1.41486170604107" calcext:value-type="float">
            <text:p>1.4149</text:p>
          </table:table-cell>
          <table:table-cell office:value-type="float" office:value="39.184334862617" calcext:value-type="float">
            <text:p>39.1843</text:p>
          </table:table-cell>
          <table:table-cell office:value-type="float" office:value="1.91436613643674" calcext:value-type="float">
            <text:p>1.9144</text:p>
          </table:table-cell>
          <table:table-cell office:value-type="float" office:value="0.970286452458389" calcext:value-type="float">
            <text:p>0.97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7450</text:p>
          </table:table-cell>
          <table:table-cell office:value-type="string" calcext:value-type="string">
            <text:p>AZF1</text:p>
          </table:table-cell>
          <table:table-cell office:value-type="string" calcext:value-type="string">
            <text:p>E</text:p>
          </table:table-cell>
          <table:table-cell office:value-type="float" office:value="1.9120358917955" calcext:value-type="float">
            <text:p>1.9120</text:p>
          </table:table-cell>
          <table:table-cell office:value-type="float" office:value="0.30246266219552" calcext:value-type="float">
            <text:p>0.3025</text:p>
          </table:table-cell>
          <table:table-cell office:value-type="float" office:value="0.158188799432783" calcext:value-type="float">
            <text:p>0.1582</text:p>
          </table:table-cell>
          <table:table-cell office:value-type="float" office:value="2.63788270107901" calcext:value-type="float">
            <text:p>2.6379</text:p>
          </table:table-cell>
          <table:table-cell office:value-type="float" office:value="39.5471998581958" calcext:value-type="float">
            <text:p>39.5472</text:p>
          </table:table-cell>
          <table:table-cell office:value-type="float" office:value="1.32146772420546" calcext:value-type="float">
            <text:p>1.3215</text:p>
          </table:table-cell>
          <table:table-cell office:value-type="float" office:value="0.883505841780055" calcext:value-type="float">
            <text:p>0.883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9980</text:p>
          </table:table-cell>
          <table:table-cell office:value-type="string" calcext:value-type="string">
            <text:p>L</text:p>
          </table:table-cell>
          <table:table-cell office:value-type="float" office:value="2.90389128958067" calcext:value-type="float">
            <text:p>2.9039</text:p>
          </table:table-cell>
          <table:table-cell office:value-type="float" office:value="0.459980605906133" calcext:value-type="float">
            <text:p>0.4600</text:p>
          </table:table-cell>
          <table:table-cell office:value-type="float" office:value="0.15840145516348" calcext:value-type="float">
            <text:p>0.1584</text:p>
          </table:table-cell>
          <table:table-cell office:value-type="float" office:value="1.16605234893089" calcext:value-type="float">
            <text:p>1.1661</text:p>
          </table:table-cell>
          <table:table-cell office:value-type="float" office:value="39.6003637908699" calcext:value-type="float">
            <text:p>39.6004</text:p>
          </table:table-cell>
          <table:table-cell office:value-type="float" office:value="2.13622589204618" calcext:value-type="float">
            <text:p>2.1362</text:p>
          </table:table-cell>
          <table:table-cell office:value-type="float" office:value="0.906708710169531" calcext:value-type="float">
            <text:p>0.906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5860</text:p>
          </table:table-cell>
          <table:table-cell office:value-type="string" calcext:value-type="string">
            <text:p>L</text:p>
          </table:table-cell>
          <table:table-cell office:value-type="float" office:value="15.6159401386764" calcext:value-type="float">
            <text:p>15.6159</text:p>
          </table:table-cell>
          <table:table-cell office:value-type="float" office:value="2.48131682071388" calcext:value-type="float">
            <text:p>2.4813</text:p>
          </table:table-cell>
          <table:table-cell office:value-type="float" office:value="0.158896409609584" calcext:value-type="float">
            <text:p>0.1589</text:p>
          </table:table-cell>
          <table:table-cell office:value-type="float" office:value="2.11618848885284" calcext:value-type="float">
            <text:p>2.1162</text:p>
          </table:table-cell>
          <table:table-cell office:value-type="float" office:value="39.7241024023961" calcext:value-type="float">
            <text:p>39.7241</text:p>
          </table:table-cell>
          <table:table-cell office:value-type="float" office:value="1.52464210084611" calcext:value-type="float">
            <text:p>1.5246</text:p>
          </table:table-cell>
          <table:table-cell office:value-type="float" office:value="0.93094222937898" calcext:value-type="float">
            <text:p>0.93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39050</text:p>
          </table:table-cell>
          <table:table-cell office:value-type="string" calcext:value-type="string">
            <text:p>PMAT1</text:p>
          </table:table-cell>
          <table:table-cell office:value-type="string" calcext:value-type="string">
            <text:p>L</text:p>
          </table:table-cell>
          <table:table-cell office:value-type="float" office:value="11.505592825583" calcext:value-type="float">
            <text:p>11.5056</text:p>
          </table:table-cell>
          <table:table-cell office:value-type="float" office:value="1.84130881668187" calcext:value-type="float">
            <text:p>1.8413</text:p>
          </table:table-cell>
          <table:table-cell office:value-type="float" office:value="0.160035979422778" calcext:value-type="float">
            <text:p>0.1600</text:p>
          </table:table-cell>
          <table:table-cell office:value-type="float" office:value="3.68295109038783" calcext:value-type="float">
            <text:p>3.6830</text:p>
          </table:table-cell>
          <table:table-cell office:value-type="float" office:value="40.0089948556945" calcext:value-type="float">
            <text:p>40.0090</text:p>
          </table:table-cell>
          <table:table-cell office:value-type="float" office:value="1.06096722553291" calcext:value-type="float">
            <text:p>1.0610</text:p>
          </table:table-cell>
          <table:table-cell office:value-type="float" office:value="0.868670876188143" calcext:value-type="float">
            <text:p>0.86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5580</text:p>
          </table:table-cell>
          <table:table-cell office:value-type="string" calcext:value-type="string">
            <text:p>TOPP9</text:p>
          </table:table-cell>
          <table:table-cell office:value-type="string" calcext:value-type="string">
            <text:p>L</text:p>
          </table:table-cell>
          <table:table-cell office:value-type="float" office:value="3.5879832167675" calcext:value-type="float">
            <text:p>3.5880</text:p>
          </table:table-cell>
          <table:table-cell office:value-type="float" office:value="0.574534056172622" calcext:value-type="float">
            <text:p>0.5745</text:p>
          </table:table-cell>
          <table:table-cell office:value-type="float" office:value="0.160127297554707" calcext:value-type="float">
            <text:p>0.1601</text:p>
          </table:table-cell>
          <table:table-cell office:value-type="float" office:value="3.80472926062741" calcext:value-type="float">
            <text:p>3.8047</text:p>
          </table:table-cell>
          <table:table-cell office:value-type="float" office:value="40.0318243886766" calcext:value-type="float">
            <text:p>40.0318</text:p>
          </table:table-cell>
          <table:table-cell office:value-type="float" office:value="1.03714294024188" calcext:value-type="float">
            <text:p>1.0371</text:p>
          </table:table-cell>
          <table:table-cell office:value-type="float" office:value="0.908306420164026" calcext:value-type="float">
            <text:p>0.90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9060</text:p>
          </table:table-cell>
          <table:table-cell office:value-type="string" calcext:value-type="string">
            <text:p>PIF5</text:p>
          </table:table-cell>
          <table:table-cell office:value-type="string" calcext:value-type="string">
            <text:p>L</text:p>
          </table:table-cell>
          <table:table-cell office:value-type="float" office:value="13.5448014375126" calcext:value-type="float">
            <text:p>13.5448</text:p>
          </table:table-cell>
          <table:table-cell office:value-type="float" office:value="2.17128173890525" calcext:value-type="float">
            <text:p>2.1713</text:p>
          </table:table-cell>
          <table:table-cell office:value-type="float" office:value="0.160303696508377" calcext:value-type="float">
            <text:p>0.1603</text:p>
          </table:table-cell>
          <table:table-cell office:value-type="float" office:value="4.9999994322825" calcext:value-type="float">
            <text:p>5.0000</text:p>
          </table:table-cell>
          <table:table-cell office:value-type="float" office:value="40.0759241270942" calcext:value-type="float">
            <text:p>40.0759</text:p>
          </table:table-cell>
          <table:table-cell office:value-type="float" office:value="0.849213525941255" calcext:value-type="float">
            <text:p>0.8492</text:p>
          </table:table-cell>
          <table:table-cell office:value-type="float" office:value="0.906834534143966" calcext:value-type="float">
            <text:p>0.90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46600</text:p>
          </table:table-cell>
          <table:table-cell office:value-type="string" calcext:value-type="string">
            <text:p>SCL30</text:p>
          </table:table-cell>
          <table:table-cell office:value-type="string" calcext:value-type="string">
            <text:p>E</text:p>
          </table:table-cell>
          <table:table-cell office:value-type="float" office:value="10.4416656760021" calcext:value-type="float">
            <text:p>10.4417</text:p>
          </table:table-cell>
          <table:table-cell office:value-type="float" office:value="1.67591459151683" calcext:value-type="float">
            <text:p>1.6759</text:p>
          </table:table-cell>
          <table:table-cell office:value-type="float" office:value="0.160502609786535" calcext:value-type="float">
            <text:p>0.1605</text:p>
          </table:table-cell>
          <table:table-cell office:value-type="float" office:value="4.28957481537647" calcext:value-type="float">
            <text:p>4.2896</text:p>
          </table:table-cell>
          <table:table-cell office:value-type="float" office:value="40.1256524466339" calcext:value-type="float">
            <text:p>40.1257</text:p>
          </table:table-cell>
          <table:table-cell office:value-type="float" office:value="0.952648616705337" calcext:value-type="float">
            <text:p>0.9526</text:p>
          </table:table-cell>
          <table:table-cell office:value-type="float" office:value="0.809367173571841" calcext:value-type="float">
            <text:p>0.809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48745</text:p>
          </table:table-cell>
          <table:table-cell office:value-type="string" calcext:value-type="string">
            <text:p>L</text:p>
          </table:table-cell>
          <table:table-cell office:value-type="float" office:value="5.64866119759638" calcext:value-type="float">
            <text:p>5.6487</text:p>
          </table:table-cell>
          <table:table-cell office:value-type="float" office:value="0.90989595220603" calcext:value-type="float">
            <text:p>0.9099</text:p>
          </table:table-cell>
          <table:table-cell office:value-type="float" office:value="0.161081700667976" calcext:value-type="float">
            <text:p>0.1611</text:p>
          </table:table-cell>
          <table:table-cell office:value-type="float" office:value="4.99999865320589" calcext:value-type="float">
            <text:p>5.0000</text:p>
          </table:table-cell>
          <table:table-cell office:value-type="float" office:value="40.270425166994" calcext:value-type="float">
            <text:p>40.2704</text:p>
          </table:table-cell>
          <table:table-cell office:value-type="float" office:value="0.852325480866539" calcext:value-type="float">
            <text:p>0.8523</text:p>
          </table:table-cell>
          <table:table-cell office:value-type="float" office:value="0.8330644163604" calcext:value-type="float">
            <text:p>0.833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44350</text:p>
          </table:table-cell>
          <table:table-cell office:value-type="string" calcext:value-type="string">
            <text:p>E</text:p>
          </table:table-cell>
          <table:table-cell office:value-type="float" office:value="0.839324615486251" calcext:value-type="float">
            <text:p>0.8393</text:p>
          </table:table-cell>
          <table:table-cell office:value-type="float" office:value="0.138094459686461" calcext:value-type="float">
            <text:p>0.1381</text:p>
          </table:table-cell>
          <table:table-cell office:value-type="float" office:value="0.164530453579582" calcext:value-type="float">
            <text:p>0.1645</text:p>
          </table:table-cell>
          <table:table-cell office:value-type="float" office:value="1.86859728798177" calcext:value-type="float">
            <text:p>1.8686</text:p>
          </table:table-cell>
          <table:table-cell office:value-type="float" office:value="41.1326133948955" calcext:value-type="float">
            <text:p>41.1326</text:p>
          </table:table-cell>
          <table:table-cell office:value-type="float" office:value="1.67863813568356" calcext:value-type="float">
            <text:p>1.6786</text:p>
          </table:table-cell>
          <table:table-cell office:value-type="float" office:value="0.85436485559937" calcext:value-type="float">
            <text:p>0.854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7280</text:p>
          </table:table-cell>
          <table:table-cell office:value-type="string" calcext:value-type="string">
            <text:p>E</text:p>
          </table:table-cell>
          <table:table-cell office:value-type="float" office:value="9.39428937532737" calcext:value-type="float">
            <text:p>9.3943</text:p>
          </table:table-cell>
          <table:table-cell office:value-type="float" office:value="1.55802961877091" calcext:value-type="float">
            <text:p>1.5580</text:p>
          </table:table-cell>
          <table:table-cell office:value-type="float" office:value="0.1658485870004" calcext:value-type="float">
            <text:p>0.1658</text:p>
          </table:table-cell>
          <table:table-cell office:value-type="float" office:value="0.546155386625241" calcext:value-type="float">
            <text:p>0.5462</text:p>
          </table:table-cell>
          <table:table-cell office:value-type="float" office:value="41.4621467500999" calcext:value-type="float">
            <text:p>41.4621</text:p>
          </table:table-cell>
          <table:table-cell office:value-type="float" office:value="3.10293341963346" calcext:value-type="float">
            <text:p>3.1029</text:p>
          </table:table-cell>
          <table:table-cell office:value-type="float" office:value="0.805845627087425" calcext:value-type="float">
            <text:p>0.80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3250</text:p>
          </table:table-cell>
          <table:table-cell office:value-type="string" calcext:value-type="string">
            <text:p>GATL3</text:p>
          </table:table-cell>
          <table:table-cell office:value-type="string" calcext:value-type="string">
            <text:p>L</text:p>
          </table:table-cell>
          <table:table-cell office:value-type="float" office:value="22.3931655395243" calcext:value-type="float">
            <text:p>22.3932</text:p>
          </table:table-cell>
          <table:table-cell office:value-type="float" office:value="3.72851815277534" calcext:value-type="float">
            <text:p>3.7285</text:p>
          </table:table-cell>
          <table:table-cell office:value-type="float" office:value="0.166502504801942" calcext:value-type="float">
            <text:p>0.1665</text:p>
          </table:table-cell>
          <table:table-cell office:value-type="float" office:value="4.24091725260609" calcext:value-type="float">
            <text:p>4.2409</text:p>
          </table:table-cell>
          <table:table-cell office:value-type="float" office:value="41.6256262004856" calcext:value-type="float">
            <text:p>41.6256</text:p>
          </table:table-cell>
          <table:table-cell office:value-type="float" office:value="0.986610536387892" calcext:value-type="float">
            <text:p>0.9866</text:p>
          </table:table-cell>
          <table:table-cell office:value-type="float" office:value="0.967367852694616" calcext:value-type="float">
            <text:p>0.967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41550</text:p>
          </table:table-cell>
          <table:table-cell office:value-type="string" calcext:value-type="string">
            <text:p>E</text:p>
          </table:table-cell>
          <table:table-cell office:value-type="float" office:value="1.79552146716641" calcext:value-type="float">
            <text:p>1.7955</text:p>
          </table:table-cell>
          <table:table-cell office:value-type="float" office:value="0.299680385394666" calcext:value-type="float">
            <text:p>0.2997</text:p>
          </table:table-cell>
          <table:table-cell office:value-type="float" office:value="0.166904373394992" calcext:value-type="float">
            <text:p>0.1669</text:p>
          </table:table-cell>
          <table:table-cell office:value-type="float" office:value="3.80236814926962" calcext:value-type="float">
            <text:p>3.8024</text:p>
          </table:table-cell>
          <table:table-cell office:value-type="float" office:value="41.7260933487479" calcext:value-type="float">
            <text:p>41.7261</text:p>
          </table:table-cell>
          <table:table-cell office:value-type="float" office:value="1.06858222370891" calcext:value-type="float">
            <text:p>1.0686</text:p>
          </table:table-cell>
          <table:table-cell office:value-type="float" office:value="0.864876106765284" calcext:value-type="float">
            <text:p>0.86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4210</text:p>
          </table:table-cell>
          <table:table-cell office:value-type="string" calcext:value-type="string">
            <text:p>ERF9</text:p>
          </table:table-cell>
          <table:table-cell office:value-type="string" calcext:value-type="string">
            <text:p>L</text:p>
          </table:table-cell>
          <table:table-cell office:value-type="float" office:value="6.26192038225903" calcext:value-type="float">
            <text:p>6.2619</text:p>
          </table:table-cell>
          <table:table-cell office:value-type="float" office:value="1.04617228925928" calcext:value-type="float">
            <text:p>1.0462</text:p>
          </table:table-cell>
          <table:table-cell office:value-type="float" office:value="0.16706892221486" calcext:value-type="float">
            <text:p>0.1671</text:p>
          </table:table-cell>
          <table:table-cell office:value-type="float" office:value="4.99999334974432" calcext:value-type="float">
            <text:p>5.0000</text:p>
          </table:table-cell>
          <table:table-cell office:value-type="float" office:value="41.7672305537149" calcext:value-type="float">
            <text:p>41.7672</text:p>
          </table:table-cell>
          <table:table-cell office:value-type="float" office:value="0.876051847601682" calcext:value-type="float">
            <text:p>0.8761</text:p>
          </table:table-cell>
          <table:table-cell office:value-type="float" office:value="0.808788949914081" calcext:value-type="float">
            <text:p>0.80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1790</text:p>
          </table:table-cell>
          <table:table-cell office:value-type="string" calcext:value-type="string">
            <text:p>NDL2</text:p>
          </table:table-cell>
          <table:table-cell office:value-type="string" calcext:value-type="string">
            <text:p>L</text:p>
          </table:table-cell>
          <table:table-cell office:value-type="float" office:value="43.6663186739312" calcext:value-type="float">
            <text:p>43.6663</text:p>
          </table:table-cell>
          <table:table-cell office:value-type="float" office:value="7.36752885775944" calcext:value-type="float">
            <text:p>7.3675</text:p>
          </table:table-cell>
          <table:table-cell office:value-type="float" office:value="0.16872337951763" calcext:value-type="float">
            <text:p>0.1687</text:p>
          </table:table-cell>
          <table:table-cell office:value-type="float" office:value="1.78822170492658" calcext:value-type="float">
            <text:p>1.7882</text:p>
          </table:table-cell>
          <table:table-cell office:value-type="float" office:value="42.1808448794074" calcext:value-type="float">
            <text:p>42.1808</text:p>
          </table:table-cell>
          <table:table-cell office:value-type="float" office:value="1.74795240938278" calcext:value-type="float">
            <text:p>1.7480</text:p>
          </table:table-cell>
          <table:table-cell office:value-type="float" office:value="0.930799872737201" calcext:value-type="float">
            <text:p>0.930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7400</text:p>
          </table:table-cell>
          <table:table-cell office:value-type="string" calcext:value-type="string">
            <text:p>L</text:p>
          </table:table-cell>
          <table:table-cell office:value-type="float" office:value="15.4896509585271" calcext:value-type="float">
            <text:p>15.4897</text:p>
          </table:table-cell>
          <table:table-cell office:value-type="float" office:value="2.67408296249987" calcext:value-type="float">
            <text:p>2.6741</text:p>
          </table:table-cell>
          <table:table-cell office:value-type="float" office:value="0.172636747571628" calcext:value-type="float">
            <text:p>0.1726</text:p>
          </table:table-cell>
          <table:table-cell office:value-type="float" office:value="4.99995857645635" calcext:value-type="float">
            <text:p>5.0000</text:p>
          </table:table-cell>
          <table:table-cell office:value-type="float" office:value="43.1591868929069" calcext:value-type="float">
            <text:p>43.1592</text:p>
          </table:table-cell>
          <table:table-cell office:value-type="float" office:value="0.897775490013493" calcext:value-type="float">
            <text:p>0.8978</text:p>
          </table:table-cell>
          <table:table-cell office:value-type="float" office:value="0.962762519819467" calcext:value-type="float">
            <text:p>0.96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49700</text:p>
          </table:table-cell>
          <table:table-cell office:value-type="string" calcext:value-type="string">
            <text:p>AHL17</text:p>
          </table:table-cell>
          <table:table-cell office:value-type="string" calcext:value-type="string">
            <text:p>E</text:p>
          </table:table-cell>
          <table:table-cell office:value-type="float" office:value="6.27617563060107" calcext:value-type="float">
            <text:p>6.2762</text:p>
          </table:table-cell>
          <table:table-cell office:value-type="float" office:value="1.08831148504058" calcext:value-type="float">
            <text:p>1.0883</text:p>
          </table:table-cell>
          <table:table-cell office:value-type="float" office:value="0.173403605809602" calcext:value-type="float">
            <text:p>0.1734</text:p>
          </table:table-cell>
          <table:table-cell office:value-type="float" office:value="1.15347867538185" calcext:value-type="float">
            <text:p>1.1535</text:p>
          </table:table-cell>
          <table:table-cell office:value-type="float" office:value="43.3509014524004" calcext:value-type="float">
            <text:p>43.3509</text:p>
          </table:table-cell>
          <table:table-cell office:value-type="float" office:value="2.2504386734804" calcext:value-type="float">
            <text:p>2.2504</text:p>
          </table:table-cell>
          <table:table-cell office:value-type="float" office:value="0.958309150688729" calcext:value-type="float">
            <text:p>0.95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8920</text:p>
          </table:table-cell>
          <table:table-cell office:value-type="string" calcext:value-type="string">
            <text:p>SUGTL2</text:p>
          </table:table-cell>
          <table:table-cell office:value-type="string" calcext:value-type="string">
            <text:p>E</text:p>
          </table:table-cell>
          <table:table-cell office:value-type="float" office:value="7.07999601034595" calcext:value-type="float">
            <text:p>7.0800</text:p>
          </table:table-cell>
          <table:table-cell office:value-type="float" office:value="1.24800609228762" calcext:value-type="float">
            <text:p>1.2480</text:p>
          </table:table-cell>
          <table:table-cell office:value-type="float" office:value="0.176272146264477" calcext:value-type="float">
            <text:p>0.1763</text:p>
          </table:table-cell>
          <table:table-cell office:value-type="float" office:value="2.30007069787577" calcext:value-type="float">
            <text:p>2.3001</text:p>
          </table:table-cell>
          <table:table-cell office:value-type="float" office:value="44.0680365661193" calcext:value-type="float">
            <text:p>44.0680</text:p>
          </table:table-cell>
          <table:table-cell office:value-type="float" office:value="1.5439623687408" calcext:value-type="float">
            <text:p>1.5440</text:p>
          </table:table-cell>
          <table:table-cell office:value-type="float" office:value="0.872934171246063" calcext:value-type="float">
            <text:p>0.872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64230</text:p>
          </table:table-cell>
          <table:table-cell office:value-type="string" calcext:value-type="string">
            <text:p>L</text:p>
          </table:table-cell>
          <table:table-cell office:value-type="float" office:value="2.66871904148399" calcext:value-type="float">
            <text:p>2.6687</text:p>
          </table:table-cell>
          <table:table-cell office:value-type="float" office:value="0.471265734610229" calcext:value-type="float">
            <text:p>0.4713</text:p>
          </table:table-cell>
          <table:table-cell office:value-type="float" office:value="0.176588740622232" calcext:value-type="float">
            <text:p>0.1766</text:p>
          </table:table-cell>
          <table:table-cell office:value-type="float" office:value="4.99996598847161" calcext:value-type="float">
            <text:p>5.0000</text:p>
          </table:table-cell>
          <table:table-cell office:value-type="float" office:value="44.1471851555581" calcext:value-type="float">
            <text:p>44.1472</text:p>
          </table:table-cell>
          <table:table-cell office:value-type="float" office:value="0.912994468221141" calcext:value-type="float">
            <text:p>0.9130</text:p>
          </table:table-cell>
          <table:table-cell office:value-type="float" office:value="0.815196230930761" calcext:value-type="float">
            <text:p>0.81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4950</text:p>
          </table:table-cell>
          <table:table-cell office:value-type="string" calcext:value-type="string">
            <text:p>PLP7</text:p>
          </table:table-cell>
          <table:table-cell office:value-type="string" calcext:value-type="string">
            <text:p>L</text:p>
          </table:table-cell>
          <table:table-cell office:value-type="float" office:value="5.72782400723368" calcext:value-type="float">
            <text:p>5.7278</text:p>
          </table:table-cell>
          <table:table-cell office:value-type="float" office:value="1.02554883058633" calcext:value-type="float">
            <text:p>1.0255</text:p>
          </table:table-cell>
          <table:table-cell office:value-type="float" office:value="0.179046847335247" calcext:value-type="float">
            <text:p>0.1790</text:p>
          </table:table-cell>
          <table:table-cell office:value-type="float" office:value="1.6452490366316" calcext:value-type="float">
            <text:p>1.6452</text:p>
          </table:table-cell>
          <table:table-cell office:value-type="float" office:value="44.7617118338118" calcext:value-type="float">
            <text:p>44.7617</text:p>
          </table:table-cell>
          <table:table-cell office:value-type="float" office:value="1.89556043180548" calcext:value-type="float">
            <text:p>1.8956</text:p>
          </table:table-cell>
          <table:table-cell office:value-type="float" office:value="0.948015371587799" calcext:value-type="float">
            <text:p>0.94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8570</text:p>
          </table:table-cell>
          <table:table-cell office:value-type="string" calcext:value-type="string">
            <text:p>MYB51</text:p>
          </table:table-cell>
          <table:table-cell office:value-type="string" calcext:value-type="string">
            <text:p>E</text:p>
          </table:table-cell>
          <table:table-cell office:value-type="float" office:value="3.49930964190622" calcext:value-type="float">
            <text:p>3.4993</text:p>
          </table:table-cell>
          <table:table-cell office:value-type="float" office:value="0.628125869060125" calcext:value-type="float">
            <text:p>0.6281</text:p>
          </table:table-cell>
          <table:table-cell office:value-type="float" office:value="0.1794999395132" calcext:value-type="float">
            <text:p>0.1795</text:p>
          </table:table-cell>
          <table:table-cell office:value-type="float" office:value="0.933958522236312" calcext:value-type="float">
            <text:p>0.9340</text:p>
          </table:table-cell>
          <table:table-cell office:value-type="float" office:value="44.8749848783" calcext:value-type="float">
            <text:p>44.8750</text:p>
          </table:table-cell>
          <table:table-cell office:value-type="float" office:value="2.53725024089448" calcext:value-type="float">
            <text:p>2.5373</text:p>
          </table:table-cell>
          <table:table-cell office:value-type="float" office:value="0.938983273233117" calcext:value-type="float">
            <text:p>0.93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2410</text:p>
          </table:table-cell>
          <table:table-cell office:value-type="string" calcext:value-type="string">
            <text:p>SAUR35</text:p>
          </table:table-cell>
          <table:table-cell office:value-type="string" calcext:value-type="string">
            <text:p>L</text:p>
          </table:table-cell>
          <table:table-cell office:value-type="float" office:value="0.818431114412272" calcext:value-type="float">
            <text:p>0.8184</text:p>
          </table:table-cell>
          <table:table-cell office:value-type="float" office:value="0.147312818356995" calcext:value-type="float">
            <text:p>0.1473</text:p>
          </table:table-cell>
          <table:table-cell office:value-type="float" office:value="0.179994156823794" calcext:value-type="float">
            <text:p>0.1800</text:p>
          </table:table-cell>
          <table:table-cell office:value-type="float" office:value="4.32300209915945" calcext:value-type="float">
            <text:p>4.3230</text:p>
          </table:table-cell>
          <table:table-cell office:value-type="float" office:value="44.9985392059486" calcext:value-type="float">
            <text:p>44.9985</text:p>
          </table:table-cell>
          <table:table-cell office:value-type="float" office:value="1.02921220501179" calcext:value-type="float">
            <text:p>1.0292</text:p>
          </table:table-cell>
          <table:table-cell office:value-type="float" office:value="0.820794490722187" calcext:value-type="float">
            <text:p>0.820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53340</text:p>
          </table:table-cell>
          <table:table-cell office:value-type="string" calcext:value-type="string">
            <text:p>L</text:p>
          </table:table-cell>
          <table:table-cell office:value-type="float" office:value="0.695731436124753" calcext:value-type="float">
            <text:p>0.6957</text:p>
          </table:table-cell>
          <table:table-cell office:value-type="float" office:value="0.126295214763522" calcext:value-type="float">
            <text:p>0.1263</text:p>
          </table:table-cell>
          <table:table-cell office:value-type="float" office:value="0.18152868794745" calcext:value-type="float">
            <text:p>0.1815</text:p>
          </table:table-cell>
          <table:table-cell office:value-type="float" office:value="4.99999596897091" calcext:value-type="float">
            <text:p>5.0000</text:p>
          </table:table-cell>
          <table:table-cell office:value-type="float" office:value="45.3821719868626" calcext:value-type="float">
            <text:p>45.3822</text:p>
          </table:table-cell>
          <table:table-cell office:value-type="float" office:value="0.931792093823597" calcext:value-type="float">
            <text:p>0.9318</text:p>
          </table:table-cell>
          <table:table-cell office:value-type="float" office:value="0.870437987997859" calcext:value-type="float">
            <text:p>0.87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61830</text:p>
          </table:table-cell>
          <table:table-cell office:value-type="string" calcext:value-type="string">
            <text:p>ARF18</text:p>
          </table:table-cell>
          <table:table-cell office:value-type="string" calcext:value-type="string">
            <text:p>L</text:p>
          </table:table-cell>
          <table:table-cell office:value-type="float" office:value="1.79768070567848" calcext:value-type="float">
            <text:p>1.7977</text:p>
          </table:table-cell>
          <table:table-cell office:value-type="float" office:value="0.327790070149175" calcext:value-type="float">
            <text:p>0.3278</text:p>
          </table:table-cell>
          <table:table-cell office:value-type="float" office:value="0.182340539737539" calcext:value-type="float">
            <text:p>0.1823</text:p>
          </table:table-cell>
          <table:table-cell office:value-type="float" office:value="3.82489177767864" calcext:value-type="float">
            <text:p>3.8249</text:p>
          </table:table-cell>
          <table:table-cell office:value-type="float" office:value="45.5851349343849" calcext:value-type="float">
            <text:p>45.5851</text:p>
          </table:table-cell>
          <table:table-cell office:value-type="float" office:value="1.13211744552403" calcext:value-type="float">
            <text:p>1.1321</text:p>
          </table:table-cell>
          <table:table-cell office:value-type="float" office:value="0.852740057566649" calcext:value-type="float">
            <text:p>0.85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52250</text:p>
          </table:table-cell>
          <table:table-cell office:value-type="string" calcext:value-type="string">
            <text:p>RUP1</text:p>
          </table:table-cell>
          <table:table-cell office:value-type="string" calcext:value-type="string">
            <text:p>E</text:p>
          </table:table-cell>
          <table:table-cell office:value-type="float" office:value="1.43852427955278" calcext:value-type="float">
            <text:p>1.4385</text:p>
          </table:table-cell>
          <table:table-cell office:value-type="float" office:value="0.265839295051892" calcext:value-type="float">
            <text:p>0.2658</text:p>
          </table:table-cell>
          <table:table-cell office:value-type="float" office:value="0.184800005693709" calcext:value-type="float">
            <text:p>0.1848</text:p>
          </table:table-cell>
          <table:table-cell office:value-type="float" office:value="0.70912563697878" calcext:value-type="float">
            <text:p>0.7091</text:p>
          </table:table-cell>
          <table:table-cell office:value-type="float" office:value="46.2000014234272" calcext:value-type="float">
            <text:p>46.2000</text:p>
          </table:table-cell>
          <table:table-cell office:value-type="float" office:value="2.90978572441487" calcext:value-type="float">
            <text:p>2.9098</text:p>
          </table:table-cell>
          <table:table-cell office:value-type="float" office:value="0.830034564975105" calcext:value-type="float">
            <text:p>0.83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7850</text:p>
          </table:table-cell>
          <table:table-cell office:value-type="string" calcext:value-type="string">
            <text:p>CCX2</text:p>
          </table:table-cell>
          <table:table-cell office:value-type="string" calcext:value-type="string">
            <text:p>L</text:p>
          </table:table-cell>
          <table:table-cell office:value-type="float" office:value="1.15336070574192" calcext:value-type="float">
            <text:p>1.1534</text:p>
          </table:table-cell>
          <table:table-cell office:value-type="float" office:value="0.213394757770425" calcext:value-type="float">
            <text:p>0.2134</text:p>
          </table:table-cell>
          <table:table-cell office:value-type="float" office:value="0.185019965313588" calcext:value-type="float">
            <text:p>0.1850</text:p>
          </table:table-cell>
          <table:table-cell office:value-type="float" office:value="2.60608036275614" calcext:value-type="float">
            <text:p>2.6061</text:p>
          </table:table-cell>
          <table:table-cell office:value-type="float" office:value="46.254991328397" calcext:value-type="float">
            <text:p>46.2550</text:p>
          </table:table-cell>
          <table:table-cell office:value-type="float" office:value="1.47242921740177" calcext:value-type="float">
            <text:p>1.4724</text:p>
          </table:table-cell>
          <table:table-cell office:value-type="float" office:value="0.838222716786633" calcext:value-type="float">
            <text:p>0.83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8930</text:p>
          </table:table-cell>
          <table:table-cell office:value-type="string" calcext:value-type="string">
            <text:p>ERD6</text:p>
          </table:table-cell>
          <table:table-cell office:value-type="string" calcext:value-type="string">
            <text:p>L</text:p>
          </table:table-cell>
          <table:table-cell office:value-type="float" office:value="49.4081365673679" calcext:value-type="float">
            <text:p>49.4081</text:p>
          </table:table-cell>
          <table:table-cell office:value-type="float" office:value="9.23248187525059" calcext:value-type="float">
            <text:p>9.2325</text:p>
          </table:table-cell>
          <table:table-cell office:value-type="float" office:value="0.186861568087315" calcext:value-type="float">
            <text:p>0.1869</text:p>
          </table:table-cell>
          <table:table-cell office:value-type="float" office:value="3.92221461598064" calcext:value-type="float">
            <text:p>3.9222</text:p>
          </table:table-cell>
          <table:table-cell office:value-type="float" office:value="46.7153920218288" calcext:value-type="float">
            <text:p>46.7154</text:p>
          </table:table-cell>
          <table:table-cell office:value-type="float" office:value="1.13161997022874" calcext:value-type="float">
            <text:p>1.1316</text:p>
          </table:table-cell>
          <table:table-cell office:value-type="float" office:value="0.874085990323267" calcext:value-type="float">
            <text:p>0.874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9680</text:p>
          </table:table-cell>
          <table:table-cell office:value-type="string" calcext:value-type="string">
            <text:p>E</text:p>
          </table:table-cell>
          <table:table-cell office:value-type="float" office:value="9.77108026025163" calcext:value-type="float">
            <text:p>9.7711</text:p>
          </table:table-cell>
          <table:table-cell office:value-type="float" office:value="1.83436277217246" calcext:value-type="float">
            <text:p>1.8344</text:p>
          </table:table-cell>
          <table:table-cell office:value-type="float" office:value="0.187733876226007" calcext:value-type="float">
            <text:p>0.1877</text:p>
          </table:table-cell>
          <table:table-cell office:value-type="float" office:value="1.14414310357579" calcext:value-type="float">
            <text:p>1.1441</text:p>
          </table:table-cell>
          <table:table-cell office:value-type="float" office:value="46.9334690565016" calcext:value-type="float">
            <text:p>46.9335</text:p>
          </table:table-cell>
          <table:table-cell office:value-type="float" office:value="2.35108066734502" calcext:value-type="float">
            <text:p>2.3511</text:p>
          </table:table-cell>
          <table:table-cell office:value-type="float" office:value="0.904070582155598" calcext:value-type="float">
            <text:p>0.904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8470</text:p>
          </table:table-cell>
          <table:table-cell office:value-type="string" calcext:value-type="string">
            <text:p>L</text:p>
          </table:table-cell>
          <table:table-cell office:value-type="float" office:value="2.67833011936433" calcext:value-type="float">
            <text:p>2.6783</text:p>
          </table:table-cell>
          <table:table-cell office:value-type="float" office:value="0.510965463413074" calcext:value-type="float">
            <text:p>0.5110</text:p>
          </table:table-cell>
          <table:table-cell office:value-type="float" office:value="0.190777626596062" calcext:value-type="float">
            <text:p>0.1908</text:p>
          </table:table-cell>
          <table:table-cell office:value-type="float" office:value="1.79774904906806" calcext:value-type="float">
            <text:p>1.7977</text:p>
          </table:table-cell>
          <table:table-cell office:value-type="float" office:value="47.6944066490155" calcext:value-type="float">
            <text:p>47.6944</text:p>
          </table:table-cell>
          <table:table-cell office:value-type="float" office:value="1.86908448604976" calcext:value-type="float">
            <text:p>1.8691</text:p>
          </table:table-cell>
          <table:table-cell office:value-type="float" office:value="0.932874495862702" calcext:value-type="float">
            <text:p>0.932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47200</text:p>
          </table:table-cell>
          <table:table-cell office:value-type="string" calcext:value-type="string">
            <text:p>E</text:p>
          </table:table-cell>
          <table:table-cell office:value-type="float" office:value="1.55911099024842" calcext:value-type="float">
            <text:p>1.5591</text:p>
          </table:table-cell>
          <table:table-cell office:value-type="float" office:value="0.299009600520364" calcext:value-type="float">
            <text:p>0.2990</text:p>
          </table:table-cell>
          <table:table-cell office:value-type="float" office:value="0.191782113262329" calcext:value-type="float">
            <text:p>0.1918</text:p>
          </table:table-cell>
          <table:table-cell office:value-type="float" office:value="4.99999359778895" calcext:value-type="float">
            <text:p>5.0000</text:p>
          </table:table-cell>
          <table:table-cell office:value-type="float" office:value="47.9455283155823" calcext:value-type="float">
            <text:p>47.9455</text:p>
          </table:table-cell>
          <table:table-cell office:value-type="float" office:value="0.970052437412676" calcext:value-type="float">
            <text:p>0.9701</text:p>
          </table:table-cell>
          <table:table-cell office:value-type="float" office:value="0.830724413962163" calcext:value-type="float">
            <text:p>0.830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17640</text:p>
          </table:table-cell>
          <table:table-cell office:value-type="string" calcext:value-type="string">
            <text:p>L</text:p>
          </table:table-cell>
          <table:table-cell office:value-type="float" office:value="5.61242612363989" calcext:value-type="float">
            <text:p>5.6124</text:p>
          </table:table-cell>
          <table:table-cell office:value-type="float" office:value="1.08126936796884" calcext:value-type="float">
            <text:p>1.0813</text:p>
          </table:table-cell>
          <table:table-cell office:value-type="float" office:value="0.192656320840369" calcext:value-type="float">
            <text:p>0.1927</text:p>
          </table:table-cell>
          <table:table-cell office:value-type="float" office:value="1.35923210093546" calcext:value-type="float">
            <text:p>1.3592</text:p>
          </table:table-cell>
          <table:table-cell office:value-type="float" office:value="48.1640802100924" calcext:value-type="float">
            <text:p>48.1641</text:p>
          </table:table-cell>
          <table:table-cell office:value-type="float" office:value="2.18379685361052" calcext:value-type="float">
            <text:p>2.1838</text:p>
          </table:table-cell>
          <table:table-cell office:value-type="float" office:value="0.921298884204455" calcext:value-type="float">
            <text:p>0.921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03730</text:p>
          </table:table-cell>
          <table:table-cell office:value-type="string" calcext:value-type="string">
            <text:p>L</text:p>
          </table:table-cell>
          <table:table-cell office:value-type="float" office:value="7.09549149577236" calcext:value-type="float">
            <text:p>7.0955</text:p>
          </table:table-cell>
          <table:table-cell office:value-type="float" office:value="1.3766607572462" calcext:value-type="float">
            <text:p>1.3767</text:p>
          </table:table-cell>
          <table:table-cell office:value-type="float" office:value="0.194019083535854" calcext:value-type="float">
            <text:p>0.1940</text:p>
          </table:table-cell>
          <table:table-cell office:value-type="float" office:value="4.99999691146575" calcext:value-type="float">
            <text:p>5.0000</text:p>
          </table:table-cell>
          <table:table-cell office:value-type="float" office:value="48.5047708839634" calcext:value-type="float">
            <text:p>48.5048</text:p>
          </table:table-cell>
          <table:table-cell office:value-type="float" office:value="0.978265944275724" calcext:value-type="float">
            <text:p>0.9783</text:p>
          </table:table-cell>
          <table:table-cell office:value-type="float" office:value="0.901221545850682" calcext:value-type="float">
            <text:p>0.9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6790</text:p>
          </table:table-cell>
          <table:table-cell office:value-type="string" calcext:value-type="string">
            <text:p>WAKL21</text:p>
          </table:table-cell>
          <table:table-cell office:value-type="string" calcext:value-type="string">
            <text:p>L</text:p>
          </table:table-cell>
          <table:table-cell office:value-type="float" office:value="2.0163744440756" calcext:value-type="float">
            <text:p>2.0164</text:p>
          </table:table-cell>
          <table:table-cell office:value-type="float" office:value="0.399800627027345" calcext:value-type="float">
            <text:p>0.3998</text:p>
          </table:table-cell>
          <table:table-cell office:value-type="float" office:value="0.198276975887102" calcext:value-type="float">
            <text:p>0.1983</text:p>
          </table:table-cell>
          <table:table-cell office:value-type="float" office:value="4.99999534686473" calcext:value-type="float">
            <text:p>5.0000</text:p>
          </table:table-cell>
          <table:table-cell office:value-type="float" office:value="49.5692439717754" calcext:value-type="float">
            <text:p>49.5692</text:p>
          </table:table-cell>
          <table:table-cell office:value-type="float" office:value="0.993772749325075" calcext:value-type="float">
            <text:p>0.9938</text:p>
          </table:table-cell>
          <table:table-cell office:value-type="float" office:value="0.83350717375877" calcext:value-type="float">
            <text:p>0.833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5320</text:p>
          </table:table-cell>
          <table:table-cell office:value-type="string" calcext:value-type="string">
            <text:p>L</text:p>
          </table:table-cell>
          <table:table-cell office:value-type="float" office:value="20.6288756575192" calcext:value-type="float">
            <text:p>20.6289</text:p>
          </table:table-cell>
          <table:table-cell office:value-type="float" office:value="4.09205343053482" calcext:value-type="float">
            <text:p>4.0921</text:p>
          </table:table-cell>
          <table:table-cell office:value-type="float" office:value="0.1983653156125" calcext:value-type="float">
            <text:p>0.1984</text:p>
          </table:table-cell>
          <table:table-cell office:value-type="float" office:value="2.02835806309256" calcext:value-type="float">
            <text:p>2.0284</text:p>
          </table:table-cell>
          <table:table-cell office:value-type="float" office:value="49.591328903125" calcext:value-type="float">
            <text:p>49.5913</text:p>
          </table:table-cell>
          <table:table-cell office:value-type="float" office:value="1.78446215844678" calcext:value-type="float">
            <text:p>1.7845</text:p>
          </table:table-cell>
          <table:table-cell office:value-type="float" office:value="0.904977063651857" calcext:value-type="float">
            <text:p>0.905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06534</text:p>
          </table:table-cell>
          <table:table-cell office:value-type="string" calcext:value-type="string">
            <text:p>L</text:p>
          </table:table-cell>
          <table:table-cell office:value-type="float" office:value="2.00103286190786" calcext:value-type="float">
            <text:p>2.0010</text:p>
          </table:table-cell>
          <table:table-cell office:value-type="float" office:value="0.397366036637391" calcext:value-type="float">
            <text:p>0.3974</text:p>
          </table:table-cell>
          <table:table-cell office:value-type="float" office:value="0.198580465219611" calcext:value-type="float">
            <text:p>0.1986</text:p>
          </table:table-cell>
          <table:table-cell office:value-type="float" office:value="4.99999183074202" calcext:value-type="float">
            <text:p>5.0000</text:p>
          </table:table-cell>
          <table:table-cell office:value-type="float" office:value="49.6451163049027" calcext:value-type="float">
            <text:p>49.6451</text:p>
          </table:table-cell>
          <table:table-cell office:value-type="float" office:value="0.994872178531129" calcext:value-type="float">
            <text:p>0.9949</text:p>
          </table:table-cell>
          <table:table-cell office:value-type="float" office:value="0.815422338601191" calcext:value-type="float">
            <text:p>0.8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6580</text:p>
          </table:table-cell>
          <table:table-cell office:value-type="string" calcext:value-type="string">
            <text:p>SPL16</text:p>
          </table:table-cell>
          <table:table-cell office:value-type="string" calcext:value-type="string">
            <text:p>L</text:p>
          </table:table-cell>
          <table:table-cell office:value-type="float" office:value="2.7543676292443" calcext:value-type="float">
            <text:p>2.7544</text:p>
          </table:table-cell>
          <table:table-cell office:value-type="float" office:value="0.553075661702785" calcext:value-type="float">
            <text:p>0.5531</text:p>
          </table:table-cell>
          <table:table-cell office:value-type="float" office:value="0.200799506874298" calcext:value-type="float">
            <text:p>0.2008</text:p>
          </table:table-cell>
          <table:table-cell office:value-type="float" office:value="1.18975874293165" calcext:value-type="float">
            <text:p>1.1898</text:p>
          </table:table-cell>
          <table:table-cell office:value-type="float" office:value="50.1998767185746" calcext:value-type="float">
            <text:p>50.1999</text:p>
          </table:table-cell>
          <table:table-cell office:value-type="float" office:value="2.38386529865403" calcext:value-type="float">
            <text:p>2.3839</text:p>
          </table:table-cell>
          <table:table-cell office:value-type="float" office:value="0.92440907178343" calcext:value-type="float">
            <text:p>0.92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0760</text:p>
          </table:table-cell>
          <table:table-cell office:value-type="string" calcext:value-type="string">
            <text:p>GATL2</text:p>
          </table:table-cell>
          <table:table-cell office:value-type="string" calcext:value-type="string">
            <text:p>L</text:p>
          </table:table-cell>
          <table:table-cell office:value-type="float" office:value="4.95113744026625" calcext:value-type="float">
            <text:p>4.9511</text:p>
          </table:table-cell>
          <table:table-cell office:value-type="float" office:value="0.994388803939926" calcext:value-type="float">
            <text:p>0.9944</text:p>
          </table:table-cell>
          <table:table-cell office:value-type="float" office:value="0.20084047674638" calcext:value-type="float">
            <text:p>0.2008</text:p>
          </table:table-cell>
          <table:table-cell office:value-type="float" office:value="3.96556151897051" calcext:value-type="float">
            <text:p>3.9656</text:p>
          </table:table-cell>
          <table:table-cell office:value-type="float" office:value="50.210119186595" calcext:value-type="float">
            <text:p>50.2101</text:p>
          </table:table-cell>
          <table:table-cell office:value-type="float" office:value="1.18024595951249" calcext:value-type="float">
            <text:p>1.1802</text:p>
          </table:table-cell>
          <table:table-cell office:value-type="float" office:value="0.908630956445432" calcext:value-type="float">
            <text:p>0.90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6890</text:p>
          </table:table-cell>
          <table:table-cell office:value-type="string" calcext:value-type="string">
            <text:p>MAPKKK16</text:p>
          </table:table-cell>
          <table:table-cell office:value-type="string" calcext:value-type="string">
            <text:p>L</text:p>
          </table:table-cell>
          <table:table-cell office:value-type="float" office:value="1.07973372229866" calcext:value-type="float">
            <text:p>1.0797</text:p>
          </table:table-cell>
          <table:table-cell office:value-type="float" office:value="0.218055443954078" calcext:value-type="float">
            <text:p>0.2181</text:p>
          </table:table-cell>
          <table:table-cell office:value-type="float" office:value="0.201952981045973" calcext:value-type="float">
            <text:p>0.2020</text:p>
          </table:table-cell>
          <table:table-cell office:value-type="float" office:value="1.81604751081227" calcext:value-type="float">
            <text:p>1.8160</text:p>
          </table:table-cell>
          <table:table-cell office:value-type="float" office:value="50.4882452614932" calcext:value-type="float">
            <text:p>50.4882</text:p>
          </table:table-cell>
          <table:table-cell office:value-type="float" office:value="1.91843088198868" calcext:value-type="float">
            <text:p>1.9184</text:p>
          </table:table-cell>
          <table:table-cell office:value-type="float" office:value="0.937166751828094" calcext:value-type="float">
            <text:p>0.93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9030</text:p>
          </table:table-cell>
          <table:table-cell office:value-type="string" calcext:value-type="string">
            <text:p>EDS5</text:p>
          </table:table-cell>
          <table:table-cell office:value-type="string" calcext:value-type="string">
            <text:p>L</text:p>
          </table:table-cell>
          <table:table-cell office:value-type="float" office:value="6.65162306534569" calcext:value-type="float">
            <text:p>6.6516</text:p>
          </table:table-cell>
          <table:table-cell office:value-type="float" office:value="1.35503300382265" calcext:value-type="float">
            <text:p>1.3550</text:p>
          </table:table-cell>
          <table:table-cell office:value-type="float" office:value="0.203714640849426" calcext:value-type="float">
            <text:p>0.2037</text:p>
          </table:table-cell>
          <table:table-cell office:value-type="float" office:value="4.99999758578287" calcext:value-type="float">
            <text:p>5.0000</text:p>
          </table:table-cell>
          <table:table-cell office:value-type="float" office:value="50.9286602123564" calcext:value-type="float">
            <text:p>50.9287</text:p>
          </table:table-cell>
          <table:table-cell office:value-type="float" office:value="1.01333625909864" calcext:value-type="float">
            <text:p>1.0133</text:p>
          </table:table-cell>
          <table:table-cell office:value-type="float" office:value="0.822937665551898" calcext:value-type="float">
            <text:p>0.82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1026</text:p>
          </table:table-cell>
          <table:table-cell office:value-type="string" calcext:value-type="string">
            <text:p>PYL7</text:p>
          </table:table-cell>
          <table:table-cell office:value-type="string" calcext:value-type="string">
            <text:p>L</text:p>
          </table:table-cell>
          <table:table-cell office:value-type="float" office:value="9.27911683057451" calcext:value-type="float">
            <text:p>9.2791</text:p>
          </table:table-cell>
          <table:table-cell office:value-type="float" office:value="1.90501719013205" calcext:value-type="float">
            <text:p>1.9050</text:p>
          </table:table-cell>
          <table:table-cell office:value-type="float" office:value="0.205301563167635" calcext:value-type="float">
            <text:p>0.2053</text:p>
          </table:table-cell>
          <table:table-cell office:value-type="float" office:value="4.99999630587416" calcext:value-type="float">
            <text:p>5.0000</text:p>
          </table:table-cell>
          <table:table-cell office:value-type="float" office:value="51.3253907919087" calcext:value-type="float">
            <text:p>51.3254</text:p>
          </table:table-cell>
          <table:table-cell office:value-type="float" office:value="1.018996279505" calcext:value-type="float">
            <text:p>1.0190</text:p>
          </table:table-cell>
          <table:table-cell office:value-type="float" office:value="0.832738215283867" calcext:value-type="float">
            <text:p>0.83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2500</text:p>
          </table:table-cell>
          <table:table-cell office:value-type="string" calcext:value-type="string">
            <text:p>PUMP5</text:p>
          </table:table-cell>
          <table:table-cell office:value-type="string" calcext:value-type="string">
            <text:p>L</text:p>
          </table:table-cell>
          <table:table-cell office:value-type="float" office:value="11.7807296129966" calcext:value-type="float">
            <text:p>11.7807</text:p>
          </table:table-cell>
          <table:table-cell office:value-type="float" office:value="2.42438335034255" calcext:value-type="float">
            <text:p>2.4244</text:p>
          </table:table-cell>
          <table:table-cell office:value-type="float" office:value="0.205792292157182" calcext:value-type="float">
            <text:p>0.2058</text:p>
          </table:table-cell>
          <table:table-cell office:value-type="float" office:value="3.27359647464816" calcext:value-type="float">
            <text:p>3.2736</text:p>
          </table:table-cell>
          <table:table-cell office:value-type="float" office:value="51.4480730392954" calcext:value-type="float">
            <text:p>51.4481</text:p>
          </table:table-cell>
          <table:table-cell office:value-type="float" office:value="1.36267021191359" calcext:value-type="float">
            <text:p>1.3627</text:p>
          </table:table-cell>
          <table:table-cell office:value-type="float" office:value="0.897195486899959" calcext:value-type="float">
            <text:p>0.897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9950</text:p>
          </table:table-cell>
          <table:table-cell office:value-type="string" calcext:value-type="string">
            <text:p>L</text:p>
          </table:table-cell>
          <table:table-cell office:value-type="float" office:value="4.54280205357502" calcext:value-type="float">
            <text:p>4.5428</text:p>
          </table:table-cell>
          <table:table-cell office:value-type="float" office:value="0.941823643776654" calcext:value-type="float">
            <text:p>0.9418</text:p>
          </table:table-cell>
          <table:table-cell office:value-type="float" office:value="0.207322184121026" calcext:value-type="float">
            <text:p>0.2073</text:p>
          </table:table-cell>
          <table:table-cell office:value-type="float" office:value="4.99999213097528" calcext:value-type="float">
            <text:p>5.0000</text:p>
          </table:table-cell>
          <table:table-cell office:value-type="float" office:value="51.8305460302564" calcext:value-type="float">
            <text:p>51.8305</text:p>
          </table:table-cell>
          <table:table-cell office:value-type="float" office:value="1.02617154612141" calcext:value-type="float">
            <text:p>1.0262</text:p>
          </table:table-cell>
          <table:table-cell office:value-type="float" office:value="0.800751287924703" calcext:value-type="float">
            <text:p>0.80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61190</text:p>
          </table:table-cell>
          <table:table-cell office:value-type="string" calcext:value-type="string">
            <text:p>BAP1</text:p>
          </table:table-cell>
          <table:table-cell office:value-type="string" calcext:value-type="string">
            <text:p>E</text:p>
          </table:table-cell>
          <table:table-cell office:value-type="float" office:value="2.42281748936777" calcext:value-type="float">
            <text:p>2.4228</text:p>
          </table:table-cell>
          <table:table-cell office:value-type="float" office:value="0.509470336777232" calcext:value-type="float">
            <text:p>0.5095</text:p>
          </table:table-cell>
          <table:table-cell office:value-type="float" office:value="0.210280113550847" calcext:value-type="float">
            <text:p>0.2103</text:p>
          </table:table-cell>
          <table:table-cell office:value-type="float" office:value="0.822025065137357" calcext:value-type="float">
            <text:p>0.8220</text:p>
          </table:table-cell>
          <table:table-cell office:value-type="float" office:value="52.5700283877117" calcext:value-type="float">
            <text:p>52.5700</text:p>
          </table:table-cell>
          <table:table-cell office:value-type="float" office:value="2.88658635078967" calcext:value-type="float">
            <text:p>2.8866</text:p>
          </table:table-cell>
          <table:table-cell office:value-type="float" office:value="0.83713274790679" calcext:value-type="float">
            <text:p>0.83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3810</text:p>
          </table:table-cell>
          <table:table-cell office:value-type="string" calcext:value-type="string">
            <text:p>TET8</text:p>
          </table:table-cell>
          <table:table-cell office:value-type="string" calcext:value-type="string">
            <text:p>E</text:p>
          </table:table-cell>
          <table:table-cell office:value-type="float" office:value="23.6172143494475" calcext:value-type="float">
            <text:p>23.6172</text:p>
          </table:table-cell>
          <table:table-cell office:value-type="float" office:value="4.98385171156277" calcext:value-type="float">
            <text:p>4.9839</text:p>
          </table:table-cell>
          <table:table-cell office:value-type="float" office:value="0.211026230181942" calcext:value-type="float">
            <text:p>0.2110</text:p>
          </table:table-cell>
          <table:table-cell office:value-type="float" office:value="3.32626798296231" calcext:value-type="float">
            <text:p>3.3263</text:p>
          </table:table-cell>
          <table:table-cell office:value-type="float" office:value="52.7565575454856" calcext:value-type="float">
            <text:p>52.7566</text:p>
          </table:table-cell>
          <table:table-cell office:value-type="float" office:value="1.37075493578837" calcext:value-type="float">
            <text:p>1.3708</text:p>
          </table:table-cell>
          <table:table-cell office:value-type="float" office:value="0.823482745464384" calcext:value-type="float">
            <text:p>0.823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12000</text:p>
          </table:table-cell>
          <table:table-cell office:value-type="string" calcext:value-type="string">
            <text:p>L</text:p>
          </table:table-cell>
          <table:table-cell office:value-type="float" office:value="6.16993859628186" calcext:value-type="float">
            <text:p>6.1699</text:p>
          </table:table-cell>
          <table:table-cell office:value-type="float" office:value="1.31230763602336" calcext:value-type="float">
            <text:p>1.3123</text:p>
          </table:table-cell>
          <table:table-cell office:value-type="float" office:value="0.212693791930795" calcext:value-type="float">
            <text:p>0.2127</text:p>
          </table:table-cell>
          <table:table-cell office:value-type="float" office:value="3.89564493609566" calcext:value-type="float">
            <text:p>3.8956</text:p>
          </table:table-cell>
          <table:table-cell office:value-type="float" office:value="53.1734479826988" calcext:value-type="float">
            <text:p>53.1734</text:p>
          </table:table-cell>
          <table:table-cell office:value-type="float" office:value="1.24180721480733" calcext:value-type="float">
            <text:p>1.2418</text:p>
          </table:table-cell>
          <table:table-cell office:value-type="float" office:value="0.909447951394151" calcext:value-type="float">
            <text:p>0.90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6900</text:p>
          </table:table-cell>
          <table:table-cell office:value-type="string" calcext:value-type="string">
            <text:p>RAP2-10</text:p>
          </table:table-cell>
          <table:table-cell office:value-type="string" calcext:value-type="string">
            <text:p>L</text:p>
          </table:table-cell>
          <table:table-cell office:value-type="float" office:value="14.3804628973781" calcext:value-type="float">
            <text:p>14.3805</text:p>
          </table:table-cell>
          <table:table-cell office:value-type="float" office:value="3.06825852613734" calcext:value-type="float">
            <text:p>3.0683</text:p>
          </table:table-cell>
          <table:table-cell office:value-type="float" office:value="0.213362987550057" calcext:value-type="float">
            <text:p>0.2134</text:p>
          </table:table-cell>
          <table:table-cell office:value-type="float" office:value="4.99999406865522" calcext:value-type="float">
            <text:p>5.0000</text:p>
          </table:table-cell>
          <table:table-cell office:value-type="float" office:value="53.3407468875143" calcext:value-type="float">
            <text:p>53.3407</text:p>
          </table:table-cell>
          <table:table-cell office:value-type="float" office:value="1.0474100992595" calcext:value-type="float">
            <text:p>1.0474</text:p>
          </table:table-cell>
          <table:table-cell office:value-type="float" office:value="0.875986225323956" calcext:value-type="float">
            <text:p>0.87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9070</text:p>
          </table:table-cell>
          <table:table-cell office:value-type="string" calcext:value-type="string">
            <text:p>BBX20</text:p>
          </table:table-cell>
          <table:table-cell office:value-type="string" calcext:value-type="string">
            <text:p>L</text:p>
          </table:table-cell>
          <table:table-cell office:value-type="float" office:value="3.04562020276673" calcext:value-type="float">
            <text:p>3.0456</text:p>
          </table:table-cell>
          <table:table-cell office:value-type="float" office:value="0.655407646062715" calcext:value-type="float">
            <text:p>0.6554</text:p>
          </table:table-cell>
          <table:table-cell office:value-type="float" office:value="0.215196775181398" calcext:value-type="float">
            <text:p>0.2152</text:p>
          </table:table-cell>
          <table:table-cell office:value-type="float" office:value="4.99998632136542" calcext:value-type="float">
            <text:p>5.0000</text:p>
          </table:table-cell>
          <table:table-cell office:value-type="float" office:value="53.7991937953494" calcext:value-type="float">
            <text:p>53.7992</text:p>
          </table:table-cell>
          <table:table-cell office:value-type="float" office:value="1.05379728402168" calcext:value-type="float">
            <text:p>1.0538</text:p>
          </table:table-cell>
          <table:table-cell office:value-type="float" office:value="0.870414896327894" calcext:value-type="float">
            <text:p>0.8704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33260</text:p>
          </table:table-cell>
          <table:table-cell office:value-type="string" calcext:value-type="string">
            <text:p>L</text:p>
          </table:table-cell>
          <table:table-cell office:value-type="float" office:value="3.32962568290002" calcext:value-type="float">
            <text:p>3.3296</text:p>
          </table:table-cell>
          <table:table-cell office:value-type="float" office:value="0.733461961445865" calcext:value-type="float">
            <text:p>0.7335</text:p>
          </table:table-cell>
          <table:table-cell office:value-type="float" office:value="0.220283608819067" calcext:value-type="float">
            <text:p>0.2203</text:p>
          </table:table-cell>
          <table:table-cell office:value-type="float" office:value="4.07434525914374" calcext:value-type="float">
            <text:p>4.0743</text:p>
          </table:table-cell>
          <table:table-cell office:value-type="float" office:value="55.0709022047666" calcext:value-type="float">
            <text:p>55.0709</text:p>
          </table:table-cell>
          <table:table-cell office:value-type="float" office:value="1.23367357591002" calcext:value-type="float">
            <text:p>1.2337</text:p>
          </table:table-cell>
          <table:table-cell office:value-type="float" office:value="0.888580466959801" calcext:value-type="float">
            <text:p>0.88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5410</text:p>
          </table:table-cell>
          <table:table-cell office:value-type="string" calcext:value-type="string">
            <text:p>DREB2A</text:p>
          </table:table-cell>
          <table:table-cell office:value-type="string" calcext:value-type="string">
            <text:p>E</text:p>
          </table:table-cell>
          <table:table-cell office:value-type="float" office:value="0.657025966350752" calcext:value-type="float">
            <text:p>0.6570</text:p>
          </table:table-cell>
          <table:table-cell office:value-type="float" office:value="0.147864123787666" calcext:value-type="float">
            <text:p>0.1479</text:p>
          </table:table-cell>
          <table:table-cell office:value-type="float" office:value="0.225050654556214" calcext:value-type="float">
            <text:p>0.2251</text:p>
          </table:table-cell>
          <table:table-cell office:value-type="float" office:value="1.33097904802285" calcext:value-type="float">
            <text:p>1.3310</text:p>
          </table:table-cell>
          <table:table-cell office:value-type="float" office:value="56.2626636390534" calcext:value-type="float">
            <text:p>56.2627</text:p>
          </table:table-cell>
          <table:table-cell office:value-type="float" office:value="2.38602835081034" calcext:value-type="float">
            <text:p>2.3860</text:p>
          </table:table-cell>
          <table:table-cell office:value-type="float" office:value="0.831594182805697" calcext:value-type="float">
            <text:p>0.83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2450</text:p>
          </table:table-cell>
          <table:table-cell office:value-type="string" calcext:value-type="string">
            <text:p>PUB22</text:p>
          </table:table-cell>
          <table:table-cell office:value-type="string" calcext:value-type="string">
            <text:p>L</text:p>
          </table:table-cell>
          <table:table-cell office:value-type="float" office:value="1.59899971877445" calcext:value-type="float">
            <text:p>1.5990</text:p>
          </table:table-cell>
          <table:table-cell office:value-type="float" office:value="0.360184037789088" calcext:value-type="float">
            <text:p>0.3602</text:p>
          </table:table-cell>
          <table:table-cell office:value-type="float" office:value="0.225255848115565" calcext:value-type="float">
            <text:p>0.2253</text:p>
          </table:table-cell>
          <table:table-cell office:value-type="float" office:value="4.99999150966719" calcext:value-type="float">
            <text:p>5.0000</text:p>
          </table:table-cell>
          <table:table-cell office:value-type="float" office:value="56.3139620288912" calcext:value-type="float">
            <text:p>56.3140</text:p>
          </table:table-cell>
          <table:table-cell office:value-type="float" office:value="1.08833237360161" calcext:value-type="float">
            <text:p>1.0883</text:p>
          </table:table-cell>
          <table:table-cell office:value-type="float" office:value="0.807652205125193" calcext:value-type="float">
            <text:p>0.807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4150</text:p>
          </table:table-cell>
          <table:table-cell office:value-type="string" calcext:value-type="string">
            <text:p>L</text:p>
          </table:table-cell>
          <table:table-cell office:value-type="float" office:value="1.65736480689362" calcext:value-type="float">
            <text:p>1.6574</text:p>
          </table:table-cell>
          <table:table-cell office:value-type="float" office:value="0.377215631028284" calcext:value-type="float">
            <text:p>0.3772</text:p>
          </table:table-cell>
          <table:table-cell office:value-type="float" office:value="0.227599638570397" calcext:value-type="float">
            <text:p>0.2276</text:p>
          </table:table-cell>
          <table:table-cell office:value-type="float" office:value="4.99999001872453" calcext:value-type="float">
            <text:p>5.0000</text:p>
          </table:table-cell>
          <table:table-cell office:value-type="float" office:value="56.8999096425992" calcext:value-type="float">
            <text:p>56.8999</text:p>
          </table:table-cell>
          <table:table-cell office:value-type="float" office:value="1.09626216655857" calcext:value-type="float">
            <text:p>1.0963</text:p>
          </table:table-cell>
          <table:table-cell office:value-type="float" office:value="0.82574158971102" calcext:value-type="float">
            <text:p>0.82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0000</text:p>
          </table:table-cell>
          <table:table-cell office:value-type="string" calcext:value-type="string">
            <text:p>HSPRO2</text:p>
          </table:table-cell>
          <table:table-cell office:value-type="string" calcext:value-type="string">
            <text:p>E</text:p>
          </table:table-cell>
          <table:table-cell office:value-type="float" office:value="4.07184821138704" calcext:value-type="float">
            <text:p>4.0718</text:p>
          </table:table-cell>
          <table:table-cell office:value-type="float" office:value="0.940022614427753" calcext:value-type="float">
            <text:p>0.9400</text:p>
          </table:table-cell>
          <table:table-cell office:value-type="float" office:value="0.230858952894893" calcext:value-type="float">
            <text:p>0.2309</text:p>
          </table:table-cell>
          <table:table-cell office:value-type="float" office:value="1.0242648691131" calcext:value-type="float">
            <text:p>1.0243</text:p>
          </table:table-cell>
          <table:table-cell office:value-type="float" office:value="57.7147382237232" calcext:value-type="float">
            <text:p>57.7147</text:p>
          </table:table-cell>
          <table:table-cell office:value-type="float" office:value="2.73004154296303" calcext:value-type="float">
            <text:p>2.7300</text:p>
          </table:table-cell>
          <table:table-cell office:value-type="float" office:value="0.8435885588821" calcext:value-type="float">
            <text:p>0.843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21280</text:p>
          </table:table-cell>
          <table:table-cell office:value-type="string" calcext:value-type="string">
            <text:p>L</text:p>
          </table:table-cell>
          <table:table-cell office:value-type="float" office:value="5.51273910407329" calcext:value-type="float">
            <text:p>5.5127</text:p>
          </table:table-cell>
          <table:table-cell office:value-type="float" office:value="1.28692951984571" calcext:value-type="float">
            <text:p>1.2869</text:p>
          </table:table-cell>
          <table:table-cell office:value-type="float" office:value="0.233446476524677" calcext:value-type="float">
            <text:p>0.2334</text:p>
          </table:table-cell>
          <table:table-cell office:value-type="float" office:value="1.98208090865374" calcext:value-type="float">
            <text:p>1.9821</text:p>
          </table:table-cell>
          <table:table-cell office:value-type="float" office:value="58.3616191311693" calcext:value-type="float">
            <text:p>58.3616</text:p>
          </table:table-cell>
          <table:table-cell office:value-type="float" office:value="1.97982853844076" calcext:value-type="float">
            <text:p>1.9798</text:p>
          </table:table-cell>
          <table:table-cell office:value-type="float" office:value="0.835488357423573" calcext:value-type="float">
            <text:p>0.83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5050</text:p>
          </table:table-cell>
          <table:table-cell office:value-type="string" calcext:value-type="string">
            <text:p>GATA2</text:p>
          </table:table-cell>
          <table:table-cell office:value-type="string" calcext:value-type="string">
            <text:p>L</text:p>
          </table:table-cell>
          <table:table-cell office:value-type="float" office:value="13.849188698289" calcext:value-type="float">
            <text:p>13.8492</text:p>
          </table:table-cell>
          <table:table-cell office:value-type="float" office:value="3.23502398122824" calcext:value-type="float">
            <text:p>3.2350</text:p>
          </table:table-cell>
          <table:table-cell office:value-type="float" office:value="0.233589421857464" calcext:value-type="float">
            <text:p>0.2336</text:p>
          </table:table-cell>
          <table:table-cell office:value-type="float" office:value="4.99999207466953" calcext:value-type="float">
            <text:p>5.0000</text:p>
          </table:table-cell>
          <table:table-cell office:value-type="float" office:value="58.397355464366" calcext:value-type="float">
            <text:p>58.3974</text:p>
          </table:table-cell>
          <table:table-cell office:value-type="float" office:value="1.1163307921122" calcext:value-type="float">
            <text:p>1.1163</text:p>
          </table:table-cell>
          <table:table-cell office:value-type="float" office:value="0.909081969338005" calcext:value-type="float">
            <text:p>0.909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55720</text:p>
          </table:table-cell>
          <table:table-cell office:value-type="string" calcext:value-type="string">
            <text:p>L</text:p>
          </table:table-cell>
          <table:table-cell office:value-type="float" office:value="1.00176452074645" calcext:value-type="float">
            <text:p>1.0018</text:p>
          </table:table-cell>
          <table:table-cell office:value-type="float" office:value="0.239795383563406" calcext:value-type="float">
            <text:p>0.2398</text:p>
          </table:table-cell>
          <table:table-cell office:value-type="float" office:value="0.239373004930067" calcext:value-type="float">
            <text:p>0.2394</text:p>
          </table:table-cell>
          <table:table-cell office:value-type="float" office:value="4.99999986321147" calcext:value-type="float">
            <text:p>5.0000</text:p>
          </table:table-cell>
          <table:table-cell office:value-type="float" office:value="59.8432512325168" calcext:value-type="float">
            <text:p>59.8433</text:p>
          </table:table-cell>
          <table:table-cell office:value-type="float" office:value="1.1354462548282" calcext:value-type="float">
            <text:p>1.1354</text:p>
          </table:table-cell>
          <table:table-cell office:value-type="float" office:value="0.845796272300054" calcext:value-type="float">
            <text:p>0.84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2220</text:p>
          </table:table-cell>
          <table:table-cell office:value-type="string" calcext:value-type="string">
            <text:p>ATGT18</text:p>
          </table:table-cell>
          <table:table-cell office:value-type="string" calcext:value-type="string">
            <text:p>L</text:p>
          </table:table-cell>
          <table:table-cell office:value-type="float" office:value="21.5552361084267" calcext:value-type="float">
            <text:p>21.5552</text:p>
          </table:table-cell>
          <table:table-cell office:value-type="float" office:value="5.24981611307199" calcext:value-type="float">
            <text:p>5.2498</text:p>
          </table:table-cell>
          <table:table-cell office:value-type="float" office:value="0.243551779561331" calcext:value-type="float">
            <text:p>0.2436</text:p>
          </table:table-cell>
          <table:table-cell office:value-type="float" office:value="4.99999603736437" calcext:value-type="float">
            <text:p>5.0000</text:p>
          </table:table-cell>
          <table:table-cell office:value-type="float" office:value="60.8879448903328" calcext:value-type="float">
            <text:p>60.8879</text:p>
          </table:table-cell>
          <table:table-cell office:value-type="float" office:value="1.14910316020736" calcext:value-type="float">
            <text:p>1.1491</text:p>
          </table:table-cell>
          <table:table-cell office:value-type="float" office:value="0.938179565620061" calcext:value-type="float">
            <text:p>0.93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46768</text:p>
          </table:table-cell>
          <table:table-cell office:value-type="string" calcext:value-type="string">
            <text:p>RAP2-1</text:p>
          </table:table-cell>
          <table:table-cell office:value-type="string" calcext:value-type="string">
            <text:p>L</text:p>
          </table:table-cell>
          <table:table-cell office:value-type="float" office:value="14.14108802947" calcext:value-type="float">
            <text:p>14.1411</text:p>
          </table:table-cell>
          <table:table-cell office:value-type="float" office:value="3.44839102004709" calcext:value-type="float">
            <text:p>3.4484</text:p>
          </table:table-cell>
          <table:table-cell office:value-type="float" office:value="0.243856131357124" calcext:value-type="float">
            <text:p>0.2439</text:p>
          </table:table-cell>
          <table:table-cell office:value-type="float" office:value="4.72772527798612" calcext:value-type="float">
            <text:p>4.7277</text:p>
          </table:table-cell>
          <table:table-cell office:value-type="float" office:value="60.9640328392811" calcext:value-type="float">
            <text:p>60.9640</text:p>
          </table:table-cell>
          <table:table-cell office:value-type="float" office:value="1.19503276999929" calcext:value-type="float">
            <text:p>1.1950</text:p>
          </table:table-cell>
          <table:table-cell office:value-type="float" office:value="0.934234329877176" calcext:value-type="float">
            <text:p>0.93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39670</text:p>
          </table:table-cell>
          <table:table-cell office:value-type="string" calcext:value-type="string">
            <text:p>CML45</text:p>
          </table:table-cell>
          <table:table-cell office:value-type="string" calcext:value-type="string">
            <text:p>E</text:p>
          </table:table-cell>
          <table:table-cell office:value-type="float" office:value="2.59689941987218" calcext:value-type="float">
            <text:p>2.5969</text:p>
          </table:table-cell>
          <table:table-cell office:value-type="float" office:value="0.63688175576821" calcext:value-type="float">
            <text:p>0.6369</text:p>
          </table:table-cell>
          <table:table-cell office:value-type="float" office:value="0.24524698603828" calcext:value-type="float">
            <text:p>0.2452</text:p>
          </table:table-cell>
          <table:table-cell office:value-type="float" office:value="0.985551772480622" calcext:value-type="float">
            <text:p>0.9856</text:p>
          </table:table-cell>
          <table:table-cell office:value-type="float" office:value="61.31174650957" calcext:value-type="float">
            <text:p>61.3117</text:p>
          </table:table-cell>
          <table:table-cell office:value-type="float" office:value="2.85221021263115" calcext:value-type="float">
            <text:p>2.8522</text:p>
          </table:table-cell>
          <table:table-cell office:value-type="float" office:value="0.974977145510906" calcext:value-type="float">
            <text:p>0.975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6010</text:p>
          </table:table-cell>
          <table:table-cell office:value-type="string" calcext:value-type="string">
            <text:p>L</text:p>
          </table:table-cell>
          <table:table-cell office:value-type="float" office:value="4.47459602875823" calcext:value-type="float">
            <text:p>4.4746</text:p>
          </table:table-cell>
          <table:table-cell office:value-type="float" office:value="1.09798301283208" calcext:value-type="float">
            <text:p>1.0980</text:p>
          </table:table-cell>
          <table:table-cell office:value-type="float" office:value="0.245381483775372" calcext:value-type="float">
            <text:p>0.2454</text:p>
          </table:table-cell>
          <table:table-cell office:value-type="float" office:value="2.11271399364827" calcext:value-type="float">
            <text:p>2.1127</text:p>
          </table:table-cell>
          <table:table-cell office:value-type="float" office:value="61.3453709438429" calcext:value-type="float">
            <text:p>61.3454</text:p>
          </table:table-cell>
          <table:table-cell office:value-type="float" office:value="1.96481585394985" calcext:value-type="float">
            <text:p>1.9648</text:p>
          </table:table-cell>
          <table:table-cell office:value-type="float" office:value="0.919843258294688" calcext:value-type="float">
            <text:p>0.9198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6500</text:p>
          </table:table-cell>
          <table:table-cell office:value-type="string" calcext:value-type="string">
            <text:p>L</text:p>
          </table:table-cell>
          <table:table-cell office:value-type="float" office:value="39.1701162840653" calcext:value-type="float">
            <text:p>39.1701</text:p>
          </table:table-cell>
          <table:table-cell office:value-type="float" office:value="9.67213155427118" calcext:value-type="float">
            <text:p>9.6721</text:p>
          </table:table-cell>
          <table:table-cell office:value-type="float" office:value="0.246926291566969" calcext:value-type="float">
            <text:p>0.2469</text:p>
          </table:table-cell>
          <table:table-cell office:value-type="float" office:value="4.99998704509405" calcext:value-type="float">
            <text:p>5.0000</text:p>
          </table:table-cell>
          <table:table-cell office:value-type="float" office:value="61.7315728917422" calcext:value-type="float">
            <text:p>61.7316</text:p>
          </table:table-cell>
          <table:table-cell office:value-type="float" office:value="1.1600389826484" calcext:value-type="float">
            <text:p>1.1600</text:p>
          </table:table-cell>
          <table:table-cell office:value-type="float" office:value="0.817477042143083" calcext:value-type="float">
            <text:p>0.817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02380</text:p>
          </table:table-cell>
          <table:table-cell office:value-type="string" calcext:value-type="string">
            <text:p>E</text:p>
          </table:table-cell>
          <table:table-cell office:value-type="float" office:value="1.62088667394381" calcext:value-type="float">
            <text:p>1.6209</text:p>
          </table:table-cell>
          <table:table-cell office:value-type="float" office:value="0.403837258771659" calcext:value-type="float">
            <text:p>0.4038</text:p>
          </table:table-cell>
          <table:table-cell office:value-type="float" office:value="0.249145893580009" calcext:value-type="float">
            <text:p>0.2491</text:p>
          </table:table-cell>
          <table:table-cell office:value-type="float" office:value="0.692583037013938" calcext:value-type="float">
            <text:p>0.6926</text:p>
          </table:table-cell>
          <table:table-cell office:value-type="float" office:value="62.2864733950024" calcext:value-type="float">
            <text:p>62.2865</text:p>
          </table:table-cell>
          <table:table-cell office:value-type="float" office:value="3.32096956825752" calcext:value-type="float">
            <text:p>3.3210</text:p>
          </table:table-cell>
          <table:table-cell office:value-type="float" office:value="0.862361752475838" calcext:value-type="float">
            <text:p>0.86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9940</text:p>
          </table:table-cell>
          <table:table-cell office:value-type="string" calcext:value-type="string">
            <text:p>SKIP20</text:p>
          </table:table-cell>
          <table:table-cell office:value-type="string" calcext:value-type="string">
            <text:p>L</text:p>
          </table:table-cell>
          <table:table-cell office:value-type="float" office:value="20.9359433381428" calcext:value-type="float">
            <text:p>20.9359</text:p>
          </table:table-cell>
          <table:table-cell office:value-type="float" office:value="5.2255627658452" calcext:value-type="float">
            <text:p>5.2256</text:p>
          </table:table-cell>
          <table:table-cell office:value-type="float" office:value="0.249597674269821" calcext:value-type="float">
            <text:p>0.2496</text:p>
          </table:table-cell>
          <table:table-cell office:value-type="float" office:value="4.99999211545055" calcext:value-type="float">
            <text:p>5.0000</text:p>
          </table:table-cell>
          <table:table-cell office:value-type="float" office:value="62.3994185674553" calcext:value-type="float">
            <text:p>62.3994</text:p>
          </table:table-cell>
          <table:table-cell office:value-type="float" office:value="1.1686358356261" calcext:value-type="float">
            <text:p>1.1686</text:p>
          </table:table-cell>
          <table:table-cell office:value-type="float" office:value="0.85176542795807" calcext:value-type="float">
            <text:p>0.85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13740</text:p>
          </table:table-cell>
          <table:table-cell office:value-type="string" calcext:value-type="string">
            <text:p>AFP2</text:p>
          </table:table-cell>
          <table:table-cell office:value-type="string" calcext:value-type="string">
            <text:p>L</text:p>
          </table:table-cell>
          <table:table-cell office:value-type="float" office:value="5.86677339180327" calcext:value-type="float">
            <text:p>5.8668</text:p>
          </table:table-cell>
          <table:table-cell office:value-type="float" office:value="1.46880295527793" calcext:value-type="float">
            <text:p>1.4688</text:p>
          </table:table-cell>
          <table:table-cell office:value-type="float" office:value="0.250359585616527" calcext:value-type="float">
            <text:p>0.2504</text:p>
          </table:table-cell>
          <table:table-cell office:value-type="float" office:value="4.99999613017422" calcext:value-type="float">
            <text:p>5.0000</text:p>
          </table:table-cell>
          <table:table-cell office:value-type="float" office:value="62.5898964041318" calcext:value-type="float">
            <text:p>62.5899</text:p>
          </table:table-cell>
          <table:table-cell office:value-type="float" office:value="1.17107798933871" calcext:value-type="float">
            <text:p>1.1711</text:p>
          </table:table-cell>
          <table:table-cell office:value-type="float" office:value="0.892646691736482" calcext:value-type="float">
            <text:p>0.89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5180</text:p>
          </table:table-cell>
          <table:table-cell office:value-type="string" calcext:value-type="string">
            <text:p>LHT7</text:p>
          </table:table-cell>
          <table:table-cell office:value-type="string" calcext:value-type="string">
            <text:p>L</text:p>
          </table:table-cell>
          <table:table-cell office:value-type="float" office:value="0.816396356458479" calcext:value-type="float">
            <text:p>0.8164</text:p>
          </table:table-cell>
          <table:table-cell office:value-type="float" office:value="0.206894661252554" calcext:value-type="float">
            <text:p>0.2069</text:p>
          </table:table-cell>
          <table:table-cell office:value-type="float" office:value="0.253424282967236" calcext:value-type="float">
            <text:p>0.2534</text:p>
          </table:table-cell>
          <table:table-cell office:value-type="float" office:value="1.37633627013059" calcext:value-type="float">
            <text:p>1.3763</text:p>
          </table:table-cell>
          <table:table-cell office:value-type="float" office:value="63.356070741809" calcext:value-type="float">
            <text:p>63.3561</text:p>
          </table:table-cell>
          <table:table-cell office:value-type="float" office:value="2.48626145667859" calcext:value-type="float">
            <text:p>2.4863</text:p>
          </table:table-cell>
          <table:table-cell office:value-type="float" office:value="0.945549811261785" calcext:value-type="float">
            <text:p>0.94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45260</text:p>
          </table:table-cell>
          <table:table-cell office:value-type="string" calcext:value-type="string">
            <text:p>IDD9</text:p>
          </table:table-cell>
          <table:table-cell office:value-type="string" calcext:value-type="string">
            <text:p>L</text:p>
          </table:table-cell>
          <table:table-cell office:value-type="float" office:value="5.50305499058248" calcext:value-type="float">
            <text:p>5.5031</text:p>
          </table:table-cell>
          <table:table-cell office:value-type="float" office:value="1.4008253414741" calcext:value-type="float">
            <text:p>1.4008</text:p>
          </table:table-cell>
          <table:table-cell office:value-type="float" office:value="0.254554123822381" calcext:value-type="float">
            <text:p>0.2546</text:p>
          </table:table-cell>
          <table:table-cell office:value-type="float" office:value="4.54907739596641" calcext:value-type="float">
            <text:p>4.5491</text:p>
          </table:table-cell>
          <table:table-cell office:value-type="float" office:value="63.6385309555951" calcext:value-type="float">
            <text:p>63.6385</text:p>
          </table:table-cell>
          <table:table-cell office:value-type="float" office:value="1.26239268086046" calcext:value-type="float">
            <text:p>1.2624</text:p>
          </table:table-cell>
          <table:table-cell office:value-type="float" office:value="0.942593947852542" calcext:value-type="float">
            <text:p>0.942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0690</text:p>
          </table:table-cell>
          <table:table-cell office:value-type="string" calcext:value-type="string">
            <text:p>L</text:p>
          </table:table-cell>
          <table:table-cell office:value-type="float" office:value="4.45596173416919" calcext:value-type="float">
            <text:p>4.4560</text:p>
          </table:table-cell>
          <table:table-cell office:value-type="float" office:value="1.14880698275267" calcext:value-type="float">
            <text:p>1.1488</text:p>
          </table:table-cell>
          <table:table-cell office:value-type="float" office:value="0.257813475807792" calcext:value-type="float">
            <text:p>0.2578</text:p>
          </table:table-cell>
          <table:table-cell office:value-type="float" office:value="4.99999253052481" calcext:value-type="float">
            <text:p>5.0000</text:p>
          </table:table-cell>
          <table:table-cell office:value-type="float" office:value="64.453368951948" calcext:value-type="float">
            <text:p>64.4534</text:p>
          </table:table-cell>
          <table:table-cell office:value-type="float" office:value="1.19476114316402" calcext:value-type="float">
            <text:p>1.1948</text:p>
          </table:table-cell>
          <table:table-cell office:value-type="float" office:value="0.890951533342308" calcext:value-type="float">
            <text:p>0.89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27910</text:p>
          </table:table-cell>
          <table:table-cell office:value-type="string" calcext:value-type="string">
            <text:p>PUB45</text:p>
          </table:table-cell>
          <table:table-cell office:value-type="string" calcext:value-type="string">
            <text:p>L</text:p>
          </table:table-cell>
          <table:table-cell office:value-type="float" office:value="3.27359926720161" calcext:value-type="float">
            <text:p>3.2736</text:p>
          </table:table-cell>
          <table:table-cell office:value-type="float" office:value="0.864521856407739" calcext:value-type="float">
            <text:p>0.8645</text:p>
          </table:table-cell>
          <table:table-cell office:value-type="float" office:value="0.264089091499206" calcext:value-type="float">
            <text:p>0.2641</text:p>
          </table:table-cell>
          <table:table-cell office:value-type="float" office:value="1.28154286640839" calcext:value-type="float">
            <text:p>1.2815</text:p>
          </table:table-cell>
          <table:table-cell office:value-type="float" office:value="66.0222728748016" calcext:value-type="float">
            <text:p>66.0223</text:p>
          </table:table-cell>
          <table:table-cell office:value-type="float" office:value="2.62100397993928" calcext:value-type="float">
            <text:p>2.6210</text:p>
          </table:table-cell>
          <table:table-cell office:value-type="float" office:value="0.953030245865332" calcext:value-type="float">
            <text:p>0.953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4480</text:p>
          </table:table-cell>
          <table:table-cell office:value-type="string" calcext:value-type="string">
            <text:p>E</text:p>
          </table:table-cell>
          <table:table-cell office:value-type="float" office:value="1.0133033036354" calcext:value-type="float">
            <text:p>1.0133</text:p>
          </table:table-cell>
          <table:table-cell office:value-type="float" office:value="0.269307916466437" calcext:value-type="float">
            <text:p>0.2693</text:p>
          </table:table-cell>
          <table:table-cell office:value-type="float" office:value="0.265772267296721" calcext:value-type="float">
            <text:p>0.2658</text:p>
          </table:table-cell>
          <table:table-cell office:value-type="float" office:value="2.5537915272822" calcext:value-type="float">
            <text:p>2.5538</text:p>
          </table:table-cell>
          <table:table-cell office:value-type="float" office:value="66.4430668241802" calcext:value-type="float">
            <text:p>66.4431</text:p>
          </table:table-cell>
          <table:table-cell office:value-type="float" office:value="1.84869484284941" calcext:value-type="float">
            <text:p>1.8487</text:p>
          </table:table-cell>
          <table:table-cell office:value-type="float" office:value="0.837438669014667" calcext:value-type="float">
            <text:p>0.83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29000</text:p>
          </table:table-cell>
          <table:table-cell office:value-type="string" calcext:value-type="string">
            <text:p>CML30</text:p>
          </table:table-cell>
          <table:table-cell office:value-type="string" calcext:value-type="string">
            <text:p>E</text:p>
          </table:table-cell>
          <table:table-cell office:value-type="float" office:value="2.43717148285018" calcext:value-type="float">
            <text:p>2.4372</text:p>
          </table:table-cell>
          <table:table-cell office:value-type="float" office:value="0.64900082440202" calcext:value-type="float">
            <text:p>0.6490</text:p>
          </table:table-cell>
          <table:table-cell office:value-type="float" office:value="0.266292638400248" calcext:value-type="float">
            <text:p>0.2663</text:p>
          </table:table-cell>
          <table:table-cell office:value-type="float" office:value="3.23631327540811" calcext:value-type="float">
            <text:p>3.2363</text:p>
          </table:table-cell>
          <table:table-cell office:value-type="float" office:value="66.573159600062" calcext:value-type="float">
            <text:p>66.5732</text:p>
          </table:table-cell>
          <table:table-cell office:value-type="float" office:value="1.61214856785818" calcext:value-type="float">
            <text:p>1.6121</text:p>
          </table:table-cell>
          <table:table-cell office:value-type="float" office:value="0.845258250618086" calcext:value-type="float">
            <text:p>0.845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17620</text:p>
          </table:table-cell>
          <table:table-cell office:value-type="string" calcext:value-type="string">
            <text:p>L</text:p>
          </table:table-cell>
          <table:table-cell office:value-type="float" office:value="38.7062272380996" calcext:value-type="float">
            <text:p>38.7062</text:p>
          </table:table-cell>
          <table:table-cell office:value-type="float" office:value="10.36884571736" calcext:value-type="float">
            <text:p>10.3688</text:p>
          </table:table-cell>
          <table:table-cell office:value-type="float" office:value="0.267885724267998" calcext:value-type="float">
            <text:p>0.2679</text:p>
          </table:table-cell>
          <table:table-cell office:value-type="float" office:value="4.99999378868417" calcext:value-type="float">
            <text:p>5.0000</text:p>
          </table:table-cell>
          <table:table-cell office:value-type="float" office:value="66.9714310669995" calcext:value-type="float">
            <text:p>66.9714</text:p>
          </table:table-cell>
          <table:table-cell office:value-type="float" office:value="1.22615723720381" calcext:value-type="float">
            <text:p>1.2262</text:p>
          </table:table-cell>
          <table:table-cell office:value-type="float" office:value="0.834949780221662" calcext:value-type="float">
            <text:p>0.83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09940</text:p>
          </table:table-cell>
          <table:table-cell office:value-type="string" calcext:value-type="string">
            <text:p>MDHAR</text:p>
          </table:table-cell>
          <table:table-cell office:value-type="string" calcext:value-type="string">
            <text:p>L</text:p>
          </table:table-cell>
          <table:table-cell office:value-type="float" office:value="12.8062637625325" calcext:value-type="float">
            <text:p>12.8063</text:p>
          </table:table-cell>
          <table:table-cell office:value-type="float" office:value="3.44850220873974" calcext:value-type="float">
            <text:p>3.4485</text:p>
          </table:table-cell>
          <table:table-cell office:value-type="float" office:value="0.269282459949722" calcext:value-type="float">
            <text:p>0.2693</text:p>
          </table:table-cell>
          <table:table-cell office:value-type="float" office:value="4.16308663793831" calcext:value-type="float">
            <text:p>4.1631</text:p>
          </table:table-cell>
          <table:table-cell office:value-type="float" office:value="67.3206149874305" calcext:value-type="float">
            <text:p>67.3206</text:p>
          </table:table-cell>
          <table:table-cell office:value-type="float" office:value="1.38796032448651" calcext:value-type="float">
            <text:p>1.3880</text:p>
          </table:table-cell>
          <table:table-cell office:value-type="float" office:value="0.864182652117943" calcext:value-type="float">
            <text:p>0.86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6746</text:p>
          </table:table-cell>
          <table:table-cell office:value-type="string" calcext:value-type="string">
            <text:p>RAP2-9</text:p>
          </table:table-cell>
          <table:table-cell office:value-type="string" calcext:value-type="string">
            <text:p>E</text:p>
          </table:table-cell>
          <table:table-cell office:value-type="float" office:value="7.24509190298351" calcext:value-type="float">
            <text:p>7.2451</text:p>
          </table:table-cell>
          <table:table-cell office:value-type="float" office:value="1.96318865334925" calcext:value-type="float">
            <text:p>1.9632</text:p>
          </table:table-cell>
          <table:table-cell office:value-type="float" office:value="0.270968081514717" calcext:value-type="float">
            <text:p>0.2710</text:p>
          </table:table-cell>
          <table:table-cell office:value-type="float" office:value="4.99998079514051" calcext:value-type="float">
            <text:p>5.0000</text:p>
          </table:table-cell>
          <table:table-cell office:value-type="float" office:value="67.7420203786792" calcext:value-type="float">
            <text:p>67.7420</text:p>
          </table:table-cell>
          <table:table-cell office:value-type="float" office:value="1.23563247689612" calcext:value-type="float">
            <text:p>1.2356</text:p>
          </table:table-cell>
          <table:table-cell office:value-type="float" office:value="0.815648178675763" calcext:value-type="float">
            <text:p>0.815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18690</text:p>
          </table:table-cell>
          <table:table-cell office:value-type="string" calcext:value-type="string">
            <text:p>L</text:p>
          </table:table-cell>
          <table:table-cell office:value-type="float" office:value="3.61925796241077" calcext:value-type="float">
            <text:p>3.6193</text:p>
          </table:table-cell>
          <table:table-cell office:value-type="float" office:value="0.988897856440303" calcext:value-type="float">
            <text:p>0.9889</text:p>
          </table:table-cell>
          <table:table-cell office:value-type="float" office:value="0.273232211329198" calcext:value-type="float">
            <text:p>0.2732</text:p>
          </table:table-cell>
          <table:table-cell office:value-type="float" office:value="4.99999307274126" calcext:value-type="float">
            <text:p>5.0000</text:p>
          </table:table-cell>
          <table:table-cell office:value-type="float" office:value="68.3080528322995" calcext:value-type="float">
            <text:p>68.3081</text:p>
          </table:table-cell>
          <table:table-cell office:value-type="float" office:value="1.24254943048017" calcext:value-type="float">
            <text:p>1.2425</text:p>
          </table:table-cell>
          <table:table-cell office:value-type="float" office:value="0.871698739890213" calcext:value-type="float">
            <text:p>0.87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2070</text:p>
          </table:table-cell>
          <table:table-cell office:value-type="string" calcext:value-type="string">
            <text:p>IQD23</text:p>
          </table:table-cell>
          <table:table-cell office:value-type="string" calcext:value-type="string">
            <text:p>L</text:p>
          </table:table-cell>
          <table:table-cell office:value-type="float" office:value="18.3862567164081" calcext:value-type="float">
            <text:p>18.3863</text:p>
          </table:table-cell>
          <table:table-cell office:value-type="float" office:value="5.05518815986432" calcext:value-type="float">
            <text:p>5.0552</text:p>
          </table:table-cell>
          <table:table-cell office:value-type="float" office:value="0.274943847344034" calcext:value-type="float">
            <text:p>0.2749</text:p>
          </table:table-cell>
          <table:table-cell office:value-type="float" office:value="3.07791538316484" calcext:value-type="float">
            <text:p>3.0779</text:p>
          </table:table-cell>
          <table:table-cell office:value-type="float" office:value="68.7359618360084" calcext:value-type="float">
            <text:p>68.7360</text:p>
          </table:table-cell>
          <table:table-cell office:value-type="float" office:value="1.69296210763363" calcext:value-type="float">
            <text:p>1.6930</text:p>
          </table:table-cell>
          <table:table-cell office:value-type="float" office:value="0.956294245545229" calcext:value-type="float">
            <text:p>0.956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1260</text:p>
          </table:table-cell>
          <table:table-cell office:value-type="string" calcext:value-type="string">
            <text:p>L</text:p>
          </table:table-cell>
          <table:table-cell office:value-type="float" office:value="3.81703151759535" calcext:value-type="float">
            <text:p>3.8170</text:p>
          </table:table-cell>
          <table:table-cell office:value-type="float" office:value="1.05762906659584" calcext:value-type="float">
            <text:p>1.0576</text:p>
          </table:table-cell>
          <table:table-cell office:value-type="float" office:value="0.277081565012102" calcext:value-type="float">
            <text:p>0.2771</text:p>
          </table:table-cell>
          <table:table-cell office:value-type="float" office:value="4.99999708202568" calcext:value-type="float">
            <text:p>5.0000</text:p>
          </table:table-cell>
          <table:table-cell office:value-type="float" office:value="69.2703912530256" calcext:value-type="float">
            <text:p>69.2704</text:p>
          </table:table-cell>
          <table:table-cell office:value-type="float" office:value="1.25423642897221" calcext:value-type="float">
            <text:p>1.2542</text:p>
          </table:table-cell>
          <table:table-cell office:value-type="float" office:value="0.965292375699711" calcext:value-type="float">
            <text:p>0.96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3750</text:p>
          </table:table-cell>
          <table:table-cell office:value-type="string" calcext:value-type="string">
            <text:p>CRF2</text:p>
          </table:table-cell>
          <table:table-cell office:value-type="string" calcext:value-type="string">
            <text:p>L</text:p>
          </table:table-cell>
          <table:table-cell office:value-type="float" office:value="4.74058845831624" calcext:value-type="float">
            <text:p>4.7406</text:p>
          </table:table-cell>
          <table:table-cell office:value-type="float" office:value="1.37004445189616" calcext:value-type="float">
            <text:p>1.3700</text:p>
          </table:table-cell>
          <table:table-cell office:value-type="float" office:value="0.289003034948698" calcext:value-type="float">
            <text:p>0.2890</text:p>
          </table:table-cell>
          <table:table-cell office:value-type="float" office:value="2.39909987001933" calcext:value-type="float">
            <text:p>2.3991</text:p>
          </table:table-cell>
          <table:table-cell office:value-type="float" office:value="72.2507587371745" calcext:value-type="float">
            <text:p>72.2508</text:p>
          </table:table-cell>
          <table:table-cell office:value-type="float" office:value="2.00416977174359" calcext:value-type="float">
            <text:p>2.0042</text:p>
          </table:table-cell>
          <table:table-cell office:value-type="float" office:value="0.87126910898986" calcext:value-type="float">
            <text:p>0.871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02680</text:p>
          </table:table-cell>
          <table:table-cell office:value-type="string" calcext:value-type="string">
            <text:p>E</text:p>
          </table:table-cell>
          <table:table-cell office:value-type="float" office:value="1.04158947487976" calcext:value-type="float">
            <text:p>1.0416</text:p>
          </table:table-cell>
          <table:table-cell office:value-type="float" office:value="0.302222741198823" calcext:value-type="float">
            <text:p>0.3022</text:p>
          </table:table-cell>
          <table:table-cell office:value-type="float" office:value="0.290155333255178" calcext:value-type="float">
            <text:p>0.2902</text:p>
          </table:table-cell>
          <table:table-cell office:value-type="float" office:value="1.87678362276149" calcext:value-type="float">
            <text:p>1.8768</text:p>
          </table:table-cell>
          <table:table-cell office:value-type="float" office:value="72.5388333137946" calcext:value-type="float">
            <text:p>72.5388</text:p>
          </table:table-cell>
          <table:table-cell office:value-type="float" office:value="2.28245791718975" calcext:value-type="float">
            <text:p>2.2825</text:p>
          </table:table-cell>
          <table:table-cell office:value-type="float" office:value="0.842173722844392" calcext:value-type="float">
            <text:p>0.84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6160</text:p>
          </table:table-cell>
          <table:table-cell office:value-type="string" calcext:value-type="string">
            <text:p>PUB20</text:p>
          </table:table-cell>
          <table:table-cell office:value-type="string" calcext:value-type="string">
            <text:p>E</text:p>
          </table:table-cell>
          <table:table-cell office:value-type="float" office:value="3.17812199809919" calcext:value-type="float">
            <text:p>3.1781</text:p>
          </table:table-cell>
          <table:table-cell office:value-type="float" office:value="0.925951313120496" calcext:value-type="float">
            <text:p>0.9260</text:p>
          </table:table-cell>
          <table:table-cell office:value-type="float" office:value="0.291351720819497" calcext:value-type="float">
            <text:p>0.2914</text:p>
          </table:table-cell>
          <table:table-cell office:value-type="float" office:value="1.07150028510677" calcext:value-type="float">
            <text:p>1.0715</text:p>
          </table:table-cell>
          <table:table-cell office:value-type="float" office:value="72.8379302048742" calcext:value-type="float">
            <text:p>72.8379</text:p>
          </table:table-cell>
          <table:table-cell office:value-type="float" office:value="2.96305823989058" calcext:value-type="float">
            <text:p>2.9631</text:p>
          </table:table-cell>
          <table:table-cell office:value-type="float" office:value="0.822246971188234" calcext:value-type="float">
            <text:p>0.822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35985</text:p>
          </table:table-cell>
          <table:table-cell office:value-type="string" calcext:value-type="string">
            <text:p>L</text:p>
          </table:table-cell>
          <table:table-cell office:value-type="float" office:value="1.45049438345755" calcext:value-type="float">
            <text:p>1.4505</text:p>
          </table:table-cell>
          <table:table-cell office:value-type="float" office:value="0.422767389986841" calcext:value-type="float">
            <text:p>0.4228</text:p>
          </table:table-cell>
          <table:table-cell office:value-type="float" office:value="0.291464341267623" calcext:value-type="float">
            <text:p>0.2915</text:p>
          </table:table-cell>
          <table:table-cell office:value-type="float" office:value="4.78271132907414" calcext:value-type="float">
            <text:p>4.7827</text:p>
          </table:table-cell>
          <table:table-cell office:value-type="float" office:value="72.8660853169059" calcext:value-type="float">
            <text:p>72.8661</text:p>
          </table:table-cell>
          <table:table-cell office:value-type="float" office:value="1.33544375649287" calcext:value-type="float">
            <text:p>1.3354</text:p>
          </table:table-cell>
          <table:table-cell office:value-type="float" office:value="0.818199798036324" calcext:value-type="float">
            <text:p>0.81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54810</text:p>
          </table:table-cell>
          <table:table-cell office:value-type="string" calcext:value-type="string">
            <text:p>GATA8</text:p>
          </table:table-cell>
          <table:table-cell office:value-type="string" calcext:value-type="string">
            <text:p>L</text:p>
          </table:table-cell>
          <table:table-cell office:value-type="float" office:value="21.7754883385543" calcext:value-type="float">
            <text:p>21.7755</text:p>
          </table:table-cell>
          <table:table-cell office:value-type="float" office:value="6.42737483097269" calcext:value-type="float">
            <text:p>6.4274</text:p>
          </table:table-cell>
          <table:table-cell office:value-type="float" office:value="0.295165588529778" calcext:value-type="float">
            <text:p>0.2952</text:p>
          </table:table-cell>
          <table:table-cell office:value-type="float" office:value="4.99999719201299" calcext:value-type="float">
            <text:p>5.0000</text:p>
          </table:table-cell>
          <table:table-cell office:value-type="float" office:value="73.7913971324446" calcext:value-type="float">
            <text:p>73.7914</text:p>
          </table:table-cell>
          <table:table-cell office:value-type="float" office:value="1.30791154108994" calcext:value-type="float">
            <text:p>1.3079</text:p>
          </table:table-cell>
          <table:table-cell office:value-type="float" office:value="0.889906850372023" calcext:value-type="float">
            <text:p>0.88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2520</text:p>
          </table:table-cell>
          <table:table-cell office:value-type="string" calcext:value-type="string">
            <text:p>LOX4</text:p>
          </table:table-cell>
          <table:table-cell office:value-type="string" calcext:value-type="string">
            <text:p>L</text:p>
          </table:table-cell>
          <table:table-cell office:value-type="float" office:value="1.15989570820015" calcext:value-type="float">
            <text:p>1.1599</text:p>
          </table:table-cell>
          <table:table-cell office:value-type="float" office:value="0.349622404063332" calcext:value-type="float">
            <text:p>0.3496</text:p>
          </table:table-cell>
          <table:table-cell office:value-type="float" office:value="0.301425724391939" calcext:value-type="float">
            <text:p>0.3014</text:p>
          </table:table-cell>
          <table:table-cell office:value-type="float" office:value="3.75199136364845" calcext:value-type="float">
            <text:p>3.7520</text:p>
          </table:table-cell>
          <table:table-cell office:value-type="float" office:value="75.3564310979848" calcext:value-type="float">
            <text:p>75.3564</text:p>
          </table:table-cell>
          <table:table-cell office:value-type="float" office:value="1.58901476296011" calcext:value-type="float">
            <text:p>1.5890</text:p>
          </table:table-cell>
          <table:table-cell office:value-type="float" office:value="0.860020007048067" calcext:value-type="float">
            <text:p>0.8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4340</text:p>
          </table:table-cell>
          <table:table-cell office:value-type="string" calcext:value-type="string">
            <text:p>ZAT6</text:p>
          </table:table-cell>
          <table:table-cell office:value-type="string" calcext:value-type="string">
            <text:p>E</text:p>
          </table:table-cell>
          <table:table-cell office:value-type="float" office:value="3.56546339227813" calcext:value-type="float">
            <text:p>3.5655</text:p>
          </table:table-cell>
          <table:table-cell office:value-type="float" office:value="1.07556301828743" calcext:value-type="float">
            <text:p>1.0756</text:p>
          </table:table-cell>
          <table:table-cell office:value-type="float" office:value="0.301661495281882" calcext:value-type="float">
            <text:p>0.3017</text:p>
          </table:table-cell>
          <table:table-cell office:value-type="float" office:value="1.73999624665745" calcext:value-type="float">
            <text:p>1.7400</text:p>
          </table:table-cell>
          <table:table-cell office:value-type="float" office:value="75.4153738204705" calcext:value-type="float">
            <text:p>75.4154</text:p>
          </table:table-cell>
          <table:table-cell office:value-type="float" office:value="2.41527901386633" calcext:value-type="float">
            <text:p>2.4153</text:p>
          </table:table-cell>
          <table:table-cell office:value-type="float" office:value="0.857319714185931" calcext:value-type="float">
            <text:p>0.85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4380</text:p>
          </table:table-cell>
          <table:table-cell office:value-type="string" calcext:value-type="string">
            <text:p>ERF061</text:p>
          </table:table-cell>
          <table:table-cell office:value-type="string" calcext:value-type="string">
            <text:p>E</text:p>
          </table:table-cell>
          <table:table-cell office:value-type="float" office:value="0.937932560631577" calcext:value-type="float">
            <text:p>0.9379</text:p>
          </table:table-cell>
          <table:table-cell office:value-type="float" office:value="0.286469078594577" calcext:value-type="float">
            <text:p>0.2865</text:p>
          </table:table-cell>
          <table:table-cell office:value-type="float" office:value="0.305426094176405" calcext:value-type="float">
            <text:p>0.3054</text:p>
          </table:table-cell>
          <table:table-cell office:value-type="float" office:value="1.02250157917425" calcext:value-type="float">
            <text:p>1.0225</text:p>
          </table:table-cell>
          <table:table-cell office:value-type="float" office:value="76.3565235441013" calcext:value-type="float">
            <text:p>76.3565</text:p>
          </table:table-cell>
          <table:table-cell office:value-type="float" office:value="3.08195637919852" calcext:value-type="float">
            <text:p>3.0820</text:p>
          </table:table-cell>
          <table:table-cell office:value-type="float" office:value="0.893135796978691" calcext:value-type="float">
            <text:p>0.89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14365</text:p>
          </table:table-cell>
          <table:table-cell office:value-type="string" calcext:value-type="string">
            <text:p>XBAT34</text:p>
          </table:table-cell>
          <table:table-cell office:value-type="string" calcext:value-type="string">
            <text:p>L</text:p>
          </table:table-cell>
          <table:table-cell office:value-type="float" office:value="3.6666814661887" calcext:value-type="float">
            <text:p>3.6667</text:p>
          </table:table-cell>
          <table:table-cell office:value-type="float" office:value="1.14041576511519" calcext:value-type="float">
            <text:p>1.1404</text:p>
          </table:table-cell>
          <table:table-cell office:value-type="float" office:value="0.311021226040827" calcext:value-type="float">
            <text:p>0.3110</text:p>
          </table:table-cell>
          <table:table-cell office:value-type="float" office:value="4.99999130746528" calcext:value-type="float">
            <text:p>5.0000</text:p>
          </table:table-cell>
          <table:table-cell office:value-type="float" office:value="77.7553065102067" calcext:value-type="float">
            <text:p>77.7553</text:p>
          </table:table-cell>
          <table:table-cell office:value-type="float" office:value="1.35338474345198" calcext:value-type="float">
            <text:p>1.3534</text:p>
          </table:table-cell>
          <table:table-cell office:value-type="float" office:value="0.81443270543484" calcext:value-type="float">
            <text:p>0.81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66500</text:p>
          </table:table-cell>
          <table:table-cell office:value-type="string" calcext:value-type="string">
            <text:p>PCFS1</text:p>
          </table:table-cell>
          <table:table-cell office:value-type="string" calcext:value-type="string">
            <text:p>L</text:p>
          </table:table-cell>
          <table:table-cell office:value-type="float" office:value="1.87572429341402" calcext:value-type="float">
            <text:p>1.8757</text:p>
          </table:table-cell>
          <table:table-cell office:value-type="float" office:value="0.583984546145123" calcext:value-type="float">
            <text:p>0.5840</text:p>
          </table:table-cell>
          <table:table-cell office:value-type="float" office:value="0.311338157849525" calcext:value-type="float">
            <text:p>0.3113</text:p>
          </table:table-cell>
          <table:table-cell office:value-type="float" office:value="4.99999775792742" calcext:value-type="float">
            <text:p>5.0000</text:p>
          </table:table-cell>
          <table:table-cell office:value-type="float" office:value="77.8345394623812" calcext:value-type="float">
            <text:p>77.8345</text:p>
          </table:table-cell>
          <table:table-cell office:value-type="float" office:value="1.35427808290694" calcext:value-type="float">
            <text:p>1.3543</text:p>
          </table:table-cell>
          <table:table-cell office:value-type="float" office:value="0.860038217630311" calcext:value-type="float">
            <text:p>0.8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45080</text:p>
          </table:table-cell>
          <table:table-cell office:value-type="string" calcext:value-type="string">
            <text:p>CYCU2-1</text:p>
          </table:table-cell>
          <table:table-cell office:value-type="string" calcext:value-type="string">
            <text:p>L</text:p>
          </table:table-cell>
          <table:table-cell office:value-type="float" office:value="2.53979901362014" calcext:value-type="float">
            <text:p>2.5398</text:p>
          </table:table-cell>
          <table:table-cell office:value-type="float" office:value="0.796917782791379" calcext:value-type="float">
            <text:p>0.7969</text:p>
          </table:table-cell>
          <table:table-cell office:value-type="float" office:value="0.313771986884695" calcext:value-type="float">
            <text:p>0.3138</text:p>
          </table:table-cell>
          <table:table-cell office:value-type="float" office:value="2.36883378612047" calcext:value-type="float">
            <text:p>2.3688</text:p>
          </table:table-cell>
          <table:table-cell office:value-type="float" office:value="78.4429967211737" calcext:value-type="float">
            <text:p>78.4430</text:p>
          </table:table-cell>
          <table:table-cell office:value-type="float" office:value="2.10817668499225" calcext:value-type="float">
            <text:p>2.1082</text:p>
          </table:table-cell>
          <table:table-cell office:value-type="float" office:value="0.926637353638141" calcext:value-type="float">
            <text:p>0.92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32510</text:p>
          </table:table-cell>
          <table:table-cell office:value-type="string" calcext:value-type="string">
            <text:p>MAPKKK17</text:p>
          </table:table-cell>
          <table:table-cell office:value-type="string" calcext:value-type="string">
            <text:p>E</text:p>
          </table:table-cell>
          <table:table-cell office:value-type="float" office:value="0.917037722956727" calcext:value-type="float">
            <text:p>0.9170</text:p>
          </table:table-cell>
          <table:table-cell office:value-type="float" office:value="0.287857225513364" calcext:value-type="float">
            <text:p>0.2879</text:p>
          </table:table-cell>
          <table:table-cell office:value-type="float" office:value="0.313899001433933" calcext:value-type="float">
            <text:p>0.3139</text:p>
          </table:table-cell>
          <table:table-cell office:value-type="float" office:value="0.482855773430321" calcext:value-type="float">
            <text:p>0.4829</text:p>
          </table:table-cell>
          <table:table-cell office:value-type="float" office:value="78.4747503584831" calcext:value-type="float">
            <text:p>78.4748</text:p>
          </table:table-cell>
          <table:table-cell office:value-type="float" office:value="4.10870955536983" calcext:value-type="float">
            <text:p>4.1087</text:p>
          </table:table-cell>
          <table:table-cell office:value-type="float" office:value="0.846180618819206" calcext:value-type="float">
            <text:p>0.846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51090</text:p>
          </table:table-cell>
          <table:table-cell office:value-type="string" calcext:value-type="string">
            <text:p>L</text:p>
          </table:table-cell>
          <table:table-cell office:value-type="float" office:value="1.91511803759561" calcext:value-type="float">
            <text:p>1.9151</text:p>
          </table:table-cell>
          <table:table-cell office:value-type="float" office:value="0.606312454008877" calcext:value-type="float">
            <text:p>0.6063</text:p>
          </table:table-cell>
          <table:table-cell office:value-type="float" office:value="0.316592733244835" calcext:value-type="float">
            <text:p>0.3166</text:p>
          </table:table-cell>
          <table:table-cell office:value-type="float" office:value="1.00731476091698" calcext:value-type="float">
            <text:p>1.0073</text:p>
          </table:table-cell>
          <table:table-cell office:value-type="float" office:value="79.1481833112087" calcext:value-type="float">
            <text:p>79.1482</text:p>
          </table:table-cell>
          <table:table-cell office:value-type="float" office:value="3.14687410878274" calcext:value-type="float">
            <text:p>3.1469</text:p>
          </table:table-cell>
          <table:table-cell office:value-type="float" office:value="0.828528996584428" calcext:value-type="float">
            <text:p>0.82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67190</text:p>
          </table:table-cell>
          <table:table-cell office:value-type="string" calcext:value-type="string">
            <text:p>ERF010</text:p>
          </table:table-cell>
          <table:table-cell office:value-type="string" calcext:value-type="string">
            <text:p>E</text:p>
          </table:table-cell>
          <table:table-cell office:value-type="float" office:value="11.0511047042955" calcext:value-type="float">
            <text:p>11.0511</text:p>
          </table:table-cell>
          <table:table-cell office:value-type="float" office:value="3.67302682440885" calcext:value-type="float">
            <text:p>3.6730</text:p>
          </table:table-cell>
          <table:table-cell office:value-type="float" office:value="0.332367389748934" calcext:value-type="float">
            <text:p>0.3324</text:p>
          </table:table-cell>
          <table:table-cell office:value-type="float" office:value="0.818894178572217" calcext:value-type="float">
            <text:p>0.8189</text:p>
          </table:table-cell>
          <table:table-cell office:value-type="float" office:value="83.0918474372334" calcext:value-type="float">
            <text:p>83.0918</text:p>
          </table:table-cell>
          <table:table-cell office:value-type="float" office:value="3.47856232830723" calcext:value-type="float">
            <text:p>3.4786</text:p>
          </table:table-cell>
          <table:table-cell office:value-type="float" office:value="0.944659763943448" calcext:value-type="float">
            <text:p>0.944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9760</text:p>
          </table:table-cell>
          <table:table-cell office:value-type="string" calcext:value-type="string">
            <text:p>L</text:p>
          </table:table-cell>
          <table:table-cell office:value-type="float" office:value="17.0406397441668" calcext:value-type="float">
            <text:p>17.0406</text:p>
          </table:table-cell>
          <table:table-cell office:value-type="float" office:value="5.74266850683386" calcext:value-type="float">
            <text:p>5.7427</text:p>
          </table:table-cell>
          <table:table-cell office:value-type="float" office:value="0.336998410449915" calcext:value-type="float">
            <text:p>0.3370</text:p>
          </table:table-cell>
          <table:table-cell office:value-type="float" office:value="4.99999470659376" calcext:value-type="float">
            <text:p>5.0000</text:p>
          </table:table-cell>
          <table:table-cell office:value-type="float" office:value="84.2496026124789" calcext:value-type="float">
            <text:p>84.2496</text:p>
          </table:table-cell>
          <table:table-cell office:value-type="float" office:value="1.42491877625242" calcext:value-type="float">
            <text:p>1.4249</text:p>
          </table:table-cell>
          <table:table-cell office:value-type="float" office:value="0.914907195754155" calcext:value-type="float">
            <text:p>0.91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2340</text:p>
          </table:table-cell>
          <table:table-cell office:value-type="string" calcext:value-type="string">
            <text:p>HFR1</text:p>
          </table:table-cell>
          <table:table-cell office:value-type="string" calcext:value-type="string">
            <text:p>E</text:p>
          </table:table-cell>
          <table:table-cell office:value-type="float" office:value="2.76168197461091" calcext:value-type="float">
            <text:p>2.7617</text:p>
          </table:table-cell>
          <table:table-cell office:value-type="float" office:value="0.933892747874217" calcext:value-type="float">
            <text:p>0.9339</text:p>
          </table:table-cell>
          <table:table-cell office:value-type="float" office:value="0.338160858657808" calcext:value-type="float">
            <text:p>0.3382</text:p>
          </table:table-cell>
          <table:table-cell office:value-type="float" office:value="3.2315803213793" calcext:value-type="float">
            <text:p>3.2316</text:p>
          </table:table-cell>
          <table:table-cell office:value-type="float" office:value="84.5402146644521" calcext:value-type="float">
            <text:p>84.5402</text:p>
          </table:table-cell>
          <table:table-cell office:value-type="float" office:value="1.85442027671642" calcext:value-type="float">
            <text:p>1.8544</text:p>
          </table:table-cell>
          <table:table-cell office:value-type="float" office:value="0.889703374043548" calcext:value-type="float">
            <text:p>0.88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72450</text:p>
          </table:table-cell>
          <table:table-cell office:value-type="string" calcext:value-type="string">
            <text:p>TIFY11B</text:p>
          </table:table-cell>
          <table:table-cell office:value-type="string" calcext:value-type="string">
            <text:p>L</text:p>
          </table:table-cell>
          <table:table-cell office:value-type="float" office:value="15.4785892854265" calcext:value-type="float">
            <text:p>15.4786</text:p>
          </table:table-cell>
          <table:table-cell office:value-type="float" office:value="5.43186197852934" calcext:value-type="float">
            <text:p>5.4319</text:p>
          </table:table-cell>
          <table:table-cell office:value-type="float" office:value="0.350927457171022" calcext:value-type="float">
            <text:p>0.3509</text:p>
          </table:table-cell>
          <table:table-cell office:value-type="float" office:value="4.99998761555359" calcext:value-type="float">
            <text:p>5.0000</text:p>
          </table:table-cell>
          <table:table-cell office:value-type="float" office:value="87.7318642927554" calcext:value-type="float">
            <text:p>87.7319</text:p>
          </table:table-cell>
          <table:table-cell office:value-type="float" office:value="1.46186464202753" calcext:value-type="float">
            <text:p>1.4619</text:p>
          </table:table-cell>
          <table:table-cell office:value-type="float" office:value="0.822724521938191" calcext:value-type="float">
            <text:p>0.822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39080</text:p>
          </table:table-cell>
          <table:table-cell office:value-type="string" calcext:value-type="string">
            <text:p>L</text:p>
          </table:table-cell>
          <table:table-cell office:value-type="float" office:value="18.9613055511502" calcext:value-type="float">
            <text:p>18.9613</text:p>
          </table:table-cell>
          <table:table-cell office:value-type="float" office:value="6.69636959866066" calcext:value-type="float">
            <text:p>6.6964</text:p>
          </table:table-cell>
          <table:table-cell office:value-type="float" office:value="0.353159732624764" calcext:value-type="float">
            <text:p>0.3532</text:p>
          </table:table-cell>
          <table:table-cell office:value-type="float" office:value="4.99999240916234" calcext:value-type="float">
            <text:p>5.0000</text:p>
          </table:table-cell>
          <table:table-cell office:value-type="float" office:value="88.289933156191" calcext:value-type="float">
            <text:p>88.2899</text:p>
          </table:table-cell>
          <table:table-cell office:value-type="float" office:value="1.46769753737997" calcext:value-type="float">
            <text:p>1.4677</text:p>
          </table:table-cell>
          <table:table-cell office:value-type="float" office:value="0.897383308967152" calcext:value-type="float">
            <text:p>0.89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2710</text:p>
          </table:table-cell>
          <table:table-cell office:value-type="string" calcext:value-type="string">
            <text:p>CYP706A2</text:p>
          </table:table-cell>
          <table:table-cell office:value-type="string" calcext:value-type="string">
            <text:p>L</text:p>
          </table:table-cell>
          <table:table-cell office:value-type="float" office:value="1.672387199374" calcext:value-type="float">
            <text:p>1.6724</text:p>
          </table:table-cell>
          <table:table-cell office:value-type="float" office:value="0.62093812949844" calcext:value-type="float">
            <text:p>0.6209</text:p>
          </table:table-cell>
          <table:table-cell office:value-type="float" office:value="0.371288496904823" calcext:value-type="float">
            <text:p>0.3713</text:p>
          </table:table-cell>
          <table:table-cell office:value-type="float" office:value="3.41646399892209" calcext:value-type="float">
            <text:p>3.4165</text:p>
          </table:table-cell>
          <table:table-cell office:value-type="float" office:value="92.8221242262059" calcext:value-type="float">
            <text:p>92.8221</text:p>
          </table:table-cell>
          <table:table-cell office:value-type="float" office:value="1.89410230368148" calcext:value-type="float">
            <text:p>1.8941</text:p>
          </table:table-cell>
          <table:table-cell office:value-type="float" office:value="0.860162374958222" calcext:value-type="float">
            <text:p>0.860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36220</text:p>
          </table:table-cell>
          <table:table-cell office:value-type="string" calcext:value-type="string">
            <text:p>L</text:p>
          </table:table-cell>
          <table:table-cell office:value-type="float" office:value="11.4143317052637" calcext:value-type="float">
            <text:p>11.4143</text:p>
          </table:table-cell>
          <table:table-cell office:value-type="float" office:value="4.36410137460452" calcext:value-type="float">
            <text:p>4.3641</text:p>
          </table:table-cell>
          <table:table-cell office:value-type="float" office:value="0.382335250743766" calcext:value-type="float">
            <text:p>0.3823</text:p>
          </table:table-cell>
          <table:table-cell office:value-type="float" office:value="4.97355084611474" calcext:value-type="float">
            <text:p>4.9736</text:p>
          </table:table-cell>
          <table:table-cell office:value-type="float" office:value="95.5838126859415" calcext:value-type="float">
            <text:p>95.5838</text:p>
          </table:table-cell>
          <table:table-cell office:value-type="float" office:value="1.54687840046029" calcext:value-type="float">
            <text:p>1.5469</text:p>
          </table:table-cell>
          <table:table-cell office:value-type="float" office:value="0.958427278750944" calcext:value-type="float">
            <text:p>0.95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5440</text:p>
          </table:table-cell>
          <table:table-cell office:value-type="string" calcext:value-type="string">
            <text:p>PYL5</text:p>
          </table:table-cell>
          <table:table-cell office:value-type="string" calcext:value-type="string">
            <text:p>L</text:p>
          </table:table-cell>
          <table:table-cell office:value-type="float" office:value="47.0324897145817" calcext:value-type="float">
            <text:p>47.0325</text:p>
          </table:table-cell>
          <table:table-cell office:value-type="float" office:value="18.0606385005312" calcext:value-type="float">
            <text:p>18.0606</text:p>
          </table:table-cell>
          <table:table-cell office:value-type="float" office:value="0.384003453998136" calcext:value-type="float">
            <text:p>0.3840</text:p>
          </table:table-cell>
          <table:table-cell office:value-type="float" office:value="4.99999295543194" calcext:value-type="float">
            <text:p>5.0000</text:p>
          </table:table-cell>
          <table:table-cell office:value-type="float" office:value="96.000863499534" calcext:value-type="float">
            <text:p>96.0009</text:p>
          </table:table-cell>
          <table:table-cell office:value-type="float" office:value="1.54597823825827" calcext:value-type="float">
            <text:p>1.5460</text:p>
          </table:table-cell>
          <table:table-cell office:value-type="float" office:value="0.960557565416868" calcext:value-type="float">
            <text:p>0.9606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6070</text:p>
          </table:table-cell>
          <table:table-cell office:value-type="string" calcext:value-type="string">
            <text:p>L</text:p>
          </table:table-cell>
          <table:table-cell office:value-type="float" office:value="7.35738947977228" calcext:value-type="float">
            <text:p>7.3574</text:p>
          </table:table-cell>
          <table:table-cell office:value-type="float" office:value="2.84369100542603" calcext:value-type="float">
            <text:p>2.8437</text:p>
          </table:table-cell>
          <table:table-cell office:value-type="float" office:value="0.38650815119197" calcext:value-type="float">
            <text:p>0.3865</text:p>
          </table:table-cell>
          <table:table-cell office:value-type="float" office:value="4.99999514390342" calcext:value-type="float">
            <text:p>5.0000</text:p>
          </table:table-cell>
          <table:table-cell office:value-type="float" office:value="96.6270377979925" calcext:value-type="float">
            <text:p>96.6270</text:p>
          </table:table-cell>
          <table:table-cell office:value-type="float" office:value="1.55215208209903" calcext:value-type="float">
            <text:p>1.5522</text:p>
          </table:table-cell>
          <table:table-cell office:value-type="float" office:value="0.844520396820914" calcext:value-type="float">
            <text:p>0.844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25400</text:p>
          </table:table-cell>
          <table:table-cell office:value-type="string" calcext:value-type="string">
            <text:p>E</text:p>
          </table:table-cell>
          <table:table-cell office:value-type="float" office:value="2.1824410129194" calcext:value-type="float">
            <text:p>2.1824</text:p>
          </table:table-cell>
          <table:table-cell office:value-type="float" office:value="0.845508028331722" calcext:value-type="float">
            <text:p>0.8455</text:p>
          </table:table-cell>
          <table:table-cell office:value-type="float" office:value="0.387413920159385" calcext:value-type="float">
            <text:p>0.3874</text:p>
          </table:table-cell>
          <table:table-cell office:value-type="float" office:value="1.27669852295994" calcext:value-type="float">
            <text:p>1.2767</text:p>
          </table:table-cell>
          <table:table-cell office:value-type="float" office:value="96.8534800398461" calcext:value-type="float">
            <text:p>96.8535</text:p>
          </table:table-cell>
          <table:table-cell office:value-type="float" office:value="3.10202736789513" calcext:value-type="float">
            <text:p>3.1020</text:p>
          </table:table-cell>
          <table:table-cell office:value-type="float" office:value="0.803158331052733" calcext:value-type="float">
            <text:p>0.803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4G29780</text:p>
          </table:table-cell>
          <table:table-cell office:value-type="string" calcext:value-type="string">
            <text:p>L</text:p>
          </table:table-cell>
          <table:table-cell office:value-type="float" office:value="1.63945731726436" calcext:value-type="float">
            <text:p>1.6395</text:p>
          </table:table-cell>
          <table:table-cell office:value-type="float" office:value="0.665411517995165" calcext:value-type="float">
            <text:p>0.6654</text:p>
          </table:table-cell>
          <table:table-cell office:value-type="float" office:value="0.405873035539277" calcext:value-type="float">
            <text:p>0.4059</text:p>
          </table:table-cell>
          <table:table-cell office:value-type="float" office:value="4.99999643066567" calcext:value-type="float">
            <text:p>5.0000</text:p>
          </table:table-cell>
          <table:table-cell office:value-type="float" office:value="101.468258884819" calcext:value-type="float">
            <text:p>101.4683</text:p>
          </table:table-cell>
          <table:table-cell office:value-type="float" office:value="1.59901618958014" calcext:value-type="float">
            <text:p>1.5990</text:p>
          </table:table-cell>
          <table:table-cell office:value-type="float" office:value="0.862723064859805" calcext:value-type="float">
            <text:p>0.8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8400</text:p>
          </table:table-cell>
          <table:table-cell office:value-type="string" calcext:value-type="string">
            <text:p>EXLA2</text:p>
          </table:table-cell>
          <table:table-cell office:value-type="string" calcext:value-type="string">
            <text:p>L</text:p>
          </table:table-cell>
          <table:table-cell office:value-type="float" office:value="7.90151743101755" calcext:value-type="float">
            <text:p>7.9015</text:p>
          </table:table-cell>
          <table:table-cell office:value-type="float" office:value="3.28038133044422" calcext:value-type="float">
            <text:p>3.2804</text:p>
          </table:table-cell>
          <table:table-cell office:value-type="float" office:value="0.415158399520455" calcext:value-type="float">
            <text:p>0.4152</text:p>
          </table:table-cell>
          <table:table-cell office:value-type="float" office:value="1.34679046500361" calcext:value-type="float">
            <text:p>1.3468</text:p>
          </table:table-cell>
          <table:table-cell office:value-type="float" office:value="103.789599880114" calcext:value-type="float">
            <text:p>103.7896</text:p>
          </table:table-cell>
          <table:table-cell office:value-type="float" office:value="3.12208294134538" calcext:value-type="float">
            <text:p>3.1221</text:p>
          </table:table-cell>
          <table:table-cell office:value-type="float" office:value="0.944509217717223" calcext:value-type="float">
            <text:p>0.94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35930</text:p>
          </table:table-cell>
          <table:table-cell office:value-type="string" calcext:value-type="string">
            <text:p>PUB23</text:p>
          </table:table-cell>
          <table:table-cell office:value-type="string" calcext:value-type="string">
            <text:p>L</text:p>
          </table:table-cell>
          <table:table-cell office:value-type="float" office:value="2.81908302885479" calcext:value-type="float">
            <text:p>2.8191</text:p>
          </table:table-cell>
          <table:table-cell office:value-type="float" office:value="1.20406896499597" calcext:value-type="float">
            <text:p>1.2041</text:p>
          </table:table-cell>
          <table:table-cell office:value-type="float" office:value="0.427113693591743" calcext:value-type="float">
            <text:p>0.4271</text:p>
          </table:table-cell>
          <table:table-cell office:value-type="float" office:value="4.99999588446384" calcext:value-type="float">
            <text:p>5.0000</text:p>
          </table:table-cell>
          <table:table-cell office:value-type="float" office:value="106.778423397936" calcext:value-type="float">
            <text:p>106.7784</text:p>
          </table:table-cell>
          <table:table-cell office:value-type="float" office:value="1.64872783124774" calcext:value-type="float">
            <text:p>1.6487</text:p>
          </table:table-cell>
          <table:table-cell office:value-type="float" office:value="0.832905255811411" calcext:value-type="float">
            <text:p>0.83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60530</text:p>
          </table:table-cell>
          <table:table-cell office:value-type="string" calcext:value-type="string">
            <text:p>GATA4</text:p>
          </table:table-cell>
          <table:table-cell office:value-type="string" calcext:value-type="string">
            <text:p>L</text:p>
          </table:table-cell>
          <table:table-cell office:value-type="float" office:value="61.2884652756403" calcext:value-type="float">
            <text:p>61.2885</text:p>
          </table:table-cell>
          <table:table-cell office:value-type="float" office:value="26.388154992644" calcext:value-type="float">
            <text:p>26.3882</text:p>
          </table:table-cell>
          <table:table-cell office:value-type="float" office:value="0.430556628787573" calcext:value-type="float">
            <text:p>0.4306</text:p>
          </table:table-cell>
          <table:table-cell office:value-type="float" office:value="4.99999594751353" calcext:value-type="float">
            <text:p>5.0000</text:p>
          </table:table-cell>
          <table:table-cell office:value-type="float" office:value="107.639157196893" calcext:value-type="float">
            <text:p>107.6392</text:p>
          </table:table-cell>
          <table:table-cell office:value-type="float" office:value="1.65662673979607" calcext:value-type="float">
            <text:p>1.6566</text:p>
          </table:table-cell>
          <table:table-cell office:value-type="float" office:value="0.920305482483461" calcext:value-type="float">
            <text:p>0.9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30040</text:p>
          </table:table-cell>
          <table:table-cell office:value-type="string" calcext:value-type="string">
            <text:p>MAPKKK14</text:p>
          </table:table-cell>
          <table:table-cell office:value-type="string" calcext:value-type="string">
            <text:p>E</text:p>
          </table:table-cell>
          <table:table-cell office:value-type="float" office:value="5.84871768286213" calcext:value-type="float">
            <text:p>5.8487</text:p>
          </table:table-cell>
          <table:table-cell office:value-type="float" office:value="2.53720300720398" calcext:value-type="float">
            <text:p>2.5372</text:p>
          </table:table-cell>
          <table:table-cell office:value-type="float" office:value="0.433805005606353" calcext:value-type="float">
            <text:p>0.4338</text:p>
          </table:table-cell>
          <table:table-cell office:value-type="float" office:value="1.36570977664295" calcext:value-type="float">
            <text:p>1.3657</text:p>
          </table:table-cell>
          <table:table-cell office:value-type="float" office:value="108.451251401588" calcext:value-type="float">
            <text:p>108.4513</text:p>
          </table:table-cell>
          <table:table-cell office:value-type="float" office:value="3.16043901006467" calcext:value-type="float">
            <text:p>3.1604</text:p>
          </table:table-cell>
          <table:table-cell office:value-type="float" office:value="0.890928975020346" calcext:value-type="float">
            <text:p>0.89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8500</text:p>
          </table:table-cell>
          <table:table-cell office:value-type="string" calcext:value-type="string">
            <text:p>LBD11</text:p>
          </table:table-cell>
          <table:table-cell office:value-type="string" calcext:value-type="string">
            <text:p>L</text:p>
          </table:table-cell>
          <table:table-cell office:value-type="float" office:value="2.07714210312748" calcext:value-type="float">
            <text:p>2.0771</text:p>
          </table:table-cell>
          <table:table-cell office:value-type="float" office:value="0.915314402393514" calcext:value-type="float">
            <text:p>0.9153</text:p>
          </table:table-cell>
          <table:table-cell office:value-type="float" office:value="0.440660463728194" calcext:value-type="float">
            <text:p>0.4407</text:p>
          </table:table-cell>
          <table:table-cell office:value-type="float" office:value="4.71313597987124" calcext:value-type="float">
            <text:p>4.7131</text:p>
          </table:table-cell>
          <table:table-cell office:value-type="float" office:value="110.165115932049" calcext:value-type="float">
            <text:p>110.1651</text:p>
          </table:table-cell>
          <table:table-cell office:value-type="float" office:value="1.73872713652711" calcext:value-type="float">
            <text:p>1.7387</text:p>
          </table:table-cell>
          <table:table-cell office:value-type="float" office:value="0.854878750362849" calcext:value-type="float">
            <text:p>0.85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3G15210</text:p>
          </table:table-cell>
          <table:table-cell office:value-type="string" calcext:value-type="string">
            <text:p>ERF4</text:p>
          </table:table-cell>
          <table:table-cell office:value-type="string" calcext:value-type="string">
            <text:p>E</text:p>
          </table:table-cell>
          <table:table-cell office:value-type="float" office:value="20.1509889908557" calcext:value-type="float">
            <text:p>20.1510</text:p>
          </table:table-cell>
          <table:table-cell office:value-type="float" office:value="9.42190624575308" calcext:value-type="float">
            <text:p>9.4219</text:p>
          </table:table-cell>
          <table:table-cell office:value-type="float" office:value="0.467565450511072" calcext:value-type="float">
            <text:p>0.4676</text:p>
          </table:table-cell>
          <table:table-cell office:value-type="float" office:value="1.79454337420556" calcext:value-type="float">
            <text:p>1.7945</text:p>
          </table:table-cell>
          <table:table-cell office:value-type="float" office:value="116.891362627768" calcext:value-type="float">
            <text:p>116.8914</text:p>
          </table:table-cell>
          <table:table-cell office:value-type="float" office:value="2.90952555669197" calcext:value-type="float">
            <text:p>2.9095</text:p>
          </table:table-cell>
          <table:table-cell office:value-type="float" office:value="0.981991887218081" calcext:value-type="float">
            <text:p>0.98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1840</text:p>
          </table:table-cell>
          <table:table-cell office:value-type="string" calcext:value-type="string">
            <text:p>MSRB8</text:p>
          </table:table-cell>
          <table:table-cell office:value-type="string" calcext:value-type="string">
            <text:p>E</text:p>
          </table:table-cell>
          <table:table-cell office:value-type="float" office:value="2.70445587708099" calcext:value-type="float">
            <text:p>2.7045</text:p>
          </table:table-cell>
          <table:table-cell office:value-type="float" office:value="1.29818344862792" calcext:value-type="float">
            <text:p>1.2982</text:p>
          </table:table-cell>
          <table:table-cell office:value-type="float" office:value="0.480016501518634" calcext:value-type="float">
            <text:p>0.4800</text:p>
          </table:table-cell>
          <table:table-cell office:value-type="float" office:value="1.1606555686807" calcext:value-type="float">
            <text:p>1.1607</text:p>
          </table:table-cell>
          <table:table-cell office:value-type="float" office:value="120.004125379658" calcext:value-type="float">
            <text:p>120.0041</text:p>
          </table:table-cell>
          <table:table-cell office:value-type="float" office:value="3.50326476530264" calcext:value-type="float">
            <text:p>3.5033</text:p>
          </table:table-cell>
          <table:table-cell office:value-type="float" office:value="0.952692064436721" calcext:value-type="float">
            <text:p>0.952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6150</text:p>
          </table:table-cell>
          <table:table-cell office:value-type="string" calcext:value-type="string">
            <text:p>L</text:p>
          </table:table-cell>
          <table:table-cell office:value-type="float" office:value="6.04585694922105" calcext:value-type="float">
            <text:p>6.0459</text:p>
          </table:table-cell>
          <table:table-cell office:value-type="float" office:value="2.91727829064183" calcext:value-type="float">
            <text:p>2.9173</text:p>
          </table:table-cell>
          <table:table-cell office:value-type="float" office:value="0.482525192895557" calcext:value-type="float">
            <text:p>0.4825</text:p>
          </table:table-cell>
          <table:table-cell office:value-type="float" office:value="4.99998725186235" calcext:value-type="float">
            <text:p>5.0000</text:p>
          </table:table-cell>
          <table:table-cell office:value-type="float" office:value="120.631298223889" calcext:value-type="float">
            <text:p>120.6313</text:p>
          </table:table-cell>
          <table:table-cell office:value-type="float" office:value="1.77088489925067" calcext:value-type="float">
            <text:p>1.7709</text:p>
          </table:table-cell>
          <table:table-cell office:value-type="float" office:value="0.947815215574559" calcext:value-type="float">
            <text:p>0.94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2400</text:p>
          </table:table-cell>
          <table:table-cell office:value-type="string" calcext:value-type="string">
            <text:p>GA2OX6</text:p>
          </table:table-cell>
          <table:table-cell office:value-type="string" calcext:value-type="string">
            <text:p>L</text:p>
          </table:table-cell>
          <table:table-cell office:value-type="float" office:value="1.40558719303437" calcext:value-type="float">
            <text:p>1.4056</text:p>
          </table:table-cell>
          <table:table-cell office:value-type="float" office:value="0.702656654638156" calcext:value-type="float">
            <text:p>0.7027</text:p>
          </table:table-cell>
          <table:table-cell office:value-type="float" office:value="0.499902573188127" calcext:value-type="float">
            <text:p>0.4999</text:p>
          </table:table-cell>
          <table:table-cell office:value-type="float" office:value="1.2967541061241" calcext:value-type="float">
            <text:p>1.2968</text:p>
          </table:table-cell>
          <table:table-cell office:value-type="float" office:value="124.975643297032" calcext:value-type="float">
            <text:p>124.9756</text:p>
          </table:table-cell>
          <table:table-cell office:value-type="float" office:value="3.41109733319844" calcext:value-type="float">
            <text:p>3.4111</text:p>
          </table:table-cell>
          <table:table-cell office:value-type="float" office:value="0.820526018367854" calcext:value-type="float">
            <text:p>0.8205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78070</text:p>
          </table:table-cell>
          <table:table-cell office:value-type="string" calcext:value-type="string">
            <text:p>L</text:p>
          </table:table-cell>
          <table:table-cell office:value-type="float" office:value="10.4622528702894" calcext:value-type="float">
            <text:p>10.4623</text:p>
          </table:table-cell>
          <table:table-cell office:value-type="float" office:value="5.88403936675667" calcext:value-type="float">
            <text:p>5.8840</text:p>
          </table:table-cell>
          <table:table-cell office:value-type="float" office:value="0.562406533249267" calcext:value-type="float">
            <text:p>0.5624</text:p>
          </table:table-cell>
          <table:table-cell office:value-type="float" office:value="3.39108561987913" calcext:value-type="float">
            <text:p>3.3911</text:p>
          </table:table-cell>
          <table:table-cell office:value-type="float" office:value="140.601633312317" calcext:value-type="float">
            <text:p>140.6016</text:p>
          </table:table-cell>
          <table:table-cell office:value-type="float" office:value="2.36351117509443" calcext:value-type="float">
            <text:p>2.3635</text:p>
          </table:table-cell>
          <table:table-cell office:value-type="float" office:value="0.828885228403427" calcext:value-type="float">
            <text:p>0.8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2G28930</text:p>
          </table:table-cell>
          <table:table-cell office:value-type="string" calcext:value-type="string">
            <text:p>APK1B</text:p>
          </table:table-cell>
          <table:table-cell office:value-type="string" calcext:value-type="string">
            <text:p>L</text:p>
          </table:table-cell>
          <table:table-cell office:value-type="float" office:value="8.253113305248" calcext:value-type="float">
            <text:p>8.2531</text:p>
          </table:table-cell>
          <table:table-cell office:value-type="float" office:value="4.67125724978421" calcext:value-type="float">
            <text:p>4.6713</text:p>
          </table:table-cell>
          <table:table-cell office:value-type="float" office:value="0.565999408588495" calcext:value-type="float">
            <text:p>0.5660</text:p>
          </table:table-cell>
          <table:table-cell office:value-type="float" office:value="4.99999554698009" calcext:value-type="float">
            <text:p>5.0000</text:p>
          </table:table-cell>
          <table:table-cell office:value-type="float" office:value="141.499852147124" calcext:value-type="float">
            <text:p>141.4999</text:p>
          </table:table-cell>
          <table:table-cell office:value-type="float" office:value="1.9373442276722" calcext:value-type="float">
            <text:p>1.9373</text:p>
          </table:table-cell>
          <table:table-cell office:value-type="float" office:value="0.970675478663751" calcext:value-type="float">
            <text:p>0.970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2G25460</text:p>
          </table:table-cell>
          <table:table-cell office:value-type="string" calcext:value-type="string">
            <text:p>E</text:p>
          </table:table-cell>
          <table:table-cell office:value-type="float" office:value="0.80669788096161" calcext:value-type="float">
            <text:p>0.8067</text:p>
          </table:table-cell>
          <table:table-cell office:value-type="float" office:value="0.494033637404723" calcext:value-type="float">
            <text:p>0.4940</text:p>
          </table:table-cell>
          <table:table-cell office:value-type="float" office:value="0.612414695841049" calcext:value-type="float">
            <text:p>0.6124</text:p>
          </table:table-cell>
          <table:table-cell office:value-type="float" office:value="1.94107158031483" calcext:value-type="float">
            <text:p>1.9411</text:p>
          </table:table-cell>
          <table:table-cell office:value-type="float" office:value="153.103673960262" calcext:value-type="float">
            <text:p>153.1037</text:p>
          </table:table-cell>
          <table:table-cell office:value-type="float" office:value="3.15179147895345" calcext:value-type="float">
            <text:p>3.1518</text:p>
          </table:table-cell>
          <table:table-cell office:value-type="float" office:value="0.903690078427219" calcext:value-type="float">
            <text:p>0.90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17490</text:p>
          </table:table-cell>
          <table:table-cell office:value-type="string" calcext:value-type="string">
            <text:p>RGL3</text:p>
          </table:table-cell>
          <table:table-cell office:value-type="string" calcext:value-type="string">
            <text:p>L</text:p>
          </table:table-cell>
          <table:table-cell office:value-type="float" office:value="0.767041214540983" calcext:value-type="float">
            <text:p>0.7670</text:p>
          </table:table-cell>
          <table:table-cell office:value-type="float" office:value="0.547867521137912" calcext:value-type="float">
            <text:p>0.5479</text:p>
          </table:table-cell>
          <table:table-cell office:value-type="float" office:value="0.714260864673054" calcext:value-type="float">
            <text:p>0.7143</text:p>
          </table:table-cell>
          <table:table-cell office:value-type="float" office:value="3.53178868952224" calcext:value-type="float">
            <text:p>3.5318</text:p>
          </table:table-cell>
          <table:table-cell office:value-type="float" office:value="178.565216168264" calcext:value-type="float">
            <text:p>178.5652</text:p>
          </table:table-cell>
          <table:table-cell office:value-type="float" office:value="2.59835158015811" calcext:value-type="float">
            <text:p>2.5984</text:p>
          </table:table-cell>
          <table:table-cell office:value-type="float" office:value="0.948081910610249" calcext:value-type="float">
            <text:p>0.94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53170</text:p>
          </table:table-cell>
          <table:table-cell office:value-type="string" calcext:value-type="string">
            <text:p>ERF8</text:p>
          </table:table-cell>
          <table:table-cell office:value-type="string" calcext:value-type="string">
            <text:p>L</text:p>
          </table:table-cell>
          <table:table-cell office:value-type="float" office:value="16.8758088607509" calcext:value-type="float">
            <text:p>16.8758</text:p>
          </table:table-cell>
          <table:table-cell office:value-type="float" office:value="13.1274374386933" calcext:value-type="float">
            <text:p>13.1274</text:p>
          </table:table-cell>
          <table:table-cell office:value-type="float" office:value="0.777884932628298" calcext:value-type="float">
            <text:p>0.7779</text:p>
          </table:table-cell>
          <table:table-cell office:value-type="float" office:value="4.99999832060712" calcext:value-type="float">
            <text:p>5.0000</text:p>
          </table:table-cell>
          <table:table-cell office:value-type="float" office:value="194.471233157075" calcext:value-type="float">
            <text:p>194.4712</text:p>
          </table:table-cell>
          <table:table-cell office:value-type="float" office:value="2.28966509921766" calcext:value-type="float">
            <text:p>2.2897</text:p>
          </table:table-cell>
          <table:table-cell office:value-type="float" office:value="0.927174898809452" calcext:value-type="float">
            <text:p>0.92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2800</text:p>
          </table:table-cell>
          <table:table-cell office:value-type="string" calcext:value-type="string">
            <text:p>ERF043</text:p>
          </table:table-cell>
          <table:table-cell office:value-type="string" calcext:value-type="string">
            <text:p>L</text:p>
          </table:table-cell>
          <table:table-cell office:value-type="float" office:value="2.20113127931012" calcext:value-type="float">
            <text:p>2.2011</text:p>
          </table:table-cell>
          <table:table-cell office:value-type="float" office:value="1.74774238044477" calcext:value-type="float">
            <text:p>1.7477</text:p>
          </table:table-cell>
          <table:table-cell office:value-type="float" office:value="0.794020055447374" calcext:value-type="float">
            <text:p>0.7940</text:p>
          </table:table-cell>
          <table:table-cell office:value-type="float" office:value="4.50621162005136" calcext:value-type="float">
            <text:p>4.5062</text:p>
          </table:table-cell>
          <table:table-cell office:value-type="float" office:value="198.505013861844" calcext:value-type="float">
            <text:p>198.5050</text:p>
          </table:table-cell>
          <table:table-cell office:value-type="float" office:value="2.43433247949591" calcext:value-type="float">
            <text:p>2.4343</text:p>
          </table:table-cell>
          <table:table-cell office:value-type="float" office:value="0.937232709624994" calcext:value-type="float">
            <text:p>0.937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5G65300</text:p>
          </table:table-cell>
          <table:table-cell office:value-type="string" calcext:value-type="string">
            <text:p>L</text:p>
          </table:table-cell>
          <table:table-cell office:value-type="float" office:value="3.53892824682467" calcext:value-type="float">
            <text:p>3.5389</text:p>
          </table:table-cell>
          <table:table-cell office:value-type="float" office:value="2.88431110968844" calcext:value-type="float">
            <text:p>2.8843</text:p>
          </table:table-cell>
          <table:table-cell office:value-type="float" office:value="0.815023902300481" calcext:value-type="float">
            <text:p>0.8150</text:p>
          </table:table-cell>
          <table:table-cell office:value-type="float" office:value="4.00599039922717" calcext:value-type="float">
            <text:p>4.0060</text:p>
          </table:table-cell>
          <table:table-cell office:value-type="float" office:value="203.75597557512" calcext:value-type="float">
            <text:p>203.7560</text:p>
          </table:table-cell>
          <table:table-cell office:value-type="float" office:value="2.60556122209575" calcext:value-type="float">
            <text:p>2.6056</text:p>
          </table:table-cell>
          <table:table-cell office:value-type="float" office:value="0.914301084648169" calcext:value-type="float">
            <text:p>0.914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1G68500</text:p>
          </table:table-cell>
          <table:table-cell office:value-type="string" calcext:value-type="string">
            <text:p>L</text:p>
          </table:table-cell>
          <table:table-cell office:value-type="float" office:value="9.76455923541105" calcext:value-type="float">
            <text:p>9.7646</text:p>
          </table:table-cell>
          <table:table-cell office:value-type="float" office:value="9.26880909212779" calcext:value-type="float">
            <text:p>9.2688</text:p>
          </table:table-cell>
          <table:table-cell office:value-type="float" office:value="0.9492296445409" calcext:value-type="float">
            <text:p>0.9492</text:p>
          </table:table-cell>
          <table:table-cell office:value-type="float" office:value="4.99999464235484" calcext:value-type="float">
            <text:p>5.0000</text:p>
          </table:table-cell>
          <table:table-cell office:value-type="float" office:value="237.307411135225" calcext:value-type="float">
            <text:p>237.3074</text:p>
          </table:table-cell>
          <table:table-cell office:value-type="float" office:value="2.52259648473248" calcext:value-type="float">
            <text:p>2.5226</text:p>
          </table:table-cell>
          <table:table-cell office:value-type="float" office:value="0.974680416925684" calcext:value-type="float">
            <text:p>0.974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T3G03030</text:p>
          </table:table-cell>
          <table:table-cell office:value-type="string" calcext:value-type="string">
            <text:p>L</text:p>
          </table:table-cell>
          <table:table-cell office:value-type="float" office:value="1.19412888400422" calcext:value-type="float">
            <text:p>1.1941</text:p>
          </table:table-cell>
          <table:table-cell office:value-type="float" office:value="1.15476848666253" calcext:value-type="float">
            <text:p>1.1548</text:p>
          </table:table-cell>
          <table:table-cell office:value-type="float" office:value="0.967038401073" calcext:value-type="float">
            <text:p>0.9670</text:p>
          </table:table-cell>
          <table:table-cell office:value-type="float" office:value="4.99999853411485" calcext:value-type="float">
            <text:p>5.0000</text:p>
          </table:table-cell>
          <table:table-cell office:value-type="float" office:value="241.75960026825" calcext:value-type="float">
            <text:p>241.7596</text:p>
          </table:table-cell>
          <table:table-cell office:value-type="float" office:value="2.5447804786714" calcext:value-type="float">
            <text:p>2.5448</text:p>
          </table:table-cell>
          <table:table-cell office:value-type="float" office:value="0.91217521421311" calcext:value-type="float">
            <text:p>0.9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08040</text:p>
          </table:table-cell>
          <table:table-cell office:value-type="string" calcext:value-type="string">
            <text:p>ACS11</text:p>
          </table:table-cell>
          <table:table-cell office:value-type="string" calcext:value-type="string">
            <text:p>L</text:p>
          </table:table-cell>
          <table:table-cell office:value-type="float" office:value="0.248735878929589" calcext:value-type="float">
            <text:p>0.2487</text:p>
          </table:table-cell>
          <table:table-cell office:value-type="float" office:value="0.27884946095317" calcext:value-type="float">
            <text:p>0.2788</text:p>
          </table:table-cell>
          <table:table-cell office:value-type="float" office:value="1.12106649894327" calcext:value-type="float">
            <text:p>1.1211</text:p>
          </table:table-cell>
          <table:table-cell office:value-type="float" office:value="2.50817352110841" calcext:value-type="float">
            <text:p>2.5082</text:p>
          </table:table-cell>
          <table:table-cell office:value-type="float" office:value="280.266624735817" calcext:value-type="float">
            <text:p>280.2666</text:p>
          </table:table-cell>
          <table:table-cell office:value-type="float" office:value="3.60574703075284" calcext:value-type="float">
            <text:p>3.6057</text:p>
          </table:table-cell>
          <table:table-cell office:value-type="float" office:value="0.906788047638829" calcext:value-type="float">
            <text:p>0.90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31800</text:p>
          </table:table-cell>
          <table:table-cell office:value-type="string" calcext:value-type="string">
            <text:p>WRKY18</text:p>
          </table:table-cell>
          <table:table-cell office:value-type="string" calcext:value-type="string">
            <text:p>E</text:p>
          </table:table-cell>
          <table:table-cell office:value-type="float" office:value="4.72059019002541" calcext:value-type="float">
            <text:p>4.7206</text:p>
          </table:table-cell>
          <table:table-cell office:value-type="float" office:value="6.04004391463297" calcext:value-type="float">
            <text:p>6.0400</text:p>
          </table:table-cell>
          <table:table-cell office:value-type="float" office:value="1.27951033059289" calcext:value-type="float">
            <text:p>1.2795</text:p>
          </table:table-cell>
          <table:table-cell office:value-type="float" office:value="1.39301794562581" calcext:value-type="float">
            <text:p>1.3930</text:p>
          </table:table-cell>
          <table:table-cell office:value-type="float" office:value="319.877582648223" calcext:value-type="float">
            <text:p>319.8776</text:p>
          </table:table-cell>
          <table:table-cell office:value-type="float" office:value="4.58273175362699" calcext:value-type="float">
            <text:p>4.5827</text:p>
          </table:table-cell>
          <table:table-cell office:value-type="float" office:value="0.926028633703865" calcext:value-type="float">
            <text:p>0.92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5G05190</text:p>
          </table:table-cell>
          <table:table-cell office:value-type="string" calcext:value-type="string">
            <text:p>Y-1</text:p>
          </table:table-cell>
          <table:table-cell office:value-type="string" calcext:value-type="string">
            <text:p>L</text:p>
          </table:table-cell>
          <table:table-cell office:value-type="float" office:value="0.152" calcext:value-type="float">
            <text:p>0.1520</text:p>
          </table:table-cell>
          <table:table-cell office:value-type="float" office:value="0.576" calcext:value-type="float">
            <text:p>0.5760</text:p>
          </table:table-cell>
          <table:table-cell office:value-type="float" office:value="3.8" calcext:value-type="float">
            <text:p>3.8000</text:p>
          </table:table-cell>
          <table:table-cell office:value-type="float" office:value="4.99999202100783" calcext:value-type="float">
            <text:p>5.0000</text:p>
          </table:table-cell>
          <table:table-cell office:value-type="float" office:value="1940.13726917937" calcext:value-type="float">
            <text:p>1940.1373</text:p>
          </table:table-cell>
          <table:table-cell office:value-type="float" office:value="5.31479828299897" calcext:value-type="float">
            <text:p>5.3148</text:p>
          </table:table-cell>
          <table:table-cell office:value-type="float" office:value="0.935056852951547" calcext:value-type="float">
            <text:p>0.93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4G22620</text:p>
          </table:table-cell>
          <table:table-cell office:value-type="string" calcext:value-type="string">
            <text:p>SAUR34</text:p>
          </table:table-cell>
          <table:table-cell office:value-type="string" calcext:value-type="string">
            <text:p>L</text:p>
          </table:table-cell>
          <table:table-cell office:value-type="float" office:value="0.11" calcext:value-type="float">
            <text:p>0.1100</text:p>
          </table:table-cell>
          <table:table-cell office:value-type="float" office:value="0.496" calcext:value-type="float">
            <text:p>0.4960</text:p>
          </table:table-cell>
          <table:table-cell office:value-type="float" office:value="4.51" calcext:value-type="float">
            <text:p>4.5100</text:p>
          </table:table-cell>
          <table:table-cell office:value-type="float" office:value="1.752" calcext:value-type="float">
            <text:p>1.7520</text:p>
          </table:table-cell>
          <table:table-cell office:value-type="float" office:value="1130" calcext:value-type="float">
            <text:p>1130.0000</text:p>
          </table:table-cell>
          <table:table-cell office:value-type="float" office:value="6.03" calcext:value-type="float">
            <text:p>6.0300</text:p>
          </table:table-cell>
          <table:table-cell office:value-type="float" office:value="0.9679" calcext:value-type="float">
            <text:p>0.96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1G09950</text:p>
          </table:table-cell>
          <table:table-cell office:value-type="string" calcext:value-type="string">
            <text:p>RAS1</text:p>
          </table:table-cell>
          <table:table-cell office:value-type="string" calcext:value-type="string">
            <text:p>L</text:p>
          </table:table-cell>
          <table:table-cell office:value-type="float" office:value="1.27829693502543" calcext:value-type="float">
            <text:p>1.2783</text:p>
          </table:table-cell>
          <table:table-cell office:value-type="float" office:value="8.23773388454421" calcext:value-type="float">
            <text:p>8.2377</text:p>
          </table:table-cell>
          <table:table-cell office:value-type="float" office:value="6.4443038693356" calcext:value-type="float">
            <text:p>6.4443</text:p>
          </table:table-cell>
          <table:table-cell office:value-type="float" office:value="3.56243145519549" calcext:value-type="float">
            <text:p>3.5624</text:p>
          </table:table-cell>
          <table:table-cell office:value-type="float" office:value="1611.0759673339" calcext:value-type="float">
            <text:p>1611.0760</text:p>
          </table:table-cell>
          <table:table-cell office:value-type="float" office:value="5.53057192637293" calcext:value-type="float">
            <text:p>5.5306</text:p>
          </table:table-cell>
          <table:table-cell office:value-type="float" office:value="0.902240593627282" calcext:value-type="float">
            <text:p>0.9022</text:p>
          </table:table-cell>
          <table:table-cell table:number-columns-repeated="1014"/>
        </table:table-row>
        <table:table-row table:style-name="ro1" table:number-rows-repeated="10481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fits.as2'.A1:'fits.as2'.J1048576">
          <table:sort>
            <table:sort-by table:field-number="5" table:data-type="automatic"/>
          </table:sort>
        </table:database-range>
        <table:database-range table:name="__Anonymous_Sheet_DB__1" table:target-range-address="'fits.kan'.A1:'fits.kan'.J1048576">
          <table:sort>
            <table:sort-by table:field-number="5" table:data-type="automatic"/>
          </table:sort>
        </table:database-range>
        <table:database-range table:name="__Anonymous_Sheet_DB__2" table:target-range-address="'fits.rev'.A1:'fits.rev'.J1048576">
          <table:sort>
            <table:sort-by table:field-number="5" table:data-type="automatic"/>
          </table:sort>
        </table:database-range>
        <table:database-range table:name="__Anonymous_Sheet_DB__3" table:target-range-address="'fits.stm'.A1:'fits.stm'.J1048576">
          <table:sort>
            <table:sort-by table:field-number="5" table:data-type="automatic"/>
          </table:sort>
        </table:database-range>
        <table:database-range table:name="__Anonymous_Sheet_DB__4" table:target-range-address="'fits.tiny'.A1:'fits.tiny'.J1048576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4" loext:min-decimal-places="4" number:min-integer-digits="1"/>
    </number:number-style>
    <number:number-style style:name="N122P0" style:volatile="true">
      <number:number number:decimal-places="4" loext:min-decimal-places="4" number:min-integer-digits="1"/>
    </number:number-style>
    <number:number-style style:name="N122">
      <style:text-properties fo:color="#ff0000"/>
      <number:text>-</number:text>
      <number:number number:decimal-places="4" loext:min-decimal-places="4" number:min-integer-digits="1"/>
      <style:map style:condition="value()&gt;=0" style:apply-style-name="N122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4T13:42:00.192056185</dc:date>
    <meta:editing-duration>PT30M40S</meta:editing-duration>
    <meta:editing-cycles>10</meta:editing-cycles>
    <meta:generator>LibreOffice/5.1.6.2$Linux_X86_64 LibreOffice_project/10m0$Build-2</meta:generator>
    <meta:document-statistic meta:table-count="5" meta:cell-count="11780" meta:object-count="0"/>
  </office:meta>
</office:document-meta>
</file>